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Microsoft Sans Serif" svg:font-family="Microsoft Sans Serif" style:font-family-generic="swiss" style:font-pitch="variable" svg:panose-1="2 11 6 4 2 2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office:font-face-decls>
  <office:automatic-styles>
    <style:style style:name="P1" style:parent-style-name="Normalny" style:master-page-name="MP0" style:family="paragraph">
      <style:paragraph-properties fo:text-align="justify" fo:line-height="150%"/>
    </style:style>
    <style:style style:name="P2" style:parent-style-name="Normalny" style:family="paragraph">
      <style:paragraph-properties fo:text-align="justify" fo:line-height="150%"/>
    </style:style>
    <style:style style:name="P3" style:parent-style-name="Normalny" style:family="paragraph">
      <style:paragraph-properties fo:text-align="justify" fo:line-height="150%"/>
    </style:style>
    <style:style style:name="P4" style:parent-style-name="Normalny" style:family="paragraph">
      <style:paragraph-properties fo:text-align="justify" fo:line-height="150%"/>
    </style:style>
    <style:style style:name="P5" style:parent-style-name="Normalny" style:family="paragraph">
      <style:paragraph-properties fo:text-align="justify" fo:line-height="150%"/>
    </style:style>
    <style:style style:name="P6" style:parent-style-name="Normalny" style:family="paragraph">
      <style:paragraph-properties fo:text-align="justify" fo:line-height="150%"/>
    </style:style>
    <style:style style:name="P7" style:parent-style-name="Normalny" style:family="paragraph">
      <style:paragraph-properties fo:text-align="justify" fo:line-height="150%"/>
    </style:style>
    <style:style style:name="P8" style:parent-style-name="Normalny" style:family="paragraph">
      <style:paragraph-properties fo:text-align="justify" fo:line-height="150%"/>
    </style:style>
    <style:style style:name="T9" style:parent-style-name="Domyślnaczcionkaakapitu" style:family="text">
      <style:text-properties fo:background-color="#80FFFF"/>
    </style:style>
    <style:style style:name="T10" style:parent-style-name="Domyślnaczcionkaakapitu" style:family="text">
      <style:text-properties fo:background-color="#80FFFF"/>
    </style:style>
    <style:style style:name="T11" style:parent-style-name="Domyślnaczcionkaakapitu" style:family="text">
      <style:text-properties fo:background-color="#80FFFF"/>
    </style:style>
    <style:style style:name="T12" style:parent-style-name="Domyślnaczcionkaakapitu" style:family="text">
      <style:text-properties fo:background-color="#80FFFF"/>
    </style:style>
    <style:style style:name="T13" style:parent-style-name="Domyślnaczcionkaakapitu" style:family="text">
      <style:text-properties fo:background-color="#80FFFF"/>
    </style:style>
    <style:style style:name="T14" style:parent-style-name="Domyślnaczcionkaakapitu" style:family="text">
      <style:text-properties fo:background-color="#80FFFF"/>
    </style:style>
    <style:style style:name="T15" style:parent-style-name="Domyślnaczcionkaakapitu" style:family="text">
      <style:text-properties fo:background-color="#80FFFF"/>
    </style:style>
    <style:style style:name="P16" style:parent-style-name="Normalny" style:family="paragraph">
      <style:paragraph-properties fo:text-align="justify" fo:line-height="150%"/>
    </style:style>
    <style:style style:name="T17" style:parent-style-name="Domyślnaczcionkaakapitu" style:family="text">
      <style:text-properties style:text-underline-type="single" style:text-underline-style="solid" style:text-underline-width="auto" style:text-underline-mode="continuous"/>
    </style:style>
    <style:style style:name="P18" style:parent-style-name="Normalny" style:family="paragraph">
      <style:paragraph-properties fo:text-align="justify" fo:line-height="150%"/>
    </style:style>
    <style:style style:name="T19" style:parent-style-name="Domyślnaczcionkaakapitu" style:family="text">
      <style:text-properties style:text-underline-type="single" style:text-underline-style="solid" style:text-underline-width="auto" style:text-underline-mode="continuous"/>
    </style:style>
    <style:style style:name="T20" style:parent-style-name="Domyślnaczcionkaakapitu" style:family="text">
      <style:text-properties fo:background-color="#80FFFF" style:text-underline-type="single" style:text-underline-style="solid" style:text-underline-width="auto" style:text-underline-mode="continuous"/>
    </style:style>
    <style:style style:name="T21" style:parent-style-name="Domyślnaczcionkaakapitu" style:family="text">
      <style:text-properties style:text-underline-type="single" style:text-underline-style="solid" style:text-underline-width="auto" style:text-underline-mode="continuous"/>
    </style:style>
    <style:style style:name="T22" style:parent-style-name="Domyślnaczcionkaakapitu" style:family="text">
      <style:text-properties fo:background-color="#80FFFF" style:text-underline-type="single" style:text-underline-style="solid" style:text-underline-width="auto" style:text-underline-mode="continuous"/>
    </style:style>
    <style:style style:name="P23" style:parent-style-name="Normalny" style:family="paragraph">
      <style:paragraph-properties fo:text-align="justify" fo:line-height="150%" fo:text-indent="0.2479in"/>
    </style:style>
    <style:style style:name="P24" style:parent-style-name="Normalny" style:family="paragraph">
      <style:paragraph-properties fo:text-align="justify" fo:line-height="150%" fo:text-indent="0.2479in"/>
    </style:style>
    <style:style style:name="T25" style:parent-style-name="Domyślnaczcionkaakapitu" style:family="text">
      <style:text-properties fo:background-color="#80FFFF"/>
    </style:style>
    <style:style style:name="P26" style:parent-style-name="Normalny" style:family="paragraph">
      <style:paragraph-properties fo:text-align="justify" fo:line-height="150%" fo:text-indent="0.2479in"/>
    </style:style>
    <style:style style:name="T27" style:parent-style-name="Domyślnaczcionkaakapitu" style:family="text">
      <style:text-properties fo:background-color="#80FFFF"/>
    </style:style>
    <style:style style:name="T28" style:parent-style-name="Domyślnaczcionkaakapitu" style:family="text">
      <style:text-properties fo:background-color="#80FFFF"/>
    </style:style>
    <style:style style:name="T29" style:parent-style-name="Domyślnaczcionkaakapitu" style:family="text">
      <style:text-properties fo:background-color="#80FFFF"/>
    </style:style>
    <style:style style:name="T30" style:parent-style-name="Domyślnaczcionkaakapitu" style:family="text">
      <style:text-properties fo:background-color="#80FFFF"/>
    </style:style>
    <style:style style:name="T31" style:parent-style-name="Domyślnaczcionkaakapitu" style:family="text">
      <style:text-properties fo:background-color="#80FFFF"/>
    </style:style>
    <style:style style:name="P32" style:parent-style-name="Normalny" style:family="paragraph">
      <style:paragraph-properties fo:text-align="justify" fo:line-height="150%" fo:text-indent="0.2479in"/>
    </style:style>
    <style:style style:name="T33" style:parent-style-name="Domyślnaczcionkaakapitu" style:family="text">
      <style:text-properties fo:background-color="#80FFFF"/>
    </style:style>
    <style:style style:name="T34" style:parent-style-name="Domyślnaczcionkaakapitu" style:family="text">
      <style:text-properties fo:background-color="#80FFFF"/>
    </style:style>
    <style:style style:name="T35" style:parent-style-name="Domyślnaczcionkaakapitu" style:family="text">
      <style:text-properties fo:background-color="#80FFFF"/>
    </style:style>
    <style:style style:name="T36" style:parent-style-name="Domyślnaczcionkaakapitu" style:family="text">
      <style:text-properties fo:background-color="#80FFFF"/>
    </style:style>
    <style:style style:name="T37" style:parent-style-name="Domyślnaczcionkaakapitu" style:family="text">
      <style:text-properties fo:background-color="#80FFFF"/>
    </style:style>
    <style:style style:name="T38" style:parent-style-name="Domyślnaczcionkaakapitu" style:family="text">
      <style:text-properties fo:background-color="#80FFFF"/>
    </style:style>
    <style:style style:name="T39" style:parent-style-name="Domyślnaczcionkaakapitu" style:family="text">
      <style:text-properties fo:background-color="#80FFFF"/>
    </style:style>
    <style:style style:name="T40" style:parent-style-name="Domyślnaczcionkaakapitu" style:family="text">
      <style:text-properties fo:background-color="#80FFFF"/>
    </style:style>
    <style:style style:name="P41" style:parent-style-name="Normalny" style:family="paragraph">
      <style:paragraph-properties fo:text-align="justify" fo:line-height="150%" fo:text-indent="0.2479in"/>
    </style:style>
    <style:style style:name="T42" style:parent-style-name="Domyślnaczcionkaakapitu" style:family="text">
      <style:text-properties fo:background-color="#80FFFF"/>
    </style:style>
    <style:style style:name="P43" style:parent-style-name="Normalny" style:family="paragraph">
      <style:paragraph-properties fo:text-align="justify" fo:line-height="150%"/>
    </style:style>
    <style:style style:name="T44" style:parent-style-name="Domyślnaczcionkaakapitu" style:family="text">
      <style:text-properties style:text-underline-type="single" style:text-underline-style="solid" style:text-underline-width="auto" style:text-underline-mode="continuous"/>
    </style:style>
    <style:style style:name="P45" style:parent-style-name="Normalny" style:family="paragraph">
      <style:paragraph-properties fo:text-align="justify" fo:line-height="150%" fo:text-indent="0.2479in"/>
    </style:style>
    <style:style style:name="T46" style:parent-style-name="Domyślnaczcionkaakapitu" style:family="text">
      <style:text-properties fo:background-color="#80FFFF"/>
    </style:style>
    <style:style style:name="P47" style:parent-style-name="Normalny" style:family="paragraph">
      <style:paragraph-properties fo:text-align="justify" fo:line-height="150%" fo:text-indent="0.2479in"/>
    </style:style>
    <style:style style:name="T48" style:parent-style-name="Domyślnaczcionkaakapitu" style:family="text">
      <style:text-properties fo:background-color="#80FFFF"/>
    </style:style>
    <style:style style:name="P49" style:parent-style-name="Normalny" style:family="paragraph">
      <style:paragraph-properties fo:text-align="justify" fo:line-height="150%" fo:text-indent="0.2479in"/>
    </style:style>
    <style:style style:name="P50" style:parent-style-name="Normalny" style:family="paragraph">
      <style:paragraph-properties fo:text-align="justify" fo:line-height="150%" fo:text-indent="0.2479in"/>
    </style:style>
    <style:style style:name="T51" style:parent-style-name="Domyślnaczcionkaakapitu" style:family="text">
      <style:text-properties fo:background-color="#80FFFF"/>
    </style:style>
    <style:style style:name="T52" style:parent-style-name="Domyślnaczcionkaakapitu" style:family="text">
      <style:text-properties fo:background-color="#80FFFF"/>
    </style:style>
    <style:style style:name="P53" style:parent-style-name="Normalny" style:family="paragraph">
      <style:paragraph-properties fo:text-align="justify" fo:line-height="150%" fo:text-indent="0.2479in"/>
    </style:style>
    <style:style style:name="T54" style:parent-style-name="Domyślnaczcionkaakapitu" style:family="text">
      <style:text-properties fo:background-color="#80FFFF"/>
    </style:style>
    <style:style style:name="T55" style:parent-style-name="Domyślnaczcionkaakapitu" style:family="text">
      <style:text-properties fo:background-color="#80FFFF"/>
    </style:style>
    <style:style style:name="T56" style:parent-style-name="Domyślnaczcionkaakapitu" style:family="text">
      <style:text-properties fo:background-color="#80FFFF"/>
    </style:style>
    <style:style style:name="T57" style:parent-style-name="Domyślnaczcionkaakapitu" style:family="text">
      <style:text-properties fo:background-color="#80FFFF"/>
    </style:style>
    <style:style style:name="T58" style:parent-style-name="Domyślnaczcionkaakapitu" style:family="text">
      <style:text-properties fo:background-color="#80FFFF"/>
    </style:style>
    <style:style style:name="P59" style:parent-style-name="Normalny" style:family="paragraph">
      <style:paragraph-properties fo:text-align="justify" fo:line-height="150%" fo:text-indent="0.2479in"/>
    </style:style>
    <style:style style:name="T60" style:parent-style-name="Domyślnaczcionkaakapitu" style:family="text">
      <style:text-properties fo:background-color="#80FFFF"/>
    </style:style>
    <style:style style:name="T61" style:parent-style-name="Domyślnaczcionkaakapitu" style:family="text">
      <style:text-properties fo:background-color="#80FFFF"/>
    </style:style>
    <style:style style:name="T62" style:parent-style-name="Domyślnaczcionkaakapitu" style:family="text">
      <style:text-properties fo:background-color="#80FFFF"/>
    </style:style>
    <style:style style:name="T63" style:parent-style-name="Domyślnaczcionkaakapitu" style:family="text">
      <style:text-properties fo:background-color="#80FFFF"/>
    </style:style>
    <style:style style:name="T64" style:parent-style-name="Domyślnaczcionkaakapitu" style:family="text">
      <style:text-properties fo:background-color="#80FFFF"/>
    </style:style>
    <style:style style:name="T65" style:parent-style-name="Domyślnaczcionkaakapitu" style:family="text">
      <style:text-properties fo:background-color="#80FFFF"/>
    </style:style>
    <style:style style:name="T66" style:parent-style-name="Domyślnaczcionkaakapitu" style:family="text">
      <style:text-properties fo:background-color="#80FFFF"/>
    </style:style>
    <style:style style:name="P67" style:parent-style-name="Normalny" style:family="paragraph">
      <style:paragraph-properties fo:text-align="justify" fo:line-height="150%" fo:text-indent="0.2479in"/>
    </style:style>
    <style:style style:name="T68" style:parent-style-name="Domyślnaczcionkaakapitu" style:family="text">
      <style:text-properties fo:background-color="#80FFFF"/>
    </style:style>
    <style:style style:name="P69" style:parent-style-name="Normalny" style:family="paragraph">
      <style:paragraph-properties fo:text-align="justify" fo:line-height="150%" fo:text-indent="0.2479in"/>
    </style:style>
    <style:style style:name="T70" style:parent-style-name="Domyślnaczcionkaakapitu" style:family="text">
      <style:text-properties fo:background-color="#80FFFF"/>
    </style:style>
    <style:style style:name="T71" style:parent-style-name="Domyślnaczcionkaakapitu" style:family="text">
      <style:text-properties fo:background-color="#80FFFF"/>
    </style:style>
    <style:style style:name="T72" style:parent-style-name="Domyślnaczcionkaakapitu" style:family="text">
      <style:text-properties fo:background-color="#80FFFF"/>
    </style:style>
    <style:style style:name="T73" style:parent-style-name="Domyślnaczcionkaakapitu" style:family="text">
      <style:text-properties fo:background-color="#80FFFF"/>
    </style:style>
    <style:style style:name="T74" style:parent-style-name="Domyślnaczcionkaakapitu" style:family="text">
      <style:text-properties fo:background-color="#80FFFF"/>
    </style:style>
    <style:style style:name="P75" style:parent-style-name="Normalny" style:family="paragraph">
      <style:paragraph-properties fo:text-align="justify" fo:line-height="150%" fo:text-indent="0.2479in"/>
    </style:style>
    <style:style style:name="T76" style:parent-style-name="Domyślnaczcionkaakapitu" style:family="text">
      <style:text-properties fo:background-color="#80FFFF"/>
    </style:style>
    <style:style style:name="T77" style:parent-style-name="Domyślnaczcionkaakapitu" style:family="text">
      <style:text-properties fo:background-color="#80FFFF"/>
    </style:style>
    <style:style style:name="T78" style:parent-style-name="Domyślnaczcionkaakapitu" style:family="text">
      <style:text-properties fo:background-color="#80FFFF"/>
    </style:style>
    <style:style style:name="T79" style:parent-style-name="Domyślnaczcionkaakapitu" style:family="text">
      <style:text-properties fo:background-color="#80FFFF"/>
    </style:style>
    <style:style style:name="T80" style:parent-style-name="Domyślnaczcionkaakapitu" style:family="text">
      <style:text-properties fo:background-color="#80FFFF"/>
    </style:style>
    <style:style style:name="T81" style:parent-style-name="Domyślnaczcionkaakapitu" style:family="text">
      <style:text-properties fo:background-color="#80FFFF"/>
    </style:style>
    <style:style style:name="T82" style:parent-style-name="Domyślnaczcionkaakapitu" style:family="text">
      <style:text-properties fo:background-color="#80FFFF"/>
    </style:style>
    <style:style style:name="T83" style:parent-style-name="Domyślnaczcionkaakapitu" style:family="text">
      <style:text-properties fo:background-color="#80FFFF"/>
    </style:style>
    <style:style style:name="T84" style:parent-style-name="Domyślnaczcionkaakapitu" style:family="text">
      <style:text-properties fo:background-color="#80FFFF"/>
    </style:style>
    <style:style style:name="T85" style:parent-style-name="Domyślnaczcionkaakapitu" style:family="text">
      <style:text-properties fo:background-color="#80FFFF"/>
    </style:style>
    <style:style style:name="T86" style:parent-style-name="Domyślnaczcionkaakapitu" style:family="text">
      <style:text-properties fo:background-color="#80FFFF"/>
    </style:style>
    <style:style style:name="T87" style:parent-style-name="Domyślnaczcionkaakapitu" style:family="text">
      <style:text-properties fo:background-color="#80FFFF"/>
    </style:style>
    <style:style style:name="T88" style:parent-style-name="Domyślnaczcionkaakapitu" style:family="text">
      <style:text-properties fo:background-color="#80FFFF"/>
    </style:style>
    <style:style style:name="T89" style:parent-style-name="Domyślnaczcionkaakapitu" style:family="text">
      <style:text-properties fo:background-color="#80FFFF"/>
    </style:style>
    <style:style style:name="T90" style:parent-style-name="Domyślnaczcionkaakapitu" style:family="text">
      <style:text-properties fo:background-color="#80FFFF"/>
    </style:style>
    <style:style style:name="P91" style:parent-style-name="Normalny" style:family="paragraph">
      <style:paragraph-properties fo:text-align="justify" fo:line-height="150%" fo:text-indent="0.2479in"/>
    </style:style>
    <style:style style:name="P92" style:parent-style-name="Normalny" style:family="paragraph">
      <style:paragraph-properties fo:text-align="justify" fo:line-height="150%" fo:text-indent="0.2479in"/>
    </style:style>
    <style:style style:name="T93" style:parent-style-name="Domyślnaczcionkaakapitu" style:family="text">
      <style:text-properties fo:background-color="#80FFFF"/>
    </style:style>
    <style:style style:name="P94" style:parent-style-name="Normalny" style:family="paragraph">
      <style:paragraph-properties fo:text-align="justify" fo:line-height="150%" fo:text-indent="0.2479in"/>
    </style:style>
    <style:style style:name="P95" style:parent-style-name="Normalny" style:family="paragraph">
      <style:paragraph-properties fo:text-align="justify" fo:line-height="150%" fo:text-indent="0.2479in"/>
    </style:style>
    <style:style style:name="T96" style:parent-style-name="Domyślnaczcionkaakapitu" style:family="text">
      <style:text-properties fo:background-color="#80FFFF"/>
    </style:style>
    <style:style style:name="T97" style:parent-style-name="Domyślnaczcionkaakapitu" style:family="text">
      <style:text-properties fo:background-color="#80FFFF"/>
    </style:style>
    <style:style style:name="T98" style:parent-style-name="Domyślnaczcionkaakapitu" style:family="text">
      <style:text-properties fo:background-color="#80FFFF"/>
    </style:style>
    <style:style style:name="T99" style:parent-style-name="Domyślnaczcionkaakapitu" style:family="text">
      <style:text-properties fo:background-color="#80FFFF"/>
    </style:style>
    <style:style style:name="T100" style:parent-style-name="Domyślnaczcionkaakapitu" style:family="text">
      <style:text-properties fo:background-color="#80FFFF"/>
    </style:style>
    <style:style style:name="P101" style:parent-style-name="Normalny" style:family="paragraph">
      <style:paragraph-properties fo:text-align="justify" fo:line-height="150%" fo:text-indent="0.2479in"/>
    </style:style>
    <style:style style:name="T102" style:parent-style-name="Domyślnaczcionkaakapitu" style:family="text">
      <style:text-properties fo:background-color="#80FFFF"/>
    </style:style>
    <style:style style:name="T103" style:parent-style-name="Domyślnaczcionkaakapitu" style:family="text">
      <style:text-properties fo:background-color="#80FFFF"/>
    </style:style>
    <style:style style:name="T104" style:parent-style-name="Domyślnaczcionkaakapitu" style:family="text">
      <style:text-properties fo:background-color="#80FFFF"/>
    </style:style>
    <style:style style:name="T105" style:parent-style-name="Domyślnaczcionkaakapitu" style:family="text">
      <style:text-properties fo:background-color="#80FFFF"/>
    </style:style>
    <style:style style:name="T106" style:parent-style-name="Domyślnaczcionkaakapitu" style:family="text">
      <style:text-properties fo:background-color="#80FFFF"/>
    </style:style>
    <style:style style:name="T107" style:parent-style-name="Domyślnaczcionkaakapitu" style:family="text">
      <style:text-properties fo:background-color="#80FFFF"/>
    </style:style>
    <style:style style:name="T108" style:parent-style-name="Domyślnaczcionkaakapitu" style:family="text">
      <style:text-properties fo:background-color="#80FFFF"/>
    </style:style>
    <style:style style:name="T109" style:parent-style-name="Domyślnaczcionkaakapitu" style:family="text">
      <style:text-properties fo:background-color="#80FFFF"/>
    </style:style>
    <style:style style:name="T110" style:parent-style-name="Domyślnaczcionkaakapitu" style:family="text">
      <style:text-properties fo:background-color="#80FFFF"/>
    </style:style>
    <style:style style:name="T111" style:parent-style-name="Domyślnaczcionkaakapitu" style:family="text">
      <style:text-properties fo:background-color="#80FFFF"/>
    </style:style>
    <style:style style:name="T112" style:parent-style-name="Domyślnaczcionkaakapitu" style:family="text">
      <style:text-properties fo:background-color="#80FFFF"/>
    </style:style>
    <style:style style:name="T113" style:parent-style-name="Domyślnaczcionkaakapitu" style:family="text">
      <style:text-properties fo:background-color="#80FFFF"/>
    </style:style>
    <style:style style:name="T114" style:parent-style-name="Domyślnaczcionkaakapitu" style:family="text">
      <style:text-properties fo:background-color="#80FFFF"/>
    </style:style>
    <style:style style:name="P115" style:parent-style-name="Normalny" style:family="paragraph">
      <style:paragraph-properties fo:text-align="justify" fo:line-height="150%" fo:text-indent="0.2479in"/>
    </style:style>
    <style:style style:name="T116" style:parent-style-name="Domyślnaczcionkaakapitu" style:family="text">
      <style:text-properties fo:background-color="#80FFFF"/>
    </style:style>
    <style:style style:name="T117" style:parent-style-name="Domyślnaczcionkaakapitu" style:family="text">
      <style:text-properties fo:background-color="#80FFFF"/>
    </style:style>
    <style:style style:name="P118" style:parent-style-name="Normalny" style:family="paragraph">
      <style:paragraph-properties fo:text-align="justify" fo:line-height="150%" fo:text-indent="0.2479in"/>
    </style:style>
    <style:style style:name="T119" style:parent-style-name="Domyślnaczcionkaakapitu" style:family="text">
      <style:text-properties fo:background-color="#80FFFF"/>
    </style:style>
    <style:style style:name="T120" style:parent-style-name="Domyślnaczcionkaakapitu" style:family="text">
      <style:text-properties fo:background-color="#80FFFF"/>
    </style:style>
    <style:style style:name="T121" style:parent-style-name="Domyślnaczcionkaakapitu" style:family="text">
      <style:text-properties fo:background-color="#80FFFF"/>
    </style:style>
    <style:style style:name="T122" style:parent-style-name="Domyślnaczcionkaakapitu" style:family="text">
      <style:text-properties fo:background-color="#80FFFF"/>
    </style:style>
    <style:style style:name="T123" style:parent-style-name="Domyślnaczcionkaakapitu" style:family="text">
      <style:text-properties fo:background-color="#80FFFF"/>
    </style:style>
    <style:style style:name="T124" style:parent-style-name="Domyślnaczcionkaakapitu" style:family="text">
      <style:text-properties fo:background-color="#80FFFF"/>
    </style:style>
    <style:style style:name="T125" style:parent-style-name="Domyślnaczcionkaakapitu" style:family="text">
      <style:text-properties fo:background-color="#80FFFF"/>
    </style:style>
    <style:style style:name="T126" style:parent-style-name="Domyślnaczcionkaakapitu" style:family="text">
      <style:text-properties fo:background-color="#80FFFF"/>
    </style:style>
    <style:style style:name="P127" style:parent-style-name="Normalny" style:family="paragraph">
      <style:paragraph-properties fo:text-align="justify" fo:line-height="150%" fo:text-indent="0.2479in"/>
    </style:style>
    <style:style style:name="T128" style:parent-style-name="Domyślnaczcionkaakapitu" style:family="text">
      <style:text-properties fo:background-color="#80FFFF"/>
    </style:style>
    <style:style style:name="T129" style:parent-style-name="Domyślnaczcionkaakapitu" style:family="text">
      <style:text-properties fo:background-color="#80FFFF"/>
    </style:style>
    <style:style style:name="T130" style:parent-style-name="Domyślnaczcionkaakapitu" style:family="text">
      <style:text-properties fo:background-color="#80FFFF"/>
    </style:style>
    <style:style style:name="T131" style:parent-style-name="Domyślnaczcionkaakapitu" style:family="text">
      <style:text-properties fo:background-color="#80FFFF"/>
    </style:style>
    <style:style style:name="T132" style:parent-style-name="Domyślnaczcionkaakapitu" style:family="text">
      <style:text-properties fo:background-color="#80FFFF"/>
    </style:style>
    <style:style style:name="P133" style:parent-style-name="Normalny" style:family="paragraph">
      <style:paragraph-properties fo:text-align="justify" fo:line-height="150%" fo:text-indent="0.2479in">
        <style:tab-stops>
          <style:tab-stop style:type="left" style:position="1.7652in"/>
        </style:tab-stops>
      </style:paragraph-properties>
    </style:style>
    <style:style style:name="P134" style:parent-style-name="Normalny" style:family="paragraph">
      <style:paragraph-properties fo:text-align="justify" fo:line-height="150%"/>
    </style:style>
    <style:style style:name="T135" style:parent-style-name="Domyślnaczcionkaakapitu" style:family="text">
      <style:text-properties style:text-underline-type="single" style:text-underline-style="solid" style:text-underline-width="auto" style:text-underline-mode="continuous"/>
    </style:style>
    <style:style style:name="T136" style:parent-style-name="Domyślnaczcionkaakapitu" style:family="text">
      <style:text-properties fo:background-color="#80FFFF" style:text-underline-type="single" style:text-underline-style="solid" style:text-underline-width="auto" style:text-underline-mode="continuous"/>
    </style:style>
    <style:style style:name="T137" style:parent-style-name="Domyślnaczcionkaakapitu" style:family="text">
      <style:text-properties fo:background-color="#80FFFF"/>
    </style:style>
    <style:style style:name="P138" style:parent-style-name="Normalny" style:family="paragraph">
      <style:paragraph-properties fo:text-align="justify" fo:line-height="150%" fo:text-indent="0.2479in"/>
    </style:style>
    <style:style style:name="P139" style:parent-style-name="Normalny" style:family="paragraph">
      <style:paragraph-properties fo:text-align="justify" fo:line-height="150%" fo:text-indent="0.2479in"/>
    </style:style>
    <style:style style:name="P140" style:parent-style-name="Normalny" style:family="paragraph">
      <style:paragraph-properties fo:text-align="justify" fo:line-height="150%"/>
    </style:style>
    <style:style style:name="T141" style:parent-style-name="Domyślnaczcionkaakapitu" style:family="text">
      <style:text-properties style:text-underline-type="single" style:text-underline-style="solid" style:text-underline-width="auto" style:text-underline-mode="continuous"/>
    </style:style>
    <style:style style:name="P142" style:parent-style-name="Normalny" style:family="paragraph">
      <style:paragraph-properties fo:text-align="justify" fo:line-height="150%" fo:text-indent="0.2479in"/>
    </style:style>
    <style:style style:name="T143" style:parent-style-name="Domyślnaczcionkaakapitu" style:family="text">
      <style:text-properties fo:background-color="#80FFFF"/>
    </style:style>
    <style:style style:name="T144" style:parent-style-name="Domyślnaczcionkaakapitu" style:family="text">
      <style:text-properties fo:background-color="#80FFFF"/>
    </style:style>
    <style:style style:name="T145" style:parent-style-name="Domyślnaczcionkaakapitu" style:family="text">
      <style:text-properties fo:background-color="#80FFFF"/>
    </style:style>
    <style:style style:name="P146" style:parent-style-name="Normalny" style:family="paragraph">
      <style:paragraph-properties fo:text-align="justify" fo:line-height="150%" fo:text-indent="0.2479in"/>
    </style:style>
    <style:style style:name="T147" style:parent-style-name="Domyślnaczcionkaakapitu" style:family="text">
      <style:text-properties fo:background-color="#80FFFF"/>
    </style:style>
    <style:style style:name="P148" style:parent-style-name="Normalny" style:family="paragraph">
      <style:paragraph-properties fo:text-align="justify" fo:line-height="150%" fo:text-indent="0.2479in"/>
    </style:style>
    <style:style style:name="T149" style:parent-style-name="Domyślnaczcionkaakapitu" style:family="text">
      <style:text-properties fo:background-color="#80FFFF"/>
    </style:style>
    <style:style style:name="T150" style:parent-style-name="Domyślnaczcionkaakapitu" style:family="text">
      <style:text-properties fo:background-color="#80FFFF"/>
    </style:style>
    <style:style style:name="T151" style:parent-style-name="Domyślnaczcionkaakapitu" style:family="text">
      <style:text-properties fo:background-color="#80FFFF"/>
    </style:style>
    <style:style style:name="P152" style:parent-style-name="Normalny" style:family="paragraph">
      <style:paragraph-properties fo:text-align="justify" fo:line-height="150%" fo:text-indent="0.2479in"/>
    </style:style>
    <style:style style:name="P153" style:parent-style-name="Normalny" style:family="paragraph">
      <style:paragraph-properties fo:text-align="justify" fo:line-height="150%"/>
    </style:style>
    <style:style style:name="T154" style:parent-style-name="Domyślnaczcionkaakapitu" style:family="text">
      <style:text-properties style:text-underline-type="single" style:text-underline-style="solid" style:text-underline-width="auto" style:text-underline-mode="continuous"/>
    </style:style>
    <style:style style:name="T155" style:parent-style-name="Domyślnaczcionkaakapitu" style:family="text">
      <style:text-properties fo:background-color="#80FFFF" style:text-underline-type="single" style:text-underline-style="solid" style:text-underline-width="auto" style:text-underline-mode="continuous"/>
    </style:style>
    <style:style style:name="T156" style:parent-style-name="Domyślnaczcionkaakapitu" style:family="text">
      <style:text-properties fo:background-color="#80FFFF"/>
    </style:style>
    <style:style style:name="P157" style:parent-style-name="Normalny" style:family="paragraph">
      <style:paragraph-properties fo:text-align="justify" fo:line-height="150%" fo:text-indent="0.2479in"/>
    </style:style>
    <style:style style:name="T158" style:parent-style-name="Domyślnaczcionkaakapitu" style:family="text">
      <style:text-properties fo:background-color="#80FFFF"/>
    </style:style>
    <style:style style:name="P159" style:parent-style-name="Normalny" style:family="paragraph">
      <style:paragraph-properties fo:text-align="justify" fo:line-height="150%"/>
    </style:style>
    <style:style style:name="T160" style:parent-style-name="Domyślnaczcionkaakapitu" style:family="text">
      <style:text-properties style:text-underline-type="single" style:text-underline-style="solid" style:text-underline-width="auto" style:text-underline-mode="continuous"/>
    </style:style>
    <style:style style:name="P161" style:parent-style-name="Normalny" style:family="paragraph">
      <style:paragraph-properties fo:text-align="justify" fo:line-height="150%" fo:text-indent="0.2479in"/>
    </style:style>
    <style:style style:name="T162" style:parent-style-name="Domyślnaczcionkaakapitu" style:family="text">
      <style:text-properties fo:background-color="#80FFFF"/>
    </style:style>
    <style:style style:name="P163" style:parent-style-name="Normalny" style:family="paragraph">
      <style:paragraph-properties fo:text-align="justify" fo:line-height="150%"/>
    </style:style>
    <style:style style:name="T164" style:parent-style-name="Domyślnaczcionkaakapitu" style:family="text">
      <style:text-properties style:text-underline-type="single" style:text-underline-style="solid" style:text-underline-width="auto" style:text-underline-mode="continuous"/>
    </style:style>
    <style:style style:name="T165" style:parent-style-name="Domyślnaczcionkaakapitu" style:family="text">
      <style:text-properties fo:background-color="#80FFFF" style:text-underline-type="single" style:text-underline-style="solid" style:text-underline-width="auto" style:text-underline-mode="continuous"/>
    </style:style>
    <style:style style:name="T166" style:parent-style-name="Domyślnaczcionkaakapitu" style:family="text">
      <style:text-properties fo:background-color="#80FFFF"/>
    </style:style>
    <style:style style:name="P167" style:parent-style-name="Normalny" style:family="paragraph">
      <style:paragraph-properties fo:text-align="justify" fo:line-height="150%" fo:text-indent="0.2479in"/>
    </style:style>
    <style:style style:name="T168" style:parent-style-name="Domyślnaczcionkaakapitu" style:family="text">
      <style:text-properties fo:background-color="#80FFFF"/>
    </style:style>
    <style:style style:name="T169" style:parent-style-name="Domyślnaczcionkaakapitu" style:family="text">
      <style:text-properties fo:background-color="#80FFFF"/>
    </style:style>
    <style:style style:name="T170" style:parent-style-name="Domyślnaczcionkaakapitu" style:family="text">
      <style:text-properties fo:background-color="#80FFFF"/>
    </style:style>
    <style:style style:name="T171" style:parent-style-name="Domyślnaczcionkaakapitu" style:family="text">
      <style:text-properties fo:background-color="#80FFFF"/>
    </style:style>
    <style:style style:name="P172" style:parent-style-name="Normalny" style:family="paragraph">
      <style:paragraph-properties fo:text-align="justify" fo:line-height="150%"/>
    </style:style>
    <style:style style:name="T173" style:parent-style-name="Domyślnaczcionkaakapitu" style:family="text">
      <style:text-properties style:text-underline-type="single" style:text-underline-style="solid" style:text-underline-width="auto" style:text-underline-mode="continuous"/>
    </style:style>
    <style:style style:name="T174" style:parent-style-name="Domyślnaczcionkaakapitu" style:family="text">
      <style:text-properties fo:background-color="#80FFFF" style:text-underline-type="single" style:text-underline-style="solid" style:text-underline-width="auto" style:text-underline-mode="continuous"/>
    </style:style>
    <style:style style:name="T175" style:parent-style-name="Domyślnaczcionkaakapitu" style:family="text">
      <style:text-properties style:text-underline-type="single" style:text-underline-style="solid" style:text-underline-width="auto" style:text-underline-mode="continuous"/>
    </style:style>
    <style:style style:name="P176" style:parent-style-name="Normalny" style:family="paragraph">
      <style:paragraph-properties fo:text-align="justify" fo:line-height="150%" fo:text-indent="0.2479in"/>
    </style:style>
    <style:style style:name="T177" style:parent-style-name="Domyślnaczcionkaakapitu" style:family="text">
      <style:text-properties fo:background-color="#80FFFF"/>
    </style:style>
    <style:style style:name="T178" style:parent-style-name="Domyślnaczcionkaakapitu" style:family="text">
      <style:text-properties fo:background-color="#80FFFF"/>
    </style:style>
    <style:style style:name="T179" style:parent-style-name="Domyślnaczcionkaakapitu" style:family="text">
      <style:text-properties fo:background-color="#80FFFF"/>
    </style:style>
    <style:style style:name="T180" style:parent-style-name="Domyślnaczcionkaakapitu" style:family="text">
      <style:text-properties fo:background-color="#80FFFF"/>
    </style:style>
    <style:style style:name="T181" style:parent-style-name="Domyślnaczcionkaakapitu" style:family="text">
      <style:text-properties fo:background-color="#80FFFF"/>
    </style:style>
    <style:style style:name="T182" style:parent-style-name="Domyślnaczcionkaakapitu" style:family="text">
      <style:text-properties fo:background-color="#80FFFF"/>
    </style:style>
    <style:style style:name="T183" style:parent-style-name="Domyślnaczcionkaakapitu" style:family="text">
      <style:text-properties fo:background-color="#80FFFF"/>
    </style:style>
    <style:style style:name="T184" style:parent-style-name="Domyślnaczcionkaakapitu" style:family="text">
      <style:text-properties fo:background-color="#80FFFF"/>
    </style:style>
    <style:style style:name="T185" style:parent-style-name="Domyślnaczcionkaakapitu" style:family="text">
      <style:text-properties fo:background-color="#80FFFF"/>
    </style:style>
    <style:style style:name="T186" style:parent-style-name="Domyślnaczcionkaakapitu" style:family="text">
      <style:text-properties fo:background-color="#80FFFF"/>
    </style:style>
    <style:style style:name="T187" style:parent-style-name="Domyślnaczcionkaakapitu" style:family="text">
      <style:text-properties fo:background-color="#80FFFF"/>
    </style:style>
    <style:style style:name="T188" style:parent-style-name="Domyślnaczcionkaakapitu" style:family="text">
      <style:text-properties fo:background-color="#80FFFF"/>
    </style:style>
    <style:style style:name="T189" style:parent-style-name="Domyślnaczcionkaakapitu" style:family="text">
      <style:text-properties fo:background-color="#80FFFF"/>
    </style:style>
    <style:style style:name="P190" style:parent-style-name="Normalny" style:family="paragraph">
      <style:paragraph-properties fo:text-align="justify" fo:line-height="150%"/>
    </style:style>
    <style:style style:name="T191" style:parent-style-name="Domyślnaczcionkaakapitu" style:family="text">
      <style:text-properties style:text-underline-type="single" style:text-underline-style="solid" style:text-underline-width="auto" style:text-underline-mode="continuous"/>
    </style:style>
    <style:style style:name="T192" style:parent-style-name="Domyślnaczcionkaakapitu" style:family="text">
      <style:text-properties fo:background-color="#80FFFF" style:text-underline-type="single" style:text-underline-style="solid" style:text-underline-width="auto" style:text-underline-mode="continuous"/>
    </style:style>
    <style:style style:name="T193" style:parent-style-name="Domyślnaczcionkaakapitu" style:family="text">
      <style:text-properties style:text-underline-type="single" style:text-underline-style="solid" style:text-underline-width="auto" style:text-underline-mode="continuous"/>
    </style:style>
    <style:style style:name="T194" style:parent-style-name="Domyślnaczcionkaakapitu" style:family="text">
      <style:text-properties fo:background-color="#80FFFF" style:text-underline-type="single" style:text-underline-style="solid" style:text-underline-width="auto" style:text-underline-mode="continuous"/>
    </style:style>
    <style:style style:name="T195" style:parent-style-name="Domyślnaczcionkaakapitu" style:family="text">
      <style:text-properties fo:background-color="#80FFFF"/>
    </style:style>
    <style:style style:name="P196" style:parent-style-name="Normalny" style:family="paragraph">
      <style:paragraph-properties fo:text-align="justify" fo:line-height="150%" fo:text-indent="0.2479in"/>
    </style:style>
    <style:style style:name="T197" style:parent-style-name="Domyślnaczcionkaakapitu" style:family="text">
      <style:text-properties fo:background-color="#80FFFF"/>
    </style:style>
    <style:style style:name="T198" style:parent-style-name="Domyślnaczcionkaakapitu" style:family="text">
      <style:text-properties fo:background-color="#80FFFF"/>
    </style:style>
    <style:style style:name="T199" style:parent-style-name="Domyślnaczcionkaakapitu" style:family="text">
      <style:text-properties fo:background-color="#80FFFF"/>
    </style:style>
    <style:style style:name="T200" style:parent-style-name="Domyślnaczcionkaakapitu" style:family="text">
      <style:text-properties fo:background-color="#80FFFF"/>
    </style:style>
    <style:style style:name="T201" style:parent-style-name="Domyślnaczcionkaakapitu" style:family="text">
      <style:text-properties fo:background-color="#80FFFF"/>
    </style:style>
    <style:style style:name="T202" style:parent-style-name="Domyślnaczcionkaakapitu" style:family="text">
      <style:text-properties fo:background-color="#80FFFF"/>
    </style:style>
    <style:style style:name="T203" style:parent-style-name="Domyślnaczcionkaakapitu" style:family="text">
      <style:text-properties fo:background-color="#80FFFF"/>
    </style:style>
    <style:style style:name="T204" style:parent-style-name="Domyślnaczcionkaakapitu" style:family="text">
      <style:text-properties fo:background-color="#80FFFF"/>
    </style:style>
    <style:style style:name="T205" style:parent-style-name="Domyślnaczcionkaakapitu" style:family="text">
      <style:text-properties fo:background-color="#80FFFF"/>
    </style:style>
    <style:style style:name="T206" style:parent-style-name="Domyślnaczcionkaakapitu" style:family="text">
      <style:text-properties fo:background-color="#80FFFF"/>
    </style:style>
    <style:style style:name="T207" style:parent-style-name="Domyślnaczcionkaakapitu" style:family="text">
      <style:text-properties fo:background-color="#80FFFF"/>
    </style:style>
    <style:style style:name="T208" style:parent-style-name="Domyślnaczcionkaakapitu" style:family="text">
      <style:text-properties fo:background-color="#80FFFF"/>
    </style:style>
    <style:style style:name="T209" style:parent-style-name="Domyślnaczcionkaakapitu" style:family="text">
      <style:text-properties fo:background-color="#80FFFF"/>
    </style:style>
    <style:style style:name="P210" style:parent-style-name="Normalny" style:family="paragraph">
      <style:paragraph-properties fo:text-align="justify" fo:line-height="150%" fo:text-indent="0.2479in"/>
    </style:style>
    <style:style style:name="T211" style:parent-style-name="Domyślnaczcionkaakapitu" style:family="text">
      <style:text-properties fo:background-color="#80FFFF"/>
    </style:style>
    <style:style style:name="P212" style:parent-style-name="Normalny" style:family="paragraph">
      <style:paragraph-properties fo:text-align="justify" fo:line-height="150%" fo:text-indent="0.2479in"/>
    </style:style>
    <style:style style:name="T213" style:parent-style-name="Domyślnaczcionkaakapitu" style:family="text">
      <style:text-properties fo:background-color="#80FFFF"/>
    </style:style>
    <style:style style:name="T214" style:parent-style-name="Domyślnaczcionkaakapitu" style:family="text">
      <style:text-properties fo:background-color="#80FFFF"/>
    </style:style>
    <style:style style:name="P215" style:parent-style-name="Normalny" style:family="paragraph">
      <style:paragraph-properties fo:text-align="justify" fo:line-height="150%"/>
    </style:style>
    <style:style style:name="T216" style:parent-style-name="Domyślnaczcionkaakapitu" style:family="text">
      <style:text-properties style:text-underline-type="single" style:text-underline-style="solid" style:text-underline-width="auto" style:text-underline-mode="continuous"/>
    </style:style>
    <style:style style:name="P217" style:parent-style-name="Normalny" style:family="paragraph">
      <style:paragraph-properties fo:text-align="justify" fo:line-height="150%" fo:text-indent="0.2479in"/>
    </style:style>
    <style:style style:name="T218" style:parent-style-name="Domyślnaczcionkaakapitu" style:family="text">
      <style:text-properties fo:background-color="#80FFFF"/>
    </style:style>
    <style:style style:name="T219" style:parent-style-name="Domyślnaczcionkaakapitu" style:family="text">
      <style:text-properties fo:background-color="#80FFFF"/>
    </style:style>
    <style:style style:name="T220" style:parent-style-name="Domyślnaczcionkaakapitu" style:family="text">
      <style:text-properties fo:background-color="#80FFFF"/>
    </style:style>
    <style:style style:name="T221" style:parent-style-name="Domyślnaczcionkaakapitu" style:family="text">
      <style:text-properties fo:background-color="#80FFFF"/>
    </style:style>
    <style:style style:name="T222" style:parent-style-name="Domyślnaczcionkaakapitu" style:family="text">
      <style:text-properties fo:background-color="#80FFFF"/>
    </style:style>
    <style:style style:name="T223" style:parent-style-name="Domyślnaczcionkaakapitu" style:family="text">
      <style:text-properties fo:background-color="#80FFFF"/>
    </style:style>
    <style:style style:name="T224" style:parent-style-name="Domyślnaczcionkaakapitu" style:family="text">
      <style:text-properties fo:background-color="#80FFFF"/>
    </style:style>
    <style:style style:name="P225" style:parent-style-name="Normalny" style:family="paragraph">
      <style:paragraph-properties fo:text-align="justify" fo:line-height="150%"/>
    </style:style>
    <style:style style:name="T226" style:parent-style-name="Domyślnaczcionkaakapitu" style:family="text">
      <style:text-properties style:text-underline-type="single" style:text-underline-style="solid" style:text-underline-width="auto" style:text-underline-mode="continuous"/>
    </style:style>
    <style:style style:name="T227" style:parent-style-name="Domyślnaczcionkaakapitu" style:family="text">
      <style:text-properties fo:background-color="#80FFFF" style:text-underline-type="single" style:text-underline-style="solid" style:text-underline-width="auto" style:text-underline-mode="continuous"/>
    </style:style>
    <style:style style:name="T228" style:parent-style-name="Domyślnaczcionkaakapitu" style:family="text">
      <style:text-properties fo:background-color="#80FFFF"/>
    </style:style>
    <style:style style:name="P229" style:parent-style-name="Normalny" style:family="paragraph">
      <style:paragraph-properties fo:text-align="justify" fo:line-height="150%" fo:text-indent="0.2479in"/>
    </style:style>
    <style:style style:name="P230" style:parent-style-name="Normalny" style:family="paragraph">
      <style:paragraph-properties fo:text-align="justify" fo:line-height="150%"/>
    </style:style>
    <style:style style:name="T231" style:parent-style-name="Domyślnaczcionkaakapitu" style:family="text">
      <style:text-properties style:text-underline-type="single" style:text-underline-style="solid" style:text-underline-width="auto" style:text-underline-mode="continuous"/>
    </style:style>
    <style:style style:name="P232" style:parent-style-name="Normalny" style:family="paragraph">
      <style:paragraph-properties fo:text-align="justify" fo:line-height="150%" fo:text-indent="0.2479in"/>
    </style:style>
    <style:style style:name="T233" style:parent-style-name="Domyślnaczcionkaakapitu" style:family="text">
      <style:text-properties fo:background-color="#80FFFF"/>
    </style:style>
    <style:style style:name="T234" style:parent-style-name="Domyślnaczcionkaakapitu" style:family="text">
      <style:text-properties fo:background-color="#80FFFF"/>
    </style:style>
    <style:style style:name="T235" style:parent-style-name="Domyślnaczcionkaakapitu" style:family="text">
      <style:text-properties fo:background-color="#80FFFF"/>
    </style:style>
    <style:style style:name="T236" style:parent-style-name="Domyślnaczcionkaakapitu" style:family="text">
      <style:text-properties fo:background-color="#80FFFF"/>
    </style:style>
    <style:style style:name="T237" style:parent-style-name="Domyślnaczcionkaakapitu" style:family="text">
      <style:text-properties fo:background-color="#80FFFF"/>
    </style:style>
    <style:style style:name="T238" style:parent-style-name="Domyślnaczcionkaakapitu" style:family="text">
      <style:text-properties fo:background-color="#80FFFF"/>
    </style:style>
    <style:style style:name="T239" style:parent-style-name="Domyślnaczcionkaakapitu" style:family="text">
      <style:text-properties fo:background-color="#80FFFF"/>
    </style:style>
    <style:style style:name="T240" style:parent-style-name="Domyślnaczcionkaakapitu" style:family="text">
      <style:text-properties fo:background-color="#80FFFF"/>
    </style:style>
    <style:style style:name="T241" style:parent-style-name="Domyślnaczcionkaakapitu" style:family="text">
      <style:text-properties fo:background-color="#80FFFF"/>
    </style:style>
    <style:style style:name="T242" style:parent-style-name="Domyślnaczcionkaakapitu" style:family="text">
      <style:text-properties fo:background-color="#80FFFF"/>
    </style:style>
    <style:style style:name="T243" style:parent-style-name="Domyślnaczcionkaakapitu" style:family="text">
      <style:text-properties fo:background-color="#80FFFF"/>
    </style:style>
    <style:style style:name="T244" style:parent-style-name="Domyślnaczcionkaakapitu" style:family="text">
      <style:text-properties fo:background-color="#80FFFF"/>
    </style:style>
    <style:style style:name="P245" style:parent-style-name="Normalny" style:family="paragraph">
      <style:paragraph-properties fo:text-align="justify" fo:line-height="150%" fo:text-indent="0.2479in"/>
    </style:style>
    <style:style style:name="T246" style:parent-style-name="Domyślnaczcionkaakapitu" style:family="text">
      <style:text-properties fo:background-color="#80FFFF"/>
    </style:style>
    <style:style style:name="T247" style:parent-style-name="Domyślnaczcionkaakapitu" style:family="text">
      <style:text-properties fo:background-color="#80FFFF"/>
    </style:style>
    <style:style style:name="T248" style:parent-style-name="Domyślnaczcionkaakapitu" style:family="text">
      <style:text-properties fo:background-color="#80FFFF"/>
    </style:style>
    <style:style style:name="T249" style:parent-style-name="Domyślnaczcionkaakapitu" style:family="text">
      <style:text-properties fo:background-color="#80FFFF"/>
    </style:style>
    <style:style style:name="T250" style:parent-style-name="Domyślnaczcionkaakapitu" style:family="text">
      <style:text-properties fo:background-color="#80FFFF"/>
    </style:style>
    <style:style style:name="P251" style:parent-style-name="Normalny" style:family="paragraph">
      <style:paragraph-properties fo:text-align="justify" fo:line-height="150%" fo:text-indent="0.2479in"/>
    </style:style>
    <style:style style:name="T252" style:parent-style-name="Domyślnaczcionkaakapitu" style:family="text">
      <style:text-properties fo:background-color="#80FFFF"/>
    </style:style>
    <style:style style:name="T253" style:parent-style-name="Domyślnaczcionkaakapitu" style:family="text">
      <style:text-properties fo:background-color="#80FFFF"/>
    </style:style>
    <style:style style:name="T254" style:parent-style-name="Domyślnaczcionkaakapitu" style:family="text">
      <style:text-properties fo:background-color="#80FFFF"/>
    </style:style>
    <style:style style:name="T255" style:parent-style-name="Domyślnaczcionkaakapitu" style:family="text">
      <style:text-properties fo:background-color="#80FFFF"/>
    </style:style>
    <style:style style:name="P256" style:parent-style-name="Normalny" style:family="paragraph">
      <style:paragraph-properties fo:text-align="justify" fo:line-height="150%" fo:text-indent="0.2479in"/>
    </style:style>
    <style:style style:name="T257" style:parent-style-name="Domyślnaczcionkaakapitu" style:family="text">
      <style:text-properties fo:background-color="#80FFFF"/>
    </style:style>
    <style:style style:name="T258" style:parent-style-name="Domyślnaczcionkaakapitu" style:family="text">
      <style:text-properties fo:background-color="#80FFFF"/>
    </style:style>
    <style:style style:name="T259" style:parent-style-name="Domyślnaczcionkaakapitu" style:family="text">
      <style:text-properties fo:background-color="#80FFFF"/>
    </style:style>
    <style:style style:name="P260" style:parent-style-name="Normalny" style:family="paragraph">
      <style:paragraph-properties fo:text-align="justify" fo:line-height="150%" fo:text-indent="0.2479in"/>
    </style:style>
    <style:style style:name="T261" style:parent-style-name="Domyślnaczcionkaakapitu" style:family="text">
      <style:text-properties fo:background-color="#80FFFF"/>
    </style:style>
    <style:style style:name="P262" style:parent-style-name="Normalny" style:family="paragraph">
      <style:paragraph-properties fo:text-align="justify" fo:line-height="150%" fo:text-indent="0.2479in">
        <style:tab-stops>
          <style:tab-stop style:type="left" style:position="1.975in"/>
        </style:tab-stops>
      </style:paragraph-properties>
    </style:style>
    <style:style style:name="T263" style:parent-style-name="Domyślnaczcionkaakapitu" style:family="text">
      <style:text-properties fo:background-color="#80FFFF"/>
    </style:style>
    <style:style style:name="T264" style:parent-style-name="Domyślnaczcionkaakapitu" style:family="text">
      <style:text-properties fo:background-color="#80FFFF"/>
    </style:style>
    <style:style style:name="P265" style:parent-style-name="Normalny" style:family="paragraph">
      <style:paragraph-properties fo:text-align="justify" fo:line-height="150%" fo:text-indent="0.2479in">
        <style:tab-stops>
          <style:tab-stop style:type="left" style:position="1.975in"/>
        </style:tab-stops>
      </style:paragraph-properties>
    </style:style>
    <style:style style:name="T266" style:parent-style-name="Domyślnaczcionkaakapitu" style:family="text">
      <style:text-properties fo:background-color="#80FFFF"/>
    </style:style>
    <style:style style:name="P267" style:parent-style-name="Normalny" style:family="paragraph">
      <style:paragraph-properties fo:text-align="justify" fo:line-height="150%"/>
    </style:style>
    <style:style style:name="T268" style:parent-style-name="Domyślnaczcionkaakapitu" style:family="text">
      <style:text-properties style:text-underline-type="single" style:text-underline-style="solid" style:text-underline-width="auto" style:text-underline-mode="continuous"/>
    </style:style>
    <style:style style:name="T269" style:parent-style-name="Domyślnaczcionkaakapitu" style:family="text">
      <style:text-properties fo:background-color="#80FFFF" style:text-underline-type="single" style:text-underline-style="solid" style:text-underline-width="auto" style:text-underline-mode="continuous"/>
    </style:style>
    <style:style style:name="T270" style:parent-style-name="Domyślnaczcionkaakapitu" style:family="text">
      <style:text-properties fo:background-color="#80FFFF"/>
    </style:style>
    <style:style style:name="P271" style:parent-style-name="Normalny" style:family="paragraph">
      <style:paragraph-properties fo:text-align="justify" fo:line-height="150%" fo:text-indent="0.2479in"/>
    </style:style>
    <style:style style:name="T272" style:parent-style-name="Domyślnaczcionkaakapitu" style:family="text">
      <style:text-properties fo:background-color="#80FFFF"/>
    </style:style>
    <style:style style:name="P273" style:parent-style-name="Normalny" style:family="paragraph">
      <style:paragraph-properties fo:text-align="justify" fo:line-height="150%"/>
    </style:style>
    <style:style style:name="T274" style:parent-style-name="Domyślnaczcionkaakapitu" style:family="text">
      <style:text-properties style:text-underline-type="single" style:text-underline-style="solid" style:text-underline-width="auto" style:text-underline-mode="continuous"/>
    </style:style>
    <style:style style:name="P275" style:parent-style-name="Normalny" style:family="paragraph">
      <style:paragraph-properties fo:text-align="justify" fo:line-height="150%" fo:text-indent="0.2479in"/>
    </style:style>
    <style:style style:name="T276" style:parent-style-name="Domyślnaczcionkaakapitu" style:family="text">
      <style:text-properties fo:background-color="#80FFFF"/>
    </style:style>
    <style:style style:name="P277" style:parent-style-name="Normalny" style:family="paragraph">
      <style:paragraph-properties fo:text-align="justify" fo:line-height="150%" fo:text-indent="0.2479in"/>
    </style:style>
    <style:style style:name="T278" style:parent-style-name="Domyślnaczcionkaakapitu" style:family="text">
      <style:text-properties fo:background-color="#80FFFF"/>
    </style:style>
    <style:style style:name="T279" style:parent-style-name="Domyślnaczcionkaakapitu" style:family="text">
      <style:text-properties fo:background-color="#80FFFF"/>
    </style:style>
    <style:style style:name="T280" style:parent-style-name="Domyślnaczcionkaakapitu" style:family="text">
      <style:text-properties fo:background-color="#80FFFF"/>
    </style:style>
    <style:style style:name="T281" style:parent-style-name="Domyślnaczcionkaakapitu" style:family="text">
      <style:text-properties fo:background-color="#80FFFF"/>
    </style:style>
    <style:style style:name="T282" style:parent-style-name="Domyślnaczcionkaakapitu" style:family="text">
      <style:text-properties fo:background-color="#80FFFF"/>
    </style:style>
    <style:style style:name="T283" style:parent-style-name="Domyślnaczcionkaakapitu" style:family="text">
      <style:text-properties fo:background-color="#80FFFF"/>
    </style:style>
    <style:style style:name="T284" style:parent-style-name="Domyślnaczcionkaakapitu" style:family="text">
      <style:text-properties fo:background-color="#80FFFF"/>
    </style:style>
    <style:style style:name="T285" style:parent-style-name="Domyślnaczcionkaakapitu" style:family="text">
      <style:text-properties fo:background-color="#80FFFF"/>
    </style:style>
    <style:style style:name="T286" style:parent-style-name="Domyślnaczcionkaakapitu" style:family="text">
      <style:text-properties fo:background-color="#80FFFF"/>
    </style:style>
    <style:style style:name="T287" style:parent-style-name="Domyślnaczcionkaakapitu" style:family="text">
      <style:text-properties fo:background-color="#80FFFF"/>
    </style:style>
    <style:style style:name="P288" style:parent-style-name="Normalny" style:family="paragraph">
      <style:paragraph-properties fo:text-align="justify" fo:line-height="150%" fo:text-indent="0.2479in"/>
    </style:style>
    <style:style style:name="T289" style:parent-style-name="Domyślnaczcionkaakapitu" style:family="text">
      <style:text-properties fo:background-color="#80FFFF"/>
    </style:style>
    <style:style style:name="T290" style:parent-style-name="Domyślnaczcionkaakapitu" style:family="text">
      <style:text-properties fo:background-color="#80FFFF"/>
    </style:style>
    <style:style style:name="T291" style:parent-style-name="Domyślnaczcionkaakapitu" style:family="text">
      <style:text-properties fo:background-color="#80FFFF"/>
    </style:style>
    <style:style style:name="T292" style:parent-style-name="Domyślnaczcionkaakapitu" style:family="text">
      <style:text-properties fo:background-color="#80FFFF"/>
    </style:style>
    <style:style style:name="T293" style:parent-style-name="Domyślnaczcionkaakapitu" style:family="text">
      <style:text-properties fo:background-color="#80FFFF"/>
    </style:style>
    <style:style style:name="P294" style:parent-style-name="Normalny" style:family="paragraph">
      <style:paragraph-properties fo:text-align="justify" fo:line-height="150%" fo:text-indent="0.2479in"/>
    </style:style>
    <style:style style:name="T295" style:parent-style-name="Domyślnaczcionkaakapitu" style:family="text">
      <style:text-properties fo:background-color="#80FFFF"/>
    </style:style>
    <style:style style:name="T296" style:parent-style-name="Domyślnaczcionkaakapitu" style:family="text">
      <style:text-properties fo:background-color="#80FFFF"/>
    </style:style>
    <style:style style:name="T297" style:parent-style-name="Domyślnaczcionkaakapitu" style:family="text">
      <style:text-properties fo:background-color="#80FFFF"/>
    </style:style>
    <style:style style:name="P298" style:parent-style-name="Normalny" style:family="paragraph">
      <style:paragraph-properties fo:text-align="justify" fo:line-height="150%" fo:text-indent="0.2479in"/>
    </style:style>
    <style:style style:name="T299" style:parent-style-name="Domyślnaczcionkaakapitu" style:family="text">
      <style:text-properties fo:background-color="#80FFFF"/>
    </style:style>
    <style:style style:name="T300" style:parent-style-name="Domyślnaczcionkaakapitu" style:family="text">
      <style:text-properties fo:background-color="#80FFFF"/>
    </style:style>
    <style:style style:name="P301" style:parent-style-name="Normalny" style:family="paragraph">
      <style:paragraph-properties fo:text-align="justify" fo:line-height="150%" fo:text-indent="0.2479in"/>
    </style:style>
    <style:style style:name="T302" style:parent-style-name="Domyślnaczcionkaakapitu" style:family="text">
      <style:text-properties fo:background-color="#80FFFF"/>
    </style:style>
    <style:style style:name="P303" style:parent-style-name="Normalny" style:family="paragraph">
      <style:paragraph-properties fo:text-align="justify" fo:line-height="150%" fo:text-indent="0.2479in"/>
    </style:style>
    <style:style style:name="T304" style:parent-style-name="Domyślnaczcionkaakapitu" style:family="text">
      <style:text-properties fo:background-color="#80FFFF"/>
    </style:style>
    <style:style style:name="T305" style:parent-style-name="Domyślnaczcionkaakapitu" style:family="text">
      <style:text-properties fo:background-color="#80FFFF"/>
    </style:style>
    <style:style style:name="T306" style:parent-style-name="Domyślnaczcionkaakapitu" style:family="text">
      <style:text-properties fo:background-color="#80FFFF"/>
    </style:style>
    <style:style style:name="T307" style:parent-style-name="Domyślnaczcionkaakapitu" style:family="text">
      <style:text-properties fo:background-color="#80FFFF"/>
    </style:style>
    <style:style style:name="P308" style:parent-style-name="Normalny" style:family="paragraph">
      <style:paragraph-properties fo:text-align="justify" fo:line-height="150%" fo:text-indent="0.2479in"/>
    </style:style>
    <style:style style:name="T309" style:parent-style-name="Domyślnaczcionkaakapitu" style:family="text">
      <style:text-properties fo:background-color="#80FFFF"/>
    </style:style>
    <style:style style:name="T310" style:parent-style-name="Domyślnaczcionkaakapitu" style:family="text">
      <style:text-properties fo:background-color="#80FFFF"/>
    </style:style>
    <style:style style:name="T311" style:parent-style-name="Domyślnaczcionkaakapitu" style:family="text">
      <style:text-properties fo:background-color="#80FFFF"/>
    </style:style>
    <style:style style:name="T312" style:parent-style-name="Domyślnaczcionkaakapitu" style:family="text">
      <style:text-properties fo:background-color="#80FFFF"/>
    </style:style>
    <style:style style:name="T313" style:parent-style-name="Domyślnaczcionkaakapitu" style:family="text">
      <style:text-properties fo:background-color="#80FFFF"/>
    </style:style>
    <style:style style:name="T314" style:parent-style-name="Domyślnaczcionkaakapitu" style:family="text">
      <style:text-properties fo:background-color="#80FFFF"/>
    </style:style>
    <style:style style:name="T315" style:parent-style-name="Domyślnaczcionkaakapitu" style:family="text">
      <style:text-properties fo:background-color="#80FFFF"/>
    </style:style>
    <style:style style:name="T316" style:parent-style-name="Domyślnaczcionkaakapitu" style:family="text">
      <style:text-properties fo:background-color="#80FFFF"/>
    </style:style>
    <style:style style:name="T317" style:parent-style-name="Domyślnaczcionkaakapitu" style:family="text">
      <style:text-properties fo:background-color="#80FFFF"/>
    </style:style>
    <style:style style:name="T318" style:parent-style-name="Domyślnaczcionkaakapitu" style:family="text">
      <style:text-properties fo:background-color="#80FFFF"/>
    </style:style>
    <style:style style:name="P319" style:parent-style-name="Normalny" style:family="paragraph">
      <style:paragraph-properties fo:text-align="justify" fo:line-height="150%" fo:text-indent="0.2479in"/>
    </style:style>
    <style:style style:name="P320" style:parent-style-name="Normalny" style:family="paragraph">
      <style:paragraph-properties fo:text-align="justify" fo:line-height="150%"/>
    </style:style>
    <style:style style:name="T321" style:parent-style-name="Domyślnaczcionkaakapitu" style:family="text">
      <style:text-properties style:text-underline-type="single" style:text-underline-style="solid" style:text-underline-width="auto" style:text-underline-mode="continuous"/>
    </style:style>
    <style:style style:name="P322" style:parent-style-name="Normalny" style:family="paragraph">
      <style:paragraph-properties fo:text-align="justify" fo:line-height="150%" fo:text-indent="0.2479in"/>
    </style:style>
    <style:style style:name="P323" style:parent-style-name="Normalny" style:family="paragraph">
      <style:paragraph-properties fo:text-align="justify" fo:line-height="150%"/>
    </style:style>
    <style:style style:name="T324" style:parent-style-name="Domyślnaczcionkaakapitu" style:family="text">
      <style:text-properties style:text-underline-type="single" style:text-underline-style="solid" style:text-underline-width="auto" style:text-underline-mode="continuous"/>
    </style:style>
    <style:style style:name="T325" style:parent-style-name="Domyślnaczcionkaakapitu" style:family="text">
      <style:text-properties fo:background-color="#80FFFF" style:text-underline-type="single" style:text-underline-style="solid" style:text-underline-width="auto" style:text-underline-mode="continuous"/>
    </style:style>
    <style:style style:name="T326" style:parent-style-name="Domyślnaczcionkaakapitu" style:family="text">
      <style:text-properties style:text-underline-type="single" style:text-underline-style="solid" style:text-underline-width="auto" style:text-underline-mode="continuous"/>
    </style:style>
    <style:style style:name="T327" style:parent-style-name="Domyślnaczcionkaakapitu" style:family="text">
      <style:text-properties fo:background-color="#80FFFF" style:text-underline-type="single" style:text-underline-style="solid" style:text-underline-width="auto" style:text-underline-mode="continuous"/>
    </style:style>
    <style:style style:name="T328" style:parent-style-name="Domyślnaczcionkaakapitu" style:family="text">
      <style:text-properties style:text-underline-type="single" style:text-underline-style="solid" style:text-underline-width="auto" style:text-underline-mode="continuous"/>
    </style:style>
    <style:style style:name="T329" style:parent-style-name="Domyślnaczcionkaakapitu" style:family="text">
      <style:text-properties fo:background-color="#80FFFF"/>
    </style:style>
    <style:style style:name="P330" style:parent-style-name="Normalny" style:family="paragraph">
      <style:paragraph-properties fo:text-align="justify" fo:line-height="150%" fo:text-indent="0.2479in"/>
    </style:style>
    <style:style style:name="T331" style:parent-style-name="Domyślnaczcionkaakapitu" style:family="text">
      <style:text-properties fo:background-color="#80FFFF"/>
    </style:style>
    <style:style style:name="T332" style:parent-style-name="Domyślnaczcionkaakapitu" style:family="text">
      <style:text-properties fo:background-color="#80FFFF"/>
    </style:style>
    <style:style style:name="T333" style:parent-style-name="Domyślnaczcionkaakapitu" style:family="text">
      <style:text-properties fo:background-color="#80FFFF"/>
    </style:style>
    <style:style style:name="T334" style:parent-style-name="Domyślnaczcionkaakapitu" style:family="text">
      <style:text-properties fo:background-color="#80FFFF"/>
    </style:style>
    <style:style style:name="T335" style:parent-style-name="Domyślnaczcionkaakapitu" style:family="text">
      <style:text-properties fo:background-color="#80FFFF"/>
    </style:style>
    <style:style style:name="P336" style:parent-style-name="Normalny" style:family="paragraph">
      <style:paragraph-properties fo:text-align="justify" fo:line-height="150%" fo:text-indent="0.2479in"/>
    </style:style>
    <style:style style:name="T337" style:parent-style-name="Domyślnaczcionkaakapitu" style:family="text">
      <style:text-properties fo:background-color="#80FFFF"/>
    </style:style>
    <style:style style:name="T338" style:parent-style-name="Domyślnaczcionkaakapitu" style:family="text">
      <style:text-properties fo:background-color="#80FFFF"/>
    </style:style>
    <style:style style:name="T339" style:parent-style-name="Domyślnaczcionkaakapitu" style:family="text">
      <style:text-properties fo:background-color="#80FFFF"/>
    </style:style>
    <style:style style:name="P340" style:parent-style-name="Normalny" style:family="paragraph">
      <style:paragraph-properties fo:text-align="justify" fo:line-height="150%" fo:text-indent="0.2479in"/>
    </style:style>
    <style:style style:name="T341" style:parent-style-name="Domyślnaczcionkaakapitu" style:family="text">
      <style:text-properties fo:background-color="#80FFFF"/>
    </style:style>
    <style:style style:name="T342" style:parent-style-name="Domyślnaczcionkaakapitu" style:family="text">
      <style:text-properties fo:background-color="#80FFFF"/>
    </style:style>
    <style:style style:name="T343" style:parent-style-name="Domyślnaczcionkaakapitu" style:family="text">
      <style:text-properties fo:background-color="#80FFFF"/>
    </style:style>
    <style:style style:name="T344" style:parent-style-name="Domyślnaczcionkaakapitu" style:family="text">
      <style:text-properties fo:background-color="#80FFFF"/>
    </style:style>
    <style:style style:name="T345" style:parent-style-name="Domyślnaczcionkaakapitu" style:family="text">
      <style:text-properties fo:background-color="#80FFFF"/>
    </style:style>
    <style:style style:name="P346" style:parent-style-name="Normalny" style:family="paragraph">
      <style:paragraph-properties fo:text-align="justify" fo:line-height="150%"/>
    </style:style>
    <style:style style:name="T347" style:parent-style-name="Domyślnaczcionkaakapitu" style:family="text">
      <style:text-properties style:text-underline-type="single" style:text-underline-style="solid" style:text-underline-width="auto" style:text-underline-mode="continuous"/>
    </style:style>
    <style:style style:name="P348" style:parent-style-name="Normalny" style:family="paragraph">
      <style:paragraph-properties fo:text-align="justify" fo:line-height="150%" fo:text-indent="0.2479in"/>
    </style:style>
    <style:style style:name="T349" style:parent-style-name="Domyślnaczcionkaakapitu" style:family="text">
      <style:text-properties fo:background-color="#80FFFF"/>
    </style:style>
    <style:style style:name="P350" style:parent-style-name="Normalny" style:family="paragraph">
      <style:paragraph-properties fo:text-align="justify" fo:line-height="150%"/>
    </style:style>
    <style:style style:name="T351" style:parent-style-name="Domyślnaczcionkaakapitu" style:family="text">
      <style:text-properties style:text-underline-type="single" style:text-underline-style="solid" style:text-underline-width="auto" style:text-underline-mode="continuous"/>
    </style:style>
    <style:style style:name="P352" style:parent-style-name="Normalny" style:family="paragraph">
      <style:paragraph-properties fo:text-align="justify" fo:line-height="150%" fo:text-indent="0.2479in"/>
    </style:style>
    <style:style style:name="T353" style:parent-style-name="Domyślnaczcionkaakapitu" style:family="text">
      <style:text-properties fo:background-color="#80FFFF"/>
    </style:style>
    <style:style style:name="T354" style:parent-style-name="Domyślnaczcionkaakapitu" style:family="text">
      <style:text-properties fo:background-color="#80FFFF"/>
    </style:style>
    <style:style style:name="T355" style:parent-style-name="Domyślnaczcionkaakapitu" style:family="text">
      <style:text-properties fo:background-color="#80FFFF"/>
    </style:style>
    <style:style style:name="P356" style:parent-style-name="Normalny" style:family="paragraph">
      <style:paragraph-properties fo:text-align="justify" fo:line-height="150%" fo:text-indent="0.2479in"/>
    </style:style>
    <style:style style:name="T357" style:parent-style-name="Domyślnaczcionkaakapitu" style:family="text">
      <style:text-properties fo:background-color="#80FFFF"/>
    </style:style>
    <style:style style:name="T358" style:parent-style-name="Domyślnaczcionkaakapitu" style:family="text">
      <style:text-properties fo:background-color="#80FFFF"/>
    </style:style>
    <style:style style:name="T359" style:parent-style-name="Domyślnaczcionkaakapitu" style:family="text">
      <style:text-properties fo:background-color="#80FFFF"/>
    </style:style>
    <style:style style:name="T360" style:parent-style-name="Domyślnaczcionkaakapitu" style:family="text">
      <style:text-properties fo:background-color="#80FFFF"/>
    </style:style>
    <style:style style:name="T361" style:parent-style-name="Domyślnaczcionkaakapitu" style:family="text">
      <style:text-properties fo:background-color="#80FFFF"/>
    </style:style>
    <style:style style:name="T362" style:parent-style-name="Domyślnaczcionkaakapitu" style:family="text">
      <style:text-properties fo:background-color="#80FFFF"/>
    </style:style>
    <style:style style:name="T363" style:parent-style-name="Domyślnaczcionkaakapitu" style:family="text">
      <style:text-properties fo:background-color="#80FFFF"/>
    </style:style>
    <style:style style:name="T364" style:parent-style-name="Domyślnaczcionkaakapitu" style:family="text">
      <style:text-properties fo:background-color="#80FFFF"/>
    </style:style>
    <style:style style:name="T365" style:parent-style-name="Domyślnaczcionkaakapitu" style:family="text">
      <style:text-properties fo:background-color="#80FFFF"/>
    </style:style>
    <style:style style:name="T366" style:parent-style-name="Domyślnaczcionkaakapitu" style:family="text">
      <style:text-properties fo:background-color="#80FFFF"/>
    </style:style>
    <style:style style:name="P367" style:parent-style-name="Normalny" style:family="paragraph">
      <style:paragraph-properties fo:text-align="justify" fo:line-height="150%" fo:text-indent="0.2479in"/>
    </style:style>
    <style:style style:name="T368" style:parent-style-name="Domyślnaczcionkaakapitu" style:family="text">
      <style:text-properties fo:background-color="#80FFFF"/>
    </style:style>
    <style:style style:name="T369" style:parent-style-name="Domyślnaczcionkaakapitu" style:family="text">
      <style:text-properties fo:background-color="#80FFFF"/>
    </style:style>
    <style:style style:name="T370" style:parent-style-name="Domyślnaczcionkaakapitu" style:family="text">
      <style:text-properties fo:background-color="#80FFFF"/>
    </style:style>
    <style:style style:name="T371" style:parent-style-name="Domyślnaczcionkaakapitu" style:family="text">
      <style:text-properties fo:background-color="#80FFFF"/>
    </style:style>
    <style:style style:name="T372" style:parent-style-name="Domyślnaczcionkaakapitu" style:family="text">
      <style:text-properties fo:background-color="#80FFFF"/>
    </style:style>
    <style:style style:name="T373" style:parent-style-name="Domyślnaczcionkaakapitu" style:family="text">
      <style:text-properties fo:background-color="#80FFFF"/>
    </style:style>
    <style:style style:name="T374" style:parent-style-name="Domyślnaczcionkaakapitu" style:family="text">
      <style:text-properties fo:background-color="#80FFFF"/>
    </style:style>
    <style:style style:name="P375" style:parent-style-name="Normalny" style:family="paragraph">
      <style:paragraph-properties fo:text-align="justify" fo:line-height="150%" fo:text-indent="0.2479in"/>
    </style:style>
    <style:style style:name="T376" style:parent-style-name="Domyślnaczcionkaakapitu" style:family="text">
      <style:text-properties fo:background-color="#80FFFF"/>
    </style:style>
    <style:style style:name="P377" style:parent-style-name="Normalny" style:family="paragraph">
      <style:paragraph-properties fo:text-align="justify" fo:line-height="150%"/>
    </style:style>
    <style:style style:name="T378" style:parent-style-name="Domyślnaczcionkaakapitu" style:family="text">
      <style:text-properties style:text-underline-type="single" style:text-underline-style="solid" style:text-underline-width="auto" style:text-underline-mode="continuous"/>
    </style:style>
    <style:style style:name="T379" style:parent-style-name="Domyślnaczcionkaakapitu" style:family="text">
      <style:text-properties fo:background-color="#80FFFF" style:text-underline-type="single" style:text-underline-style="solid" style:text-underline-width="auto" style:text-underline-mode="continuous"/>
    </style:style>
    <style:style style:name="T380" style:parent-style-name="Domyślnaczcionkaakapitu" style:family="text">
      <style:text-properties fo:background-color="#80FFFF"/>
    </style:style>
    <style:style style:name="P381" style:parent-style-name="Normalny" style:family="paragraph">
      <style:paragraph-properties fo:text-align="justify" fo:line-height="150%" fo:text-indent="0.2479in"/>
    </style:style>
    <style:style style:name="P382" style:parent-style-name="Normalny" style:family="paragraph">
      <style:paragraph-properties fo:text-align="justify" fo:line-height="150%"/>
    </style:style>
    <style:style style:name="T383" style:parent-style-name="Domyślnaczcionkaakapitu" style:family="text">
      <style:text-properties style:text-underline-type="single" style:text-underline-style="solid" style:text-underline-width="auto" style:text-underline-mode="continuous"/>
    </style:style>
    <style:style style:name="P384" style:parent-style-name="Normalny" style:family="paragraph">
      <style:paragraph-properties fo:text-align="justify" fo:line-height="150%" fo:text-indent="0.2479in"/>
    </style:style>
    <style:style style:name="T385" style:parent-style-name="Domyślnaczcionkaakapitu" style:family="text">
      <style:text-properties fo:background-color="#80FFFF"/>
    </style:style>
    <style:style style:name="T386" style:parent-style-name="Domyślnaczcionkaakapitu" style:family="text">
      <style:text-properties fo:background-color="#80FFFF"/>
    </style:style>
    <style:style style:name="P387" style:parent-style-name="Normalny" style:family="paragraph">
      <style:paragraph-properties fo:text-align="justify" fo:line-height="150%">
        <style:tab-stops>
          <style:tab-stop style:type="left" style:position="2.3895in"/>
        </style:tab-stops>
      </style:paragraph-properties>
    </style:style>
    <style:style style:name="T388" style:parent-style-name="Domyślnaczcionkaakapitu" style:family="text">
      <style:text-properties style:text-underline-type="single" style:text-underline-style="solid" style:text-underline-width="auto" style:text-underline-mode="continuous"/>
    </style:style>
    <style:style style:name="T389" style:parent-style-name="Domyślnaczcionkaakapitu" style:family="text">
      <style:text-properties fo:background-color="#80FFFF" style:text-underline-type="single" style:text-underline-style="solid" style:text-underline-width="auto" style:text-underline-mode="continuous"/>
    </style:style>
    <style:style style:name="P390" style:parent-style-name="Normalny" style:family="paragraph">
      <style:paragraph-properties fo:text-align="justify" fo:line-height="150%" fo:text-indent="0.2479in">
        <style:tab-stops>
          <style:tab-stop style:type="left" style:position="2.3895in"/>
        </style:tab-stops>
      </style:paragraph-properties>
    </style:style>
    <style:style style:name="T391" style:parent-style-name="Domyślnaczcionkaakapitu" style:family="text">
      <style:text-properties fo:background-color="#80FFFF"/>
    </style:style>
    <style:style style:name="T392" style:parent-style-name="Domyślnaczcionkaakapitu" style:family="text">
      <style:text-properties fo:background-color="#80FFFF"/>
    </style:style>
    <style:style style:name="P393" style:parent-style-name="Normalny" style:family="paragraph">
      <style:paragraph-properties fo:text-align="justify" fo:line-height="150%"/>
    </style:style>
    <style:style style:name="T394" style:parent-style-name="Domyślnaczcionkaakapitu" style:family="text">
      <style:text-properties style:text-underline-type="single" style:text-underline-style="solid" style:text-underline-width="auto" style:text-underline-mode="continuous"/>
    </style:style>
    <style:style style:name="P395" style:parent-style-name="Normalny" style:family="paragraph">
      <style:paragraph-properties fo:text-align="justify" fo:line-height="150%" fo:text-indent="0.2479in"/>
    </style:style>
    <style:style style:name="P396" style:parent-style-name="Normalny" style:family="paragraph">
      <style:paragraph-properties fo:text-align="justify" fo:line-height="150%"/>
    </style:style>
    <style:style style:name="P397" style:parent-style-name="Normalny" style:family="paragraph">
      <style:paragraph-properties fo:text-align="justify" fo:line-height="150%" fo:text-indent="0.2479in"/>
    </style:style>
    <style:style style:name="T398" style:parent-style-name="Domyślnaczcionkaakapitu" style:family="text">
      <style:text-properties fo:background-color="#80FFFF"/>
    </style:style>
    <style:style style:name="T399" style:parent-style-name="Domyślnaczcionkaakapitu" style:family="text">
      <style:text-properties fo:background-color="#80FFFF"/>
    </style:style>
    <style:style style:name="P400" style:parent-style-name="Normalny" style:family="paragraph">
      <style:paragraph-properties fo:text-align="justify" fo:line-height="150%" fo:text-indent="0.2479in"/>
    </style:style>
    <style:style style:name="P401" style:parent-style-name="Normalny" style:family="paragraph">
      <style:paragraph-properties fo:text-align="justify" fo:line-height="150%" fo:text-indent="0.2479in"/>
    </style:style>
    <style:style style:name="T402" style:parent-style-name="Domyślnaczcionkaakapitu" style:family="text">
      <style:text-properties fo:background-color="#80FFFF"/>
    </style:style>
    <style:style style:name="T403" style:parent-style-name="Domyślnaczcionkaakapitu" style:family="text">
      <style:text-properties fo:background-color="#80FFFF"/>
    </style:style>
    <style:style style:name="T404" style:parent-style-name="Domyślnaczcionkaakapitu" style:family="text">
      <style:text-properties fo:background-color="#80FFFF"/>
    </style:style>
    <style:style style:name="T405" style:parent-style-name="Domyślnaczcionkaakapitu" style:family="text">
      <style:text-properties fo:background-color="#80FFFF"/>
    </style:style>
    <style:style style:name="P406" style:parent-style-name="Normalny" style:family="paragraph">
      <style:paragraph-properties fo:text-align="justify" fo:line-height="150%"/>
    </style:style>
    <style:style style:name="T407" style:parent-style-name="Domyślnaczcionkaakapitu" style:family="text">
      <style:text-properties fo:background-color="#80FFFF"/>
    </style:style>
    <style:style style:name="P408" style:parent-style-name="Normalny" style:family="paragraph">
      <style:paragraph-properties fo:text-align="justify" fo:line-height="150%" fo:text-indent="0.2479in"/>
    </style:style>
    <style:style style:name="T409" style:parent-style-name="Domyślnaczcionkaakapitu" style:family="text">
      <style:text-properties fo:background-color="#80FFFF"/>
    </style:style>
    <style:style style:name="T410" style:parent-style-name="Domyślnaczcionkaakapitu" style:family="text">
      <style:text-properties fo:background-color="#80FFFF"/>
    </style:style>
    <style:style style:name="P411" style:parent-style-name="Normalny" style:family="paragraph">
      <style:paragraph-properties fo:text-align="justify" fo:line-height="150%"/>
    </style:style>
    <style:style style:name="T412" style:parent-style-name="Domyślnaczcionkaakapitu" style:family="text">
      <style:text-properties fo:background-color="#80FFFF"/>
    </style:style>
    <style:style style:name="T413" style:parent-style-name="Domyślnaczcionkaakapitu" style:family="text">
      <style:text-properties fo:background-color="#80FFFF"/>
    </style:style>
    <style:style style:name="P414" style:parent-style-name="Normalny" style:family="paragraph">
      <style:paragraph-properties fo:text-align="justify" fo:line-height="150%" fo:text-indent="0.2479in"/>
    </style:style>
    <style:style style:name="T415" style:parent-style-name="Domyślnaczcionkaakapitu" style:family="text">
      <style:text-properties fo:background-color="#80FFFF"/>
    </style:style>
    <style:style style:name="T416" style:parent-style-name="Domyślnaczcionkaakapitu" style:family="text">
      <style:text-properties fo:background-color="#80FFFF"/>
    </style:style>
    <style:style style:name="P417" style:parent-style-name="Normalny" style:family="paragraph">
      <style:paragraph-properties fo:text-align="justify" fo:line-height="150%" fo:text-indent="0.2479in"/>
    </style:style>
    <style:style style:name="T418" style:parent-style-name="Domyślnaczcionkaakapitu" style:family="text">
      <style:text-properties fo:background-color="#80FFFF"/>
    </style:style>
    <style:style style:name="T419" style:parent-style-name="Domyślnaczcionkaakapitu" style:family="text">
      <style:text-properties fo:background-color="#80FFFF"/>
    </style:style>
    <style:style style:name="P420" style:parent-style-name="Normalny" style:family="paragraph">
      <style:paragraph-properties fo:text-align="justify" fo:line-height="150%"/>
    </style:style>
    <style:style style:name="T421" style:parent-style-name="Domyślnaczcionkaakapitu" style:family="text">
      <style:text-properties style:text-underline-type="single" style:text-underline-style="solid" style:text-underline-width="auto" style:text-underline-mode="continuous"/>
    </style:style>
    <style:style style:name="T422" style:parent-style-name="Domyślnaczcionkaakapitu" style:family="text">
      <style:text-properties fo:background-color="#80FFFF" style:text-underline-type="single" style:text-underline-style="solid" style:text-underline-width="auto" style:text-underline-mode="continuous"/>
    </style:style>
    <style:style style:name="T423" style:parent-style-name="Domyślnaczcionkaakapitu" style:family="text">
      <style:text-properties fo:background-color="#80FFFF"/>
    </style:style>
    <style:style style:name="P424" style:parent-style-name="Normalny" style:family="paragraph">
      <style:paragraph-properties fo:text-align="justify" fo:line-height="150%" fo:text-indent="0.2479in"/>
    </style:style>
    <style:style style:name="P425" style:parent-style-name="Normalny" style:family="paragraph">
      <style:paragraph-properties fo:text-align="justify" fo:line-height="150%"/>
    </style:style>
    <style:style style:name="T426" style:parent-style-name="Domyślnaczcionkaakapitu" style:family="text">
      <style:text-properties style:text-underline-type="single" style:text-underline-style="solid" style:text-underline-width="auto" style:text-underline-mode="continuous"/>
    </style:style>
    <style:style style:name="P427" style:parent-style-name="Normalny" style:family="paragraph">
      <style:paragraph-properties fo:text-align="justify" fo:line-height="150%" fo:text-indent="0.2479in"/>
    </style:style>
    <style:style style:name="P428" style:parent-style-name="Normalny" style:family="paragraph">
      <style:paragraph-properties fo:text-align="justify" fo:line-height="150%" fo:text-indent="0.2479in"/>
    </style:style>
    <style:style style:name="T429" style:parent-style-name="Domyślnaczcionkaakapitu" style:family="text">
      <style:text-properties fo:background-color="#80FFFF"/>
    </style:style>
    <style:style style:name="T430" style:parent-style-name="Domyślnaczcionkaakapitu" style:family="text">
      <style:text-properties fo:background-color="#80FFFF"/>
    </style:style>
    <style:style style:name="T431" style:parent-style-name="Domyślnaczcionkaakapitu" style:family="text">
      <style:text-properties fo:background-color="#80FFFF"/>
    </style:style>
    <style:style style:name="T432" style:parent-style-name="Domyślnaczcionkaakapitu" style:family="text">
      <style:text-properties fo:background-color="#80FFFF"/>
    </style:style>
    <style:style style:name="T433" style:parent-style-name="Domyślnaczcionkaakapitu" style:family="text">
      <style:text-properties fo:background-color="#80FFFF"/>
    </style:style>
    <style:style style:name="P434" style:parent-style-name="Normalny" style:family="paragraph">
      <style:paragraph-properties fo:text-align="justify" fo:line-height="150%" fo:text-indent="0.2479in"/>
    </style:style>
    <style:style style:name="T435" style:parent-style-name="Domyślnaczcionkaakapitu" style:family="text">
      <style:text-properties fo:background-color="#80FFFF"/>
    </style:style>
    <style:style style:name="T436" style:parent-style-name="Domyślnaczcionkaakapitu" style:family="text">
      <style:text-properties fo:background-color="#80FFFF"/>
    </style:style>
    <style:style style:name="P437" style:parent-style-name="Normalny" style:family="paragraph">
      <style:paragraph-properties fo:text-align="justify" fo:line-height="150%" fo:text-indent="0.2479in"/>
    </style:style>
    <style:style style:name="T438" style:parent-style-name="Domyślnaczcionkaakapitu" style:family="text">
      <style:text-properties fo:background-color="#80FFFF"/>
    </style:style>
    <style:style style:name="T439" style:parent-style-name="Domyślnaczcionkaakapitu" style:family="text">
      <style:text-properties fo:background-color="#80FFFF"/>
    </style:style>
    <style:style style:name="P440" style:parent-style-name="Normalny" style:family="paragraph">
      <style:paragraph-properties fo:text-align="justify" fo:line-height="150%" fo:text-indent="0.2479in"/>
    </style:style>
    <style:style style:name="P441" style:parent-style-name="Normalny" style:family="paragraph">
      <style:paragraph-properties fo:text-align="justify" fo:line-height="150%" fo:text-indent="0.2479in"/>
    </style:style>
    <style:style style:name="P442" style:parent-style-name="Normalny" style:family="paragraph">
      <style:paragraph-properties fo:text-align="justify" fo:line-height="150%"/>
    </style:style>
    <style:style style:name="T443" style:parent-style-name="Domyślnaczcionkaakapitu" style:family="text">
      <style:text-properties style:text-underline-type="single" style:text-underline-style="solid" style:text-underline-width="auto" style:text-underline-mode="continuous"/>
    </style:style>
    <style:style style:name="T444" style:parent-style-name="Domyślnaczcionkaakapitu" style:family="text">
      <style:text-properties fo:background-color="#80FFFF" style:text-underline-type="single" style:text-underline-style="solid" style:text-underline-width="auto" style:text-underline-mode="continuous"/>
    </style:style>
    <style:style style:name="P445" style:parent-style-name="Normalny" style:family="paragraph">
      <style:paragraph-properties fo:text-align="justify" fo:line-height="150%" fo:text-indent="0.2479in"/>
    </style:style>
    <style:style style:name="P446" style:parent-style-name="Normalny" style:family="paragraph">
      <style:paragraph-properties fo:text-align="justify" fo:line-height="150%"/>
    </style:style>
    <style:style style:name="T447" style:parent-style-name="Domyślnaczcionkaakapitu" style:family="text">
      <style:text-properties style:text-underline-type="single" style:text-underline-style="solid" style:text-underline-width="auto" style:text-underline-mode="continuous"/>
    </style:style>
    <style:style style:name="P448" style:parent-style-name="Normalny" style:family="paragraph">
      <style:paragraph-properties fo:text-align="justify" fo:line-height="150%" fo:text-indent="0.2479in"/>
    </style:style>
    <style:style style:name="T449" style:parent-style-name="Domyślnaczcionkaakapitu" style:family="text">
      <style:text-properties fo:background-color="#80FFFF"/>
    </style:style>
    <style:style style:name="T450" style:parent-style-name="Domyślnaczcionkaakapitu" style:family="text">
      <style:text-properties fo:background-color="#80FFFF"/>
    </style:style>
    <style:style style:name="T451" style:parent-style-name="Domyślnaczcionkaakapitu" style:family="text">
      <style:text-properties fo:background-color="#80FFFF"/>
    </style:style>
    <style:style style:name="T452" style:parent-style-name="Domyślnaczcionkaakapitu" style:family="text">
      <style:text-properties fo:background-color="#80FFFF"/>
    </style:style>
    <style:style style:name="T453" style:parent-style-name="Domyślnaczcionkaakapitu" style:family="text">
      <style:text-properties fo:background-color="#80FFFF"/>
    </style:style>
    <style:style style:name="P454" style:parent-style-name="Normalny" style:family="paragraph">
      <style:paragraph-properties fo:text-align="justify" fo:line-height="150%" fo:text-indent="0.2479in"/>
    </style:style>
    <style:style style:name="T455" style:parent-style-name="Domyślnaczcionkaakapitu" style:family="text">
      <style:text-properties fo:background-color="#80FFFF"/>
    </style:style>
    <style:style style:name="T456" style:parent-style-name="Domyślnaczcionkaakapitu" style:family="text">
      <style:text-properties fo:background-color="#80FFFF"/>
    </style:style>
    <style:style style:name="T457" style:parent-style-name="Domyślnaczcionkaakapitu" style:family="text">
      <style:text-properties fo:background-color="#80FFFF"/>
    </style:style>
    <style:style style:name="T458" style:parent-style-name="Domyślnaczcionkaakapitu" style:family="text">
      <style:text-properties fo:background-color="#80FFFF"/>
    </style:style>
    <style:style style:name="T459" style:parent-style-name="Domyślnaczcionkaakapitu" style:family="text">
      <style:text-properties fo:background-color="#80FFFF"/>
    </style:style>
    <style:style style:name="T460" style:parent-style-name="Domyślnaczcionkaakapitu" style:family="text">
      <style:text-properties fo:background-color="#80FFFF"/>
    </style:style>
    <style:style style:name="T461" style:parent-style-name="Domyślnaczcionkaakapitu" style:family="text">
      <style:text-properties fo:background-color="#80FFFF"/>
    </style:style>
    <style:style style:name="P462" style:parent-style-name="Normalny" style:family="paragraph">
      <style:paragraph-properties fo:text-align="justify" fo:line-height="150%" fo:text-indent="0.2479in"/>
    </style:style>
    <style:style style:name="P463" style:parent-style-name="Normalny" style:family="paragraph">
      <style:paragraph-properties fo:text-align="justify" fo:line-height="150%"/>
    </style:style>
    <style:style style:name="T464" style:parent-style-name="Domyślnaczcionkaakapitu" style:family="text">
      <style:text-properties style:text-underline-type="single" style:text-underline-style="solid" style:text-underline-width="auto" style:text-underline-mode="continuous"/>
    </style:style>
    <style:style style:name="T465" style:parent-style-name="Domyślnaczcionkaakapitu" style:family="text">
      <style:text-properties fo:background-color="#80FFFF" style:text-underline-type="single" style:text-underline-style="solid" style:text-underline-width="auto" style:text-underline-mode="continuous"/>
    </style:style>
    <style:style style:name="P466" style:parent-style-name="Normalny" style:family="paragraph">
      <style:paragraph-properties fo:text-align="justify" fo:line-height="150%" fo:text-indent="0.2479in"/>
    </style:style>
    <style:style style:name="P467" style:parent-style-name="Normalny" style:family="paragraph">
      <style:paragraph-properties fo:text-align="justify" fo:line-height="150%"/>
    </style:style>
    <style:style style:name="T468" style:parent-style-name="Domyślnaczcionkaakapitu" style:family="text">
      <style:text-properties style:text-underline-type="single" style:text-underline-style="solid" style:text-underline-width="auto" style:text-underline-mode="continuous"/>
    </style:style>
    <style:style style:name="P469" style:parent-style-name="Normalny" style:family="paragraph">
      <style:paragraph-properties fo:text-align="justify" fo:line-height="150%" fo:text-indent="0.2479in"/>
    </style:style>
    <style:style style:name="P470" style:parent-style-name="Normalny" style:family="paragraph">
      <style:paragraph-properties fo:text-align="justify" fo:line-height="150%"/>
    </style:style>
    <style:style style:name="T471" style:parent-style-name="Domyślnaczcionkaakapitu" style:family="text">
      <style:text-properties style:text-underline-type="single" style:text-underline-style="solid" style:text-underline-width="auto" style:text-underline-mode="continuous"/>
    </style:style>
    <style:style style:name="T472" style:parent-style-name="Domyślnaczcionkaakapitu" style:family="text">
      <style:text-properties fo:background-color="#80FFFF" style:text-underline-type="single" style:text-underline-style="solid" style:text-underline-width="auto" style:text-underline-mode="continuous"/>
    </style:style>
    <style:style style:name="P473" style:parent-style-name="Normalny" style:family="paragraph">
      <style:paragraph-properties fo:text-align="justify" fo:line-height="150%" fo:text-indent="0.2479in"/>
    </style:style>
    <style:style style:name="T474" style:parent-style-name="Domyślnaczcionkaakapitu" style:family="text">
      <style:text-properties fo:background-color="#80FFFF"/>
    </style:style>
    <style:style style:name="P475" style:parent-style-name="Normalny" style:family="paragraph">
      <style:paragraph-properties fo:text-align="justify" fo:line-height="150%" fo:text-indent="0.2479in"/>
    </style:style>
    <style:style style:name="T476" style:parent-style-name="Domyślnaczcionkaakapitu" style:family="text">
      <style:text-properties fo:background-color="#80FFFF"/>
    </style:style>
    <style:style style:name="P477" style:parent-style-name="Normalny" style:family="paragraph">
      <style:paragraph-properties fo:text-align="justify" fo:line-height="150%"/>
    </style:style>
    <style:style style:name="T478" style:parent-style-name="Domyślnaczcionkaakapitu" style:family="text">
      <style:text-properties style:text-underline-type="single" style:text-underline-style="solid" style:text-underline-width="auto" style:text-underline-mode="continuous"/>
    </style:style>
    <style:style style:name="P479" style:parent-style-name="Normalny" style:family="paragraph">
      <style:paragraph-properties fo:text-align="justify" fo:line-height="150%" fo:text-indent="0.2479in"/>
    </style:style>
    <style:style style:name="P480" style:parent-style-name="Normalny" style:family="paragraph">
      <style:paragraph-properties fo:text-align="justify" fo:line-height="150%" fo:text-indent="0.2479in"/>
    </style:style>
    <style:style style:name="T481" style:parent-style-name="Domyślnaczcionkaakapitu" style:family="text">
      <style:text-properties fo:background-color="#80FFFF"/>
    </style:style>
    <style:style style:name="P482" style:parent-style-name="Normalny" style:family="paragraph">
      <style:paragraph-properties fo:text-align="justify" fo:line-height="150%" fo:text-indent="0.2479in"/>
    </style:style>
    <style:style style:name="T483" style:parent-style-name="Domyślnaczcionkaakapitu" style:family="text">
      <style:text-properties fo:background-color="#80FFFF"/>
    </style:style>
    <style:style style:name="T484" style:parent-style-name="Domyślnaczcionkaakapitu" style:family="text">
      <style:text-properties fo:background-color="#80FFFF"/>
    </style:style>
    <style:style style:name="T485" style:parent-style-name="Domyślnaczcionkaakapitu" style:family="text">
      <style:text-properties fo:background-color="#80FFFF"/>
    </style:style>
    <style:style style:name="P486" style:parent-style-name="Normalny" style:family="paragraph">
      <style:paragraph-properties fo:text-align="justify" fo:line-height="150%" fo:text-indent="0.2479in"/>
    </style:style>
    <style:style style:name="P487" style:parent-style-name="Normalny" style:family="paragraph">
      <style:paragraph-properties fo:text-align="justify" fo:line-height="150%" fo:text-indent="0.2479in"/>
    </style:style>
    <style:style style:name="P488" style:parent-style-name="Normalny" style:family="paragraph">
      <style:paragraph-properties fo:text-align="justify" fo:line-height="150%"/>
    </style:style>
    <style:style style:name="T489" style:parent-style-name="Domyślnaczcionkaakapitu" style:family="text">
      <style:text-properties style:text-underline-type="single" style:text-underline-style="solid" style:text-underline-width="auto" style:text-underline-mode="continuous"/>
    </style:style>
    <style:style style:name="P490" style:parent-style-name="Normalny" style:family="paragraph">
      <style:paragraph-properties fo:text-align="justify" fo:line-height="150%" fo:text-indent="0.2479in"/>
    </style:style>
    <style:style style:name="P491" style:parent-style-name="Normalny" style:family="paragraph">
      <style:paragraph-properties fo:text-align="justify" fo:line-height="150%"/>
    </style:style>
    <style:style style:name="P492" style:parent-style-name="Normalny" style:family="paragraph">
      <style:paragraph-properties fo:text-align="justify" fo:line-height="150%" fo:text-indent="0.2479in"/>
    </style:style>
    <style:style style:name="T493" style:parent-style-name="Domyślnaczcionkaakapitu" style:family="text">
      <style:text-properties fo:background-color="#80FFFF"/>
    </style:style>
    <style:style style:name="T494" style:parent-style-name="Domyślnaczcionkaakapitu" style:family="text">
      <style:text-properties fo:background-color="#80FFFF"/>
    </style:style>
    <style:style style:name="T495" style:parent-style-name="Domyślnaczcionkaakapitu" style:family="text">
      <style:text-properties fo:background-color="#80FFFF"/>
    </style:style>
    <style:style style:name="T496" style:parent-style-name="Domyślnaczcionkaakapitu" style:family="text">
      <style:text-properties fo:background-color="#80FFFF"/>
    </style:style>
    <style:style style:name="T497" style:parent-style-name="Domyślnaczcionkaakapitu" style:family="text">
      <style:text-properties fo:background-color="#80FFFF"/>
    </style:style>
    <style:style style:name="P498" style:parent-style-name="Normalny" style:family="paragraph">
      <style:paragraph-properties fo:text-align="justify" fo:line-height="150%"/>
    </style:style>
    <style:style style:name="T499" style:parent-style-name="Domyślnaczcionkaakapitu" style:family="text">
      <style:text-properties style:text-underline-type="single" style:text-underline-style="solid" style:text-underline-width="auto" style:text-underline-mode="continuous"/>
    </style:style>
    <style:style style:name="T500" style:parent-style-name="Domyślnaczcionkaakapitu" style:family="text">
      <style:text-properties fo:background-color="#80FFFF" style:text-underline-type="single" style:text-underline-style="solid" style:text-underline-width="auto" style:text-underline-mode="continuous"/>
    </style:style>
    <style:style style:name="P501" style:parent-style-name="Normalny" style:family="paragraph">
      <style:paragraph-properties fo:text-align="justify" fo:line-height="150%" fo:text-indent="0.2479in"/>
    </style:style>
    <style:style style:name="T502" style:parent-style-name="Domyślnaczcionkaakapitu" style:family="text">
      <style:text-properties fo:background-color="#80FFFF"/>
    </style:style>
    <style:style style:name="P503" style:parent-style-name="Normalny" style:family="paragraph">
      <style:paragraph-properties fo:text-align="justify" fo:line-height="150%"/>
    </style:style>
    <style:style style:name="T504" style:parent-style-name="Domyślnaczcionkaakapitu" style:family="text">
      <style:text-properties style:text-underline-type="single" style:text-underline-style="solid" style:text-underline-width="auto" style:text-underline-mode="continuous"/>
    </style:style>
    <style:style style:name="P505" style:parent-style-name="Normalny" style:family="paragraph">
      <style:paragraph-properties fo:text-align="justify" fo:line-height="150%" fo:text-indent="0.2479in"/>
    </style:style>
    <style:style style:name="P506" style:parent-style-name="Normalny" style:family="paragraph">
      <style:paragraph-properties fo:text-align="justify" fo:line-height="150%"/>
    </style:style>
    <style:style style:name="T507" style:parent-style-name="Domyślnaczcionkaakapitu" style:family="text">
      <style:text-properties style:text-underline-type="single" style:text-underline-style="solid" style:text-underline-width="auto" style:text-underline-mode="continuous"/>
    </style:style>
    <style:style style:name="T508" style:parent-style-name="Domyślnaczcionkaakapitu" style:family="text">
      <style:text-properties fo:background-color="#80FFFF" style:text-underline-type="single" style:text-underline-style="solid" style:text-underline-width="auto" style:text-underline-mode="continuous"/>
    </style:style>
    <style:style style:name="T509" style:parent-style-name="Domyślnaczcionkaakapitu" style:family="text">
      <style:text-properties style:text-underline-type="single" style:text-underline-style="solid" style:text-underline-width="auto" style:text-underline-mode="continuous"/>
    </style:style>
    <style:style style:name="P510" style:parent-style-name="Normalny" style:family="paragraph">
      <style:paragraph-properties fo:text-align="justify" fo:line-height="150%" fo:text-indent="0.2479in"/>
    </style:style>
    <style:style style:name="P511" style:parent-style-name="Normalny" style:family="paragraph">
      <style:paragraph-properties fo:text-align="justify" fo:line-height="150%"/>
    </style:style>
    <style:style style:name="T512" style:parent-style-name="Domyślnaczcionkaakapitu" style:family="text">
      <style:text-properties style:text-underline-type="single" style:text-underline-style="solid" style:text-underline-width="auto" style:text-underline-mode="continuous"/>
    </style:style>
    <style:style style:name="P513" style:parent-style-name="Normalny" style:family="paragraph">
      <style:paragraph-properties fo:text-align="justify" fo:line-height="150%" fo:text-indent="0.2479in"/>
    </style:style>
    <style:style style:name="T514" style:parent-style-name="Domyślnaczcionkaakapitu" style:family="text">
      <style:text-properties fo:background-color="#80FFFF"/>
    </style:style>
    <style:style style:name="T515" style:parent-style-name="Domyślnaczcionkaakapitu" style:family="text">
      <style:text-properties fo:background-color="#80FFFF"/>
    </style:style>
    <style:style style:name="T516" style:parent-style-name="Domyślnaczcionkaakapitu" style:family="text">
      <style:text-properties fo:background-color="#80FFFF"/>
    </style:style>
    <style:style style:name="P517" style:parent-style-name="Normalny" style:family="paragraph">
      <style:paragraph-properties fo:text-align="justify" fo:line-height="150%" fo:text-indent="0.2479in"/>
    </style:style>
    <style:style style:name="T518" style:parent-style-name="Domyślnaczcionkaakapitu" style:family="text">
      <style:text-properties fo:background-color="#80FFFF"/>
    </style:style>
    <style:style style:name="T519" style:parent-style-name="Domyślnaczcionkaakapitu" style:family="text">
      <style:text-properties fo:background-color="#80FFFF"/>
    </style:style>
    <style:style style:name="T520" style:parent-style-name="Domyślnaczcionkaakapitu" style:family="text">
      <style:text-properties fo:background-color="#80FFFF"/>
    </style:style>
    <style:style style:name="T521" style:parent-style-name="Domyślnaczcionkaakapitu" style:family="text">
      <style:text-properties fo:background-color="#80FFFF"/>
    </style:style>
    <style:style style:name="T522" style:parent-style-name="Domyślnaczcionkaakapitu" style:family="text">
      <style:text-properties fo:background-color="#80FFFF"/>
    </style:style>
    <style:style style:name="T523" style:parent-style-name="Domyślnaczcionkaakapitu" style:family="text">
      <style:text-properties fo:background-color="#80FFFF"/>
    </style:style>
    <style:style style:name="T524" style:parent-style-name="Domyślnaczcionkaakapitu" style:family="text">
      <style:text-properties fo:background-color="#80FFFF"/>
    </style:style>
    <style:style style:name="T525" style:parent-style-name="Domyślnaczcionkaakapitu" style:family="text">
      <style:text-properties fo:background-color="#80FFFF"/>
    </style:style>
    <style:style style:name="T526" style:parent-style-name="Domyślnaczcionkaakapitu" style:family="text">
      <style:text-properties fo:background-color="#80FFFF"/>
    </style:style>
    <style:style style:name="T527" style:parent-style-name="Domyślnaczcionkaakapitu" style:family="text">
      <style:text-properties fo:background-color="#80FFFF"/>
    </style:style>
    <style:style style:name="T528" style:parent-style-name="Domyślnaczcionkaakapitu" style:family="text">
      <style:text-properties fo:background-color="#80FFFF"/>
    </style:style>
    <style:style style:name="P529" style:parent-style-name="Normalny" style:family="paragraph">
      <style:paragraph-properties fo:text-align="justify" fo:line-height="150%"/>
    </style:style>
    <style:style style:name="T530" style:parent-style-name="Domyślnaczcionkaakapitu" style:family="text">
      <style:text-properties fo:background-color="#80FFFF"/>
    </style:style>
    <style:style style:name="P531" style:parent-style-name="Normalny" style:family="paragraph">
      <style:paragraph-properties fo:text-align="justify" fo:line-height="150%" fo:text-indent="0.2479in"/>
    </style:style>
    <style:style style:name="T532" style:parent-style-name="Domyślnaczcionkaakapitu" style:family="text">
      <style:text-properties fo:background-color="#80FFFF"/>
    </style:style>
    <style:style style:name="T533" style:parent-style-name="Domyślnaczcionkaakapitu" style:family="text">
      <style:text-properties fo:background-color="#80FFFF"/>
    </style:style>
    <style:style style:name="P534" style:parent-style-name="Normalny" style:family="paragraph">
      <style:paragraph-properties fo:text-align="justify" fo:line-height="150%" fo:text-indent="0.2479in"/>
    </style:style>
    <style:style style:name="P535" style:parent-style-name="Normalny" style:family="paragraph">
      <style:paragraph-properties fo:text-align="justify" fo:line-height="150%" fo:text-indent="0.2479in"/>
    </style:style>
    <style:style style:name="T536" style:parent-style-name="Domyślnaczcionkaakapitu" style:family="text">
      <style:text-properties fo:background-color="#80FFFF"/>
    </style:style>
    <style:style style:name="T537" style:parent-style-name="Domyślnaczcionkaakapitu" style:family="text">
      <style:text-properties fo:background-color="#80FFFF"/>
    </style:style>
    <style:style style:name="P538" style:parent-style-name="Normalny" style:family="paragraph">
      <style:paragraph-properties fo:text-align="justify" fo:line-height="150%" fo:text-indent="0.2479in"/>
    </style:style>
    <style:style style:name="T539" style:parent-style-name="Domyślnaczcionkaakapitu" style:family="text">
      <style:text-properties fo:background-color="#80FFFF"/>
    </style:style>
    <style:style style:name="T540" style:parent-style-name="Domyślnaczcionkaakapitu" style:family="text">
      <style:text-properties fo:background-color="#80FFFF"/>
    </style:style>
    <style:style style:name="T541" style:parent-style-name="Domyślnaczcionkaakapitu" style:family="text">
      <style:text-properties fo:background-color="#80FFFF"/>
    </style:style>
    <style:style style:name="T542" style:parent-style-name="Domyślnaczcionkaakapitu" style:family="text">
      <style:text-properties fo:background-color="#80FFFF"/>
    </style:style>
    <style:style style:name="T543" style:parent-style-name="Domyślnaczcionkaakapitu" style:family="text">
      <style:text-properties fo:background-color="#80FFFF"/>
    </style:style>
    <style:style style:name="T544" style:parent-style-name="Domyślnaczcionkaakapitu" style:family="text">
      <style:text-properties fo:background-color="#80FFFF"/>
    </style:style>
    <style:style style:name="T545" style:parent-style-name="Domyślnaczcionkaakapitu" style:family="text">
      <style:text-properties fo:background-color="#80FFFF"/>
    </style:style>
    <style:style style:name="T546" style:parent-style-name="Domyślnaczcionkaakapitu" style:family="text">
      <style:text-properties fo:background-color="#80FFFF"/>
    </style:style>
    <style:style style:name="T547" style:parent-style-name="Domyślnaczcionkaakapitu" style:family="text">
      <style:text-properties fo:background-color="#80FFFF"/>
    </style:style>
    <style:style style:name="T548" style:parent-style-name="Domyślnaczcionkaakapitu" style:family="text">
      <style:text-properties fo:background-color="#80FFFF"/>
    </style:style>
    <style:style style:name="T549" style:parent-style-name="Domyślnaczcionkaakapitu" style:family="text">
      <style:text-properties fo:background-color="#80FFFF"/>
    </style:style>
    <style:style style:name="T550" style:parent-style-name="Domyślnaczcionkaakapitu" style:family="text">
      <style:text-properties fo:background-color="#80FFFF"/>
    </style:style>
    <style:style style:name="T551" style:parent-style-name="Domyślnaczcionkaakapitu" style:family="text">
      <style:text-properties fo:background-color="#80FFFF"/>
    </style:style>
    <style:style style:name="T552" style:parent-style-name="Domyślnaczcionkaakapitu" style:family="text">
      <style:text-properties fo:background-color="#80FFFF"/>
    </style:style>
    <style:style style:name="T553" style:parent-style-name="Domyślnaczcionkaakapitu" style:family="text">
      <style:text-properties fo:background-color="#80FFFF"/>
    </style:style>
    <style:style style:name="T554" style:parent-style-name="Domyślnaczcionkaakapitu" style:family="text">
      <style:text-properties fo:background-color="#80FFFF"/>
    </style:style>
    <style:style style:name="T555" style:parent-style-name="Domyślnaczcionkaakapitu" style:family="text">
      <style:text-properties fo:background-color="#80FFFF"/>
    </style:style>
    <style:style style:name="P556" style:parent-style-name="Normalny" style:family="paragraph">
      <style:paragraph-properties fo:text-align="justify" fo:line-height="150%" fo:text-indent="0.2479in"/>
    </style:style>
    <style:style style:name="P557" style:parent-style-name="Normalny" style:family="paragraph">
      <style:paragraph-properties fo:text-align="justify" fo:line-height="150%" fo:text-indent="0.2479in"/>
    </style:style>
    <style:style style:name="P558" style:parent-style-name="Normalny" style:family="paragraph">
      <style:paragraph-properties fo:text-align="justify" fo:line-height="150%"/>
    </style:style>
    <style:style style:name="T559" style:parent-style-name="Domyślnaczcionkaakapitu" style:family="text">
      <style:text-properties style:text-underline-type="single" style:text-underline-style="solid" style:text-underline-width="auto" style:text-underline-mode="continuous"/>
    </style:style>
    <style:style style:name="T560" style:parent-style-name="Domyślnaczcionkaakapitu" style:family="text">
      <style:text-properties fo:background-color="#80FFFF" style:text-underline-type="single" style:text-underline-style="solid" style:text-underline-width="auto" style:text-underline-mode="continuous"/>
    </style:style>
    <style:style style:name="T561" style:parent-style-name="Domyślnaczcionkaakapitu" style:family="text">
      <style:text-properties style:text-underline-type="single" style:text-underline-style="solid" style:text-underline-width="auto" style:text-underline-mode="continuous"/>
    </style:style>
    <style:style style:name="T562" style:parent-style-name="Domyślnaczcionkaakapitu" style:family="text">
      <style:text-properties fo:background-color="#80FFFF" style:text-underline-type="single" style:text-underline-style="solid" style:text-underline-width="auto" style:text-underline-mode="continuous"/>
    </style:style>
    <style:style style:name="P563" style:parent-style-name="Normalny" style:family="paragraph">
      <style:paragraph-properties fo:text-align="justify" fo:line-height="150%" fo:text-indent="0.2479in"/>
    </style:style>
    <style:style style:name="P564" style:parent-style-name="Normalny" style:family="paragraph">
      <style:paragraph-properties fo:text-align="justify" fo:line-height="150%"/>
    </style:style>
    <style:style style:name="T565" style:parent-style-name="Domyślnaczcionkaakapitu" style:family="text">
      <style:text-properties style:text-underline-type="single" style:text-underline-style="solid" style:text-underline-width="auto" style:text-underline-mode="continuous"/>
    </style:style>
    <style:style style:name="P566" style:parent-style-name="Normalny" style:family="paragraph">
      <style:paragraph-properties fo:text-align="justify" fo:line-height="150%" fo:text-indent="0.2479in"/>
    </style:style>
    <style:style style:name="T567" style:parent-style-name="Domyślnaczcionkaakapitu" style:family="text">
      <style:text-properties fo:background-color="#80FFFF"/>
    </style:style>
    <style:style style:name="P568" style:parent-style-name="Normalny" style:family="paragraph">
      <style:paragraph-properties fo:text-align="justify" fo:line-height="150%"/>
    </style:style>
    <style:style style:name="T569" style:parent-style-name="Domyślnaczcionkaakapitu" style:family="text">
      <style:text-properties style:text-underline-type="single" style:text-underline-style="solid" style:text-underline-width="auto" style:text-underline-mode="continuous"/>
    </style:style>
    <style:style style:name="P570" style:parent-style-name="Normalny" style:family="paragraph">
      <style:paragraph-properties fo:text-align="justify" fo:line-height="150%" fo:text-indent="0.2479in"/>
    </style:style>
    <style:style style:name="P571" style:parent-style-name="Normalny" style:family="paragraph">
      <style:paragraph-properties fo:text-align="justify" fo:line-height="150%"/>
    </style:style>
    <style:style style:name="T572" style:parent-style-name="Domyślnaczcionkaakapitu" style:family="text">
      <style:text-properties style:text-underline-type="single" style:text-underline-style="solid" style:text-underline-width="auto" style:text-underline-mode="continuous"/>
    </style:style>
    <style:style style:name="P573" style:parent-style-name="Normalny" style:family="paragraph">
      <style:paragraph-properties fo:text-align="justify" fo:line-height="150%" fo:text-indent="0.2479in"/>
    </style:style>
    <style:style style:name="T574" style:parent-style-name="Domyślnaczcionkaakapitu" style:family="text">
      <style:text-properties fo:background-color="#80FFFF"/>
    </style:style>
    <style:style style:name="T575" style:parent-style-name="Domyślnaczcionkaakapitu" style:family="text">
      <style:text-properties fo:background-color="#80FFFF"/>
    </style:style>
    <style:style style:name="T576" style:parent-style-name="Domyślnaczcionkaakapitu" style:family="text">
      <style:text-properties fo:background-color="#80FFFF"/>
    </style:style>
    <style:style style:name="T577" style:parent-style-name="Domyślnaczcionkaakapitu" style:family="text">
      <style:text-properties fo:background-color="#80FFFF"/>
    </style:style>
    <style:style style:name="T578" style:parent-style-name="Domyślnaczcionkaakapitu" style:family="text">
      <style:text-properties fo:background-color="#80FFFF"/>
    </style:style>
    <style:style style:name="T579" style:parent-style-name="Domyślnaczcionkaakapitu" style:family="text">
      <style:text-properties fo:background-color="#80FFFF"/>
    </style:style>
    <style:style style:name="T580" style:parent-style-name="Domyślnaczcionkaakapitu" style:family="text">
      <style:text-properties fo:background-color="#80FFFF"/>
    </style:style>
    <style:style style:name="T581" style:parent-style-name="Domyślnaczcionkaakapitu" style:family="text">
      <style:text-properties fo:background-color="#80FFFF"/>
    </style:style>
    <style:style style:name="T582" style:parent-style-name="Domyślnaczcionkaakapitu" style:family="text">
      <style:text-properties fo:background-color="#80FFFF"/>
    </style:style>
    <style:style style:name="P583" style:parent-style-name="Normalny" style:family="paragraph">
      <style:paragraph-properties fo:text-align="justify" fo:line-height="150%" fo:text-indent="0.2479in"/>
    </style:style>
    <style:style style:name="T584" style:parent-style-name="Domyślnaczcionkaakapitu" style:family="text">
      <style:text-properties fo:background-color="#80FFFF"/>
    </style:style>
    <style:style style:name="T585" style:parent-style-name="Domyślnaczcionkaakapitu" style:family="text">
      <style:text-properties fo:background-color="#80FFFF"/>
    </style:style>
    <style:style style:name="P586" style:parent-style-name="Normalny" style:family="paragraph">
      <style:paragraph-properties fo:text-align="justify" fo:line-height="150%" fo:text-indent="0.2479in"/>
    </style:style>
    <style:style style:name="T587" style:parent-style-name="Domyślnaczcionkaakapitu" style:family="text">
      <style:text-properties fo:background-color="#80FFFF"/>
    </style:style>
    <style:style style:name="T588" style:parent-style-name="Domyślnaczcionkaakapitu" style:family="text">
      <style:text-properties fo:background-color="#80FFFF"/>
    </style:style>
    <style:style style:name="T589" style:parent-style-name="Domyślnaczcionkaakapitu" style:family="text">
      <style:text-properties fo:background-color="#80FFFF"/>
    </style:style>
    <style:style style:name="T590" style:parent-style-name="Domyślnaczcionkaakapitu" style:family="text">
      <style:text-properties fo:background-color="#80FFFF"/>
    </style:style>
    <style:style style:name="P591" style:parent-style-name="Normalny" style:family="paragraph">
      <style:paragraph-properties fo:text-align="justify" fo:line-height="150%"/>
    </style:style>
    <style:style style:name="T592" style:parent-style-name="Domyślnaczcionkaakapitu" style:family="text">
      <style:text-properties style:text-underline-type="single" style:text-underline-style="solid" style:text-underline-width="auto" style:text-underline-mode="continuous"/>
    </style:style>
    <style:style style:name="T593" style:parent-style-name="Domyślnaczcionkaakapitu" style:family="text">
      <style:text-properties fo:background-color="#80FFFF" style:text-underline-type="single" style:text-underline-style="solid" style:text-underline-width="auto" style:text-underline-mode="continuous"/>
    </style:style>
    <style:style style:name="T594" style:parent-style-name="Domyślnaczcionkaakapitu" style:family="text">
      <style:text-properties fo:background-color="#80FFFF"/>
    </style:style>
    <style:style style:name="P595" style:parent-style-name="Normalny" style:family="paragraph">
      <style:paragraph-properties fo:text-align="justify" fo:line-height="150%" fo:text-indent="0.2479in"/>
    </style:style>
    <style:style style:name="P596" style:parent-style-name="Normalny" style:family="paragraph">
      <style:paragraph-properties fo:text-align="justify" fo:line-height="150%"/>
    </style:style>
    <style:style style:name="T597" style:parent-style-name="Domyślnaczcionkaakapitu" style:family="text">
      <style:text-properties style:text-underline-type="single" style:text-underline-style="solid" style:text-underline-width="auto" style:text-underline-mode="continuous"/>
    </style:style>
    <style:style style:name="T598" style:parent-style-name="Domyślnaczcionkaakapitu" style:family="text">
      <style:text-properties fo:background-color="#80FFFF" style:text-underline-type="single" style:text-underline-style="solid" style:text-underline-width="auto" style:text-underline-mode="continuous"/>
    </style:style>
    <style:style style:name="T599" style:parent-style-name="Domyślnaczcionkaakapitu" style:family="text">
      <style:text-properties style:text-underline-type="single" style:text-underline-style="solid" style:text-underline-width="auto" style:text-underline-mode="continuous"/>
    </style:style>
    <style:style style:name="P600" style:parent-style-name="Normalny" style:family="paragraph">
      <style:paragraph-properties fo:text-align="justify" fo:line-height="150%" fo:text-indent="0.2479in"/>
    </style:style>
    <style:style style:name="T601" style:parent-style-name="Domyślnaczcionkaakapitu" style:family="text">
      <style:text-properties fo:background-color="#80FFFF"/>
    </style:style>
    <style:style style:name="T602" style:parent-style-name="Domyślnaczcionkaakapitu" style:family="text">
      <style:text-properties fo:background-color="#80FFFF"/>
    </style:style>
    <style:style style:name="T603" style:parent-style-name="Domyślnaczcionkaakapitu" style:family="text">
      <style:text-properties fo:background-color="#80FFFF"/>
    </style:style>
    <style:style style:name="T604" style:parent-style-name="Domyślnaczcionkaakapitu" style:family="text">
      <style:text-properties fo:background-color="#80FFFF"/>
    </style:style>
    <style:style style:name="T605" style:parent-style-name="Domyślnaczcionkaakapitu" style:family="text">
      <style:text-properties fo:background-color="#80FFFF"/>
    </style:style>
    <style:style style:name="T606" style:parent-style-name="Domyślnaczcionkaakapitu" style:family="text">
      <style:text-properties fo:background-color="#80FFFF"/>
    </style:style>
    <style:style style:name="T607" style:parent-style-name="Domyślnaczcionkaakapitu" style:family="text">
      <style:text-properties fo:background-color="#80FFFF"/>
    </style:style>
    <style:style style:name="T608" style:parent-style-name="Domyślnaczcionkaakapitu" style:family="text">
      <style:text-properties fo:background-color="#80FFFF"/>
    </style:style>
    <style:style style:name="P609" style:parent-style-name="Normalny" style:family="paragraph">
      <style:paragraph-properties fo:text-align="justify" fo:line-height="150%" fo:text-indent="0.2479in"/>
    </style:style>
    <style:style style:name="P610" style:parent-style-name="Normalny" style:family="paragraph">
      <style:paragraph-properties fo:text-align="justify" fo:line-height="150%"/>
    </style:style>
    <style:style style:name="T611" style:parent-style-name="Domyślnaczcionkaakapitu" style:family="text">
      <style:text-properties style:text-underline-type="single" style:text-underline-style="solid" style:text-underline-width="auto" style:text-underline-mode="continuous"/>
    </style:style>
    <style:style style:name="T612" style:parent-style-name="Domyślnaczcionkaakapitu" style:family="text">
      <style:text-properties fo:background-color="#80FFFF" style:text-underline-type="single" style:text-underline-style="solid" style:text-underline-width="auto" style:text-underline-mode="continuous"/>
    </style:style>
    <style:style style:name="T613" style:parent-style-name="Domyślnaczcionkaakapitu" style:family="text">
      <style:text-properties style:text-underline-type="single" style:text-underline-style="solid" style:text-underline-width="auto" style:text-underline-mode="continuous"/>
    </style:style>
    <style:style style:name="P614" style:parent-style-name="Normalny" style:family="paragraph">
      <style:paragraph-properties fo:text-align="justify" fo:line-height="150%" fo:text-indent="0.2479in"/>
    </style:style>
    <style:style style:name="T615" style:parent-style-name="Domyślnaczcionkaakapitu" style:family="text">
      <style:text-properties fo:background-color="#80FFFF"/>
    </style:style>
    <style:style style:name="P616" style:parent-style-name="Normalny" style:family="paragraph">
      <style:paragraph-properties fo:text-align="justify" fo:line-height="150%"/>
    </style:style>
    <style:style style:name="T617" style:parent-style-name="Domyślnaczcionkaakapitu" style:family="text">
      <style:text-properties style:text-underline-type="single" style:text-underline-style="solid" style:text-underline-width="auto" style:text-underline-mode="continuous"/>
    </style:style>
    <style:style style:name="P618" style:parent-style-name="Normalny" style:family="paragraph">
      <style:paragraph-properties fo:text-align="justify" fo:line-height="150%" fo:text-indent="0.2479in"/>
    </style:style>
    <style:style style:name="T619" style:parent-style-name="Domyślnaczcionkaakapitu" style:family="text">
      <style:text-properties fo:background-color="#80FFFF"/>
    </style:style>
    <style:style style:name="T620" style:parent-style-name="Domyślnaczcionkaakapitu" style:family="text">
      <style:text-properties fo:background-color="#80FFFF"/>
    </style:style>
    <style:style style:name="P621" style:parent-style-name="Normalny" style:family="paragraph">
      <style:paragraph-properties fo:text-align="justify" fo:line-height="150%" fo:text-indent="0.2479in"/>
    </style:style>
    <style:style style:name="T622" style:parent-style-name="Domyślnaczcionkaakapitu" style:family="text">
      <style:text-properties fo:background-color="#80FFFF"/>
    </style:style>
    <style:style style:name="T623" style:parent-style-name="Domyślnaczcionkaakapitu" style:family="text">
      <style:text-properties fo:background-color="#80FFFF"/>
    </style:style>
    <style:style style:name="P624" style:parent-style-name="Normalny" style:family="paragraph">
      <style:paragraph-properties fo:text-align="justify" fo:line-height="150%"/>
    </style:style>
    <style:style style:name="T625" style:parent-style-name="Domyślnaczcionkaakapitu" style:family="text">
      <style:text-properties style:text-underline-type="single" style:text-underline-style="solid" style:text-underline-width="auto" style:text-underline-mode="continuous"/>
    </style:style>
    <style:style style:name="P626" style:parent-style-name="Normalny" style:family="paragraph">
      <style:paragraph-properties fo:text-align="justify" fo:line-height="150%" fo:text-indent="0.2479in"/>
    </style:style>
    <style:style style:name="T627" style:parent-style-name="Domyślnaczcionkaakapitu" style:family="text">
      <style:text-properties fo:background-color="#80FFFF"/>
    </style:style>
    <style:style style:name="T628" style:parent-style-name="Domyślnaczcionkaakapitu" style:family="text">
      <style:text-properties fo:background-color="#80FFFF"/>
    </style:style>
    <style:style style:name="T629" style:parent-style-name="Domyślnaczcionkaakapitu" style:family="text">
      <style:text-properties fo:background-color="#80FFFF"/>
    </style:style>
    <style:style style:name="T630" style:parent-style-name="Domyślnaczcionkaakapitu" style:family="text">
      <style:text-properties fo:background-color="#80FFFF"/>
    </style:style>
    <style:style style:name="P631" style:parent-style-name="Normalny" style:family="paragraph">
      <style:paragraph-properties fo:text-align="justify" fo:line-height="150%" fo:text-indent="0.2479in"/>
    </style:style>
    <style:style style:name="T632" style:parent-style-name="Domyślnaczcionkaakapitu" style:family="text">
      <style:text-properties fo:background-color="#80FFFF"/>
    </style:style>
    <style:style style:name="T633" style:parent-style-name="Domyślnaczcionkaakapitu" style:family="text">
      <style:text-properties fo:background-color="#80FFFF"/>
    </style:style>
    <style:style style:name="T634" style:parent-style-name="Domyślnaczcionkaakapitu" style:family="text">
      <style:text-properties fo:background-color="#80FFFF"/>
    </style:style>
    <style:style style:name="T635" style:parent-style-name="Domyślnaczcionkaakapitu" style:family="text">
      <style:text-properties fo:background-color="#80FFFF"/>
    </style:style>
    <style:style style:name="T636" style:parent-style-name="Domyślnaczcionkaakapitu" style:family="text">
      <style:text-properties fo:background-color="#80FFFF"/>
    </style:style>
    <style:style style:name="T637" style:parent-style-name="Domyślnaczcionkaakapitu" style:family="text">
      <style:text-properties fo:background-color="#80FFFF"/>
    </style:style>
    <style:style style:name="P638" style:parent-style-name="Normalny" style:family="paragraph">
      <style:paragraph-properties fo:text-align="justify" fo:line-height="150%"/>
    </style:style>
    <style:style style:name="T639" style:parent-style-name="Domyślnaczcionkaakapitu" style:family="text">
      <style:text-properties style:text-underline-type="single" style:text-underline-style="solid" style:text-underline-width="auto" style:text-underline-mode="continuous"/>
    </style:style>
    <style:style style:name="P640" style:parent-style-name="Normalny" style:family="paragraph">
      <style:paragraph-properties fo:text-align="justify" fo:line-height="150%" fo:text-indent="0.2479in"/>
    </style:style>
    <style:style style:name="T641" style:parent-style-name="Domyślnaczcionkaakapitu" style:family="text">
      <style:text-properties fo:background-color="#80FFFF"/>
    </style:style>
    <style:style style:name="T642" style:parent-style-name="Domyślnaczcionkaakapitu" style:family="text">
      <style:text-properties fo:background-color="#80FFFF"/>
    </style:style>
    <style:style style:name="T643" style:parent-style-name="Domyślnaczcionkaakapitu" style:family="text">
      <style:text-properties fo:background-color="#80FFFF"/>
    </style:style>
    <style:style style:name="T644" style:parent-style-name="Domyślnaczcionkaakapitu" style:family="text">
      <style:text-properties fo:background-color="#80FFFF"/>
    </style:style>
    <style:style style:name="T645" style:parent-style-name="Domyślnaczcionkaakapitu" style:family="text">
      <style:text-properties fo:background-color="#80FFFF"/>
    </style:style>
    <style:style style:name="T646" style:parent-style-name="Domyślnaczcionkaakapitu" style:family="text">
      <style:text-properties fo:background-color="#80FFFF"/>
    </style:style>
    <style:style style:name="T647" style:parent-style-name="Domyślnaczcionkaakapitu" style:family="text">
      <style:text-properties fo:background-color="#80FFFF"/>
    </style:style>
    <style:style style:name="T648" style:parent-style-name="Domyślnaczcionkaakapitu" style:family="text">
      <style:text-properties fo:background-color="#80FFFF"/>
    </style:style>
    <style:style style:name="P649" style:parent-style-name="Normalny" style:family="paragraph">
      <style:paragraph-properties fo:text-align="justify" fo:line-height="150%"/>
    </style:style>
    <style:style style:name="T650" style:parent-style-name="Domyślnaczcionkaakapitu" style:family="text">
      <style:text-properties style:text-underline-type="single" style:text-underline-style="solid" style:text-underline-width="auto" style:text-underline-mode="continuous"/>
    </style:style>
    <style:style style:name="T651" style:parent-style-name="Domyślnaczcionkaakapitu" style:family="text">
      <style:text-properties fo:background-color="#80FFFF" style:text-underline-type="single" style:text-underline-style="solid" style:text-underline-width="auto" style:text-underline-mode="continuous"/>
    </style:style>
    <style:style style:name="T652" style:parent-style-name="Domyślnaczcionkaakapitu" style:family="text">
      <style:text-properties style:text-underline-type="single" style:text-underline-style="solid" style:text-underline-width="auto" style:text-underline-mode="continuous"/>
    </style:style>
    <style:style style:name="T653" style:parent-style-name="Domyślnaczcionkaakapitu" style:family="text">
      <style:text-properties fo:background-color="#80FFFF" style:text-underline-type="single" style:text-underline-style="solid" style:text-underline-width="auto" style:text-underline-mode="continuous"/>
    </style:style>
    <style:style style:name="T654" style:parent-style-name="Domyślnaczcionkaakapitu" style:family="text">
      <style:text-properties style:text-underline-type="single" style:text-underline-style="solid" style:text-underline-width="auto" style:text-underline-mode="continuous"/>
    </style:style>
    <style:style style:name="T655" style:parent-style-name="Domyślnaczcionkaakapitu" style:family="text">
      <style:text-properties fo:background-color="#80FFFF" style:text-underline-type="single" style:text-underline-style="solid" style:text-underline-width="auto" style:text-underline-mode="continuous"/>
    </style:style>
    <style:style style:name="T656" style:parent-style-name="Domyślnaczcionkaakapitu" style:family="text">
      <style:text-properties style:text-underline-type="single" style:text-underline-style="solid" style:text-underline-width="auto" style:text-underline-mode="continuous"/>
    </style:style>
    <style:style style:name="T657" style:parent-style-name="Domyślnaczcionkaakapitu" style:family="text">
      <style:text-properties fo:background-color="#80FFFF" style:text-underline-type="single" style:text-underline-style="solid" style:text-underline-width="auto" style:text-underline-mode="continuous"/>
    </style:style>
    <style:style style:name="P658" style:parent-style-name="Normalny" style:family="paragraph">
      <style:paragraph-properties fo:text-align="justify" fo:line-height="150%" fo:text-indent="0.2479in"/>
    </style:style>
    <style:style style:name="P659" style:parent-style-name="Normalny" style:family="paragraph">
      <style:paragraph-properties fo:text-align="justify" fo:line-height="150%"/>
    </style:style>
    <style:style style:name="T660" style:parent-style-name="Domyślnaczcionkaakapitu" style:family="text">
      <style:text-properties style:text-underline-type="single" style:text-underline-style="solid" style:text-underline-width="auto" style:text-underline-mode="continuous"/>
    </style:style>
    <style:style style:name="P661" style:parent-style-name="Normalny" style:family="paragraph">
      <style:paragraph-properties fo:text-align="justify" fo:line-height="150%" fo:text-indent="0.2479in"/>
    </style:style>
    <style:style style:name="T662" style:parent-style-name="Domyślnaczcionkaakapitu" style:family="text">
      <style:text-properties fo:background-color="#80FFFF"/>
    </style:style>
    <style:style style:name="T663" style:parent-style-name="Domyślnaczcionkaakapitu" style:family="text">
      <style:text-properties fo:background-color="#80FFFF"/>
    </style:style>
    <style:style style:name="T664" style:parent-style-name="Domyślnaczcionkaakapitu" style:family="text">
      <style:text-properties fo:background-color="#80FFFF"/>
    </style:style>
    <style:style style:name="P665" style:parent-style-name="Normalny" style:family="paragraph">
      <style:paragraph-properties fo:text-align="justify" fo:line-height="150%" fo:text-indent="0.2479in"/>
    </style:style>
    <style:style style:name="T666" style:parent-style-name="Domyślnaczcionkaakapitu" style:family="text">
      <style:text-properties fo:background-color="#80FFFF"/>
    </style:style>
    <style:style style:name="T667" style:parent-style-name="Domyślnaczcionkaakapitu" style:family="text">
      <style:text-properties fo:background-color="#80FFFF"/>
    </style:style>
    <style:style style:name="T668" style:parent-style-name="Domyślnaczcionkaakapitu" style:family="text">
      <style:text-properties fo:background-color="#80FFFF"/>
    </style:style>
    <style:style style:name="P669" style:parent-style-name="Normalny" style:family="paragraph">
      <style:paragraph-properties fo:text-align="justify" fo:line-height="150%" fo:text-indent="0.2479in"/>
    </style:style>
    <style:style style:name="T670" style:parent-style-name="Domyślnaczcionkaakapitu" style:family="text">
      <style:text-properties fo:background-color="#80FFFF"/>
    </style:style>
    <style:style style:name="T671" style:parent-style-name="Domyślnaczcionkaakapitu" style:family="text">
      <style:text-properties fo:background-color="#80FFFF"/>
    </style:style>
    <style:style style:name="P672" style:parent-style-name="Normalny" style:family="paragraph">
      <style:paragraph-properties fo:text-align="justify" fo:line-height="150%" fo:text-indent="0.2479in"/>
    </style:style>
    <style:style style:name="T673" style:parent-style-name="Domyślnaczcionkaakapitu" style:family="text">
      <style:text-properties fo:background-color="#80FFFF"/>
    </style:style>
    <style:style style:name="T674" style:parent-style-name="Domyślnaczcionkaakapitu" style:family="text">
      <style:text-properties fo:background-color="#80FFFF"/>
    </style:style>
    <style:style style:name="T675" style:parent-style-name="Domyślnaczcionkaakapitu" style:family="text">
      <style:text-properties fo:background-color="#80FFFF"/>
    </style:style>
    <style:style style:name="T676" style:parent-style-name="Domyślnaczcionkaakapitu" style:family="text">
      <style:text-properties fo:background-color="#80FFFF"/>
    </style:style>
    <style:style style:name="T677" style:parent-style-name="Domyślnaczcionkaakapitu" style:family="text">
      <style:text-properties fo:background-color="#80FFFF"/>
    </style:style>
    <style:style style:name="T678" style:parent-style-name="Domyślnaczcionkaakapitu" style:family="text">
      <style:text-properties fo:background-color="#80FFFF"/>
    </style:style>
    <style:style style:name="T679" style:parent-style-name="Domyślnaczcionkaakapitu" style:family="text">
      <style:text-properties fo:background-color="#80FFFF"/>
    </style:style>
    <style:style style:name="T680" style:parent-style-name="Domyślnaczcionkaakapitu" style:family="text">
      <style:text-properties fo:background-color="#80FFFF"/>
    </style:style>
    <style:style style:name="T681" style:parent-style-name="Domyślnaczcionkaakapitu" style:family="text">
      <style:text-properties fo:background-color="#80FFFF"/>
    </style:style>
    <style:style style:name="P682" style:parent-style-name="Normalny" style:family="paragraph">
      <style:paragraph-properties fo:text-align="justify" fo:line-height="150%" fo:text-indent="0.2479in"/>
    </style:style>
    <style:style style:name="T683" style:parent-style-name="Domyślnaczcionkaakapitu" style:family="text">
      <style:text-properties fo:background-color="#80FFFF"/>
    </style:style>
    <style:style style:name="T684" style:parent-style-name="Domyślnaczcionkaakapitu" style:family="text">
      <style:text-properties fo:background-color="#80FFFF"/>
    </style:style>
    <style:style style:name="T685" style:parent-style-name="Domyślnaczcionkaakapitu" style:family="text">
      <style:text-properties fo:background-color="#80FFFF"/>
    </style:style>
    <style:style style:name="T686" style:parent-style-name="Domyślnaczcionkaakapitu" style:family="text">
      <style:text-properties fo:background-color="#80FFFF"/>
    </style:style>
    <style:style style:name="T687" style:parent-style-name="Domyślnaczcionkaakapitu" style:family="text">
      <style:text-properties fo:background-color="#80FFFF"/>
    </style:style>
    <style:style style:name="P688" style:parent-style-name="Normalny" style:family="paragraph">
      <style:paragraph-properties fo:text-align="justify" fo:line-height="150%" fo:text-indent="0.2479in"/>
    </style:style>
    <style:style style:name="T689" style:parent-style-name="Domyślnaczcionkaakapitu" style:family="text">
      <style:text-properties fo:background-color="#80FFFF"/>
    </style:style>
    <style:style style:name="T690" style:parent-style-name="Domyślnaczcionkaakapitu" style:family="text">
      <style:text-properties fo:background-color="#80FFFF"/>
    </style:style>
    <style:style style:name="T691" style:parent-style-name="Domyślnaczcionkaakapitu" style:family="text">
      <style:text-properties fo:background-color="#80FFFF"/>
    </style:style>
    <style:style style:name="T692" style:parent-style-name="Domyślnaczcionkaakapitu" style:family="text">
      <style:text-properties fo:background-color="#80FFFF"/>
    </style:style>
    <style:style style:name="T693" style:parent-style-name="Domyślnaczcionkaakapitu" style:family="text">
      <style:text-properties fo:background-color="#80FFFF"/>
    </style:style>
    <style:style style:name="P694" style:parent-style-name="Normalny" style:family="paragraph">
      <style:paragraph-properties fo:text-align="justify" fo:line-height="150%"/>
    </style:style>
    <style:style style:name="T695" style:parent-style-name="Domyślnaczcionkaakapitu" style:family="text">
      <style:text-properties style:text-underline-type="single" style:text-underline-style="solid" style:text-underline-width="auto" style:text-underline-mode="continuous"/>
    </style:style>
    <style:style style:name="P696" style:parent-style-name="Normalny" style:family="paragraph">
      <style:paragraph-properties fo:text-align="justify" fo:line-height="150%" fo:text-indent="0.2479in"/>
    </style:style>
    <style:style style:name="P697" style:parent-style-name="Normalny" style:family="paragraph">
      <style:paragraph-properties fo:text-align="justify" fo:line-height="150%"/>
    </style:style>
    <style:style style:name="T698" style:parent-style-name="Domyślnaczcionkaakapitu" style:family="text">
      <style:text-properties fo:background-color="#80FFFF"/>
    </style:style>
    <style:style style:name="P699" style:parent-style-name="Normalny" style:family="paragraph">
      <style:paragraph-properties fo:text-align="justify" fo:line-height="150%" fo:text-indent="0.2479in"/>
    </style:style>
    <style:style style:name="T700" style:parent-style-name="Domyślnaczcionkaakapitu" style:family="text">
      <style:text-properties fo:background-color="#80FFFF"/>
    </style:style>
    <style:style style:name="T701" style:parent-style-name="Domyślnaczcionkaakapitu" style:family="text">
      <style:text-properties fo:background-color="#80FFFF"/>
    </style:style>
    <style:style style:name="T702" style:parent-style-name="Domyślnaczcionkaakapitu" style:family="text">
      <style:text-properties fo:background-color="#80FFFF"/>
    </style:style>
    <style:style style:name="P703" style:parent-style-name="Normalny" style:family="paragraph">
      <style:paragraph-properties fo:text-align="justify" fo:line-height="150%"/>
    </style:style>
    <style:style style:name="T704" style:parent-style-name="Domyślnaczcionkaakapitu" style:family="text">
      <style:text-properties style:text-underline-type="single" style:text-underline-style="solid" style:text-underline-width="auto" style:text-underline-mode="continuous"/>
    </style:style>
    <style:style style:name="P705" style:parent-style-name="Normalny" style:family="paragraph">
      <style:paragraph-properties fo:text-align="justify" fo:line-height="150%" fo:text-indent="0.2479in"/>
    </style:style>
    <style:style style:name="T706" style:parent-style-name="Domyślnaczcionkaakapitu" style:family="text">
      <style:text-properties fo:background-color="#80FFFF"/>
    </style:style>
    <style:style style:name="P707" style:parent-style-name="Normalny" style:family="paragraph">
      <style:paragraph-properties fo:text-align="justify" fo:line-height="150%" fo:text-indent="0.2479in"/>
    </style:style>
    <style:style style:name="T708" style:parent-style-name="Domyślnaczcionkaakapitu" style:family="text">
      <style:text-properties fo:background-color="#80FFFF"/>
    </style:style>
    <style:style style:name="T709" style:parent-style-name="Domyślnaczcionkaakapitu" style:family="text">
      <style:text-properties fo:background-color="#80FFFF"/>
    </style:style>
    <style:style style:name="T710" style:parent-style-name="Domyślnaczcionkaakapitu" style:family="text">
      <style:text-properties fo:background-color="#80FFFF"/>
    </style:style>
    <style:style style:name="P711" style:parent-style-name="Normalny" style:family="paragraph">
      <style:paragraph-properties fo:text-align="justify" fo:line-height="150%" fo:text-indent="0.2479in"/>
    </style:style>
    <style:style style:name="T712" style:parent-style-name="Domyślnaczcionkaakapitu" style:family="text">
      <style:text-properties fo:background-color="#80FFFF"/>
    </style:style>
    <style:style style:name="T713" style:parent-style-name="Domyślnaczcionkaakapitu" style:family="text">
      <style:text-properties fo:background-color="#80FFFF"/>
    </style:style>
    <style:style style:name="T714" style:parent-style-name="Domyślnaczcionkaakapitu" style:family="text">
      <style:text-properties fo:background-color="#80FFFF"/>
    </style:style>
    <style:style style:name="T715" style:parent-style-name="Domyślnaczcionkaakapitu" style:family="text">
      <style:text-properties fo:background-color="#80FFFF"/>
    </style:style>
    <style:style style:name="T716" style:parent-style-name="Domyślnaczcionkaakapitu" style:family="text">
      <style:text-properties fo:background-color="#80FFFF"/>
    </style:style>
    <style:style style:name="T717" style:parent-style-name="Domyślnaczcionkaakapitu" style:family="text">
      <style:text-properties fo:background-color="#80FFFF"/>
    </style:style>
    <style:style style:name="P718" style:parent-style-name="Normalny" style:family="paragraph">
      <style:paragraph-properties fo:text-align="justify" fo:line-height="150%" fo:text-indent="0.2479in"/>
    </style:style>
    <style:style style:name="T719" style:parent-style-name="Domyślnaczcionkaakapitu" style:family="text">
      <style:text-properties fo:background-color="#80FFFF"/>
    </style:style>
    <style:style style:name="T720" style:parent-style-name="Domyślnaczcionkaakapitu" style:family="text">
      <style:text-properties fo:background-color="#80FFFF"/>
    </style:style>
    <style:style style:name="T721" style:parent-style-name="Domyślnaczcionkaakapitu" style:family="text">
      <style:text-properties fo:background-color="#80FFFF"/>
    </style:style>
    <style:style style:name="P722" style:parent-style-name="Normalny" style:family="paragraph">
      <style:paragraph-properties fo:text-align="justify" fo:line-height="150%" fo:text-indent="0.2479in"/>
    </style:style>
    <style:style style:name="T723" style:parent-style-name="Domyślnaczcionkaakapitu" style:family="text">
      <style:text-properties fo:background-color="#80FFFF"/>
    </style:style>
    <style:style style:name="T724" style:parent-style-name="Domyślnaczcionkaakapitu" style:family="text">
      <style:text-properties fo:background-color="#80FFFF"/>
    </style:style>
    <style:style style:name="T725" style:parent-style-name="Domyślnaczcionkaakapitu" style:family="text">
      <style:text-properties fo:background-color="#80FFFF"/>
    </style:style>
    <style:style style:name="P726" style:parent-style-name="Normalny" style:family="paragraph">
      <style:paragraph-properties fo:text-align="justify" fo:line-height="150%" fo:text-indent="0.2479in"/>
    </style:style>
    <style:style style:name="P727" style:parent-style-name="Normalny" style:family="paragraph">
      <style:paragraph-properties fo:text-align="justify" fo:line-height="150%" fo:text-indent="0.2479in"/>
    </style:style>
    <style:style style:name="T728" style:parent-style-name="Domyślnaczcionkaakapitu" style:family="text">
      <style:text-properties fo:background-color="#80FFFF"/>
    </style:style>
    <style:style style:name="P729" style:parent-style-name="Normalny" style:family="paragraph">
      <style:paragraph-properties fo:text-align="justify" fo:line-height="150%" fo:text-indent="0.2479in"/>
    </style:style>
    <style:style style:name="T730" style:parent-style-name="Domyślnaczcionkaakapitu" style:family="text">
      <style:text-properties fo:background-color="#80FFFF"/>
    </style:style>
    <style:style style:name="P731" style:parent-style-name="Normalny" style:family="paragraph">
      <style:paragraph-properties fo:text-align="justify" fo:line-height="150%" fo:text-indent="0.2479in"/>
    </style:style>
    <style:style style:name="T732" style:parent-style-name="Domyślnaczcionkaakapitu" style:family="text">
      <style:text-properties fo:background-color="#80FFFF"/>
    </style:style>
    <style:style style:name="T733" style:parent-style-name="Domyślnaczcionkaakapitu" style:family="text">
      <style:text-properties fo:background-color="#80FFFF"/>
    </style:style>
    <style:style style:name="T734" style:parent-style-name="Domyślnaczcionkaakapitu" style:family="text">
      <style:text-properties fo:background-color="#80FFFF"/>
    </style:style>
    <style:style style:name="P735" style:parent-style-name="Normalny" style:family="paragraph">
      <style:paragraph-properties fo:text-align="justify" fo:line-height="150%" fo:text-indent="0.2479in"/>
    </style:style>
    <style:style style:name="T736" style:parent-style-name="Domyślnaczcionkaakapitu" style:family="text">
      <style:text-properties fo:background-color="#80FFFF"/>
    </style:style>
    <style:style style:name="P737" style:parent-style-name="Normalny" style:family="paragraph">
      <style:paragraph-properties fo:text-align="justify" fo:line-height="150%" fo:text-indent="0.2479in"/>
    </style:style>
    <style:style style:name="P738" style:parent-style-name="Normalny" style:family="paragraph">
      <style:paragraph-properties fo:text-align="justify" fo:line-height="150%"/>
    </style:style>
    <style:style style:name="T739" style:parent-style-name="Domyślnaczcionkaakapitu" style:family="text">
      <style:text-properties style:text-underline-type="single" style:text-underline-style="solid" style:text-underline-width="auto" style:text-underline-mode="continuous"/>
    </style:style>
    <style:style style:name="T740" style:parent-style-name="Domyślnaczcionkaakapitu" style:family="text">
      <style:text-properties fo:background-color="#80FFFF" style:text-underline-type="single" style:text-underline-style="solid" style:text-underline-width="auto" style:text-underline-mode="continuous"/>
    </style:style>
    <style:style style:name="P741" style:parent-style-name="Normalny" style:family="paragraph">
      <style:paragraph-properties fo:text-align="justify" fo:line-height="150%" fo:text-indent="0.2479in"/>
    </style:style>
    <style:style style:name="P742" style:parent-style-name="Normalny" style:family="paragraph">
      <style:paragraph-properties fo:text-align="justify" fo:line-height="150%"/>
    </style:style>
    <style:style style:name="T743" style:parent-style-name="Domyślnaczcionkaakapitu" style:family="text">
      <style:text-properties fo:background-color="#80FFFF" style:text-underline-type="single" style:text-underline-style="solid" style:text-underline-width="auto" style:text-underline-mode="continuous"/>
    </style:style>
    <style:style style:name="T744" style:parent-style-name="Domyślnaczcionkaakapitu" style:family="text">
      <style:text-properties style:text-underline-type="single" style:text-underline-style="solid" style:text-underline-width="auto" style:text-underline-mode="continuous"/>
    </style:style>
    <style:style style:name="P745" style:parent-style-name="Normalny" style:family="paragraph">
      <style:paragraph-properties fo:text-align="justify" fo:line-height="150%" fo:text-indent="0.2479in"/>
    </style:style>
    <style:style style:name="P746" style:parent-style-name="Normalny" style:family="paragraph">
      <style:paragraph-properties fo:text-align="justify" fo:line-height="150%" fo:text-indent="0.2479in"/>
    </style:style>
    <style:style style:name="T747" style:parent-style-name="Domyślnaczcionkaakapitu" style:family="text">
      <style:text-properties fo:background-color="#80FFFF"/>
    </style:style>
    <style:style style:name="T748" style:parent-style-name="Domyślnaczcionkaakapitu" style:family="text">
      <style:text-properties fo:background-color="#80FFFF"/>
    </style:style>
    <style:style style:name="P749" style:parent-style-name="Normalny" style:family="paragraph">
      <style:paragraph-properties fo:text-align="justify" fo:line-height="150%" fo:text-indent="0.2479in"/>
    </style:style>
    <style:style style:name="P750" style:parent-style-name="Normalny" style:family="paragraph">
      <style:paragraph-properties fo:text-align="justify" fo:line-height="150%"/>
    </style:style>
    <style:style style:name="T751" style:parent-style-name="Domyślnaczcionkaakapitu" style:family="text">
      <style:text-properties style:text-underline-type="single" style:text-underline-style="solid" style:text-underline-width="auto" style:text-underline-mode="continuous"/>
    </style:style>
    <style:style style:name="P752" style:parent-style-name="Normalny" style:family="paragraph">
      <style:paragraph-properties fo:text-align="justify" fo:line-height="150%" fo:text-indent="0.2479in"/>
    </style:style>
    <style:style style:name="T753" style:parent-style-name="Domyślnaczcionkaakapitu" style:family="text">
      <style:text-properties fo:background-color="#80FFFF"/>
    </style:style>
    <style:style style:name="P754" style:parent-style-name="Normalny" style:family="paragraph">
      <style:paragraph-properties fo:text-align="justify" fo:line-height="150%"/>
    </style:style>
    <style:style style:name="T755" style:parent-style-name="Domyślnaczcionkaakapitu" style:family="text">
      <style:text-properties style:text-underline-type="single" style:text-underline-style="solid" style:text-underline-width="auto" style:text-underline-mode="continuous"/>
    </style:style>
    <style:style style:name="P756" style:parent-style-name="Normalny" style:family="paragraph">
      <style:paragraph-properties fo:text-align="justify" fo:line-height="150%" fo:text-indent="0.2479in"/>
    </style:style>
    <style:style style:name="T757" style:parent-style-name="Domyślnaczcionkaakapitu" style:family="text">
      <style:text-properties fo:background-color="#80FFFF"/>
    </style:style>
    <style:style style:name="T758" style:parent-style-name="Domyślnaczcionkaakapitu" style:family="text">
      <style:text-properties fo:background-color="#80FFFF"/>
    </style:style>
    <style:style style:name="T759" style:parent-style-name="Domyślnaczcionkaakapitu" style:family="text">
      <style:text-properties fo:background-color="#80FFFF"/>
    </style:style>
    <style:style style:name="T760" style:parent-style-name="Domyślnaczcionkaakapitu" style:family="text">
      <style:text-properties fo:background-color="#80FFFF"/>
    </style:style>
    <style:style style:name="T761" style:parent-style-name="Domyślnaczcionkaakapitu" style:family="text">
      <style:text-properties fo:background-color="#80FFFF"/>
    </style:style>
    <style:style style:name="P762" style:parent-style-name="Normalny" style:family="paragraph">
      <style:paragraph-properties fo:text-align="justify" fo:line-height="150%" fo:text-indent="0.2479in"/>
    </style:style>
    <style:style style:name="T763" style:parent-style-name="Domyślnaczcionkaakapitu" style:family="text">
      <style:text-properties fo:background-color="#80FFFF"/>
    </style:style>
    <style:style style:name="T764" style:parent-style-name="Domyślnaczcionkaakapitu" style:family="text">
      <style:text-properties fo:background-color="#80FFFF"/>
    </style:style>
    <style:style style:name="T765" style:parent-style-name="Domyślnaczcionkaakapitu" style:family="text">
      <style:text-properties fo:background-color="#80FFFF"/>
    </style:style>
    <style:style style:name="T766" style:parent-style-name="Domyślnaczcionkaakapitu" style:family="text">
      <style:text-properties fo:background-color="#80FFFF"/>
    </style:style>
    <style:style style:name="T767" style:parent-style-name="Domyślnaczcionkaakapitu" style:family="text">
      <style:text-properties fo:background-color="#80FFFF"/>
    </style:style>
    <style:style style:name="T768" style:parent-style-name="Domyślnaczcionkaakapitu" style:family="text">
      <style:text-properties fo:background-color="#80FFFF"/>
    </style:style>
    <style:style style:name="T769" style:parent-style-name="Domyślnaczcionkaakapitu" style:family="text">
      <style:text-properties fo:background-color="#80FFFF"/>
    </style:style>
    <style:style style:name="T770" style:parent-style-name="Domyślnaczcionkaakapitu" style:family="text">
      <style:text-properties fo:background-color="#80FFFF"/>
    </style:style>
    <style:style style:name="P771" style:parent-style-name="Normalny" style:family="paragraph">
      <style:paragraph-properties fo:text-align="justify" fo:line-height="150%"/>
    </style:style>
    <style:style style:name="T772" style:parent-style-name="Domyślnaczcionkaakapitu" style:family="text">
      <style:text-properties style:text-underline-type="single" style:text-underline-style="solid" style:text-underline-width="auto" style:text-underline-mode="continuous"/>
    </style:style>
    <style:style style:name="P773" style:parent-style-name="Normalny" style:family="paragraph">
      <style:paragraph-properties fo:text-align="justify" fo:line-height="150%" fo:text-indent="0.2479in"/>
    </style:style>
    <style:style style:name="P774" style:parent-style-name="Normalny" style:family="paragraph">
      <style:paragraph-properties fo:text-align="justify" fo:line-height="150%"/>
    </style:style>
    <style:style style:name="T775" style:parent-style-name="Domyślnaczcionkaakapitu" style:family="text">
      <style:text-properties style:text-underline-type="single" style:text-underline-style="solid" style:text-underline-width="auto" style:text-underline-mode="continuous"/>
    </style:style>
    <style:style style:name="P776" style:parent-style-name="Normalny" style:family="paragraph">
      <style:paragraph-properties fo:text-align="justify" fo:line-height="150%" fo:text-indent="0.2479in"/>
    </style:style>
    <style:style style:name="T777" style:parent-style-name="Domyślnaczcionkaakapitu" style:family="text">
      <style:text-properties fo:background-color="#80FFFF"/>
    </style:style>
    <style:style style:name="T778" style:parent-style-name="Domyślnaczcionkaakapitu" style:family="text">
      <style:text-properties fo:background-color="#80FFFF"/>
    </style:style>
    <style:style style:name="P779" style:parent-style-name="Normalny" style:family="paragraph">
      <style:paragraph-properties fo:text-align="justify" fo:line-height="150%" fo:text-indent="0.2479in"/>
    </style:style>
    <style:style style:name="T780" style:parent-style-name="Domyślnaczcionkaakapitu" style:family="text">
      <style:text-properties fo:background-color="#80FFFF"/>
    </style:style>
    <style:style style:name="T781" style:parent-style-name="Domyślnaczcionkaakapitu" style:family="text">
      <style:text-properties fo:background-color="#80FFFF"/>
    </style:style>
    <style:style style:name="T782" style:parent-style-name="Domyślnaczcionkaakapitu" style:family="text">
      <style:text-properties fo:background-color="#80FFFF"/>
    </style:style>
    <style:style style:name="P783" style:parent-style-name="Normalny" style:family="paragraph">
      <style:paragraph-properties fo:text-align="justify" fo:line-height="150%"/>
    </style:style>
    <style:style style:name="T784" style:parent-style-name="Domyślnaczcionkaakapitu" style:family="text">
      <style:text-properties style:text-underline-type="single" style:text-underline-style="solid" style:text-underline-width="auto" style:text-underline-mode="continuous"/>
    </style:style>
    <style:style style:name="T785" style:parent-style-name="Domyślnaczcionkaakapitu" style:family="text">
      <style:text-properties fo:background-color="#80FFFF" style:text-underline-type="single" style:text-underline-style="solid" style:text-underline-width="auto" style:text-underline-mode="continuous"/>
    </style:style>
    <style:style style:name="P786" style:parent-style-name="Normalny" style:family="paragraph">
      <style:paragraph-properties fo:text-align="justify" fo:line-height="150%" fo:text-indent="0.2479in"/>
    </style:style>
    <style:style style:name="T787" style:parent-style-name="Domyślnaczcionkaakapitu" style:family="text">
      <style:text-properties fo:background-color="#80FFFF"/>
    </style:style>
    <style:style style:name="T788" style:parent-style-name="Domyślnaczcionkaakapitu" style:family="text">
      <style:text-properties fo:background-color="#80FFFF"/>
    </style:style>
    <style:style style:name="T789" style:parent-style-name="Domyślnaczcionkaakapitu" style:family="text">
      <style:text-properties fo:background-color="#80FFFF"/>
    </style:style>
    <style:style style:name="P790" style:parent-style-name="Normalny" style:family="paragraph">
      <style:paragraph-properties fo:text-align="justify" fo:line-height="150%"/>
    </style:style>
    <style:style style:name="T791" style:parent-style-name="Domyślnaczcionkaakapitu" style:family="text">
      <style:text-properties fo:background-color="#80FFFF"/>
    </style:style>
    <style:style style:name="P792" style:parent-style-name="Normalny" style:family="paragraph">
      <style:paragraph-properties fo:text-align="justify" fo:line-height="150%" fo:text-indent="0.2479in"/>
    </style:style>
    <style:style style:name="P793" style:parent-style-name="Normalny" style:family="paragraph">
      <style:paragraph-properties fo:text-align="justify" fo:line-height="150%"/>
    </style:style>
    <style:style style:name="T794" style:parent-style-name="Domyślnaczcionkaakapitu" style:family="text">
      <style:text-properties style:text-underline-type="single" style:text-underline-style="solid" style:text-underline-width="auto" style:text-underline-mode="continuous"/>
    </style:style>
    <style:style style:name="T795" style:parent-style-name="Domyślnaczcionkaakapitu" style:family="text">
      <style:text-properties fo:background-color="#80FFFF" style:text-underline-type="single" style:text-underline-style="solid" style:text-underline-width="auto" style:text-underline-mode="continuous"/>
    </style:style>
    <style:style style:name="T796" style:parent-style-name="Domyślnaczcionkaakapitu" style:family="text">
      <style:text-properties style:text-underline-type="single" style:text-underline-style="solid" style:text-underline-width="auto" style:text-underline-mode="continuous"/>
    </style:style>
    <style:style style:name="P797" style:parent-style-name="Normalny" style:family="paragraph">
      <style:paragraph-properties fo:text-align="justify" fo:line-height="150%" fo:text-indent="0.2479in"/>
    </style:style>
    <style:style style:name="P798" style:parent-style-name="Normalny" style:family="paragraph">
      <style:paragraph-properties fo:text-align="justify" fo:line-height="150%"/>
    </style:style>
    <style:style style:name="T799" style:parent-style-name="Domyślnaczcionkaakapitu" style:family="text">
      <style:text-properties fo:background-color="#80FFFF"/>
    </style:style>
    <style:style style:name="P800" style:parent-style-name="Normalny" style:family="paragraph">
      <style:paragraph-properties fo:text-align="justify" fo:line-height="150%" fo:text-indent="0.2479in"/>
    </style:style>
    <style:style style:name="T801" style:parent-style-name="Domyślnaczcionkaakapitu" style:family="text">
      <style:text-properties fo:background-color="#80FFFF"/>
    </style:style>
    <style:style style:name="T802" style:parent-style-name="Domyślnaczcionkaakapitu" style:family="text">
      <style:text-properties fo:background-color="#80FFFF"/>
    </style:style>
    <style:style style:name="T803" style:parent-style-name="Domyślnaczcionkaakapitu" style:family="text">
      <style:text-properties fo:background-color="#80FFFF"/>
    </style:style>
    <style:style style:name="T804" style:parent-style-name="Domyślnaczcionkaakapitu" style:family="text">
      <style:text-properties fo:background-color="#80FFFF"/>
    </style:style>
    <style:style style:name="T805" style:parent-style-name="Domyślnaczcionkaakapitu" style:family="text">
      <style:text-properties fo:background-color="#80FFFF"/>
    </style:style>
    <style:style style:name="T806" style:parent-style-name="Domyślnaczcionkaakapitu" style:family="text">
      <style:text-properties fo:background-color="#80FFFF"/>
    </style:style>
    <style:style style:name="T807" style:parent-style-name="Domyślnaczcionkaakapitu" style:family="text">
      <style:text-properties fo:background-color="#80FFFF"/>
    </style:style>
    <style:style style:name="T808" style:parent-style-name="Domyślnaczcionkaakapitu" style:family="text">
      <style:text-properties fo:background-color="#80FFFF"/>
    </style:style>
    <style:style style:name="P809" style:parent-style-name="Normalny" style:family="paragraph">
      <style:paragraph-properties fo:text-align="justify" fo:line-height="150%" fo:text-indent="0.2479in"/>
    </style:style>
    <style:style style:name="T810" style:parent-style-name="Domyślnaczcionkaakapitu" style:family="text">
      <style:text-properties fo:background-color="#80FFFF"/>
    </style:style>
    <style:style style:name="T811" style:parent-style-name="Domyślnaczcionkaakapitu" style:family="text">
      <style:text-properties fo:background-color="#80FFFF"/>
    </style:style>
    <style:style style:name="P812" style:parent-style-name="Normalny" style:family="paragraph">
      <style:paragraph-properties fo:text-align="justify" fo:line-height="150%" fo:text-indent="0.2479in"/>
    </style:style>
    <style:style style:name="P813" style:parent-style-name="Normalny" style:family="paragraph">
      <style:paragraph-properties fo:text-align="justify" fo:line-height="150%"/>
    </style:style>
    <style:style style:name="T814" style:parent-style-name="Domyślnaczcionkaakapitu" style:family="text">
      <style:text-properties style:text-underline-type="single" style:text-underline-style="solid" style:text-underline-width="auto" style:text-underline-mode="continuous"/>
    </style:style>
    <style:style style:name="T815" style:parent-style-name="Domyślnaczcionkaakapitu" style:family="text">
      <style:text-properties fo:background-color="#80FFFF" style:text-underline-type="single" style:text-underline-style="solid" style:text-underline-width="auto" style:text-underline-mode="continuous"/>
    </style:style>
    <style:style style:name="P816" style:parent-style-name="Normalny" style:family="paragraph">
      <style:paragraph-properties fo:text-align="justify" fo:line-height="150%" fo:text-indent="0.2479in"/>
    </style:style>
    <style:style style:name="P817" style:parent-style-name="Normalny" style:family="paragraph">
      <style:paragraph-properties fo:text-align="justify" fo:line-height="150%"/>
    </style:style>
    <style:style style:name="T818" style:parent-style-name="Domyślnaczcionkaakapitu" style:family="text">
      <style:text-properties fo:background-color="#80FFFF" style:text-underline-type="single" style:text-underline-style="solid" style:text-underline-width="auto" style:text-underline-mode="continuous"/>
    </style:style>
    <style:style style:name="T819" style:parent-style-name="Domyślnaczcionkaakapitu" style:family="text">
      <style:text-properties style:text-underline-type="single" style:text-underline-style="solid" style:text-underline-width="auto" style:text-underline-mode="continuous"/>
    </style:style>
    <style:style style:name="T820" style:parent-style-name="Domyślnaczcionkaakapitu" style:family="text">
      <style:text-properties fo:background-color="#80FFFF" style:text-underline-type="single" style:text-underline-style="solid" style:text-underline-width="auto" style:text-underline-mode="continuous"/>
    </style:style>
    <style:style style:name="T821" style:parent-style-name="Domyślnaczcionkaakapitu" style:family="text">
      <style:text-properties style:text-underline-type="single" style:text-underline-style="solid" style:text-underline-width="auto" style:text-underline-mode="continuous"/>
    </style:style>
    <style:style style:name="P822" style:parent-style-name="Normalny" style:family="paragraph">
      <style:paragraph-properties fo:text-align="justify" fo:line-height="150%" fo:text-indent="0.2479in"/>
    </style:style>
    <style:style style:name="T823" style:parent-style-name="Domyślnaczcionkaakapitu" style:family="text">
      <style:text-properties fo:background-color="#80FFFF"/>
    </style:style>
    <style:style style:name="T824" style:parent-style-name="Domyślnaczcionkaakapitu" style:family="text">
      <style:text-properties fo:background-color="#80FFFF"/>
    </style:style>
    <style:style style:name="T825" style:parent-style-name="Domyślnaczcionkaakapitu" style:family="text">
      <style:text-properties fo:background-color="#80FFFF"/>
    </style:style>
    <style:style style:name="T826" style:parent-style-name="Domyślnaczcionkaakapitu" style:family="text">
      <style:text-properties fo:background-color="#80FFFF"/>
    </style:style>
    <style:style style:name="P827" style:parent-style-name="Normalny" style:family="paragraph">
      <style:paragraph-properties fo:text-align="justify" fo:line-height="150%" fo:text-indent="0.2479in"/>
    </style:style>
    <style:style style:name="P828" style:parent-style-name="Normalny" style:family="paragraph">
      <style:paragraph-properties fo:text-align="justify" fo:line-height="150%"/>
    </style:style>
    <style:style style:name="T829" style:parent-style-name="Domyślnaczcionkaakapitu" style:family="text">
      <style:text-properties style:text-underline-type="single" style:text-underline-style="solid" style:text-underline-width="auto" style:text-underline-mode="continuous"/>
    </style:style>
    <style:style style:name="T830" style:parent-style-name="Domyślnaczcionkaakapitu" style:family="text">
      <style:text-properties fo:background-color="#80FFFF" style:text-underline-type="single" style:text-underline-style="solid" style:text-underline-width="auto" style:text-underline-mode="continuous"/>
    </style:style>
    <style:style style:name="P831" style:parent-style-name="Normalny" style:family="paragraph">
      <style:paragraph-properties fo:text-align="justify" fo:line-height="150%" fo:text-indent="0.2479in"/>
    </style:style>
    <style:style style:name="P832" style:parent-style-name="Normalny" style:family="paragraph">
      <style:paragraph-properties fo:text-align="justify" fo:line-height="150%"/>
    </style:style>
    <style:style style:name="T833" style:parent-style-name="Domyślnaczcionkaakapitu" style:family="text">
      <style:text-properties style:text-underline-type="single" style:text-underline-style="solid" style:text-underline-width="auto" style:text-underline-mode="continuous"/>
    </style:style>
    <style:style style:name="P834" style:parent-style-name="Normalny" style:family="paragraph">
      <style:paragraph-properties fo:text-align="justify" fo:line-height="150%" fo:text-indent="0.2479in"/>
    </style:style>
    <style:style style:name="T835" style:parent-style-name="Domyślnaczcionkaakapitu" style:family="text">
      <style:text-properties fo:background-color="#80FFFF"/>
    </style:style>
    <style:style style:name="T836" style:parent-style-name="Domyślnaczcionkaakapitu" style:family="text">
      <style:text-properties fo:background-color="#80FFFF"/>
    </style:style>
    <style:style style:name="P837" style:parent-style-name="Normalny" style:family="paragraph">
      <style:paragraph-properties fo:text-align="justify" fo:line-height="150%" fo:text-indent="0.2479in"/>
    </style:style>
    <style:style style:name="T838" style:parent-style-name="Domyślnaczcionkaakapitu" style:family="text">
      <style:text-properties fo:background-color="#80FFFF"/>
    </style:style>
    <style:style style:name="T839" style:parent-style-name="Domyślnaczcionkaakapitu" style:family="text">
      <style:text-properties fo:background-color="#80FFFF"/>
    </style:style>
    <style:style style:name="T840" style:parent-style-name="Domyślnaczcionkaakapitu" style:family="text">
      <style:text-properties fo:background-color="#80FFFF"/>
    </style:style>
    <style:style style:name="T841" style:parent-style-name="Domyślnaczcionkaakapitu" style:family="text">
      <style:text-properties fo:background-color="#80FFFF"/>
    </style:style>
    <style:style style:name="T842" style:parent-style-name="Domyślnaczcionkaakapitu" style:family="text">
      <style:text-properties fo:background-color="#80FFFF"/>
    </style:style>
    <style:style style:name="T843" style:parent-style-name="Domyślnaczcionkaakapitu" style:family="text">
      <style:text-properties fo:background-color="#80FFFF"/>
    </style:style>
    <style:style style:name="T844" style:parent-style-name="Domyślnaczcionkaakapitu" style:family="text">
      <style:text-properties fo:background-color="#80FFFF"/>
    </style:style>
    <style:style style:name="T845" style:parent-style-name="Domyślnaczcionkaakapitu" style:family="text">
      <style:text-properties fo:background-color="#80FFFF"/>
    </style:style>
    <style:style style:name="T846" style:parent-style-name="Domyślnaczcionkaakapitu" style:family="text">
      <style:text-properties fo:background-color="#80FFFF"/>
    </style:style>
    <style:style style:name="T847" style:parent-style-name="Domyślnaczcionkaakapitu" style:family="text">
      <style:text-properties fo:background-color="#80FFFF"/>
    </style:style>
    <style:style style:name="P848" style:parent-style-name="Normalny" style:family="paragraph">
      <style:paragraph-properties fo:text-align="justify" fo:line-height="150%" fo:text-indent="0.2479in"/>
    </style:style>
    <style:style style:name="T849" style:parent-style-name="Domyślnaczcionkaakapitu" style:family="text">
      <style:text-properties fo:background-color="#80FFFF"/>
    </style:style>
    <style:style style:name="T850" style:parent-style-name="Domyślnaczcionkaakapitu" style:family="text">
      <style:text-properties fo:background-color="#80FFFF"/>
    </style:style>
    <style:style style:name="T851" style:parent-style-name="Domyślnaczcionkaakapitu" style:family="text">
      <style:text-properties fo:background-color="#80FFFF"/>
    </style:style>
    <style:style style:name="T852" style:parent-style-name="Domyślnaczcionkaakapitu" style:family="text">
      <style:text-properties fo:background-color="#80FFFF"/>
    </style:style>
    <style:style style:name="P853" style:parent-style-name="Normalny" style:family="paragraph">
      <style:paragraph-properties fo:text-align="justify" fo:line-height="150%" fo:text-indent="0.2479in"/>
    </style:style>
    <style:style style:name="P854" style:parent-style-name="Normalny" style:family="paragraph">
      <style:paragraph-properties fo:text-align="justify" fo:line-height="150%"/>
    </style:style>
    <style:style style:name="T855" style:parent-style-name="Domyślnaczcionkaakapitu" style:family="text">
      <style:text-properties style:text-underline-type="single" style:text-underline-style="solid" style:text-underline-width="auto" style:text-underline-mode="continuous"/>
    </style:style>
    <style:style style:name="T856" style:parent-style-name="Domyślnaczcionkaakapitu" style:family="text">
      <style:text-properties fo:background-color="#80FFFF" style:text-underline-type="single" style:text-underline-style="solid" style:text-underline-width="auto" style:text-underline-mode="continuous"/>
    </style:style>
    <style:style style:name="P857" style:parent-style-name="Normalny" style:family="paragraph">
      <style:paragraph-properties fo:text-align="justify" fo:line-height="150%" fo:text-indent="0.2479in"/>
    </style:style>
    <style:style style:name="P858" style:parent-style-name="Normalny" style:family="paragraph">
      <style:paragraph-properties fo:text-align="justify" fo:line-height="150%"/>
    </style:style>
    <style:style style:name="T859" style:parent-style-name="Domyślnaczcionkaakapitu" style:family="text">
      <style:text-properties style:text-underline-type="single" style:text-underline-style="solid" style:text-underline-width="auto" style:text-underline-mode="continuous"/>
    </style:style>
    <style:style style:name="P860" style:parent-style-name="Normalny" style:family="paragraph">
      <style:paragraph-properties fo:text-align="justify" fo:line-height="150%" fo:text-indent="0.2479in"/>
    </style:style>
    <style:style style:name="T861" style:parent-style-name="Domyślnaczcionkaakapitu" style:family="text">
      <style:text-properties fo:background-color="#80FFFF"/>
    </style:style>
    <style:style style:name="T862" style:parent-style-name="Domyślnaczcionkaakapitu" style:family="text">
      <style:text-properties fo:background-color="#80FFFF"/>
    </style:style>
    <style:style style:name="T863" style:parent-style-name="Domyślnaczcionkaakapitu" style:family="text">
      <style:text-properties fo:background-color="#80FFFF"/>
    </style:style>
    <style:style style:name="T864" style:parent-style-name="Domyślnaczcionkaakapitu" style:family="text">
      <style:text-properties fo:background-color="#80FFFF"/>
    </style:style>
    <style:style style:name="T865" style:parent-style-name="Domyślnaczcionkaakapitu" style:family="text">
      <style:text-properties fo:background-color="#80FFFF"/>
    </style:style>
    <style:style style:name="T866" style:parent-style-name="Domyślnaczcionkaakapitu" style:family="text">
      <style:text-properties fo:background-color="#80FFFF"/>
    </style:style>
    <style:style style:name="T867" style:parent-style-name="Domyślnaczcionkaakapitu" style:family="text">
      <style:text-properties fo:background-color="#80FFFF"/>
    </style:style>
    <style:style style:name="T868" style:parent-style-name="Domyślnaczcionkaakapitu" style:family="text">
      <style:text-properties fo:background-color="#80FFFF"/>
    </style:style>
    <style:style style:name="T869" style:parent-style-name="Domyślnaczcionkaakapitu" style:family="text">
      <style:text-properties fo:background-color="#80FFFF"/>
    </style:style>
    <style:style style:name="T870" style:parent-style-name="Domyślnaczcionkaakapitu" style:family="text">
      <style:text-properties fo:background-color="#80FFFF"/>
    </style:style>
    <style:style style:name="T871" style:parent-style-name="Domyślnaczcionkaakapitu" style:family="text">
      <style:text-properties fo:background-color="#80FFFF"/>
    </style:style>
    <style:style style:name="T872" style:parent-style-name="Domyślnaczcionkaakapitu" style:family="text">
      <style:text-properties fo:background-color="#80FFFF"/>
    </style:style>
    <style:style style:name="T873" style:parent-style-name="Domyślnaczcionkaakapitu" style:family="text">
      <style:text-properties fo:background-color="#80FFFF"/>
    </style:style>
    <style:style style:name="P874" style:parent-style-name="Normalny" style:family="paragraph">
      <style:paragraph-properties fo:text-align="justify" fo:line-height="150%" fo:text-indent="0.2479in"/>
    </style:style>
    <style:style style:name="T875" style:parent-style-name="Domyślnaczcionkaakapitu" style:family="text">
      <style:text-properties fo:background-color="#80FFFF"/>
    </style:style>
    <style:style style:name="T876" style:parent-style-name="Domyślnaczcionkaakapitu" style:family="text">
      <style:text-properties fo:background-color="#80FFFF"/>
    </style:style>
    <style:style style:name="T877" style:parent-style-name="Domyślnaczcionkaakapitu" style:family="text">
      <style:text-properties fo:background-color="#80FFFF"/>
    </style:style>
    <style:style style:name="T878" style:parent-style-name="Domyślnaczcionkaakapitu" style:family="text">
      <style:text-properties fo:background-color="#80FFFF"/>
    </style:style>
    <style:style style:name="P879" style:parent-style-name="Normalny" style:family="paragraph">
      <style:paragraph-properties fo:text-align="justify" fo:line-height="150%"/>
    </style:style>
    <style:style style:name="T880" style:parent-style-name="Domyślnaczcionkaakapitu" style:family="text">
      <style:text-properties style:text-underline-type="single" style:text-underline-style="solid" style:text-underline-width="auto" style:text-underline-mode="continuous"/>
    </style:style>
    <style:style style:name="P881" style:parent-style-name="Normalny" style:family="paragraph">
      <style:paragraph-properties fo:text-align="justify" fo:line-height="150%" fo:text-indent="0.2479in"/>
    </style:style>
    <style:style style:name="T882" style:parent-style-name="Domyślnaczcionkaakapitu" style:family="text">
      <style:text-properties fo:background-color="#80FFFF"/>
    </style:style>
    <style:style style:name="T883" style:parent-style-name="Domyślnaczcionkaakapitu" style:family="text">
      <style:text-properties fo:background-color="#80FFFF"/>
    </style:style>
    <style:style style:name="T884" style:parent-style-name="Domyślnaczcionkaakapitu" style:family="text">
      <style:text-properties fo:background-color="#80FFFF"/>
    </style:style>
    <style:style style:name="T885" style:parent-style-name="Domyślnaczcionkaakapitu" style:family="text">
      <style:text-properties fo:background-color="#80FFFF"/>
    </style:style>
    <style:style style:name="T886" style:parent-style-name="Domyślnaczcionkaakapitu" style:family="text">
      <style:text-properties fo:background-color="#80FFFF"/>
    </style:style>
    <style:style style:name="T887" style:parent-style-name="Domyślnaczcionkaakapitu" style:family="text">
      <style:text-properties fo:background-color="#80FFFF"/>
    </style:style>
    <style:style style:name="P888" style:parent-style-name="Normalny" style:family="paragraph">
      <style:paragraph-properties fo:text-align="justify" fo:line-height="150%" fo:text-indent="0.2479in"/>
    </style:style>
    <style:style style:name="P889" style:parent-style-name="Normalny" style:family="paragraph">
      <style:paragraph-properties fo:text-align="justify" fo:line-height="150%"/>
    </style:style>
    <style:style style:name="T890" style:parent-style-name="Domyślnaczcionkaakapitu" style:family="text">
      <style:text-properties style:text-underline-type="single" style:text-underline-style="solid" style:text-underline-width="auto" style:text-underline-mode="continuous"/>
    </style:style>
    <style:style style:name="P891" style:parent-style-name="Normalny" style:family="paragraph">
      <style:paragraph-properties fo:text-align="justify" fo:line-height="150%" fo:text-indent="0.2479in">
        <style:tab-stops>
          <style:tab-stop style:type="left" style:position="2.3715in"/>
        </style:tab-stops>
      </style:paragraph-properties>
    </style:style>
    <style:style style:name="P892" style:parent-style-name="Normalny" style:family="paragraph">
      <style:paragraph-properties fo:text-align="justify" fo:line-height="150%">
        <style:tab-stops>
          <style:tab-stop style:type="left" style:position="2.3715in"/>
        </style:tab-stops>
      </style:paragraph-properties>
    </style:style>
    <style:style style:name="P893" style:parent-style-name="Normalny" style:family="paragraph">
      <style:paragraph-properties fo:text-align="justify" fo:line-height="150%" fo:text-indent="0.2479in">
        <style:tab-stops>
          <style:tab-stop style:type="left" style:position="2.3715in"/>
        </style:tab-stops>
      </style:paragraph-properties>
    </style:style>
    <style:style style:name="T894" style:parent-style-name="Domyślnaczcionkaakapitu" style:family="text">
      <style:text-properties fo:background-color="#80FFFF"/>
    </style:style>
    <style:style style:name="P895" style:parent-style-name="Normalny" style:family="paragraph">
      <style:paragraph-properties fo:text-align="justify" fo:line-height="150%" fo:text-indent="0.2479in"/>
    </style:style>
    <style:style style:name="T896" style:parent-style-name="Domyślnaczcionkaakapitu" style:family="text">
      <style:text-properties fo:background-color="#80FFFF"/>
    </style:style>
    <style:style style:name="T897" style:parent-style-name="Domyślnaczcionkaakapitu" style:family="text">
      <style:text-properties fo:background-color="#80FFFF"/>
    </style:style>
    <style:style style:name="P898" style:parent-style-name="Normalny" style:family="paragraph">
      <style:paragraph-properties fo:text-align="justify" fo:line-height="150%"/>
    </style:style>
    <style:style style:name="T899" style:parent-style-name="Domyślnaczcionkaakapitu" style:family="text">
      <style:text-properties style:text-underline-type="single" style:text-underline-style="solid" style:text-underline-width="auto" style:text-underline-mode="continuous"/>
    </style:style>
    <style:style style:name="T900" style:parent-style-name="Domyślnaczcionkaakapitu" style:family="text">
      <style:text-properties fo:background-color="#80FFFF" style:text-underline-type="single" style:text-underline-style="solid" style:text-underline-width="auto" style:text-underline-mode="continuous"/>
    </style:style>
    <style:style style:name="T901" style:parent-style-name="Domyślnaczcionkaakapitu" style:family="text">
      <style:text-properties style:text-underline-type="single" style:text-underline-style="solid" style:text-underline-width="auto" style:text-underline-mode="continuous"/>
    </style:style>
    <style:style style:name="P902" style:parent-style-name="Normalny" style:family="paragraph">
      <style:paragraph-properties fo:text-align="justify" fo:line-height="150%" fo:text-indent="0.2479in"/>
    </style:style>
    <style:style style:name="T903" style:parent-style-name="Domyślnaczcionkaakapitu" style:family="text">
      <style:text-properties fo:background-color="#80FFFF"/>
    </style:style>
    <style:style style:name="P904" style:parent-style-name="Normalny" style:family="paragraph">
      <style:paragraph-properties fo:text-align="justify" fo:line-height="150%"/>
    </style:style>
    <style:style style:name="T905" style:parent-style-name="Domyślnaczcionkaakapitu" style:family="text">
      <style:text-properties style:text-underline-type="single" style:text-underline-style="solid" style:text-underline-width="auto" style:text-underline-mode="continuous"/>
    </style:style>
    <style:style style:name="T906" style:parent-style-name="Domyślnaczcionkaakapitu" style:family="text">
      <style:text-properties fo:background-color="#80FFFF" style:text-underline-type="single" style:text-underline-style="solid" style:text-underline-width="auto" style:text-underline-mode="continuous"/>
    </style:style>
    <style:style style:name="T907" style:parent-style-name="Domyślnaczcionkaakapitu" style:family="text">
      <style:text-properties style:text-underline-type="single" style:text-underline-style="solid" style:text-underline-width="auto" style:text-underline-mode="continuous"/>
    </style:style>
    <style:style style:name="P908" style:parent-style-name="Normalny" style:family="paragraph">
      <style:paragraph-properties fo:text-align="justify" fo:line-height="150%" fo:text-indent="0.2479in"/>
    </style:style>
    <style:style style:name="T909" style:parent-style-name="Domyślnaczcionkaakapitu" style:family="text">
      <style:text-properties fo:background-color="#80FFFF"/>
    </style:style>
    <style:style style:name="P910" style:parent-style-name="Normalny" style:family="paragraph">
      <style:paragraph-properties fo:text-align="justify" fo:line-height="150%" fo:text-indent="0.2479in"/>
    </style:style>
    <style:style style:name="T911" style:parent-style-name="Domyślnaczcionkaakapitu" style:family="text">
      <style:text-properties fo:background-color="#80FFFF"/>
    </style:style>
    <style:style style:name="T912" style:parent-style-name="Domyślnaczcionkaakapitu" style:family="text">
      <style:text-properties fo:background-color="#80FFFF"/>
    </style:style>
    <style:style style:name="T913" style:parent-style-name="Domyślnaczcionkaakapitu" style:family="text">
      <style:text-properties fo:background-color="#80FFFF"/>
    </style:style>
    <style:style style:name="T914" style:parent-style-name="Domyślnaczcionkaakapitu" style:family="text">
      <style:text-properties fo:background-color="#80FFFF"/>
    </style:style>
    <style:style style:name="T915" style:parent-style-name="Domyślnaczcionkaakapitu" style:family="text">
      <style:text-properties fo:background-color="#80FFFF"/>
    </style:style>
    <style:style style:name="T916" style:parent-style-name="Domyślnaczcionkaakapitu" style:family="text">
      <style:text-properties fo:background-color="#80FFFF"/>
    </style:style>
    <style:style style:name="T917" style:parent-style-name="Domyślnaczcionkaakapitu" style:family="text">
      <style:text-properties fo:background-color="#80FFFF"/>
    </style:style>
    <style:style style:name="T918" style:parent-style-name="Domyślnaczcionkaakapitu" style:family="text">
      <style:text-properties fo:background-color="#80FFFF"/>
    </style:style>
    <style:style style:name="T919" style:parent-style-name="Domyślnaczcionkaakapitu" style:family="text">
      <style:text-properties fo:background-color="#80FFFF"/>
    </style:style>
    <style:style style:name="T920" style:parent-style-name="Domyślnaczcionkaakapitu" style:family="text">
      <style:text-properties fo:background-color="#80FFFF"/>
    </style:style>
    <style:style style:name="P921" style:parent-style-name="Normalny" style:family="paragraph">
      <style:paragraph-properties fo:text-align="justify" fo:line-height="150%" fo:text-indent="0.2479in"/>
    </style:style>
    <style:style style:name="T922" style:parent-style-name="Domyślnaczcionkaakapitu" style:family="text">
      <style:text-properties fo:background-color="#80FFFF"/>
    </style:style>
    <style:style style:name="T923" style:parent-style-name="Domyślnaczcionkaakapitu" style:family="text">
      <style:text-properties fo:background-color="#80FFFF"/>
    </style:style>
    <style:style style:name="T924" style:parent-style-name="Domyślnaczcionkaakapitu" style:family="text">
      <style:text-properties fo:background-color="#80FFFF"/>
    </style:style>
    <style:style style:name="T925" style:parent-style-name="Domyślnaczcionkaakapitu" style:family="text">
      <style:text-properties fo:background-color="#80FFFF"/>
    </style:style>
    <style:style style:name="T926" style:parent-style-name="Domyślnaczcionkaakapitu" style:family="text">
      <style:text-properties fo:background-color="#80FFFF"/>
    </style:style>
    <style:style style:name="T927" style:parent-style-name="Domyślnaczcionkaakapitu" style:family="text">
      <style:text-properties fo:background-color="#80FFFF"/>
    </style:style>
    <style:style style:name="P928" style:parent-style-name="Normalny" style:family="paragraph">
      <style:paragraph-properties fo:text-align="justify" fo:line-height="150%"/>
    </style:style>
    <style:style style:name="T929" style:parent-style-name="Domyślnaczcionkaakapitu" style:family="text">
      <style:text-properties style:text-underline-type="single" style:text-underline-style="solid" style:text-underline-width="auto" style:text-underline-mode="continuous"/>
    </style:style>
    <style:style style:name="P930" style:parent-style-name="Normalny" style:family="paragraph">
      <style:paragraph-properties fo:text-align="justify" fo:line-height="150%" fo:text-indent="0.2479in"/>
    </style:style>
    <style:style style:name="T931" style:parent-style-name="Domyślnaczcionkaakapitu" style:family="text">
      <style:text-properties fo:background-color="#80FFFF"/>
    </style:style>
    <style:style style:name="P932" style:parent-style-name="Normalny" style:family="paragraph">
      <style:paragraph-properties fo:text-align="justify" fo:line-height="150%" fo:text-indent="0.2479in"/>
    </style:style>
    <style:style style:name="T933" style:parent-style-name="Domyślnaczcionkaakapitu" style:family="text">
      <style:text-properties fo:background-color="#80FFFF"/>
    </style:style>
    <style:style style:name="T934" style:parent-style-name="Domyślnaczcionkaakapitu" style:family="text">
      <style:text-properties fo:background-color="#80FFFF"/>
    </style:style>
    <style:style style:name="T935" style:parent-style-name="Domyślnaczcionkaakapitu" style:family="text">
      <style:text-properties fo:background-color="#80FFFF"/>
    </style:style>
    <style:style style:name="T936" style:parent-style-name="Domyślnaczcionkaakapitu" style:family="text">
      <style:text-properties fo:background-color="#80FFFF"/>
    </style:style>
    <style:style style:name="P937" style:parent-style-name="Normalny" style:family="paragraph">
      <style:paragraph-properties fo:text-align="justify" fo:line-height="150%"/>
    </style:style>
    <style:style style:name="T938" style:parent-style-name="Domyślnaczcionkaakapitu" style:family="text">
      <style:text-properties style:text-underline-type="single" style:text-underline-style="solid" style:text-underline-width="auto" style:text-underline-mode="continuous"/>
    </style:style>
    <style:style style:name="P939" style:parent-style-name="Normalny" style:family="paragraph">
      <style:paragraph-properties fo:text-align="justify" fo:line-height="150%" fo:text-indent="0.2479in"/>
    </style:style>
    <style:style style:name="P940" style:parent-style-name="Normalny" style:family="paragraph">
      <style:paragraph-properties fo:text-align="justify" fo:line-height="150%" fo:text-indent="0.2479in"/>
    </style:style>
    <style:style style:name="T941" style:parent-style-name="Domyślnaczcionkaakapitu" style:family="text">
      <style:text-properties fo:background-color="#80FFFF"/>
    </style:style>
    <style:style style:name="P942" style:parent-style-name="Normalny" style:family="paragraph">
      <style:paragraph-properties fo:text-align="justify" fo:line-height="150%" fo:text-indent="0.2479in"/>
    </style:style>
    <style:style style:name="T943" style:parent-style-name="Domyślnaczcionkaakapitu" style:family="text">
      <style:text-properties fo:background-color="#80FFFF"/>
    </style:style>
    <style:style style:name="P944" style:parent-style-name="Normalny" style:family="paragraph">
      <style:paragraph-properties fo:text-align="justify" fo:line-height="150%" fo:text-indent="0.2479in"/>
    </style:style>
    <style:style style:name="T945" style:parent-style-name="Domyślnaczcionkaakapitu" style:family="text">
      <style:text-properties fo:background-color="#80FFFF"/>
    </style:style>
    <style:style style:name="T946" style:parent-style-name="Domyślnaczcionkaakapitu" style:family="text">
      <style:text-properties fo:background-color="#80FFFF"/>
    </style:style>
    <style:style style:name="T947" style:parent-style-name="Domyślnaczcionkaakapitu" style:family="text">
      <style:text-properties fo:background-color="#80FFFF"/>
    </style:style>
    <style:style style:name="T948" style:parent-style-name="Domyślnaczcionkaakapitu" style:family="text">
      <style:text-properties fo:background-color="#80FFFF"/>
    </style:style>
    <style:style style:name="T949" style:parent-style-name="Domyślnaczcionkaakapitu" style:family="text">
      <style:text-properties fo:background-color="#80FFFF"/>
    </style:style>
    <style:style style:name="T950" style:parent-style-name="Domyślnaczcionkaakapitu" style:family="text">
      <style:text-properties fo:background-color="#80FFFF"/>
    </style:style>
    <style:style style:name="P951" style:parent-style-name="Normalny" style:family="paragraph">
      <style:paragraph-properties fo:text-align="justify" fo:line-height="150%" fo:text-indent="0.2479in"/>
    </style:style>
    <style:style style:name="T952" style:parent-style-name="Domyślnaczcionkaakapitu" style:family="text">
      <style:text-properties fo:background-color="#80FFFF"/>
    </style:style>
    <style:style style:name="T953" style:parent-style-name="Domyślnaczcionkaakapitu" style:family="text">
      <style:text-properties fo:background-color="#80FFFF"/>
    </style:style>
    <style:style style:name="T954" style:parent-style-name="Domyślnaczcionkaakapitu" style:family="text">
      <style:text-properties fo:background-color="#80FFFF"/>
    </style:style>
    <style:style style:name="T955" style:parent-style-name="Domyślnaczcionkaakapitu" style:family="text">
      <style:text-properties fo:background-color="#80FFFF"/>
    </style:style>
    <style:style style:name="T956" style:parent-style-name="Domyślnaczcionkaakapitu" style:family="text">
      <style:text-properties fo:background-color="#80FFFF"/>
    </style:style>
    <style:style style:name="P957" style:parent-style-name="Normalny" style:family="paragraph">
      <style:paragraph-properties fo:text-align="justify" fo:line-height="150%"/>
    </style:style>
    <style:style style:name="T958" style:parent-style-name="Domyślnaczcionkaakapitu" style:family="text">
      <style:text-properties style:text-underline-type="single" style:text-underline-style="solid" style:text-underline-width="auto" style:text-underline-mode="continuous"/>
    </style:style>
    <style:style style:name="P959" style:parent-style-name="Normalny" style:family="paragraph">
      <style:paragraph-properties fo:text-align="justify" fo:line-height="150%" fo:text-indent="0.2479in"/>
    </style:style>
    <style:style style:name="T960" style:parent-style-name="Domyślnaczcionkaakapitu" style:family="text">
      <style:text-properties fo:background-color="#80FFFF"/>
    </style:style>
    <style:style style:name="P961" style:parent-style-name="Normalny" style:family="paragraph">
      <style:paragraph-properties fo:text-align="justify" fo:line-height="150%"/>
    </style:style>
    <style:style style:name="T962" style:parent-style-name="Domyślnaczcionkaakapitu" style:family="text">
      <style:text-properties style:text-underline-type="single" style:text-underline-style="solid" style:text-underline-width="auto" style:text-underline-mode="continuous"/>
    </style:style>
    <style:style style:name="T963" style:parent-style-name="Domyślnaczcionkaakapitu" style:family="text">
      <style:text-properties fo:background-color="#80FFFF" style:text-underline-type="single" style:text-underline-style="solid" style:text-underline-width="auto" style:text-underline-mode="continuous"/>
    </style:style>
    <style:style style:name="P964" style:parent-style-name="Normalny" style:family="paragraph">
      <style:paragraph-properties fo:text-align="justify" fo:line-height="150%" fo:text-indent="0.2479in"/>
    </style:style>
    <style:style style:name="P965" style:parent-style-name="Normalny" style:family="paragraph">
      <style:paragraph-properties fo:text-align="justify" fo:line-height="150%"/>
    </style:style>
    <style:style style:name="T966" style:parent-style-name="Domyślnaczcionkaakapitu" style:family="text">
      <style:text-properties style:text-underline-type="single" style:text-underline-style="solid" style:text-underline-width="auto" style:text-underline-mode="continuous"/>
    </style:style>
    <style:style style:name="P967" style:parent-style-name="Normalny" style:family="paragraph">
      <style:paragraph-properties fo:text-align="justify" fo:line-height="150%" fo:text-indent="0.2479in"/>
    </style:style>
    <style:style style:name="T968" style:parent-style-name="Domyślnaczcionkaakapitu" style:family="text">
      <style:text-properties fo:background-color="#80FFFF"/>
    </style:style>
    <style:style style:name="T969" style:parent-style-name="Domyślnaczcionkaakapitu" style:family="text">
      <style:text-properties fo:background-color="#80FFFF"/>
    </style:style>
    <style:style style:name="T970" style:parent-style-name="Domyślnaczcionkaakapitu" style:family="text">
      <style:text-properties fo:background-color="#80FFFF"/>
    </style:style>
    <style:style style:name="T971" style:parent-style-name="Domyślnaczcionkaakapitu" style:family="text">
      <style:text-properties fo:background-color="#80FFFF"/>
    </style:style>
    <style:style style:name="T972" style:parent-style-name="Domyślnaczcionkaakapitu" style:family="text">
      <style:text-properties fo:background-color="#80FFFF"/>
    </style:style>
    <style:style style:name="T973" style:parent-style-name="Domyślnaczcionkaakapitu" style:family="text">
      <style:text-properties fo:background-color="#80FFFF"/>
    </style:style>
    <style:style style:name="P974" style:parent-style-name="Normalny" style:family="paragraph">
      <style:paragraph-properties fo:text-align="justify" fo:line-height="150%"/>
    </style:style>
    <style:style style:name="T975" style:parent-style-name="Domyślnaczcionkaakapitu" style:family="text">
      <style:text-properties style:text-underline-type="single" style:text-underline-style="solid" style:text-underline-width="auto" style:text-underline-mode="continuous"/>
    </style:style>
    <style:style style:name="T976" style:parent-style-name="Domyślnaczcionkaakapitu" style:family="text">
      <style:text-properties fo:background-color="#80FFFF" style:text-underline-type="single" style:text-underline-style="solid" style:text-underline-width="auto" style:text-underline-mode="continuous"/>
    </style:style>
    <style:style style:name="P977" style:parent-style-name="Normalny" style:family="paragraph">
      <style:paragraph-properties fo:text-align="justify" fo:line-height="150%" fo:text-indent="0.2479in"/>
    </style:style>
    <style:style style:name="P978" style:parent-style-name="Normalny" style:family="paragraph">
      <style:paragraph-properties fo:text-align="justify" fo:line-height="150%"/>
    </style:style>
    <style:style style:name="T979" style:parent-style-name="Domyślnaczcionkaakapitu" style:family="text">
      <style:text-properties style:text-underline-type="single" style:text-underline-style="solid" style:text-underline-width="auto" style:text-underline-mode="continuous"/>
    </style:style>
    <style:style style:name="P980" style:parent-style-name="Normalny" style:family="paragraph">
      <style:paragraph-properties fo:text-align="justify" fo:line-height="150%" fo:text-indent="0.2479in"/>
    </style:style>
    <style:style style:name="T981" style:parent-style-name="Domyślnaczcionkaakapitu" style:family="text">
      <style:text-properties fo:background-color="#80FFFF"/>
    </style:style>
    <style:style style:name="T982" style:parent-style-name="Domyślnaczcionkaakapitu" style:family="text">
      <style:text-properties fo:background-color="#80FFFF"/>
    </style:style>
    <style:style style:name="T983" style:parent-style-name="Domyślnaczcionkaakapitu" style:family="text">
      <style:text-properties fo:background-color="#80FFFF"/>
    </style:style>
    <style:style style:name="T984" style:parent-style-name="Domyślnaczcionkaakapitu" style:family="text">
      <style:text-properties fo:background-color="#80FFFF"/>
    </style:style>
    <style:style style:name="P985" style:parent-style-name="Normalny" style:family="paragraph">
      <style:paragraph-properties fo:text-align="justify" fo:line-height="150%"/>
    </style:style>
    <style:style style:name="T986" style:parent-style-name="Domyślnaczcionkaakapitu" style:family="text">
      <style:text-properties style:text-underline-type="single" style:text-underline-style="solid" style:text-underline-width="auto" style:text-underline-mode="continuous"/>
    </style:style>
    <style:style style:name="T987" style:parent-style-name="Domyślnaczcionkaakapitu" style:family="text">
      <style:text-properties fo:background-color="#80FFFF" style:text-underline-type="single" style:text-underline-style="solid" style:text-underline-width="auto" style:text-underline-mode="continuous"/>
    </style:style>
    <style:style style:name="P988" style:parent-style-name="Normalny" style:family="paragraph">
      <style:paragraph-properties fo:text-align="justify" fo:line-height="150%" fo:text-indent="0.2479in"/>
    </style:style>
    <style:style style:name="T989" style:parent-style-name="Domyślnaczcionkaakapitu" style:family="text">
      <style:text-properties fo:background-color="#80FFFF"/>
    </style:style>
    <style:style style:name="P990" style:parent-style-name="Normalny" style:family="paragraph">
      <style:paragraph-properties fo:text-align="justify" fo:line-height="150%"/>
    </style:style>
    <style:style style:name="T991" style:parent-style-name="Domyślnaczcionkaakapitu" style:family="text">
      <style:text-properties fo:background-color="#80FFFF"/>
    </style:style>
    <style:style style:name="T992" style:parent-style-name="Domyślnaczcionkaakapitu" style:family="text">
      <style:text-properties fo:background-color="#80FFFF"/>
    </style:style>
    <style:style style:name="T993" style:parent-style-name="Domyślnaczcionkaakapitu" style:family="text">
      <style:text-properties fo:background-color="#80FFFF"/>
    </style:style>
    <style:style style:name="P994" style:parent-style-name="Normalny" style:family="paragraph">
      <style:paragraph-properties fo:text-align="justify" fo:line-height="150%"/>
    </style:style>
    <style:style style:name="T995" style:parent-style-name="Domyślnaczcionkaakapitu" style:family="text">
      <style:text-properties fo:background-color="#80FFFF"/>
    </style:style>
    <style:style style:name="P996" style:parent-style-name="Normalny" style:family="paragraph">
      <style:paragraph-properties fo:text-align="justify" fo:line-height="150%" fo:text-indent="0.2479in"/>
    </style:style>
    <style:style style:name="P997" style:parent-style-name="Normalny" style:family="paragraph">
      <style:paragraph-properties fo:text-align="justify" fo:line-height="150%" fo:text-indent="0.2479in"/>
    </style:style>
    <style:style style:name="T998" style:parent-style-name="Domyślnaczcionkaakapitu" style:family="text">
      <style:text-properties fo:background-color="#80FFFF"/>
    </style:style>
    <style:style style:name="T999" style:parent-style-name="Domyślnaczcionkaakapitu" style:family="text">
      <style:text-properties fo:background-color="#80FFFF"/>
    </style:style>
    <style:style style:name="P1000" style:parent-style-name="Normalny" style:family="paragraph">
      <style:paragraph-properties fo:text-align="justify" fo:line-height="150%"/>
    </style:style>
    <style:style style:name="T1001" style:parent-style-name="Domyślnaczcionkaakapitu" style:family="text">
      <style:text-properties style:text-underline-type="single" style:text-underline-style="solid" style:text-underline-width="auto" style:text-underline-mode="continuous"/>
    </style:style>
    <style:style style:name="P1002" style:parent-style-name="Normalny" style:family="paragraph">
      <style:paragraph-properties fo:text-align="justify" fo:line-height="150%" fo:text-indent="0.2479in"/>
    </style:style>
    <style:style style:name="T1003" style:parent-style-name="Domyślnaczcionkaakapitu" style:family="text">
      <style:text-properties fo:background-color="#80FFFF"/>
    </style:style>
    <style:style style:name="T1004" style:parent-style-name="Domyślnaczcionkaakapitu" style:family="text">
      <style:text-properties fo:background-color="#80FFFF"/>
    </style:style>
    <style:style style:name="P1005" style:parent-style-name="Normalny" style:family="paragraph">
      <style:paragraph-properties fo:text-align="justify" fo:line-height="150%" fo:text-indent="0.2479in"/>
    </style:style>
    <style:style style:name="T1006" style:parent-style-name="Domyślnaczcionkaakapitu" style:family="text">
      <style:text-properties fo:background-color="#80FFFF"/>
    </style:style>
    <style:style style:name="T1007" style:parent-style-name="Domyślnaczcionkaakapitu" style:family="text">
      <style:text-properties fo:background-color="#80FFFF"/>
    </style:style>
    <style:style style:name="P1008" style:parent-style-name="Normalny" style:family="paragraph">
      <style:paragraph-properties fo:text-align="justify" fo:line-height="150%" fo:text-indent="0.2479in"/>
    </style:style>
    <style:style style:name="P1009" style:parent-style-name="Normalny" style:family="paragraph">
      <style:paragraph-properties fo:text-align="justify" fo:line-height="150%"/>
    </style:style>
    <style:style style:name="T1010" style:parent-style-name="Domyślnaczcionkaakapitu" style:family="text">
      <style:text-properties style:text-underline-type="single" style:text-underline-style="solid" style:text-underline-width="auto" style:text-underline-mode="continuous"/>
    </style:style>
    <style:style style:name="T1011" style:parent-style-name="Domyślnaczcionkaakapitu" style:family="text">
      <style:text-properties fo:background-color="#80FFFF" style:text-underline-type="single" style:text-underline-style="solid" style:text-underline-width="auto" style:text-underline-mode="continuous"/>
    </style:style>
    <style:style style:name="T1012" style:parent-style-name="Domyślnaczcionkaakapitu" style:family="text">
      <style:text-properties style:text-underline-type="single" style:text-underline-style="solid" style:text-underline-width="auto" style:text-underline-mode="continuous"/>
    </style:style>
    <style:style style:name="T1013" style:parent-style-name="Domyślnaczcionkaakapitu" style:family="text">
      <style:text-properties fo:background-color="#80FFFF" style:text-underline-type="single" style:text-underline-style="solid" style:text-underline-width="auto" style:text-underline-mode="continuous"/>
    </style:style>
    <style:style style:name="T1014" style:parent-style-name="Domyślnaczcionkaakapitu" style:family="text">
      <style:text-properties style:text-underline-type="single" style:text-underline-style="solid" style:text-underline-width="auto" style:text-underline-mode="continuous"/>
    </style:style>
    <style:style style:name="T1015" style:parent-style-name="Domyślnaczcionkaakapitu" style:family="text">
      <style:text-properties fo:background-color="#80FFFF" style:text-underline-type="single" style:text-underline-style="solid" style:text-underline-width="auto" style:text-underline-mode="continuous"/>
    </style:style>
    <style:style style:name="T1016" style:parent-style-name="Domyślnaczcionkaakapitu" style:family="text">
      <style:text-properties fo:background-color="#80FFFF"/>
    </style:style>
    <style:style style:name="P1017" style:parent-style-name="Normalny" style:family="paragraph">
      <style:paragraph-properties fo:text-align="justify" fo:line-height="150%" fo:text-indent="0.2479in"/>
    </style:style>
    <style:style style:name="T1018" style:parent-style-name="Domyślnaczcionkaakapitu" style:family="text">
      <style:text-properties fo:background-color="#80FFFF"/>
    </style:style>
    <style:style style:name="T1019" style:parent-style-name="Domyślnaczcionkaakapitu" style:family="text">
      <style:text-properties fo:background-color="#80FFFF"/>
    </style:style>
    <style:style style:name="P1020" style:parent-style-name="Normalny" style:family="paragraph">
      <style:paragraph-properties fo:text-align="justify" fo:line-height="150%"/>
    </style:style>
    <style:style style:name="T1021" style:parent-style-name="Domyślnaczcionkaakapitu" style:family="text">
      <style:text-properties style:text-underline-type="single" style:text-underline-style="solid" style:text-underline-width="auto" style:text-underline-mode="continuous"/>
    </style:style>
    <style:style style:name="P1022" style:parent-style-name="Normalny" style:family="paragraph">
      <style:paragraph-properties fo:text-align="justify" fo:line-height="150%" fo:text-indent="0.2479in"/>
    </style:style>
    <style:style style:name="T1023" style:parent-style-name="Domyślnaczcionkaakapitu" style:family="text">
      <style:text-properties fo:background-color="#80FFFF"/>
    </style:style>
    <style:style style:name="T1024" style:parent-style-name="Domyślnaczcionkaakapitu" style:family="text">
      <style:text-properties fo:background-color="#80FFFF"/>
    </style:style>
    <style:style style:name="T1025" style:parent-style-name="Domyślnaczcionkaakapitu" style:family="text">
      <style:text-properties fo:background-color="#80FFFF"/>
    </style:style>
    <style:style style:name="P1026" style:parent-style-name="Normalny" style:family="paragraph">
      <style:paragraph-properties fo:text-align="justify" fo:line-height="150%"/>
    </style:style>
    <style:style style:name="T1027" style:parent-style-name="Domyślnaczcionkaakapitu" style:family="text">
      <style:text-properties fo:background-color="#80FFFF"/>
    </style:style>
    <style:style style:name="P1028" style:parent-style-name="Normalny" style:family="paragraph">
      <style:paragraph-properties fo:text-align="justify" fo:line-height="150%" fo:text-indent="0.2479in"/>
    </style:style>
    <style:style style:name="T1029" style:parent-style-name="Domyślnaczcionkaakapitu" style:family="text">
      <style:text-properties fo:background-color="#80FFFF"/>
    </style:style>
    <style:style style:name="P1030" style:parent-style-name="Normalny" style:family="paragraph">
      <style:paragraph-properties fo:text-align="justify" fo:line-height="150%"/>
    </style:style>
    <style:style style:name="T1031" style:parent-style-name="Domyślnaczcionkaakapitu" style:family="text">
      <style:text-properties style:text-underline-type="single" style:text-underline-style="solid" style:text-underline-width="auto" style:text-underline-mode="continuous"/>
    </style:style>
    <style:style style:name="T1032" style:parent-style-name="Domyślnaczcionkaakapitu" style:family="text">
      <style:text-properties fo:background-color="#80FFFF" style:text-underline-type="single" style:text-underline-style="solid" style:text-underline-width="auto" style:text-underline-mode="continuous"/>
    </style:style>
    <style:style style:name="T1033" style:parent-style-name="Domyślnaczcionkaakapitu" style:family="text">
      <style:text-properties fo:background-color="#80FFFF"/>
    </style:style>
    <style:style style:name="P1034" style:parent-style-name="Normalny" style:family="paragraph">
      <style:paragraph-properties fo:text-align="justify" fo:line-height="150%" fo:text-indent="0.2479in"/>
    </style:style>
    <style:style style:name="P1035" style:parent-style-name="Normalny" style:family="paragraph">
      <style:paragraph-properties fo:text-align="justify" fo:line-height="150%"/>
    </style:style>
    <style:style style:name="T1036" style:parent-style-name="Domyślnaczcionkaakapitu" style:family="text">
      <style:text-properties style:text-underline-type="single" style:text-underline-style="solid" style:text-underline-width="auto" style:text-underline-mode="continuous"/>
    </style:style>
    <style:style style:name="T1037" style:parent-style-name="Domyślnaczcionkaakapitu" style:family="text">
      <style:text-properties fo:background-color="#80FFFF"/>
    </style:style>
    <style:style style:name="P1038" style:parent-style-name="Normalny" style:family="paragraph">
      <style:paragraph-properties fo:text-align="justify" fo:line-height="150%" fo:text-indent="0.2479in"/>
    </style:style>
    <style:style style:name="T1039" style:parent-style-name="Domyślnaczcionkaakapitu" style:family="text">
      <style:text-properties fo:background-color="#80FFFF"/>
    </style:style>
    <style:style style:name="P1040" style:parent-style-name="Normalny" style:family="paragraph">
      <style:paragraph-properties fo:text-align="justify" fo:line-height="150%"/>
    </style:style>
    <style:style style:name="T1041" style:parent-style-name="Domyślnaczcionkaakapitu" style:family="text">
      <style:text-properties style:text-underline-type="single" style:text-underline-style="solid" style:text-underline-width="auto" style:text-underline-mode="continuous"/>
    </style:style>
    <style:style style:name="T1042" style:parent-style-name="Domyślnaczcionkaakapitu" style:family="text">
      <style:text-properties fo:background-color="#80FFFF" style:text-underline-type="single" style:text-underline-style="solid" style:text-underline-width="auto" style:text-underline-mode="continuous"/>
    </style:style>
    <style:style style:name="P1043" style:parent-style-name="Normalny" style:family="paragraph">
      <style:paragraph-properties fo:text-align="justify" fo:line-height="150%" fo:text-indent="0.2479in"/>
    </style:style>
    <style:style style:name="P1044" style:parent-style-name="Normalny" style:family="paragraph">
      <style:paragraph-properties fo:text-align="justify" fo:line-height="150%" fo:text-indent="0.2479in"/>
    </style:style>
    <style:style style:name="P1045" style:parent-style-name="Normalny" style:family="paragraph">
      <style:paragraph-properties fo:text-align="justify" fo:line-height="150%"/>
    </style:style>
    <style:style style:name="T1046" style:parent-style-name="Domyślnaczcionkaakapitu" style:family="text">
      <style:text-properties style:text-underline-type="single" style:text-underline-style="solid" style:text-underline-width="auto" style:text-underline-mode="continuous"/>
    </style:style>
    <style:style style:name="P1047" style:parent-style-name="Normalny" style:family="paragraph">
      <style:paragraph-properties fo:text-align="justify" fo:line-height="150%" fo:text-indent="0.2479in"/>
    </style:style>
    <style:style style:name="P1048" style:parent-style-name="Normalny" style:family="paragraph">
      <style:paragraph-properties fo:text-align="justify" fo:line-height="150%" fo:text-indent="0.2479in"/>
    </style:style>
    <style:style style:name="T1049" style:parent-style-name="Domyślnaczcionkaakapitu" style:family="text">
      <style:text-properties fo:background-color="#80FFFF"/>
    </style:style>
    <style:style style:name="T1050" style:parent-style-name="Domyślnaczcionkaakapitu" style:family="text">
      <style:text-properties fo:background-color="#80FFFF"/>
    </style:style>
    <style:style style:name="T1051" style:parent-style-name="Domyślnaczcionkaakapitu" style:family="text">
      <style:text-properties fo:background-color="#80FFFF"/>
    </style:style>
    <style:style style:name="T1052" style:parent-style-name="Domyślnaczcionkaakapitu" style:family="text">
      <style:text-properties fo:background-color="#80FFFF"/>
    </style:style>
    <style:style style:name="T1053" style:parent-style-name="Domyślnaczcionkaakapitu" style:family="text">
      <style:text-properties fo:background-color="#80FFFF"/>
    </style:style>
    <style:style style:name="T1054" style:parent-style-name="Domyślnaczcionkaakapitu" style:family="text">
      <style:text-properties fo:background-color="#80FFFF"/>
    </style:style>
    <style:style style:name="T1055" style:parent-style-name="Domyślnaczcionkaakapitu" style:family="text">
      <style:text-properties fo:background-color="#80FFFF"/>
    </style:style>
    <style:style style:name="T1056" style:parent-style-name="Domyślnaczcionkaakapitu" style:family="text">
      <style:text-properties fo:background-color="#80FFFF"/>
    </style:style>
    <style:style style:name="T1057" style:parent-style-name="Domyślnaczcionkaakapitu" style:family="text">
      <style:text-properties fo:background-color="#80FFFF"/>
    </style:style>
    <style:style style:name="T1058" style:parent-style-name="Domyślnaczcionkaakapitu" style:family="text">
      <style:text-properties fo:background-color="#80FFFF"/>
    </style:style>
    <style:style style:name="T1059" style:parent-style-name="Domyślnaczcionkaakapitu" style:family="text">
      <style:text-properties fo:background-color="#80FFFF"/>
    </style:style>
    <style:style style:name="T1060" style:parent-style-name="Domyślnaczcionkaakapitu" style:family="text">
      <style:text-properties fo:background-color="#80FFFF"/>
    </style:style>
    <style:style style:name="T1061" style:parent-style-name="Domyślnaczcionkaakapitu" style:family="text">
      <style:text-properties fo:background-color="#80FFFF"/>
    </style:style>
    <style:style style:name="P1062" style:parent-style-name="Normalny" style:family="paragraph">
      <style:paragraph-properties fo:text-align="justify" fo:line-height="150%"/>
    </style:style>
    <style:style style:name="T1063" style:parent-style-name="Domyślnaczcionkaakapitu" style:family="text">
      <style:text-properties style:text-underline-type="single" style:text-underline-style="solid" style:text-underline-width="auto" style:text-underline-mode="continuous"/>
    </style:style>
    <style:style style:name="T1064" style:parent-style-name="Domyślnaczcionkaakapitu" style:family="text">
      <style:text-properties fo:background-color="#80FFFF"/>
    </style:style>
    <style:style style:name="P1065" style:parent-style-name="Normalny" style:family="paragraph">
      <style:paragraph-properties fo:text-align="justify" fo:line-height="150%" fo:text-indent="0.2479in"/>
    </style:style>
    <style:style style:name="T1066" style:parent-style-name="Domyślnaczcionkaakapitu" style:family="text">
      <style:text-properties fo:background-color="#80FFFF"/>
    </style:style>
    <style:style style:name="P1067" style:parent-style-name="Normalny" style:family="paragraph">
      <style:paragraph-properties fo:text-align="justify" fo:line-height="150%"/>
    </style:style>
    <style:style style:name="T1068" style:parent-style-name="Domyślnaczcionkaakapitu" style:family="text">
      <style:text-properties style:text-underline-type="single" style:text-underline-style="solid" style:text-underline-width="auto" style:text-underline-mode="continuous"/>
    </style:style>
    <style:style style:name="P1069" style:parent-style-name="Normalny" style:family="paragraph">
      <style:paragraph-properties fo:text-align="justify" fo:line-height="150%" fo:text-indent="0.2479in"/>
    </style:style>
    <style:style style:name="T1070" style:parent-style-name="Domyślnaczcionkaakapitu" style:family="text">
      <style:text-properties fo:background-color="#80FFFF"/>
    </style:style>
    <style:style style:name="T1071" style:parent-style-name="Domyślnaczcionkaakapitu" style:family="text">
      <style:text-properties fo:background-color="#80FFFF"/>
    </style:style>
    <style:style style:name="T1072" style:parent-style-name="Domyślnaczcionkaakapitu" style:family="text">
      <style:text-properties fo:background-color="#80FFFF"/>
    </style:style>
    <style:style style:name="T1073" style:parent-style-name="Domyślnaczcionkaakapitu" style:family="text">
      <style:text-properties fo:background-color="#80FFFF"/>
    </style:style>
    <style:style style:name="T1074" style:parent-style-name="Domyślnaczcionkaakapitu" style:family="text">
      <style:text-properties fo:background-color="#80FFFF"/>
    </style:style>
    <style:style style:name="P1075" style:parent-style-name="Normalny" style:family="paragraph">
      <style:paragraph-properties fo:text-align="justify" fo:line-height="150%"/>
    </style:style>
    <style:style style:name="T1076" style:parent-style-name="Domyślnaczcionkaakapitu" style:family="text">
      <style:text-properties style:text-underline-type="single" style:text-underline-style="solid" style:text-underline-width="auto" style:text-underline-mode="continuous"/>
    </style:style>
    <style:style style:name="T1077" style:parent-style-name="Domyślnaczcionkaakapitu" style:family="text">
      <style:text-properties fo:background-color="#80FFFF" style:text-underline-type="single" style:text-underline-style="solid" style:text-underline-width="auto" style:text-underline-mode="continuous"/>
    </style:style>
    <style:style style:name="T1078" style:parent-style-name="Domyślnaczcionkaakapitu" style:family="text">
      <style:text-properties fo:background-color="#80FFFF"/>
    </style:style>
    <style:style style:name="P1079" style:parent-style-name="Normalny" style:family="paragraph">
      <style:paragraph-properties fo:text-align="justify" fo:line-height="150%" fo:text-indent="0.2479in"/>
    </style:style>
    <style:style style:name="T1080" style:parent-style-name="Domyślnaczcionkaakapitu" style:family="text">
      <style:text-properties fo:background-color="#80FFFF"/>
    </style:style>
    <style:style style:name="T1081" style:parent-style-name="Domyślnaczcionkaakapitu" style:family="text">
      <style:text-properties fo:background-color="#80FFFF"/>
    </style:style>
    <style:style style:name="P1082" style:parent-style-name="Normalny" style:family="paragraph">
      <style:paragraph-properties fo:text-align="justify" fo:line-height="150%"/>
    </style:style>
    <style:style style:name="T1083" style:parent-style-name="Domyślnaczcionkaakapitu" style:family="text">
      <style:text-properties style:text-underline-type="single" style:text-underline-style="solid" style:text-underline-width="auto" style:text-underline-mode="continuous"/>
    </style:style>
    <style:style style:name="T1084" style:parent-style-name="Domyślnaczcionkaakapitu" style:family="text">
      <style:text-properties fo:background-color="#80FFFF" style:text-underline-type="single" style:text-underline-style="solid" style:text-underline-width="auto" style:text-underline-mode="continuous"/>
    </style:style>
    <style:style style:name="T1085" style:parent-style-name="Domyślnaczcionkaakapitu" style:family="text">
      <style:text-properties style:text-underline-type="single" style:text-underline-style="solid" style:text-underline-width="auto" style:text-underline-mode="continuous"/>
    </style:style>
    <style:style style:name="P1086" style:parent-style-name="Normalny" style:family="paragraph">
      <style:paragraph-properties fo:text-align="justify" fo:line-height="150%" fo:text-indent="0.2479in"/>
    </style:style>
    <style:style style:name="T1087" style:parent-style-name="Domyślnaczcionkaakapitu" style:family="text">
      <style:text-properties fo:background-color="#80FFFF"/>
    </style:style>
    <style:style style:name="P1088" style:parent-style-name="Normalny" style:family="paragraph">
      <style:paragraph-properties fo:text-align="justify" fo:line-height="150%"/>
    </style:style>
    <style:style style:name="T1089" style:parent-style-name="Domyślnaczcionkaakapitu" style:family="text">
      <style:text-properties style:text-underline-type="single" style:text-underline-style="solid" style:text-underline-width="auto" style:text-underline-mode="continuous"/>
    </style:style>
    <style:style style:name="T1090" style:parent-style-name="Domyślnaczcionkaakapitu" style:family="text">
      <style:text-properties fo:background-color="#80FFFF" style:text-underline-type="single" style:text-underline-style="solid" style:text-underline-width="auto" style:text-underline-mode="continuous"/>
    </style:style>
    <style:style style:name="T1091" style:parent-style-name="Domyślnaczcionkaakapitu" style:family="text">
      <style:text-properties style:text-underline-type="single" style:text-underline-style="solid" style:text-underline-width="auto" style:text-underline-mode="continuous"/>
    </style:style>
    <style:style style:name="T1092" style:parent-style-name="Domyślnaczcionkaakapitu" style:family="text">
      <style:text-properties fo:background-color="#80FFFF"/>
    </style:style>
    <style:style style:name="P1093" style:parent-style-name="Normalny" style:family="paragraph">
      <style:paragraph-properties fo:text-align="justify" fo:line-height="150%" fo:text-indent="0.2479in">
        <style:tab-stops>
          <style:tab-stop style:type="left" style:position="3.618in"/>
        </style:tab-stops>
      </style:paragraph-properties>
    </style:style>
    <style:style style:name="T1094" style:parent-style-name="Domyślnaczcionkaakapitu" style:family="text">
      <style:text-properties fo:background-color="#80FFFF"/>
    </style:style>
    <style:style style:name="P1095" style:parent-style-name="Normalny" style:family="paragraph">
      <style:paragraph-properties fo:text-align="justify" fo:line-height="150%" fo:text-indent="0.2479in"/>
    </style:style>
    <style:style style:name="T1096" style:parent-style-name="Domyślnaczcionkaakapitu" style:family="text">
      <style:text-properties fo:background-color="#80FFFF"/>
    </style:style>
    <style:style style:name="T1097" style:parent-style-name="Domyślnaczcionkaakapitu" style:family="text">
      <style:text-properties fo:background-color="#80FFFF"/>
    </style:style>
    <style:style style:name="T1098" style:parent-style-name="Domyślnaczcionkaakapitu" style:family="text">
      <style:text-properties fo:background-color="#80FFFF"/>
    </style:style>
    <style:style style:name="T1099" style:parent-style-name="Domyślnaczcionkaakapitu" style:family="text">
      <style:text-properties fo:background-color="#80FFFF"/>
    </style:style>
    <style:style style:name="T1100" style:parent-style-name="Domyślnaczcionkaakapitu" style:family="text">
      <style:text-properties fo:background-color="#80FFFF"/>
    </style:style>
    <style:style style:name="T1101" style:parent-style-name="Domyślnaczcionkaakapitu" style:family="text">
      <style:text-properties fo:background-color="#80FFFF"/>
    </style:style>
    <style:style style:name="T1102" style:parent-style-name="Domyślnaczcionkaakapitu" style:family="text">
      <style:text-properties fo:background-color="#80FFFF"/>
    </style:style>
    <style:style style:name="T1103" style:parent-style-name="Domyślnaczcionkaakapitu" style:family="text">
      <style:text-properties fo:background-color="#80FFFF"/>
    </style:style>
    <style:style style:name="T1104" style:parent-style-name="Domyślnaczcionkaakapitu" style:family="text">
      <style:text-properties fo:background-color="#80FFFF"/>
    </style:style>
    <style:style style:name="T1105" style:parent-style-name="Domyślnaczcionkaakapitu" style:family="text">
      <style:text-properties fo:background-color="#80FFFF"/>
    </style:style>
    <style:style style:name="T1106" style:parent-style-name="Domyślnaczcionkaakapitu" style:family="text">
      <style:text-properties fo:background-color="#80FFFF"/>
    </style:style>
    <style:style style:name="P1107" style:parent-style-name="Normalny" style:family="paragraph">
      <style:paragraph-properties fo:text-align="justify" fo:line-height="150%" fo:text-indent="0.2479in"/>
    </style:style>
    <style:style style:name="T1108" style:parent-style-name="Domyślnaczcionkaakapitu" style:family="text">
      <style:text-properties fo:background-color="#80FFFF"/>
    </style:style>
    <style:style style:name="T1109" style:parent-style-name="Domyślnaczcionkaakapitu" style:family="text">
      <style:text-properties fo:background-color="#80FFFF"/>
    </style:style>
    <style:style style:name="T1110" style:parent-style-name="Domyślnaczcionkaakapitu" style:family="text">
      <style:text-properties fo:background-color="#80FFFF"/>
    </style:style>
    <style:style style:name="T1111" style:parent-style-name="Domyślnaczcionkaakapitu" style:family="text">
      <style:text-properties fo:background-color="#80FFFF"/>
    </style:style>
    <style:style style:name="T1112" style:parent-style-name="Domyślnaczcionkaakapitu" style:family="text">
      <style:text-properties fo:background-color="#80FFFF"/>
    </style:style>
    <style:style style:name="T1113" style:parent-style-name="Domyślnaczcionkaakapitu" style:family="text">
      <style:text-properties fo:background-color="#80FFFF"/>
    </style:style>
    <style:style style:name="P1114" style:parent-style-name="Normalny" style:family="paragraph">
      <style:paragraph-properties fo:text-align="justify" fo:line-height="150%" fo:text-indent="0.2479in"/>
    </style:style>
    <style:style style:name="T1115" style:parent-style-name="Domyślnaczcionkaakapitu" style:family="text">
      <style:text-properties fo:background-color="#80FFFF"/>
    </style:style>
    <style:style style:name="P1116" style:parent-style-name="Normalny" style:family="paragraph">
      <style:paragraph-properties fo:text-align="justify" fo:line-height="150%" fo:text-indent="0.2479in"/>
    </style:style>
    <style:style style:name="T1117" style:parent-style-name="Domyślnaczcionkaakapitu" style:family="text">
      <style:text-properties fo:background-color="#80FFFF"/>
    </style:style>
    <style:style style:name="T1118" style:parent-style-name="Domyślnaczcionkaakapitu" style:family="text">
      <style:text-properties fo:background-color="#80FFFF"/>
    </style:style>
    <style:style style:name="T1119" style:parent-style-name="Domyślnaczcionkaakapitu" style:family="text">
      <style:text-properties fo:background-color="#80FFFF"/>
    </style:style>
    <style:style style:name="P1120" style:parent-style-name="Normalny" style:family="paragraph">
      <style:paragraph-properties fo:text-align="justify" fo:line-height="150%" fo:text-indent="0.2479in"/>
    </style:style>
    <style:style style:name="P1121" style:parent-style-name="Normalny" style:family="paragraph">
      <style:paragraph-properties fo:text-align="justify" fo:line-height="150%"/>
    </style:style>
    <style:style style:name="T1122" style:parent-style-name="Domyślnaczcionkaakapitu" style:family="text">
      <style:text-properties style:text-underline-type="single" style:text-underline-style="solid" style:text-underline-width="auto" style:text-underline-mode="continuous"/>
    </style:style>
    <style:style style:name="T1123" style:parent-style-name="Domyślnaczcionkaakapitu" style:family="text">
      <style:text-properties fo:background-color="#80FFFF" style:text-underline-type="single" style:text-underline-style="solid" style:text-underline-width="auto" style:text-underline-mode="continuous"/>
    </style:style>
    <style:style style:name="T1124" style:parent-style-name="Domyślnaczcionkaakapitu" style:family="text">
      <style:text-properties style:text-underline-type="single" style:text-underline-style="solid" style:text-underline-width="auto" style:text-underline-mode="continuous"/>
    </style:style>
    <style:style style:name="T1125" style:parent-style-name="Domyślnaczcionkaakapitu" style:family="text">
      <style:text-properties fo:background-color="#80FFFF" style:text-underline-type="single" style:text-underline-style="solid" style:text-underline-width="auto" style:text-underline-mode="continuous"/>
    </style:style>
    <style:style style:name="T1126" style:parent-style-name="Domyślnaczcionkaakapitu" style:family="text">
      <style:text-properties fo:background-color="#80FFFF"/>
    </style:style>
    <style:style style:name="P1127" style:parent-style-name="Normalny" style:family="paragraph">
      <style:paragraph-properties fo:text-align="justify" fo:line-height="150%" fo:text-indent="0.2479in"/>
    </style:style>
    <style:style style:name="P1128" style:parent-style-name="Normalny" style:family="paragraph">
      <style:paragraph-properties fo:text-align="justify" fo:line-height="150%"/>
    </style:style>
    <style:style style:name="T1129" style:parent-style-name="Domyślnaczcionkaakapitu" style:family="text">
      <style:text-properties style:text-underline-type="single" style:text-underline-style="solid" style:text-underline-width="auto" style:text-underline-mode="continuous"/>
    </style:style>
    <style:style style:name="P1130" style:parent-style-name="Normalny" style:family="paragraph">
      <style:paragraph-properties fo:text-align="justify" fo:line-height="150%" fo:text-indent="0.2479in"/>
    </style:style>
    <style:style style:name="T1131" style:parent-style-name="Domyślnaczcionkaakapitu" style:family="text">
      <style:text-properties fo:background-color="#80FFFF"/>
    </style:style>
    <style:style style:name="T1132" style:parent-style-name="Domyślnaczcionkaakapitu" style:family="text">
      <style:text-properties fo:background-color="#80FFFF"/>
    </style:style>
    <style:style style:name="T1133" style:parent-style-name="Domyślnaczcionkaakapitu" style:family="text">
      <style:text-properties fo:background-color="#80FFFF"/>
    </style:style>
    <style:style style:name="T1134" style:parent-style-name="Domyślnaczcionkaakapitu" style:family="text">
      <style:text-properties fo:background-color="#80FFFF"/>
    </style:style>
    <style:style style:name="T1135" style:parent-style-name="Domyślnaczcionkaakapitu" style:family="text">
      <style:text-properties fo:background-color="#80FFFF"/>
    </style:style>
    <style:style style:name="T1136" style:parent-style-name="Domyślnaczcionkaakapitu" style:family="text">
      <style:text-properties fo:background-color="#80FFFF"/>
    </style:style>
    <style:style style:name="T1137" style:parent-style-name="Domyślnaczcionkaakapitu" style:family="text">
      <style:text-properties fo:background-color="#80FFFF"/>
    </style:style>
    <style:style style:name="T1138" style:parent-style-name="Domyślnaczcionkaakapitu" style:family="text">
      <style:text-properties fo:background-color="#80FFFF"/>
    </style:style>
    <style:style style:name="T1139" style:parent-style-name="Domyślnaczcionkaakapitu" style:family="text">
      <style:text-properties fo:background-color="#80FFFF"/>
    </style:style>
    <style:style style:name="T1140" style:parent-style-name="Domyślnaczcionkaakapitu" style:family="text">
      <style:text-properties fo:background-color="#80FFFF"/>
    </style:style>
    <style:style style:name="T1141" style:parent-style-name="Domyślnaczcionkaakapitu" style:family="text">
      <style:text-properties fo:background-color="#80FFFF"/>
    </style:style>
    <style:style style:name="P1142" style:parent-style-name="Normalny" style:family="paragraph">
      <style:paragraph-properties fo:text-align="justify" fo:line-height="150%"/>
    </style:style>
    <style:style style:name="T1143" style:parent-style-name="Domyślnaczcionkaakapitu" style:family="text">
      <style:text-properties fo:background-color="#80FFFF"/>
    </style:style>
    <style:style style:name="T1144" style:parent-style-name="Domyślnaczcionkaakapitu" style:family="text">
      <style:text-properties fo:background-color="#80FFFF"/>
    </style:style>
    <style:style style:name="T1145" style:parent-style-name="Domyślnaczcionkaakapitu" style:family="text">
      <style:text-properties fo:background-color="#80FFFF"/>
    </style:style>
    <style:style style:name="P1146" style:parent-style-name="Normalny" style:family="paragraph">
      <style:paragraph-properties fo:text-align="justify" fo:line-height="150%" fo:text-indent="0.2479in"/>
    </style:style>
    <style:style style:name="T1147" style:parent-style-name="Domyślnaczcionkaakapitu" style:family="text">
      <style:text-properties fo:background-color="#80FFFF"/>
    </style:style>
    <style:style style:name="T1148" style:parent-style-name="Domyślnaczcionkaakapitu" style:family="text">
      <style:text-properties fo:background-color="#80FFFF"/>
    </style:style>
    <style:style style:name="P1149" style:parent-style-name="Normalny" style:family="paragraph">
      <style:paragraph-properties fo:text-align="justify" fo:line-height="150%" fo:text-indent="0.2479in"/>
    </style:style>
    <style:style style:name="T1150" style:parent-style-name="Domyślnaczcionkaakapitu" style:family="text">
      <style:text-properties fo:background-color="#80FFFF"/>
    </style:style>
    <style:style style:name="T1151" style:parent-style-name="Domyślnaczcionkaakapitu" style:family="text">
      <style:text-properties fo:background-color="#80FFFF"/>
    </style:style>
    <style:style style:name="T1152" style:parent-style-name="Domyślnaczcionkaakapitu" style:family="text">
      <style:text-properties fo:background-color="#80FFFF"/>
    </style:style>
    <style:style style:name="T1153" style:parent-style-name="Domyślnaczcionkaakapitu" style:family="text">
      <style:text-properties fo:background-color="#80FFFF"/>
    </style:style>
    <style:style style:name="T1154" style:parent-style-name="Domyślnaczcionkaakapitu" style:family="text">
      <style:text-properties fo:background-color="#80FFFF"/>
    </style:style>
    <style:style style:name="P1155" style:parent-style-name="Normalny" style:family="paragraph">
      <style:paragraph-properties fo:text-align="justify" fo:line-height="150%" fo:text-indent="0.2479in"/>
    </style:style>
    <style:style style:name="T1156" style:parent-style-name="Domyślnaczcionkaakapitu" style:family="text">
      <style:text-properties fo:background-color="#80FFFF"/>
    </style:style>
    <style:style style:name="T1157" style:parent-style-name="Domyślnaczcionkaakapitu" style:family="text">
      <style:text-properties fo:background-color="#80FFFF"/>
    </style:style>
    <style:style style:name="P1158" style:parent-style-name="Normalny" style:family="paragraph">
      <style:paragraph-properties fo:text-align="justify" fo:line-height="150%" fo:text-indent="0.2479in"/>
    </style:style>
    <style:style style:name="T1159" style:parent-style-name="Domyślnaczcionkaakapitu" style:family="text">
      <style:text-properties fo:background-color="#80FFFF"/>
    </style:style>
    <style:style style:name="T1160" style:parent-style-name="Domyślnaczcionkaakapitu" style:family="text">
      <style:text-properties fo:background-color="#80FFFF"/>
    </style:style>
    <style:style style:name="T1161" style:parent-style-name="Domyślnaczcionkaakapitu" style:family="text">
      <style:text-properties fo:background-color="#80FFFF"/>
    </style:style>
    <style:style style:name="T1162" style:parent-style-name="Domyślnaczcionkaakapitu" style:family="text">
      <style:text-properties fo:background-color="#80FFFF"/>
    </style:style>
    <style:style style:name="T1163" style:parent-style-name="Domyślnaczcionkaakapitu" style:family="text">
      <style:text-properties fo:background-color="#80FFFF"/>
    </style:style>
    <style:style style:name="T1164" style:parent-style-name="Domyślnaczcionkaakapitu" style:family="text">
      <style:text-properties fo:background-color="#80FFFF"/>
    </style:style>
    <style:style style:name="T1165" style:parent-style-name="Domyślnaczcionkaakapitu" style:family="text">
      <style:text-properties fo:background-color="#80FFFF"/>
    </style:style>
    <style:style style:name="T1166" style:parent-style-name="Domyślnaczcionkaakapitu" style:family="text">
      <style:text-properties fo:background-color="#80FFFF"/>
    </style:style>
    <style:style style:name="T1167" style:parent-style-name="Domyślnaczcionkaakapitu" style:family="text">
      <style:text-properties fo:background-color="#80FFFF"/>
    </style:style>
    <style:style style:name="T1168" style:parent-style-name="Domyślnaczcionkaakapitu" style:family="text">
      <style:text-properties fo:background-color="#80FFFF"/>
    </style:style>
    <style:style style:name="T1169" style:parent-style-name="Domyślnaczcionkaakapitu" style:family="text">
      <style:text-properties fo:background-color="#80FFFF"/>
    </style:style>
    <style:style style:name="T1170" style:parent-style-name="Domyślnaczcionkaakapitu" style:family="text">
      <style:text-properties fo:background-color="#80FFFF"/>
    </style:style>
    <style:style style:name="T1171" style:parent-style-name="Domyślnaczcionkaakapitu" style:family="text">
      <style:text-properties fo:background-color="#80FFFF"/>
    </style:style>
    <style:style style:name="T1172" style:parent-style-name="Domyślnaczcionkaakapitu" style:family="text">
      <style:text-properties fo:background-color="#80FFFF"/>
    </style:style>
    <style:style style:name="T1173" style:parent-style-name="Domyślnaczcionkaakapitu" style:family="text">
      <style:text-properties fo:background-color="#80FFFF"/>
    </style:style>
    <style:style style:name="T1174" style:parent-style-name="Domyślnaczcionkaakapitu" style:family="text">
      <style:text-properties fo:background-color="#80FFFF"/>
    </style:style>
    <style:style style:name="T1175" style:parent-style-name="Domyślnaczcionkaakapitu" style:family="text">
      <style:text-properties fo:background-color="#80FFFF"/>
    </style:style>
    <style:style style:name="T1176" style:parent-style-name="Domyślnaczcionkaakapitu" style:family="text">
      <style:text-properties fo:background-color="#80FFFF"/>
    </style:style>
    <style:style style:name="T1177" style:parent-style-name="Domyślnaczcionkaakapitu" style:family="text">
      <style:text-properties fo:background-color="#80FFFF"/>
    </style:style>
    <style:style style:name="T1178" style:parent-style-name="Domyślnaczcionkaakapitu" style:family="text">
      <style:text-properties fo:background-color="#80FFFF"/>
    </style:style>
    <style:style style:name="T1179" style:parent-style-name="Domyślnaczcionkaakapitu" style:family="text">
      <style:text-properties fo:background-color="#80FFFF"/>
    </style:style>
    <style:style style:name="T1180" style:parent-style-name="Domyślnaczcionkaakapitu" style:family="text">
      <style:text-properties fo:background-color="#80FFFF"/>
    </style:style>
    <style:style style:name="T1181" style:parent-style-name="Domyślnaczcionkaakapitu" style:family="text">
      <style:text-properties fo:background-color="#80FFFF"/>
    </style:style>
    <style:style style:name="P1182" style:parent-style-name="Normalny" style:family="paragraph">
      <style:paragraph-properties fo:text-align="justify" fo:line-height="150%" fo:text-indent="0.2479in"/>
    </style:style>
    <style:style style:name="P1183" style:parent-style-name="Normalny" style:family="paragraph">
      <style:paragraph-properties fo:text-align="justify" fo:line-height="150%"/>
    </style:style>
    <style:style style:name="T1184" style:parent-style-name="Domyślnaczcionkaakapitu" style:family="text">
      <style:text-properties style:text-underline-type="single" style:text-underline-style="solid" style:text-underline-width="auto" style:text-underline-mode="continuous"/>
    </style:style>
    <style:style style:name="T1185" style:parent-style-name="Domyślnaczcionkaakapitu" style:family="text">
      <style:text-properties fo:background-color="#80FFFF" style:text-underline-type="single" style:text-underline-style="solid" style:text-underline-width="auto" style:text-underline-mode="continuous"/>
    </style:style>
    <style:style style:name="P1186" style:parent-style-name="Normalny" style:family="paragraph">
      <style:paragraph-properties fo:text-align="justify" fo:line-height="150%" fo:text-indent="0.2479in"/>
    </style:style>
    <style:style style:name="T1187" style:parent-style-name="Domyślnaczcionkaakapitu" style:family="text">
      <style:text-properties fo:background-color="#80FFFF"/>
    </style:style>
    <style:style style:name="P1188" style:parent-style-name="Normalny" style:family="paragraph">
      <style:paragraph-properties fo:text-align="justify" fo:line-height="150%"/>
    </style:style>
    <style:style style:name="T1189" style:parent-style-name="Domyślnaczcionkaakapitu" style:family="text">
      <style:text-properties style:text-underline-type="single" style:text-underline-style="solid" style:text-underline-width="auto" style:text-underline-mode="continuous"/>
    </style:style>
    <style:style style:name="P1190" style:parent-style-name="Normalny" style:family="paragraph">
      <style:paragraph-properties fo:text-align="justify" fo:line-height="150%" fo:text-indent="0.2479in"/>
    </style:style>
    <style:style style:name="T1191" style:parent-style-name="Domyślnaczcionkaakapitu" style:family="text">
      <style:text-properties fo:background-color="#80FFFF"/>
    </style:style>
    <style:style style:name="P1192" style:parent-style-name="Normalny" style:family="paragraph">
      <style:paragraph-properties fo:text-align="justify" fo:line-height="150%" fo:text-indent="0.2479in"/>
    </style:style>
    <style:style style:name="T1193" style:parent-style-name="Domyślnaczcionkaakapitu" style:family="text">
      <style:text-properties fo:background-color="#80FFFF"/>
    </style:style>
    <style:style style:name="T1194" style:parent-style-name="Domyślnaczcionkaakapitu" style:family="text">
      <style:text-properties fo:background-color="#80FFFF"/>
    </style:style>
    <style:style style:name="T1195" style:parent-style-name="Domyślnaczcionkaakapitu" style:family="text">
      <style:text-properties fo:background-color="#80FFFF"/>
    </style:style>
    <style:style style:name="T1196" style:parent-style-name="Domyślnaczcionkaakapitu" style:family="text">
      <style:text-properties fo:background-color="#80FFFF"/>
    </style:style>
    <style:style style:name="T1197" style:parent-style-name="Domyślnaczcionkaakapitu" style:family="text">
      <style:text-properties fo:background-color="#80FFFF"/>
    </style:style>
    <style:style style:name="P1198" style:parent-style-name="Normalny" style:family="paragraph">
      <style:paragraph-properties fo:text-align="justify" fo:line-height="150%" fo:text-indent="0.2479in"/>
    </style:style>
    <style:style style:name="T1199" style:parent-style-name="Domyślnaczcionkaakapitu" style:family="text">
      <style:text-properties fo:background-color="#80FFFF"/>
    </style:style>
    <style:style style:name="T1200" style:parent-style-name="Domyślnaczcionkaakapitu" style:family="text">
      <style:text-properties fo:background-color="#80FFFF"/>
    </style:style>
    <style:style style:name="T1201" style:parent-style-name="Domyślnaczcionkaakapitu" style:family="text">
      <style:text-properties fo:background-color="#80FFFF"/>
    </style:style>
    <style:style style:name="P1202" style:parent-style-name="Normalny" style:family="paragraph">
      <style:paragraph-properties fo:text-align="justify" fo:line-height="150%" fo:text-indent="0.2479in"/>
    </style:style>
    <style:style style:name="T1203" style:parent-style-name="Domyślnaczcionkaakapitu" style:family="text">
      <style:text-properties fo:background-color="#80FFFF"/>
    </style:style>
    <style:style style:name="T1204" style:parent-style-name="Domyślnaczcionkaakapitu" style:family="text">
      <style:text-properties fo:background-color="#80FFFF"/>
    </style:style>
    <style:style style:name="T1205" style:parent-style-name="Domyślnaczcionkaakapitu" style:family="text">
      <style:text-properties fo:background-color="#80FFFF"/>
    </style:style>
    <style:style style:name="T1206" style:parent-style-name="Domyślnaczcionkaakapitu" style:family="text">
      <style:text-properties fo:background-color="#80FFFF"/>
    </style:style>
    <style:style style:name="T1207" style:parent-style-name="Domyślnaczcionkaakapitu" style:family="text">
      <style:text-properties fo:background-color="#80FFFF"/>
    </style:style>
    <style:style style:name="T1208" style:parent-style-name="Domyślnaczcionkaakapitu" style:family="text">
      <style:text-properties fo:background-color="#80FFFF"/>
    </style:style>
    <style:style style:name="T1209" style:parent-style-name="Domyślnaczcionkaakapitu" style:family="text">
      <style:text-properties fo:background-color="#80FFFF"/>
    </style:style>
    <style:style style:name="T1210" style:parent-style-name="Domyślnaczcionkaakapitu" style:family="text">
      <style:text-properties fo:background-color="#80FFFF"/>
    </style:style>
    <style:style style:name="T1211" style:parent-style-name="Domyślnaczcionkaakapitu" style:family="text">
      <style:text-properties fo:background-color="#80FFFF"/>
    </style:style>
    <style:style style:name="T1212" style:parent-style-name="Domyślnaczcionkaakapitu" style:family="text">
      <style:text-properties fo:background-color="#80FFFF"/>
    </style:style>
    <style:style style:name="T1213" style:parent-style-name="Domyślnaczcionkaakapitu" style:family="text">
      <style:text-properties fo:background-color="#80FFFF"/>
    </style:style>
    <style:style style:name="T1214" style:parent-style-name="Domyślnaczcionkaakapitu" style:family="text">
      <style:text-properties fo:background-color="#80FFFF"/>
    </style:style>
    <style:style style:name="P1215" style:parent-style-name="Normalny" style:family="paragraph">
      <style:paragraph-properties fo:text-align="justify" fo:line-height="150%"/>
    </style:style>
    <style:style style:name="T1216" style:parent-style-name="Domyślnaczcionkaakapitu" style:family="text">
      <style:text-properties style:text-underline-type="single" style:text-underline-style="solid" style:text-underline-width="auto" style:text-underline-mode="continuous"/>
    </style:style>
    <style:style style:name="T1217" style:parent-style-name="Domyślnaczcionkaakapitu" style:family="text">
      <style:text-properties fo:background-color="#80FFFF" style:text-underline-type="single" style:text-underline-style="solid" style:text-underline-width="auto" style:text-underline-mode="continuous"/>
    </style:style>
    <style:style style:name="T1218" style:parent-style-name="Domyślnaczcionkaakapitu" style:family="text">
      <style:text-properties fo:background-color="#80FFFF"/>
    </style:style>
    <style:style style:name="P1219" style:parent-style-name="Normalny" style:family="paragraph">
      <style:paragraph-properties fo:text-align="justify" fo:line-height="150%" fo:text-indent="0.2479in"/>
    </style:style>
    <style:style style:name="T1220" style:parent-style-name="Domyślnaczcionkaakapitu" style:family="text">
      <style:text-properties fo:background-color="#80FFFF"/>
    </style:style>
    <style:style style:name="P1221" style:parent-style-name="Normalny" style:family="paragraph">
      <style:paragraph-properties fo:text-align="justify" fo:line-height="150%"/>
    </style:style>
    <style:style style:name="P1222" style:parent-style-name="Normalny" style:family="paragraph">
      <style:paragraph-properties fo:text-align="justify" fo:line-height="150%" fo:text-indent="0.2479in"/>
    </style:style>
    <style:style style:name="P1223" style:parent-style-name="Normalny" style:family="paragraph">
      <style:paragraph-properties fo:text-align="justify" fo:line-height="150%"/>
    </style:style>
    <style:style style:name="T1224" style:parent-style-name="Domyślnaczcionkaakapitu" style:family="text">
      <style:text-properties fo:background-color="#80FFFF"/>
    </style:style>
    <style:style style:name="P1225" style:parent-style-name="Normalny" style:family="paragraph">
      <style:paragraph-properties fo:text-align="justify" fo:line-height="150%" fo:text-indent="0.2479in"/>
    </style:style>
    <style:style style:name="P1226" style:parent-style-name="Normalny" style:family="paragraph">
      <style:paragraph-properties fo:text-align="justify" fo:line-height="150%"/>
    </style:style>
    <style:style style:name="T1227" style:parent-style-name="Domyślnaczcionkaakapitu" style:family="text">
      <style:text-properties style:text-underline-type="single" style:text-underline-style="solid" style:text-underline-width="auto" style:text-underline-mode="continuous"/>
    </style:style>
    <style:style style:name="P1228" style:parent-style-name="Normalny" style:family="paragraph">
      <style:paragraph-properties fo:text-align="justify" fo:line-height="150%" fo:text-indent="0.2479in"/>
    </style:style>
    <style:style style:name="T1229" style:parent-style-name="Domyślnaczcionkaakapitu" style:family="text">
      <style:text-properties fo:background-color="#80FFFF"/>
    </style:style>
    <style:style style:name="T1230" style:parent-style-name="Domyślnaczcionkaakapitu" style:family="text">
      <style:text-properties fo:background-color="#80FFFF"/>
    </style:style>
    <style:style style:name="T1231" style:parent-style-name="Domyślnaczcionkaakapitu" style:family="text">
      <style:text-properties fo:background-color="#80FFFF"/>
    </style:style>
    <style:style style:name="T1232" style:parent-style-name="Domyślnaczcionkaakapitu" style:family="text">
      <style:text-properties fo:background-color="#80FFFF"/>
    </style:style>
    <style:style style:name="P1233" style:parent-style-name="Normalny" style:family="paragraph">
      <style:paragraph-properties fo:text-align="justify" fo:line-height="150%" fo:text-indent="0.2479in"/>
    </style:style>
    <style:style style:name="P1234" style:parent-style-name="Normalny" style:family="paragraph">
      <style:paragraph-properties fo:text-align="justify" fo:line-height="150%"/>
    </style:style>
    <style:style style:name="T1235" style:parent-style-name="Domyślnaczcionkaakapitu" style:family="text">
      <style:text-properties style:text-underline-type="single" style:text-underline-style="solid" style:text-underline-width="auto" style:text-underline-mode="continuous"/>
    </style:style>
    <style:style style:name="T1236" style:parent-style-name="Domyślnaczcionkaakapitu" style:family="text">
      <style:text-properties fo:background-color="#80FFFF" style:text-underline-type="single" style:text-underline-style="solid" style:text-underline-width="auto" style:text-underline-mode="continuous"/>
    </style:style>
    <style:style style:name="T1237" style:parent-style-name="Domyślnaczcionkaakapitu" style:family="text">
      <style:text-properties fo:background-color="#80FFFF"/>
    </style:style>
    <style:style style:name="P1238" style:parent-style-name="Normalny" style:family="paragraph">
      <style:paragraph-properties fo:text-align="justify" fo:line-height="150%" fo:text-indent="0.2479in"/>
    </style:style>
    <style:style style:name="P1239" style:parent-style-name="Normalny" style:family="paragraph">
      <style:paragraph-properties fo:text-align="justify" fo:line-height="150%"/>
    </style:style>
    <style:style style:name="T1240" style:parent-style-name="Domyślnaczcionkaakapitu" style:family="text">
      <style:text-properties style:text-underline-type="single" style:text-underline-style="solid" style:text-underline-width="auto" style:text-underline-mode="continuous"/>
    </style:style>
    <style:style style:name="P1241" style:parent-style-name="Normalny" style:family="paragraph">
      <style:paragraph-properties fo:text-align="justify" fo:line-height="150%" fo:text-indent="0.2479in"/>
    </style:style>
    <style:style style:name="T1242" style:parent-style-name="Domyślnaczcionkaakapitu" style:family="text">
      <style:text-properties fo:background-color="#80FFFF"/>
    </style:style>
    <style:style style:name="T1243" style:parent-style-name="Domyślnaczcionkaakapitu" style:family="text">
      <style:text-properties fo:background-color="#80FFFF"/>
    </style:style>
    <style:style style:name="T1244" style:parent-style-name="Domyślnaczcionkaakapitu" style:family="text">
      <style:text-properties fo:background-color="#80FFFF"/>
    </style:style>
    <style:style style:name="T1245" style:parent-style-name="Domyślnaczcionkaakapitu" style:family="text">
      <style:text-properties fo:background-color="#80FFFF"/>
    </style:style>
    <style:style style:name="T1246" style:parent-style-name="Domyślnaczcionkaakapitu" style:family="text">
      <style:text-properties fo:background-color="#80FFFF"/>
    </style:style>
    <style:style style:name="T1247" style:parent-style-name="Domyślnaczcionkaakapitu" style:family="text">
      <style:text-properties fo:background-color="#80FFFF"/>
    </style:style>
    <style:style style:name="T1248" style:parent-style-name="Domyślnaczcionkaakapitu" style:family="text">
      <style:text-properties fo:background-color="#80FFFF"/>
    </style:style>
    <style:style style:name="T1249" style:parent-style-name="Domyślnaczcionkaakapitu" style:family="text">
      <style:text-properties fo:background-color="#80FFFF"/>
    </style:style>
    <style:style style:name="T1250" style:parent-style-name="Domyślnaczcionkaakapitu" style:family="text">
      <style:text-properties fo:background-color="#80FFFF"/>
    </style:style>
    <style:style style:name="T1251" style:parent-style-name="Domyślnaczcionkaakapitu" style:family="text">
      <style:text-properties fo:background-color="#80FFFF"/>
    </style:style>
    <style:style style:name="T1252" style:parent-style-name="Domyślnaczcionkaakapitu" style:family="text">
      <style:text-properties fo:background-color="#80FFFF"/>
    </style:style>
    <style:style style:name="T1253" style:parent-style-name="Domyślnaczcionkaakapitu" style:family="text">
      <style:text-properties fo:background-color="#80FFFF"/>
    </style:style>
    <style:style style:name="P1254" style:parent-style-name="Normalny" style:family="paragraph">
      <style:paragraph-properties fo:text-align="justify" fo:line-height="150%" fo:text-indent="0.2479in"/>
    </style:style>
    <style:style style:name="P1255" style:parent-style-name="Normalny" style:family="paragraph">
      <style:paragraph-properties fo:text-align="justify" fo:line-height="150%"/>
    </style:style>
    <style:style style:name="T1256" style:parent-style-name="Domyślnaczcionkaakapitu" style:family="text">
      <style:text-properties style:text-underline-type="single" style:text-underline-style="solid" style:text-underline-width="auto" style:text-underline-mode="continuous"/>
    </style:style>
    <style:style style:name="T1257" style:parent-style-name="Domyślnaczcionkaakapitu" style:family="text">
      <style:text-properties fo:background-color="#80FFFF" style:text-underline-type="single" style:text-underline-style="solid" style:text-underline-width="auto" style:text-underline-mode="continuous"/>
    </style:style>
    <style:style style:name="T1258" style:parent-style-name="Domyślnaczcionkaakapitu" style:family="text">
      <style:text-properties fo:background-color="#80FFFF"/>
    </style:style>
    <style:style style:name="P1259" style:parent-style-name="Normalny" style:family="paragraph">
      <style:paragraph-properties fo:text-align="justify" fo:line-height="150%" fo:text-indent="0.2479in"/>
    </style:style>
    <style:style style:name="T1260" style:parent-style-name="Domyślnaczcionkaakapitu" style:family="text">
      <style:text-properties fo:background-color="#80FFFF"/>
    </style:style>
    <style:style style:name="T1261" style:parent-style-name="Domyślnaczcionkaakapitu" style:family="text">
      <style:text-properties fo:background-color="#80FFFF"/>
    </style:style>
    <style:style style:name="P1262" style:parent-style-name="Normalny" style:family="paragraph">
      <style:paragraph-properties fo:text-align="justify" fo:line-height="150%" fo:text-indent="0.2479in"/>
    </style:style>
    <style:style style:name="T1263" style:parent-style-name="Domyślnaczcionkaakapitu" style:family="text">
      <style:text-properties fo:background-color="#80FFFF"/>
    </style:style>
    <style:style style:name="P1264" style:parent-style-name="Normalny" style:family="paragraph">
      <style:paragraph-properties fo:text-align="justify" fo:line-height="150%" fo:text-indent="0.2479in"/>
    </style:style>
    <style:style style:name="T1265" style:parent-style-name="Domyślnaczcionkaakapitu" style:family="text">
      <style:text-properties fo:background-color="#80FFFF"/>
    </style:style>
    <style:style style:name="T1266" style:parent-style-name="Domyślnaczcionkaakapitu" style:family="text">
      <style:text-properties fo:background-color="#80FFFF"/>
    </style:style>
    <style:style style:name="T1267" style:parent-style-name="Domyślnaczcionkaakapitu" style:family="text">
      <style:text-properties fo:background-color="#80FFFF"/>
    </style:style>
    <style:style style:name="T1268" style:parent-style-name="Domyślnaczcionkaakapitu" style:family="text">
      <style:text-properties fo:background-color="#80FFFF"/>
    </style:style>
    <style:style style:name="T1269" style:parent-style-name="Domyślnaczcionkaakapitu" style:family="text">
      <style:text-properties fo:background-color="#80FFFF"/>
    </style:style>
    <style:style style:name="P1270" style:parent-style-name="Normalny" style:family="paragraph">
      <style:paragraph-properties fo:text-align="justify" fo:line-height="150%" fo:text-indent="0.2479in"/>
    </style:style>
    <style:style style:name="T1271" style:parent-style-name="Domyślnaczcionkaakapitu" style:family="text">
      <style:text-properties fo:background-color="#80FFFF"/>
    </style:style>
    <style:style style:name="T1272" style:parent-style-name="Domyślnaczcionkaakapitu" style:family="text">
      <style:text-properties fo:background-color="#80FFFF"/>
    </style:style>
    <style:style style:name="T1273" style:parent-style-name="Domyślnaczcionkaakapitu" style:family="text">
      <style:text-properties fo:background-color="#80FFFF"/>
    </style:style>
    <style:style style:name="T1274" style:parent-style-name="Domyślnaczcionkaakapitu" style:family="text">
      <style:text-properties fo:background-color="#80FFFF"/>
    </style:style>
    <style:style style:name="T1275" style:parent-style-name="Domyślnaczcionkaakapitu" style:family="text">
      <style:text-properties fo:background-color="#80FFFF"/>
    </style:style>
    <style:style style:name="T1276" style:parent-style-name="Domyślnaczcionkaakapitu" style:family="text">
      <style:text-properties fo:background-color="#80FFFF"/>
    </style:style>
    <style:style style:name="T1277" style:parent-style-name="Domyślnaczcionkaakapitu" style:family="text">
      <style:text-properties fo:background-color="#80FFFF"/>
    </style:style>
    <style:style style:name="T1278" style:parent-style-name="Domyślnaczcionkaakapitu" style:family="text">
      <style:text-properties fo:background-color="#80FFFF"/>
    </style:style>
    <style:style style:name="T1279" style:parent-style-name="Domyślnaczcionkaakapitu" style:family="text">
      <style:text-properties fo:background-color="#80FFFF"/>
    </style:style>
    <style:style style:name="T1280" style:parent-style-name="Domyślnaczcionkaakapitu" style:family="text">
      <style:text-properties fo:background-color="#80FFFF"/>
    </style:style>
    <style:style style:name="T1281" style:parent-style-name="Domyślnaczcionkaakapitu" style:family="text">
      <style:text-properties fo:background-color="#80FFFF"/>
    </style:style>
    <style:style style:name="T1282" style:parent-style-name="Domyślnaczcionkaakapitu" style:family="text">
      <style:text-properties fo:background-color="#80FFFF"/>
    </style:style>
    <style:style style:name="T1283" style:parent-style-name="Domyślnaczcionkaakapitu" style:family="text">
      <style:text-properties fo:background-color="#80FFFF"/>
    </style:style>
    <style:style style:name="T1284" style:parent-style-name="Domyślnaczcionkaakapitu" style:family="text">
      <style:text-properties fo:background-color="#80FFFF"/>
    </style:style>
    <style:style style:name="P1285" style:parent-style-name="Normalny" style:family="paragraph">
      <style:paragraph-properties fo:text-align="justify" fo:line-height="150%" fo:text-indent="0.2479in"/>
    </style:style>
    <style:style style:name="T1286" style:parent-style-name="Domyślnaczcionkaakapitu" style:family="text">
      <style:text-properties fo:background-color="#80FFFF"/>
    </style:style>
    <style:style style:name="T1287" style:parent-style-name="Domyślnaczcionkaakapitu" style:family="text">
      <style:text-properties fo:font-style="italic" style:font-style-asian="italic" style:font-style-complex="italic" fo:background-color="#80FFFF"/>
    </style:style>
    <style:style style:name="P1288" style:parent-style-name="Normalny" style:family="paragraph">
      <style:paragraph-properties fo:text-align="justify" fo:line-height="150%" fo:text-indent="0.2479in"/>
    </style:style>
    <style:style style:name="P1289" style:parent-style-name="Normalny" style:family="paragraph">
      <style:paragraph-properties fo:text-align="justify" fo:line-height="150%"/>
    </style:style>
    <style:style style:name="T1290" style:parent-style-name="Domyślnaczcionkaakapitu" style:family="text">
      <style:text-properties style:text-underline-type="single" style:text-underline-style="solid" style:text-underline-width="auto" style:text-underline-mode="continuous"/>
    </style:style>
    <style:style style:name="P1291" style:parent-style-name="Normalny" style:family="paragraph">
      <style:paragraph-properties fo:text-align="justify" fo:line-height="150%" fo:text-indent="0.2479in"/>
    </style:style>
    <style:style style:name="T1292" style:parent-style-name="Domyślnaczcionkaakapitu" style:family="text">
      <style:text-properties fo:background-color="#80FFFF"/>
    </style:style>
    <style:style style:name="T1293" style:parent-style-name="Domyślnaczcionkaakapitu" style:family="text">
      <style:text-properties fo:background-color="#80FFFF"/>
    </style:style>
    <style:style style:name="T1294" style:parent-style-name="Domyślnaczcionkaakapitu" style:family="text">
      <style:text-properties fo:background-color="#80FFFF"/>
    </style:style>
    <style:style style:name="T1295" style:parent-style-name="Domyślnaczcionkaakapitu" style:family="text">
      <style:text-properties fo:background-color="#80FFFF"/>
    </style:style>
    <style:style style:name="T1296" style:parent-style-name="Domyślnaczcionkaakapitu" style:family="text">
      <style:text-properties fo:background-color="#80FFFF"/>
    </style:style>
    <style:style style:name="P1297" style:parent-style-name="Normalny" style:family="paragraph">
      <style:paragraph-properties fo:text-align="justify" fo:line-height="150%"/>
    </style:style>
    <style:style style:name="T1298" style:parent-style-name="Domyślnaczcionkaakapitu" style:family="text">
      <style:text-properties style:text-underline-type="single" style:text-underline-style="solid" style:text-underline-width="auto" style:text-underline-mode="continuous"/>
    </style:style>
    <style:style style:name="T1299" style:parent-style-name="Domyślnaczcionkaakapitu" style:family="text">
      <style:text-properties fo:background-color="#80FFFF" style:text-underline-type="single" style:text-underline-style="solid" style:text-underline-width="auto" style:text-underline-mode="continuous"/>
    </style:style>
    <style:style style:name="P1300" style:parent-style-name="Normalny" style:family="paragraph">
      <style:paragraph-properties fo:text-align="justify" fo:line-height="150%" fo:text-indent="0.2479in"/>
    </style:style>
    <style:style style:name="T1301" style:parent-style-name="Domyślnaczcionkaakapitu" style:family="text">
      <style:text-properties fo:background-color="#80FFFF"/>
    </style:style>
    <style:style style:name="P1302" style:parent-style-name="Normalny" style:family="paragraph">
      <style:paragraph-properties fo:text-align="justify" fo:line-height="150%"/>
    </style:style>
    <style:style style:name="T1303" style:parent-style-name="Domyślnaczcionkaakapitu" style:family="text">
      <style:text-properties style:text-underline-type="single" style:text-underline-style="solid" style:text-underline-width="auto" style:text-underline-mode="continuous"/>
    </style:style>
    <style:style style:name="P1304" style:parent-style-name="Normalny" style:family="paragraph">
      <style:paragraph-properties fo:text-align="justify" fo:line-height="150%" fo:text-indent="0.2479in"/>
    </style:style>
    <style:style style:name="P1305" style:parent-style-name="Normalny" style:family="paragraph">
      <style:paragraph-properties fo:text-align="justify" fo:line-height="150%"/>
    </style:style>
    <style:style style:name="T1306" style:parent-style-name="Domyślnaczcionkaakapitu" style:family="text">
      <style:text-properties style:text-underline-type="single" style:text-underline-style="solid" style:text-underline-width="auto" style:text-underline-mode="continuous"/>
    </style:style>
    <style:style style:name="T1307" style:parent-style-name="Domyślnaczcionkaakapitu" style:family="text">
      <style:text-properties fo:background-color="#80FFFF" style:text-underline-type="single" style:text-underline-style="solid" style:text-underline-width="auto" style:text-underline-mode="continuous"/>
    </style:style>
    <style:style style:name="P1308" style:parent-style-name="Normalny" style:family="paragraph">
      <style:paragraph-properties fo:text-align="justify" fo:line-height="150%" fo:text-indent="0.2479in"/>
    </style:style>
    <style:style style:name="T1309" style:parent-style-name="Domyślnaczcionkaakapitu" style:family="text">
      <style:text-properties fo:background-color="#80FFFF"/>
    </style:style>
    <style:style style:name="P1310" style:parent-style-name="Normalny" style:family="paragraph">
      <style:paragraph-properties fo:text-align="justify" fo:line-height="150%"/>
    </style:style>
    <style:style style:name="T1311" style:parent-style-name="Domyślnaczcionkaakapitu" style:family="text">
      <style:text-properties style:text-underline-type="single" style:text-underline-style="solid" style:text-underline-width="auto" style:text-underline-mode="continuous"/>
    </style:style>
    <style:style style:name="P1312" style:parent-style-name="Normalny" style:family="paragraph">
      <style:paragraph-properties fo:text-align="justify" fo:line-height="150%" fo:text-indent="0.2479in"/>
    </style:style>
    <style:style style:name="T1313" style:parent-style-name="Domyślnaczcionkaakapitu" style:family="text">
      <style:text-properties fo:background-color="#80FFFF"/>
    </style:style>
    <style:style style:name="T1314" style:parent-style-name="Domyślnaczcionkaakapitu" style:family="text">
      <style:text-properties fo:background-color="#80FFFF"/>
    </style:style>
    <style:style style:name="T1315" style:parent-style-name="Domyślnaczcionkaakapitu" style:family="text">
      <style:text-properties fo:background-color="#80FFFF"/>
    </style:style>
    <style:style style:name="T1316" style:parent-style-name="Domyślnaczcionkaakapitu" style:family="text">
      <style:text-properties fo:background-color="#80FFFF"/>
    </style:style>
    <style:style style:name="T1317" style:parent-style-name="Domyślnaczcionkaakapitu" style:family="text">
      <style:text-properties fo:background-color="#80FFFF"/>
    </style:style>
    <style:style style:name="T1318" style:parent-style-name="Domyślnaczcionkaakapitu" style:family="text">
      <style:text-properties fo:background-color="#80FFFF"/>
    </style:style>
    <style:style style:name="T1319" style:parent-style-name="Domyślnaczcionkaakapitu" style:family="text">
      <style:text-properties fo:background-color="#80FFFF"/>
    </style:style>
    <style:style style:name="T1320" style:parent-style-name="Domyślnaczcionkaakapitu" style:family="text">
      <style:text-properties fo:background-color="#80FFFF"/>
    </style:style>
    <style:style style:name="T1321" style:parent-style-name="Domyślnaczcionkaakapitu" style:family="text">
      <style:text-properties fo:background-color="#80FFFF"/>
    </style:style>
    <style:style style:name="T1322" style:parent-style-name="Domyślnaczcionkaakapitu" style:family="text">
      <style:text-properties fo:background-color="#80FFFF"/>
    </style:style>
    <style:style style:name="T1323" style:parent-style-name="Domyślnaczcionkaakapitu" style:family="text">
      <style:text-properties fo:background-color="#80FFFF"/>
    </style:style>
    <style:style style:name="T1324" style:parent-style-name="Domyślnaczcionkaakapitu" style:family="text">
      <style:text-properties fo:background-color="#80FFFF"/>
    </style:style>
    <style:style style:name="T1325" style:parent-style-name="Domyślnaczcionkaakapitu" style:family="text">
      <style:text-properties fo:background-color="#80FFFF"/>
    </style:style>
    <style:style style:name="T1326" style:parent-style-name="Domyślnaczcionkaakapitu" style:family="text">
      <style:text-properties fo:background-color="#80FFFF"/>
    </style:style>
    <style:style style:name="T1327" style:parent-style-name="Domyślnaczcionkaakapitu" style:family="text">
      <style:text-properties fo:background-color="#80FFFF"/>
    </style:style>
    <style:style style:name="T1328" style:parent-style-name="Domyślnaczcionkaakapitu" style:family="text">
      <style:text-properties fo:background-color="#80FFFF"/>
    </style:style>
    <style:style style:name="T1329" style:parent-style-name="Domyślnaczcionkaakapitu" style:family="text">
      <style:text-properties fo:background-color="#80FFFF"/>
    </style:style>
    <style:style style:name="T1330" style:parent-style-name="Domyślnaczcionkaakapitu" style:family="text">
      <style:text-properties fo:background-color="#80FFFF"/>
    </style:style>
    <style:style style:name="T1331" style:parent-style-name="Domyślnaczcionkaakapitu" style:family="text">
      <style:text-properties fo:background-color="#80FFFF"/>
    </style:style>
    <style:style style:name="T1332" style:parent-style-name="Domyślnaczcionkaakapitu" style:family="text">
      <style:text-properties fo:background-color="#80FFFF"/>
    </style:style>
    <style:style style:name="T1333" style:parent-style-name="Domyślnaczcionkaakapitu" style:family="text">
      <style:text-properties fo:background-color="#80FFFF"/>
    </style:style>
    <style:style style:name="T1334" style:parent-style-name="Domyślnaczcionkaakapitu" style:family="text">
      <style:text-properties fo:background-color="#80FFFF"/>
    </style:style>
    <style:style style:name="T1335" style:parent-style-name="Domyślnaczcionkaakapitu" style:family="text">
      <style:text-properties fo:background-color="#80FFFF"/>
    </style:style>
    <style:style style:name="T1336" style:parent-style-name="Domyślnaczcionkaakapitu" style:family="text">
      <style:text-properties fo:background-color="#80FFFF"/>
    </style:style>
    <style:style style:name="T1337" style:parent-style-name="Domyślnaczcionkaakapitu" style:family="text">
      <style:text-properties fo:background-color="#80FFFF"/>
    </style:style>
    <style:style style:name="T1338" style:parent-style-name="Domyślnaczcionkaakapitu" style:family="text">
      <style:text-properties fo:background-color="#80FFFF"/>
    </style:style>
    <style:style style:name="T1339" style:parent-style-name="Domyślnaczcionkaakapitu" style:family="text">
      <style:text-properties fo:background-color="#80FFFF"/>
    </style:style>
    <style:style style:name="T1340" style:parent-style-name="Domyślnaczcionkaakapitu" style:family="text">
      <style:text-properties fo:background-color="#80FFFF"/>
    </style:style>
    <style:style style:name="T1341" style:parent-style-name="Domyślnaczcionkaakapitu" style:family="text">
      <style:text-properties fo:background-color="#80FFFF"/>
    </style:style>
    <style:style style:name="T1342" style:parent-style-name="Domyślnaczcionkaakapitu" style:family="text">
      <style:text-properties fo:background-color="#80FFFF"/>
    </style:style>
    <style:style style:name="T1343" style:parent-style-name="Domyślnaczcionkaakapitu" style:family="text">
      <style:text-properties fo:background-color="#80FFFF"/>
    </style:style>
    <style:style style:name="P1344" style:parent-style-name="Normalny" style:family="paragraph">
      <style:paragraph-properties fo:text-align="justify" fo:line-height="150%"/>
    </style:style>
    <style:style style:name="T1345" style:parent-style-name="Domyślnaczcionkaakapitu" style:family="text">
      <style:text-properties style:text-underline-type="single" style:text-underline-style="solid" style:text-underline-width="auto" style:text-underline-mode="continuous"/>
    </style:style>
    <style:style style:name="T1346" style:parent-style-name="Domyślnaczcionkaakapitu" style:family="text">
      <style:text-properties fo:background-color="#80FFFF" style:text-underline-type="single" style:text-underline-style="solid" style:text-underline-width="auto" style:text-underline-mode="continuous"/>
    </style:style>
    <style:style style:name="P1347" style:parent-style-name="Normalny" style:family="paragraph">
      <style:paragraph-properties fo:text-align="justify" fo:line-height="150%" fo:text-indent="0.2479in"/>
    </style:style>
    <style:style style:name="T1348" style:parent-style-name="Domyślnaczcionkaakapitu" style:family="text">
      <style:text-properties fo:background-color="#80FFFF"/>
    </style:style>
    <style:style style:name="T1349" style:parent-style-name="Domyślnaczcionkaakapitu" style:family="text">
      <style:text-properties fo:background-color="#80FFFF"/>
    </style:style>
    <style:style style:name="T1350" style:parent-style-name="Domyślnaczcionkaakapitu" style:family="text">
      <style:text-properties fo:background-color="#80FFFF"/>
    </style:style>
    <style:style style:name="T1351" style:parent-style-name="Domyślnaczcionkaakapitu" style:family="text">
      <style:text-properties fo:background-color="#80FFFF"/>
    </style:style>
    <style:style style:name="T1352" style:parent-style-name="Domyślnaczcionkaakapitu" style:family="text">
      <style:text-properties fo:background-color="#80FFFF"/>
    </style:style>
    <style:style style:name="P1353" style:parent-style-name="Normalny" style:family="paragraph">
      <style:paragraph-properties fo:text-align="justify" fo:line-height="150%"/>
    </style:style>
    <style:style style:name="T1354" style:parent-style-name="Domyślnaczcionkaakapitu" style:family="text">
      <style:text-properties fo:background-color="#80FFFF" style:text-underline-type="single" style:text-underline-style="solid" style:text-underline-width="auto" style:text-underline-mode="continuous"/>
    </style:style>
    <style:style style:name="T1355" style:parent-style-name="Domyślnaczcionkaakapitu" style:family="text">
      <style:text-properties style:text-underline-type="single" style:text-underline-style="solid" style:text-underline-width="auto" style:text-underline-mode="continuous"/>
    </style:style>
    <style:style style:name="T1356" style:parent-style-name="Domyślnaczcionkaakapitu" style:family="text">
      <style:text-properties fo:background-color="#80FFFF"/>
    </style:style>
    <style:style style:name="P1357" style:parent-style-name="Normalny" style:family="paragraph">
      <style:paragraph-properties fo:text-align="justify" fo:line-height="150%" fo:text-indent="0.2479in"/>
    </style:style>
    <style:style style:name="T1358" style:parent-style-name="Domyślnaczcionkaakapitu" style:family="text">
      <style:text-properties fo:background-color="#80FFFF"/>
    </style:style>
    <style:style style:name="T1359" style:parent-style-name="Domyślnaczcionkaakapitu" style:family="text">
      <style:text-properties fo:background-color="#80FFFF"/>
    </style:style>
    <style:style style:name="T1360" style:parent-style-name="Domyślnaczcionkaakapitu" style:family="text">
      <style:text-properties fo:background-color="#80FFFF"/>
    </style:style>
    <style:style style:name="T1361" style:parent-style-name="Domyślnaczcionkaakapitu" style:family="text">
      <style:text-properties fo:background-color="#80FFFF"/>
    </style:style>
    <style:style style:name="P1362" style:parent-style-name="Normalny" style:family="paragraph">
      <style:paragraph-properties fo:text-align="justify" fo:line-height="150%"/>
    </style:style>
    <style:style style:name="T1363" style:parent-style-name="Domyślnaczcionkaakapitu" style:family="text">
      <style:text-properties style:text-underline-type="single" style:text-underline-style="solid" style:text-underline-width="auto" style:text-underline-mode="continuous"/>
    </style:style>
    <style:style style:name="T1364" style:parent-style-name="Domyślnaczcionkaakapitu" style:family="text">
      <style:text-properties fo:background-color="#80FFFF" style:text-underline-type="single" style:text-underline-style="solid" style:text-underline-width="auto" style:text-underline-mode="continuous"/>
    </style:style>
    <style:style style:name="T1365" style:parent-style-name="Domyślnaczcionkaakapitu" style:family="text">
      <style:text-properties style:text-underline-type="single" style:text-underline-style="solid" style:text-underline-width="auto" style:text-underline-mode="continuous"/>
    </style:style>
    <style:style style:name="T1366" style:parent-style-name="Domyślnaczcionkaakapitu" style:family="text">
      <style:text-properties fo:background-color="#80FFFF" style:text-underline-type="single" style:text-underline-style="solid" style:text-underline-width="auto" style:text-underline-mode="continuous"/>
    </style:style>
    <style:style style:name="T1367" style:parent-style-name="Domyślnaczcionkaakapitu" style:family="text">
      <style:text-properties fo:background-color="#80FFFF"/>
    </style:style>
    <style:style style:name="P1368" style:parent-style-name="Normalny" style:family="paragraph">
      <style:paragraph-properties fo:text-align="justify" fo:line-height="150%" fo:text-indent="0.2479in"/>
    </style:style>
    <style:style style:name="P1369" style:parent-style-name="Normalny" style:family="paragraph">
      <style:paragraph-properties fo:text-align="justify" fo:line-height="150%" fo:text-indent="0.2479in"/>
    </style:style>
    <style:style style:name="T1370" style:parent-style-name="Domyślnaczcionkaakapitu" style:family="text">
      <style:text-properties fo:background-color="#80FFFF"/>
    </style:style>
    <style:style style:name="T1371" style:parent-style-name="Domyślnaczcionkaakapitu" style:family="text">
      <style:text-properties fo:background-color="#80FFFF"/>
    </style:style>
    <style:style style:name="T1372" style:parent-style-name="Domyślnaczcionkaakapitu" style:family="text">
      <style:text-properties fo:background-color="#80FFFF"/>
    </style:style>
    <style:style style:name="T1373" style:parent-style-name="Domyślnaczcionkaakapitu" style:family="text">
      <style:text-properties fo:background-color="#80FFFF"/>
    </style:style>
    <style:style style:name="T1374" style:parent-style-name="Domyślnaczcionkaakapitu" style:family="text">
      <style:text-properties fo:background-color="#80FFFF"/>
    </style:style>
    <style:style style:name="T1375" style:parent-style-name="Domyślnaczcionkaakapitu" style:family="text">
      <style:text-properties fo:background-color="#80FFFF"/>
    </style:style>
    <style:style style:name="P1376" style:parent-style-name="Normalny" style:family="paragraph">
      <style:paragraph-properties fo:text-align="justify" fo:line-height="150%"/>
    </style:style>
    <style:style style:name="T1377" style:parent-style-name="Domyślnaczcionkaakapitu" style:family="text">
      <style:text-properties fo:background-color="#80FFFF"/>
    </style:style>
    <style:style style:name="P1378" style:parent-style-name="Normalny" style:family="paragraph">
      <style:paragraph-properties fo:text-align="justify" fo:line-height="150%" fo:text-indent="0.2479in"/>
    </style:style>
    <style:style style:name="P1379" style:parent-style-name="Normalny" style:family="paragraph">
      <style:paragraph-properties fo:text-align="justify" fo:line-height="150%" fo:text-indent="0.2479in"/>
    </style:style>
    <style:style style:name="T1380" style:parent-style-name="Domyślnaczcionkaakapitu" style:family="text">
      <style:text-properties fo:background-color="#80FFFF"/>
    </style:style>
    <style:style style:name="T1381" style:parent-style-name="Domyślnaczcionkaakapitu" style:family="text">
      <style:text-properties fo:background-color="#80FFFF"/>
    </style:style>
    <style:style style:name="T1382" style:parent-style-name="Domyślnaczcionkaakapitu" style:family="text">
      <style:text-properties fo:background-color="#80FFFF"/>
    </style:style>
    <style:style style:name="T1383" style:parent-style-name="Domyślnaczcionkaakapitu" style:family="text">
      <style:text-properties fo:background-color="#80FFFF"/>
    </style:style>
    <style:style style:name="P1384" style:parent-style-name="Normalny" style:family="paragraph">
      <style:paragraph-properties fo:text-align="justify" fo:line-height="150%" fo:text-indent="0.2479in"/>
    </style:style>
    <style:style style:name="T1385" style:parent-style-name="Domyślnaczcionkaakapitu" style:family="text">
      <style:text-properties fo:background-color="#80FFFF"/>
    </style:style>
    <style:style style:name="P1386" style:parent-style-name="Normalny" style:family="paragraph">
      <style:paragraph-properties fo:text-align="justify" fo:line-height="150%" fo:text-indent="0.2479in"/>
    </style:style>
    <style:style style:name="T1387" style:parent-style-name="Domyślnaczcionkaakapitu" style:family="text">
      <style:text-properties fo:background-color="#80FFFF"/>
    </style:style>
    <style:style style:name="T1388" style:parent-style-name="Domyślnaczcionkaakapitu" style:family="text">
      <style:text-properties fo:background-color="#80FFFF"/>
    </style:style>
    <style:style style:name="T1389" style:parent-style-name="Domyślnaczcionkaakapitu" style:family="text">
      <style:text-properties fo:background-color="#80FFFF"/>
    </style:style>
    <style:style style:name="T1390" style:parent-style-name="Domyślnaczcionkaakapitu" style:family="text">
      <style:text-properties fo:background-color="#80FFFF"/>
    </style:style>
    <style:style style:name="T1391" style:parent-style-name="Domyślnaczcionkaakapitu" style:family="text">
      <style:text-properties fo:background-color="#80FFFF"/>
    </style:style>
    <style:style style:name="P1392" style:parent-style-name="Normalny" style:family="paragraph">
      <style:paragraph-properties fo:text-align="justify" fo:line-height="150%"/>
    </style:style>
    <style:style style:name="T1393" style:parent-style-name="Domyślnaczcionkaakapitu" style:family="text">
      <style:text-properties style:text-underline-type="single" style:text-underline-style="solid" style:text-underline-width="auto" style:text-underline-mode="continuous"/>
    </style:style>
    <style:style style:name="P1394" style:parent-style-name="Normalny" style:family="paragraph">
      <style:paragraph-properties fo:text-align="justify" fo:line-height="150%" fo:text-indent="0.2479in"/>
    </style:style>
    <style:style style:name="T1395" style:parent-style-name="Domyślnaczcionkaakapitu" style:family="text">
      <style:text-properties fo:background-color="#80FFFF"/>
    </style:style>
    <style:style style:name="P1396" style:parent-style-name="Normalny" style:family="paragraph">
      <style:paragraph-properties fo:text-align="justify" fo:line-height="150%"/>
    </style:style>
    <style:style style:name="T1397" style:parent-style-name="Domyślnaczcionkaakapitu" style:family="text">
      <style:text-properties style:text-underline-type="single" style:text-underline-style="solid" style:text-underline-width="auto" style:text-underline-mode="continuous"/>
    </style:style>
    <style:style style:name="T1398" style:parent-style-name="Domyślnaczcionkaakapitu" style:family="text">
      <style:text-properties fo:background-color="#80FFFF" style:text-underline-type="single" style:text-underline-style="solid" style:text-underline-width="auto" style:text-underline-mode="continuous"/>
    </style:style>
    <style:style style:name="T1399" style:parent-style-name="Domyślnaczcionkaakapitu" style:family="text">
      <style:text-properties fo:background-color="#80FFFF"/>
    </style:style>
    <style:style style:name="P1400" style:parent-style-name="Normalny" style:family="paragraph">
      <style:paragraph-properties fo:text-align="justify" fo:line-height="150%" fo:text-indent="0.2479in"/>
    </style:style>
    <style:style style:name="T1401" style:parent-style-name="Domyślnaczcionkaakapitu" style:family="text">
      <style:text-properties fo:background-color="#80FFFF"/>
    </style:style>
    <style:style style:name="T1402" style:parent-style-name="Domyślnaczcionkaakapitu" style:family="text">
      <style:text-properties fo:background-color="#80FFFF"/>
    </style:style>
    <style:style style:name="P1403" style:parent-style-name="Normalny" style:family="paragraph">
      <style:paragraph-properties fo:text-align="justify" fo:line-height="150%" fo:text-indent="0.2479in"/>
    </style:style>
    <style:style style:name="T1404" style:parent-style-name="Domyślnaczcionkaakapitu" style:family="text">
      <style:text-properties fo:background-color="#80FFFF"/>
    </style:style>
    <style:style style:name="P1405" style:parent-style-name="Normalny" style:family="paragraph">
      <style:paragraph-properties fo:text-align="justify" fo:line-height="150%" fo:text-indent="0.2479in"/>
    </style:style>
    <style:style style:name="P1406" style:parent-style-name="Normalny" style:family="paragraph">
      <style:paragraph-properties fo:text-align="justify" fo:line-height="150%"/>
    </style:style>
    <style:style style:name="T1407" style:parent-style-name="Domyślnaczcionkaakapitu" style:family="text">
      <style:text-properties fo:background-color="#80FFFF" style:text-underline-type="single" style:text-underline-style="solid" style:text-underline-width="auto" style:text-underline-mode="continuous"/>
    </style:style>
    <style:style style:name="T1408" style:parent-style-name="Domyślnaczcionkaakapitu" style:family="text">
      <style:text-properties style:text-underline-type="single" style:text-underline-style="solid" style:text-underline-width="auto" style:text-underline-mode="continuous"/>
    </style:style>
    <style:style style:name="T1409" style:parent-style-name="Domyślnaczcionkaakapitu" style:family="text">
      <style:text-properties fo:background-color="#80FFFF" style:text-underline-type="single" style:text-underline-style="solid" style:text-underline-width="auto" style:text-underline-mode="continuous"/>
    </style:style>
    <style:style style:name="T1410" style:parent-style-name="Domyślnaczcionkaakapitu" style:family="text">
      <style:text-properties style:text-underline-type="single" style:text-underline-style="solid" style:text-underline-width="auto" style:text-underline-mode="continuous"/>
    </style:style>
    <style:style style:name="T1411" style:parent-style-name="Domyślnaczcionkaakapitu" style:family="text">
      <style:text-properties fo:background-color="#80FFFF" style:text-underline-type="single" style:text-underline-style="solid" style:text-underline-width="auto" style:text-underline-mode="continuous"/>
    </style:style>
    <style:style style:name="P1412" style:parent-style-name="Normalny" style:family="paragraph">
      <style:paragraph-properties fo:text-align="justify" fo:line-height="150%" fo:text-indent="0.2479in"/>
    </style:style>
    <style:style style:name="P1413" style:parent-style-name="Normalny" style:family="paragraph">
      <style:paragraph-properties fo:text-align="justify" fo:line-height="150%"/>
    </style:style>
    <style:style style:name="T1414" style:parent-style-name="Domyślnaczcionkaakapitu" style:family="text">
      <style:text-properties style:text-underline-type="single" style:text-underline-style="solid" style:text-underline-width="auto" style:text-underline-mode="continuous"/>
    </style:style>
    <style:style style:name="T1415" style:parent-style-name="Domyślnaczcionkaakapitu" style:family="text">
      <style:text-properties fo:background-color="#80FFFF" style:text-underline-type="single" style:text-underline-style="solid" style:text-underline-width="auto" style:text-underline-mode="continuous"/>
    </style:style>
    <style:style style:name="P1416" style:parent-style-name="Normalny" style:family="paragraph">
      <style:paragraph-properties fo:text-align="justify" fo:line-height="150%" fo:text-indent="0.2479in"/>
    </style:style>
    <style:style style:name="T1417" style:parent-style-name="Domyślnaczcionkaakapitu" style:family="text">
      <style:text-properties fo:background-color="#80FFFF"/>
    </style:style>
    <style:style style:name="P1418" style:parent-style-name="Normalny" style:family="paragraph">
      <style:paragraph-properties fo:text-align="justify" fo:line-height="150%"/>
    </style:style>
    <style:style style:name="T1419" style:parent-style-name="Domyślnaczcionkaakapitu" style:family="text">
      <style:text-properties style:text-underline-type="single" style:text-underline-style="solid" style:text-underline-width="auto" style:text-underline-mode="continuous"/>
    </style:style>
    <style:style style:name="P1420" style:parent-style-name="Normalny" style:family="paragraph">
      <style:paragraph-properties fo:text-align="justify" fo:line-height="150%" fo:text-indent="0.2479in"/>
    </style:style>
    <style:style style:name="T1421" style:parent-style-name="Domyślnaczcionkaakapitu" style:family="text">
      <style:text-properties fo:background-color="#80FFFF"/>
    </style:style>
    <style:style style:name="T1422" style:parent-style-name="Domyślnaczcionkaakapitu" style:family="text">
      <style:text-properties fo:background-color="#80FFFF"/>
    </style:style>
    <style:style style:name="P1423" style:parent-style-name="Normalny" style:family="paragraph">
      <style:paragraph-properties fo:text-align="justify" fo:line-height="150%" fo:text-indent="0.2479in"/>
    </style:style>
    <style:style style:name="T1424" style:parent-style-name="Domyślnaczcionkaakapitu" style:family="text">
      <style:text-properties fo:background-color="#80FFFF"/>
    </style:style>
    <style:style style:name="P1425" style:parent-style-name="Normalny" style:family="paragraph">
      <style:paragraph-properties fo:text-align="justify" fo:line-height="150%"/>
    </style:style>
    <style:style style:name="T1426" style:parent-style-name="Domyślnaczcionkaakapitu" style:family="text">
      <style:text-properties style:text-underline-type="single" style:text-underline-style="solid" style:text-underline-width="auto" style:text-underline-mode="continuous"/>
    </style:style>
    <style:style style:name="T1427" style:parent-style-name="Domyślnaczcionkaakapitu" style:family="text">
      <style:text-properties fo:background-color="#80FFFF" style:text-underline-type="single" style:text-underline-style="solid" style:text-underline-width="auto" style:text-underline-mode="continuous"/>
    </style:style>
    <style:style style:name="T1428" style:parent-style-name="Domyślnaczcionkaakapitu" style:family="text">
      <style:text-properties fo:background-color="#80FFFF"/>
    </style:style>
    <style:style style:name="P1429" style:parent-style-name="Normalny" style:family="paragraph">
      <style:paragraph-properties fo:text-align="justify" fo:line-height="150%" fo:text-indent="0.2479in"/>
    </style:style>
    <style:style style:name="T1430" style:parent-style-name="Domyślnaczcionkaakapitu" style:family="text">
      <style:text-properties fo:background-color="#80FFFF"/>
    </style:style>
    <style:style style:name="P1431" style:parent-style-name="Normalny" style:family="paragraph">
      <style:paragraph-properties fo:text-align="justify" fo:line-height="150%"/>
    </style:style>
    <style:style style:name="T1432" style:parent-style-name="Domyślnaczcionkaakapitu" style:family="text">
      <style:text-properties style:text-underline-type="single" style:text-underline-style="solid" style:text-underline-width="auto" style:text-underline-mode="continuous"/>
    </style:style>
    <style:style style:name="P1433" style:parent-style-name="Normalny" style:family="paragraph">
      <style:paragraph-properties fo:text-align="justify" fo:line-height="150%" fo:text-indent="0.2479in"/>
    </style:style>
    <style:style style:name="T1434" style:parent-style-name="Domyślnaczcionkaakapitu" style:family="text">
      <style:text-properties fo:background-color="#80FFFF"/>
    </style:style>
    <style:style style:name="P1435" style:parent-style-name="Normalny" style:family="paragraph">
      <style:paragraph-properties fo:text-align="justify" fo:line-height="150%"/>
    </style:style>
    <style:style style:name="T1436" style:parent-style-name="Domyślnaczcionkaakapitu" style:family="text">
      <style:text-properties style:text-underline-type="single" style:text-underline-style="solid" style:text-underline-width="auto" style:text-underline-mode="continuous"/>
    </style:style>
    <style:style style:name="T1437" style:parent-style-name="Domyślnaczcionkaakapitu" style:family="text">
      <style:text-properties fo:background-color="#80FFFF" style:text-underline-type="single" style:text-underline-style="solid" style:text-underline-width="auto" style:text-underline-mode="continuous"/>
    </style:style>
    <style:style style:name="P1438" style:parent-style-name="Normalny" style:family="paragraph">
      <style:paragraph-properties fo:text-align="justify" fo:line-height="150%" fo:text-indent="0.2479in"/>
    </style:style>
    <style:style style:name="T1439" style:parent-style-name="Domyślnaczcionkaakapitu" style:family="text">
      <style:text-properties fo:background-color="#80FFFF"/>
    </style:style>
    <style:style style:name="P1440" style:parent-style-name="Normalny" style:family="paragraph">
      <style:paragraph-properties fo:text-align="justify" fo:line-height="150%"/>
    </style:style>
    <style:style style:name="T1441" style:parent-style-name="Domyślnaczcionkaakapitu" style:family="text">
      <style:text-properties fo:background-color="#80FFFF"/>
    </style:style>
    <style:style style:name="T1442" style:parent-style-name="Domyślnaczcionkaakapitu" style:family="text">
      <style:text-properties fo:background-color="#80FFFF"/>
    </style:style>
    <style:style style:name="P1443" style:parent-style-name="Normalny" style:family="paragraph">
      <style:paragraph-properties fo:text-align="justify" fo:line-height="150%"/>
    </style:style>
    <style:style style:name="T1444" style:parent-style-name="Domyślnaczcionkaakapitu" style:family="text">
      <style:text-properties fo:background-color="#80FFFF"/>
    </style:style>
    <style:style style:name="T1445" style:parent-style-name="Domyślnaczcionkaakapitu" style:family="text">
      <style:text-properties fo:background-color="#80FFFF"/>
    </style:style>
    <style:style style:name="P1446" style:parent-style-name="Normalny" style:family="paragraph">
      <style:paragraph-properties fo:text-align="justify" fo:line-height="150%"/>
    </style:style>
    <style:style style:name="T1447" style:parent-style-name="Domyślnaczcionkaakapitu" style:family="text">
      <style:text-properties style:text-underline-type="single" style:text-underline-style="solid" style:text-underline-width="auto" style:text-underline-mode="continuous"/>
    </style:style>
    <style:style style:name="T1448" style:parent-style-name="Domyślnaczcionkaakapitu" style:family="text">
      <style:text-properties fo:background-color="#80FFFF"/>
    </style:style>
    <style:style style:name="P1449" style:parent-style-name="Normalny" style:family="paragraph">
      <style:paragraph-properties fo:text-align="justify" fo:line-height="150%" fo:text-indent="0.2479in"/>
    </style:style>
    <style:style style:name="T1450" style:parent-style-name="Domyślnaczcionkaakapitu" style:family="text">
      <style:text-properties fo:background-color="#80FFFF"/>
    </style:style>
    <style:style style:name="T1451" style:parent-style-name="Domyślnaczcionkaakapitu" style:family="text">
      <style:text-properties fo:background-color="#80FFFF"/>
    </style:style>
    <style:style style:name="T1452" style:parent-style-name="Domyślnaczcionkaakapitu" style:family="text">
      <style:text-properties fo:background-color="#80FFFF"/>
    </style:style>
    <style:style style:name="T1453" style:parent-style-name="Domyślnaczcionkaakapitu" style:family="text">
      <style:text-properties fo:background-color="#80FFFF"/>
    </style:style>
    <style:style style:name="T1454" style:parent-style-name="Domyślnaczcionkaakapitu" style:family="text">
      <style:text-properties fo:background-color="#80FFFF"/>
    </style:style>
    <style:style style:name="P1455" style:parent-style-name="Normalny" style:family="paragraph">
      <style:paragraph-properties fo:text-align="justify" fo:line-height="150%"/>
    </style:style>
    <style:style style:name="T1456" style:parent-style-name="Domyślnaczcionkaakapitu" style:family="text">
      <style:text-properties style:text-underline-type="single" style:text-underline-style="solid" style:text-underline-width="auto" style:text-underline-mode="continuous"/>
    </style:style>
    <style:style style:name="T1457" style:parent-style-name="Domyślnaczcionkaakapitu" style:family="text">
      <style:text-properties fo:background-color="#80FFFF" style:text-underline-type="single" style:text-underline-style="solid" style:text-underline-width="auto" style:text-underline-mode="continuous"/>
    </style:style>
    <style:style style:name="T1458" style:parent-style-name="Domyślnaczcionkaakapitu" style:family="text">
      <style:text-properties fo:background-color="#80FFFF"/>
    </style:style>
    <style:style style:name="P1459" style:parent-style-name="Normalny" style:family="paragraph">
      <style:paragraph-properties fo:text-align="justify" fo:line-height="150%" fo:text-indent="0.2479in"/>
    </style:style>
    <style:style style:name="P1460" style:parent-style-name="Normalny" style:family="paragraph">
      <style:paragraph-properties fo:text-align="justify" fo:line-height="150%"/>
    </style:style>
    <style:style style:name="T1461" style:parent-style-name="Domyślnaczcionkaakapitu" style:family="text">
      <style:text-properties style:text-underline-type="single" style:text-underline-style="solid" style:text-underline-width="auto" style:text-underline-mode="continuous"/>
    </style:style>
    <style:style style:name="P1462" style:parent-style-name="Normalny" style:family="paragraph">
      <style:paragraph-properties fo:text-align="justify" fo:line-height="150%" fo:text-indent="0.2479in"/>
    </style:style>
    <style:style style:name="P1463" style:parent-style-name="Normalny" style:family="paragraph">
      <style:paragraph-properties fo:text-align="justify" fo:line-height="150%"/>
    </style:style>
    <style:style style:name="T1464" style:parent-style-name="Domyślnaczcionkaakapitu" style:family="text">
      <style:text-properties style:text-underline-type="single" style:text-underline-style="solid" style:text-underline-width="auto" style:text-underline-mode="continuous"/>
    </style:style>
    <style:style style:name="T1465" style:parent-style-name="Domyślnaczcionkaakapitu" style:family="text">
      <style:text-properties fo:background-color="#80FFFF" style:text-underline-type="single" style:text-underline-style="solid" style:text-underline-width="auto" style:text-underline-mode="continuous"/>
    </style:style>
    <style:style style:name="P1466" style:parent-style-name="Normalny" style:family="paragraph">
      <style:paragraph-properties fo:text-align="justify" fo:line-height="150%" fo:text-indent="0.2479in"/>
    </style:style>
    <style:style style:name="T1467" style:parent-style-name="Domyślnaczcionkaakapitu" style:family="text">
      <style:text-properties fo:background-color="#80FFFF"/>
    </style:style>
    <style:style style:name="T1468" style:parent-style-name="Domyślnaczcionkaakapitu" style:family="text">
      <style:text-properties fo:background-color="#80FFFF"/>
    </style:style>
    <style:style style:name="T1469" style:parent-style-name="Domyślnaczcionkaakapitu" style:family="text">
      <style:text-properties fo:background-color="#80FFFF"/>
    </style:style>
    <style:style style:name="P1470" style:parent-style-name="Normalny" style:family="paragraph">
      <style:paragraph-properties fo:text-align="justify" fo:line-height="150%" fo:text-indent="0.2479in"/>
    </style:style>
    <style:style style:name="P1471" style:parent-style-name="Normalny" style:family="paragraph">
      <style:paragraph-properties fo:text-align="justify" fo:line-height="150%"/>
    </style:style>
    <style:style style:name="T1472" style:parent-style-name="Domyślnaczcionkaakapitu" style:family="text">
      <style:text-properties style:text-underline-type="single" style:text-underline-style="solid" style:text-underline-width="auto" style:text-underline-mode="continuous"/>
    </style:style>
    <style:style style:name="P1473" style:parent-style-name="Normalny" style:family="paragraph">
      <style:paragraph-properties fo:text-align="justify" fo:line-height="150%" fo:text-indent="0.2479in"/>
    </style:style>
    <style:style style:name="T1474" style:parent-style-name="Domyślnaczcionkaakapitu" style:family="text">
      <style:text-properties fo:background-color="#80FFFF"/>
    </style:style>
    <style:style style:name="T1475" style:parent-style-name="Domyślnaczcionkaakapitu" style:family="text">
      <style:text-properties fo:background-color="#80FFFF"/>
    </style:style>
    <style:style style:name="T1476" style:parent-style-name="Domyślnaczcionkaakapitu" style:family="text">
      <style:text-properties fo:background-color="#80FFFF"/>
    </style:style>
    <style:style style:name="T1477" style:parent-style-name="Domyślnaczcionkaakapitu" style:family="text">
      <style:text-properties fo:background-color="#80FFFF"/>
    </style:style>
    <style:style style:name="T1478" style:parent-style-name="Domyślnaczcionkaakapitu" style:family="text">
      <style:text-properties fo:background-color="#80FFFF"/>
    </style:style>
    <style:style style:name="P1479" style:parent-style-name="Normalny" style:family="paragraph">
      <style:paragraph-properties fo:text-align="justify" fo:line-height="150%" fo:text-indent="0.2479in"/>
    </style:style>
    <style:style style:name="T1480" style:parent-style-name="Domyślnaczcionkaakapitu" style:family="text">
      <style:text-properties fo:background-color="#80FFFF"/>
    </style:style>
    <style:style style:name="T1481" style:parent-style-name="Domyślnaczcionkaakapitu" style:family="text">
      <style:text-properties fo:background-color="#80FFFF"/>
    </style:style>
    <style:style style:name="T1482" style:parent-style-name="Domyślnaczcionkaakapitu" style:family="text">
      <style:text-properties fo:background-color="#80FFFF"/>
    </style:style>
    <style:style style:name="T1483" style:parent-style-name="Domyślnaczcionkaakapitu" style:family="text">
      <style:text-properties fo:background-color="#80FFFF"/>
    </style:style>
    <style:style style:name="T1484" style:parent-style-name="Domyślnaczcionkaakapitu" style:family="text">
      <style:text-properties fo:background-color="#80FFFF"/>
    </style:style>
    <style:style style:name="T1485" style:parent-style-name="Domyślnaczcionkaakapitu" style:family="text">
      <style:text-properties fo:background-color="#80FFFF"/>
    </style:style>
    <style:style style:name="T1486" style:parent-style-name="Domyślnaczcionkaakapitu" style:family="text">
      <style:text-properties fo:background-color="#80FFFF"/>
    </style:style>
    <style:style style:name="T1487" style:parent-style-name="Domyślnaczcionkaakapitu" style:family="text">
      <style:text-properties fo:background-color="#80FFFF"/>
    </style:style>
    <style:style style:name="T1488" style:parent-style-name="Domyślnaczcionkaakapitu" style:family="text">
      <style:text-properties fo:background-color="#80FFFF"/>
    </style:style>
    <style:style style:name="T1489" style:parent-style-name="Domyślnaczcionkaakapitu" style:family="text">
      <style:text-properties fo:background-color="#80FFFF"/>
    </style:style>
    <style:style style:name="T1490" style:parent-style-name="Domyślnaczcionkaakapitu" style:family="text">
      <style:text-properties fo:background-color="#80FFFF"/>
    </style:style>
    <style:style style:name="T1491" style:parent-style-name="Domyślnaczcionkaakapitu" style:family="text">
      <style:text-properties fo:background-color="#80FFFF"/>
    </style:style>
    <style:style style:name="T1492" style:parent-style-name="Domyślnaczcionkaakapitu" style:family="text">
      <style:text-properties fo:background-color="#80FFFF"/>
    </style:style>
    <style:style style:name="P1493" style:parent-style-name="Normalny" style:family="paragraph">
      <style:paragraph-properties fo:text-align="justify" fo:line-height="150%"/>
    </style:style>
    <style:style style:name="T1494" style:parent-style-name="Domyślnaczcionkaakapitu" style:family="text">
      <style:text-properties style:text-underline-type="single" style:text-underline-style="solid" style:text-underline-width="auto" style:text-underline-mode="continuous"/>
    </style:style>
    <style:style style:name="P1495" style:parent-style-name="Normalny" style:family="paragraph">
      <style:paragraph-properties fo:text-align="justify" fo:line-height="150%" fo:text-indent="0.2479in"/>
    </style:style>
    <style:style style:name="T1496" style:parent-style-name="Domyślnaczcionkaakapitu" style:family="text">
      <style:text-properties fo:background-color="#80FFFF"/>
    </style:style>
    <style:style style:name="P1497" style:parent-style-name="Normalny" style:family="paragraph">
      <style:paragraph-properties fo:text-align="justify" fo:line-height="150%" fo:text-indent="0.2479in"/>
    </style:style>
    <style:style style:name="T1498" style:parent-style-name="Domyślnaczcionkaakapitu" style:family="text">
      <style:text-properties fo:background-color="#80FFFF"/>
    </style:style>
    <style:style style:name="T1499" style:parent-style-name="Domyślnaczcionkaakapitu" style:family="text">
      <style:text-properties fo:background-color="#80FFFF"/>
    </style:style>
    <style:style style:name="T1500" style:parent-style-name="Domyślnaczcionkaakapitu" style:family="text">
      <style:text-properties fo:background-color="#80FFFF"/>
    </style:style>
    <style:style style:name="T1501" style:parent-style-name="Domyślnaczcionkaakapitu" style:family="text">
      <style:text-properties fo:background-color="#80FFFF"/>
    </style:style>
    <style:style style:name="P1502" style:parent-style-name="Normalny" style:family="paragraph">
      <style:paragraph-properties fo:text-align="justify" fo:line-height="150%"/>
    </style:style>
    <style:style style:name="T1503" style:parent-style-name="Domyślnaczcionkaakapitu" style:family="text">
      <style:text-properties style:text-underline-type="single" style:text-underline-style="solid" style:text-underline-width="auto" style:text-underline-mode="continuous"/>
    </style:style>
    <style:style style:name="T1504" style:parent-style-name="Domyślnaczcionkaakapitu" style:family="text">
      <style:text-properties fo:background-color="#80FFFF" style:text-underline-type="single" style:text-underline-style="solid" style:text-underline-width="auto" style:text-underline-mode="continuous"/>
    </style:style>
    <style:style style:name="T1505" style:parent-style-name="Domyślnaczcionkaakapitu" style:family="text">
      <style:text-properties style:text-underline-type="single" style:text-underline-style="solid" style:text-underline-width="auto" style:text-underline-mode="continuous"/>
    </style:style>
    <style:style style:name="T1506" style:parent-style-name="Domyślnaczcionkaakapitu" style:family="text">
      <style:text-properties fo:background-color="#80FFFF" style:text-underline-type="single" style:text-underline-style="solid" style:text-underline-width="auto" style:text-underline-mode="continuous"/>
    </style:style>
    <style:style style:name="P1507" style:parent-style-name="Normalny" style:family="paragraph">
      <style:paragraph-properties fo:text-align="justify" fo:line-height="150%" fo:text-indent="0.2479in"/>
    </style:style>
    <style:style style:name="P1508" style:parent-style-name="Normalny" style:family="paragraph">
      <style:paragraph-properties fo:text-align="justify" fo:line-height="150%" fo:text-indent="0.2479in"/>
    </style:style>
    <style:style style:name="T1509" style:parent-style-name="Domyślnaczcionkaakapitu" style:family="text">
      <style:text-properties fo:background-color="#80FFFF"/>
    </style:style>
    <style:style style:name="T1510" style:parent-style-name="Domyślnaczcionkaakapitu" style:family="text">
      <style:text-properties fo:background-color="#80FFFF"/>
    </style:style>
    <style:style style:name="P1511" style:parent-style-name="Normalny" style:family="paragraph">
      <style:paragraph-properties fo:text-align="justify" fo:line-height="150%"/>
    </style:style>
    <style:style style:name="T1512" style:parent-style-name="Domyślnaczcionkaakapitu" style:family="text">
      <style:text-properties style:text-underline-type="single" style:text-underline-style="solid" style:text-underline-width="auto" style:text-underline-mode="continuous"/>
    </style:style>
    <style:style style:name="P1513" style:parent-style-name="Normalny" style:family="paragraph">
      <style:paragraph-properties fo:text-align="justify" fo:line-height="150%" fo:text-indent="0.2479in"/>
    </style:style>
    <style:style style:name="T1514" style:parent-style-name="Domyślnaczcionkaakapitu" style:family="text">
      <style:text-properties fo:background-color="#80FFFF"/>
    </style:style>
    <style:style style:name="T1515" style:parent-style-name="Domyślnaczcionkaakapitu" style:family="text">
      <style:text-properties fo:background-color="#80FFFF"/>
    </style:style>
    <style:style style:name="P1516" style:parent-style-name="Normalny" style:family="paragraph">
      <style:paragraph-properties fo:text-align="justify" fo:line-height="150%"/>
    </style:style>
    <style:style style:name="T1517" style:parent-style-name="Domyślnaczcionkaakapitu" style:family="text">
      <style:text-properties style:text-underline-type="single" style:text-underline-style="solid" style:text-underline-width="auto" style:text-underline-mode="continuous"/>
    </style:style>
    <style:style style:name="T1518" style:parent-style-name="Domyślnaczcionkaakapitu" style:family="text">
      <style:text-properties fo:background-color="#80FFFF" style:text-underline-type="single" style:text-underline-style="solid" style:text-underline-width="auto" style:text-underline-mode="continuous"/>
    </style:style>
    <style:style style:name="T1519" style:parent-style-name="Domyślnaczcionkaakapitu" style:family="text">
      <style:text-properties fo:background-color="#80FFFF"/>
    </style:style>
    <style:style style:name="P1520" style:parent-style-name="Normalny" style:family="paragraph">
      <style:paragraph-properties fo:text-align="justify" fo:line-height="150%" fo:text-indent="0.2479in"/>
    </style:style>
    <style:style style:name="T1521" style:parent-style-name="Domyślnaczcionkaakapitu" style:family="text">
      <style:text-properties fo:background-color="#80FFFF"/>
    </style:style>
    <style:style style:name="T1522" style:parent-style-name="Domyślnaczcionkaakapitu" style:family="text">
      <style:text-properties fo:background-color="#80FFFF"/>
    </style:style>
    <style:style style:name="T1523" style:parent-style-name="Domyślnaczcionkaakapitu" style:family="text">
      <style:text-properties fo:background-color="#80FFFF"/>
    </style:style>
    <style:style style:name="T1524" style:parent-style-name="Domyślnaczcionkaakapitu" style:family="text">
      <style:text-properties fo:background-color="#80FFFF"/>
    </style:style>
    <style:style style:name="P1525" style:parent-style-name="Normalny" style:family="paragraph">
      <style:paragraph-properties fo:text-align="justify" fo:line-height="150%"/>
    </style:style>
    <style:style style:name="T1526" style:parent-style-name="Domyślnaczcionkaakapitu" style:family="text">
      <style:text-properties fo:background-color="#80FFFF" style:text-underline-type="single" style:text-underline-style="solid" style:text-underline-width="auto" style:text-underline-mode="continuous"/>
    </style:style>
    <style:style style:name="T1527" style:parent-style-name="Domyślnaczcionkaakapitu" style:family="text">
      <style:text-properties style:text-underline-type="single" style:text-underline-style="solid" style:text-underline-width="auto" style:text-underline-mode="continuous"/>
    </style:style>
    <style:style style:name="T1528" style:parent-style-name="Domyślnaczcionkaakapitu" style:family="text">
      <style:text-properties fo:background-color="#80FFFF" style:text-underline-type="single" style:text-underline-style="solid" style:text-underline-width="auto" style:text-underline-mode="continuous"/>
    </style:style>
    <style:style style:name="T1529" style:parent-style-name="Domyślnaczcionkaakapitu" style:family="text">
      <style:text-properties style:text-underline-type="single" style:text-underline-style="solid" style:text-underline-width="auto" style:text-underline-mode="continuous"/>
    </style:style>
    <style:style style:name="T1530" style:parent-style-name="Domyślnaczcionkaakapitu" style:family="text">
      <style:text-properties fo:background-color="#80FFFF" style:text-underline-type="single" style:text-underline-style="solid" style:text-underline-width="auto" style:text-underline-mode="continuous"/>
    </style:style>
    <style:style style:name="T1531" style:parent-style-name="Domyślnaczcionkaakapitu" style:family="text">
      <style:text-properties style:text-underline-type="single" style:text-underline-style="solid" style:text-underline-width="auto" style:text-underline-mode="continuous"/>
    </style:style>
    <style:style style:name="T1532" style:parent-style-name="Domyślnaczcionkaakapitu" style:family="text">
      <style:text-properties fo:background-color="#80FFFF" style:text-underline-type="single" style:text-underline-style="solid" style:text-underline-width="auto" style:text-underline-mode="continuous"/>
    </style:style>
    <style:style style:name="T1533" style:parent-style-name="Domyślnaczcionkaakapitu" style:family="text">
      <style:text-properties style:text-underline-type="single" style:text-underline-style="solid" style:text-underline-width="auto" style:text-underline-mode="continuous"/>
    </style:style>
    <style:style style:name="T1534" style:parent-style-name="Domyślnaczcionkaakapitu" style:family="text">
      <style:text-properties fo:background-color="#80FFFF" style:text-underline-type="single" style:text-underline-style="solid" style:text-underline-width="auto" style:text-underline-mode="continuous"/>
    </style:style>
    <style:style style:name="T1535" style:parent-style-name="Domyślnaczcionkaakapitu" style:family="text">
      <style:text-properties fo:background-color="#80FFFF"/>
    </style:style>
    <style:style style:name="P1536" style:parent-style-name="Normalny" style:family="paragraph">
      <style:paragraph-properties fo:text-align="justify" fo:line-height="150%" fo:text-indent="0.2479in"/>
    </style:style>
    <style:style style:name="T1537" style:parent-style-name="Domyślnaczcionkaakapitu" style:family="text">
      <style:text-properties fo:background-color="#80FFFF"/>
    </style:style>
    <style:style style:name="T1538" style:parent-style-name="Domyślnaczcionkaakapitu" style:family="text">
      <style:text-properties fo:background-color="#80FFFF"/>
    </style:style>
    <style:style style:name="T1539" style:parent-style-name="Domyślnaczcionkaakapitu" style:family="text">
      <style:text-properties fo:background-color="#80FFFF"/>
    </style:style>
    <style:style style:name="T1540" style:parent-style-name="Domyślnaczcionkaakapitu" style:family="text">
      <style:text-properties fo:background-color="#80FFFF"/>
    </style:style>
    <style:style style:name="P1541" style:parent-style-name="Normalny" style:family="paragraph">
      <style:paragraph-properties fo:text-align="justify" fo:line-height="150%"/>
    </style:style>
    <style:style style:name="T1542" style:parent-style-name="Domyślnaczcionkaakapitu" style:family="text">
      <style:text-properties style:text-underline-type="single" style:text-underline-style="solid" style:text-underline-width="auto" style:text-underline-mode="continuous"/>
    </style:style>
    <style:style style:name="T1543" style:parent-style-name="Domyślnaczcionkaakapitu" style:family="text">
      <style:text-properties fo:background-color="#80FFFF" style:text-underline-type="single" style:text-underline-style="solid" style:text-underline-width="auto" style:text-underline-mode="continuous"/>
    </style:style>
    <style:style style:name="P1544" style:parent-style-name="Normalny" style:family="paragraph">
      <style:paragraph-properties fo:text-align="justify" fo:line-height="150%" fo:text-indent="0.2479in"/>
    </style:style>
    <style:style style:name="T1545" style:parent-style-name="Domyślnaczcionkaakapitu" style:family="text">
      <style:text-properties fo:background-color="#80FFFF"/>
    </style:style>
    <style:style style:name="T1546" style:parent-style-name="Domyślnaczcionkaakapitu" style:family="text">
      <style:text-properties fo:background-color="#80FFFF"/>
    </style:style>
    <style:style style:name="T1547" style:parent-style-name="Domyślnaczcionkaakapitu" style:family="text">
      <style:text-properties fo:background-color="#80FFFF"/>
    </style:style>
    <style:style style:name="T1548" style:parent-style-name="Domyślnaczcionkaakapitu" style:family="text">
      <style:text-properties fo:background-color="#80FFFF"/>
    </style:style>
    <style:style style:name="T1549" style:parent-style-name="Domyślnaczcionkaakapitu" style:family="text">
      <style:text-properties fo:background-color="#80FFFF"/>
    </style:style>
    <style:style style:name="T1550" style:parent-style-name="Domyślnaczcionkaakapitu" style:family="text">
      <style:text-properties fo:background-color="#80FFFF"/>
    </style:style>
    <style:style style:name="P1551" style:parent-style-name="Normalny" style:family="paragraph">
      <style:paragraph-properties fo:text-align="justify" fo:line-height="150%" fo:text-indent="0.2479in"/>
    </style:style>
    <style:style style:name="T1552" style:parent-style-name="Domyślnaczcionkaakapitu" style:family="text">
      <style:text-properties fo:background-color="#80FFFF"/>
    </style:style>
    <style:style style:name="T1553" style:parent-style-name="Domyślnaczcionkaakapitu" style:family="text">
      <style:text-properties fo:background-color="#80FFFF"/>
    </style:style>
    <style:style style:name="T1554" style:parent-style-name="Domyślnaczcionkaakapitu" style:family="text">
      <style:text-properties fo:background-color="#80FFFF"/>
    </style:style>
    <style:style style:name="P1555" style:parent-style-name="Normalny" style:family="paragraph">
      <style:paragraph-properties fo:text-align="justify" fo:line-height="150%" fo:text-indent="0.2479in"/>
    </style:style>
    <style:style style:name="T1556" style:parent-style-name="Domyślnaczcionkaakapitu" style:family="text">
      <style:text-properties fo:background-color="#80FFFF"/>
    </style:style>
    <style:style style:name="T1557" style:parent-style-name="Domyślnaczcionkaakapitu" style:family="text">
      <style:text-properties fo:background-color="#80FFFF"/>
    </style:style>
    <style:style style:name="P1558" style:parent-style-name="Normalny" style:family="paragraph">
      <style:paragraph-properties fo:text-align="justify" fo:line-height="150%"/>
    </style:style>
    <style:style style:name="T1559" style:parent-style-name="Domyślnaczcionkaakapitu" style:family="text">
      <style:text-properties fo:background-color="#80FFFF"/>
    </style:style>
    <style:style style:name="T1560" style:parent-style-name="Domyślnaczcionkaakapitu" style:family="text">
      <style:text-properties fo:background-color="#80FFFF"/>
    </style:style>
    <style:style style:name="P1561" style:parent-style-name="Normalny" style:family="paragraph">
      <style:paragraph-properties fo:text-align="justify" fo:line-height="150%" fo:text-indent="0.2479in"/>
    </style:style>
    <style:style style:name="T1562" style:parent-style-name="Domyślnaczcionkaakapitu" style:family="text">
      <style:text-properties fo:background-color="#80FFFF"/>
    </style:style>
    <style:style style:name="T1563" style:parent-style-name="Domyślnaczcionkaakapitu" style:family="text">
      <style:text-properties fo:background-color="#80FFFF"/>
    </style:style>
    <style:style style:name="T1564" style:parent-style-name="Domyślnaczcionkaakapitu" style:family="text">
      <style:text-properties fo:background-color="#80FFFF"/>
    </style:style>
    <style:style style:name="T1565" style:parent-style-name="Domyślnaczcionkaakapitu" style:family="text">
      <style:text-properties fo:background-color="#80FFFF"/>
    </style:style>
    <style:style style:name="P1566" style:parent-style-name="Normalny" style:family="paragraph">
      <style:paragraph-properties fo:text-align="justify" fo:line-height="150%" fo:text-indent="0.2479in"/>
    </style:style>
    <style:style style:name="T1567" style:parent-style-name="Domyślnaczcionkaakapitu" style:family="text">
      <style:text-properties fo:background-color="#80FFFF"/>
    </style:style>
    <style:style style:name="T1568" style:parent-style-name="Domyślnaczcionkaakapitu" style:family="text">
      <style:text-properties fo:background-color="#80FFFF"/>
    </style:style>
    <style:style style:name="T1569" style:parent-style-name="Domyślnaczcionkaakapitu" style:family="text">
      <style:text-properties fo:background-color="#80FFFF"/>
    </style:style>
    <style:style style:name="T1570" style:parent-style-name="Domyślnaczcionkaakapitu" style:family="text">
      <style:text-properties fo:background-color="#80FFFF"/>
    </style:style>
    <style:style style:name="T1571" style:parent-style-name="Domyślnaczcionkaakapitu" style:family="text">
      <style:text-properties fo:background-color="#80FFFF"/>
    </style:style>
    <style:style style:name="T1572" style:parent-style-name="Domyślnaczcionkaakapitu" style:family="text">
      <style:text-properties fo:background-color="#80FFFF"/>
    </style:style>
    <style:style style:name="T1573" style:parent-style-name="Domyślnaczcionkaakapitu" style:family="text">
      <style:text-properties fo:background-color="#80FFFF"/>
    </style:style>
    <style:style style:name="T1574" style:parent-style-name="Domyślnaczcionkaakapitu" style:family="text">
      <style:text-properties fo:background-color="#80FFFF"/>
    </style:style>
    <style:style style:name="T1575" style:parent-style-name="Domyślnaczcionkaakapitu" style:family="text">
      <style:text-properties fo:background-color="#80FFFF"/>
    </style:style>
    <style:style style:name="T1576" style:parent-style-name="Domyślnaczcionkaakapitu" style:family="text">
      <style:text-properties fo:background-color="#80FFFF"/>
    </style:style>
    <style:style style:name="T1577" style:parent-style-name="Domyślnaczcionkaakapitu" style:family="text">
      <style:text-properties fo:background-color="#80FFFF"/>
    </style:style>
    <style:style style:name="T1578" style:parent-style-name="Domyślnaczcionkaakapitu" style:family="text">
      <style:text-properties fo:background-color="#80FFFF"/>
    </style:style>
    <style:style style:name="T1579" style:parent-style-name="Domyślnaczcionkaakapitu" style:family="text">
      <style:text-properties fo:background-color="#80FFFF"/>
    </style:style>
    <style:style style:name="T1580" style:parent-style-name="Domyślnaczcionkaakapitu" style:family="text">
      <style:text-properties fo:background-color="#80FFFF"/>
    </style:style>
    <style:style style:name="P1581" style:parent-style-name="Normalny" style:family="paragraph">
      <style:paragraph-properties fo:text-align="justify" fo:line-height="150%" fo:text-indent="0.2479in"/>
    </style:style>
    <style:style style:name="T1582" style:parent-style-name="Domyślnaczcionkaakapitu" style:family="text">
      <style:text-properties fo:background-color="#80FFFF"/>
    </style:style>
    <style:style style:name="T1583" style:parent-style-name="Domyślnaczcionkaakapitu" style:family="text">
      <style:text-properties fo:background-color="#80FFFF"/>
    </style:style>
    <style:style style:name="T1584" style:parent-style-name="Domyślnaczcionkaakapitu" style:family="text">
      <style:text-properties fo:background-color="#80FFFF"/>
    </style:style>
    <style:style style:name="T1585" style:parent-style-name="Domyślnaczcionkaakapitu" style:family="text">
      <style:text-properties fo:background-color="#80FFFF"/>
    </style:style>
    <style:style style:name="T1586" style:parent-style-name="Domyślnaczcionkaakapitu" style:family="text">
      <style:text-properties fo:background-color="#80FFFF"/>
    </style:style>
    <style:style style:name="T1587" style:parent-style-name="Domyślnaczcionkaakapitu" style:family="text">
      <style:text-properties fo:background-color="#80FFFF"/>
    </style:style>
    <style:style style:name="T1588" style:parent-style-name="Domyślnaczcionkaakapitu" style:family="text">
      <style:text-properties fo:background-color="#80FFFF"/>
    </style:style>
    <style:style style:name="T1589" style:parent-style-name="Domyślnaczcionkaakapitu" style:family="text">
      <style:text-properties fo:background-color="#80FFFF"/>
    </style:style>
    <style:style style:name="P1590" style:parent-style-name="Normalny" style:family="paragraph">
      <style:paragraph-properties fo:text-align="justify" fo:line-height="150%" fo:text-indent="0.2479in"/>
    </style:style>
    <style:style style:name="T1591" style:parent-style-name="Domyślnaczcionkaakapitu" style:family="text">
      <style:text-properties fo:background-color="#80FFFF"/>
    </style:style>
    <style:style style:name="P1592" style:parent-style-name="Normalny" style:family="paragraph">
      <style:paragraph-properties fo:text-align="justify" fo:line-height="150%"/>
    </style:style>
    <style:style style:name="T1593" style:parent-style-name="Domyślnaczcionkaakapitu" style:family="text">
      <style:text-properties style:text-underline-type="single" style:text-underline-style="solid" style:text-underline-width="auto" style:text-underline-mode="continuous"/>
    </style:style>
    <style:style style:name="P1594" style:parent-style-name="Normalny" style:family="paragraph">
      <style:paragraph-properties fo:text-align="justify" fo:line-height="150%" fo:text-indent="0.2479in"/>
    </style:style>
    <style:style style:name="T1595" style:parent-style-name="Domyślnaczcionkaakapitu" style:family="text">
      <style:text-properties fo:background-color="#80FFFF"/>
    </style:style>
    <style:style style:name="T1596" style:parent-style-name="Domyślnaczcionkaakapitu" style:family="text">
      <style:text-properties fo:background-color="#80FFFF"/>
    </style:style>
    <style:style style:name="T1597" style:parent-style-name="Domyślnaczcionkaakapitu" style:family="text">
      <style:text-properties fo:background-color="#80FFFF"/>
    </style:style>
    <style:style style:name="P1598" style:parent-style-name="Normalny" style:family="paragraph">
      <style:paragraph-properties fo:text-align="justify" fo:line-height="150%"/>
    </style:style>
    <style:style style:name="T1599" style:parent-style-name="Domyślnaczcionkaakapitu" style:family="text">
      <style:text-properties fo:background-color="#80FFFF"/>
    </style:style>
    <style:style style:name="P1600" style:parent-style-name="Normalny" style:family="paragraph">
      <style:paragraph-properties fo:text-align="justify" fo:line-height="150%" fo:text-indent="0.2479in"/>
    </style:style>
    <style:style style:name="P1601" style:parent-style-name="Normalny" style:family="paragraph">
      <style:paragraph-properties fo:text-align="justify" fo:line-height="150%"/>
    </style:style>
    <style:style style:name="T1602" style:parent-style-name="Domyślnaczcionkaakapitu" style:family="text">
      <style:text-properties fo:background-color="#80FFFF"/>
    </style:style>
    <style:style style:name="P1603" style:parent-style-name="Normalny" style:family="paragraph">
      <style:paragraph-properties fo:text-align="justify" fo:line-height="150%"/>
    </style:style>
    <style:style style:name="T1604" style:parent-style-name="Domyślnaczcionkaakapitu" style:family="text">
      <style:text-properties style:text-underline-type="single" style:text-underline-style="solid" style:text-underline-width="auto" style:text-underline-mode="continuous"/>
    </style:style>
    <style:style style:name="T1605" style:parent-style-name="Domyślnaczcionkaakapitu" style:family="text">
      <style:text-properties fo:background-color="#80FFFF" style:text-underline-type="single" style:text-underline-style="solid" style:text-underline-width="auto" style:text-underline-mode="continuous"/>
    </style:style>
    <style:style style:name="T1606" style:parent-style-name="Domyślnaczcionkaakapitu" style:family="text">
      <style:text-properties fo:background-color="#80FFFF"/>
    </style:style>
    <style:style style:name="P1607" style:parent-style-name="Normalny" style:family="paragraph">
      <style:paragraph-properties fo:text-align="justify" fo:line-height="150%" fo:text-indent="0.2479in"/>
    </style:style>
    <style:style style:name="T1608" style:parent-style-name="Domyślnaczcionkaakapitu" style:family="text">
      <style:text-properties fo:background-color="#80FFFF"/>
    </style:style>
    <style:style style:name="P1609" style:parent-style-name="Normalny" style:family="paragraph">
      <style:paragraph-properties fo:text-align="justify" fo:line-height="150%"/>
    </style:style>
    <style:style style:name="T1610" style:parent-style-name="Domyślnaczcionkaakapitu" style:family="text">
      <style:text-properties style:text-underline-type="single" style:text-underline-style="solid" style:text-underline-width="auto" style:text-underline-mode="continuous"/>
    </style:style>
    <style:style style:name="P1611" style:parent-style-name="Normalny" style:family="paragraph">
      <style:paragraph-properties fo:text-align="justify" fo:line-height="150%" fo:text-indent="0.2479in"/>
    </style:style>
    <style:style style:name="T1612" style:parent-style-name="Domyślnaczcionkaakapitu" style:family="text">
      <style:text-properties fo:background-color="#80FFFF"/>
    </style:style>
    <style:style style:name="T1613" style:parent-style-name="Domyślnaczcionkaakapitu" style:family="text">
      <style:text-properties fo:background-color="#80FFFF"/>
    </style:style>
    <style:style style:name="T1614" style:parent-style-name="Domyślnaczcionkaakapitu" style:family="text">
      <style:text-properties fo:background-color="#80FFFF"/>
    </style:style>
    <style:style style:name="T1615" style:parent-style-name="Domyślnaczcionkaakapitu" style:family="text">
      <style:text-properties fo:background-color="#80FFFF"/>
    </style:style>
    <style:style style:name="T1616" style:parent-style-name="Domyślnaczcionkaakapitu" style:family="text">
      <style:text-properties fo:background-color="#80FFFF"/>
    </style:style>
    <style:style style:name="T1617" style:parent-style-name="Domyślnaczcionkaakapitu" style:family="text">
      <style:text-properties fo:background-color="#80FFFF"/>
    </style:style>
    <style:style style:name="P1618" style:parent-style-name="Normalny" style:family="paragraph">
      <style:paragraph-properties fo:text-align="justify" fo:line-height="150%"/>
    </style:style>
    <style:style style:name="T1619" style:parent-style-name="Domyślnaczcionkaakapitu" style:family="text">
      <style:text-properties style:text-underline-type="single" style:text-underline-style="solid" style:text-underline-width="auto" style:text-underline-mode="continuous"/>
    </style:style>
    <style:style style:name="T1620" style:parent-style-name="Domyślnaczcionkaakapitu" style:family="text">
      <style:text-properties fo:background-color="#80FFFF" style:text-underline-type="single" style:text-underline-style="solid" style:text-underline-width="auto" style:text-underline-mode="continuous"/>
    </style:style>
    <style:style style:name="P1621" style:parent-style-name="Normalny" style:family="paragraph">
      <style:paragraph-properties fo:text-align="justify" fo:line-height="150%" fo:text-indent="0.2479in"/>
    </style:style>
    <style:style style:name="P1622" style:parent-style-name="Normalny" style:family="paragraph">
      <style:paragraph-properties fo:text-align="justify" fo:line-height="150%"/>
    </style:style>
    <style:style style:name="T1623" style:parent-style-name="Domyślnaczcionkaakapitu" style:family="text">
      <style:text-properties style:text-underline-type="single" style:text-underline-style="solid" style:text-underline-width="auto" style:text-underline-mode="continuous"/>
    </style:style>
    <style:style style:name="P1624" style:parent-style-name="Normalny" style:family="paragraph">
      <style:paragraph-properties fo:text-align="justify" fo:line-height="150%" fo:text-indent="0.2479in"/>
    </style:style>
    <style:style style:name="T1625" style:parent-style-name="Domyślnaczcionkaakapitu" style:family="text">
      <style:text-properties fo:background-color="#80FFFF"/>
    </style:style>
    <style:style style:name="T1626" style:parent-style-name="Domyślnaczcionkaakapitu" style:family="text">
      <style:text-properties fo:background-color="#80FFFF"/>
    </style:style>
    <style:style style:name="T1627" style:parent-style-name="Domyślnaczcionkaakapitu" style:family="text">
      <style:text-properties fo:background-color="#80FFFF"/>
    </style:style>
    <style:style style:name="T1628" style:parent-style-name="Domyślnaczcionkaakapitu" style:family="text">
      <style:text-properties fo:background-color="#80FFFF"/>
    </style:style>
    <style:style style:name="T1629" style:parent-style-name="Domyślnaczcionkaakapitu" style:family="text">
      <style:text-properties fo:background-color="#80FFFF"/>
    </style:style>
    <style:style style:name="T1630" style:parent-style-name="Domyślnaczcionkaakapitu" style:family="text">
      <style:text-properties fo:background-color="#80FFFF"/>
    </style:style>
    <style:style style:name="T1631" style:parent-style-name="Domyślnaczcionkaakapitu" style:family="text">
      <style:text-properties fo:background-color="#80FFFF"/>
    </style:style>
    <style:style style:name="T1632" style:parent-style-name="Domyślnaczcionkaakapitu" style:family="text">
      <style:text-properties fo:background-color="#80FFFF"/>
    </style:style>
    <style:style style:name="T1633" style:parent-style-name="Domyślnaczcionkaakapitu" style:family="text">
      <style:text-properties fo:background-color="#80FFFF"/>
    </style:style>
    <style:style style:name="T1634" style:parent-style-name="Domyślnaczcionkaakapitu" style:family="text">
      <style:text-properties fo:background-color="#80FFFF"/>
    </style:style>
    <style:style style:name="T1635" style:parent-style-name="Domyślnaczcionkaakapitu" style:family="text">
      <style:text-properties fo:background-color="#80FFFF"/>
    </style:style>
    <style:style style:name="T1636" style:parent-style-name="Domyślnaczcionkaakapitu" style:family="text">
      <style:text-properties fo:background-color="#80FFFF"/>
    </style:style>
    <style:style style:name="T1637" style:parent-style-name="Domyślnaczcionkaakapitu" style:family="text">
      <style:text-properties fo:background-color="#80FFFF"/>
    </style:style>
    <style:style style:name="P1638" style:parent-style-name="Normalny" style:family="paragraph">
      <style:paragraph-properties fo:text-align="justify" fo:line-height="150%"/>
    </style:style>
    <style:style style:name="T1639" style:parent-style-name="Domyślnaczcionkaakapitu" style:family="text">
      <style:text-properties fo:background-color="#80FFFF" style:text-underline-type="single" style:text-underline-style="solid" style:text-underline-width="auto" style:text-underline-mode="continuous"/>
    </style:style>
    <style:style style:name="T1640" style:parent-style-name="Domyślnaczcionkaakapitu" style:family="text">
      <style:text-properties style:text-underline-type="single" style:text-underline-style="solid" style:text-underline-width="auto" style:text-underline-mode="continuous"/>
    </style:style>
    <style:style style:name="T1641" style:parent-style-name="Domyślnaczcionkaakapitu" style:family="text">
      <style:text-properties fo:background-color="#80FFFF" style:text-underline-type="single" style:text-underline-style="solid" style:text-underline-width="auto" style:text-underline-mode="continuous"/>
    </style:style>
    <style:style style:name="T1642" style:parent-style-name="Domyślnaczcionkaakapitu" style:family="text">
      <style:text-properties style:text-underline-type="single" style:text-underline-style="solid" style:text-underline-width="auto" style:text-underline-mode="continuous"/>
    </style:style>
    <style:style style:name="T1643" style:parent-style-name="Domyślnaczcionkaakapitu" style:family="text">
      <style:text-properties fo:background-color="#80FFFF" style:text-underline-type="single" style:text-underline-style="solid" style:text-underline-width="auto" style:text-underline-mode="continuous"/>
    </style:style>
    <style:style style:name="P1644" style:parent-style-name="Normalny" style:family="paragraph">
      <style:paragraph-properties fo:text-align="justify" fo:line-height="150%" fo:text-indent="0.2479in"/>
    </style:style>
    <style:style style:name="T1645" style:parent-style-name="Domyślnaczcionkaakapitu" style:family="text">
      <style:text-properties fo:background-color="#80FFFF"/>
    </style:style>
    <style:style style:name="T1646" style:parent-style-name="Domyślnaczcionkaakapitu" style:family="text">
      <style:text-properties fo:background-color="#80FFFF"/>
    </style:style>
    <style:style style:name="T1647" style:parent-style-name="Domyślnaczcionkaakapitu" style:family="text">
      <style:text-properties fo:background-color="#80FFFF"/>
    </style:style>
    <style:style style:name="T1648" style:parent-style-name="Domyślnaczcionkaakapitu" style:family="text">
      <style:text-properties fo:background-color="#80FFFF"/>
    </style:style>
    <style:style style:name="P1649" style:parent-style-name="Normalny" style:family="paragraph">
      <style:paragraph-properties fo:text-align="justify" fo:line-height="150%"/>
    </style:style>
    <style:style style:name="T1650" style:parent-style-name="Domyślnaczcionkaakapitu" style:family="text">
      <style:text-properties style:text-underline-type="single" style:text-underline-style="solid" style:text-underline-width="auto" style:text-underline-mode="continuous"/>
    </style:style>
    <style:style style:name="P1651" style:parent-style-name="Normalny" style:family="paragraph">
      <style:paragraph-properties fo:text-align="justify" fo:line-height="150%" fo:text-indent="0.2479in"/>
    </style:style>
    <style:style style:name="T1652" style:parent-style-name="Domyślnaczcionkaakapitu" style:family="text">
      <style:text-properties fo:background-color="#80FFFF"/>
    </style:style>
    <style:style style:name="T1653" style:parent-style-name="Domyślnaczcionkaakapitu" style:family="text">
      <style:text-properties fo:background-color="#80FFFF"/>
    </style:style>
    <style:style style:name="T1654" style:parent-style-name="Domyślnaczcionkaakapitu" style:family="text">
      <style:text-properties fo:background-color="#80FFFF"/>
    </style:style>
    <style:style style:name="P1655" style:parent-style-name="Normalny" style:family="paragraph">
      <style:paragraph-properties fo:text-align="justify" fo:line-height="150%"/>
    </style:style>
    <style:style style:name="T1656" style:parent-style-name="Domyślnaczcionkaakapitu" style:family="text">
      <style:text-properties style:text-underline-type="single" style:text-underline-style="solid" style:text-underline-width="auto" style:text-underline-mode="continuous"/>
    </style:style>
    <style:style style:name="P1657" style:parent-style-name="Normalny" style:family="paragraph">
      <style:paragraph-properties fo:text-align="justify" fo:line-height="150%" fo:text-indent="0.2479in"/>
    </style:style>
    <style:style style:name="T1658" style:parent-style-name="Domyślnaczcionkaakapitu" style:family="text">
      <style:text-properties fo:background-color="#80FFFF"/>
    </style:style>
    <style:style style:name="P1659" style:parent-style-name="Normalny" style:family="paragraph">
      <style:paragraph-properties fo:text-align="justify" fo:line-height="150%"/>
    </style:style>
    <style:style style:name="T1660" style:parent-style-name="Domyślnaczcionkaakapitu" style:family="text">
      <style:text-properties style:text-underline-type="single" style:text-underline-style="solid" style:text-underline-width="auto" style:text-underline-mode="continuous"/>
    </style:style>
    <style:style style:name="P1661" style:parent-style-name="Normalny" style:family="paragraph">
      <style:paragraph-properties fo:text-align="justify" fo:line-height="150%" fo:text-indent="0.2479in"/>
    </style:style>
    <style:style style:name="T1662" style:parent-style-name="Domyślnaczcionkaakapitu" style:family="text">
      <style:text-properties fo:background-color="#80FFFF"/>
    </style:style>
    <style:style style:name="T1663" style:parent-style-name="Domyślnaczcionkaakapitu" style:family="text">
      <style:text-properties fo:background-color="#80FFFF"/>
    </style:style>
    <style:style style:name="P1664" style:parent-style-name="Normalny" style:family="paragraph">
      <style:paragraph-properties fo:text-align="justify" fo:line-height="150%"/>
    </style:style>
    <style:style style:name="T1665" style:parent-style-name="Domyślnaczcionkaakapitu" style:family="text">
      <style:text-properties style:text-underline-type="single" style:text-underline-style="solid" style:text-underline-width="auto" style:text-underline-mode="continuous"/>
    </style:style>
    <style:style style:name="T1666" style:parent-style-name="Domyślnaczcionkaakapitu" style:family="text">
      <style:text-properties fo:background-color="#80FFFF" style:text-underline-type="single" style:text-underline-style="solid" style:text-underline-width="auto" style:text-underline-mode="continuous"/>
    </style:style>
    <style:style style:name="T1667" style:parent-style-name="Domyślnaczcionkaakapitu" style:family="text">
      <style:text-properties style:text-underline-type="single" style:text-underline-style="solid" style:text-underline-width="auto" style:text-underline-mode="continuous"/>
    </style:style>
    <style:style style:name="T1668" style:parent-style-name="Domyślnaczcionkaakapitu" style:family="text">
      <style:text-properties fo:background-color="#80FFFF" style:text-underline-type="single" style:text-underline-style="solid" style:text-underline-width="auto" style:text-underline-mode="continuous"/>
    </style:style>
    <style:style style:name="P1669" style:parent-style-name="Normalny" style:family="paragraph">
      <style:paragraph-properties fo:text-align="justify" fo:line-height="150%" fo:text-indent="0.2479in"/>
    </style:style>
    <style:style style:name="T1670" style:parent-style-name="Domyślnaczcionkaakapitu" style:family="text">
      <style:text-properties fo:background-color="#80FFFF"/>
    </style:style>
    <style:style style:name="T1671" style:parent-style-name="Domyślnaczcionkaakapitu" style:family="text">
      <style:text-properties fo:background-color="#80FFFF"/>
    </style:style>
    <style:style style:name="T1672" style:parent-style-name="Domyślnaczcionkaakapitu" style:family="text">
      <style:text-properties fo:background-color="#80FFFF"/>
    </style:style>
    <style:style style:name="T1673" style:parent-style-name="Domyślnaczcionkaakapitu" style:family="text">
      <style:text-properties fo:background-color="#80FFFF"/>
    </style:style>
    <style:style style:name="T1674" style:parent-style-name="Domyślnaczcionkaakapitu" style:family="text">
      <style:text-properties fo:background-color="#80FFFF"/>
    </style:style>
    <style:style style:name="T1675" style:parent-style-name="Domyślnaczcionkaakapitu" style:family="text">
      <style:text-properties fo:background-color="#80FFFF"/>
    </style:style>
    <style:style style:name="T1676" style:parent-style-name="Domyślnaczcionkaakapitu" style:family="text">
      <style:text-properties fo:background-color="#80FFFF"/>
    </style:style>
    <style:style style:name="P1677" style:parent-style-name="Normalny" style:family="paragraph">
      <style:paragraph-properties fo:text-align="justify" fo:line-height="150%" fo:text-indent="0.2479in"/>
    </style:style>
    <style:style style:name="T1678" style:parent-style-name="Domyślnaczcionkaakapitu" style:family="text">
      <style:text-properties fo:background-color="#80FFFF"/>
    </style:style>
    <style:style style:name="T1679" style:parent-style-name="Domyślnaczcionkaakapitu" style:family="text">
      <style:text-properties fo:background-color="#80FFFF"/>
    </style:style>
    <style:style style:name="T1680" style:parent-style-name="Domyślnaczcionkaakapitu" style:family="text">
      <style:text-properties fo:background-color="#80FFFF"/>
    </style:style>
    <style:style style:name="P1681" style:parent-style-name="Normalny" style:family="paragraph">
      <style:paragraph-properties fo:text-align="justify" fo:line-height="150%"/>
    </style:style>
    <style:style style:name="T1682" style:parent-style-name="Domyślnaczcionkaakapitu" style:family="text">
      <style:text-properties fo:background-color="#80FFFF"/>
    </style:style>
    <style:style style:name="T1683" style:parent-style-name="Domyślnaczcionkaakapitu" style:family="text">
      <style:text-properties fo:background-color="#80FFFF"/>
    </style:style>
    <style:style style:name="P1684" style:parent-style-name="Normalny" style:family="paragraph">
      <style:paragraph-properties fo:text-align="justify" fo:line-height="150%"/>
    </style:style>
    <style:style style:name="T1685" style:parent-style-name="Domyślnaczcionkaakapitu" style:family="text">
      <style:text-properties style:text-underline-type="single" style:text-underline-style="solid" style:text-underline-width="auto" style:text-underline-mode="continuous"/>
    </style:style>
    <style:style style:name="P1686" style:parent-style-name="Normalny" style:family="paragraph">
      <style:paragraph-properties fo:text-align="justify" fo:line-height="150%" fo:text-indent="0.2479in"/>
    </style:style>
    <style:style style:name="T1687" style:parent-style-name="Domyślnaczcionkaakapitu" style:family="text">
      <style:text-properties fo:background-color="#80FFFF"/>
    </style:style>
    <style:style style:name="T1688" style:parent-style-name="Domyślnaczcionkaakapitu" style:family="text">
      <style:text-properties fo:background-color="#80FFFF"/>
    </style:style>
    <style:style style:name="T1689" style:parent-style-name="Domyślnaczcionkaakapitu" style:family="text">
      <style:text-properties fo:background-color="#80FFFF"/>
    </style:style>
    <style:style style:name="T1690" style:parent-style-name="Domyślnaczcionkaakapitu" style:family="text">
      <style:text-properties fo:background-color="#80FFFF"/>
    </style:style>
    <style:style style:name="P1691" style:parent-style-name="Normalny" style:family="paragraph">
      <style:paragraph-properties fo:text-align="justify" fo:line-height="150%"/>
    </style:style>
    <style:style style:name="T1692" style:parent-style-name="Domyślnaczcionkaakapitu" style:family="text">
      <style:text-properties style:text-underline-type="single" style:text-underline-style="solid" style:text-underline-width="auto" style:text-underline-mode="continuous"/>
    </style:style>
    <style:style style:name="T1693" style:parent-style-name="Domyślnaczcionkaakapitu" style:family="text">
      <style:text-properties fo:background-color="#80FFFF" style:text-underline-type="single" style:text-underline-style="solid" style:text-underline-width="auto" style:text-underline-mode="continuous"/>
    </style:style>
    <style:style style:name="T1694" style:parent-style-name="Domyślnaczcionkaakapitu" style:family="text">
      <style:text-properties fo:background-color="#80FFFF"/>
    </style:style>
    <style:style style:name="P1695" style:parent-style-name="Normalny" style:family="paragraph">
      <style:paragraph-properties fo:text-align="justify" fo:line-height="150%" fo:text-indent="0.2479in"/>
    </style:style>
    <style:style style:name="T1696" style:parent-style-name="Domyślnaczcionkaakapitu" style:family="text">
      <style:text-properties fo:background-color="#80FFFF"/>
    </style:style>
    <style:style style:name="P1697" style:parent-style-name="Normalny" style:family="paragraph">
      <style:paragraph-properties fo:text-align="justify" fo:line-height="150%"/>
    </style:style>
    <style:style style:name="T1698" style:parent-style-name="Domyślnaczcionkaakapitu" style:family="text">
      <style:text-properties fo:background-color="#80FFFF"/>
    </style:style>
    <style:style style:name="T1699" style:parent-style-name="Domyślnaczcionkaakapitu" style:family="text">
      <style:text-properties fo:background-color="#80FFFF"/>
    </style:style>
    <style:style style:name="P1700" style:parent-style-name="Normalny" style:family="paragraph">
      <style:paragraph-properties fo:text-align="justify" fo:line-height="150%" fo:text-indent="0.2479in"/>
    </style:style>
    <style:style style:name="T1701" style:parent-style-name="Domyślnaczcionkaakapitu" style:family="text">
      <style:text-properties fo:background-color="#80FFFF"/>
    </style:style>
    <style:style style:name="P1702" style:parent-style-name="Normalny" style:family="paragraph">
      <style:paragraph-properties fo:text-align="justify" fo:line-height="150%"/>
    </style:style>
    <style:style style:name="T1703" style:parent-style-name="Domyślnaczcionkaakapitu" style:family="text">
      <style:text-properties fo:background-color="#80FFFF"/>
    </style:style>
    <style:style style:name="T1704" style:parent-style-name="Domyślnaczcionkaakapitu" style:family="text">
      <style:text-properties fo:background-color="#80FFFF"/>
    </style:style>
    <style:style style:name="P1705" style:parent-style-name="Normalny" style:family="paragraph">
      <style:paragraph-properties fo:text-align="justify" fo:line-height="150%"/>
    </style:style>
    <style:style style:name="T1706" style:parent-style-name="Domyślnaczcionkaakapitu" style:family="text">
      <style:text-properties style:text-underline-type="single" style:text-underline-style="solid" style:text-underline-width="auto" style:text-underline-mode="continuous"/>
    </style:style>
    <style:style style:name="T1707" style:parent-style-name="Domyślnaczcionkaakapitu" style:family="text">
      <style:text-properties fo:background-color="#80FFFF" style:text-underline-type="single" style:text-underline-style="solid" style:text-underline-width="auto" style:text-underline-mode="continuous"/>
    </style:style>
    <style:style style:name="T1708" style:parent-style-name="Domyślnaczcionkaakapitu" style:family="text">
      <style:text-properties style:text-underline-type="single" style:text-underline-style="solid" style:text-underline-width="auto" style:text-underline-mode="continuous"/>
    </style:style>
    <style:style style:name="P1709" style:parent-style-name="Normalny" style:family="paragraph">
      <style:paragraph-properties fo:text-align="justify" fo:line-height="150%" fo:text-indent="0.2479in"/>
    </style:style>
    <style:style style:name="P1710" style:parent-style-name="Normalny" style:family="paragraph">
      <style:paragraph-properties fo:text-align="justify" fo:line-height="150%" fo:text-indent="0.2479in"/>
    </style:style>
    <style:style style:name="P1711" style:parent-style-name="Normalny" style:family="paragraph">
      <style:paragraph-properties fo:text-align="justify" fo:line-height="150%"/>
    </style:style>
    <style:style style:name="T1712" style:parent-style-name="Domyślnaczcionkaakapitu" style:family="text">
      <style:text-properties style:text-underline-type="single" style:text-underline-style="solid" style:text-underline-width="auto" style:text-underline-mode="continuous"/>
    </style:style>
    <style:style style:name="T1713" style:parent-style-name="Domyślnaczcionkaakapitu" style:family="text">
      <style:text-properties fo:background-color="#80FFFF" style:text-underline-type="single" style:text-underline-style="solid" style:text-underline-width="auto" style:text-underline-mode="continuous"/>
    </style:style>
    <style:style style:name="P1714" style:parent-style-name="Normalny" style:family="paragraph">
      <style:paragraph-properties fo:text-align="justify" fo:line-height="150%" fo:text-indent="0.2479in"/>
    </style:style>
    <style:style style:name="T1715" style:parent-style-name="Domyślnaczcionkaakapitu" style:family="text">
      <style:text-properties fo:background-color="#80FFFF"/>
    </style:style>
    <style:style style:name="T1716" style:parent-style-name="Domyślnaczcionkaakapitu" style:family="text">
      <style:text-properties fo:background-color="#80FFFF"/>
    </style:style>
    <style:style style:name="T1717" style:parent-style-name="Domyślnaczcionkaakapitu" style:family="text">
      <style:text-properties fo:background-color="#80FFFF"/>
    </style:style>
    <style:style style:name="T1718" style:parent-style-name="Domyślnaczcionkaakapitu" style:family="text">
      <style:text-properties fo:background-color="#80FFFF"/>
    </style:style>
    <style:style style:name="P1719" style:parent-style-name="Normalny" style:family="paragraph">
      <style:paragraph-properties fo:text-align="justify" fo:line-height="150%" fo:text-indent="0.2479in"/>
    </style:style>
    <style:style style:name="P1720" style:parent-style-name="Normalny" style:family="paragraph">
      <style:paragraph-properties fo:text-align="justify" fo:line-height="150%"/>
    </style:style>
    <style:style style:name="T1721" style:parent-style-name="Domyślnaczcionkaakapitu" style:family="text">
      <style:text-properties style:text-underline-type="single" style:text-underline-style="solid" style:text-underline-width="auto" style:text-underline-mode="continuous"/>
    </style:style>
    <style:style style:name="P1722" style:parent-style-name="Normalny" style:family="paragraph">
      <style:paragraph-properties fo:text-align="justify" fo:line-height="150%" fo:text-indent="0.2479in"/>
    </style:style>
    <style:style style:name="P1723" style:parent-style-name="Normalny" style:family="paragraph">
      <style:paragraph-properties fo:text-align="justify" fo:line-height="150%"/>
    </style:style>
    <style:style style:name="T1724" style:parent-style-name="Domyślnaczcionkaakapitu" style:family="text">
      <style:text-properties style:text-underline-type="single" style:text-underline-style="solid" style:text-underline-width="auto" style:text-underline-mode="continuous"/>
    </style:style>
    <style:style style:name="T1725" style:parent-style-name="Domyślnaczcionkaakapitu" style:family="text">
      <style:text-properties fo:background-color="#80FFFF" style:text-underline-type="single" style:text-underline-style="solid" style:text-underline-width="auto" style:text-underline-mode="continuous"/>
    </style:style>
    <style:style style:name="T1726" style:parent-style-name="Domyślnaczcionkaakapitu" style:family="text">
      <style:text-properties style:text-underline-type="single" style:text-underline-style="solid" style:text-underline-width="auto" style:text-underline-mode="continuous"/>
    </style:style>
    <style:style style:name="T1727" style:parent-style-name="Domyślnaczcionkaakapitu" style:family="text">
      <style:text-properties fo:background-color="#80FFFF" style:text-underline-type="single" style:text-underline-style="solid" style:text-underline-width="auto" style:text-underline-mode="continuous"/>
    </style:style>
    <style:style style:name="T1728" style:parent-style-name="Domyślnaczcionkaakapitu" style:family="text">
      <style:text-properties style:text-underline-type="single" style:text-underline-style="solid" style:text-underline-width="auto" style:text-underline-mode="continuous"/>
    </style:style>
    <style:style style:name="T1729" style:parent-style-name="Domyślnaczcionkaakapitu" style:family="text">
      <style:text-properties fo:background-color="#80FFFF" style:text-underline-type="single" style:text-underline-style="solid" style:text-underline-width="auto" style:text-underline-mode="continuous"/>
    </style:style>
    <style:style style:name="T1730" style:parent-style-name="Domyślnaczcionkaakapitu" style:family="text">
      <style:text-properties style:text-underline-type="single" style:text-underline-style="solid" style:text-underline-width="auto" style:text-underline-mode="continuous"/>
    </style:style>
    <style:style style:name="T1731" style:parent-style-name="Domyślnaczcionkaakapitu" style:family="text">
      <style:text-properties fo:background-color="#80FFFF" style:text-underline-type="single" style:text-underline-style="solid" style:text-underline-width="auto" style:text-underline-mode="continuous"/>
    </style:style>
    <style:style style:name="P1732" style:parent-style-name="Normalny" style:family="paragraph">
      <style:paragraph-properties fo:text-align="justify" fo:line-height="150%" fo:text-indent="0.2479in"/>
    </style:style>
    <style:style style:name="P1733" style:parent-style-name="Normalny" style:family="paragraph">
      <style:paragraph-properties fo:text-align="justify" fo:line-height="150%"/>
    </style:style>
    <style:style style:name="T1734" style:parent-style-name="Domyślnaczcionkaakapitu" style:family="text">
      <style:text-properties fo:background-color="#80FFFF"/>
    </style:style>
    <style:style style:name="T1735" style:parent-style-name="Domyślnaczcionkaakapitu" style:family="text">
      <style:text-properties fo:background-color="#80FFFF"/>
    </style:style>
    <style:style style:name="T1736" style:parent-style-name="Domyślnaczcionkaakapitu" style:family="text">
      <style:text-properties fo:background-color="#80FFFF"/>
    </style:style>
    <style:style style:name="T1737" style:parent-style-name="Domyślnaczcionkaakapitu" style:family="text">
      <style:text-properties fo:background-color="#80FFFF"/>
    </style:style>
    <style:style style:name="P1738" style:parent-style-name="Normalny" style:family="paragraph">
      <style:paragraph-properties fo:text-align="justify" fo:line-height="150%" fo:text-indent="0.2479in"/>
    </style:style>
    <style:style style:name="P1739" style:parent-style-name="Normalny" style:family="paragraph">
      <style:paragraph-properties fo:text-align="justify" fo:line-height="150%"/>
    </style:style>
    <style:style style:name="T1740" style:parent-style-name="Domyślnaczcionkaakapitu" style:family="text">
      <style:text-properties style:text-underline-type="single" style:text-underline-style="solid" style:text-underline-width="auto" style:text-underline-mode="continuous"/>
    </style:style>
    <style:style style:name="P1741" style:parent-style-name="Normalny" style:family="paragraph">
      <style:paragraph-properties fo:text-align="justify" fo:line-height="150%" fo:text-indent="0.2479in"/>
    </style:style>
    <style:style style:name="T1742" style:parent-style-name="Domyślnaczcionkaakapitu" style:family="text">
      <style:text-properties fo:background-color="#80FFFF"/>
    </style:style>
    <style:style style:name="P1743" style:parent-style-name="Normalny" style:family="paragraph">
      <style:paragraph-properties fo:text-align="justify" fo:line-height="150%" fo:text-indent="0.2479in"/>
    </style:style>
    <style:style style:name="T1744" style:parent-style-name="Domyślnaczcionkaakapitu" style:family="text">
      <style:text-properties fo:background-color="#80FFFF"/>
    </style:style>
    <style:style style:name="P1745" style:parent-style-name="Normalny" style:family="paragraph">
      <style:paragraph-properties fo:text-align="justify" fo:line-height="150%"/>
    </style:style>
    <style:style style:name="T1746" style:parent-style-name="Domyślnaczcionkaakapitu" style:family="text">
      <style:text-properties style:text-underline-type="single" style:text-underline-style="solid" style:text-underline-width="auto" style:text-underline-mode="continuous"/>
    </style:style>
    <style:style style:name="T1747" style:parent-style-name="Domyślnaczcionkaakapitu" style:family="text">
      <style:text-properties fo:background-color="#80FFFF" style:text-underline-type="single" style:text-underline-style="solid" style:text-underline-width="auto" style:text-underline-mode="continuous"/>
    </style:style>
    <style:style style:name="P1748" style:parent-style-name="Normalny" style:family="paragraph">
      <style:paragraph-properties fo:text-align="justify" fo:line-height="150%" fo:text-indent="0.2479in"/>
    </style:style>
    <style:style style:name="P1749" style:parent-style-name="Normalny" style:family="paragraph">
      <style:paragraph-properties fo:text-align="justify" fo:line-height="150%"/>
    </style:style>
    <style:style style:name="T1750" style:parent-style-name="Domyślnaczcionkaakapitu" style:family="text">
      <style:text-properties style:text-underline-type="single" style:text-underline-style="solid" style:text-underline-width="auto" style:text-underline-mode="continuous"/>
    </style:style>
    <style:style style:name="P1751" style:parent-style-name="Normalny" style:family="paragraph">
      <style:paragraph-properties fo:text-align="justify" fo:line-height="150%" fo:text-indent="0.2479in"/>
    </style:style>
    <style:style style:name="T1752" style:parent-style-name="Domyślnaczcionkaakapitu" style:family="text">
      <style:text-properties fo:background-color="#80FFFF"/>
    </style:style>
    <style:style style:name="P1753" style:parent-style-name="Normalny" style:family="paragraph">
      <style:paragraph-properties fo:text-align="justify" fo:line-height="150%"/>
    </style:style>
    <style:style style:name="T1754" style:parent-style-name="Domyślnaczcionkaakapitu" style:family="text">
      <style:text-properties style:text-underline-type="single" style:text-underline-style="solid" style:text-underline-width="auto" style:text-underline-mode="continuous"/>
    </style:style>
    <style:style style:name="P1755" style:parent-style-name="Normalny" style:family="paragraph">
      <style:paragraph-properties fo:text-align="justify" fo:line-height="150%" fo:text-indent="0.2479in"/>
    </style:style>
    <style:style style:name="P1756" style:parent-style-name="Normalny" style:family="paragraph">
      <style:paragraph-properties fo:text-align="justify" fo:line-height="150%" fo:text-indent="0.2479in"/>
    </style:style>
    <style:style style:name="T1757" style:parent-style-name="Domyślnaczcionkaakapitu" style:family="text">
      <style:text-properties fo:background-color="#80FFFF"/>
    </style:style>
    <style:style style:name="T1758" style:parent-style-name="Domyślnaczcionkaakapitu" style:family="text">
      <style:text-properties fo:background-color="#80FFFF"/>
    </style:style>
    <style:style style:name="T1759" style:parent-style-name="Domyślnaczcionkaakapitu" style:family="text">
      <style:text-properties fo:background-color="#80FFFF"/>
    </style:style>
    <style:style style:name="T1760" style:parent-style-name="Domyślnaczcionkaakapitu" style:family="text">
      <style:text-properties fo:background-color="#80FFFF"/>
    </style:style>
    <style:style style:name="P1761" style:parent-style-name="Normalny" style:family="paragraph">
      <style:paragraph-properties fo:text-align="justify" fo:line-height="150%"/>
    </style:style>
    <style:style style:name="T1762" style:parent-style-name="Domyślnaczcionkaakapitu" style:family="text">
      <style:text-properties style:text-underline-type="single" style:text-underline-style="solid" style:text-underline-width="auto" style:text-underline-mode="continuous"/>
    </style:style>
    <style:style style:name="T1763" style:parent-style-name="Domyślnaczcionkaakapitu" style:family="text">
      <style:text-properties fo:background-color="#80FFFF" style:text-underline-type="single" style:text-underline-style="solid" style:text-underline-width="auto" style:text-underline-mode="continuous"/>
    </style:style>
    <style:style style:name="P1764" style:parent-style-name="Normalny" style:family="paragraph">
      <style:paragraph-properties fo:text-align="justify" fo:line-height="150%" fo:text-indent="0.2479in"/>
    </style:style>
    <style:style style:name="P1765" style:parent-style-name="Normalny" style:family="paragraph">
      <style:paragraph-properties fo:text-align="justify" fo:line-height="150%"/>
    </style:style>
    <style:style style:name="T1766" style:parent-style-name="Domyślnaczcionkaakapitu" style:family="text">
      <style:text-properties fo:background-color="#80FFFF"/>
    </style:style>
    <style:style style:name="P1767" style:parent-style-name="Normalny" style:family="paragraph">
      <style:paragraph-properties fo:text-align="justify" fo:line-height="150%" fo:text-indent="0.2479in"/>
    </style:style>
    <style:style style:name="T1768" style:parent-style-name="Domyślnaczcionkaakapitu" style:family="text">
      <style:text-properties fo:background-color="#80FFFF"/>
    </style:style>
    <style:style style:name="P1769" style:parent-style-name="Normalny" style:family="paragraph">
      <style:paragraph-properties fo:text-align="justify" fo:line-height="150%"/>
    </style:style>
    <style:style style:name="T1770" style:parent-style-name="Domyślnaczcionkaakapitu" style:family="text">
      <style:text-properties style:text-underline-type="single" style:text-underline-style="solid" style:text-underline-width="auto" style:text-underline-mode="continuous"/>
    </style:style>
    <style:style style:name="P1771" style:parent-style-name="Normalny" style:family="paragraph">
      <style:paragraph-properties fo:text-align="justify" fo:line-height="150%" fo:text-indent="0.2479in"/>
    </style:style>
    <style:style style:name="T1772" style:parent-style-name="Domyślnaczcionkaakapitu" style:family="text">
      <style:text-properties fo:background-color="#80FFFF"/>
    </style:style>
    <style:style style:name="T1773" style:parent-style-name="Domyślnaczcionkaakapitu" style:family="text">
      <style:text-properties fo:background-color="#80FFFF"/>
    </style:style>
    <style:style style:name="T1774" style:parent-style-name="Domyślnaczcionkaakapitu" style:family="text">
      <style:text-properties fo:background-color="#80FFFF"/>
    </style:style>
    <style:style style:name="P1775" style:parent-style-name="Normalny" style:family="paragraph">
      <style:paragraph-properties fo:text-align="justify" fo:line-height="150%"/>
    </style:style>
    <style:style style:name="T1776" style:parent-style-name="Domyślnaczcionkaakapitu" style:family="text">
      <style:text-properties style:text-underline-type="single" style:text-underline-style="solid" style:text-underline-width="auto" style:text-underline-mode="continuous"/>
    </style:style>
    <style:style style:name="P1777" style:parent-style-name="Normalny" style:family="paragraph">
      <style:paragraph-properties fo:text-align="justify" fo:line-height="150%" fo:text-indent="0.2479in"/>
    </style:style>
    <style:style style:name="P1778" style:parent-style-name="Normalny" style:family="paragraph">
      <style:paragraph-properties fo:text-align="justify" fo:line-height="150%"/>
    </style:style>
    <style:style style:name="T1779" style:parent-style-name="Domyślnaczcionkaakapitu" style:family="text">
      <style:text-properties fo:background-color="#80FFFF"/>
    </style:style>
    <style:style style:name="T1780" style:parent-style-name="Domyślnaczcionkaakapitu" style:family="text">
      <style:text-properties fo:background-color="#80FFFF"/>
    </style:style>
    <style:style style:name="P1781" style:parent-style-name="Normalny" style:family="paragraph">
      <style:paragraph-properties fo:text-align="justify" fo:line-height="150%" fo:text-indent="0.2479in"/>
    </style:style>
    <style:style style:name="P1782" style:parent-style-name="Normalny" style:family="paragraph">
      <style:paragraph-properties fo:text-align="justify" fo:line-height="150%"/>
    </style:style>
    <style:style style:name="T1783" style:parent-style-name="Domyślnaczcionkaakapitu" style:family="text">
      <style:text-properties style:text-underline-type="single" style:text-underline-style="solid" style:text-underline-width="auto" style:text-underline-mode="continuous"/>
    </style:style>
    <style:style style:name="T1784" style:parent-style-name="Domyślnaczcionkaakapitu" style:family="text">
      <style:text-properties fo:background-color="#80FFFF" style:text-underline-type="single" style:text-underline-style="solid" style:text-underline-width="auto" style:text-underline-mode="continuous"/>
    </style:style>
    <style:style style:name="P1785" style:parent-style-name="Normalny" style:family="paragraph">
      <style:paragraph-properties fo:text-align="justify" fo:line-height="150%" fo:text-indent="0.2479in"/>
    </style:style>
    <style:style style:name="T1786" style:parent-style-name="Domyślnaczcionkaakapitu" style:family="text">
      <style:text-properties fo:background-color="#80FFFF"/>
    </style:style>
    <style:style style:name="T1787" style:parent-style-name="Domyślnaczcionkaakapitu" style:family="text">
      <style:text-properties fo:background-color="#80FFFF"/>
    </style:style>
    <style:style style:name="P1788" style:parent-style-name="Normalny" style:family="paragraph">
      <style:paragraph-properties fo:text-align="justify" fo:line-height="150%"/>
    </style:style>
    <style:style style:name="T1789" style:parent-style-name="Domyślnaczcionkaakapitu" style:family="text">
      <style:text-properties style:text-underline-type="single" style:text-underline-style="solid" style:text-underline-width="auto" style:text-underline-mode="continuous"/>
    </style:style>
    <style:style style:name="P1790" style:parent-style-name="Normalny" style:family="paragraph">
      <style:paragraph-properties fo:text-align="justify" fo:line-height="150%" fo:text-indent="0.2479in"/>
    </style:style>
    <style:style style:name="T1791" style:parent-style-name="Domyślnaczcionkaakapitu" style:family="text">
      <style:text-properties fo:background-color="#80FFFF"/>
    </style:style>
    <style:style style:name="T1792" style:parent-style-name="Domyślnaczcionkaakapitu" style:family="text">
      <style:text-properties fo:background-color="#80FFFF"/>
    </style:style>
    <style:style style:name="T1793" style:parent-style-name="Domyślnaczcionkaakapitu" style:family="text">
      <style:text-properties fo:background-color="#80FFFF"/>
    </style:style>
    <style:style style:name="T1794" style:parent-style-name="Domyślnaczcionkaakapitu" style:family="text">
      <style:text-properties fo:background-color="#80FFFF"/>
    </style:style>
    <style:style style:name="P1795" style:parent-style-name="Normalny" style:family="paragraph">
      <style:paragraph-properties fo:text-align="justify" fo:line-height="150%"/>
    </style:style>
    <style:style style:name="T1796" style:parent-style-name="Domyślnaczcionkaakapitu" style:family="text">
      <style:text-properties fo:background-color="#80FFFF"/>
    </style:style>
    <style:style style:name="P1797" style:parent-style-name="Normalny" style:family="paragraph">
      <style:paragraph-properties fo:text-align="justify" fo:line-height="150%" fo:text-indent="0.2479in"/>
    </style:style>
    <style:style style:name="T1798" style:parent-style-name="Domyślnaczcionkaakapitu" style:family="text">
      <style:text-properties fo:background-color="#80FFFF"/>
    </style:style>
    <style:style style:name="P1799" style:parent-style-name="Normalny" style:family="paragraph">
      <style:paragraph-properties fo:text-align="justify" fo:line-height="150%"/>
    </style:style>
    <style:style style:name="T1800" style:parent-style-name="Domyślnaczcionkaakapitu" style:family="text">
      <style:text-properties fo:background-color="#80FFFF"/>
    </style:style>
    <style:style style:name="P1801" style:parent-style-name="Normalny" style:family="paragraph">
      <style:paragraph-properties fo:text-align="justify" fo:line-height="150%" fo:text-indent="0.2479in"/>
    </style:style>
    <style:style style:name="T1802" style:parent-style-name="Domyślnaczcionkaakapitu" style:family="text">
      <style:text-properties fo:background-color="#80FFFF"/>
    </style:style>
    <style:style style:name="T1803" style:parent-style-name="Domyślnaczcionkaakapitu" style:family="text">
      <style:text-properties fo:background-color="#80FFFF"/>
    </style:style>
    <style:style style:name="T1804" style:parent-style-name="Domyślnaczcionkaakapitu" style:family="text">
      <style:text-properties fo:background-color="#80FFFF"/>
    </style:style>
    <style:style style:name="T1805" style:parent-style-name="Domyślnaczcionkaakapitu" style:family="text">
      <style:text-properties fo:background-color="#80FFFF"/>
    </style:style>
    <style:style style:name="T1806" style:parent-style-name="Domyślnaczcionkaakapitu" style:family="text">
      <style:text-properties fo:background-color="#80FFFF"/>
    </style:style>
    <style:style style:name="T1807" style:parent-style-name="Domyślnaczcionkaakapitu" style:family="text">
      <style:text-properties fo:background-color="#80FFFF"/>
    </style:style>
    <style:style style:name="T1808" style:parent-style-name="Domyślnaczcionkaakapitu" style:family="text">
      <style:text-properties fo:background-color="#80FFFF"/>
    </style:style>
    <style:style style:name="P1809" style:parent-style-name="Normalny" style:family="paragraph">
      <style:paragraph-properties fo:text-align="justify" fo:line-height="150%"/>
    </style:style>
    <style:style style:name="T1810" style:parent-style-name="Domyślnaczcionkaakapitu" style:family="text">
      <style:text-properties style:text-underline-type="single" style:text-underline-style="solid" style:text-underline-width="auto" style:text-underline-mode="continuous"/>
    </style:style>
    <style:style style:name="T1811" style:parent-style-name="Domyślnaczcionkaakapitu" style:family="text">
      <style:text-properties fo:background-color="#80FFFF" style:text-underline-type="single" style:text-underline-style="solid" style:text-underline-width="auto" style:text-underline-mode="continuous"/>
    </style:style>
    <style:style style:name="T1812" style:parent-style-name="Domyślnaczcionkaakapitu" style:family="text">
      <style:text-properties fo:background-color="#80FFFF"/>
    </style:style>
    <style:style style:name="P1813" style:parent-style-name="Normalny" style:family="paragraph">
      <style:paragraph-properties fo:text-align="justify" fo:line-height="150%" fo:text-indent="0.2479in"/>
    </style:style>
    <style:style style:name="T1814" style:parent-style-name="Domyślnaczcionkaakapitu" style:family="text">
      <style:text-properties fo:background-color="#80FFFF"/>
    </style:style>
    <style:style style:name="T1815" style:parent-style-name="Domyślnaczcionkaakapitu" style:family="text">
      <style:text-properties fo:background-color="#80FFFF"/>
    </style:style>
    <style:style style:name="T1816" style:parent-style-name="Domyślnaczcionkaakapitu" style:family="text">
      <style:text-properties fo:background-color="#80FFFF"/>
    </style:style>
    <style:style style:name="T1817" style:parent-style-name="Domyślnaczcionkaakapitu" style:family="text">
      <style:text-properties fo:background-color="#80FFFF"/>
    </style:style>
    <style:style style:name="T1818" style:parent-style-name="Domyślnaczcionkaakapitu" style:family="text">
      <style:text-properties fo:background-color="#80FFFF"/>
    </style:style>
    <style:style style:name="T1819" style:parent-style-name="Domyślnaczcionkaakapitu" style:family="text">
      <style:text-properties fo:background-color="#80FFFF"/>
    </style:style>
    <style:style style:name="T1820" style:parent-style-name="Domyślnaczcionkaakapitu" style:family="text">
      <style:text-properties fo:background-color="#80FFFF"/>
    </style:style>
    <style:style style:name="T1821" style:parent-style-name="Domyślnaczcionkaakapitu" style:family="text">
      <style:text-properties fo:background-color="#80FFFF"/>
    </style:style>
    <style:style style:name="T1822" style:parent-style-name="Domyślnaczcionkaakapitu" style:family="text">
      <style:text-properties fo:background-color="#80FFFF"/>
    </style:style>
    <style:style style:name="T1823" style:parent-style-name="Domyślnaczcionkaakapitu" style:family="text">
      <style:text-properties fo:background-color="#80FFFF"/>
    </style:style>
    <style:style style:name="P1824" style:parent-style-name="Normalny" style:family="paragraph">
      <style:paragraph-properties fo:text-align="justify" fo:line-height="150%" fo:text-indent="0.2479in"/>
    </style:style>
    <style:style style:name="T1825" style:parent-style-name="Domyślnaczcionkaakapitu" style:family="text">
      <style:text-properties fo:background-color="#80FFFF"/>
    </style:style>
    <style:style style:name="T1826" style:parent-style-name="Domyślnaczcionkaakapitu" style:family="text">
      <style:text-properties fo:background-color="#80FFFF"/>
    </style:style>
    <style:style style:name="T1827" style:parent-style-name="Domyślnaczcionkaakapitu" style:family="text">
      <style:text-properties fo:background-color="#80FFFF"/>
    </style:style>
    <style:style style:name="P1828" style:parent-style-name="Normalny" style:family="paragraph">
      <style:paragraph-properties fo:text-align="justify" fo:line-height="150%"/>
    </style:style>
    <style:style style:name="T1829" style:parent-style-name="Domyślnaczcionkaakapitu" style:family="text">
      <style:text-properties fo:background-color="#80FFFF" style:text-underline-type="single" style:text-underline-style="solid" style:text-underline-width="auto" style:text-underline-mode="continuous"/>
    </style:style>
    <style:style style:name="T1830" style:parent-style-name="Domyślnaczcionkaakapitu" style:family="text">
      <style:text-properties style:text-underline-type="single" style:text-underline-style="solid" style:text-underline-width="auto" style:text-underline-mode="continuous"/>
    </style:style>
    <style:style style:name="T1831" style:parent-style-name="Domyślnaczcionkaakapitu" style:family="text">
      <style:text-properties fo:background-color="#80FFFF" style:text-underline-type="single" style:text-underline-style="solid" style:text-underline-width="auto" style:text-underline-mode="continuous"/>
    </style:style>
    <style:style style:name="T1832" style:parent-style-name="Domyślnaczcionkaakapitu" style:family="text">
      <style:text-properties style:text-underline-type="single" style:text-underline-style="solid" style:text-underline-width="auto" style:text-underline-mode="continuous"/>
    </style:style>
    <style:style style:name="T1833" style:parent-style-name="Domyślnaczcionkaakapitu" style:family="text">
      <style:text-properties fo:background-color="#80FFFF" style:text-underline-type="single" style:text-underline-style="solid" style:text-underline-width="auto" style:text-underline-mode="continuous"/>
    </style:style>
    <style:style style:name="T1834" style:parent-style-name="Domyślnaczcionkaakapitu" style:family="text">
      <style:text-properties style:text-underline-type="single" style:text-underline-style="solid" style:text-underline-width="auto" style:text-underline-mode="continuous"/>
    </style:style>
    <style:style style:name="T1835" style:parent-style-name="Domyślnaczcionkaakapitu" style:family="text">
      <style:text-properties fo:background-color="#80FFFF" style:text-underline-type="single" style:text-underline-style="solid" style:text-underline-width="auto" style:text-underline-mode="continuous"/>
    </style:style>
    <style:style style:name="T1836" style:parent-style-name="Domyślnaczcionkaakapitu" style:family="text">
      <style:text-properties style:text-underline-type="single" style:text-underline-style="solid" style:text-underline-width="auto" style:text-underline-mode="continuous"/>
    </style:style>
    <style:style style:name="T1837" style:parent-style-name="Domyślnaczcionkaakapitu" style:family="text">
      <style:text-properties fo:background-color="#80FFFF" style:text-underline-type="single" style:text-underline-style="solid" style:text-underline-width="auto" style:text-underline-mode="continuous"/>
    </style:style>
    <style:style style:name="T1838" style:parent-style-name="Domyślnaczcionkaakapitu" style:family="text">
      <style:text-properties style:text-underline-type="single" style:text-underline-style="solid" style:text-underline-width="auto" style:text-underline-mode="continuous"/>
    </style:style>
    <style:style style:name="P1839" style:parent-style-name="Normalny" style:family="paragraph">
      <style:paragraph-properties fo:text-align="justify" fo:line-height="150%" fo:text-indent="0.2479in"/>
    </style:style>
    <style:style style:name="T1840" style:parent-style-name="Domyślnaczcionkaakapitu" style:family="text">
      <style:text-properties fo:background-color="#80FFFF"/>
    </style:style>
    <style:style style:name="T1841" style:parent-style-name="Domyślnaczcionkaakapitu" style:family="text">
      <style:text-properties fo:background-color="#80FFFF"/>
    </style:style>
    <style:style style:name="T1842" style:parent-style-name="Domyślnaczcionkaakapitu" style:family="text">
      <style:text-properties fo:background-color="#80FFFF"/>
    </style:style>
    <style:style style:name="T1843" style:parent-style-name="Domyślnaczcionkaakapitu" style:family="text">
      <style:text-properties fo:background-color="#80FFFF"/>
    </style:style>
    <style:style style:name="T1844" style:parent-style-name="Domyślnaczcionkaakapitu" style:family="text">
      <style:text-properties fo:background-color="#80FFFF"/>
    </style:style>
    <style:style style:name="T1845" style:parent-style-name="Domyślnaczcionkaakapitu" style:family="text">
      <style:text-properties fo:background-color="#80FFFF"/>
    </style:style>
    <style:style style:name="T1846" style:parent-style-name="Domyślnaczcionkaakapitu" style:family="text">
      <style:text-properties fo:background-color="#80FFFF"/>
    </style:style>
    <style:style style:name="T1847" style:parent-style-name="Domyślnaczcionkaakapitu" style:family="text">
      <style:text-properties fo:background-color="#80FFFF"/>
    </style:style>
    <style:style style:name="T1848" style:parent-style-name="Domyślnaczcionkaakapitu" style:family="text">
      <style:text-properties fo:background-color="#80FFFF"/>
    </style:style>
    <style:style style:name="T1849" style:parent-style-name="Domyślnaczcionkaakapitu" style:family="text">
      <style:text-properties fo:background-color="#80FFFF"/>
    </style:style>
    <style:style style:name="T1850" style:parent-style-name="Domyślnaczcionkaakapitu" style:family="text">
      <style:text-properties fo:background-color="#80FFFF"/>
    </style:style>
    <style:style style:name="T1851" style:parent-style-name="Domyślnaczcionkaakapitu" style:family="text">
      <style:text-properties fo:background-color="#80FFFF"/>
    </style:style>
    <style:style style:name="T1852" style:parent-style-name="Domyślnaczcionkaakapitu" style:family="text">
      <style:text-properties fo:background-color="#80FFFF"/>
    </style:style>
    <style:style style:name="T1853" style:parent-style-name="Domyślnaczcionkaakapitu" style:family="text">
      <style:text-properties fo:background-color="#80FFFF"/>
    </style:style>
    <style:style style:name="T1854" style:parent-style-name="Domyślnaczcionkaakapitu" style:family="text">
      <style:text-properties fo:background-color="#80FFFF"/>
    </style:style>
    <style:style style:name="T1855" style:parent-style-name="Domyślnaczcionkaakapitu" style:family="text">
      <style:text-properties fo:background-color="#80FFFF"/>
    </style:style>
    <style:style style:name="P1856" style:parent-style-name="Normalny" style:family="paragraph">
      <style:paragraph-properties fo:text-align="justify" fo:line-height="150%" fo:text-indent="0.2479in"/>
    </style:style>
    <style:style style:name="T1857" style:parent-style-name="Domyślnaczcionkaakapitu" style:family="text">
      <style:text-properties fo:background-color="#80FFFF"/>
    </style:style>
    <style:style style:name="T1858" style:parent-style-name="Domyślnaczcionkaakapitu" style:family="text">
      <style:text-properties fo:background-color="#80FFFF"/>
    </style:style>
    <style:style style:name="T1859" style:parent-style-name="Domyślnaczcionkaakapitu" style:family="text">
      <style:text-properties fo:background-color="#80FFFF"/>
    </style:style>
    <style:style style:name="T1860" style:parent-style-name="Domyślnaczcionkaakapitu" style:family="text">
      <style:text-properties fo:background-color="#80FFFF"/>
    </style:style>
    <style:style style:name="T1861" style:parent-style-name="Domyślnaczcionkaakapitu" style:family="text">
      <style:text-properties fo:background-color="#80FFFF"/>
    </style:style>
    <style:style style:name="T1862" style:parent-style-name="Domyślnaczcionkaakapitu" style:family="text">
      <style:text-properties fo:background-color="#80FFFF"/>
    </style:style>
    <style:style style:name="P1863" style:parent-style-name="Normalny" style:family="paragraph">
      <style:paragraph-properties fo:text-align="justify" fo:line-height="150%"/>
    </style:style>
    <style:style style:name="T1864" style:parent-style-name="Domyślnaczcionkaakapitu" style:family="text">
      <style:text-properties fo:background-color="#80FFFF"/>
    </style:style>
    <style:style style:name="T1865" style:parent-style-name="Domyślnaczcionkaakapitu" style:family="text">
      <style:text-properties fo:background-color="#80FFFF"/>
    </style:style>
    <style:style style:name="P1866" style:parent-style-name="Normalny" style:family="paragraph">
      <style:paragraph-properties fo:text-align="justify" fo:line-height="150%" fo:text-indent="0.2479in"/>
    </style:style>
    <style:style style:name="P1867" style:parent-style-name="Normalny" style:family="paragraph">
      <style:paragraph-properties fo:text-align="justify" fo:line-height="150%"/>
    </style:style>
    <style:style style:name="T1868" style:parent-style-name="Domyślnaczcionkaakapitu" style:family="text">
      <style:text-properties style:text-underline-type="single" style:text-underline-style="solid" style:text-underline-width="auto" style:text-underline-mode="continuous"/>
    </style:style>
    <style:style style:name="T1869" style:parent-style-name="Domyślnaczcionkaakapitu" style:family="text">
      <style:text-properties fo:background-color="#80FFFF" style:text-underline-type="single" style:text-underline-style="solid" style:text-underline-width="auto" style:text-underline-mode="continuous"/>
    </style:style>
    <style:style style:name="T1870" style:parent-style-name="Domyślnaczcionkaakapitu" style:family="text">
      <style:text-properties style:text-underline-type="single" style:text-underline-style="solid" style:text-underline-width="auto" style:text-underline-mode="continuous"/>
    </style:style>
    <style:style style:name="P1871" style:parent-style-name="Normalny" style:family="paragraph">
      <style:paragraph-properties fo:text-align="justify" fo:line-height="150%"/>
    </style:style>
    <style:style style:name="T1872" style:parent-style-name="Domyślnaczcionkaakapitu" style:family="text">
      <style:text-properties fo:background-color="#80FFFF"/>
    </style:style>
    <style:style style:name="T1873" style:parent-style-name="Domyślnaczcionkaakapitu" style:family="text">
      <style:text-properties fo:background-color="#80FFFF"/>
    </style:style>
    <style:style style:name="T1874" style:parent-style-name="Domyślnaczcionkaakapitu" style:family="text">
      <style:text-properties fo:background-color="#80FFFF"/>
    </style:style>
    <style:style style:name="P1875" style:parent-style-name="Normalny" style:family="paragraph">
      <style:paragraph-properties fo:text-align="justify" fo:line-height="150%"/>
    </style:style>
    <style:style style:name="T1876" style:parent-style-name="Domyślnaczcionkaakapitu" style:family="text">
      <style:text-properties style:text-underline-type="single" style:text-underline-style="solid" style:text-underline-width="auto" style:text-underline-mode="continuous"/>
    </style:style>
    <style:style style:name="P1877" style:parent-style-name="Normalny" style:family="paragraph">
      <style:paragraph-properties fo:text-align="justify" fo:line-height="150%" fo:text-indent="0.2479in"/>
    </style:style>
    <style:style style:name="T1878" style:parent-style-name="Domyślnaczcionkaakapitu" style:family="text">
      <style:text-properties fo:background-color="#80FFFF"/>
    </style:style>
    <style:style style:name="P1879" style:parent-style-name="Normalny" style:family="paragraph">
      <style:paragraph-properties fo:text-align="justify" fo:line-height="150%"/>
    </style:style>
    <style:style style:name="T1880" style:parent-style-name="Domyślnaczcionkaakapitu" style:family="text">
      <style:text-properties style:text-underline-type="single" style:text-underline-style="solid" style:text-underline-width="auto" style:text-underline-mode="continuous"/>
    </style:style>
    <style:style style:name="P1881" style:parent-style-name="Normalny" style:family="paragraph">
      <style:paragraph-properties fo:text-align="justify" fo:line-height="150%" fo:text-indent="0.2479in"/>
    </style:style>
    <style:style style:name="T1882" style:parent-style-name="Domyślnaczcionkaakapitu" style:family="text">
      <style:text-properties fo:background-color="#80FFFF"/>
    </style:style>
    <style:style style:name="P1883" style:parent-style-name="Normalny" style:family="paragraph">
      <style:paragraph-properties fo:text-align="justify" fo:line-height="150%"/>
    </style:style>
    <style:style style:name="T1884" style:parent-style-name="Domyślnaczcionkaakapitu" style:family="text">
      <style:text-properties style:text-underline-type="single" style:text-underline-style="solid" style:text-underline-width="auto" style:text-underline-mode="continuous"/>
    </style:style>
    <style:style style:name="P1885" style:parent-style-name="Normalny" style:family="paragraph">
      <style:paragraph-properties fo:text-align="justify" fo:line-height="150%" fo:text-indent="0.2479in"/>
    </style:style>
    <style:style style:name="T1886" style:parent-style-name="Domyślnaczcionkaakapitu" style:family="text">
      <style:text-properties fo:background-color="#80FFFF"/>
    </style:style>
    <style:style style:name="T1887" style:parent-style-name="Domyślnaczcionkaakapitu" style:family="text">
      <style:text-properties fo:background-color="#80FFFF"/>
    </style:style>
    <style:style style:name="T1888" style:parent-style-name="Domyślnaczcionkaakapitu" style:family="text">
      <style:text-properties fo:background-color="#80FFFF"/>
    </style:style>
    <style:style style:name="T1889" style:parent-style-name="Domyślnaczcionkaakapitu" style:family="text">
      <style:text-properties fo:background-color="#80FFFF"/>
    </style:style>
    <style:style style:name="T1890" style:parent-style-name="Domyślnaczcionkaakapitu" style:family="text">
      <style:text-properties fo:background-color="#80FFFF"/>
    </style:style>
    <style:style style:name="T1891" style:parent-style-name="Domyślnaczcionkaakapitu" style:family="text">
      <style:text-properties fo:background-color="#80FFFF"/>
    </style:style>
    <style:style style:name="T1892" style:parent-style-name="Domyślnaczcionkaakapitu" style:family="text">
      <style:text-properties fo:background-color="#80FFFF"/>
    </style:style>
    <style:style style:name="T1893" style:parent-style-name="Domyślnaczcionkaakapitu" style:family="text">
      <style:text-properties fo:background-color="#80FFFF"/>
    </style:style>
    <style:style style:name="T1894" style:parent-style-name="Domyślnaczcionkaakapitu" style:family="text">
      <style:text-properties fo:background-color="#80FFFF"/>
    </style:style>
    <style:style style:name="T1895" style:parent-style-name="Domyślnaczcionkaakapitu" style:family="text">
      <style:text-properties fo:background-color="#80FFFF"/>
    </style:style>
    <style:style style:name="T1896" style:parent-style-name="Domyślnaczcionkaakapitu" style:family="text">
      <style:text-properties fo:background-color="#80FFFF"/>
    </style:style>
    <style:style style:name="T1897" style:parent-style-name="Domyślnaczcionkaakapitu" style:family="text">
      <style:text-properties fo:background-color="#80FFFF"/>
    </style:style>
    <style:style style:name="T1898" style:parent-style-name="Domyślnaczcionkaakapitu" style:family="text">
      <style:text-properties fo:background-color="#80FFFF"/>
    </style:style>
    <style:style style:name="T1899" style:parent-style-name="Domyślnaczcionkaakapitu" style:family="text">
      <style:text-properties fo:background-color="#80FFFF"/>
    </style:style>
    <style:style style:name="T1900" style:parent-style-name="Domyślnaczcionkaakapitu" style:family="text">
      <style:text-properties fo:background-color="#80FFFF"/>
    </style:style>
    <style:style style:name="T1901" style:parent-style-name="Domyślnaczcionkaakapitu" style:family="text">
      <style:text-properties fo:background-color="#80FFFF"/>
    </style:style>
    <style:style style:name="T1902" style:parent-style-name="Domyślnaczcionkaakapitu" style:family="text">
      <style:text-properties fo:background-color="#80FFFF"/>
    </style:style>
    <style:style style:name="T1903" style:parent-style-name="Domyślnaczcionkaakapitu" style:family="text">
      <style:text-properties fo:background-color="#80FFFF"/>
    </style:style>
    <style:style style:name="T1904" style:parent-style-name="Domyślnaczcionkaakapitu" style:family="text">
      <style:text-properties fo:background-color="#80FFFF"/>
    </style:style>
    <style:style style:name="T1905" style:parent-style-name="Domyślnaczcionkaakapitu" style:family="text">
      <style:text-properties fo:background-color="#80FFFF"/>
    </style:style>
    <style:style style:name="T1906" style:parent-style-name="Domyślnaczcionkaakapitu" style:family="text">
      <style:text-properties fo:background-color="#80FFFF"/>
    </style:style>
    <style:style style:name="T1907" style:parent-style-name="Domyślnaczcionkaakapitu" style:family="text">
      <style:text-properties fo:background-color="#80FFFF"/>
    </style:style>
    <style:style style:name="T1908" style:parent-style-name="Domyślnaczcionkaakapitu" style:family="text">
      <style:text-properties fo:background-color="#80FFFF"/>
    </style:style>
    <style:style style:name="T1909" style:parent-style-name="Domyślnaczcionkaakapitu" style:family="text">
      <style:text-properties fo:background-color="#80FFFF"/>
    </style:style>
    <style:style style:name="T1910" style:parent-style-name="Domyślnaczcionkaakapitu" style:family="text">
      <style:text-properties fo:background-color="#80FFFF"/>
    </style:style>
    <style:style style:name="T1911" style:parent-style-name="Domyślnaczcionkaakapitu" style:family="text">
      <style:text-properties fo:background-color="#80FFFF"/>
    </style:style>
    <style:style style:name="T1912" style:parent-style-name="Domyślnaczcionkaakapitu" style:family="text">
      <style:text-properties fo:background-color="#80FFFF"/>
    </style:style>
    <style:style style:name="T1913" style:parent-style-name="Domyślnaczcionkaakapitu" style:family="text">
      <style:text-properties fo:background-color="#80FFFF"/>
    </style:style>
    <style:style style:name="P1914" style:parent-style-name="Normalny" style:family="paragraph">
      <style:paragraph-properties fo:text-align="justify" fo:line-height="150%"/>
    </style:style>
    <style:style style:name="T1915" style:parent-style-name="Domyślnaczcionkaakapitu" style:family="text">
      <style:text-properties style:text-underline-type="single" style:text-underline-style="solid" style:text-underline-width="auto" style:text-underline-mode="continuous"/>
    </style:style>
    <style:style style:name="T1916" style:parent-style-name="Domyślnaczcionkaakapitu" style:family="text">
      <style:text-properties fo:background-color="#80FFFF" style:text-underline-type="single" style:text-underline-style="solid" style:text-underline-width="auto" style:text-underline-mode="continuous"/>
    </style:style>
    <style:style style:name="T1917" style:parent-style-name="Domyślnaczcionkaakapitu" style:family="text">
      <style:text-properties style:text-underline-type="single" style:text-underline-style="solid" style:text-underline-width="auto" style:text-underline-mode="continuous"/>
    </style:style>
    <style:style style:name="T1918" style:parent-style-name="Domyślnaczcionkaakapitu" style:family="text">
      <style:text-properties fo:background-color="#80FFFF" style:text-underline-type="single" style:text-underline-style="solid" style:text-underline-width="auto" style:text-underline-mode="continuous"/>
    </style:style>
    <style:style style:name="T1919" style:parent-style-name="Domyślnaczcionkaakapitu" style:family="text">
      <style:text-properties style:text-underline-type="single" style:text-underline-style="solid" style:text-underline-width="auto" style:text-underline-mode="continuous"/>
    </style:style>
    <style:style style:name="T1920" style:parent-style-name="Domyślnaczcionkaakapitu" style:family="text">
      <style:text-properties fo:background-color="#80FFFF" style:text-underline-type="single" style:text-underline-style="solid" style:text-underline-width="auto" style:text-underline-mode="continuous"/>
    </style:style>
    <style:style style:name="T1921" style:parent-style-name="Domyślnaczcionkaakapitu" style:family="text">
      <style:text-properties fo:background-color="#80FFFF"/>
    </style:style>
    <style:style style:name="P1922" style:parent-style-name="Normalny" style:family="paragraph">
      <style:paragraph-properties fo:text-align="justify" fo:line-height="150%" fo:text-indent="0.2479in"/>
    </style:style>
    <style:style style:name="T1923" style:parent-style-name="Domyślnaczcionkaakapitu" style:family="text">
      <style:text-properties fo:background-color="#80FFFF"/>
    </style:style>
    <style:style style:name="T1924" style:parent-style-name="Domyślnaczcionkaakapitu" style:family="text">
      <style:text-properties fo:background-color="#80FFFF"/>
    </style:style>
    <style:style style:name="T1925" style:parent-style-name="Domyślnaczcionkaakapitu" style:family="text">
      <style:text-properties fo:background-color="#80FFFF"/>
    </style:style>
    <style:style style:name="T1926" style:parent-style-name="Domyślnaczcionkaakapitu" style:family="text">
      <style:text-properties fo:background-color="#80FFFF"/>
    </style:style>
    <style:style style:name="T1927" style:parent-style-name="Domyślnaczcionkaakapitu" style:family="text">
      <style:text-properties fo:background-color="#80FFFF"/>
    </style:style>
    <style:style style:name="T1928" style:parent-style-name="Domyślnaczcionkaakapitu" style:family="text">
      <style:text-properties fo:background-color="#80FFFF"/>
    </style:style>
    <style:style style:name="P1929" style:parent-style-name="Normalny" style:family="paragraph">
      <style:paragraph-properties fo:text-align="justify" fo:line-height="150%"/>
    </style:style>
    <style:style style:name="T1930" style:parent-style-name="Domyślnaczcionkaakapitu" style:family="text">
      <style:text-properties style:text-underline-type="single" style:text-underline-style="solid" style:text-underline-width="auto" style:text-underline-mode="continuous"/>
    </style:style>
    <style:style style:name="P1931" style:parent-style-name="Normalny" style:family="paragraph">
      <style:paragraph-properties fo:text-align="justify" fo:line-height="150%" fo:text-indent="0.2479in"/>
    </style:style>
    <style:style style:name="T1932" style:parent-style-name="Domyślnaczcionkaakapitu" style:family="text">
      <style:text-properties fo:background-color="#80FFFF"/>
    </style:style>
    <style:style style:name="T1933" style:parent-style-name="Domyślnaczcionkaakapitu" style:family="text">
      <style:text-properties fo:background-color="#80FFFF"/>
    </style:style>
    <style:style style:name="T1934" style:parent-style-name="Domyślnaczcionkaakapitu" style:family="text">
      <style:text-properties fo:background-color="#80FFFF"/>
    </style:style>
    <style:style style:name="T1935" style:parent-style-name="Domyślnaczcionkaakapitu" style:family="text">
      <style:text-properties fo:background-color="#80FFFF"/>
    </style:style>
    <style:style style:name="T1936" style:parent-style-name="Domyślnaczcionkaakapitu" style:family="text">
      <style:text-properties fo:background-color="#80FFFF"/>
    </style:style>
    <style:style style:name="T1937" style:parent-style-name="Domyślnaczcionkaakapitu" style:family="text">
      <style:text-properties fo:background-color="#80FFFF"/>
    </style:style>
    <style:style style:name="T1938" style:parent-style-name="Domyślnaczcionkaakapitu" style:family="text">
      <style:text-properties fo:background-color="#80FFFF"/>
    </style:style>
    <style:style style:name="T1939" style:parent-style-name="Domyślnaczcionkaakapitu" style:family="text">
      <style:text-properties fo:background-color="#80FFFF"/>
    </style:style>
    <style:style style:name="T1940" style:parent-style-name="Domyślnaczcionkaakapitu" style:family="text">
      <style:text-properties fo:background-color="#80FFFF"/>
    </style:style>
    <style:style style:name="T1941" style:parent-style-name="Domyślnaczcionkaakapitu" style:family="text">
      <style:text-properties fo:background-color="#80FFFF"/>
    </style:style>
    <style:style style:name="T1942" style:parent-style-name="Domyślnaczcionkaakapitu" style:family="text">
      <style:text-properties fo:background-color="#80FFFF"/>
    </style:style>
    <style:style style:name="T1943" style:parent-style-name="Domyślnaczcionkaakapitu" style:family="text">
      <style:text-properties fo:background-color="#80FFFF"/>
    </style:style>
    <style:style style:name="T1944" style:parent-style-name="Domyślnaczcionkaakapitu" style:family="text">
      <style:text-properties fo:background-color="#80FFFF"/>
    </style:style>
    <style:style style:name="T1945" style:parent-style-name="Domyślnaczcionkaakapitu" style:family="text">
      <style:text-properties fo:background-color="#80FFFF"/>
    </style:style>
    <style:style style:name="T1946" style:parent-style-name="Domyślnaczcionkaakapitu" style:family="text">
      <style:text-properties fo:background-color="#80FFFF"/>
    </style:style>
    <style:style style:name="P1947" style:parent-style-name="Normalny" style:family="paragraph">
      <style:paragraph-properties fo:text-align="justify" fo:line-height="150%"/>
    </style:style>
    <style:style style:name="T1948" style:parent-style-name="Domyślnaczcionkaakapitu" style:family="text">
      <style:text-properties style:text-underline-type="single" style:text-underline-style="solid" style:text-underline-width="auto" style:text-underline-mode="continuous"/>
    </style:style>
    <style:style style:name="P1949" style:parent-style-name="Normalny" style:family="paragraph">
      <style:paragraph-properties fo:text-align="justify" fo:line-height="150%" fo:text-indent="0.2479in"/>
    </style:style>
    <style:style style:name="P1950" style:parent-style-name="Normalny" style:family="paragraph">
      <style:paragraph-properties fo:text-align="justify" fo:line-height="150%"/>
    </style:style>
    <style:style style:name="T1951" style:parent-style-name="Domyślnaczcionkaakapitu" style:family="text">
      <style:text-properties style:text-underline-type="single" style:text-underline-style="solid" style:text-underline-width="auto" style:text-underline-mode="continuous"/>
    </style:style>
    <style:style style:name="T1952" style:parent-style-name="Domyślnaczcionkaakapitu" style:family="text">
      <style:text-properties fo:background-color="#80FFFF" style:text-underline-type="single" style:text-underline-style="solid" style:text-underline-width="auto" style:text-underline-mode="continuous"/>
    </style:style>
    <style:style style:name="P1953" style:parent-style-name="Normalny" style:family="paragraph">
      <style:paragraph-properties fo:text-align="justify" fo:line-height="150%" fo:text-indent="0.2479in"/>
    </style:style>
    <style:style style:name="T1954" style:parent-style-name="Domyślnaczcionkaakapitu" style:family="text">
      <style:text-properties fo:background-color="#80FFFF"/>
    </style:style>
    <style:style style:name="T1955" style:parent-style-name="Domyślnaczcionkaakapitu" style:family="text">
      <style:text-properties fo:background-color="#80FFFF"/>
    </style:style>
    <style:style style:name="P1956" style:parent-style-name="Normalny" style:family="paragraph">
      <style:paragraph-properties fo:text-align="justify" fo:line-height="150%"/>
    </style:style>
    <style:style style:name="T1957" style:parent-style-name="Domyślnaczcionkaakapitu" style:family="text">
      <style:text-properties style:text-underline-type="single" style:text-underline-style="solid" style:text-underline-width="auto" style:text-underline-mode="continuous"/>
    </style:style>
    <style:style style:name="P1958" style:parent-style-name="Normalny" style:family="paragraph">
      <style:paragraph-properties fo:text-align="justify" fo:line-height="150%" fo:text-indent="0.2479in"/>
    </style:style>
    <style:style style:name="T1959" style:parent-style-name="Domyślnaczcionkaakapitu" style:family="text">
      <style:text-properties fo:background-color="#80FFFF"/>
    </style:style>
    <style:style style:name="T1960" style:parent-style-name="Domyślnaczcionkaakapitu" style:family="text">
      <style:text-properties fo:background-color="#80FFFF"/>
    </style:style>
    <style:style style:name="T1961" style:parent-style-name="Domyślnaczcionkaakapitu" style:family="text">
      <style:text-properties fo:background-color="#80FFFF"/>
    </style:style>
    <style:style style:name="T1962" style:parent-style-name="Domyślnaczcionkaakapitu" style:family="text">
      <style:text-properties fo:background-color="#80FFFF"/>
    </style:style>
    <style:style style:name="T1963" style:parent-style-name="Domyślnaczcionkaakapitu" style:family="text">
      <style:text-properties fo:background-color="#80FFFF"/>
    </style:style>
    <style:style style:name="P1964" style:parent-style-name="Normalny" style:family="paragraph">
      <style:paragraph-properties fo:text-align="justify" fo:line-height="150%"/>
    </style:style>
    <style:style style:name="T1965" style:parent-style-name="Domyślnaczcionkaakapitu" style:family="text">
      <style:text-properties style:text-underline-type="single" style:text-underline-style="solid" style:text-underline-width="auto" style:text-underline-mode="continuous"/>
    </style:style>
    <style:style style:name="T1966" style:parent-style-name="Domyślnaczcionkaakapitu" style:family="text">
      <style:text-properties fo:background-color="#80FFFF" style:text-underline-type="single" style:text-underline-style="solid" style:text-underline-width="auto" style:text-underline-mode="continuous"/>
    </style:style>
    <style:style style:name="P1967" style:parent-style-name="Normalny" style:family="paragraph">
      <style:paragraph-properties fo:text-align="justify" fo:line-height="150%" fo:text-indent="0.2479in"/>
    </style:style>
    <style:style style:name="P1968" style:parent-style-name="Normalny" style:family="paragraph">
      <style:paragraph-properties fo:text-align="justify" fo:line-height="150%"/>
    </style:style>
    <style:style style:name="T1969" style:parent-style-name="Domyślnaczcionkaakapitu" style:family="text">
      <style:text-properties style:text-underline-type="single" style:text-underline-style="solid" style:text-underline-width="auto" style:text-underline-mode="continuous"/>
    </style:style>
    <style:style style:name="T1970" style:parent-style-name="Domyślnaczcionkaakapitu" style:family="text">
      <style:text-properties fo:background-color="#80FFFF" style:text-underline-type="single" style:text-underline-style="solid" style:text-underline-width="auto" style:text-underline-mode="continuous"/>
    </style:style>
    <style:style style:name="T1971" style:parent-style-name="Domyślnaczcionkaakapitu" style:family="text">
      <style:text-properties style:text-underline-type="single" style:text-underline-style="solid" style:text-underline-width="auto" style:text-underline-mode="continuous"/>
    </style:style>
    <style:style style:name="P1972" style:parent-style-name="Normalny" style:family="paragraph">
      <style:paragraph-properties fo:text-align="justify" fo:line-height="150%" fo:text-indent="0.2479in"/>
    </style:style>
    <style:style style:name="T1973" style:parent-style-name="Domyślnaczcionkaakapitu" style:family="text">
      <style:text-properties fo:background-color="#80FFFF"/>
    </style:style>
    <style:style style:name="T1974" style:parent-style-name="Domyślnaczcionkaakapitu" style:family="text">
      <style:text-properties fo:background-color="#80FFFF"/>
    </style:style>
    <style:style style:name="T1975" style:parent-style-name="Domyślnaczcionkaakapitu" style:family="text">
      <style:text-properties fo:background-color="#80FFFF"/>
    </style:style>
    <style:style style:name="T1976" style:parent-style-name="Domyślnaczcionkaakapitu" style:family="text">
      <style:text-properties fo:background-color="#80FFFF"/>
    </style:style>
    <style:style style:name="T1977" style:parent-style-name="Domyślnaczcionkaakapitu" style:family="text">
      <style:text-properties fo:background-color="#80FFFF"/>
    </style:style>
    <style:style style:name="T1978" style:parent-style-name="Domyślnaczcionkaakapitu" style:family="text">
      <style:text-properties fo:background-color="#80FFFF"/>
    </style:style>
    <style:style style:name="P1979" style:parent-style-name="Normalny" style:family="paragraph">
      <style:paragraph-properties fo:text-align="justify" fo:line-height="150%"/>
    </style:style>
    <style:style style:name="T1980" style:parent-style-name="Domyślnaczcionkaakapitu" style:family="text">
      <style:text-properties style:text-underline-type="single" style:text-underline-style="solid" style:text-underline-width="auto" style:text-underline-mode="continuous"/>
    </style:style>
    <style:style style:name="T1981" style:parent-style-name="Domyślnaczcionkaakapitu" style:family="text">
      <style:text-properties fo:background-color="#80FFFF" style:text-underline-type="single" style:text-underline-style="solid" style:text-underline-width="auto" style:text-underline-mode="continuous"/>
    </style:style>
    <style:style style:name="T1982" style:parent-style-name="Domyślnaczcionkaakapitu" style:family="text">
      <style:text-properties fo:background-color="#80FFFF"/>
    </style:style>
    <style:style style:name="P1983" style:parent-style-name="Normalny" style:family="paragraph">
      <style:paragraph-properties fo:text-align="justify" fo:line-height="150%" fo:text-indent="0.2479in"/>
    </style:style>
    <style:style style:name="P1984" style:parent-style-name="Normalny" style:family="paragraph">
      <style:paragraph-properties fo:text-align="justify" fo:line-height="150%"/>
    </style:style>
    <style:style style:name="T1985" style:parent-style-name="Domyślnaczcionkaakapitu" style:family="text">
      <style:text-properties style:text-underline-type="single" style:text-underline-style="solid" style:text-underline-width="auto" style:text-underline-mode="continuous"/>
    </style:style>
    <style:style style:name="P1986" style:parent-style-name="Normalny" style:family="paragraph">
      <style:paragraph-properties fo:text-align="justify" fo:line-height="150%" fo:text-indent="0.2479in"/>
    </style:style>
    <style:style style:name="T1987" style:parent-style-name="Domyślnaczcionkaakapitu" style:family="text">
      <style:text-properties fo:background-color="#80FFFF"/>
    </style:style>
    <style:style style:name="T1988" style:parent-style-name="Domyślnaczcionkaakapitu" style:family="text">
      <style:text-properties fo:background-color="#80FFFF"/>
    </style:style>
    <style:style style:name="T1989" style:parent-style-name="Domyślnaczcionkaakapitu" style:family="text">
      <style:text-properties fo:background-color="#80FFFF"/>
    </style:style>
    <style:style style:name="P1990" style:parent-style-name="Normalny" style:family="paragraph">
      <style:paragraph-properties fo:text-align="justify" fo:line-height="150%"/>
    </style:style>
    <style:style style:name="T1991" style:parent-style-name="Domyślnaczcionkaakapitu" style:family="text">
      <style:text-properties style:text-underline-type="single" style:text-underline-style="solid" style:text-underline-width="auto" style:text-underline-mode="continuous"/>
    </style:style>
    <style:style style:name="P1992" style:parent-style-name="Normalny" style:family="paragraph">
      <style:paragraph-properties fo:text-align="justify" fo:line-height="150%" fo:text-indent="0.2479in"/>
    </style:style>
    <style:style style:name="T1993" style:parent-style-name="Domyślnaczcionkaakapitu" style:family="text">
      <style:text-properties fo:background-color="#80FFFF"/>
    </style:style>
    <style:style style:name="P1994" style:parent-style-name="Normalny" style:family="paragraph">
      <style:paragraph-properties fo:text-align="justify" fo:line-height="150%"/>
    </style:style>
    <style:style style:name="T1995" style:parent-style-name="Domyślnaczcionkaakapitu" style:family="text">
      <style:text-properties style:text-underline-type="single" style:text-underline-style="solid" style:text-underline-width="auto" style:text-underline-mode="continuous"/>
    </style:style>
    <style:style style:name="T1996" style:parent-style-name="Domyślnaczcionkaakapitu" style:family="text">
      <style:text-properties fo:background-color="#80FFFF" style:text-underline-type="single" style:text-underline-style="solid" style:text-underline-width="auto" style:text-underline-mode="continuous"/>
    </style:style>
    <style:style style:name="P1997" style:parent-style-name="Normalny" style:family="paragraph">
      <style:paragraph-properties fo:text-align="justify" fo:line-height="150%" fo:text-indent="0.2479in"/>
    </style:style>
    <style:style style:name="P1998" style:parent-style-name="Normalny" style:family="paragraph">
      <style:paragraph-properties fo:text-align="justify" fo:line-height="150%"/>
    </style:style>
    <style:style style:name="T1999" style:parent-style-name="Domyślnaczcionkaakapitu" style:family="text">
      <style:text-properties style:text-underline-type="single" style:text-underline-style="solid" style:text-underline-width="auto" style:text-underline-mode="continuous"/>
    </style:style>
    <style:style style:name="P2000" style:parent-style-name="Normalny" style:family="paragraph">
      <style:paragraph-properties fo:text-align="justify" fo:line-height="150%" fo:text-indent="0.2479in"/>
    </style:style>
    <style:style style:name="P2001" style:parent-style-name="Normalny" style:family="paragraph">
      <style:paragraph-properties fo:text-align="justify" fo:line-height="150%"/>
    </style:style>
    <style:style style:name="T2002" style:parent-style-name="Domyślnaczcionkaakapitu" style:family="text">
      <style:text-properties style:text-underline-type="single" style:text-underline-style="solid" style:text-underline-width="auto" style:text-underline-mode="continuous"/>
    </style:style>
    <style:style style:name="T2003" style:parent-style-name="Domyślnaczcionkaakapitu" style:family="text">
      <style:text-properties fo:background-color="#80FFFF" style:text-underline-type="single" style:text-underline-style="solid" style:text-underline-width="auto" style:text-underline-mode="continuous"/>
    </style:style>
    <style:style style:name="P2004" style:parent-style-name="Normalny" style:family="paragraph">
      <style:paragraph-properties fo:text-align="justify" fo:line-height="150%" fo:text-indent="0.2479in"/>
    </style:style>
    <style:style style:name="P2005" style:parent-style-name="Normalny" style:family="paragraph">
      <style:paragraph-properties fo:text-align="justify" fo:line-height="150%"/>
    </style:style>
    <style:style style:name="T2006" style:parent-style-name="Domyślnaczcionkaakapitu" style:family="text">
      <style:text-properties style:text-underline-type="single" style:text-underline-style="solid" style:text-underline-width="auto" style:text-underline-mode="continuous"/>
    </style:style>
    <style:style style:name="P2007" style:parent-style-name="Normalny" style:family="paragraph">
      <style:paragraph-properties fo:text-align="justify" fo:line-height="150%" fo:text-indent="0.2479in"/>
    </style:style>
    <style:style style:name="T2008" style:parent-style-name="Domyślnaczcionkaakapitu" style:family="text">
      <style:text-properties fo:background-color="#80FFFF"/>
    </style:style>
    <style:style style:name="T2009" style:parent-style-name="Domyślnaczcionkaakapitu" style:family="text">
      <style:text-properties fo:background-color="#80FFFF"/>
    </style:style>
    <style:style style:name="P2010" style:parent-style-name="Normalny" style:family="paragraph">
      <style:paragraph-properties fo:text-align="justify" fo:line-height="150%"/>
    </style:style>
    <style:style style:name="T2011" style:parent-style-name="Domyślnaczcionkaakapitu" style:family="text">
      <style:text-properties fo:background-color="#80FFFF"/>
    </style:style>
    <style:style style:name="T2012" style:parent-style-name="Domyślnaczcionkaakapitu" style:family="text">
      <style:text-properties fo:background-color="#80FFFF"/>
    </style:style>
    <style:style style:name="T2013" style:parent-style-name="Domyślnaczcionkaakapitu" style:family="text">
      <style:text-properties fo:background-color="#80FFFF"/>
    </style:style>
    <style:style style:name="P2014" style:parent-style-name="Normalny" style:family="paragraph">
      <style:paragraph-properties fo:text-align="justify" fo:line-height="150%"/>
    </style:style>
    <style:style style:name="T2015" style:parent-style-name="Domyślnaczcionkaakapitu" style:family="text">
      <style:text-properties style:text-underline-type="single" style:text-underline-style="solid" style:text-underline-width="auto" style:text-underline-mode="continuous"/>
    </style:style>
    <style:style style:name="P2016" style:parent-style-name="Normalny" style:family="paragraph">
      <style:paragraph-properties fo:text-align="justify" fo:line-height="150%" fo:text-indent="0.2479in"/>
    </style:style>
    <style:style style:name="T2017" style:parent-style-name="Domyślnaczcionkaakapitu" style:family="text">
      <style:text-properties fo:background-color="#80FFFF"/>
    </style:style>
    <style:style style:name="P2018" style:parent-style-name="Normalny" style:family="paragraph">
      <style:paragraph-properties fo:text-align="justify" fo:line-height="150%"/>
    </style:style>
    <style:style style:name="T2019" style:parent-style-name="Domyślnaczcionkaakapitu" style:family="text">
      <style:text-properties fo:background-color="#80FFFF"/>
    </style:style>
    <style:style style:name="P2020" style:parent-style-name="Normalny" style:family="paragraph">
      <style:paragraph-properties fo:text-align="justify" fo:line-height="150%"/>
    </style:style>
    <style:style style:name="T2021" style:parent-style-name="Domyślnaczcionkaakapitu" style:family="text">
      <style:text-properties style:text-underline-type="single" style:text-underline-style="solid" style:text-underline-width="auto" style:text-underline-mode="continuous"/>
    </style:style>
    <style:style style:name="P2022" style:parent-style-name="Normalny" style:family="paragraph">
      <style:paragraph-properties fo:text-align="justify" fo:line-height="150%" fo:text-indent="0.2479in"/>
    </style:style>
    <style:style style:name="T2023" style:parent-style-name="Domyślnaczcionkaakapitu" style:family="text">
      <style:text-properties fo:background-color="#80FFFF"/>
    </style:style>
    <style:style style:name="T2024" style:parent-style-name="Domyślnaczcionkaakapitu" style:family="text">
      <style:text-properties fo:background-color="#80FFFF"/>
    </style:style>
    <style:style style:name="T2025" style:parent-style-name="Domyślnaczcionkaakapitu" style:family="text">
      <style:text-properties fo:background-color="#80FFFF"/>
    </style:style>
    <style:style style:name="P2026" style:parent-style-name="Normalny" style:family="paragraph">
      <style:paragraph-properties fo:text-align="justify" fo:line-height="150%"/>
    </style:style>
    <style:style style:name="T2027" style:parent-style-name="Domyślnaczcionkaakapitu" style:family="text">
      <style:text-properties style:text-underline-type="single" style:text-underline-style="solid" style:text-underline-width="auto" style:text-underline-mode="continuous"/>
    </style:style>
    <style:style style:name="T2028" style:parent-style-name="Domyślnaczcionkaakapitu" style:family="text">
      <style:text-properties fo:background-color="#80FFFF" style:text-underline-type="single" style:text-underline-style="solid" style:text-underline-width="auto" style:text-underline-mode="continuous"/>
    </style:style>
    <style:style style:name="T2029" style:parent-style-name="Domyślnaczcionkaakapitu" style:family="text">
      <style:text-properties fo:background-color="#80FFFF"/>
    </style:style>
    <style:style style:name="P2030" style:parent-style-name="Normalny" style:family="paragraph">
      <style:paragraph-properties fo:text-align="justify" fo:line-height="150%" fo:text-indent="0.2479in"/>
    </style:style>
    <style:style style:name="T2031" style:parent-style-name="Domyślnaczcionkaakapitu" style:family="text">
      <style:text-properties fo:background-color="#80FFFF"/>
    </style:style>
    <style:style style:name="T2032" style:parent-style-name="Domyślnaczcionkaakapitu" style:family="text">
      <style:text-properties fo:background-color="#80FFFF"/>
    </style:style>
    <style:style style:name="T2033" style:parent-style-name="Domyślnaczcionkaakapitu" style:family="text">
      <style:text-properties fo:background-color="#80FFFF"/>
    </style:style>
    <style:style style:name="T2034" style:parent-style-name="Domyślnaczcionkaakapitu" style:family="text">
      <style:text-properties fo:background-color="#80FFFF"/>
    </style:style>
    <style:style style:name="P2035" style:parent-style-name="Normalny" style:family="paragraph">
      <style:paragraph-properties fo:text-align="justify" fo:line-height="150%"/>
    </style:style>
    <style:style style:name="T2036" style:parent-style-name="Domyślnaczcionkaakapitu" style:family="text">
      <style:text-properties style:text-underline-type="single" style:text-underline-style="solid" style:text-underline-width="auto" style:text-underline-mode="continuous"/>
    </style:style>
    <style:style style:name="P2037" style:parent-style-name="Normalny" style:family="paragraph">
      <style:paragraph-properties fo:text-align="justify" fo:line-height="150%" fo:text-indent="0.2479in"/>
    </style:style>
    <style:style style:name="T2038" style:parent-style-name="Domyślnaczcionkaakapitu" style:family="text">
      <style:text-properties fo:background-color="#80FFFF"/>
    </style:style>
    <style:style style:name="T2039" style:parent-style-name="Domyślnaczcionkaakapitu" style:family="text">
      <style:text-properties fo:background-color="#80FFFF"/>
    </style:style>
    <style:style style:name="T2040" style:parent-style-name="Domyślnaczcionkaakapitu" style:family="text">
      <style:text-properties fo:background-color="#80FFFF"/>
    </style:style>
    <style:style style:name="T2041" style:parent-style-name="Domyślnaczcionkaakapitu" style:family="text">
      <style:text-properties fo:background-color="#80FFFF"/>
    </style:style>
    <style:style style:name="T2042" style:parent-style-name="Domyślnaczcionkaakapitu" style:family="text">
      <style:text-properties fo:background-color="#80FFFF"/>
    </style:style>
    <style:style style:name="T2043" style:parent-style-name="Domyślnaczcionkaakapitu" style:family="text">
      <style:text-properties fo:background-color="#80FFFF"/>
    </style:style>
    <style:style style:name="T2044" style:parent-style-name="Domyślnaczcionkaakapitu" style:family="text">
      <style:text-properties fo:background-color="#80FFFF"/>
    </style:style>
    <style:style style:name="T2045" style:parent-style-name="Domyślnaczcionkaakapitu" style:family="text">
      <style:text-properties fo:background-color="#80FFFF"/>
    </style:style>
    <style:style style:name="T2046" style:parent-style-name="Domyślnaczcionkaakapitu" style:family="text">
      <style:text-properties fo:background-color="#80FFFF"/>
    </style:style>
    <style:style style:name="T2047" style:parent-style-name="Domyślnaczcionkaakapitu" style:family="text">
      <style:text-properties fo:background-color="#80FFFF"/>
    </style:style>
    <style:style style:name="T2048" style:parent-style-name="Domyślnaczcionkaakapitu" style:family="text">
      <style:text-properties fo:background-color="#80FFFF"/>
    </style:style>
    <style:style style:name="T2049" style:parent-style-name="Domyślnaczcionkaakapitu" style:family="text">
      <style:text-properties fo:background-color="#80FFFF"/>
    </style:style>
    <style:style style:name="T2050" style:parent-style-name="Domyślnaczcionkaakapitu" style:family="text">
      <style:text-properties fo:background-color="#80FFFF"/>
    </style:style>
    <style:style style:name="T2051" style:parent-style-name="Domyślnaczcionkaakapitu" style:family="text">
      <style:text-properties fo:background-color="#80FFFF"/>
    </style:style>
    <style:style style:name="T2052" style:parent-style-name="Domyślnaczcionkaakapitu" style:family="text">
      <style:text-properties fo:background-color="#80FFFF"/>
    </style:style>
    <style:style style:name="P2053" style:parent-style-name="Normalny" style:family="paragraph">
      <style:paragraph-properties fo:text-align="justify" fo:line-height="150%"/>
    </style:style>
    <style:style style:name="T2054" style:parent-style-name="Domyślnaczcionkaakapitu" style:family="text">
      <style:text-properties style:text-underline-type="single" style:text-underline-style="solid" style:text-underline-width="auto" style:text-underline-mode="continuous"/>
    </style:style>
    <style:style style:name="T2055" style:parent-style-name="Domyślnaczcionkaakapitu" style:family="text">
      <style:text-properties fo:background-color="#80FFFF" style:text-underline-type="single" style:text-underline-style="solid" style:text-underline-width="auto" style:text-underline-mode="continuous"/>
    </style:style>
    <style:style style:name="P2056" style:parent-style-name="Normalny" style:family="paragraph">
      <style:paragraph-properties fo:text-align="justify" fo:line-height="150%" fo:text-indent="0.2479in"/>
    </style:style>
    <style:style style:name="T2057" style:parent-style-name="Domyślnaczcionkaakapitu" style:family="text">
      <style:text-properties fo:background-color="#80FFFF"/>
    </style:style>
    <style:style style:name="T2058" style:parent-style-name="Domyślnaczcionkaakapitu" style:family="text">
      <style:text-properties fo:background-color="#80FFFF"/>
    </style:style>
    <style:style style:name="T2059" style:parent-style-name="Domyślnaczcionkaakapitu" style:family="text">
      <style:text-properties fo:background-color="#80FFFF"/>
    </style:style>
    <style:style style:name="T2060" style:parent-style-name="Domyślnaczcionkaakapitu" style:family="text">
      <style:text-properties fo:background-color="#80FFFF"/>
    </style:style>
    <style:style style:name="T2061" style:parent-style-name="Domyślnaczcionkaakapitu" style:family="text">
      <style:text-properties fo:background-color="#80FFFF"/>
    </style:style>
    <style:style style:name="P2062" style:parent-style-name="Normalny" style:family="paragraph">
      <style:paragraph-properties fo:text-align="justify" fo:line-height="150%" fo:text-indent="0.2479in"/>
    </style:style>
    <style:style style:name="P2063" style:parent-style-name="Normalny" style:family="paragraph">
      <style:paragraph-properties fo:text-align="justify" fo:line-height="150%"/>
    </style:style>
    <style:style style:name="T2064" style:parent-style-name="Domyślnaczcionkaakapitu" style:family="text">
      <style:text-properties fo:background-color="#80FFFF"/>
    </style:style>
    <style:style style:name="P2065" style:parent-style-name="Normalny" style:family="paragraph">
      <style:paragraph-properties fo:text-align="justify" fo:line-height="150%" fo:text-indent="0.2479in"/>
    </style:style>
    <style:style style:name="P2066" style:parent-style-name="Normalny" style:family="paragraph">
      <style:paragraph-properties fo:text-align="justify" fo:line-height="150%" fo:text-indent="0.2479in"/>
    </style:style>
    <style:style style:name="T2067" style:parent-style-name="Domyślnaczcionkaakapitu" style:family="text">
      <style:text-properties fo:background-color="#80FFFF"/>
    </style:style>
    <style:style style:name="P2068" style:parent-style-name="Normalny" style:family="paragraph">
      <style:paragraph-properties fo:text-align="justify" fo:line-height="150%"/>
    </style:style>
    <style:style style:name="T2069" style:parent-style-name="Domyślnaczcionkaakapitu" style:family="text">
      <style:text-properties style:text-underline-type="single" style:text-underline-style="solid" style:text-underline-width="auto" style:text-underline-mode="continuous"/>
    </style:style>
    <style:style style:name="P2070" style:parent-style-name="Normalny" style:family="paragraph">
      <style:paragraph-properties fo:text-align="justify" fo:line-height="150%" fo:text-indent="0.2479in"/>
    </style:style>
    <style:style style:name="T2071" style:parent-style-name="Domyślnaczcionkaakapitu" style:family="text">
      <style:text-properties fo:background-color="#80FFFF"/>
    </style:style>
    <style:style style:name="P2072" style:parent-style-name="Normalny" style:family="paragraph">
      <style:paragraph-properties fo:text-align="justify" fo:line-height="150%"/>
    </style:style>
    <style:style style:name="T2073" style:parent-style-name="Domyślnaczcionkaakapitu" style:family="text">
      <style:text-properties style:text-underline-type="single" style:text-underline-style="solid" style:text-underline-width="auto" style:text-underline-mode="continuous"/>
    </style:style>
    <style:style style:name="T2074" style:parent-style-name="Domyślnaczcionkaakapitu" style:family="text">
      <style:text-properties fo:background-color="#80FFFF" style:text-underline-type="single" style:text-underline-style="solid" style:text-underline-width="auto" style:text-underline-mode="continuous"/>
    </style:style>
    <style:style style:name="P2075" style:parent-style-name="Normalny" style:family="paragraph">
      <style:paragraph-properties fo:text-align="justify" fo:line-height="150%" fo:text-indent="0.2479in"/>
    </style:style>
    <style:style style:name="P2076" style:parent-style-name="Normalny" style:family="paragraph">
      <style:paragraph-properties fo:text-align="justify" fo:line-height="150%"/>
    </style:style>
    <style:style style:name="T2077" style:parent-style-name="Domyślnaczcionkaakapitu" style:family="text">
      <style:text-properties style:text-underline-type="single" style:text-underline-style="solid" style:text-underline-width="auto" style:text-underline-mode="continuous"/>
    </style:style>
    <style:style style:name="P2078" style:parent-style-name="Normalny" style:family="paragraph">
      <style:paragraph-properties fo:text-align="justify" fo:line-height="150%" fo:text-indent="0.2479in"/>
    </style:style>
    <style:style style:name="T2079" style:parent-style-name="Domyślnaczcionkaakapitu" style:family="text">
      <style:text-properties fo:background-color="#80FFFF"/>
    </style:style>
    <style:style style:name="T2080" style:parent-style-name="Domyślnaczcionkaakapitu" style:family="text">
      <style:text-properties fo:background-color="#80FFFF"/>
    </style:style>
    <style:style style:name="P2081" style:parent-style-name="Normalny" style:family="paragraph">
      <style:paragraph-properties fo:text-align="justify" fo:line-height="150%"/>
    </style:style>
    <style:style style:name="T2082" style:parent-style-name="Domyślnaczcionkaakapitu" style:family="text">
      <style:text-properties style:text-underline-type="single" style:text-underline-style="solid" style:text-underline-width="auto" style:text-underline-mode="continuous"/>
    </style:style>
    <style:style style:name="T2083" style:parent-style-name="Domyślnaczcionkaakapitu" style:family="text">
      <style:text-properties fo:background-color="#80FFFF" style:text-underline-type="single" style:text-underline-style="solid" style:text-underline-width="auto" style:text-underline-mode="continuous"/>
    </style:style>
    <style:style style:name="T2084" style:parent-style-name="Domyślnaczcionkaakapitu" style:family="text">
      <style:text-properties fo:background-color="#80FFFF"/>
    </style:style>
    <style:style style:name="P2085" style:parent-style-name="Normalny" style:family="paragraph">
      <style:paragraph-properties fo:text-align="justify" fo:line-height="150%" fo:text-indent="0.2479in"/>
    </style:style>
    <style:style style:name="T2086" style:parent-style-name="Domyślnaczcionkaakapitu" style:family="text">
      <style:text-properties fo:background-color="#80FFFF"/>
    </style:style>
    <style:style style:name="T2087" style:parent-style-name="Domyślnaczcionkaakapitu" style:family="text">
      <style:text-properties fo:background-color="#80FFFF"/>
    </style:style>
    <style:style style:name="T2088" style:parent-style-name="Domyślnaczcionkaakapitu" style:family="text">
      <style:text-properties fo:background-color="#80FFFF"/>
    </style:style>
    <style:style style:name="T2089" style:parent-style-name="Domyślnaczcionkaakapitu" style:family="text">
      <style:text-properties fo:background-color="#80FFFF"/>
    </style:style>
    <style:style style:name="P2090" style:parent-style-name="Normalny" style:family="paragraph">
      <style:paragraph-properties fo:text-align="justify" fo:line-height="150%"/>
    </style:style>
    <style:style style:name="T2091" style:parent-style-name="Domyślnaczcionkaakapitu" style:family="text">
      <style:text-properties style:text-underline-type="single" style:text-underline-style="solid" style:text-underline-width="auto" style:text-underline-mode="continuous"/>
    </style:style>
    <style:style style:name="P2092" style:parent-style-name="Normalny" style:family="paragraph">
      <style:paragraph-properties fo:text-align="justify" fo:line-height="150%" fo:text-indent="0.2479in"/>
    </style:style>
    <style:style style:name="P2093" style:parent-style-name="Normalny" style:family="paragraph">
      <style:paragraph-properties fo:text-align="justify" fo:line-height="150%"/>
    </style:style>
    <style:style style:name="T2094" style:parent-style-name="Domyślnaczcionkaakapitu" style:family="text">
      <style:text-properties style:text-underline-type="single" style:text-underline-style="solid" style:text-underline-width="auto" style:text-underline-mode="continuous"/>
    </style:style>
    <style:style style:name="T2095" style:parent-style-name="Domyślnaczcionkaakapitu" style:family="text">
      <style:text-properties fo:background-color="#80FFFF"/>
    </style:style>
    <style:style style:name="P2096" style:parent-style-name="Normalny" style:family="paragraph">
      <style:paragraph-properties fo:text-align="justify" fo:line-height="150%" fo:text-indent="0.2479in"/>
    </style:style>
    <style:style style:name="P2097" style:parent-style-name="Normalny" style:family="paragraph">
      <style:paragraph-properties fo:text-align="justify" fo:line-height="150%"/>
    </style:style>
    <style:style style:name="T2098" style:parent-style-name="Domyślnaczcionkaakapitu" style:family="text">
      <style:text-properties style:text-underline-type="single" style:text-underline-style="solid" style:text-underline-width="auto" style:text-underline-mode="continuous"/>
    </style:style>
    <style:style style:name="P2099" style:parent-style-name="Normalny" style:family="paragraph">
      <style:paragraph-properties fo:text-align="justify" fo:line-height="150%" fo:text-indent="0.2479in"/>
    </style:style>
    <style:style style:name="P2100" style:parent-style-name="Normalny" style:family="paragraph">
      <style:paragraph-properties fo:text-align="justify" fo:line-height="150%"/>
    </style:style>
    <style:style style:name="T2101" style:parent-style-name="Domyślnaczcionkaakapitu" style:family="text">
      <style:text-properties fo:background-color="#80FFFF"/>
    </style:style>
    <style:style style:name="P2102" style:parent-style-name="Normalny" style:family="paragraph">
      <style:paragraph-properties fo:text-align="justify" fo:line-height="150%"/>
    </style:style>
    <style:style style:name="T2103" style:parent-style-name="Domyślnaczcionkaakapitu" style:family="text">
      <style:text-properties style:text-underline-type="single" style:text-underline-style="solid" style:text-underline-width="auto" style:text-underline-mode="continuous"/>
    </style:style>
    <style:style style:name="T2104" style:parent-style-name="Domyślnaczcionkaakapitu" style:family="text">
      <style:text-properties fo:background-color="#80FFFF" style:text-underline-type="single" style:text-underline-style="solid" style:text-underline-width="auto" style:text-underline-mode="continuous"/>
    </style:style>
    <style:style style:name="P2105" style:parent-style-name="Normalny" style:family="paragraph">
      <style:paragraph-properties fo:text-align="justify" fo:line-height="150%" fo:text-indent="0.2479in"/>
    </style:style>
    <style:style style:name="P2106" style:parent-style-name="Normalny" style:family="paragraph">
      <style:paragraph-properties fo:text-align="justify" fo:line-height="150%" fo:text-indent="0.2479in"/>
    </style:style>
    <style:style style:name="T2107" style:parent-style-name="Domyślnaczcionkaakapitu" style:family="text">
      <style:text-properties fo:background-color="#80FFFF"/>
    </style:style>
    <style:style style:name="P2108" style:parent-style-name="Normalny" style:family="paragraph">
      <style:paragraph-properties fo:text-align="justify" fo:line-height="150%"/>
    </style:style>
    <style:style style:name="T2109" style:parent-style-name="Domyślnaczcionkaakapitu" style:family="text">
      <style:text-properties style:text-underline-type="single" style:text-underline-style="solid" style:text-underline-width="auto" style:text-underline-mode="continuous"/>
    </style:style>
    <style:style style:name="P2110" style:parent-style-name="Normalny" style:family="paragraph">
      <style:paragraph-properties fo:text-align="justify" fo:line-height="150%"/>
    </style:style>
    <style:style style:name="P2111" style:parent-style-name="Normalny" style:family="paragraph">
      <style:paragraph-properties fo:text-align="justify" fo:line-height="150%"/>
    </style:style>
    <style:style style:name="T2112" style:parent-style-name="Domyślnaczcionkaakapitu" style:family="text">
      <style:text-properties style:text-underline-type="single" style:text-underline-style="solid" style:text-underline-width="auto" style:text-underline-mode="continuous"/>
    </style:style>
    <style:style style:name="T2113" style:parent-style-name="Domyślnaczcionkaakapitu" style:family="text">
      <style:text-properties fo:background-color="#80FFFF" style:text-underline-type="single" style:text-underline-style="solid" style:text-underline-width="auto" style:text-underline-mode="continuous"/>
    </style:style>
    <style:style style:name="P2114" style:parent-style-name="Normalny" style:family="paragraph">
      <style:paragraph-properties fo:text-align="justify" fo:line-height="150%" fo:text-indent="0.2479in"/>
    </style:style>
    <style:style style:name="T2115" style:parent-style-name="Domyślnaczcionkaakapitu" style:family="text">
      <style:text-properties fo:background-color="#80FFFF"/>
    </style:style>
    <style:style style:name="P2116" style:parent-style-name="Normalny" style:family="paragraph">
      <style:paragraph-properties fo:text-align="justify" fo:line-height="150%"/>
    </style:style>
    <style:style style:name="T2117" style:parent-style-name="Domyślnaczcionkaakapitu" style:family="text">
      <style:text-properties style:text-underline-type="single" style:text-underline-style="solid" style:text-underline-width="auto" style:text-underline-mode="continuous"/>
    </style:style>
    <style:style style:name="P2118" style:parent-style-name="Normalny" style:family="paragraph">
      <style:paragraph-properties fo:text-align="justify" fo:line-height="150%" fo:text-indent="0.2479in"/>
    </style:style>
    <style:style style:name="P2119" style:parent-style-name="Normalny" style:family="paragraph">
      <style:paragraph-properties fo:text-align="justify" fo:line-height="150%"/>
    </style:style>
    <style:style style:name="P2120" style:parent-style-name="Normalny" style:family="paragraph">
      <style:paragraph-properties fo:text-align="justify" fo:line-height="150%" fo:text-indent="0.2479in"/>
    </style:style>
    <style:style style:name="T2121" style:parent-style-name="Domyślnaczcionkaakapitu" style:family="text">
      <style:text-properties fo:background-color="#80FFFF"/>
    </style:style>
    <style:style style:name="T2122" style:parent-style-name="Domyślnaczcionkaakapitu" style:family="text">
      <style:text-properties fo:background-color="#80FFFF"/>
    </style:style>
    <style:style style:name="T2123" style:parent-style-name="Domyślnaczcionkaakapitu" style:family="text">
      <style:text-properties fo:background-color="#80FFFF"/>
    </style:style>
    <style:style style:name="P2124" style:parent-style-name="Normalny" style:family="paragraph">
      <style:paragraph-properties fo:text-align="justify" fo:line-height="150%"/>
    </style:style>
    <style:style style:name="T2125" style:parent-style-name="Domyślnaczcionkaakapitu" style:family="text">
      <style:text-properties style:text-underline-type="single" style:text-underline-style="solid" style:text-underline-width="auto" style:text-underline-mode="continuous"/>
    </style:style>
    <style:style style:name="P2126" style:parent-style-name="Normalny" style:family="paragraph">
      <style:paragraph-properties fo:text-align="justify" fo:line-height="150%" fo:text-indent="0.2479in"/>
    </style:style>
    <style:style style:name="P2127" style:parent-style-name="Normalny" style:family="paragraph">
      <style:paragraph-properties fo:text-align="justify" fo:line-height="150%" fo:text-indent="0.2479in"/>
    </style:style>
    <style:style style:name="P2128" style:parent-style-name="Normalny" style:family="paragraph">
      <style:paragraph-properties fo:text-align="justify" fo:line-height="150%"/>
    </style:style>
    <style:style style:name="T2129" style:parent-style-name="Domyślnaczcionkaakapitu" style:family="text">
      <style:text-properties style:text-underline-type="single" style:text-underline-style="solid" style:text-underline-width="auto" style:text-underline-mode="continuous"/>
    </style:style>
    <style:style style:name="P2130" style:parent-style-name="Normalny" style:family="paragraph">
      <style:paragraph-properties fo:text-align="justify" fo:line-height="150%" fo:text-indent="0.2479in"/>
    </style:style>
    <style:style style:name="T2131" style:parent-style-name="Domyślnaczcionkaakapitu" style:family="text">
      <style:text-properties fo:background-color="#80FFFF"/>
    </style:style>
    <style:style style:name="P2132" style:parent-style-name="Normalny" style:family="paragraph">
      <style:paragraph-properties fo:text-align="justify" fo:line-height="150%"/>
    </style:style>
    <style:style style:name="T2133" style:parent-style-name="Domyślnaczcionkaakapitu" style:family="text">
      <style:text-properties style:text-underline-type="single" style:text-underline-style="solid" style:text-underline-width="auto" style:text-underline-mode="continuous"/>
    </style:style>
    <style:style style:name="T2134" style:parent-style-name="Domyślnaczcionkaakapitu" style:family="text">
      <style:text-properties fo:background-color="#80FFFF" style:text-underline-type="single" style:text-underline-style="solid" style:text-underline-width="auto" style:text-underline-mode="continuous"/>
    </style:style>
    <style:style style:name="P2135" style:parent-style-name="Normalny" style:family="paragraph">
      <style:paragraph-properties fo:text-align="justify" fo:line-height="150%" fo:text-indent="0.2479in"/>
    </style:style>
    <style:style style:name="P2136" style:parent-style-name="Normalny" style:family="paragraph">
      <style:paragraph-properties fo:text-align="justify" fo:line-height="150%">
        <style:tab-stops>
          <style:tab-stop style:type="left" style:leader-style="solid" style:leader-text="_" style:position="3.6069in"/>
        </style:tab-stops>
      </style:paragraph-properties>
    </style:style>
    <style:style style:name="T2137" style:parent-style-name="Domyślnaczcionkaakapitu" style:family="text">
      <style:text-properties style:text-underline-type="single" style:text-underline-style="solid" style:text-underline-width="auto" style:text-underline-mode="continuous"/>
    </style:style>
    <style:style style:name="P2138" style:parent-style-name="Normalny" style:family="paragraph">
      <style:paragraph-properties fo:text-align="justify" fo:line-height="150%" fo:text-indent="0.2479in"/>
    </style:style>
    <style:style style:name="P2139" style:parent-style-name="Normalny" style:family="paragraph">
      <style:paragraph-properties fo:text-align="justify" fo:line-height="150%"/>
    </style:style>
    <style:style style:name="T2140" style:parent-style-name="Domyślnaczcionkaakapitu" style:family="text">
      <style:text-properties style:text-underline-type="single" style:text-underline-style="solid" style:text-underline-width="auto" style:text-underline-mode="continuous"/>
    </style:style>
    <style:style style:name="T2141" style:parent-style-name="Domyślnaczcionkaakapitu" style:family="text">
      <style:text-properties fo:background-color="#80FFFF" style:text-underline-type="single" style:text-underline-style="solid" style:text-underline-width="auto" style:text-underline-mode="continuous"/>
    </style:style>
    <style:style style:name="P2142" style:parent-style-name="Normalny" style:family="paragraph">
      <style:paragraph-properties fo:text-align="justify" fo:line-height="150%" fo:text-indent="0.2479in"/>
    </style:style>
    <style:style style:name="P2143" style:parent-style-name="Normalny" style:family="paragraph">
      <style:paragraph-properties fo:text-align="justify" fo:line-height="150%" fo:text-indent="0.2479in"/>
    </style:style>
    <style:style style:name="P2144" style:parent-style-name="Normalny" style:family="paragraph">
      <style:paragraph-properties fo:text-align="justify" fo:line-height="150%"/>
    </style:style>
    <style:style style:name="T2145" style:parent-style-name="Domyślnaczcionkaakapitu" style:family="text">
      <style:text-properties style:text-underline-type="single" style:text-underline-style="solid" style:text-underline-width="auto" style:text-underline-mode="continuous"/>
    </style:style>
    <style:style style:name="P2146" style:parent-style-name="Normalny" style:family="paragraph">
      <style:paragraph-properties fo:text-align="justify" fo:line-height="150%" fo:text-indent="0.2479in"/>
    </style:style>
    <style:style style:name="P2147" style:parent-style-name="Normalny" style:family="paragraph">
      <style:paragraph-properties fo:text-align="justify" fo:line-height="150%"/>
    </style:style>
    <style:style style:name="T2148" style:parent-style-name="Domyślnaczcionkaakapitu" style:family="text">
      <style:text-properties style:text-underline-type="single" style:text-underline-style="solid" style:text-underline-width="auto" style:text-underline-mode="continuous"/>
    </style:style>
    <style:style style:name="P2149" style:parent-style-name="Normalny" style:family="paragraph">
      <style:paragraph-properties fo:text-align="justify" fo:line-height="150%" fo:text-indent="0.2479in"/>
    </style:style>
    <style:style style:name="T2150" style:parent-style-name="Domyślnaczcionkaakapitu" style:family="text">
      <style:text-properties fo:background-color="#80FFFF"/>
    </style:style>
    <style:style style:name="P2151" style:parent-style-name="Normalny" style:family="paragraph">
      <style:paragraph-properties fo:text-align="justify" fo:line-height="150%"/>
    </style:style>
    <style:style style:name="T2152" style:parent-style-name="Domyślnaczcionkaakapitu" style:family="text">
      <style:text-properties style:text-underline-type="single" style:text-underline-style="solid" style:text-underline-width="auto" style:text-underline-mode="continuous"/>
    </style:style>
    <style:style style:name="T2153" style:parent-style-name="Domyślnaczcionkaakapitu" style:family="text">
      <style:text-properties fo:background-color="#80FFFF" style:text-underline-type="single" style:text-underline-style="solid" style:text-underline-width="auto" style:text-underline-mode="continuous"/>
    </style:style>
    <style:style style:name="P2154" style:parent-style-name="Normalny" style:family="paragraph">
      <style:paragraph-properties fo:text-align="justify" fo:line-height="150%" fo:text-indent="0.2479in"/>
    </style:style>
    <style:style style:name="P2155" style:parent-style-name="Normalny" style:family="paragraph">
      <style:paragraph-properties fo:text-align="justify" fo:line-height="150%"/>
    </style:style>
    <style:style style:name="T2156" style:parent-style-name="Domyślnaczcionkaakapitu" style:family="text">
      <style:text-properties style:text-underline-type="single" style:text-underline-style="solid" style:text-underline-width="auto" style:text-underline-mode="continuous"/>
    </style:style>
    <style:style style:name="P2157" style:parent-style-name="Normalny" style:family="paragraph">
      <style:paragraph-properties fo:text-align="justify" fo:line-height="150%" fo:text-indent="0.2479in"/>
    </style:style>
    <style:style style:name="P2158" style:parent-style-name="Normalny" style:family="paragraph">
      <style:paragraph-properties fo:text-align="justify" fo:line-height="150%"/>
    </style:style>
    <style:style style:name="T2159" style:parent-style-name="Domyślnaczcionkaakapitu" style:family="text">
      <style:text-properties style:text-underline-type="single" style:text-underline-style="solid" style:text-underline-width="auto" style:text-underline-mode="continuous"/>
    </style:style>
    <style:style style:name="P2160" style:parent-style-name="Normalny" style:family="paragraph">
      <style:paragraph-properties fo:text-align="justify" fo:line-height="150%" fo:text-indent="0.2479in"/>
    </style:style>
    <style:style style:name="T2161" style:parent-style-name="Domyślnaczcionkaakapitu" style:family="text">
      <style:text-properties fo:background-color="#80FFFF"/>
    </style:style>
    <style:style style:name="P2162" style:parent-style-name="Normalny" style:family="paragraph">
      <style:paragraph-properties fo:text-align="justify" fo:line-height="150%"/>
    </style:style>
    <style:style style:name="T2163" style:parent-style-name="Domyślnaczcionkaakapitu" style:family="text">
      <style:text-properties style:text-underline-type="single" style:text-underline-style="solid" style:text-underline-width="auto" style:text-underline-mode="continuous"/>
    </style:style>
    <style:style style:name="P2164" style:parent-style-name="Normalny" style:family="paragraph">
      <style:paragraph-properties fo:text-align="justify" fo:line-height="150%" fo:text-indent="0.2479in"/>
    </style:style>
    <style:style style:name="T2165" style:parent-style-name="Domyślnaczcionkaakapitu" style:family="text">
      <style:text-properties fo:background-color="#80FFFF"/>
    </style:style>
    <style:style style:name="P2166" style:parent-style-name="Normalny" style:family="paragraph">
      <style:paragraph-properties fo:text-align="justify" fo:line-height="150%"/>
    </style:style>
    <style:style style:name="T2167" style:parent-style-name="Domyślnaczcionkaakapitu" style:family="text">
      <style:text-properties style:text-underline-type="single" style:text-underline-style="solid" style:text-underline-width="auto" style:text-underline-mode="continuous"/>
    </style:style>
    <style:style style:name="P2168" style:parent-style-name="Normalny" style:family="paragraph">
      <style:paragraph-properties fo:text-align="justify" fo:line-height="150%" fo:text-indent="0.2479in"/>
    </style:style>
    <style:style style:name="P2169" style:parent-style-name="Normalny" style:family="paragraph">
      <style:paragraph-properties fo:text-align="justify" fo:line-height="150%"/>
    </style:style>
    <style:style style:name="T2170" style:parent-style-name="Domyślnaczcionkaakapitu" style:family="text">
      <style:text-properties style:text-underline-type="single" style:text-underline-style="solid" style:text-underline-width="auto" style:text-underline-mode="continuous"/>
    </style:style>
    <style:style style:name="T2171" style:parent-style-name="Domyślnaczcionkaakapitu" style:family="text">
      <style:text-properties fo:background-color="#80FFFF" style:text-underline-type="single" style:text-underline-style="solid" style:text-underline-width="auto" style:text-underline-mode="continuous"/>
    </style:style>
    <style:style style:name="P2172" style:parent-style-name="Normalny" style:family="paragraph">
      <style:paragraph-properties fo:text-align="justify" fo:line-height="150%" fo:text-indent="0.2479in"/>
    </style:style>
    <style:style style:name="P2173" style:parent-style-name="Normalny" style:family="paragraph">
      <style:paragraph-properties fo:text-align="justify" fo:line-height="150%"/>
    </style:style>
    <style:style style:name="T2174" style:parent-style-name="Domyślnaczcionkaakapitu" style:family="text">
      <style:text-properties style:text-underline-type="single" style:text-underline-style="solid" style:text-underline-width="auto" style:text-underline-mode="continuous"/>
    </style:style>
    <style:style style:name="P2175" style:parent-style-name="Normalny" style:family="paragraph">
      <style:paragraph-properties fo:text-align="justify" fo:line-height="150%" fo:text-indent="0.2479in"/>
    </style:style>
    <style:style style:name="T2176" style:parent-style-name="Domyślnaczcionkaakapitu" style:family="text">
      <style:text-properties fo:background-color="#80FFFF"/>
    </style:style>
    <style:style style:name="T2177" style:parent-style-name="Domyślnaczcionkaakapitu" style:family="text">
      <style:text-properties fo:background-color="#80FFFF"/>
    </style:style>
    <style:style style:name="T2178" style:parent-style-name="Domyślnaczcionkaakapitu" style:family="text">
      <style:text-properties fo:background-color="#80FFFF"/>
    </style:style>
    <style:style style:name="P2179" style:parent-style-name="Normalny" style:family="paragraph">
      <style:paragraph-properties fo:text-align="justify" fo:line-height="150%"/>
    </style:style>
    <style:style style:name="T2180" style:parent-style-name="Domyślnaczcionkaakapitu" style:family="text">
      <style:text-properties style:text-underline-type="single" style:text-underline-style="solid" style:text-underline-width="auto" style:text-underline-mode="continuous"/>
    </style:style>
    <style:style style:name="T2181" style:parent-style-name="Domyślnaczcionkaakapitu" style:family="text">
      <style:text-properties fo:background-color="#80FFFF" style:text-underline-type="single" style:text-underline-style="solid" style:text-underline-width="auto" style:text-underline-mode="continuous"/>
    </style:style>
    <style:style style:name="P2182" style:parent-style-name="Normalny" style:family="paragraph">
      <style:paragraph-properties fo:text-align="justify" fo:line-height="150%" fo:text-indent="0.2479in"/>
    </style:style>
    <style:style style:name="T2183" style:parent-style-name="Domyślnaczcionkaakapitu" style:family="text">
      <style:text-properties fo:background-color="#80FFFF"/>
    </style:style>
    <style:style style:name="P2184" style:parent-style-name="Normalny" style:family="paragraph">
      <style:paragraph-properties fo:text-align="justify" fo:line-height="150%" fo:text-indent="0.2479in"/>
    </style:style>
    <style:style style:name="T2185" style:parent-style-name="Domyślnaczcionkaakapitu" style:family="text">
      <style:text-properties fo:background-color="#80FFFF"/>
    </style:style>
    <style:style style:name="T2186" style:parent-style-name="Domyślnaczcionkaakapitu" style:family="text">
      <style:text-properties fo:background-color="#80FFFF"/>
    </style:style>
    <style:style style:name="T2187" style:parent-style-name="Domyślnaczcionkaakapitu" style:family="text">
      <style:text-properties fo:background-color="#80FFFF"/>
    </style:style>
    <style:style style:name="P2188" style:parent-style-name="Normalny" style:family="paragraph">
      <style:paragraph-properties fo:text-align="justify" fo:line-height="150%"/>
    </style:style>
    <style:style style:name="T2189" style:parent-style-name="Domyślnaczcionkaakapitu" style:family="text">
      <style:text-properties style:text-underline-type="single" style:text-underline-style="solid" style:text-underline-width="auto" style:text-underline-mode="continuous"/>
    </style:style>
    <style:style style:name="P2190" style:parent-style-name="Normalny" style:family="paragraph">
      <style:paragraph-properties fo:text-align="justify" fo:line-height="150%" fo:text-indent="0.2479in"/>
    </style:style>
    <style:style style:name="P2191" style:parent-style-name="Normalny" style:family="paragraph">
      <style:paragraph-properties fo:text-align="justify" fo:line-height="150%" fo:text-indent="0.2479in"/>
    </style:style>
    <style:style style:name="T2192" style:parent-style-name="Domyślnaczcionkaakapitu" style:family="text">
      <style:text-properties fo:background-color="#80FFFF"/>
    </style:style>
    <style:style style:name="T2193" style:parent-style-name="Domyślnaczcionkaakapitu" style:family="text">
      <style:text-properties fo:background-color="#80FFFF"/>
    </style:style>
    <style:style style:name="T2194" style:parent-style-name="Domyślnaczcionkaakapitu" style:family="text">
      <style:text-properties fo:background-color="#80FFFF"/>
    </style:style>
    <style:style style:name="P2195" style:parent-style-name="Normalny" style:family="paragraph">
      <style:paragraph-properties fo:text-align="justify" fo:line-height="150%" fo:text-indent="0.2479in"/>
    </style:style>
    <style:style style:name="T2196" style:parent-style-name="Domyślnaczcionkaakapitu" style:family="text">
      <style:text-properties fo:background-color="#80FFFF"/>
    </style:style>
    <style:style style:name="T2197" style:parent-style-name="Domyślnaczcionkaakapitu" style:family="text">
      <style:text-properties fo:background-color="#80FFFF"/>
    </style:style>
    <style:style style:name="T2198" style:parent-style-name="Domyślnaczcionkaakapitu" style:family="text">
      <style:text-properties fo:background-color="#80FFFF"/>
    </style:style>
    <style:style style:name="T2199" style:parent-style-name="Domyślnaczcionkaakapitu" style:family="text">
      <style:text-properties fo:background-color="#80FFFF"/>
    </style:style>
    <style:style style:name="T2200" style:parent-style-name="Domyślnaczcionkaakapitu" style:family="text">
      <style:text-properties fo:background-color="#80FFFF"/>
    </style:style>
    <style:style style:name="P2201" style:parent-style-name="Normalny" style:family="paragraph">
      <style:paragraph-properties fo:text-align="justify" fo:line-height="150%"/>
    </style:style>
    <style:style style:name="T2202" style:parent-style-name="Domyślnaczcionkaakapitu" style:family="text">
      <style:text-properties style:text-underline-type="single" style:text-underline-style="solid" style:text-underline-width="auto" style:text-underline-mode="continuous"/>
    </style:style>
    <style:style style:name="T2203" style:parent-style-name="Domyślnaczcionkaakapitu" style:family="text">
      <style:text-properties fo:background-color="#80FFFF" style:text-underline-type="single" style:text-underline-style="solid" style:text-underline-width="auto" style:text-underline-mode="continuous"/>
    </style:style>
    <style:style style:name="T2204" style:parent-style-name="Domyślnaczcionkaakapitu" style:family="text">
      <style:text-properties style:text-underline-type="single" style:text-underline-style="solid" style:text-underline-width="auto" style:text-underline-mode="continuous"/>
    </style:style>
    <style:style style:name="T2205" style:parent-style-name="Domyślnaczcionkaakapitu" style:family="text">
      <style:text-properties fo:background-color="#80FFFF" style:text-underline-type="single" style:text-underline-style="solid" style:text-underline-width="auto" style:text-underline-mode="continuous"/>
    </style:style>
    <style:style style:name="P2206" style:parent-style-name="Normalny" style:family="paragraph">
      <style:paragraph-properties fo:text-align="justify" fo:line-height="150%" fo:text-indent="0.2479in"/>
    </style:style>
    <style:style style:name="T2207" style:parent-style-name="Domyślnaczcionkaakapitu" style:family="text">
      <style:text-properties fo:background-color="#80FFFF"/>
    </style:style>
    <style:style style:name="P2208" style:parent-style-name="Normalny" style:family="paragraph">
      <style:paragraph-properties fo:text-align="justify" fo:line-height="150%"/>
    </style:style>
    <style:style style:name="T2209" style:parent-style-name="Domyślnaczcionkaakapitu" style:family="text">
      <style:text-properties style:text-underline-type="single" style:text-underline-style="solid" style:text-underline-width="auto" style:text-underline-mode="continuous"/>
    </style:style>
    <style:style style:name="P2210" style:parent-style-name="Normalny" style:family="paragraph">
      <style:paragraph-properties fo:text-align="justify" fo:line-height="150%" fo:text-indent="0.2479in"/>
    </style:style>
    <style:style style:name="P2211" style:parent-style-name="Normalny" style:family="paragraph">
      <style:paragraph-properties fo:text-align="justify" fo:line-height="150%" fo:text-indent="0.2479in"/>
    </style:style>
    <style:style style:name="T2212" style:parent-style-name="Domyślnaczcionkaakapitu" style:family="text">
      <style:text-properties fo:background-color="#80FFFF"/>
    </style:style>
    <style:style style:name="T2213" style:parent-style-name="Domyślnaczcionkaakapitu" style:family="text">
      <style:text-properties fo:background-color="#80FFFF"/>
    </style:style>
    <style:style style:name="P2214" style:parent-style-name="Normalny" style:family="paragraph">
      <style:paragraph-properties fo:text-align="justify" fo:line-height="150%"/>
    </style:style>
    <style:style style:name="T2215" style:parent-style-name="Domyślnaczcionkaakapitu" style:family="text">
      <style:text-properties style:text-underline-type="single" style:text-underline-style="solid" style:text-underline-width="auto" style:text-underline-mode="continuous"/>
    </style:style>
    <style:style style:name="T2216" style:parent-style-name="Domyślnaczcionkaakapitu" style:family="text">
      <style:text-properties fo:background-color="#80FFFF" style:text-underline-type="single" style:text-underline-style="solid" style:text-underline-width="auto" style:text-underline-mode="continuous"/>
    </style:style>
    <style:style style:name="P2217" style:parent-style-name="Normalny" style:family="paragraph">
      <style:paragraph-properties fo:text-align="justify" fo:line-height="150%" fo:text-indent="0.2479in"/>
    </style:style>
    <style:style style:name="P2218" style:parent-style-name="Normalny" style:family="paragraph">
      <style:paragraph-properties fo:text-align="justify" fo:line-height="150%"/>
    </style:style>
    <style:style style:name="T2219" style:parent-style-name="Domyślnaczcionkaakapitu" style:family="text">
      <style:text-properties fo:background-color="#80FFFF"/>
    </style:style>
    <style:style style:name="P2220" style:parent-style-name="Normalny" style:family="paragraph">
      <style:paragraph-properties fo:text-align="justify" fo:line-height="150%" fo:text-indent="0.2479in"/>
    </style:style>
    <style:style style:name="P2221" style:parent-style-name="Normalny" style:family="paragraph">
      <style:paragraph-properties fo:text-align="justify" fo:line-height="150%"/>
    </style:style>
    <style:style style:name="T2222" style:parent-style-name="Domyślnaczcionkaakapitu" style:family="text">
      <style:text-properties style:text-underline-type="single" style:text-underline-style="solid" style:text-underline-width="auto" style:text-underline-mode="continuous"/>
    </style:style>
    <style:style style:name="P2223" style:parent-style-name="Normalny" style:family="paragraph">
      <style:paragraph-properties fo:text-align="justify" fo:line-height="150%" fo:text-indent="0.2479in"/>
    </style:style>
    <style:style style:name="T2224" style:parent-style-name="Domyślnaczcionkaakapitu" style:family="text">
      <style:text-properties fo:background-color="#80FFFF"/>
    </style:style>
    <style:style style:name="T2225" style:parent-style-name="Domyślnaczcionkaakapitu" style:family="text">
      <style:text-properties fo:background-color="#80FFFF"/>
    </style:style>
    <style:style style:name="P2226" style:parent-style-name="Normalny" style:family="paragraph">
      <style:paragraph-properties fo:text-align="justify" fo:line-height="150%"/>
    </style:style>
    <style:style style:name="T2227" style:parent-style-name="Domyślnaczcionkaakapitu" style:family="text">
      <style:text-properties style:text-underline-type="single" style:text-underline-style="solid" style:text-underline-width="auto" style:text-underline-mode="continuous"/>
    </style:style>
    <style:style style:name="P2228" style:parent-style-name="Normalny" style:family="paragraph">
      <style:paragraph-properties fo:text-align="justify" fo:line-height="150%" fo:text-indent="0.2479in"/>
    </style:style>
    <style:style style:name="T2229" style:parent-style-name="Domyślnaczcionkaakapitu" style:family="text">
      <style:text-properties fo:background-color="#80FFFF"/>
    </style:style>
    <style:style style:name="T2230" style:parent-style-name="Domyślnaczcionkaakapitu" style:family="text">
      <style:text-properties fo:background-color="#80FFFF"/>
    </style:style>
    <style:style style:name="T2231" style:parent-style-name="Domyślnaczcionkaakapitu" style:family="text">
      <style:text-properties fo:background-color="#80FFFF"/>
    </style:style>
    <style:style style:name="P2232" style:parent-style-name="Normalny" style:family="paragraph">
      <style:paragraph-properties fo:text-align="justify" fo:line-height="150%"/>
    </style:style>
    <style:style style:name="T2233" style:parent-style-name="Domyślnaczcionkaakapitu" style:family="text">
      <style:text-properties style:text-underline-type="single" style:text-underline-style="solid" style:text-underline-width="auto" style:text-underline-mode="continuous"/>
    </style:style>
    <style:style style:name="T2234" style:parent-style-name="Domyślnaczcionkaakapitu" style:family="text">
      <style:text-properties fo:background-color="#80FFFF" style:text-underline-type="single" style:text-underline-style="solid" style:text-underline-width="auto" style:text-underline-mode="continuous"/>
    </style:style>
    <style:style style:name="P2235" style:parent-style-name="Normalny" style:family="paragraph">
      <style:paragraph-properties fo:text-align="justify" fo:line-height="150%" fo:text-indent="0.2479in"/>
    </style:style>
    <style:style style:name="P2236" style:parent-style-name="Normalny" style:family="paragraph">
      <style:paragraph-properties fo:text-align="justify" fo:line-height="150%" fo:text-indent="0.2479in"/>
    </style:style>
    <style:style style:name="T2237" style:parent-style-name="Domyślnaczcionkaakapitu" style:family="text">
      <style:text-properties fo:background-color="#80FFFF"/>
    </style:style>
    <style:style style:name="P2238" style:parent-style-name="Normalny" style:family="paragraph">
      <style:paragraph-properties fo:text-align="justify" fo:line-height="150%"/>
    </style:style>
    <style:style style:name="T2239" style:parent-style-name="Domyślnaczcionkaakapitu" style:family="text">
      <style:text-properties style:text-underline-type="single" style:text-underline-style="solid" style:text-underline-width="auto" style:text-underline-mode="continuous"/>
    </style:style>
    <style:style style:name="P2240" style:parent-style-name="Normalny" style:family="paragraph">
      <style:paragraph-properties fo:text-align="justify" fo:line-height="150%" fo:text-indent="0.2479in"/>
    </style:style>
    <style:style style:name="P2241" style:parent-style-name="Normalny" style:family="paragraph">
      <style:paragraph-properties fo:text-align="justify" fo:line-height="150%"/>
    </style:style>
    <style:style style:name="T2242" style:parent-style-name="Domyślnaczcionkaakapitu" style:family="text">
      <style:text-properties style:text-underline-type="single" style:text-underline-style="solid" style:text-underline-width="auto" style:text-underline-mode="continuous"/>
    </style:style>
    <style:style style:name="P2243" style:parent-style-name="Normalny" style:family="paragraph">
      <style:paragraph-properties fo:text-align="justify" fo:line-height="150%" fo:text-indent="0.2479in"/>
    </style:style>
    <style:style style:name="T2244" style:parent-style-name="Domyślnaczcionkaakapitu" style:family="text">
      <style:text-properties fo:background-color="#80FFFF"/>
    </style:style>
    <style:style style:name="P2245" style:parent-style-name="Normalny" style:family="paragraph">
      <style:paragraph-properties fo:text-align="justify" fo:line-height="150%"/>
    </style:style>
    <style:style style:name="T2246" style:parent-style-name="Domyślnaczcionkaakapitu" style:family="text">
      <style:text-properties style:text-underline-type="single" style:text-underline-style="solid" style:text-underline-width="auto" style:text-underline-mode="continuous"/>
    </style:style>
    <style:style style:name="T2247" style:parent-style-name="Domyślnaczcionkaakapitu" style:family="text">
      <style:text-properties fo:background-color="#80FFFF" style:text-underline-type="single" style:text-underline-style="solid" style:text-underline-width="auto" style:text-underline-mode="continuous"/>
    </style:style>
    <style:style style:name="P2248" style:parent-style-name="Normalny" style:family="paragraph">
      <style:paragraph-properties fo:text-align="justify" fo:line-height="150%" fo:text-indent="0.2479in"/>
    </style:style>
    <style:style style:name="P2249" style:parent-style-name="Normalny" style:family="paragraph">
      <style:paragraph-properties fo:text-align="justify" fo:line-height="150%"/>
    </style:style>
    <style:style style:name="T2250" style:parent-style-name="Domyślnaczcionkaakapitu" style:family="text">
      <style:text-properties style:text-underline-type="single" style:text-underline-style="solid" style:text-underline-width="auto" style:text-underline-mode="continuous"/>
    </style:style>
    <style:style style:name="P2251" style:parent-style-name="Normalny" style:family="paragraph">
      <style:paragraph-properties fo:text-align="justify" fo:line-height="150%" fo:text-indent="0.2479in"/>
    </style:style>
    <style:style style:name="P2252" style:parent-style-name="Normalny" style:family="paragraph">
      <style:paragraph-properties fo:text-align="justify" fo:line-height="150%"/>
    </style:style>
    <style:style style:name="T2253" style:parent-style-name="Domyślnaczcionkaakapitu" style:family="text">
      <style:text-properties style:text-underline-type="single" style:text-underline-style="solid" style:text-underline-width="auto" style:text-underline-mode="continuous"/>
    </style:style>
    <style:style style:name="T2254" style:parent-style-name="Domyślnaczcionkaakapitu" style:family="text">
      <style:text-properties fo:background-color="#80FFFF" style:text-underline-type="single" style:text-underline-style="solid" style:text-underline-width="auto" style:text-underline-mode="continuous"/>
    </style:style>
    <style:style style:name="P2255" style:parent-style-name="Normalny" style:family="paragraph">
      <style:paragraph-properties fo:text-align="justify" fo:line-height="150%" fo:text-indent="0.2479in"/>
    </style:style>
    <style:style style:name="T2256" style:parent-style-name="Domyślnaczcionkaakapitu" style:family="text">
      <style:text-properties fo:background-color="#80FFFF"/>
    </style:style>
    <style:style style:name="P2257" style:parent-style-name="Normalny" style:family="paragraph">
      <style:paragraph-properties fo:text-align="justify" fo:line-height="150%"/>
    </style:style>
    <style:style style:name="T2258" style:parent-style-name="Domyślnaczcionkaakapitu" style:family="text">
      <style:text-properties style:text-underline-type="single" style:text-underline-style="solid" style:text-underline-width="auto" style:text-underline-mode="continuous"/>
    </style:style>
    <style:style style:name="T2259" style:parent-style-name="Domyślnaczcionkaakapitu" style:family="text">
      <style:text-properties fo:background-color="#80FFFF" style:text-underline-type="single" style:text-underline-style="solid" style:text-underline-width="auto" style:text-underline-mode="continuous"/>
    </style:style>
    <style:style style:name="T2260" style:parent-style-name="Domyślnaczcionkaakapitu" style:family="text">
      <style:text-properties style:text-underline-type="single" style:text-underline-style="solid" style:text-underline-width="auto" style:text-underline-mode="continuous"/>
    </style:style>
    <style:style style:name="T2261" style:parent-style-name="Domyślnaczcionkaakapitu" style:family="text">
      <style:text-properties fo:background-color="#80FFFF" style:text-underline-type="single" style:text-underline-style="solid" style:text-underline-width="auto" style:text-underline-mode="continuous"/>
    </style:style>
    <style:style style:name="T2262" style:parent-style-name="Domyślnaczcionkaakapitu" style:family="text">
      <style:text-properties style:text-underline-type="single" style:text-underline-style="solid" style:text-underline-width="auto" style:text-underline-mode="continuous"/>
    </style:style>
    <style:style style:name="P2263" style:parent-style-name="Normalny" style:family="paragraph">
      <style:paragraph-properties fo:text-align="justify" fo:line-height="150%"/>
    </style:style>
    <style:style style:name="T2264" style:parent-style-name="Domyślnaczcionkaakapitu" style:family="text">
      <style:text-properties style:text-underline-type="single" style:text-underline-style="solid" style:text-underline-width="auto" style:text-underline-mode="continuous"/>
    </style:style>
    <style:style style:name="T2265" style:parent-style-name="Domyślnaczcionkaakapitu" style:family="text">
      <style:text-properties fo:background-color="#80FFFF" style:text-underline-type="single" style:text-underline-style="solid" style:text-underline-width="auto" style:text-underline-mode="continuous"/>
    </style:style>
    <style:style style:name="T2266" style:parent-style-name="Domyślnaczcionkaakapitu" style:family="text">
      <style:text-properties style:text-underline-type="single" style:text-underline-style="solid" style:text-underline-width="auto" style:text-underline-mode="continuous"/>
    </style:style>
    <style:style style:name="P2267" style:parent-style-name="Normalny" style:family="paragraph">
      <style:paragraph-properties fo:text-align="justify" fo:line-height="150%" fo:text-indent="0.2479in"/>
    </style:style>
    <style:style style:name="P2268" style:parent-style-name="Normalny" style:family="paragraph">
      <style:paragraph-properties fo:text-align="justify" fo:line-height="150%"/>
    </style:style>
    <style:style style:name="T2269" style:parent-style-name="Domyślnaczcionkaakapitu" style:family="text">
      <style:text-properties style:text-underline-type="single" style:text-underline-style="solid" style:text-underline-width="auto" style:text-underline-mode="continuous"/>
    </style:style>
    <style:style style:name="P2270" style:parent-style-name="Normalny" style:family="paragraph">
      <style:paragraph-properties fo:text-align="justify" fo:line-height="150%" fo:text-indent="0.2479in"/>
    </style:style>
    <style:style style:name="T2271" style:parent-style-name="Domyślnaczcionkaakapitu" style:family="text">
      <style:text-properties fo:background-color="#80FFFF"/>
    </style:style>
    <style:style style:name="T2272" style:parent-style-name="Domyślnaczcionkaakapitu" style:family="text">
      <style:text-properties fo:background-color="#80FFFF"/>
    </style:style>
    <style:style style:name="T2273" style:parent-style-name="Domyślnaczcionkaakapitu" style:family="text">
      <style:text-properties fo:background-color="#80FFFF"/>
    </style:style>
    <style:style style:name="P2274" style:parent-style-name="Normalny" style:family="paragraph">
      <style:paragraph-properties fo:text-align="justify" fo:line-height="150%"/>
    </style:style>
    <style:style style:name="P2275" style:parent-style-name="Normalny" style:family="paragraph">
      <style:paragraph-properties fo:text-align="justify" fo:line-height="150%" fo:text-indent="0.2479in"/>
    </style:style>
    <style:style style:name="T2276" style:parent-style-name="Domyślnaczcionkaakapitu" style:family="text">
      <style:text-properties fo:background-color="#80FFFF"/>
    </style:style>
    <style:style style:name="T2277" style:parent-style-name="Domyślnaczcionkaakapitu" style:family="text">
      <style:text-properties fo:background-color="#80FFFF"/>
    </style:style>
    <style:style style:name="P2278" style:parent-style-name="Normalny" style:family="paragraph">
      <style:paragraph-properties fo:text-align="justify" fo:line-height="150%"/>
    </style:style>
    <style:style style:name="T2279" style:parent-style-name="Domyślnaczcionkaakapitu" style:family="text">
      <style:text-properties style:text-underline-type="single" style:text-underline-style="solid" style:text-underline-width="auto" style:text-underline-mode="continuous"/>
    </style:style>
    <style:style style:name="T2280" style:parent-style-name="Domyślnaczcionkaakapitu" style:family="text">
      <style:text-properties fo:background-color="#80FFFF" style:text-underline-type="single" style:text-underline-style="solid" style:text-underline-width="auto" style:text-underline-mode="continuous"/>
    </style:style>
    <style:style style:name="T2281" style:parent-style-name="Domyślnaczcionkaakapitu" style:family="text">
      <style:text-properties style:text-underline-type="single" style:text-underline-style="solid" style:text-underline-width="auto" style:text-underline-mode="continuous"/>
    </style:style>
    <style:style style:name="T2282" style:parent-style-name="Domyślnaczcionkaakapitu" style:family="text">
      <style:text-properties fo:background-color="#80FFFF" style:text-underline-type="single" style:text-underline-style="solid" style:text-underline-width="auto" style:text-underline-mode="continuous"/>
    </style:style>
    <style:style style:name="P2283" style:parent-style-name="Normalny" style:family="paragraph">
      <style:paragraph-properties fo:text-align="justify" fo:line-height="150%" fo:text-indent="0.2479in"/>
    </style:style>
    <style:style style:name="P2284" style:parent-style-name="Normalny" style:family="paragraph">
      <style:paragraph-properties fo:text-align="justify" fo:line-height="150%"/>
    </style:style>
    <style:style style:name="T2285" style:parent-style-name="Domyślnaczcionkaakapitu" style:family="text">
      <style:text-properties style:text-underline-type="single" style:text-underline-style="solid" style:text-underline-width="auto" style:text-underline-mode="continuous"/>
    </style:style>
    <style:style style:name="P2286" style:parent-style-name="Normalny" style:family="paragraph">
      <style:paragraph-properties fo:text-align="justify" fo:line-height="150%" fo:text-indent="0.2479in"/>
    </style:style>
    <style:style style:name="P2287" style:parent-style-name="Normalny" style:family="paragraph">
      <style:paragraph-properties fo:text-align="justify" fo:line-height="150%"/>
    </style:style>
    <style:style style:name="T2288" style:parent-style-name="Domyślnaczcionkaakapitu" style:family="text">
      <style:text-properties style:text-underline-type="single" style:text-underline-style="solid" style:text-underline-width="auto" style:text-underline-mode="continuous"/>
    </style:style>
    <style:style style:name="P2289" style:parent-style-name="Normalny" style:family="paragraph">
      <style:paragraph-properties fo:text-align="justify" fo:line-height="150%" fo:text-indent="0.2479in"/>
    </style:style>
    <style:style style:name="T2290" style:parent-style-name="Domyślnaczcionkaakapitu" style:family="text">
      <style:text-properties fo:background-color="#80FFFF"/>
    </style:style>
    <style:style style:name="P2291" style:parent-style-name="Normalny" style:family="paragraph">
      <style:paragraph-properties fo:text-align="justify" fo:line-height="150%"/>
    </style:style>
    <style:style style:name="T2292" style:parent-style-name="Domyślnaczcionkaakapitu" style:family="text">
      <style:text-properties style:text-underline-type="single" style:text-underline-style="solid" style:text-underline-width="auto" style:text-underline-mode="continuous"/>
    </style:style>
    <style:style style:name="P2293" style:parent-style-name="Normalny" style:family="paragraph">
      <style:paragraph-properties fo:text-align="justify" fo:line-height="150%" fo:text-indent="0.2479in"/>
    </style:style>
    <style:style style:name="P2294" style:parent-style-name="Normalny" style:family="paragraph">
      <style:paragraph-properties fo:text-align="justify" fo:line-height="150%"/>
    </style:style>
    <style:style style:name="P2295" style:parent-style-name="Normalny" style:family="paragraph">
      <style:paragraph-properties fo:text-align="justify" fo:line-height="150%" fo:text-indent="0.2479in"/>
    </style:style>
    <style:style style:name="P2296" style:parent-style-name="Normalny" style:family="paragraph">
      <style:paragraph-properties fo:text-align="justify" fo:line-height="150%"/>
    </style:style>
    <style:style style:name="T2297" style:parent-style-name="Domyślnaczcionkaakapitu" style:family="text">
      <style:text-properties style:text-underline-type="single" style:text-underline-style="solid" style:text-underline-width="auto" style:text-underline-mode="continuous"/>
    </style:style>
    <style:style style:name="T2298" style:parent-style-name="Domyślnaczcionkaakapitu" style:family="text">
      <style:text-properties fo:background-color="#80FFFF" style:text-underline-type="single" style:text-underline-style="solid" style:text-underline-width="auto" style:text-underline-mode="continuous"/>
    </style:style>
    <style:style style:name="P2299" style:parent-style-name="Normalny" style:family="paragraph">
      <style:paragraph-properties fo:text-align="justify" fo:line-height="150%" fo:text-indent="0.2479in"/>
    </style:style>
    <style:style style:name="T2300" style:parent-style-name="Domyślnaczcionkaakapitu" style:family="text">
      <style:text-properties fo:background-color="#80FFFF"/>
    </style:style>
    <style:style style:name="P2301" style:parent-style-name="Normalny" style:family="paragraph">
      <style:paragraph-properties fo:text-align="justify" fo:line-height="150%"/>
    </style:style>
    <style:style style:name="T2302" style:parent-style-name="Domyślnaczcionkaakapitu" style:family="text">
      <style:text-properties style:text-underline-type="single" style:text-underline-style="solid" style:text-underline-width="auto" style:text-underline-mode="continuous"/>
    </style:style>
    <style:style style:name="P2303" style:parent-style-name="Normalny" style:family="paragraph">
      <style:paragraph-properties fo:text-align="justify" fo:line-height="150%" fo:text-indent="0.2479in"/>
    </style:style>
    <style:style style:name="T2304" style:parent-style-name="Domyślnaczcionkaakapitu" style:family="text">
      <style:text-properties fo:background-color="#80FFFF"/>
    </style:style>
    <style:style style:name="P2305" style:parent-style-name="Normalny" style:family="paragraph">
      <style:paragraph-properties fo:text-align="justify" fo:line-height="150%"/>
    </style:style>
    <style:style style:name="T2306" style:parent-style-name="Domyślnaczcionkaakapitu" style:family="text">
      <style:text-properties style:text-underline-type="single" style:text-underline-style="solid" style:text-underline-width="auto" style:text-underline-mode="continuous"/>
    </style:style>
    <style:style style:name="T2307" style:parent-style-name="Domyślnaczcionkaakapitu" style:family="text">
      <style:text-properties fo:background-color="#80FFFF" style:text-underline-type="single" style:text-underline-style="solid" style:text-underline-width="auto" style:text-underline-mode="continuous"/>
    </style:style>
    <style:style style:name="P2308" style:parent-style-name="Normalny" style:family="paragraph">
      <style:paragraph-properties fo:text-align="justify" fo:line-height="150%" fo:text-indent="0.2479in"/>
    </style:style>
    <style:style style:name="P2309" style:parent-style-name="Normalny" style:family="paragraph">
      <style:paragraph-properties fo:text-align="justify" fo:line-height="150%"/>
    </style:style>
    <style:style style:name="T2310" style:parent-style-name="Domyślnaczcionkaakapitu" style:family="text">
      <style:text-properties style:text-underline-type="single" style:text-underline-style="solid" style:text-underline-width="auto" style:text-underline-mode="continuous"/>
    </style:style>
    <style:style style:name="P2311" style:parent-style-name="Normalny" style:family="paragraph">
      <style:paragraph-properties fo:text-align="justify" fo:line-height="150%" fo:text-indent="0.2479in"/>
    </style:style>
    <style:style style:name="T2312" style:parent-style-name="Domyślnaczcionkaakapitu" style:family="text">
      <style:text-properties fo:background-color="#80FFFF"/>
    </style:style>
    <style:style style:name="P2313" style:parent-style-name="Normalny" style:family="paragraph">
      <style:paragraph-properties fo:text-align="justify" fo:line-height="150%"/>
    </style:style>
    <style:style style:name="T2314" style:parent-style-name="Domyślnaczcionkaakapitu" style:family="text">
      <style:text-properties style:text-underline-type="single" style:text-underline-style="solid" style:text-underline-width="auto" style:text-underline-mode="continuous"/>
    </style:style>
    <style:style style:name="T2315" style:parent-style-name="Domyślnaczcionkaakapitu" style:family="text">
      <style:text-properties fo:background-color="#80FFFF"/>
    </style:style>
    <style:style style:name="P2316" style:parent-style-name="Normalny" style:family="paragraph">
      <style:paragraph-properties fo:text-align="justify" fo:line-height="150%" fo:text-indent="0.2479in"/>
    </style:style>
    <style:style style:name="P2317" style:parent-style-name="Normalny" style:family="paragraph">
      <style:paragraph-properties fo:text-align="justify" fo:line-height="150%" fo:text-indent="0.2479in"/>
    </style:style>
    <style:style style:name="P2318" style:parent-style-name="Normalny" style:family="paragraph">
      <style:paragraph-properties fo:text-align="justify" fo:line-height="150%" fo:text-indent="0.2479in"/>
    </style:style>
    <style:style style:name="P2319" style:parent-style-name="Normalny" style:family="paragraph">
      <style:paragraph-properties fo:text-align="justify" fo:line-height="150%"/>
    </style:style>
    <style:style style:name="T2320" style:parent-style-name="Domyślnaczcionkaakapitu" style:family="text">
      <style:text-properties style:text-underline-type="single" style:text-underline-style="solid" style:text-underline-width="auto" style:text-underline-mode="continuous"/>
    </style:style>
    <style:style style:name="P2321" style:parent-style-name="Normalny" style:family="paragraph">
      <style:paragraph-properties fo:text-align="justify" fo:line-height="150%" fo:text-indent="0.2479in"/>
    </style:style>
    <style:style style:name="P2322" style:parent-style-name="Normalny" style:family="paragraph">
      <style:paragraph-properties fo:text-align="justify" fo:line-height="150%"/>
    </style:style>
    <style:style style:name="T2323" style:parent-style-name="Domyślnaczcionkaakapitu" style:family="text">
      <style:text-properties style:text-underline-type="single" style:text-underline-style="solid" style:text-underline-width="auto" style:text-underline-mode="continuous"/>
    </style:style>
    <style:style style:name="T2324" style:parent-style-name="Domyślnaczcionkaakapitu" style:family="text">
      <style:text-properties fo:background-color="#80FFFF" style:text-underline-type="single" style:text-underline-style="solid" style:text-underline-width="auto" style:text-underline-mode="continuous"/>
    </style:style>
    <style:style style:name="T2325" style:parent-style-name="Domyślnaczcionkaakapitu" style:family="text">
      <style:text-properties style:text-underline-type="single" style:text-underline-style="solid" style:text-underline-width="auto" style:text-underline-mode="continuous"/>
    </style:style>
    <style:style style:name="T2326" style:parent-style-name="Domyślnaczcionkaakapitu" style:family="text">
      <style:text-properties fo:background-color="#80FFFF" style:text-underline-type="single" style:text-underline-style="solid" style:text-underline-width="auto" style:text-underline-mode="continuous"/>
    </style:style>
    <style:style style:name="T2327" style:parent-style-name="Domyślnaczcionkaakapitu" style:family="text">
      <style:text-properties style:text-underline-type="single" style:text-underline-style="solid" style:text-underline-width="auto" style:text-underline-mode="continuous"/>
    </style:style>
    <style:style style:name="T2328" style:parent-style-name="Domyślnaczcionkaakapitu" style:family="text">
      <style:text-properties fo:background-color="#80FFFF" style:text-underline-type="single" style:text-underline-style="solid" style:text-underline-width="auto" style:text-underline-mode="continuous"/>
    </style:style>
    <style:style style:name="T2329" style:parent-style-name="Domyślnaczcionkaakapitu" style:family="text">
      <style:text-properties fo:background-color="#80FFFF"/>
    </style:style>
    <style:style style:name="P2330" style:parent-style-name="Normalny" style:family="paragraph">
      <style:paragraph-properties fo:text-align="justify" fo:line-height="150%" fo:text-indent="0.2479in"/>
    </style:style>
    <style:style style:name="P2331" style:parent-style-name="Normalny" style:family="paragraph">
      <style:paragraph-properties fo:text-align="justify" fo:line-height="150%" fo:text-indent="0.2479in"/>
    </style:style>
    <style:style style:name="P2332" style:parent-style-name="Normalny" style:family="paragraph">
      <style:paragraph-properties fo:text-align="justify" fo:line-height="150%"/>
    </style:style>
    <style:style style:name="T2333" style:parent-style-name="Domyślnaczcionkaakapitu" style:family="text">
      <style:text-properties style:text-underline-type="single" style:text-underline-style="solid" style:text-underline-width="auto" style:text-underline-mode="continuous"/>
    </style:style>
    <style:style style:name="P2334" style:parent-style-name="Normalny" style:family="paragraph">
      <style:paragraph-properties fo:text-align="justify" fo:line-height="150%" fo:text-indent="0.2479in"/>
    </style:style>
    <style:style style:name="T2335" style:parent-style-name="Domyślnaczcionkaakapitu" style:family="text">
      <style:text-properties fo:background-color="#80FFFF"/>
    </style:style>
    <style:style style:name="T2336" style:parent-style-name="Domyślnaczcionkaakapitu" style:family="text">
      <style:text-properties fo:background-color="#80FFFF"/>
    </style:style>
    <style:style style:name="T2337" style:parent-style-name="Domyślnaczcionkaakapitu" style:family="text">
      <style:text-properties fo:background-color="#80FFFF"/>
    </style:style>
    <style:style style:name="P2338" style:parent-style-name="Normalny" style:family="paragraph">
      <style:paragraph-properties fo:text-align="justify" fo:line-height="150%" fo:text-indent="0.2479in"/>
    </style:style>
    <style:style style:name="T2339" style:parent-style-name="Domyślnaczcionkaakapitu" style:family="text">
      <style:text-properties fo:background-color="#80FFFF"/>
    </style:style>
    <style:style style:name="T2340" style:parent-style-name="Domyślnaczcionkaakapitu" style:family="text">
      <style:text-properties fo:background-color="#80FFFF"/>
    </style:style>
    <style:style style:name="P2341" style:parent-style-name="Normalny" style:family="paragraph">
      <style:paragraph-properties fo:text-align="justify" fo:line-height="150%"/>
    </style:style>
    <style:style style:name="T2342" style:parent-style-name="Domyślnaczcionkaakapitu" style:family="text">
      <style:text-properties style:text-underline-type="single" style:text-underline-style="solid" style:text-underline-width="auto" style:text-underline-mode="continuous"/>
    </style:style>
    <style:style style:name="T2343" style:parent-style-name="Domyślnaczcionkaakapitu" style:family="text">
      <style:text-properties fo:background-color="#80FFFF" style:text-underline-type="single" style:text-underline-style="solid" style:text-underline-width="auto" style:text-underline-mode="continuous"/>
    </style:style>
    <style:style style:name="P2344" style:parent-style-name="Normalny" style:family="paragraph">
      <style:paragraph-properties fo:text-align="justify" fo:line-height="150%" fo:text-indent="0.2479in"/>
    </style:style>
    <style:style style:name="P2345" style:parent-style-name="Normalny" style:family="paragraph">
      <style:paragraph-properties fo:text-align="justify" fo:line-height="150%" fo:text-indent="0.2479in"/>
    </style:style>
    <style:style style:name="T2346" style:parent-style-name="Domyślnaczcionkaakapitu" style:family="text">
      <style:text-properties fo:background-color="#80FFFF"/>
    </style:style>
    <style:style style:name="P2347" style:parent-style-name="Normalny" style:family="paragraph">
      <style:paragraph-properties fo:text-align="justify" fo:line-height="150%" fo:text-indent="0.2479in"/>
    </style:style>
    <style:style style:name="P2348" style:parent-style-name="Normalny" style:family="paragraph">
      <style:paragraph-properties fo:text-align="justify" fo:line-height="150%"/>
    </style:style>
    <style:style style:name="T2349" style:parent-style-name="Domyślnaczcionkaakapitu" style:family="text">
      <style:text-properties style:text-underline-type="single" style:text-underline-style="solid" style:text-underline-width="auto" style:text-underline-mode="continuous"/>
    </style:style>
    <style:style style:name="P2350" style:parent-style-name="Normalny" style:family="paragraph">
      <style:paragraph-properties fo:text-align="justify" fo:line-height="150%" fo:text-indent="0.2479in"/>
    </style:style>
    <style:style style:name="T2351" style:parent-style-name="Domyślnaczcionkaakapitu" style:family="text">
      <style:text-properties fo:background-color="#80FFFF"/>
    </style:style>
    <style:style style:name="P2352" style:parent-style-name="Normalny" style:family="paragraph">
      <style:paragraph-properties fo:text-align="justify" fo:line-height="150%"/>
    </style:style>
    <style:style style:name="T2353" style:parent-style-name="Domyślnaczcionkaakapitu" style:family="text">
      <style:text-properties style:text-underline-type="single" style:text-underline-style="solid" style:text-underline-width="auto" style:text-underline-mode="continuous"/>
    </style:style>
    <style:style style:name="T2354" style:parent-style-name="Domyślnaczcionkaakapitu" style:family="text">
      <style:text-properties fo:background-color="#80FFFF" style:text-underline-type="single" style:text-underline-style="solid" style:text-underline-width="auto" style:text-underline-mode="continuous"/>
    </style:style>
    <style:style style:name="P2355" style:parent-style-name="Normalny" style:family="paragraph">
      <style:paragraph-properties fo:text-align="justify" fo:line-height="150%" fo:text-indent="0.2479in"/>
    </style:style>
    <style:style style:name="T2356" style:parent-style-name="Domyślnaczcionkaakapitu" style:family="text">
      <style:text-properties fo:background-color="#80FFFF"/>
    </style:style>
    <style:style style:name="P2357" style:parent-style-name="Normalny" style:family="paragraph">
      <style:paragraph-properties fo:text-align="justify" fo:line-height="150%"/>
    </style:style>
    <style:style style:name="P2358" style:parent-style-name="Normalny" style:family="paragraph">
      <style:paragraph-properties fo:text-align="justify" fo:line-height="150%" fo:text-indent="0.2479in"/>
    </style:style>
    <style:style style:name="T2359" style:parent-style-name="Domyślnaczcionkaakapitu" style:family="text">
      <style:text-properties fo:background-color="#80FFFF"/>
    </style:style>
    <style:style style:name="P2360" style:parent-style-name="Normalny" style:family="paragraph">
      <style:paragraph-properties fo:text-align="justify" fo:line-height="150%" fo:text-indent="0.2479in"/>
    </style:style>
    <style:style style:name="P2361" style:parent-style-name="Normalny" style:family="paragraph">
      <style:paragraph-properties fo:text-align="justify" fo:line-height="150%" fo:text-indent="0.2479in"/>
    </style:style>
    <style:style style:name="P2362" style:parent-style-name="Normalny" style:family="paragraph">
      <style:paragraph-properties fo:text-align="justify" fo:line-height="150%"/>
    </style:style>
    <style:style style:name="T2363" style:parent-style-name="Domyślnaczcionkaakapitu" style:family="text">
      <style:text-properties style:text-underline-type="single" style:text-underline-style="solid" style:text-underline-width="auto" style:text-underline-mode="continuous"/>
    </style:style>
    <style:style style:name="T2364" style:parent-style-name="Domyślnaczcionkaakapitu" style:family="text">
      <style:text-properties fo:background-color="#80FFFF" style:text-underline-type="single" style:text-underline-style="solid" style:text-underline-width="auto" style:text-underline-mode="continuous"/>
    </style:style>
    <style:style style:name="T2365" style:parent-style-name="Domyślnaczcionkaakapitu" style:family="text">
      <style:text-properties style:text-underline-type="single" style:text-underline-style="solid" style:text-underline-width="auto" style:text-underline-mode="continuous"/>
    </style:style>
    <style:style style:name="P2366" style:parent-style-name="Normalny" style:family="paragraph">
      <style:paragraph-properties fo:text-align="justify" fo:line-height="150%" fo:text-indent="0.2479in"/>
    </style:style>
    <style:style style:name="T2367" style:parent-style-name="Domyślnaczcionkaakapitu" style:family="text">
      <style:text-properties fo:background-color="#80FFFF"/>
    </style:style>
    <style:style style:name="T2368" style:parent-style-name="Domyślnaczcionkaakapitu" style:family="text">
      <style:text-properties fo:background-color="#80FFFF"/>
    </style:style>
    <style:style style:name="P2369" style:parent-style-name="Normalny" style:family="paragraph">
      <style:paragraph-properties fo:text-align="justify" fo:line-height="150%"/>
    </style:style>
    <style:style style:name="T2370" style:parent-style-name="Domyślnaczcionkaakapitu" style:family="text">
      <style:text-properties fo:background-color="#80FFFF"/>
    </style:style>
    <style:style style:name="P2371" style:parent-style-name="Normalny" style:family="paragraph">
      <style:paragraph-properties fo:text-align="justify" fo:line-height="150%" fo:text-indent="0.2479in"/>
    </style:style>
    <style:style style:name="P2372" style:parent-style-name="Normalny" style:family="paragraph">
      <style:paragraph-properties fo:text-align="justify" fo:line-height="150%"/>
    </style:style>
    <style:style style:name="T2373" style:parent-style-name="Domyślnaczcionkaakapitu" style:family="text">
      <style:text-properties style:text-underline-type="single" style:text-underline-style="solid" style:text-underline-width="auto" style:text-underline-mode="continuous"/>
    </style:style>
    <style:style style:name="T2374" style:parent-style-name="Domyślnaczcionkaakapitu" style:family="text">
      <style:text-properties fo:background-color="#80FFFF" style:text-underline-type="single" style:text-underline-style="solid" style:text-underline-width="auto" style:text-underline-mode="continuous"/>
    </style:style>
    <style:style style:name="P2375" style:parent-style-name="Normalny" style:family="paragraph">
      <style:paragraph-properties fo:text-align="justify" fo:line-height="150%" fo:text-indent="0.2479in"/>
    </style:style>
    <style:style style:name="P2376" style:parent-style-name="Normalny" style:family="paragraph">
      <style:paragraph-properties fo:text-align="justify" fo:line-height="150%"/>
    </style:style>
    <style:style style:name="T2377" style:parent-style-name="Domyślnaczcionkaakapitu" style:family="text">
      <style:text-properties style:text-underline-type="single" style:text-underline-style="solid" style:text-underline-width="auto" style:text-underline-mode="continuous"/>
    </style:style>
    <style:style style:name="P2378" style:parent-style-name="Normalny" style:family="paragraph">
      <style:paragraph-properties fo:text-align="justify" fo:line-height="150%" fo:text-indent="0.2479in"/>
    </style:style>
    <style:style style:name="P2379" style:parent-style-name="Normalny" style:family="paragraph">
      <style:paragraph-properties fo:text-align="justify" fo:line-height="150%">
        <style:tab-stops>
          <style:tab-stop style:type="left" style:leader-style="solid" style:leader-text="_" style:position="2.7701in"/>
        </style:tab-stops>
      </style:paragraph-properties>
    </style:style>
    <style:style style:name="T2380" style:parent-style-name="Domyślnaczcionkaakapitu" style:family="text">
      <style:text-properties style:text-underline-type="single" style:text-underline-style="solid" style:text-underline-width="auto" style:text-underline-mode="continuous"/>
    </style:style>
    <style:style style:name="P2381" style:parent-style-name="Normalny" style:family="paragraph">
      <style:paragraph-properties fo:text-align="justify" fo:line-height="150%" fo:text-indent="0.2479in"/>
    </style:style>
    <style:style style:name="P2382" style:parent-style-name="Normalny" style:family="paragraph">
      <style:paragraph-properties fo:text-align="justify" fo:line-height="150%"/>
    </style:style>
    <style:style style:name="T2383" style:parent-style-name="Domyślnaczcionkaakapitu" style:family="text">
      <style:text-properties style:text-underline-type="single" style:text-underline-style="solid" style:text-underline-width="auto" style:text-underline-mode="continuous"/>
    </style:style>
    <style:style style:name="T2384" style:parent-style-name="Domyślnaczcionkaakapitu" style:family="text">
      <style:text-properties fo:background-color="#80FFFF" style:text-underline-type="single" style:text-underline-style="solid" style:text-underline-width="auto" style:text-underline-mode="continuous"/>
    </style:style>
    <style:style style:name="T2385" style:parent-style-name="Domyślnaczcionkaakapitu" style:family="text">
      <style:text-properties style:text-underline-type="single" style:text-underline-style="solid" style:text-underline-width="auto" style:text-underline-mode="continuous"/>
    </style:style>
    <style:style style:name="T2386" style:parent-style-name="Domyślnaczcionkaakapitu" style:family="text">
      <style:text-properties fo:background-color="#80FFFF" style:text-underline-type="single" style:text-underline-style="solid" style:text-underline-width="auto" style:text-underline-mode="continuous"/>
    </style:style>
    <style:style style:name="T2387" style:parent-style-name="Domyślnaczcionkaakapitu" style:family="text">
      <style:text-properties style:text-underline-type="single" style:text-underline-style="solid" style:text-underline-width="auto" style:text-underline-mode="continuous"/>
    </style:style>
    <style:style style:name="T2388" style:parent-style-name="Domyślnaczcionkaakapitu" style:family="text">
      <style:text-properties fo:background-color="#80FFFF" style:text-underline-type="single" style:text-underline-style="solid" style:text-underline-width="auto" style:text-underline-mode="continuous"/>
    </style:style>
    <style:style style:name="T2389" style:parent-style-name="Domyślnaczcionkaakapitu" style:family="text">
      <style:text-properties fo:background-color="#80FFFF"/>
    </style:style>
    <style:style style:name="P2390" style:parent-style-name="Normalny" style:family="paragraph">
      <style:paragraph-properties fo:text-align="justify" fo:line-height="150%" fo:text-indent="0.2479in"/>
    </style:style>
    <style:style style:name="T2391" style:parent-style-name="Domyślnaczcionkaakapitu" style:family="text">
      <style:text-properties fo:background-color="#80FFFF"/>
    </style:style>
    <style:style style:name="T2392" style:parent-style-name="Domyślnaczcionkaakapitu" style:family="text">
      <style:text-properties fo:background-color="#80FFFF"/>
    </style:style>
    <style:style style:name="T2393" style:parent-style-name="Domyślnaczcionkaakapitu" style:family="text">
      <style:text-properties fo:background-color="#80FFFF"/>
    </style:style>
    <style:style style:name="T2394" style:parent-style-name="Domyślnaczcionkaakapitu" style:family="text">
      <style:text-properties fo:background-color="#80FFFF"/>
    </style:style>
    <style:style style:name="T2395" style:parent-style-name="Domyślnaczcionkaakapitu" style:family="text">
      <style:text-properties fo:background-color="#80FFFF"/>
    </style:style>
    <style:style style:name="P2396" style:parent-style-name="Normalny" style:family="paragraph">
      <style:paragraph-properties fo:text-align="justify" fo:line-height="150%"/>
    </style:style>
    <style:style style:name="P2397" style:parent-style-name="Normalny" style:family="paragraph">
      <style:paragraph-properties fo:text-align="justify" fo:line-height="150%" fo:text-indent="0.2479in"/>
    </style:style>
    <style:style style:name="P2398" style:parent-style-name="Normalny" style:family="paragraph">
      <style:paragraph-properties fo:text-align="justify" fo:line-height="150%"/>
    </style:style>
    <style:style style:name="T2399" style:parent-style-name="Domyślnaczcionkaakapitu" style:family="text">
      <style:text-properties style:text-underline-type="single" style:text-underline-style="solid" style:text-underline-width="auto" style:text-underline-mode="continuous"/>
    </style:style>
    <style:style style:name="T2400" style:parent-style-name="Domyślnaczcionkaakapitu" style:family="text">
      <style:text-properties fo:background-color="#80FFFF" style:text-underline-type="single" style:text-underline-style="solid" style:text-underline-width="auto" style:text-underline-mode="continuous"/>
    </style:style>
    <style:style style:name="T2401" style:parent-style-name="Domyślnaczcionkaakapitu" style:family="text">
      <style:text-properties style:text-underline-type="single" style:text-underline-style="solid" style:text-underline-width="auto" style:text-underline-mode="continuous"/>
    </style:style>
    <style:style style:name="T2402" style:parent-style-name="Domyślnaczcionkaakapitu" style:family="text">
      <style:text-properties fo:background-color="#80FFFF" style:text-underline-type="single" style:text-underline-style="solid" style:text-underline-width="auto" style:text-underline-mode="continuous"/>
    </style:style>
    <style:style style:name="P2403" style:parent-style-name="Normalny" style:family="paragraph">
      <style:paragraph-properties fo:text-align="justify" fo:line-height="150%" fo:text-indent="0.2479in"/>
    </style:style>
    <style:style style:name="P2404" style:parent-style-name="Normalny" style:family="paragraph">
      <style:paragraph-properties fo:text-align="justify" fo:line-height="150%"/>
    </style:style>
    <style:style style:name="T2405" style:parent-style-name="Domyślnaczcionkaakapitu" style:family="text">
      <style:text-properties style:text-underline-type="single" style:text-underline-style="solid" style:text-underline-width="auto" style:text-underline-mode="continuous"/>
    </style:style>
    <style:style style:name="P2406" style:parent-style-name="Normalny" style:family="paragraph">
      <style:paragraph-properties fo:text-align="justify" fo:line-height="150%" fo:text-indent="0.2479in"/>
    </style:style>
    <style:style style:name="T2407" style:parent-style-name="Domyślnaczcionkaakapitu" style:family="text">
      <style:text-properties fo:background-color="#80FFFF"/>
    </style:style>
    <style:style style:name="T2408" style:parent-style-name="Domyślnaczcionkaakapitu" style:family="text">
      <style:text-properties fo:background-color="#80FFFF"/>
    </style:style>
    <style:style style:name="T2409" style:parent-style-name="Domyślnaczcionkaakapitu" style:family="text">
      <style:text-properties fo:background-color="#80FFFF"/>
    </style:style>
    <style:style style:name="P2410" style:parent-style-name="Normalny" style:family="paragraph">
      <style:paragraph-properties fo:text-align="justify" fo:line-height="150%"/>
    </style:style>
    <style:style style:name="T2411" style:parent-style-name="Domyślnaczcionkaakapitu" style:family="text">
      <style:text-properties style:text-underline-type="single" style:text-underline-style="solid" style:text-underline-width="auto" style:text-underline-mode="continuous"/>
    </style:style>
    <style:style style:name="T2412" style:parent-style-name="Domyślnaczcionkaakapitu" style:family="text">
      <style:text-properties fo:background-color="#80FFFF" style:text-underline-type="single" style:text-underline-style="solid" style:text-underline-width="auto" style:text-underline-mode="continuous"/>
    </style:style>
    <style:style style:name="P2413" style:parent-style-name="Normalny" style:family="paragraph">
      <style:paragraph-properties fo:text-align="justify" fo:line-height="150%" fo:text-indent="0.2479in"/>
    </style:style>
    <style:style style:name="P2414" style:parent-style-name="Normalny" style:family="paragraph">
      <style:paragraph-properties fo:text-align="justify" fo:line-height="150%"/>
    </style:style>
    <style:style style:name="T2415" style:parent-style-name="Domyślnaczcionkaakapitu" style:family="text">
      <style:text-properties style:text-underline-type="single" style:text-underline-style="solid" style:text-underline-width="auto" style:text-underline-mode="continuous"/>
    </style:style>
    <style:style style:name="P2416" style:parent-style-name="Normalny" style:family="paragraph">
      <style:paragraph-properties fo:text-align="justify" fo:line-height="150%" fo:text-indent="0.2479in"/>
    </style:style>
    <style:style style:name="T2417" style:parent-style-name="Domyślnaczcionkaakapitu" style:family="text">
      <style:text-properties fo:background-color="#80FFFF"/>
    </style:style>
    <style:style style:name="P2418" style:parent-style-name="Normalny" style:family="paragraph">
      <style:paragraph-properties fo:text-align="justify" fo:line-height="150%"/>
    </style:style>
    <style:style style:name="T2419" style:parent-style-name="Domyślnaczcionkaakapitu" style:family="text">
      <style:text-properties style:text-underline-type="single" style:text-underline-style="solid" style:text-underline-width="auto" style:text-underline-mode="continuous"/>
    </style:style>
    <style:style style:name="P2420" style:parent-style-name="Normalny" style:family="paragraph">
      <style:paragraph-properties fo:text-align="justify" fo:line-height="150%" fo:text-indent="0.2479in"/>
    </style:style>
    <style:style style:name="T2421" style:parent-style-name="Domyślnaczcionkaakapitu" style:family="text">
      <style:text-properties fo:background-color="#80FFFF"/>
    </style:style>
    <style:style style:name="T2422" style:parent-style-name="Domyślnaczcionkaakapitu" style:family="text">
      <style:text-properties fo:background-color="#80FFFF"/>
    </style:style>
    <style:style style:name="P2423" style:parent-style-name="Normalny" style:family="paragraph">
      <style:paragraph-properties fo:text-align="justify" fo:line-height="150%"/>
    </style:style>
    <style:style style:name="T2424" style:parent-style-name="Domyślnaczcionkaakapitu" style:family="text">
      <style:text-properties fo:background-color="#80FFFF" style:text-underline-type="single" style:text-underline-style="solid" style:text-underline-width="auto" style:text-underline-mode="continuous"/>
    </style:style>
    <style:style style:name="T2425" style:parent-style-name="Domyślnaczcionkaakapitu" style:family="text">
      <style:text-properties style:text-underline-type="single" style:text-underline-style="solid" style:text-underline-width="auto" style:text-underline-mode="continuous"/>
    </style:style>
    <style:style style:name="P2426" style:parent-style-name="Normalny" style:family="paragraph">
      <style:paragraph-properties fo:text-align="justify" fo:line-height="150%" fo:text-indent="0.2479in"/>
    </style:style>
    <style:style style:name="P2427" style:parent-style-name="Normalny" style:family="paragraph">
      <style:paragraph-properties fo:text-align="justify" fo:line-height="150%"/>
    </style:style>
    <style:style style:name="T2428" style:parent-style-name="Domyślnaczcionkaakapitu" style:family="text">
      <style:text-properties style:text-underline-type="single" style:text-underline-style="solid" style:text-underline-width="auto" style:text-underline-mode="continuous"/>
    </style:style>
    <style:style style:name="P2429" style:parent-style-name="Normalny" style:family="paragraph">
      <style:paragraph-properties fo:text-align="justify" fo:line-height="150%" fo:text-indent="0.2479in"/>
    </style:style>
    <style:style style:name="P2430" style:parent-style-name="Normalny" style:family="paragraph">
      <style:paragraph-properties fo:text-align="justify" fo:line-height="150%"/>
    </style:style>
    <style:style style:name="T2431" style:parent-style-name="Domyślnaczcionkaakapitu" style:family="text">
      <style:text-properties style:text-underline-type="single" style:text-underline-style="solid" style:text-underline-width="auto" style:text-underline-mode="continuous"/>
    </style:style>
    <style:style style:name="T2432" style:parent-style-name="Domyślnaczcionkaakapitu" style:family="text">
      <style:text-properties fo:background-color="#80FFFF" style:text-underline-type="single" style:text-underline-style="solid" style:text-underline-width="auto" style:text-underline-mode="continuous"/>
    </style:style>
    <style:style style:name="P2433" style:parent-style-name="Normalny" style:family="paragraph">
      <style:paragraph-properties fo:text-align="justify" fo:line-height="150%" fo:text-indent="0.2479in"/>
    </style:style>
    <style:style style:name="T2434" style:parent-style-name="Domyślnaczcionkaakapitu" style:family="text">
      <style:text-properties fo:background-color="#80FFFF"/>
    </style:style>
    <style:style style:name="P2435" style:parent-style-name="Normalny" style:family="paragraph">
      <style:paragraph-properties fo:text-align="justify" fo:line-height="150%"/>
    </style:style>
    <style:style style:name="T2436" style:parent-style-name="Domyślnaczcionkaakapitu" style:family="text">
      <style:text-properties style:text-underline-type="single" style:text-underline-style="solid" style:text-underline-width="auto" style:text-underline-mode="continuous"/>
    </style:style>
    <style:style style:name="P2437" style:parent-style-name="Normalny" style:family="paragraph">
      <style:paragraph-properties fo:text-align="justify" fo:line-height="150%" fo:text-indent="0.2479in"/>
    </style:style>
    <style:style style:name="T2438" style:parent-style-name="Domyślnaczcionkaakapitu" style:family="text">
      <style:text-properties fo:background-color="#80FFFF"/>
    </style:style>
    <style:style style:name="P2439" style:parent-style-name="Normalny" style:family="paragraph">
      <style:paragraph-properties fo:text-align="justify" fo:line-height="150%"/>
    </style:style>
    <style:style style:name="T2440" style:parent-style-name="Domyślnaczcionkaakapitu" style:family="text">
      <style:text-properties style:text-underline-type="single" style:text-underline-style="solid" style:text-underline-width="auto" style:text-underline-mode="continuous"/>
    </style:style>
    <style:style style:name="P2441" style:parent-style-name="Normalny" style:family="paragraph">
      <style:paragraph-properties fo:text-align="justify" fo:line-height="150%" fo:text-indent="0.2479in"/>
    </style:style>
    <style:style style:name="P2442" style:parent-style-name="Normalny" style:family="paragraph">
      <style:paragraph-properties fo:text-align="justify" fo:line-height="150%"/>
    </style:style>
    <style:style style:name="T2443" style:parent-style-name="Domyślnaczcionkaakapitu" style:family="text">
      <style:text-properties style:text-underline-type="single" style:text-underline-style="solid" style:text-underline-width="auto" style:text-underline-mode="continuous"/>
    </style:style>
    <style:style style:name="T2444" style:parent-style-name="Domyślnaczcionkaakapitu" style:family="text">
      <style:text-properties fo:background-color="#80FFFF" style:text-underline-type="single" style:text-underline-style="solid" style:text-underline-width="auto" style:text-underline-mode="continuous"/>
    </style:style>
    <style:style style:name="P2445" style:parent-style-name="Normalny" style:family="paragraph">
      <style:paragraph-properties fo:text-align="justify" fo:line-height="150%" fo:text-indent="0.2479in"/>
    </style:style>
    <style:style style:name="P2446" style:parent-style-name="Normalny" style:family="paragraph">
      <style:paragraph-properties fo:text-align="justify" fo:line-height="150%"/>
    </style:style>
    <style:style style:name="T2447" style:parent-style-name="Domyślnaczcionkaakapitu" style:family="text">
      <style:text-properties style:text-underline-type="single" style:text-underline-style="solid" style:text-underline-width="auto" style:text-underline-mode="continuous"/>
    </style:style>
    <style:style style:name="P2448" style:parent-style-name="Normalny" style:family="paragraph">
      <style:paragraph-properties fo:text-align="justify" fo:line-height="150%" fo:text-indent="0.2479in"/>
    </style:style>
    <style:style style:name="P2449" style:parent-style-name="Normalny" style:family="paragraph">
      <style:paragraph-properties fo:text-align="justify" fo:line-height="150%"/>
    </style:style>
    <style:style style:name="P2450" style:parent-style-name="Normalny" style:family="paragraph">
      <style:paragraph-properties fo:text-align="justify" fo:line-height="150%" fo:text-indent="0.2479in"/>
    </style:style>
    <style:style style:name="P2451" style:parent-style-name="Normalny" style:family="paragraph">
      <style:paragraph-properties fo:text-align="justify" fo:line-height="150%"/>
    </style:style>
    <style:style style:name="T2452" style:parent-style-name="Domyślnaczcionkaakapitu" style:family="text">
      <style:text-properties style:text-underline-type="single" style:text-underline-style="solid" style:text-underline-width="auto" style:text-underline-mode="continuous"/>
    </style:style>
    <style:style style:name="T2453" style:parent-style-name="Domyślnaczcionkaakapitu" style:family="text">
      <style:text-properties fo:background-color="#80FFFF" style:text-underline-type="single" style:text-underline-style="solid" style:text-underline-width="auto" style:text-underline-mode="continuous"/>
    </style:style>
    <style:style style:name="T2454" style:parent-style-name="Domyślnaczcionkaakapitu" style:family="text">
      <style:text-properties style:text-underline-type="single" style:text-underline-style="solid" style:text-underline-width="auto" style:text-underline-mode="continuous"/>
    </style:style>
    <style:style style:name="P2455" style:parent-style-name="Normalny" style:family="paragraph">
      <style:paragraph-properties fo:text-align="justify" fo:line-height="150%" fo:text-indent="0.2479in"/>
    </style:style>
    <style:style style:name="P2456" style:parent-style-name="Normalny" style:family="paragraph">
      <style:paragraph-properties fo:text-align="justify" fo:line-height="150%"/>
    </style:style>
    <style:style style:name="T2457" style:parent-style-name="Domyślnaczcionkaakapitu" style:family="text">
      <style:text-properties style:text-underline-type="single" style:text-underline-style="solid" style:text-underline-width="auto" style:text-underline-mode="continuous"/>
    </style:style>
    <style:style style:name="T2458" style:parent-style-name="Domyślnaczcionkaakapitu" style:family="text">
      <style:text-properties fo:background-color="#80FFFF" style:text-underline-type="single" style:text-underline-style="solid" style:text-underline-width="auto" style:text-underline-mode="continuous"/>
    </style:style>
    <style:style style:name="P2459" style:parent-style-name="Normalny" style:family="paragraph">
      <style:paragraph-properties fo:text-align="justify" fo:line-height="150%" fo:text-indent="0.2479in"/>
    </style:style>
    <style:style style:name="P2460" style:parent-style-name="Normalny" style:family="paragraph">
      <style:paragraph-properties fo:text-align="justify" fo:line-height="150%"/>
    </style:style>
    <style:style style:name="T2461" style:parent-style-name="Domyślnaczcionkaakapitu" style:family="text">
      <style:text-properties style:text-underline-type="single" style:text-underline-style="solid" style:text-underline-width="auto" style:text-underline-mode="continuous"/>
    </style:style>
    <style:style style:name="P2462" style:parent-style-name="Normalny" style:family="paragraph">
      <style:paragraph-properties fo:text-align="justify" fo:line-height="150%" fo:text-indent="0.2479in"/>
    </style:style>
    <style:style style:name="T2463" style:parent-style-name="Domyślnaczcionkaakapitu" style:family="text">
      <style:text-properties fo:background-color="#80FFFF"/>
    </style:style>
    <style:style style:name="P2464" style:parent-style-name="Normalny" style:family="paragraph">
      <style:paragraph-properties fo:text-align="justify" fo:line-height="150%"/>
    </style:style>
    <style:style style:name="T2465" style:parent-style-name="Domyślnaczcionkaakapitu" style:family="text">
      <style:text-properties style:text-underline-type="single" style:text-underline-style="solid" style:text-underline-width="auto" style:text-underline-mode="continuous"/>
    </style:style>
    <style:style style:name="T2466" style:parent-style-name="Domyślnaczcionkaakapitu" style:family="text">
      <style:text-properties fo:background-color="#80FFFF" style:text-underline-type="single" style:text-underline-style="solid" style:text-underline-width="auto" style:text-underline-mode="continuous"/>
    </style:style>
    <style:style style:name="P2467" style:parent-style-name="Normalny" style:family="paragraph">
      <style:paragraph-properties fo:text-align="justify" fo:line-height="150%" fo:text-indent="0.2479in"/>
    </style:style>
    <style:style style:name="P2468" style:parent-style-name="Normalny" style:family="paragraph">
      <style:paragraph-properties fo:text-align="justify" fo:line-height="150%"/>
    </style:style>
    <style:style style:name="T2469" style:parent-style-name="Domyślnaczcionkaakapitu" style:family="text">
      <style:text-properties style:text-underline-type="single" style:text-underline-style="solid" style:text-underline-width="auto" style:text-underline-mode="continuous"/>
    </style:style>
    <style:style style:name="P2470" style:parent-style-name="Normalny" style:family="paragraph">
      <style:paragraph-properties fo:text-align="justify" fo:line-height="150%" fo:text-indent="0.2479in"/>
    </style:style>
    <style:style style:name="P2471" style:parent-style-name="Normalny" style:family="paragraph">
      <style:paragraph-properties fo:text-align="justify" fo:line-height="150%"/>
    </style:style>
    <style:style style:name="T2472" style:parent-style-name="Domyślnaczcionkaakapitu" style:family="text">
      <style:text-properties style:text-underline-type="single" style:text-underline-style="solid" style:text-underline-width="auto" style:text-underline-mode="continuous"/>
    </style:style>
    <style:style style:name="T2473" style:parent-style-name="Domyślnaczcionkaakapitu" style:family="text">
      <style:text-properties fo:background-color="#80FFFF" style:text-underline-type="single" style:text-underline-style="solid" style:text-underline-width="auto" style:text-underline-mode="continuous"/>
    </style:style>
    <style:style style:name="P2474" style:parent-style-name="Normalny" style:family="paragraph">
      <style:paragraph-properties fo:text-align="justify" fo:line-height="150%" fo:text-indent="0.2479in"/>
    </style:style>
    <style:style style:name="P2475" style:parent-style-name="Normalny" style:family="paragraph">
      <style:paragraph-properties fo:text-align="justify" fo:line-height="150%" fo:text-indent="0.2479in"/>
    </style:style>
    <style:style style:name="T2476" style:parent-style-name="Domyślnaczcionkaakapitu" style:family="text">
      <style:text-properties fo:background-color="#80FFFF"/>
    </style:style>
    <style:style style:name="P2477" style:parent-style-name="Normalny" style:family="paragraph">
      <style:paragraph-properties fo:text-align="justify" fo:line-height="150%"/>
    </style:style>
    <style:style style:name="T2478" style:parent-style-name="Domyślnaczcionkaakapitu" style:family="text">
      <style:text-properties style:text-underline-type="single" style:text-underline-style="solid" style:text-underline-width="auto" style:text-underline-mode="continuous"/>
    </style:style>
    <style:style style:name="P2479" style:parent-style-name="Normalny" style:family="paragraph">
      <style:paragraph-properties fo:text-align="justify" fo:line-height="150%" fo:text-indent="0.2479in"/>
    </style:style>
    <style:style style:name="P2480" style:parent-style-name="Normalny" style:family="paragraph">
      <style:paragraph-properties fo:text-align="justify" fo:line-height="150%"/>
    </style:style>
    <style:style style:name="P2481" style:parent-style-name="Normalny" style:family="paragraph">
      <style:paragraph-properties fo:text-align="justify" fo:line-height="150%" fo:text-indent="0.2479in"/>
    </style:style>
    <style:style style:name="P2482" style:parent-style-name="Normalny" style:family="paragraph">
      <style:paragraph-properties fo:text-align="justify" fo:line-height="150%"/>
    </style:style>
    <style:style style:name="T2483" style:parent-style-name="Domyślnaczcionkaakapitu" style:family="text">
      <style:text-properties style:text-underline-type="single" style:text-underline-style="solid" style:text-underline-width="auto" style:text-underline-mode="continuous"/>
    </style:style>
    <style:style style:name="T2484" style:parent-style-name="Domyślnaczcionkaakapitu" style:family="text">
      <style:text-properties fo:background-color="#80FFFF" style:text-underline-type="single" style:text-underline-style="solid" style:text-underline-width="auto" style:text-underline-mode="continuous"/>
    </style:style>
    <style:style style:name="P2485" style:parent-style-name="Normalny" style:family="paragraph">
      <style:paragraph-properties fo:text-align="justify" fo:line-height="150%" fo:text-indent="0.2479in"/>
    </style:style>
    <style:style style:name="T2486" style:parent-style-name="Domyślnaczcionkaakapitu" style:family="text">
      <style:text-properties fo:background-color="#80FFFF"/>
    </style:style>
    <style:style style:name="T2487" style:parent-style-name="Domyślnaczcionkaakapitu" style:family="text">
      <style:text-properties fo:background-color="#80FFFF"/>
    </style:style>
    <style:style style:name="P2488" style:parent-style-name="Normalny" style:family="paragraph">
      <style:paragraph-properties fo:text-align="justify" fo:line-height="150%" fo:text-indent="0.2479in"/>
    </style:style>
    <style:style style:name="P2489" style:parent-style-name="Normalny" style:family="paragraph">
      <style:paragraph-properties fo:text-align="justify" fo:line-height="150%" fo:text-indent="0.2479in"/>
    </style:style>
    <style:style style:name="T2490" style:parent-style-name="Domyślnaczcionkaakapitu" style:family="text">
      <style:text-properties fo:background-color="#80FFFF"/>
    </style:style>
    <style:style style:name="T2491" style:parent-style-name="Domyślnaczcionkaakapitu" style:family="text">
      <style:text-properties fo:background-color="#80FFFF"/>
    </style:style>
    <style:style style:name="P2492" style:parent-style-name="Normalny" style:family="paragraph">
      <style:paragraph-properties fo:text-align="justify" fo:line-height="150%"/>
    </style:style>
    <style:style style:name="T2493" style:parent-style-name="Domyślnaczcionkaakapitu" style:family="text">
      <style:text-properties fo:background-color="#80FFFF"/>
    </style:style>
    <style:style style:name="P2494" style:parent-style-name="Normalny" style:family="paragraph">
      <style:paragraph-properties fo:text-align="justify" fo:line-height="150%"/>
    </style:style>
    <style:style style:name="T2495" style:parent-style-name="Domyślnaczcionkaakapitu" style:family="text">
      <style:text-properties style:text-underline-type="single" style:text-underline-style="solid" style:text-underline-width="auto" style:text-underline-mode="continuous"/>
    </style:style>
    <style:style style:name="P2496" style:parent-style-name="Normalny" style:family="paragraph">
      <style:paragraph-properties fo:text-align="justify" fo:line-height="150%" fo:text-indent="0.2479in"/>
    </style:style>
    <style:style style:name="T2497" style:parent-style-name="Domyślnaczcionkaakapitu" style:family="text">
      <style:text-properties fo:background-color="#80FFFF"/>
    </style:style>
    <style:style style:name="T2498" style:parent-style-name="Domyślnaczcionkaakapitu" style:family="text">
      <style:text-properties fo:background-color="#80FFFF"/>
    </style:style>
    <style:style style:name="P2499" style:parent-style-name="Normalny" style:family="paragraph">
      <style:paragraph-properties fo:text-align="justify" fo:line-height="150%"/>
    </style:style>
    <style:style style:name="T2500" style:parent-style-name="Domyślnaczcionkaakapitu" style:family="text">
      <style:text-properties style:text-underline-type="single" style:text-underline-style="solid" style:text-underline-width="auto" style:text-underline-mode="continuous"/>
    </style:style>
    <style:style style:name="P2501" style:parent-style-name="Normalny" style:family="paragraph">
      <style:paragraph-properties fo:text-align="justify" fo:line-height="150%" fo:text-indent="0.2479in"/>
    </style:style>
    <style:style style:name="T2502" style:parent-style-name="Domyślnaczcionkaakapitu" style:family="text">
      <style:text-properties fo:background-color="#80FFFF"/>
    </style:style>
    <style:style style:name="P2503" style:parent-style-name="Normalny" style:family="paragraph">
      <style:paragraph-properties fo:text-align="justify" fo:line-height="150%"/>
    </style:style>
    <style:style style:name="T2504" style:parent-style-name="Domyślnaczcionkaakapitu" style:family="text">
      <style:text-properties style:text-underline-type="single" style:text-underline-style="solid" style:text-underline-width="auto" style:text-underline-mode="continuous"/>
    </style:style>
    <style:style style:name="T2505" style:parent-style-name="Domyślnaczcionkaakapitu" style:family="text">
      <style:text-properties fo:background-color="#80FFFF" style:text-underline-type="single" style:text-underline-style="solid" style:text-underline-width="auto" style:text-underline-mode="continuous"/>
    </style:style>
    <style:style style:name="P2506" style:parent-style-name="Normalny" style:family="paragraph">
      <style:paragraph-properties fo:text-align="justify" fo:line-height="150%" fo:text-indent="0.2479in"/>
    </style:style>
    <style:style style:name="P2507" style:parent-style-name="Normalny" style:family="paragraph">
      <style:paragraph-properties fo:text-align="justify" fo:line-height="150%">
        <style:tab-stops>
          <style:tab-stop style:type="left" style:leader-style="solid" style:leader-text="_" style:position="3.3458in"/>
        </style:tab-stops>
      </style:paragraph-properties>
    </style:style>
    <style:style style:name="T2508" style:parent-style-name="Domyślnaczcionkaakapitu" style:family="text">
      <style:text-properties style:text-underline-type="single" style:text-underline-style="solid" style:text-underline-width="auto" style:text-underline-mode="continuous"/>
    </style:style>
    <style:style style:name="P2509" style:parent-style-name="Normalny" style:family="paragraph">
      <style:paragraph-properties fo:text-align="justify" fo:line-height="150%" fo:text-indent="0.2479in"/>
    </style:style>
    <style:style style:name="P2510" style:parent-style-name="Normalny" style:family="paragraph">
      <style:paragraph-properties fo:text-align="justify" fo:line-height="150%"/>
    </style:style>
    <style:style style:name="T2511" style:parent-style-name="Domyślnaczcionkaakapitu" style:family="text">
      <style:text-properties style:text-underline-type="single" style:text-underline-style="solid" style:text-underline-width="auto" style:text-underline-mode="continuous"/>
    </style:style>
    <style:style style:name="P2512" style:parent-style-name="Normalny" style:family="paragraph">
      <style:paragraph-properties fo:text-align="justify" fo:line-height="150%" fo:text-indent="0.2479in"/>
    </style:style>
    <style:style style:name="P2513" style:parent-style-name="Normalny" style:family="paragraph">
      <style:paragraph-properties fo:text-align="justify" fo:line-height="150%"/>
    </style:style>
    <style:style style:name="P2514" style:parent-style-name="Normalny" style:family="paragraph">
      <style:paragraph-properties fo:text-align="justify" fo:line-height="150%" fo:text-indent="0.2479in"/>
    </style:style>
    <style:style style:name="T2515" style:parent-style-name="Domyślnaczcionkaakapitu" style:family="text">
      <style:text-properties fo:background-color="#80FFFF"/>
    </style:style>
    <style:style style:name="P2516" style:parent-style-name="Normalny" style:family="paragraph">
      <style:paragraph-properties fo:text-align="justify" fo:line-height="150%"/>
    </style:style>
    <style:style style:name="T2517" style:parent-style-name="Domyślnaczcionkaakapitu" style:family="text">
      <style:text-properties style:text-underline-type="single" style:text-underline-style="solid" style:text-underline-width="auto" style:text-underline-mode="continuous"/>
    </style:style>
    <style:style style:name="P2518" style:parent-style-name="Normalny" style:family="paragraph">
      <style:paragraph-properties fo:text-align="justify" fo:line-height="150%" fo:text-indent="0.2479in"/>
    </style:style>
    <style:style style:name="P2519" style:parent-style-name="Normalny" style:family="paragraph">
      <style:paragraph-properties fo:text-align="justify" fo:line-height="150%"/>
    </style:style>
    <style:style style:name="T2520" style:parent-style-name="Domyślnaczcionkaakapitu" style:family="text">
      <style:text-properties style:text-underline-type="single" style:text-underline-style="solid" style:text-underline-width="auto" style:text-underline-mode="continuous"/>
    </style:style>
    <style:style style:name="T2521" style:parent-style-name="Domyślnaczcionkaakapitu" style:family="text">
      <style:text-properties fo:background-color="#80FFFF" style:text-underline-type="single" style:text-underline-style="solid" style:text-underline-width="auto" style:text-underline-mode="continuous"/>
    </style:style>
    <style:style style:name="T2522" style:parent-style-name="Domyślnaczcionkaakapitu" style:family="text">
      <style:text-properties style:text-underline-type="single" style:text-underline-style="solid" style:text-underline-width="auto" style:text-underline-mode="continuous"/>
    </style:style>
    <style:style style:name="T2523" style:parent-style-name="Domyślnaczcionkaakapitu" style:family="text">
      <style:text-properties fo:background-color="#80FFFF" style:text-underline-type="single" style:text-underline-style="solid" style:text-underline-width="auto" style:text-underline-mode="continuous"/>
    </style:style>
    <style:style style:name="P2524" style:parent-style-name="Normalny" style:family="paragraph">
      <style:paragraph-properties fo:text-align="justify" fo:line-height="150%" fo:text-indent="0.2479in"/>
    </style:style>
    <style:style style:name="P2525" style:parent-style-name="Normalny" style:family="paragraph">
      <style:paragraph-properties fo:text-align="justify" fo:line-height="150%" fo:text-indent="0.2479in"/>
    </style:style>
    <style:style style:name="T2526" style:parent-style-name="Domyślnaczcionkaakapitu" style:family="text">
      <style:text-properties fo:background-color="#80FFFF"/>
    </style:style>
    <style:style style:name="T2527" style:parent-style-name="Domyślnaczcionkaakapitu" style:family="text">
      <style:text-properties fo:background-color="#80FFFF"/>
    </style:style>
    <style:style style:name="P2528" style:parent-style-name="Normalny" style:family="paragraph">
      <style:paragraph-properties fo:text-align="justify" fo:line-height="150%"/>
    </style:style>
    <style:style style:name="T2529" style:parent-style-name="Domyślnaczcionkaakapitu" style:family="text">
      <style:text-properties style:text-underline-type="single" style:text-underline-style="solid" style:text-underline-width="auto" style:text-underline-mode="continuous"/>
    </style:style>
    <style:style style:name="P2530" style:parent-style-name="Normalny" style:family="paragraph">
      <style:paragraph-properties fo:text-align="justify" fo:line-height="150%" fo:text-indent="0.2479in"/>
    </style:style>
    <style:style style:name="P2531" style:parent-style-name="Normalny" style:family="paragraph">
      <style:paragraph-properties fo:text-align="justify" fo:line-height="150%"/>
    </style:style>
    <style:style style:name="T2532" style:parent-style-name="Domyślnaczcionkaakapitu" style:family="text">
      <style:text-properties style:text-underline-type="single" style:text-underline-style="solid" style:text-underline-width="auto" style:text-underline-mode="continuous"/>
    </style:style>
    <style:style style:name="T2533" style:parent-style-name="Domyślnaczcionkaakapitu" style:family="text">
      <style:text-properties fo:background-color="#80FFFF" style:text-underline-type="single" style:text-underline-style="solid" style:text-underline-width="auto" style:text-underline-mode="continuous"/>
    </style:style>
    <style:style style:name="T2534" style:parent-style-name="Domyślnaczcionkaakapitu" style:family="text">
      <style:text-properties fo:background-color="#80FFFF"/>
    </style:style>
    <style:style style:name="P2535" style:parent-style-name="Normalny" style:family="paragraph">
      <style:paragraph-properties fo:text-align="justify" fo:line-height="150%" fo:text-indent="0.2479in"/>
    </style:style>
    <style:style style:name="P2536" style:parent-style-name="Normalny" style:family="paragraph">
      <style:paragraph-properties fo:text-align="justify" fo:line-height="150%"/>
    </style:style>
    <style:style style:name="T2537" style:parent-style-name="Domyślnaczcionkaakapitu" style:family="text">
      <style:text-properties style:text-underline-type="single" style:text-underline-style="solid" style:text-underline-width="auto" style:text-underline-mode="continuous"/>
    </style:style>
    <style:style style:name="P2538" style:parent-style-name="Normalny" style:family="paragraph">
      <style:paragraph-properties fo:text-align="justify" fo:line-height="150%" fo:text-indent="0.2479in"/>
    </style:style>
    <style:style style:name="P2539" style:parent-style-name="Normalny" style:family="paragraph">
      <style:paragraph-properties fo:text-align="justify" fo:line-height="150%"/>
    </style:style>
    <style:style style:name="T2540" style:parent-style-name="Domyślnaczcionkaakapitu" style:family="text">
      <style:text-properties style:text-underline-type="single" style:text-underline-style="solid" style:text-underline-width="auto" style:text-underline-mode="continuous"/>
    </style:style>
    <style:style style:name="T2541" style:parent-style-name="Domyślnaczcionkaakapitu" style:family="text">
      <style:text-properties fo:background-color="#80FFFF" style:text-underline-type="single" style:text-underline-style="solid" style:text-underline-width="auto" style:text-underline-mode="continuous"/>
    </style:style>
    <style:style style:name="T2542" style:parent-style-name="Domyślnaczcionkaakapitu" style:family="text">
      <style:text-properties style:text-underline-type="single" style:text-underline-style="solid" style:text-underline-width="auto" style:text-underline-mode="continuous"/>
    </style:style>
    <style:style style:name="T2543" style:parent-style-name="Domyślnaczcionkaakapitu" style:family="text">
      <style:text-properties fo:background-color="#80FFFF" style:text-underline-type="single" style:text-underline-style="solid" style:text-underline-width="auto" style:text-underline-mode="continuous"/>
    </style:style>
    <style:style style:name="P2544" style:parent-style-name="Normalny" style:family="paragraph">
      <style:paragraph-properties fo:text-align="justify" fo:line-height="150%" fo:text-indent="0.2479in"/>
    </style:style>
    <style:style style:name="P2545" style:parent-style-name="Normalny" style:family="paragraph">
      <style:paragraph-properties fo:text-align="justify" fo:line-height="150%"/>
    </style:style>
    <style:style style:name="T2546" style:parent-style-name="Domyślnaczcionkaakapitu" style:family="text">
      <style:text-properties style:text-underline-type="single" style:text-underline-style="solid" style:text-underline-width="auto" style:text-underline-mode="continuous"/>
    </style:style>
    <style:style style:name="P2547" style:parent-style-name="Normalny" style:family="paragraph">
      <style:paragraph-properties fo:text-align="justify" fo:line-height="150%" fo:text-indent="0.2479in"/>
    </style:style>
    <style:style style:name="T2548" style:parent-style-name="Domyślnaczcionkaakapitu" style:family="text">
      <style:text-properties fo:background-color="#80FFFF"/>
    </style:style>
    <style:style style:name="P2549" style:parent-style-name="Normalny" style:family="paragraph">
      <style:paragraph-properties fo:text-align="justify" fo:line-height="150%"/>
    </style:style>
    <style:style style:name="T2550" style:parent-style-name="Domyślnaczcionkaakapitu" style:family="text">
      <style:text-properties style:text-underline-type="single" style:text-underline-style="solid" style:text-underline-width="auto" style:text-underline-mode="continuous"/>
    </style:style>
    <style:style style:name="T2551" style:parent-style-name="Domyślnaczcionkaakapitu" style:family="text">
      <style:text-properties fo:background-color="#80FFFF" style:text-underline-type="single" style:text-underline-style="solid" style:text-underline-width="auto" style:text-underline-mode="continuous"/>
    </style:style>
    <style:style style:name="P2552" style:parent-style-name="Normalny" style:family="paragraph">
      <style:paragraph-properties fo:text-align="justify" fo:line-height="150%" fo:text-indent="0.2479in"/>
    </style:style>
    <style:style style:name="P2553" style:parent-style-name="Normalny" style:family="paragraph">
      <style:paragraph-properties fo:text-align="justify" fo:line-height="150%"/>
    </style:style>
    <style:style style:name="T2554" style:parent-style-name="Domyślnaczcionkaakapitu" style:family="text">
      <style:text-properties style:text-underline-type="single" style:text-underline-style="solid" style:text-underline-width="auto" style:text-underline-mode="continuous"/>
    </style:style>
    <style:style style:name="P2555" style:parent-style-name="Normalny" style:family="paragraph">
      <style:paragraph-properties fo:text-align="justify" fo:line-height="150%" fo:text-indent="0.2479in"/>
    </style:style>
    <style:style style:name="T2556" style:parent-style-name="Domyślnaczcionkaakapitu" style:family="text">
      <style:text-properties fo:background-color="#80FFFF"/>
    </style:style>
    <style:style style:name="P2557" style:parent-style-name="Normalny" style:family="paragraph">
      <style:paragraph-properties fo:text-align="justify" fo:line-height="150%"/>
    </style:style>
    <style:style style:name="T2558" style:parent-style-name="Domyślnaczcionkaakapitu" style:family="text">
      <style:text-properties style:text-underline-type="single" style:text-underline-style="solid" style:text-underline-width="auto" style:text-underline-mode="continuous"/>
    </style:style>
    <style:style style:name="T2559" style:parent-style-name="Domyślnaczcionkaakapitu" style:family="text">
      <style:text-properties fo:background-color="#80FFFF" style:text-underline-type="single" style:text-underline-style="solid" style:text-underline-width="auto" style:text-underline-mode="continuous"/>
    </style:style>
    <style:style style:name="P2560" style:parent-style-name="Normalny" style:family="paragraph">
      <style:paragraph-properties fo:text-align="justify" fo:line-height="150%" fo:text-indent="0.2479in"/>
    </style:style>
    <style:style style:name="P2561" style:parent-style-name="Normalny" style:family="paragraph">
      <style:paragraph-properties fo:text-align="justify" fo:line-height="150%" fo:text-indent="0.2479in"/>
    </style:style>
    <style:style style:name="T2562" style:parent-style-name="Domyślnaczcionkaakapitu" style:family="text">
      <style:text-properties fo:background-color="#80FFFF"/>
    </style:style>
    <style:style style:name="T2563" style:parent-style-name="Domyślnaczcionkaakapitu" style:family="text">
      <style:text-properties fo:background-color="#80FFFF"/>
    </style:style>
    <style:style style:name="P2564" style:parent-style-name="Normalny" style:family="paragraph">
      <style:paragraph-properties fo:text-align="justify" fo:line-height="150%"/>
    </style:style>
    <style:style style:name="T2565" style:parent-style-name="Domyślnaczcionkaakapitu" style:family="text">
      <style:text-properties style:text-underline-type="single" style:text-underline-style="solid" style:text-underline-width="auto" style:text-underline-mode="continuous"/>
    </style:style>
    <style:style style:name="P2566" style:parent-style-name="Normalny" style:family="paragraph">
      <style:paragraph-properties fo:text-align="justify" fo:line-height="150%" fo:text-indent="0.2479in"/>
    </style:style>
    <style:style style:name="T2567" style:parent-style-name="Domyślnaczcionkaakapitu" style:family="text">
      <style:text-properties fo:background-color="#80FFFF"/>
    </style:style>
    <style:style style:name="P2568" style:parent-style-name="Normalny" style:family="paragraph">
      <style:paragraph-properties fo:text-align="justify" fo:line-height="150%"/>
    </style:style>
    <style:style style:name="T2569" style:parent-style-name="Domyślnaczcionkaakapitu" style:family="text">
      <style:text-properties style:text-underline-type="single" style:text-underline-style="solid" style:text-underline-width="auto" style:text-underline-mode="continuous"/>
    </style:style>
    <style:style style:name="T2570" style:parent-style-name="Domyślnaczcionkaakapitu" style:family="text">
      <style:text-properties fo:background-color="#80FFFF" style:text-underline-type="single" style:text-underline-style="solid" style:text-underline-width="auto" style:text-underline-mode="continuous"/>
    </style:style>
    <style:style style:name="P2571" style:parent-style-name="Normalny" style:family="paragraph">
      <style:paragraph-properties fo:text-align="justify" fo:line-height="150%" fo:text-indent="0.2479in"/>
    </style:style>
    <style:style style:name="P2572" style:parent-style-name="Normalny" style:family="paragraph">
      <style:paragraph-properties fo:text-align="justify" fo:line-height="150%"/>
    </style:style>
    <style:style style:name="T2573" style:parent-style-name="Domyślnaczcionkaakapitu" style:family="text">
      <style:text-properties style:text-underline-type="single" style:text-underline-style="solid" style:text-underline-width="auto" style:text-underline-mode="continuous"/>
    </style:style>
    <style:style style:name="P2574" style:parent-style-name="Normalny" style:family="paragraph">
      <style:paragraph-properties fo:text-align="justify" fo:line-height="150%" fo:text-indent="0.2479in"/>
    </style:style>
    <style:style style:name="P2575" style:parent-style-name="Normalny" style:family="paragraph">
      <style:paragraph-properties fo:text-align="justify" fo:line-height="150%" fo:text-indent="0.2479in"/>
    </style:style>
    <style:style style:name="P2576" style:parent-style-name="Normalny" style:family="paragraph">
      <style:paragraph-properties fo:text-align="justify" fo:line-height="150%"/>
    </style:style>
    <style:style style:name="T2577" style:parent-style-name="Domyślnaczcionkaakapitu" style:family="text">
      <style:text-properties style:text-underline-type="single" style:text-underline-style="solid" style:text-underline-width="auto" style:text-underline-mode="continuous"/>
    </style:style>
    <style:style style:name="T2578" style:parent-style-name="Domyślnaczcionkaakapitu" style:family="text">
      <style:text-properties fo:background-color="#80FFFF" style:text-underline-type="single" style:text-underline-style="solid" style:text-underline-width="auto" style:text-underline-mode="continuous"/>
    </style:style>
    <style:style style:name="T2579" style:parent-style-name="Domyślnaczcionkaakapitu" style:family="text">
      <style:text-properties style:text-underline-type="single" style:text-underline-style="solid" style:text-underline-width="auto" style:text-underline-mode="continuous"/>
    </style:style>
    <style:style style:name="T2580" style:parent-style-name="Domyślnaczcionkaakapitu" style:family="text">
      <style:text-properties fo:background-color="#80FFFF" style:text-underline-type="single" style:text-underline-style="solid" style:text-underline-width="auto" style:text-underline-mode="continuous"/>
    </style:style>
    <style:style style:name="T2581" style:parent-style-name="Domyślnaczcionkaakapitu" style:family="text">
      <style:text-properties style:text-underline-type="single" style:text-underline-style="solid" style:text-underline-width="auto" style:text-underline-mode="continuous"/>
    </style:style>
    <style:style style:name="P2582" style:parent-style-name="Normalny" style:family="paragraph">
      <style:paragraph-properties fo:text-align="justify" fo:line-height="150%" fo:text-indent="0.2479in"/>
    </style:style>
    <style:style style:name="P2583" style:parent-style-name="Normalny" style:family="paragraph">
      <style:paragraph-properties fo:text-align="justify" fo:line-height="150%"/>
    </style:style>
    <style:style style:name="T2584" style:parent-style-name="Domyślnaczcionkaakapitu" style:family="text">
      <style:text-properties style:text-underline-type="single" style:text-underline-style="solid" style:text-underline-width="auto" style:text-underline-mode="continuous"/>
    </style:style>
    <style:style style:name="P2585" style:parent-style-name="Normalny" style:family="paragraph">
      <style:paragraph-properties fo:text-align="justify" fo:line-height="150%" fo:text-indent="0.2479in"/>
    </style:style>
    <style:style style:name="P2586" style:parent-style-name="Normalny" style:family="paragraph">
      <style:paragraph-properties fo:text-align="justify" fo:line-height="150%"/>
    </style:style>
    <style:style style:name="T2587" style:parent-style-name="Domyślnaczcionkaakapitu" style:family="text">
      <style:text-properties style:text-underline-type="single" style:text-underline-style="solid" style:text-underline-width="auto" style:text-underline-mode="continuous"/>
    </style:style>
    <style:style style:name="T2588" style:parent-style-name="Domyślnaczcionkaakapitu" style:family="text">
      <style:text-properties fo:background-color="#80FFFF" style:text-underline-type="single" style:text-underline-style="solid" style:text-underline-width="auto" style:text-underline-mode="continuous"/>
    </style:style>
    <style:style style:name="P2589" style:parent-style-name="Normalny" style:family="paragraph">
      <style:paragraph-properties fo:text-align="justify" fo:line-height="150%" fo:text-indent="0.2479in"/>
    </style:style>
    <style:style style:name="P2590" style:parent-style-name="Normalny" style:family="paragraph">
      <style:paragraph-properties fo:text-align="justify" fo:line-height="150%"/>
    </style:style>
    <style:style style:name="T2591" style:parent-style-name="Domyślnaczcionkaakapitu" style:family="text">
      <style:text-properties style:text-underline-type="single" style:text-underline-style="solid" style:text-underline-width="auto" style:text-underline-mode="continuous"/>
    </style:style>
    <style:style style:name="P2592" style:parent-style-name="Normalny" style:family="paragraph">
      <style:paragraph-properties fo:text-align="justify" fo:line-height="150%" fo:text-indent="0.2479in"/>
    </style:style>
    <style:style style:name="T2593" style:parent-style-name="Domyślnaczcionkaakapitu" style:family="text">
      <style:text-properties fo:background-color="#80FFFF"/>
    </style:style>
    <style:style style:name="T2594" style:parent-style-name="Domyślnaczcionkaakapitu" style:family="text">
      <style:text-properties fo:background-color="#80FFFF"/>
    </style:style>
    <style:style style:name="P2595" style:parent-style-name="Normalny" style:family="paragraph">
      <style:paragraph-properties fo:text-align="justify" fo:line-height="150%"/>
    </style:style>
    <style:style style:name="P2596" style:parent-style-name="Normalny" style:family="paragraph">
      <style:paragraph-properties fo:text-align="justify" fo:line-height="150%" fo:text-indent="0.2479in"/>
    </style:style>
    <style:style style:name="T2597" style:parent-style-name="Domyślnaczcionkaakapitu" style:family="text">
      <style:text-properties fo:background-color="#80FFFF"/>
    </style:style>
    <style:style style:name="P2598" style:parent-style-name="Normalny" style:family="paragraph">
      <style:paragraph-properties fo:text-align="justify" fo:line-height="150%" fo:text-indent="0.2479in"/>
    </style:style>
    <style:style style:name="P2599" style:parent-style-name="Normalny" style:family="paragraph">
      <style:paragraph-properties fo:text-align="justify" fo:line-height="150%"/>
    </style:style>
    <style:style style:name="T2600" style:parent-style-name="Domyślnaczcionkaakapitu" style:family="text">
      <style:text-properties style:text-underline-type="single" style:text-underline-style="solid" style:text-underline-width="auto" style:text-underline-mode="continuous"/>
    </style:style>
    <style:style style:name="T2601" style:parent-style-name="Domyślnaczcionkaakapitu" style:family="text">
      <style:text-properties fo:background-color="#80FFFF" style:text-underline-type="single" style:text-underline-style="solid" style:text-underline-width="auto" style:text-underline-mode="continuous"/>
    </style:style>
    <style:style style:name="P2602" style:parent-style-name="Normalny" style:family="paragraph">
      <style:paragraph-properties fo:text-align="justify" fo:line-height="150%" fo:text-indent="0.2479in"/>
    </style:style>
    <style:style style:name="P2603" style:parent-style-name="Normalny" style:family="paragraph">
      <style:paragraph-properties fo:text-align="justify" fo:line-height="150%"/>
    </style:style>
    <style:style style:name="T2604" style:parent-style-name="Domyślnaczcionkaakapitu" style:family="text">
      <style:text-properties style:text-underline-type="single" style:text-underline-style="solid" style:text-underline-width="auto" style:text-underline-mode="continuous"/>
    </style:style>
    <style:style style:name="P2605" style:parent-style-name="Normalny" style:family="paragraph">
      <style:paragraph-properties fo:text-align="justify" fo:line-height="150%" fo:text-indent="0.2479in"/>
    </style:style>
    <style:style style:name="T2606" style:parent-style-name="Domyślnaczcionkaakapitu" style:family="text">
      <style:text-properties fo:background-color="#80FFFF"/>
    </style:style>
    <style:style style:name="P2607" style:parent-style-name="Normalny" style:family="paragraph">
      <style:paragraph-properties fo:text-align="justify" fo:line-height="150%" fo:text-indent="0.2479in"/>
    </style:style>
    <style:style style:name="T2608" style:parent-style-name="Domyślnaczcionkaakapitu" style:family="text">
      <style:text-properties fo:background-color="#80FFFF"/>
    </style:style>
    <style:style style:name="P2609" style:parent-style-name="Normalny" style:family="paragraph">
      <style:paragraph-properties fo:text-align="justify" fo:line-height="150%"/>
    </style:style>
    <style:style style:name="T2610" style:parent-style-name="Domyślnaczcionkaakapitu" style:family="text">
      <style:text-properties style:text-underline-type="single" style:text-underline-style="solid" style:text-underline-width="auto" style:text-underline-mode="continuous"/>
    </style:style>
    <style:style style:name="P2611" style:parent-style-name="Normalny" style:family="paragraph">
      <style:paragraph-properties fo:text-align="justify" fo:line-height="150%" fo:text-indent="0.2479in"/>
    </style:style>
    <style:style style:name="T2612" style:parent-style-name="Domyślnaczcionkaakapitu" style:family="text">
      <style:text-properties fo:background-color="#80FFFF"/>
    </style:style>
    <style:style style:name="P2613" style:parent-style-name="Normalny" style:family="paragraph">
      <style:paragraph-properties fo:text-align="justify" fo:line-height="150%"/>
    </style:style>
    <style:style style:name="T2614" style:parent-style-name="Domyślnaczcionkaakapitu" style:family="text">
      <style:text-properties style:text-underline-type="single" style:text-underline-style="solid" style:text-underline-width="auto" style:text-underline-mode="continuous"/>
    </style:style>
    <style:style style:name="P2615" style:parent-style-name="Normalny" style:family="paragraph">
      <style:paragraph-properties fo:text-align="justify" fo:line-height="150%" fo:text-indent="0.2479in"/>
    </style:style>
    <style:style style:name="P2616" style:parent-style-name="Normalny" style:family="paragraph">
      <style:paragraph-properties fo:text-align="justify" fo:line-height="150%"/>
    </style:style>
    <style:style style:name="T2617" style:parent-style-name="Domyślnaczcionkaakapitu" style:family="text">
      <style:text-properties style:text-underline-type="single" style:text-underline-style="solid" style:text-underline-width="auto" style:text-underline-mode="continuous"/>
    </style:style>
    <style:style style:name="T2618" style:parent-style-name="Domyślnaczcionkaakapitu" style:family="text">
      <style:text-properties fo:background-color="#80FFFF" style:text-underline-type="single" style:text-underline-style="solid" style:text-underline-width="auto" style:text-underline-mode="continuous"/>
    </style:style>
    <style:style style:name="P2619" style:parent-style-name="Normalny" style:family="paragraph">
      <style:paragraph-properties fo:text-align="justify" fo:line-height="150%" fo:text-indent="0.2479in"/>
    </style:style>
    <style:style style:name="T2620" style:parent-style-name="Domyślnaczcionkaakapitu" style:family="text">
      <style:text-properties fo:background-color="#80FFFF"/>
    </style:style>
    <style:style style:name="T2621" style:parent-style-name="Domyślnaczcionkaakapitu" style:family="text">
      <style:text-properties fo:background-color="#80FFFF"/>
    </style:style>
    <style:style style:name="T2622" style:parent-style-name="Domyślnaczcionkaakapitu" style:family="text">
      <style:text-properties fo:background-color="#80FFFF"/>
    </style:style>
    <style:style style:name="P2623" style:parent-style-name="Normalny" style:family="paragraph">
      <style:paragraph-properties fo:text-align="justify" fo:line-height="150%" fo:text-indent="0.2479in"/>
    </style:style>
    <style:style style:name="P2624" style:parent-style-name="Normalny" style:family="paragraph">
      <style:paragraph-properties fo:text-align="justify" fo:line-height="150%"/>
    </style:style>
    <style:style style:name="T2625" style:parent-style-name="Domyślnaczcionkaakapitu" style:family="text">
      <style:text-properties style:text-underline-type="single" style:text-underline-style="solid" style:text-underline-width="auto" style:text-underline-mode="continuous"/>
    </style:style>
    <style:style style:name="P2626" style:parent-style-name="Normalny" style:family="paragraph">
      <style:paragraph-properties fo:text-align="justify" fo:line-height="150%" fo:text-indent="0.2479in"/>
    </style:style>
    <style:style style:name="P2627" style:parent-style-name="Normalny" style:family="paragraph">
      <style:paragraph-properties fo:text-align="justify" fo:line-height="150%"/>
    </style:style>
    <style:style style:name="P2628" style:parent-style-name="Normalny" style:family="paragraph">
      <style:paragraph-properties fo:text-align="justify" fo:line-height="150%" fo:text-indent="0.2479in"/>
    </style:style>
    <style:style style:name="P2629" style:parent-style-name="Normalny" style:family="paragraph">
      <style:paragraph-properties fo:text-align="justify" fo:line-height="150%"/>
    </style:style>
    <style:style style:name="T2630" style:parent-style-name="Domyślnaczcionkaakapitu" style:family="text">
      <style:text-properties style:text-underline-type="single" style:text-underline-style="solid" style:text-underline-width="auto" style:text-underline-mode="continuous"/>
    </style:style>
    <style:style style:name="T2631" style:parent-style-name="Domyślnaczcionkaakapitu" style:family="text">
      <style:text-properties fo:background-color="#80FFFF" style:text-underline-type="single" style:text-underline-style="solid" style:text-underline-width="auto" style:text-underline-mode="continuous"/>
    </style:style>
    <style:style style:name="P2632" style:parent-style-name="Normalny" style:family="paragraph">
      <style:paragraph-properties fo:text-align="justify" fo:line-height="150%" fo:text-indent="0.2479in"/>
    </style:style>
    <style:style style:name="P2633" style:parent-style-name="Normalny" style:family="paragraph">
      <style:paragraph-properties fo:text-align="justify" fo:line-height="150%"/>
    </style:style>
    <style:style style:name="T2634" style:parent-style-name="Domyślnaczcionkaakapitu" style:family="text">
      <style:text-properties style:text-underline-type="single" style:text-underline-style="solid" style:text-underline-width="auto" style:text-underline-mode="continuous"/>
    </style:style>
    <style:style style:name="T2635" style:parent-style-name="Domyślnaczcionkaakapitu" style:family="text">
      <style:text-properties fo:background-color="#80FFFF" style:text-underline-type="single" style:text-underline-style="solid" style:text-underline-width="auto" style:text-underline-mode="continuous"/>
    </style:style>
    <style:style style:name="T2636" style:parent-style-name="Domyślnaczcionkaakapitu" style:family="text">
      <style:text-properties style:text-underline-type="single" style:text-underline-style="solid" style:text-underline-width="auto" style:text-underline-mode="continuous"/>
    </style:style>
    <style:style style:name="P2637" style:parent-style-name="Normalny" style:family="paragraph">
      <style:paragraph-properties fo:text-align="justify" fo:line-height="150%" fo:text-indent="0.2479in"/>
    </style:style>
    <style:style style:name="P2638" style:parent-style-name="Normalny" style:family="paragraph">
      <style:paragraph-properties fo:text-align="justify" fo:line-height="150%" fo:text-indent="0.2479in"/>
    </style:style>
    <style:style style:name="P2639" style:parent-style-name="Normalny" style:family="paragraph">
      <style:paragraph-properties fo:text-align="justify" fo:line-height="150%"/>
    </style:style>
    <style:style style:name="P2640" style:parent-style-name="Normalny" style:family="paragraph">
      <style:paragraph-properties fo:text-align="justify" fo:line-height="150%" fo:text-indent="0.2479in"/>
    </style:style>
    <style:style style:name="P2641" style:parent-style-name="Normalny" style:family="paragraph">
      <style:paragraph-properties fo:text-align="justify" fo:line-height="150%"/>
    </style:style>
    <style:style style:name="T2642" style:parent-style-name="Domyślnaczcionkaakapitu" style:family="text">
      <style:text-properties style:text-underline-type="single" style:text-underline-style="solid" style:text-underline-width="auto" style:text-underline-mode="continuous"/>
    </style:style>
    <style:style style:name="P2643" style:parent-style-name="Normalny" style:family="paragraph">
      <style:paragraph-properties fo:text-align="justify" fo:line-height="150%" fo:text-indent="0.2479in"/>
    </style:style>
    <style:style style:name="T2644" style:parent-style-name="Domyślnaczcionkaakapitu" style:family="text">
      <style:text-properties fo:background-color="#80FFFF"/>
    </style:style>
    <style:style style:name="P2645" style:parent-style-name="Normalny" style:family="paragraph">
      <style:paragraph-properties fo:text-align="justify" fo:line-height="150%"/>
    </style:style>
    <style:style style:name="T2646" style:parent-style-name="Domyślnaczcionkaakapitu" style:family="text">
      <style:text-properties style:text-underline-type="single" style:text-underline-style="solid" style:text-underline-width="auto" style:text-underline-mode="continuous"/>
    </style:style>
    <style:style style:name="P2647" style:parent-style-name="Normalny" style:family="paragraph">
      <style:paragraph-properties fo:text-align="justify" fo:line-height="150%" fo:text-indent="0.2479in"/>
    </style:style>
    <style:style style:name="T2648" style:parent-style-name="Domyślnaczcionkaakapitu" style:family="text">
      <style:text-properties fo:background-color="#80FFFF"/>
    </style:style>
    <style:style style:name="P2649" style:parent-style-name="Normalny" style:family="paragraph">
      <style:paragraph-properties fo:text-align="justify" fo:line-height="150%"/>
    </style:style>
    <style:style style:name="P2650" style:parent-style-name="Normalny" style:family="paragraph">
      <style:paragraph-properties fo:text-align="justify" fo:line-height="150%" fo:text-indent="0.2479in"/>
    </style:style>
    <style:style style:name="P2651" style:parent-style-name="Normalny" style:family="paragraph">
      <style:paragraph-properties fo:text-align="justify" fo:line-height="150%"/>
    </style:style>
    <style:style style:name="P2652" style:parent-style-name="Normalny" style:family="paragraph">
      <style:paragraph-properties fo:text-align="justify" fo:line-height="150%" fo:text-indent="0.2479in"/>
    </style:style>
    <style:style style:name="P2653" style:parent-style-name="Normalny" style:family="paragraph">
      <style:paragraph-properties fo:text-align="justify" fo:line-height="150%"/>
    </style:style>
    <style:style style:name="T2654" style:parent-style-name="Domyślnaczcionkaakapitu" style:family="text">
      <style:text-properties style:text-underline-type="single" style:text-underline-style="solid" style:text-underline-width="auto" style:text-underline-mode="continuous"/>
    </style:style>
    <style:style style:name="T2655" style:parent-style-name="Domyślnaczcionkaakapitu" style:family="text">
      <style:text-properties fo:background-color="#80FFFF" style:text-underline-type="single" style:text-underline-style="solid" style:text-underline-width="auto" style:text-underline-mode="continuous"/>
    </style:style>
    <style:style style:name="P2656" style:parent-style-name="Normalny" style:family="paragraph">
      <style:paragraph-properties fo:text-align="justify" fo:line-height="150%" fo:text-indent="0.2479in"/>
    </style:style>
    <style:style style:name="T2657" style:parent-style-name="Domyślnaczcionkaakapitu" style:family="text">
      <style:text-properties fo:background-color="#80FFFF"/>
    </style:style>
    <style:style style:name="T2658" style:parent-style-name="Domyślnaczcionkaakapitu" style:family="text">
      <style:text-properties fo:background-color="#80FFFF"/>
    </style:style>
    <style:style style:name="T2659" style:parent-style-name="Domyślnaczcionkaakapitu" style:family="text">
      <style:text-properties fo:background-color="#80FFFF"/>
    </style:style>
    <style:style style:name="P2660" style:parent-style-name="Normalny" style:family="paragraph">
      <style:paragraph-properties fo:text-align="justify" fo:line-height="150%"/>
    </style:style>
    <style:style style:name="P2661" style:parent-style-name="Normalny" style:family="paragraph">
      <style:paragraph-properties fo:text-align="justify" fo:line-height="150%"/>
    </style:style>
    <style:style style:name="T2662" style:parent-style-name="Domyślnaczcionkaakapitu" style:family="text">
      <style:text-properties fo:background-color="#80FFFF"/>
    </style:style>
    <style:style style:name="P2663" style:parent-style-name="Normalny" style:family="paragraph">
      <style:paragraph-properties fo:text-align="justify" fo:line-height="150%"/>
    </style:style>
    <style:style style:name="P2664" style:parent-style-name="Normalny" style:family="paragraph">
      <style:paragraph-properties fo:text-align="justify" fo:line-height="150%"/>
    </style:style>
    <style:style style:name="P2665" style:parent-style-name="Normalny" style:family="paragraph">
      <style:paragraph-properties fo:text-align="justify" fo:line-height="150%"/>
    </style:style>
    <style:style style:name="P2666" style:parent-style-name="Normalny" style:family="paragraph">
      <style:paragraph-properties fo:text-align="justify" fo:line-height="150%"/>
    </style:style>
    <style:style style:name="T2667" style:parent-style-name="Domyślnaczcionkaakapitu" style:family="text">
      <style:text-properties style:text-underline-type="single" style:text-underline-style="solid" style:text-underline-width="auto" style:text-underline-mode="continuous"/>
    </style:style>
    <style:style style:name="T2668" style:parent-style-name="Domyślnaczcionkaakapitu" style:family="text">
      <style:text-properties fo:background-color="#80FFFF"/>
    </style:style>
    <style:style style:name="P2669" style:parent-style-name="Normalny" style:family="paragraph">
      <style:paragraph-properties fo:text-align="justify" fo:line-height="150%"/>
    </style:style>
    <style:style style:name="T2670" style:parent-style-name="Domyślnaczcionkaakapitu" style:family="text">
      <style:text-properties style:text-underline-type="single" style:text-underline-style="solid" style:text-underline-width="auto" style:text-underline-mode="continuous"/>
    </style:style>
    <style:style style:name="T2671" style:parent-style-name="Domyślnaczcionkaakapitu" style:family="text">
      <style:text-properties fo:background-color="#80FFFF" style:text-underline-type="single" style:text-underline-style="solid" style:text-underline-width="auto" style:text-underline-mode="continuous"/>
    </style:style>
    <style:style style:name="P2672" style:parent-style-name="Normalny" style:family="paragraph">
      <style:paragraph-properties fo:text-align="justify" fo:line-height="150%" fo:text-indent="0.2479in"/>
    </style:style>
    <style:style style:name="P2673" style:parent-style-name="Normalny" style:family="paragraph">
      <style:paragraph-properties fo:text-align="justify" fo:line-height="150%"/>
    </style:style>
    <style:style style:name="T2674" style:parent-style-name="Domyślnaczcionkaakapitu" style:family="text">
      <style:text-properties fo:background-color="#80FFFF"/>
    </style:style>
    <style:style style:name="P2675" style:parent-style-name="Normalny" style:family="paragraph">
      <style:paragraph-properties fo:text-align="justify" fo:line-height="150%" fo:text-indent="0.2479in"/>
    </style:style>
    <style:style style:name="P2676" style:parent-style-name="Normalny" style:family="paragraph">
      <style:paragraph-properties fo:text-align="justify" fo:line-height="150%"/>
    </style:style>
    <style:style style:name="P2677" style:parent-style-name="Normalny" style:family="paragraph">
      <style:paragraph-properties fo:text-align="justify" fo:line-height="150%" fo:text-indent="0.2479in"/>
    </style:style>
    <style:style style:name="P2678" style:parent-style-name="Normalny" style:family="paragraph">
      <style:paragraph-properties fo:text-align="justify" fo:line-height="150%" fo:text-indent="0.2479in"/>
    </style:style>
    <style:style style:name="P2679" style:parent-style-name="Normalny" style:family="paragraph">
      <style:paragraph-properties fo:text-align="justify" fo:line-height="150%"/>
    </style:style>
    <style:style style:name="T2680" style:parent-style-name="Domyślnaczcionkaakapitu" style:family="text">
      <style:text-properties style:text-underline-type="single" style:text-underline-style="solid" style:text-underline-width="auto" style:text-underline-mode="continuous"/>
    </style:style>
    <style:style style:name="P2681" style:parent-style-name="Normalny" style:family="paragraph">
      <style:paragraph-properties fo:text-align="justify" fo:line-height="150%" fo:text-indent="0.2479in"/>
    </style:style>
    <style:style style:name="P2682" style:parent-style-name="Normalny" style:family="paragraph">
      <style:paragraph-properties fo:text-align="justify" fo:line-height="150%"/>
    </style:style>
    <style:style style:name="T2683" style:parent-style-name="Domyślnaczcionkaakapitu" style:family="text">
      <style:text-properties style:text-underline-type="single" style:text-underline-style="solid" style:text-underline-width="auto" style:text-underline-mode="continuous"/>
    </style:style>
    <style:style style:name="T2684" style:parent-style-name="Domyślnaczcionkaakapitu" style:family="text">
      <style:text-properties fo:background-color="#80FFFF" style:text-underline-type="single" style:text-underline-style="solid" style:text-underline-width="auto" style:text-underline-mode="continuous"/>
    </style:style>
    <style:style style:name="P2685" style:parent-style-name="Normalny" style:family="paragraph">
      <style:paragraph-properties fo:text-align="justify" fo:line-height="150%" fo:text-indent="0.2479in"/>
    </style:style>
    <style:style style:name="P2686" style:parent-style-name="Normalny" style:family="paragraph">
      <style:paragraph-properties fo:text-align="justify" fo:line-height="150%"/>
    </style:style>
    <style:style style:name="P2687" style:parent-style-name="Normalny" style:family="paragraph">
      <style:paragraph-properties fo:text-align="justify" fo:line-height="150%" fo:text-indent="0.2479in"/>
    </style:style>
    <style:style style:name="P2688" style:parent-style-name="Normalny" style:family="paragraph">
      <style:paragraph-properties fo:text-align="justify" fo:line-height="150%"/>
    </style:style>
    <style:style style:name="T2689" style:parent-style-name="Domyślnaczcionkaakapitu" style:family="text">
      <style:text-properties style:text-underline-type="single" style:text-underline-style="solid" style:text-underline-width="auto" style:text-underline-mode="continuous"/>
    </style:style>
    <style:style style:name="P2690" style:parent-style-name="Normalny" style:family="paragraph">
      <style:paragraph-properties fo:text-align="justify" fo:line-height="150%"/>
    </style:style>
    <style:style style:name="P2691" style:parent-style-name="Normalny" style:family="paragraph">
      <style:paragraph-properties fo:text-align="justify" fo:line-height="150%"/>
    </style:style>
    <style:style style:name="T2692" style:parent-style-name="Domyślnaczcionkaakapitu" style:family="text">
      <style:text-properties style:text-underline-type="single" style:text-underline-style="solid" style:text-underline-width="auto" style:text-underline-mode="continuous"/>
    </style:style>
    <style:style style:name="T2693" style:parent-style-name="Domyślnaczcionkaakapitu" style:family="text">
      <style:text-properties fo:background-color="#80FFFF" style:text-underline-type="single" style:text-underline-style="solid" style:text-underline-width="auto" style:text-underline-mode="continuous"/>
    </style:style>
    <style:style style:name="P2694" style:parent-style-name="Normalny" style:family="paragraph">
      <style:paragraph-properties fo:text-align="justify" fo:line-height="150%" fo:text-indent="0.2479in"/>
    </style:style>
    <style:style style:name="P2695" style:parent-style-name="Normalny" style:family="paragraph">
      <style:paragraph-properties fo:text-align="justify" fo:line-height="150%" fo:text-indent="0.2479in"/>
    </style:style>
    <style:style style:name="T2696" style:parent-style-name="Domyślnaczcionkaakapitu" style:family="text">
      <style:text-properties fo:background-color="#80FFFF"/>
    </style:style>
    <style:style style:name="P2697" style:parent-style-name="Normalny" style:family="paragraph">
      <style:paragraph-properties fo:text-align="justify" fo:line-height="150%"/>
    </style:style>
    <style:style style:name="T2698" style:parent-style-name="Domyślnaczcionkaakapitu" style:family="text">
      <style:text-properties style:text-underline-type="single" style:text-underline-style="solid" style:text-underline-width="auto" style:text-underline-mode="continuous"/>
    </style:style>
    <style:style style:name="T2699" style:parent-style-name="Domyślnaczcionkaakapitu" style:family="text">
      <style:text-properties fo:background-color="#80FFFF" style:text-underline-type="single" style:text-underline-style="solid" style:text-underline-width="auto" style:text-underline-mode="continuous"/>
    </style:style>
    <style:style style:name="T2700" style:parent-style-name="Domyślnaczcionkaakapitu" style:family="text">
      <style:text-properties style:text-underline-type="single" style:text-underline-style="solid" style:text-underline-width="auto" style:text-underline-mode="continuous"/>
    </style:style>
    <style:style style:name="P2701" style:parent-style-name="Normalny" style:family="paragraph">
      <style:paragraph-properties fo:text-align="justify" fo:line-height="150%" fo:text-indent="0.2479in"/>
    </style:style>
    <style:style style:name="T2702" style:parent-style-name="Domyślnaczcionkaakapitu" style:family="text">
      <style:text-properties fo:background-color="#80FFFF"/>
    </style:style>
    <style:style style:name="P2703" style:parent-style-name="Normalny" style:family="paragraph">
      <style:paragraph-properties fo:text-align="justify" fo:line-height="150%"/>
    </style:style>
    <style:style style:name="T2704" style:parent-style-name="Domyślnaczcionkaakapitu" style:family="text">
      <style:text-properties style:text-underline-type="single" style:text-underline-style="solid" style:text-underline-width="auto" style:text-underline-mode="continuous"/>
    </style:style>
    <style:style style:name="P2705" style:parent-style-name="Normalny" style:family="paragraph">
      <style:paragraph-properties fo:text-align="justify" fo:line-height="150%" fo:text-indent="0.2479in"/>
    </style:style>
    <style:style style:name="P2706" style:parent-style-name="Normalny" style:family="paragraph">
      <style:paragraph-properties fo:text-align="justify" fo:line-height="150%"/>
    </style:style>
    <style:style style:name="P2707" style:parent-style-name="Normalny" style:family="paragraph">
      <style:paragraph-properties fo:text-align="justify" fo:line-height="150%"/>
    </style:style>
    <style:style style:name="T2708" style:parent-style-name="Domyślnaczcionkaakapitu" style:family="text">
      <style:text-properties style:text-underline-type="single" style:text-underline-style="solid" style:text-underline-width="auto" style:text-underline-mode="continuous"/>
    </style:style>
    <style:style style:name="P2709" style:parent-style-name="Normalny" style:family="paragraph">
      <style:paragraph-properties fo:text-align="justify" fo:line-height="150%" fo:text-indent="0.2479in"/>
    </style:style>
    <style:style style:name="P2710" style:parent-style-name="Normalny" style:family="paragraph">
      <style:paragraph-properties fo:text-align="justify" fo:line-height="150%"/>
    </style:style>
    <style:style style:name="T2711" style:parent-style-name="Domyślnaczcionkaakapitu" style:family="text">
      <style:text-properties style:text-underline-type="single" style:text-underline-style="solid" style:text-underline-width="auto" style:text-underline-mode="continuous"/>
    </style:style>
    <style:style style:name="T2712" style:parent-style-name="Domyślnaczcionkaakapitu" style:family="text">
      <style:text-properties fo:background-color="#80FFFF" style:text-underline-type="single" style:text-underline-style="solid" style:text-underline-width="auto" style:text-underline-mode="continuous"/>
    </style:style>
    <style:style style:name="T2713" style:parent-style-name="Domyślnaczcionkaakapitu" style:family="text">
      <style:text-properties style:text-underline-type="single" style:text-underline-style="solid" style:text-underline-width="auto" style:text-underline-mode="continuous"/>
    </style:style>
    <style:style style:name="T2714" style:parent-style-name="Domyślnaczcionkaakapitu" style:family="text">
      <style:text-properties fo:background-color="#80FFFF" style:text-underline-type="single" style:text-underline-style="solid" style:text-underline-width="auto" style:text-underline-mode="continuous"/>
    </style:style>
    <style:style style:name="P2715" style:parent-style-name="Normalny" style:family="paragraph">
      <style:paragraph-properties fo:text-align="justify" fo:line-height="150%" fo:text-indent="0.2479in"/>
    </style:style>
    <style:style style:name="T2716" style:parent-style-name="Domyślnaczcionkaakapitu" style:family="text">
      <style:text-properties fo:background-color="#80FFFF"/>
    </style:style>
    <style:style style:name="P2717" style:parent-style-name="Normalny" style:family="paragraph">
      <style:paragraph-properties fo:text-align="justify" fo:line-height="150%"/>
    </style:style>
    <style:style style:name="T2718" style:parent-style-name="Domyślnaczcionkaakapitu" style:family="text">
      <style:text-properties style:text-underline-type="single" style:text-underline-style="solid" style:text-underline-width="auto" style:text-underline-mode="continuous"/>
    </style:style>
    <style:style style:name="P2719" style:parent-style-name="Normalny" style:family="paragraph">
      <style:paragraph-properties fo:text-align="justify" fo:line-height="150%" fo:text-indent="0.2479in"/>
    </style:style>
    <style:style style:name="T2720" style:parent-style-name="Domyślnaczcionkaakapitu" style:family="text">
      <style:text-properties fo:background-color="#80FFFF"/>
    </style:style>
    <style:style style:name="T2721" style:parent-style-name="Domyślnaczcionkaakapitu" style:family="text">
      <style:text-properties fo:background-color="#80FFFF"/>
    </style:style>
    <style:style style:name="T2722" style:parent-style-name="Domyślnaczcionkaakapitu" style:family="text">
      <style:text-properties fo:background-color="#80FFFF"/>
    </style:style>
    <style:style style:name="T2723" style:parent-style-name="Domyślnaczcionkaakapitu" style:family="text">
      <style:text-properties fo:background-color="#80FFFF"/>
    </style:style>
    <style:style style:name="T2724" style:parent-style-name="Domyślnaczcionkaakapitu" style:family="text">
      <style:text-properties fo:background-color="#80FFFF"/>
    </style:style>
    <style:style style:name="P2725" style:parent-style-name="Normalny" style:family="paragraph">
      <style:paragraph-properties fo:text-align="justify" fo:line-height="150%"/>
    </style:style>
    <style:style style:name="T2726" style:parent-style-name="Domyślnaczcionkaakapitu" style:family="text">
      <style:text-properties style:text-underline-type="single" style:text-underline-style="solid" style:text-underline-width="auto" style:text-underline-mode="continuous"/>
    </style:style>
    <style:style style:name="T2727" style:parent-style-name="Domyślnaczcionkaakapitu" style:family="text">
      <style:text-properties fo:background-color="#80FFFF" style:text-underline-type="single" style:text-underline-style="solid" style:text-underline-width="auto" style:text-underline-mode="continuous"/>
    </style:style>
    <style:style style:name="P2728" style:parent-style-name="Normalny" style:family="paragraph">
      <style:paragraph-properties fo:text-align="justify" fo:line-height="150%" fo:text-indent="0.2479in"/>
    </style:style>
    <style:style style:name="P2729" style:parent-style-name="Normalny" style:family="paragraph">
      <style:paragraph-properties fo:text-align="justify" fo:line-height="150%"/>
    </style:style>
    <style:style style:name="T2730" style:parent-style-name="Domyślnaczcionkaakapitu" style:family="text">
      <style:text-properties style:text-underline-type="single" style:text-underline-style="solid" style:text-underline-width="auto" style:text-underline-mode="continuous"/>
    </style:style>
    <style:style style:name="P2731" style:parent-style-name="Normalny" style:family="paragraph">
      <style:paragraph-properties fo:text-align="justify" fo:line-height="150%" fo:text-indent="0.2479in"/>
    </style:style>
    <style:style style:name="P2732" style:parent-style-name="Normalny" style:family="paragraph">
      <style:paragraph-properties fo:text-align="justify" fo:line-height="150%" fo:text-indent="0.2479in"/>
    </style:style>
    <style:style style:name="P2733" style:parent-style-name="Normalny" style:family="paragraph">
      <style:paragraph-properties fo:text-align="justify" fo:line-height="150%"/>
    </style:style>
    <style:style style:name="T2734" style:parent-style-name="Domyślnaczcionkaakapitu" style:family="text">
      <style:text-properties style:text-underline-type="single" style:text-underline-style="solid" style:text-underline-width="auto" style:text-underline-mode="continuous"/>
    </style:style>
    <style:style style:name="P2735" style:parent-style-name="Normalny" style:family="paragraph">
      <style:paragraph-properties fo:text-align="justify" fo:line-height="150%" fo:text-indent="0.2479in"/>
    </style:style>
    <style:style style:name="T2736" style:parent-style-name="Domyślnaczcionkaakapitu" style:family="text">
      <style:text-properties fo:background-color="#80FFFF"/>
    </style:style>
    <style:style style:name="T2737" style:parent-style-name="Domyślnaczcionkaakapitu" style:family="text">
      <style:text-properties fo:background-color="#80FFFF"/>
    </style:style>
    <style:style style:name="P2738" style:parent-style-name="Normalny" style:family="paragraph">
      <style:paragraph-properties fo:text-align="justify" fo:line-height="150%"/>
    </style:style>
    <style:style style:name="T2739" style:parent-style-name="Domyślnaczcionkaakapitu" style:family="text">
      <style:text-properties style:text-underline-type="single" style:text-underline-style="solid" style:text-underline-width="auto" style:text-underline-mode="continuous"/>
    </style:style>
    <style:style style:name="T2740" style:parent-style-name="Domyślnaczcionkaakapitu" style:family="text">
      <style:text-properties fo:background-color="#80FFFF" style:text-underline-type="single" style:text-underline-style="solid" style:text-underline-width="auto" style:text-underline-mode="continuous"/>
    </style:style>
    <style:style style:name="P2741" style:parent-style-name="Normalny" style:family="paragraph">
      <style:paragraph-properties fo:text-align="justify" fo:line-height="150%" fo:text-indent="0.2479in"/>
    </style:style>
    <style:style style:name="T2742" style:parent-style-name="Domyślnaczcionkaakapitu" style:family="text">
      <style:text-properties fo:background-color="#80FFFF"/>
    </style:style>
    <style:style style:name="T2743" style:parent-style-name="Domyślnaczcionkaakapitu" style:family="text">
      <style:text-properties fo:background-color="#80FFFF"/>
    </style:style>
    <style:style style:name="P2744" style:parent-style-name="Normalny" style:family="paragraph">
      <style:paragraph-properties fo:text-align="justify" fo:line-height="150%"/>
    </style:style>
    <style:style style:name="T2745" style:parent-style-name="Domyślnaczcionkaakapitu" style:family="text">
      <style:text-properties style:text-underline-type="single" style:text-underline-style="solid" style:text-underline-width="auto" style:text-underline-mode="continuous"/>
    </style:style>
    <style:style style:name="P2746" style:parent-style-name="Normalny" style:family="paragraph">
      <style:paragraph-properties fo:text-align="justify" fo:line-height="150%" fo:text-indent="0.2479in"/>
    </style:style>
    <style:style style:name="P2747" style:parent-style-name="Normalny" style:family="paragraph">
      <style:paragraph-properties fo:text-align="justify" fo:line-height="150%"/>
    </style:style>
    <style:style style:name="T2748" style:parent-style-name="Domyślnaczcionkaakapitu" style:family="text">
      <style:text-properties style:text-underline-type="single" style:text-underline-style="solid" style:text-underline-width="auto" style:text-underline-mode="continuous"/>
    </style:style>
    <style:style style:name="P2749" style:parent-style-name="Normalny" style:family="paragraph">
      <style:paragraph-properties fo:text-align="justify" fo:line-height="150%" fo:text-indent="0.2479in"/>
    </style:style>
    <style:style style:name="P2750" style:parent-style-name="Normalny" style:family="paragraph">
      <style:paragraph-properties fo:text-align="justify" fo:line-height="150%"/>
    </style:style>
    <style:style style:name="T2751" style:parent-style-name="Domyślnaczcionkaakapitu" style:family="text">
      <style:text-properties style:text-underline-type="single" style:text-underline-style="solid" style:text-underline-width="auto" style:text-underline-mode="continuous"/>
    </style:style>
    <style:style style:name="T2752" style:parent-style-name="Domyślnaczcionkaakapitu" style:family="text">
      <style:text-properties fo:background-color="#80FFFF" style:text-underline-type="single" style:text-underline-style="solid" style:text-underline-width="auto" style:text-underline-mode="continuous"/>
    </style:style>
    <style:style style:name="P2753" style:parent-style-name="Normalny" style:family="paragraph">
      <style:paragraph-properties fo:text-align="justify" fo:line-height="150%" fo:text-indent="0.2479in"/>
    </style:style>
    <style:style style:name="P2754" style:parent-style-name="Normalny" style:family="paragraph">
      <style:paragraph-properties fo:text-align="justify" fo:line-height="150%" fo:text-indent="0.2479in"/>
    </style:style>
    <style:style style:name="P2755" style:parent-style-name="Normalny" style:family="paragraph">
      <style:paragraph-properties fo:text-align="justify" fo:line-height="150%"/>
    </style:style>
    <style:style style:name="T2756" style:parent-style-name="Domyślnaczcionkaakapitu" style:family="text">
      <style:text-properties style:text-underline-type="single" style:text-underline-style="solid" style:text-underline-width="auto" style:text-underline-mode="continuous"/>
    </style:style>
    <style:style style:name="P2757" style:parent-style-name="Normalny" style:family="paragraph">
      <style:paragraph-properties fo:text-align="justify" fo:line-height="150%" fo:text-indent="0.2479in"/>
    </style:style>
    <style:style style:name="P2758" style:parent-style-name="Normalny" style:family="paragraph">
      <style:paragraph-properties fo:text-align="justify" fo:line-height="150%"/>
    </style:style>
    <style:style style:name="T2759" style:parent-style-name="Domyślnaczcionkaakapitu" style:family="text">
      <style:text-properties style:text-underline-type="single" style:text-underline-style="solid" style:text-underline-width="auto" style:text-underline-mode="continuous"/>
    </style:style>
    <style:style style:name="T2760" style:parent-style-name="Domyślnaczcionkaakapitu" style:family="text">
      <style:text-properties fo:background-color="#80FFFF" style:text-underline-type="single" style:text-underline-style="solid" style:text-underline-width="auto" style:text-underline-mode="continuous"/>
    </style:style>
    <style:style style:name="P2761" style:parent-style-name="Normalny" style:family="paragraph">
      <style:paragraph-properties fo:text-align="justify" fo:line-height="150%" fo:text-indent="0.2479in"/>
    </style:style>
    <style:style style:name="P2762" style:parent-style-name="Normalny" style:family="paragraph">
      <style:paragraph-properties fo:text-align="justify" fo:line-height="150%">
        <style:tab-stops>
          <style:tab-stop style:type="left" style:leader-style="solid" style:leader-text="_" style:position="3.1097in"/>
        </style:tab-stops>
      </style:paragraph-properties>
    </style:style>
    <style:style style:name="T2763" style:parent-style-name="Domyślnaczcionkaakapitu" style:family="text">
      <style:text-properties style:text-underline-type="single" style:text-underline-style="solid" style:text-underline-width="auto" style:text-underline-mode="continuous"/>
    </style:style>
    <style:style style:name="P2764" style:parent-style-name="Normalny" style:family="paragraph">
      <style:paragraph-properties fo:text-align="justify" fo:line-height="150%" fo:text-indent="0.2479in"/>
    </style:style>
    <style:style style:name="T2765" style:parent-style-name="Domyślnaczcionkaakapitu" style:family="text">
      <style:text-properties fo:background-color="#80FFFF"/>
    </style:style>
    <style:style style:name="P2766" style:parent-style-name="Normalny" style:family="paragraph">
      <style:paragraph-properties fo:text-align="justify" fo:line-height="150%"/>
    </style:style>
    <style:style style:name="T2767" style:parent-style-name="Domyślnaczcionkaakapitu" style:family="text">
      <style:text-properties style:text-underline-type="single" style:text-underline-style="solid" style:text-underline-width="auto" style:text-underline-mode="continuous"/>
    </style:style>
    <style:style style:name="T2768" style:parent-style-name="Domyślnaczcionkaakapitu" style:family="text">
      <style:text-properties fo:background-color="#80FFFF" style:text-underline-type="single" style:text-underline-style="solid" style:text-underline-width="auto" style:text-underline-mode="continuous"/>
    </style:style>
    <style:style style:name="P2769" style:parent-style-name="Normalny" style:family="paragraph">
      <style:paragraph-properties fo:text-align="justify" fo:line-height="150%" fo:text-indent="0.2479in"/>
    </style:style>
    <style:style style:name="T2770" style:parent-style-name="Domyślnaczcionkaakapitu" style:family="text">
      <style:text-properties fo:background-color="#80FFFF"/>
    </style:style>
    <style:style style:name="T2771" style:parent-style-name="Domyślnaczcionkaakapitu" style:family="text">
      <style:text-properties fo:background-color="#80FFFF"/>
    </style:style>
    <style:style style:name="P2772" style:parent-style-name="Normalny" style:family="paragraph">
      <style:paragraph-properties fo:text-align="justify" fo:line-height="150%"/>
    </style:style>
    <style:style style:name="T2773" style:parent-style-name="Domyślnaczcionkaakapitu" style:family="text">
      <style:text-properties style:text-underline-type="single" style:text-underline-style="solid" style:text-underline-width="auto" style:text-underline-mode="continuous"/>
    </style:style>
    <style:style style:name="P2774" style:parent-style-name="Normalny" style:family="paragraph">
      <style:paragraph-properties fo:text-align="justify" fo:line-height="150%" fo:text-indent="0.2479in"/>
    </style:style>
    <style:style style:name="T2775" style:parent-style-name="Domyślnaczcionkaakapitu" style:family="text">
      <style:text-properties fo:background-color="#80FFFF"/>
    </style:style>
    <style:style style:name="P2776" style:parent-style-name="Normalny" style:family="paragraph">
      <style:paragraph-properties fo:text-align="justify" fo:line-height="150%"/>
    </style:style>
    <style:style style:name="T2777" style:parent-style-name="Domyślnaczcionkaakapitu" style:family="text">
      <style:text-properties style:text-underline-type="single" style:text-underline-style="solid" style:text-underline-width="auto" style:text-underline-mode="continuous"/>
    </style:style>
    <style:style style:name="T2778" style:parent-style-name="Domyślnaczcionkaakapitu" style:family="text">
      <style:text-properties fo:background-color="#80FFFF" style:text-underline-type="single" style:text-underline-style="solid" style:text-underline-width="auto" style:text-underline-mode="continuous"/>
    </style:style>
    <style:style style:name="P2779" style:parent-style-name="Normalny" style:family="paragraph">
      <style:paragraph-properties fo:text-align="justify" fo:line-height="150%" fo:text-indent="0.2479in"/>
    </style:style>
    <style:style style:name="P2780" style:parent-style-name="Normalny" style:family="paragraph">
      <style:paragraph-properties fo:text-align="justify" fo:line-height="150%"/>
    </style:style>
    <style:style style:name="T2781" style:parent-style-name="Domyślnaczcionkaakapitu" style:family="text">
      <style:text-properties style:text-underline-type="single" style:text-underline-style="solid" style:text-underline-width="auto" style:text-underline-mode="continuous"/>
    </style:style>
    <style:style style:name="P2782" style:parent-style-name="Normalny" style:family="paragraph">
      <style:paragraph-properties fo:text-align="justify" fo:line-height="150%" fo:text-indent="0.2479in"/>
    </style:style>
    <style:style style:name="T2783" style:parent-style-name="Domyślnaczcionkaakapitu" style:family="text">
      <style:text-properties fo:background-color="#80FFFF"/>
    </style:style>
    <style:style style:name="P2784" style:parent-style-name="Normalny" style:family="paragraph">
      <style:paragraph-properties fo:text-align="justify" fo:line-height="150%"/>
    </style:style>
    <style:style style:name="P2785" style:parent-style-name="Normalny" style:family="paragraph">
      <style:paragraph-properties fo:text-align="justify" fo:line-height="150%" fo:text-indent="0.2479in"/>
    </style:style>
    <style:style style:name="P2786" style:parent-style-name="Normalny" style:family="paragraph">
      <style:paragraph-properties fo:text-align="justify" fo:line-height="150%" fo:text-indent="0.2479in"/>
    </style:style>
    <style:style style:name="P2787" style:parent-style-name="Normalny" style:family="paragraph">
      <style:paragraph-properties fo:text-align="justify" fo:line-height="150%"/>
    </style:style>
    <style:style style:name="T2788" style:parent-style-name="Domyślnaczcionkaakapitu" style:family="text">
      <style:text-properties style:text-underline-type="single" style:text-underline-style="solid" style:text-underline-width="auto" style:text-underline-mode="continuous"/>
    </style:style>
    <style:style style:name="T2789" style:parent-style-name="Domyślnaczcionkaakapitu" style:family="text">
      <style:text-properties fo:background-color="#80FFFF" style:text-underline-type="single" style:text-underline-style="solid" style:text-underline-width="auto" style:text-underline-mode="continuous"/>
    </style:style>
    <style:style style:name="P2790" style:parent-style-name="Normalny" style:family="paragraph">
      <style:paragraph-properties fo:text-align="justify" fo:line-height="150%" fo:text-indent="0.2479in"/>
    </style:style>
    <style:style style:name="P2791" style:parent-style-name="Normalny" style:family="paragraph">
      <style:paragraph-properties fo:text-align="justify" fo:line-height="150%"/>
    </style:style>
    <style:style style:name="T2792" style:parent-style-name="Domyślnaczcionkaakapitu" style:family="text">
      <style:text-properties style:text-underline-type="single" style:text-underline-style="solid" style:text-underline-width="auto" style:text-underline-mode="continuous"/>
    </style:style>
    <style:style style:name="P2793" style:parent-style-name="Normalny" style:family="paragraph">
      <style:paragraph-properties fo:text-align="justify" fo:line-height="150%" fo:text-indent="0.2479in"/>
    </style:style>
    <style:style style:name="P2794" style:parent-style-name="Normalny" style:family="paragraph">
      <style:paragraph-properties fo:text-align="justify" fo:line-height="150%"/>
    </style:style>
    <style:style style:name="P2795" style:parent-style-name="Normalny" style:family="paragraph">
      <style:paragraph-properties fo:text-align="justify" fo:line-height="150%" fo:text-indent="0.2479in"/>
    </style:style>
    <style:style style:name="T2796" style:parent-style-name="Domyślnaczcionkaakapitu" style:family="text">
      <style:text-properties fo:background-color="#80FFFF"/>
    </style:style>
    <style:style style:name="P2797" style:parent-style-name="Normalny" style:family="paragraph">
      <style:paragraph-properties fo:text-align="justify" fo:line-height="150%" fo:text-indent="0.2479in"/>
    </style:style>
    <style:style style:name="T2798" style:parent-style-name="Domyślnaczcionkaakapitu" style:family="text">
      <style:text-properties fo:background-color="#80FFFF"/>
    </style:style>
    <style:style style:name="P2799" style:parent-style-name="Normalny" style:family="paragraph">
      <style:paragraph-properties fo:text-align="justify" fo:line-height="150%"/>
    </style:style>
    <style:style style:name="T2800" style:parent-style-name="Domyślnaczcionkaakapitu" style:family="text">
      <style:text-properties style:text-underline-type="single" style:text-underline-style="solid" style:text-underline-width="auto" style:text-underline-mode="continuous"/>
    </style:style>
    <style:style style:name="T2801" style:parent-style-name="Domyślnaczcionkaakapitu" style:family="text">
      <style:text-properties fo:background-color="#80FFFF" style:text-underline-type="single" style:text-underline-style="solid" style:text-underline-width="auto" style:text-underline-mode="continuous"/>
    </style:style>
    <style:style style:name="P2802" style:parent-style-name="Normalny" style:family="paragraph">
      <style:paragraph-properties fo:text-align="justify" fo:line-height="150%" fo:text-indent="0.2479in"/>
    </style:style>
    <style:style style:name="T2803" style:parent-style-name="Domyślnaczcionkaakapitu" style:family="text">
      <style:text-properties fo:background-color="#80FFFF"/>
    </style:style>
    <style:style style:name="P2804" style:parent-style-name="Normalny" style:family="paragraph">
      <style:paragraph-properties fo:text-align="justify" fo:line-height="150%"/>
    </style:style>
    <style:style style:name="P2805" style:parent-style-name="Normalny" style:family="paragraph">
      <style:paragraph-properties fo:text-align="justify" fo:line-height="150%"/>
    </style:style>
    <style:style style:name="T2806" style:parent-style-name="Domyślnaczcionkaakapitu" style:family="text">
      <style:text-properties style:text-underline-type="single" style:text-underline-style="solid" style:text-underline-width="auto" style:text-underline-mode="continuous"/>
    </style:style>
    <style:style style:name="P2807" style:parent-style-name="Normalny" style:family="paragraph">
      <style:paragraph-properties fo:text-align="justify" fo:line-height="150%" fo:text-indent="0.2479in"/>
    </style:style>
    <style:style style:name="T2808" style:parent-style-name="Domyślnaczcionkaakapitu" style:family="text">
      <style:text-properties fo:background-color="#80FFFF"/>
    </style:style>
    <style:style style:name="P2809" style:parent-style-name="Normalny" style:family="paragraph">
      <style:paragraph-properties fo:text-align="justify" fo:line-height="150%"/>
    </style:style>
    <style:style style:name="P2810" style:parent-style-name="Normalny" style:family="paragraph">
      <style:paragraph-properties fo:text-align="justify" fo:line-height="150%" fo:text-indent="0.2479in"/>
    </style:style>
    <style:style style:name="P2811" style:parent-style-name="Normalny" style:family="paragraph">
      <style:paragraph-properties fo:text-align="justify" fo:line-height="150%">
        <style:tab-stops>
          <style:tab-stop style:type="left" style:position="3.1902in"/>
        </style:tab-stops>
      </style:paragraph-properties>
    </style:style>
    <style:style style:name="T2812" style:parent-style-name="Domyślnaczcionkaakapitu" style:family="text">
      <style:text-properties style:text-underline-type="single" style:text-underline-style="solid" style:text-underline-width="auto" style:text-underline-mode="continuous"/>
    </style:style>
    <style:style style:name="P2813" style:parent-style-name="Normalny" style:family="paragraph">
      <style:paragraph-properties fo:text-align="justify" fo:line-height="150%" fo:text-indent="0.2479in">
        <style:tab-stops>
          <style:tab-stop style:type="left" style:position="3.1902in"/>
        </style:tab-stops>
      </style:paragraph-properties>
    </style:style>
    <style:style style:name="T2814" style:parent-style-name="Domyślnaczcionkaakapitu" style:family="text">
      <style:text-properties fo:background-color="#80FFFF"/>
    </style:style>
    <style:style style:name="P2815" style:parent-style-name="Normalny" style:family="paragraph">
      <style:paragraph-properties fo:text-align="justify" fo:line-height="150%"/>
    </style:style>
    <style:style style:name="T2816" style:parent-style-name="Domyślnaczcionkaakapitu" style:family="text">
      <style:text-properties style:text-underline-type="single" style:text-underline-style="solid" style:text-underline-width="auto" style:text-underline-mode="continuous"/>
    </style:style>
    <style:style style:name="T2817" style:parent-style-name="Domyślnaczcionkaakapitu" style:family="text">
      <style:text-properties fo:background-color="#80FFFF" style:text-underline-type="single" style:text-underline-style="solid" style:text-underline-width="auto" style:text-underline-mode="continuous"/>
    </style:style>
    <style:style style:name="P2818" style:parent-style-name="Normalny" style:family="paragraph">
      <style:paragraph-properties fo:text-align="justify" fo:line-height="150%" fo:text-indent="0.2479in"/>
    </style:style>
    <style:style style:name="P2819" style:parent-style-name="Normalny" style:family="paragraph">
      <style:paragraph-properties fo:text-align="justify" fo:line-height="150%" fo:text-indent="0.2479in"/>
    </style:style>
    <style:style style:name="P2820" style:parent-style-name="Normalny" style:family="paragraph">
      <style:paragraph-properties fo:text-align="justify" fo:line-height="150%" fo:text-indent="0.2479in"/>
    </style:style>
    <style:style style:name="T2821" style:parent-style-name="Domyślnaczcionkaakapitu" style:family="text">
      <style:text-properties fo:background-color="#80FFFF"/>
    </style:style>
    <style:style style:name="P2822" style:parent-style-name="Normalny" style:family="paragraph">
      <style:paragraph-properties fo:text-align="justify" fo:line-height="150%">
        <style:tab-stops>
          <style:tab-stop style:type="left" style:position="2.877in"/>
        </style:tab-stops>
      </style:paragraph-properties>
    </style:style>
    <style:style style:name="T2823" style:parent-style-name="Domyślnaczcionkaakapitu" style:family="text">
      <style:text-properties style:text-underline-type="single" style:text-underline-style="solid" style:text-underline-width="auto" style:text-underline-mode="continuous"/>
    </style:style>
    <style:style style:name="P2824" style:parent-style-name="Normalny" style:family="paragraph">
      <style:paragraph-properties fo:text-align="justify" fo:line-height="150%" fo:text-indent="0.2479in"/>
    </style:style>
    <style:style style:name="P2825" style:parent-style-name="Normalny" style:family="paragraph">
      <style:paragraph-properties fo:text-align="justify" fo:line-height="150%" fo:text-indent="0.2479in"/>
    </style:style>
    <style:style style:name="T2826" style:parent-style-name="Domyślnaczcionkaakapitu" style:family="text">
      <style:text-properties fo:background-color="#80FFFF"/>
    </style:style>
    <style:style style:name="P2827" style:parent-style-name="Normalny" style:family="paragraph">
      <style:paragraph-properties fo:text-align="justify" fo:line-height="150%" fo:text-indent="0.2479in"/>
    </style:style>
    <style:style style:name="T2828" style:parent-style-name="Domyślnaczcionkaakapitu" style:family="text">
      <style:text-properties fo:background-color="#80FFFF"/>
    </style:style>
    <style:style style:name="T2829" style:parent-style-name="Domyślnaczcionkaakapitu" style:family="text">
      <style:text-properties fo:background-color="#80FFFF"/>
    </style:style>
    <style:style style:name="T2830" style:parent-style-name="Domyślnaczcionkaakapitu" style:family="text">
      <style:text-properties fo:background-color="#80FFFF"/>
    </style:style>
    <style:style style:name="T2831" style:parent-style-name="Domyślnaczcionkaakapitu" style:family="text">
      <style:text-properties fo:background-color="#80FFFF"/>
    </style:style>
    <style:style style:name="T2832" style:parent-style-name="Domyślnaczcionkaakapitu" style:family="text">
      <style:text-properties fo:background-color="#80FFFF"/>
    </style:style>
    <style:style style:name="T2833" style:parent-style-name="Domyślnaczcionkaakapitu" style:family="text">
      <style:text-properties fo:background-color="#80FFFF"/>
    </style:style>
    <style:style style:name="P2834" style:parent-style-name="Normalny" style:family="paragraph">
      <style:paragraph-properties fo:text-align="justify" fo:line-height="150%" fo:text-indent="0.2479in"/>
    </style:style>
    <style:style style:name="P2835" style:parent-style-name="Normalny" style:family="paragraph">
      <style:paragraph-properties fo:text-align="justify" fo:line-height="150%" fo:text-indent="0.2479in"/>
    </style:style>
    <style:style style:name="T2836" style:parent-style-name="Domyślnaczcionkaakapitu" style:family="text">
      <style:text-properties fo:background-color="#80FFFF"/>
    </style:style>
    <style:style style:name="T2837" style:parent-style-name="Domyślnaczcionkaakapitu" style:family="text">
      <style:text-properties fo:background-color="#80FFFF"/>
    </style:style>
    <style:style style:name="P2838" style:parent-style-name="Normalny" style:family="paragraph">
      <style:paragraph-properties fo:text-align="justify" fo:line-height="150%" fo:text-indent="0.2479in"/>
    </style:style>
    <style:style style:name="T2839" style:parent-style-name="Domyślnaczcionkaakapitu" style:family="text">
      <style:text-properties fo:background-color="#80FFFF"/>
    </style:style>
    <style:style style:name="T2840" style:parent-style-name="Domyślnaczcionkaakapitu" style:family="text">
      <style:text-properties fo:background-color="#80FFFF"/>
    </style:style>
    <style:style style:name="P2841" style:parent-style-name="Normalny" style:family="paragraph">
      <style:paragraph-properties fo:text-align="justify" fo:line-height="150%" fo:text-indent="0.2479in"/>
    </style:style>
    <style:style style:name="P2842" style:parent-style-name="Normalny" style:family="paragraph">
      <style:paragraph-properties fo:text-align="justify" fo:line-height="150%" fo:text-indent="0.2479in"/>
    </style:style>
    <style:style style:name="P2843" style:parent-style-name="Normalny" style:family="paragraph">
      <style:paragraph-properties fo:text-align="justify" fo:line-height="150%" fo:text-indent="0.2479in"/>
    </style:style>
    <style:style style:name="T2844" style:parent-style-name="Domyślnaczcionkaakapitu" style:family="text">
      <style:text-properties fo:background-color="#80FFFF"/>
    </style:style>
    <style:style style:name="T2845" style:parent-style-name="Domyślnaczcionkaakapitu" style:family="text">
      <style:text-properties fo:background-color="#80FFFF"/>
    </style:style>
    <style:style style:name="P2846" style:parent-style-name="Normalny" style:family="paragraph">
      <style:paragraph-properties fo:text-align="justify" fo:line-height="150%" fo:text-indent="0.2479in"/>
    </style:style>
    <style:style style:name="P2847" style:parent-style-name="Normalny" style:family="paragraph">
      <style:paragraph-properties fo:text-align="justify" fo:line-height="150%" fo:text-indent="0.2479in"/>
    </style:style>
    <style:style style:name="T2848" style:parent-style-name="Domyślnaczcionkaakapitu" style:family="text">
      <style:text-properties fo:background-color="#80FFFF"/>
    </style:style>
    <style:style style:name="P2849" style:parent-style-name="Normalny" style:family="paragraph">
      <style:paragraph-properties fo:text-align="justify" fo:line-height="150%" fo:text-indent="0.2479in"/>
    </style:style>
    <style:style style:name="T2850" style:parent-style-name="Domyślnaczcionkaakapitu" style:family="text">
      <style:text-properties fo:background-color="#80FFFF"/>
    </style:style>
    <style:style style:name="T2851" style:parent-style-name="Domyślnaczcionkaakapitu" style:family="text">
      <style:text-properties fo:background-color="#80FFFF"/>
    </style:style>
    <style:style style:name="P2852" style:parent-style-name="Normalny" style:family="paragraph">
      <style:paragraph-properties fo:text-align="justify" fo:line-height="150%"/>
    </style:style>
    <style:style style:name="T2853" style:parent-style-name="Domyślnaczcionkaakapitu" style:family="text">
      <style:text-properties fo:background-color="#80FFFF"/>
    </style:style>
    <style:style style:name="P2854" style:parent-style-name="Normalny" style:family="paragraph">
      <style:paragraph-properties fo:text-align="justify" fo:line-height="150%" fo:text-indent="0.2479in"/>
    </style:style>
    <style:style style:name="T2855" style:parent-style-name="Domyślnaczcionkaakapitu" style:family="text">
      <style:text-properties fo:background-color="#80FFFF"/>
    </style:style>
    <style:style style:name="P2856" style:parent-style-name="Normalny" style:family="paragraph">
      <style:paragraph-properties fo:text-align="justify" fo:line-height="150%"/>
    </style:style>
    <style:style style:name="T2857" style:parent-style-name="Domyślnaczcionkaakapitu" style:family="text">
      <style:text-properties fo:background-color="#80FFFF"/>
    </style:style>
    <style:style style:name="T2858" style:parent-style-name="Domyślnaczcionkaakapitu" style:family="text">
      <style:text-properties style:text-underline-type="single" style:text-underline-style="solid" style:text-underline-width="auto" style:text-underline-mode="continuous"/>
    </style:style>
    <style:style style:name="P2859" style:parent-style-name="Normalny" style:family="paragraph">
      <style:paragraph-properties fo:text-align="justify" fo:line-height="150%" fo:text-indent="0.2479in"/>
    </style:style>
    <style:style style:name="T2860" style:parent-style-name="Domyślnaczcionkaakapitu" style:family="text">
      <style:text-properties fo:background-color="#80FFFF"/>
    </style:style>
    <style:style style:name="P2861" style:parent-style-name="Normalny" style:family="paragraph">
      <style:paragraph-properties fo:text-align="justify" fo:line-height="150%" fo:text-indent="0.2479in"/>
    </style:style>
    <style:style style:name="T2862" style:parent-style-name="Domyślnaczcionkaakapitu" style:family="text">
      <style:text-properties fo:background-color="#80FFFF"/>
    </style:style>
    <style:style style:name="T2863" style:parent-style-name="Domyślnaczcionkaakapitu" style:family="text">
      <style:text-properties fo:background-color="#80FFFF"/>
    </style:style>
    <style:style style:name="T2864" style:parent-style-name="Domyślnaczcionkaakapitu" style:family="text">
      <style:text-properties fo:background-color="#80FFFF"/>
    </style:style>
    <style:style style:name="P2865" style:parent-style-name="Normalny" style:family="paragraph">
      <style:paragraph-properties fo:text-align="justify" fo:line-height="150%" fo:text-indent="0.2479in"/>
    </style:style>
    <style:style style:name="P2866" style:parent-style-name="Normalny" style:family="paragraph">
      <style:paragraph-properties fo:text-align="justify" fo:line-height="150%"/>
    </style:style>
    <style:style style:name="T2867" style:parent-style-name="Domyślnaczcionkaakapitu" style:family="text">
      <style:text-properties style:text-underline-type="single" style:text-underline-style="solid" style:text-underline-width="auto" style:text-underline-mode="continuous"/>
    </style:style>
    <style:style style:name="T2868" style:parent-style-name="Domyślnaczcionkaakapitu" style:family="text">
      <style:text-properties fo:background-color="#80FFFF" style:text-underline-type="single" style:text-underline-style="solid" style:text-underline-width="auto" style:text-underline-mode="continuous"/>
    </style:style>
    <style:style style:name="P2869" style:parent-style-name="Normalny" style:family="paragraph">
      <style:paragraph-properties fo:text-align="justify" fo:line-height="150%" fo:text-indent="0.2479in"/>
    </style:style>
    <style:style style:name="P2870" style:parent-style-name="Normalny" style:family="paragraph">
      <style:paragraph-properties fo:text-align="justify" fo:line-height="150%"/>
    </style:style>
    <style:style style:name="P2871" style:parent-style-name="Normalny" style:family="paragraph">
      <style:paragraph-properties fo:text-align="justify" fo:line-height="150%" fo:text-indent="0.2479in"/>
    </style:style>
    <style:style style:name="T2872" style:parent-style-name="Domyślnaczcionkaakapitu" style:family="text">
      <style:text-properties fo:background-color="#80FFFF"/>
    </style:style>
    <style:style style:name="P2873" style:parent-style-name="Normalny" style:family="paragraph">
      <style:paragraph-properties fo:text-align="justify" fo:line-height="150%"/>
    </style:style>
    <style:style style:name="T2874" style:parent-style-name="Domyślnaczcionkaakapitu" style:family="text">
      <style:text-properties style:text-underline-type="single" style:text-underline-style="solid" style:text-underline-width="auto" style:text-underline-mode="continuous"/>
    </style:style>
    <style:style style:name="P2875" style:parent-style-name="Normalny" style:family="paragraph">
      <style:paragraph-properties fo:text-align="justify" fo:line-height="150%" fo:text-indent="0.2479in"/>
    </style:style>
    <style:style style:name="T2876" style:parent-style-name="Domyślnaczcionkaakapitu" style:family="text">
      <style:text-properties fo:background-color="#80FFFF"/>
    </style:style>
    <style:style style:name="T2877" style:parent-style-name="Domyślnaczcionkaakapitu" style:family="text">
      <style:text-properties fo:background-color="#80FFFF"/>
    </style:style>
    <style:style style:name="T2878" style:parent-style-name="Domyślnaczcionkaakapitu" style:family="text">
      <style:text-properties fo:background-color="#80FFFF"/>
    </style:style>
    <style:style style:name="P2879" style:parent-style-name="Normalny" style:family="paragraph">
      <style:paragraph-properties fo:text-align="justify" fo:line-height="150%" fo:text-indent="0.2479in"/>
    </style:style>
    <style:style style:name="P2880" style:parent-style-name="Normalny" style:family="paragraph">
      <style:paragraph-properties fo:text-align="justify" fo:line-height="150%"/>
    </style:style>
    <style:style style:name="T2881" style:parent-style-name="Domyślnaczcionkaakapitu" style:family="text">
      <style:text-properties style:text-underline-type="single" style:text-underline-style="solid" style:text-underline-width="auto" style:text-underline-mode="continuous"/>
    </style:style>
    <style:style style:name="T2882" style:parent-style-name="Domyślnaczcionkaakapitu" style:family="text">
      <style:text-properties fo:background-color="#80FFFF" style:text-underline-type="single" style:text-underline-style="solid" style:text-underline-width="auto" style:text-underline-mode="continuous"/>
    </style:style>
    <style:style style:name="P2883" style:parent-style-name="Normalny" style:family="paragraph">
      <style:paragraph-properties fo:text-align="justify" fo:line-height="150%" fo:text-indent="0.2479in"/>
    </style:style>
    <style:style style:name="P2884" style:parent-style-name="Normalny" style:family="paragraph">
      <style:paragraph-properties fo:text-align="justify" fo:line-height="150%"/>
    </style:style>
    <style:style style:name="T2885" style:parent-style-name="Domyślnaczcionkaakapitu" style:family="text">
      <style:text-properties style:text-underline-type="single" style:text-underline-style="solid" style:text-underline-width="auto" style:text-underline-mode="continuous"/>
    </style:style>
    <style:style style:name="P2886" style:parent-style-name="Normalny" style:family="paragraph">
      <style:paragraph-properties fo:text-align="justify" fo:line-height="150%" fo:text-indent="0.2479in"/>
    </style:style>
    <style:style style:name="P2887" style:parent-style-name="Normalny" style:family="paragraph">
      <style:paragraph-properties fo:text-align="justify" fo:line-height="150%"/>
    </style:style>
    <style:style style:name="P2888" style:parent-style-name="Normalny" style:family="paragraph">
      <style:paragraph-properties fo:text-align="justify" fo:line-height="150%" fo:text-indent="0.2479in"/>
    </style:style>
    <style:style style:name="T2889" style:parent-style-name="Domyślnaczcionkaakapitu" style:family="text">
      <style:text-properties fo:background-color="#80FFFF"/>
    </style:style>
    <style:style style:name="P2890" style:parent-style-name="Normalny" style:family="paragraph">
      <style:paragraph-properties fo:text-align="justify" fo:line-height="150%" fo:text-indent="0.2479in"/>
    </style:style>
    <style:style style:name="P2891" style:parent-style-name="Normalny" style:family="paragraph">
      <style:paragraph-properties fo:text-align="justify" fo:line-height="150%" fo:text-indent="0.2479in"/>
    </style:style>
    <style:style style:name="T2892" style:parent-style-name="Domyślnaczcionkaakapitu" style:family="text">
      <style:text-properties fo:background-color="#80FFFF"/>
    </style:style>
    <style:style style:name="T2893" style:parent-style-name="Domyślnaczcionkaakapitu" style:family="text">
      <style:text-properties fo:background-color="#80FFFF"/>
    </style:style>
    <style:style style:name="P2894" style:parent-style-name="Normalny" style:family="paragraph">
      <style:paragraph-properties fo:text-align="justify" fo:line-height="150%" fo:text-indent="0.2479in"/>
    </style:style>
    <style:style style:name="P2895" style:parent-style-name="Normalny" style:family="paragraph">
      <style:paragraph-properties fo:text-align="justify" fo:line-height="150%" fo:text-indent="0.2479in"/>
    </style:style>
    <style:style style:name="T2896" style:parent-style-name="Domyślnaczcionkaakapitu" style:family="text">
      <style:text-properties fo:background-color="#80FFFF"/>
    </style:style>
    <style:style style:name="P2897" style:parent-style-name="Normalny" style:family="paragraph">
      <style:paragraph-properties fo:text-align="justify" fo:line-height="150%" fo:text-indent="0.2479in"/>
    </style:style>
    <style:style style:name="P2898" style:parent-style-name="Normalny" style:family="paragraph">
      <style:paragraph-properties fo:text-align="justify" fo:line-height="150%" fo:text-indent="0.2479in"/>
    </style:style>
    <style:style style:name="T2899" style:parent-style-name="Domyślnaczcionkaakapitu" style:family="text">
      <style:text-properties fo:background-color="#80FFFF"/>
    </style:style>
    <style:style style:name="T2900" style:parent-style-name="Domyślnaczcionkaakapitu" style:family="text">
      <style:text-properties fo:background-color="#80FFFF"/>
    </style:style>
    <style:style style:name="P2901" style:parent-style-name="Normalny" style:family="paragraph">
      <style:paragraph-properties fo:text-align="justify" fo:line-height="150%" fo:text-indent="0.2479in"/>
    </style:style>
    <style:style style:name="P2902" style:parent-style-name="Normalny" style:family="paragraph">
      <style:paragraph-properties fo:text-align="justify" fo:line-height="150%"/>
    </style:style>
    <style:style style:name="T2903" style:parent-style-name="Domyślnaczcionkaakapitu" style:family="text">
      <style:text-properties style:text-underline-type="single" style:text-underline-style="solid" style:text-underline-width="auto" style:text-underline-mode="continuous"/>
    </style:style>
    <style:style style:name="T2904" style:parent-style-name="Domyślnaczcionkaakapitu" style:family="text">
      <style:text-properties fo:background-color="#80FFFF" style:text-underline-type="single" style:text-underline-style="solid" style:text-underline-width="auto" style:text-underline-mode="continuous"/>
    </style:style>
    <style:style style:name="T2905" style:parent-style-name="Domyślnaczcionkaakapitu" style:family="text">
      <style:text-properties style:text-underline-type="single" style:text-underline-style="solid" style:text-underline-width="auto" style:text-underline-mode="continuous"/>
    </style:style>
    <style:style style:name="T2906" style:parent-style-name="Domyślnaczcionkaakapitu" style:family="text">
      <style:text-properties fo:background-color="#80FFFF" style:text-underline-type="single" style:text-underline-style="solid" style:text-underline-width="auto" style:text-underline-mode="continuous"/>
    </style:style>
    <style:style style:name="T2907" style:parent-style-name="Domyślnaczcionkaakapitu" style:family="text">
      <style:text-properties style:text-underline-type="single" style:text-underline-style="solid" style:text-underline-width="auto" style:text-underline-mode="continuous"/>
    </style:style>
    <style:style style:name="T2908" style:parent-style-name="Domyślnaczcionkaakapitu" style:family="text">
      <style:text-properties fo:background-color="#80FFFF" style:text-underline-type="single" style:text-underline-style="solid" style:text-underline-width="auto" style:text-underline-mode="continuous"/>
    </style:style>
    <style:style style:name="T2909" style:parent-style-name="Domyślnaczcionkaakapitu" style:family="text">
      <style:text-properties style:text-underline-type="single" style:text-underline-style="solid" style:text-underline-width="auto" style:text-underline-mode="continuous"/>
    </style:style>
    <style:style style:name="T2910" style:parent-style-name="Domyślnaczcionkaakapitu" style:family="text">
      <style:text-properties fo:background-color="#80FFFF" style:text-underline-type="single" style:text-underline-style="solid" style:text-underline-width="auto" style:text-underline-mode="continuous"/>
    </style:style>
    <style:style style:name="T2911" style:parent-style-name="Domyślnaczcionkaakapitu" style:family="text">
      <style:text-properties style:text-underline-type="single" style:text-underline-style="solid" style:text-underline-width="auto" style:text-underline-mode="continuous"/>
    </style:style>
    <style:style style:name="P2912" style:parent-style-name="Normalny" style:family="paragraph">
      <style:paragraph-properties fo:text-align="justify" fo:line-height="150%" fo:text-indent="0.2479in"/>
    </style:style>
    <style:style style:name="P2913" style:parent-style-name="Normalny" style:family="paragraph">
      <style:paragraph-properties fo:text-align="justify" fo:line-height="150%"/>
    </style:style>
    <style:style style:name="P2914" style:parent-style-name="Normalny" style:family="paragraph">
      <style:paragraph-properties fo:text-align="justify" fo:line-height="150%" fo:text-indent="0.2479in"/>
    </style:style>
    <style:style style:name="T2915" style:parent-style-name="Domyślnaczcionkaakapitu" style:family="text">
      <style:text-properties fo:background-color="#80FFFF"/>
    </style:style>
    <style:style style:name="T2916" style:parent-style-name="Domyślnaczcionkaakapitu" style:family="text">
      <style:text-properties fo:background-color="#80FFFF"/>
    </style:style>
    <style:style style:name="T2917" style:parent-style-name="Domyślnaczcionkaakapitu" style:family="text">
      <style:text-properties fo:background-color="#80FFFF"/>
    </style:style>
    <style:style style:name="T2918" style:parent-style-name="Domyślnaczcionkaakapitu" style:family="text">
      <style:text-properties fo:background-color="#80FFFF"/>
    </style:style>
    <style:style style:name="P2919" style:parent-style-name="Normalny" style:family="paragraph">
      <style:paragraph-properties fo:text-align="justify" fo:line-height="150%" fo:text-indent="0.2479in"/>
    </style:style>
    <style:style style:name="T2920" style:parent-style-name="Domyślnaczcionkaakapitu" style:family="text">
      <style:text-properties fo:background-color="#80FFFF"/>
    </style:style>
    <style:style style:name="T2921" style:parent-style-name="Domyślnaczcionkaakapitu" style:family="text">
      <style:text-properties fo:background-color="#80FFFF"/>
    </style:style>
    <style:style style:name="P2922" style:parent-style-name="Normalny" style:family="paragraph">
      <style:paragraph-properties fo:text-align="justify" fo:line-height="150%"/>
    </style:style>
    <style:style style:name="T2923" style:parent-style-name="Domyślnaczcionkaakapitu" style:family="text">
      <style:text-properties style:text-underline-type="single" style:text-underline-style="solid" style:text-underline-width="auto" style:text-underline-mode="continuous"/>
    </style:style>
    <style:style style:name="P2924" style:parent-style-name="Normalny" style:family="paragraph">
      <style:paragraph-properties fo:text-align="justify" fo:line-height="150%" fo:text-indent="0.2479in"/>
    </style:style>
    <style:style style:name="P2925" style:parent-style-name="Normalny" style:family="paragraph">
      <style:paragraph-properties fo:text-align="justify" fo:line-height="150%"/>
    </style:style>
    <style:style style:name="T2926" style:parent-style-name="Domyślnaczcionkaakapitu" style:family="text">
      <style:text-properties style:text-underline-type="single" style:text-underline-style="solid" style:text-underline-width="auto" style:text-underline-mode="continuous"/>
    </style:style>
    <style:style style:name="T2927" style:parent-style-name="Domyślnaczcionkaakapitu" style:family="text">
      <style:text-properties fo:background-color="#80FFFF" style:text-underline-type="single" style:text-underline-style="solid" style:text-underline-width="auto" style:text-underline-mode="continuous"/>
    </style:style>
    <style:style style:name="P2928" style:parent-style-name="Normalny" style:family="paragraph">
      <style:paragraph-properties fo:text-align="justify" fo:line-height="150%" fo:text-indent="0.2479in"/>
    </style:style>
    <style:style style:name="T2929" style:parent-style-name="Domyślnaczcionkaakapitu" style:family="text">
      <style:text-properties fo:background-color="#80FFFF"/>
    </style:style>
    <style:style style:name="T2930" style:parent-style-name="Domyślnaczcionkaakapitu" style:family="text">
      <style:text-properties fo:background-color="#80FFFF"/>
    </style:style>
    <style:style style:name="T2931" style:parent-style-name="Domyślnaczcionkaakapitu" style:family="text">
      <style:text-properties fo:background-color="#80FFFF"/>
    </style:style>
    <style:style style:name="P2932" style:parent-style-name="Normalny" style:family="paragraph">
      <style:paragraph-properties fo:text-align="justify" fo:line-height="150%" fo:text-indent="0.2479in"/>
    </style:style>
    <style:style style:name="P2933" style:parent-style-name="Normalny" style:family="paragraph">
      <style:paragraph-properties fo:text-align="justify" fo:line-height="150%"/>
    </style:style>
    <style:style style:name="P2934" style:parent-style-name="Normalny" style:family="paragraph">
      <style:paragraph-properties fo:text-align="justify" fo:line-height="150%" fo:text-indent="0.2479in"/>
    </style:style>
    <style:style style:name="P2935" style:parent-style-name="Normalny" style:family="paragraph">
      <style:paragraph-properties fo:text-align="justify" fo:line-height="150%"/>
    </style:style>
    <style:style style:name="T2936" style:parent-style-name="Domyślnaczcionkaakapitu" style:family="text">
      <style:text-properties style:text-underline-type="single" style:text-underline-style="solid" style:text-underline-width="auto" style:text-underline-mode="continuous"/>
    </style:style>
    <style:style style:name="P2937" style:parent-style-name="Normalny" style:family="paragraph">
      <style:paragraph-properties fo:text-align="justify" fo:line-height="150%" fo:text-indent="0.2479in"/>
    </style:style>
    <style:style style:name="T2938" style:parent-style-name="Domyślnaczcionkaakapitu" style:family="text">
      <style:text-properties fo:background-color="#80FFFF"/>
    </style:style>
    <style:style style:name="P2939" style:parent-style-name="Normalny" style:family="paragraph">
      <style:paragraph-properties fo:text-align="justify" fo:line-height="150%"/>
    </style:style>
    <style:style style:name="T2940" style:parent-style-name="Domyślnaczcionkaakapitu" style:family="text">
      <style:text-properties style:text-underline-type="single" style:text-underline-style="solid" style:text-underline-width="auto" style:text-underline-mode="continuous"/>
    </style:style>
    <style:style style:name="T2941" style:parent-style-name="Domyślnaczcionkaakapitu" style:family="text">
      <style:text-properties fo:background-color="#80FFFF" style:text-underline-type="single" style:text-underline-style="solid" style:text-underline-width="auto" style:text-underline-mode="continuous"/>
    </style:style>
    <style:style style:name="P2942" style:parent-style-name="Normalny" style:family="paragraph">
      <style:paragraph-properties fo:text-align="justify" fo:line-height="150%" fo:text-indent="0.2479in"/>
    </style:style>
    <style:style style:name="T2943" style:parent-style-name="Domyślnaczcionkaakapitu" style:family="text">
      <style:text-properties fo:background-color="#80FFFF"/>
    </style:style>
    <style:style style:name="P2944" style:parent-style-name="Normalny" style:family="paragraph">
      <style:paragraph-properties fo:text-align="justify" fo:line-height="150%"/>
    </style:style>
    <style:style style:name="T2945" style:parent-style-name="Domyślnaczcionkaakapitu" style:family="text">
      <style:text-properties style:text-underline-type="single" style:text-underline-style="solid" style:text-underline-width="auto" style:text-underline-mode="continuous"/>
    </style:style>
    <style:style style:name="P2946" style:parent-style-name="Normalny" style:family="paragraph">
      <style:paragraph-properties fo:text-align="justify" fo:line-height="150%" fo:text-indent="0.2479in"/>
    </style:style>
    <style:style style:name="P2947" style:parent-style-name="Normalny" style:family="paragraph">
      <style:paragraph-properties fo:text-align="justify" fo:line-height="150%"/>
    </style:style>
    <style:style style:name="T2948" style:parent-style-name="Domyślnaczcionkaakapitu" style:family="text">
      <style:text-properties fo:background-color="#80FFFF" style:text-underline-type="single" style:text-underline-style="solid" style:text-underline-width="auto" style:text-underline-mode="continuous"/>
    </style:style>
    <style:style style:name="T2949" style:parent-style-name="Domyślnaczcionkaakapitu" style:family="text">
      <style:text-properties style:text-underline-type="single" style:text-underline-style="solid" style:text-underline-width="auto" style:text-underline-mode="continuous"/>
    </style:style>
    <style:style style:name="T2950" style:parent-style-name="Domyślnaczcionkaakapitu" style:family="text">
      <style:text-properties fo:background-color="#80FFFF" style:text-underline-type="single" style:text-underline-style="solid" style:text-underline-width="auto" style:text-underline-mode="continuous"/>
    </style:style>
    <style:style style:name="T2951" style:parent-style-name="Domyślnaczcionkaakapitu" style:family="text">
      <style:text-properties fo:background-color="#80FFFF"/>
    </style:style>
    <style:style style:name="P2952" style:parent-style-name="Normalny" style:family="paragraph">
      <style:paragraph-properties fo:text-align="justify" fo:line-height="150%" fo:text-indent="0.2479in"/>
    </style:style>
    <style:style style:name="T2953" style:parent-style-name="Domyślnaczcionkaakapitu" style:family="text">
      <style:text-properties fo:background-color="#80FFFF"/>
    </style:style>
    <style:style style:name="T2954" style:parent-style-name="Domyślnaczcionkaakapitu" style:family="text">
      <style:text-properties fo:background-color="#80FFFF"/>
    </style:style>
    <style:style style:name="T2955" style:parent-style-name="Domyślnaczcionkaakapitu" style:family="text">
      <style:text-properties fo:background-color="#80FFFF"/>
    </style:style>
    <style:style style:name="T2956" style:parent-style-name="Domyślnaczcionkaakapitu" style:family="text">
      <style:text-properties fo:background-color="#80FFFF"/>
    </style:style>
    <style:style style:name="P2957" style:parent-style-name="Normalny" style:family="paragraph">
      <style:paragraph-properties fo:text-align="justify" fo:line-height="150%" fo:text-indent="0.2479in"/>
    </style:style>
    <style:style style:name="T2958" style:parent-style-name="Domyślnaczcionkaakapitu" style:family="text">
      <style:text-properties fo:background-color="#80FFFF"/>
    </style:style>
    <style:style style:name="T2959" style:parent-style-name="Domyślnaczcionkaakapitu" style:family="text">
      <style:text-properties fo:background-color="#80FFFF"/>
    </style:style>
    <style:style style:name="T2960" style:parent-style-name="Domyślnaczcionkaakapitu" style:family="text">
      <style:text-properties fo:background-color="#80FFFF"/>
    </style:style>
    <style:style style:name="P2961" style:parent-style-name="Normalny" style:family="paragraph">
      <style:paragraph-properties fo:text-align="justify" fo:line-height="150%" fo:text-indent="0.2479in"/>
    </style:style>
    <style:style style:name="P2962" style:parent-style-name="Normalny" style:family="paragraph">
      <style:paragraph-properties fo:text-align="justify" fo:line-height="150%" fo:text-indent="0.2479in"/>
    </style:style>
    <style:style style:name="T2963" style:parent-style-name="Domyślnaczcionkaakapitu" style:family="text">
      <style:text-properties fo:background-color="#80FFFF"/>
    </style:style>
    <style:style style:name="T2964" style:parent-style-name="Domyślnaczcionkaakapitu" style:family="text">
      <style:text-properties fo:background-color="#80FFFF"/>
    </style:style>
    <style:style style:name="P2965" style:parent-style-name="Normalny" style:family="paragraph">
      <style:paragraph-properties fo:text-align="justify" fo:line-height="150%" fo:text-indent="0.2479in"/>
    </style:style>
    <style:style style:name="P2966" style:parent-style-name="Normalny" style:family="paragraph">
      <style:paragraph-properties fo:text-align="justify" fo:line-height="150%"/>
    </style:style>
    <style:style style:name="T2967" style:parent-style-name="Domyślnaczcionkaakapitu" style:family="text">
      <style:text-properties style:text-underline-type="single" style:text-underline-style="solid" style:text-underline-width="auto" style:text-underline-mode="continuous"/>
    </style:style>
    <style:style style:name="P2968" style:parent-style-name="Normalny" style:family="paragraph">
      <style:paragraph-properties fo:text-align="justify" fo:line-height="150%" fo:text-indent="0.2479in"/>
    </style:style>
    <style:style style:name="T2969" style:parent-style-name="Domyślnaczcionkaakapitu" style:family="text">
      <style:text-properties fo:background-color="#80FFFF"/>
    </style:style>
    <style:style style:name="T2970" style:parent-style-name="Domyślnaczcionkaakapitu" style:family="text">
      <style:text-properties fo:background-color="#80FFFF"/>
    </style:style>
    <style:style style:name="P2971" style:parent-style-name="Normalny" style:family="paragraph">
      <style:paragraph-properties fo:text-align="justify" fo:line-height="150%"/>
    </style:style>
    <style:style style:name="T2972" style:parent-style-name="Domyślnaczcionkaakapitu" style:family="text">
      <style:text-properties style:text-underline-type="single" style:text-underline-style="solid" style:text-underline-width="auto" style:text-underline-mode="continuous"/>
    </style:style>
    <style:style style:name="T2973" style:parent-style-name="Domyślnaczcionkaakapitu" style:family="text">
      <style:text-properties fo:background-color="#80FFFF" style:text-underline-type="single" style:text-underline-style="solid" style:text-underline-width="auto" style:text-underline-mode="continuous"/>
    </style:style>
    <style:style style:name="P2974" style:parent-style-name="Normalny" style:family="paragraph">
      <style:paragraph-properties fo:text-align="justify" fo:line-height="150%" fo:text-indent="0.2479in"/>
    </style:style>
  </office:automatic-styles>
  <office:body>
    <office:text text:use-soft-page-breaks="true">
      <text:p text:style-name="P1">KORPUS= Obrady Okrągłego Stołu</text:p>
      <text:p text:style-name="P2">ZESPÓŁ= Zespół do<text:s/>spraw Reform Politycznych</text:p>
      <text:p text:style-name="P3">TYTUŁ= STENOGRAM z dziewiątego posiedzenia Zespołu do<text:s/>spraw Reform Politycznych</text:p>
      <text:p text:style-name="P4">DATA= 4 kwietnia 1989 r.</text:p>
      <text:p text:style-name="P5">SYGNATURA= 9540/4</text:p>
      <text:p text:style-name="P6">INW=46004</text:p>
      <text:p text:style-name="P7">TEKST=<text:s/></text:p>
      <text:p text:style-name="P8"><text:span text:style-name="T9">S</text:span>tenogram<text:s/><text:span text:style-name="T10">z</text:span><text:s/>obr<text:span text:style-name="T11">a</text:span>d Zespołu do<text:s/>spraw Reform Politycznych w<text:s/><text:span text:style-name="T12">d</text:span>niu<text:s/><text:span text:style-name="T13">4</text:span><text:s/>kwi<text:span text:style-name="T14">et</text:span>nia 198<text:span text:style-name="T15">9</text:span><text:s/>r.</text:p>
      <text:p text:style-name="P16">/Obradom<text:s/><text:span text:style-name="T17">przewodniczy ob. Janusz Reykowski</text:span>/.</text:p>
      <text:p text:style-name="P18"><text:span text:style-name="T19">Prz</text:span><text:span text:style-name="T20">ew</text:span><text:span text:style-name="T21">odnicząc</text:span><text:span text:style-name="T22">y:</text:span></text:p>
      <text:p text:style-name="P23">Chciałbym przed formalnym rozpoczęciem pozostawić wszystkim nam troszkę czasu do zapoznania się z dokumentem, ponieważ powinniśmy go na dzisiejszym spotkaniu zatwierdzić.</text:p>
      <text:p text:style-name="P24">Przeczytaliśmy tekst, czy możemy już prz<text:span text:style-name="T25">ys</text:span>tąpić do obrad?</text:p>
      <text:p text:style-name="P26">Proszę Państwa<text:span text:style-name="T27">!</text:span><text:s/>Odbywamy dzisiaj, jak wierzymy, ostatnie posiedzenie Zespołu Politycznego<text:s/>„okrągłego stołu”.<text:s/><text:span text:style-name="T28">W</text:span><text:s/>wielkim trudzie i zbliżamy się do finału. Na porządku dziennym naszego dzisiejszego spotkania stoi jako temat główny tekst umowy politycznej. Proponowałbym, żebyśmy skupili uwagę na tym tekście, który był, nad którym pracowaliśmy od dłuższego czasu. Sądzę, że większość uwag, które były zgłaszane, do naszej dyskusji ostatniej, została w nim<text:s/><text:span text:style-name="T29">w</text:span>pro<text:span text:style-name="T30">w</text:span>adzona. Dlatego proponow<text:span text:style-name="T31">ał</text:span>bym, żebyśmy zastanowili się nad tym, czy są jeszcze jakieś rzeczywiście niezbędne kwestie, które powinny być do tego dokumentu wniesione lub też w nim zmienione.</text:p>
      <text:p text:style-name="P32">Nie będę zaczynał od tych rzeczy, które nam się, które mi się nasunęły po lekturze, ale nim przejdziemy do tej sprawy, sądzę, że należą się państwu pewne informacje n<text:span text:style-name="T33">a<text:s/></text:span>temat aktualnego stadium prac<text:s/>„okrągłego stołu<text:span text:style-name="T34">”</text:span>, jako c<text:span text:style-name="T35">ał</text:span>ości.<text:s/><text:span text:style-name="T36">I</text:span><text:s/>określenia miejsca naszych dzisiejszych obrad w całym<text:s/><text:span text:style-name="T37">s</text:span>y<text:span text:style-name="T38">s</text:span>temie prac, które się w związku z<text:s/><text:span text:style-name="T39">„</text:span>okrągłym stołem”<text:s/>dzieją<text:span text:style-name="T40">.</text:span></text:p>
      <text:p text:style-name="P41">Pro<text:span text:style-name="T42">f.</text:span><text:s/>Geremek zamierza jak rozumiem przedstawić taką informację, więc udzielę mu głosu.</text:p>
      <text:p text:style-name="P43"><text:span text:style-name="T44">Ob. Bronisław Geremek</text:span>:</text:p>
      <text:p text:style-name="P45">Rzeczywiście doszliśmy do etapu końcowego naszych obrad i jest zapewne znamienne dla całego tego procesu<text:s/><text:span text:style-name="T46">„</text:span>okrągłego stołu”<text:s/>to, że w ostatniej chwili powstały, zostały one postawione pod znakiem zapytania, że znalazły się w sytuacji, w której zdawać się mogło, że nie doprowadzimy do finału, który był zgodny z naszymi zamierzeniami tymi, z którymi przystępowaliśmy do obrad<text:s/>„okrągłego stołu”.</text:p>
      <text:p text:style-name="P47">Wiążą się nasze niepokoje pewne z faktami o<text:span text:style-name="T48">st</text:span>atnich dni. Oświadczenie OPZZ dotyczące centralnej, zasadniczej kwestii dla naszej strategii, ochrony interesów pracowniczych, a mianowicie sprawy indeksacji stworzyło możliwość, że rezultaty osiągnięte do tej pory zostaną całkowicie przekreślone. Stwierdzaliśmy to w oświadczeniu naszym opublikowanym przez Lecha Wałęsę z najwyższym niepokojem.</text:p>
      <text:p text:style-name="P49">Stwierdzaliśmy także, że sądzimy, że moment, w którym Polska się znajduje nie pozwala na uciekanie się do żadnej demagogii i wymaga postawienia interesu zbiorowego ponad wszelkimi sporami.</text:p>
      <text:p text:style-name="P50">Uważaliśmy także, że w takiej sytuacji nie należy zaogniać różnic, wy<text:span text:style-name="T51">t</text:span>warzać konfliktów, które mogłyby uczynić niemożliwym ten bardzo wątły jeszcze rysujący się proces porozumieni<text:span text:style-name="T52">a.</text:span></text:p>
      <text:p text:style-name="P53">Po<text:span text:style-name="T54"><text:s/></text:span>drugie chcę powiedzieć, że z niepokojem przyjęliśmy słowa szefa rządu, w których odcz<text:span text:style-name="T55">ytyw</text:span>aliśmy<text:s/><text:soft-page-break/>niedocenie<text:span text:style-name="T56">nie</text:span><text:span text:style-name="T57"><text:s/></text:span>procesu<text:s/><text:span text:style-name="T58">„</text:span>okrągłego stołu”<text:s/>i ustaleń, które zapadają w toku obrad zespołów i podzespołów.</text:p>
      <text:p text:style-name="P59">Myślimy, że nie ma potrzeby jakby podkreślać znaczenia<text:s/>„okrągłego stołu”. Deb<text:span text:style-name="T60">at</text:span>y te przecież nie mają żadnej funkcji władczej, nie mają swojego konst<text:span text:style-name="T61">yt</text:span>uc<text:span text:style-name="T62">yjn</text:span>ego miejsca. Wynikaj<text:span text:style-name="T63">ą<text:s/></text:span>wyłącznie z umowy między stronami. Ale sądziliśmy, że z tej umowy wynika także znaczenie społeczne i niepokoi, gdy szef rządu z lekceważeniem wyraża się o rezultatach ustaleń, które jak sądziliśmy autorytetem swoim ko<text:span text:style-name="T64">al</text:span>i<text:span text:style-name="T65">cj</text:span>a par<text:span text:style-name="T66">ti</text:span>i rządzących potwierdzała.</text:p>
      <text:p text:style-name="P67">Mamy nadzieję, że jesteśmy w stanie wyjść z tej kryzysowej, takiej wewnętrznie kryzysowej sytuacji<text:s/>„okrągłego stołu”, mamy nadzieję zatem, że możemy doj<text:span text:style-name="T68">ś</text:span>ć do finału<text:s/>„okrągłego stołu”.</text:p>
      <text:p text:style-name="P69">Obrady, spotkania przewodniczących, współprzewod<text:span text:style-name="T70">n</text:span>iczących zespołów, które miały miejsce<text:s/><text:span text:style-name="T71">w</text:span><text:s/>dniu wczorajszym, doprowadziły do ustaleń także dotyczących zespołu spraw politycznych. Myślę, że mogę powiedzieć, że znaleźliśmy w tych propozycjach wyjście naprzeciw sytuacji i rozwiązania, które są możliwe do akceptacji. Uważaliśmy, że w takiej sytuacji potrzebą jest poszukiwanie kompromisu i tą samą intencją się kierując, także zrezygnow<text:span text:style-name="T72">al</text:span>iśmy z niektórych wysuwanych przez nas postulatów. Oznacza to, że w sprawach dotyczących uprawnień prezydenta i zasady<text:s/><text:span text:style-name="T73">fu</text:span>nk<text:span text:style-name="T74">cj</text:span>onowania Senatu, doszliśmy do porozumienia.</text:p>
      <text:p text:style-name="P75">Mamy nadal nadzieję, że w sprawie małej nowelizacji prawa karnego dwie kwestie, do których przywiązujemy ist<text:span text:style-name="T76">ot</text:span>ne znaczenie, znajdą jeszcze rozwiązanie. S<text:span text:style-name="T77">ą</text:span><text:s/>to mianowicie kwestie po pierwsze a<text:span text:style-name="T78">rt</text:span>.<text:s/><text:span text:style-name="T79">5</text:span>2 a/ Kodeksu w<text:span text:style-name="T80">yk</text:span>roczeń oraz<text:s/><text:span text:style-name="T81">s</text:span>prawa<text:s/>nadzoru sądowego nad z<text:span text:style-name="T82">at</text:span>rzymaniami, wymaga<text:span text:style-name="T83">ją</text:span>ca trzech no<text:s/><text:span text:style-name="T84">p</text:span>opr<text:span text:style-name="T85">a</text:span>we<text:span text:style-name="T86">k</text:span>.<text:span text:style-name="T87"><text:s/>M</text:span>amy nadzieję<text:span text:style-name="T88">,</text:span><text:s/>że w<text:s/><text:span text:style-name="T89">ty</text:span>ch d<text:span text:style-name="T90">w</text:span>óch sprawach zdołamy uzyskać rozwiązania możliwie szybko.</text:p>
      <text:p text:style-name="P91">Sądzimy także, że zgodnie z naszymi ustaleniami poprzednimi, kwestia ustawy o zgromadzeniach zostanie rozwiązana w niedługim czasie, to znaczy na początku kadencji przyszłego czy Sejmu przyszłego parlamentu.</text:p>
      <text:p text:style-name="P92">Tak<text:s/><text:span text:style-name="T93">st</text:span>wierdzając można powiedzieć, że w dniu dzisiejszym nie tracimy nadziei, że odbędzie się końcowe posiedzenie<text:s/>„okrągłego stołu”<text:s/>i że zostanie zawarta umowa między stronami uczestniczącymi w<text:s/>„okrągłym stole”<text:s/>i w tym przekonaniu, czy też może tylko w tej nadziei, chciałbym żebyśmy przystąpili do dyskusji finalnej nad dokumentem przedstawionym nam.</text:p>
      <text:p text:style-name="P94">Przyłączając się do propozycji pana przewodniczącego, ażeby wszelkie redakcyjne poprawki zgłaszać na piśmie do naszej komisji redakcyjnej, żeby nie przedłużać debaty, proponowałbym, ażeby w dyskusji zająć się wyłącznie kwestiami, które noszą charakter dyskusyjny nadal.</text:p>
      <text:p text:style-name="P95">Chciałbym po pierwsze powiedzieć, że wstępne sformułowanie, które zawarte je<text:span text:style-name="T96">st</text:span><text:s/>w początku przedstawionego nam tekstu od strony pierwszej, do połowy strony drugi<text:span text:style-name="T97">ej,</text:span><text:s/>do pkt. 1 w sprawie reform politycznych, jest jakby własnością całego<text:s/>„okrągłego stołu”<text:s/>i zależy od jego decyzji, ż<text:span text:style-name="T98">e<text:s/></text:span>naszym decyzjom poddany jest dokument poczynając od strony drugi<text:span text:style-name="T99">ej,</text:span><text:s/>od połowy strony drugi<text:span text:style-name="T100">ej.</text:span></text:p>
      <text:p text:style-name="P101">Chciałbym<text:s/>zgłosić także, że<text:s/><text:span text:style-name="T102">w</text:span><text:s/>dokumencie, w formie, w której jest on państwu przedstawiony, strona koalicyjno<text:span text:style-name="T103">-<text:s/></text:span>rządowa wprowadziła na str. 4<text:s/><text:span text:style-name="T104">w</text:span><text:s/>akapicie 1 po zdaniu:<text:s/>„jest to początek drogi do demokracji parlamentarn<text:span text:style-name="T105">ej</text:span>”<text:s/>-<text:s/><text:span text:style-name="T106">w</text:span>prowadziła zdanie:<text:s/>„strona koalic<text:span text:style-name="T107">yjn</text:span>o-rządowa traktuje to jako istotny po<text:span text:style-name="T108">st</text:span>ęp rozwoju so<text:span text:style-name="T109">cj</text:span>ali<text:span text:style-name="T110">styc</text:span>zn<text:span text:style-name="T111">ej</text:span><text:s/>demokracji parlam<text:span text:style-name="T112">en</text:span>tarn<text:span text:style-name="T113">ej</text:span>”<text:span text:style-name="T114">.</text:span></text:p>
      <text:p text:style-name="P115">Nie jesteśmy przekonani o potrzebie wprowadzenia tego typu rozbieżności. Pozwoliliśmy sobie zaproponować w ramach tego dokumentu na str. 10 poprawkę i tę poprawkę, ponieważ jest ona zgłoszona<text:s/><text:soft-page-break/>w tym tekście, chciałbym przedstawić. Jest to mianowicie poprawka od strony... na str. 10, pierwszy akapit. Mówimy, że dokonywane reformy władz państwowych stanowią ważny krok na drodze tworzenia nowego ładu demokratycznego, którego integralnym elementem będzie życie stowarzyszeniowe, swoboda obiegu informacji, autentyczny samorząd ter<text:span text:style-name="T116">yt</text:span>orialny, zreformowana nauka i oświata, i że szczegółowe uzgodnienia zawarte są w dokumentach podzespołów. Prosimy o przyjęcie tej poprawki ze względu na to, że nadaje ona pewną wagę dokumentom podzespołów, które stanowić będą część składową całości dokumentu, a ponadto, że przypomina ona o pewnych ważnych procesach w ramach demokratyzacji, które jak sądzimy są wspólnym naszym ustaleniem, wspólnym u<text:span text:style-name="T117">st</text:span>aleniem stron w naszym zespole.</text:p>
      <text:p text:style-name="P118">Wprowadzamy natomiast tutaj określenie, które można nazwa<text:span text:style-name="T119">ć</text:span><text:s/>na analogicznej zasadzie<text:s/><text:span text:style-name="T120">st</text:span>wierdzeniem rozbieżności, że zdaniem strony solidarnościowo-opozyc<text:span text:style-name="T121">yj</text:span>n<text:span text:style-name="T122">ej</text:span><text:s/>wszystkie te elementy składają się na okres przej<text:span text:style-name="T123">ś</text:span>ciowy, w czasie którego pow<text:span text:style-name="T124">st</text:span>aną warunki do<text:s/><text:span text:style-name="T125">p</text:span>ełnej realizacji zasady suwerenności narodu, uformowane zostaną podstawy niepodległej Polski, bez której nie ma sprawiedliw<text:span text:style-name="T126">ej</text:span><text:s/>Europy.</text:p>
      <text:p text:style-name="P127">To są uwagi, które chciałbym przed przystąpieniem do dyskusji zgłosić<text:span text:style-name="T128">.</text:span><text:s/>Rozumiem, że właśnie w toku dalszej dyskus<text:span text:style-name="T129">ji</text:span><text:s/>nie z<text:span text:style-name="T130">aj</text:span>mowalibyśmy się sprawami redakc<text:span text:style-name="T131">yjn</text:span>ymi, a tylko sprawami mer<text:span text:style-name="T132">yt</text:span>orycznymi, dając mandat zaufania naszym... naszej komisji redakcyjnej do uwzględnienia zgłoszonych poprawek.</text:p>
      <text:p text:style-name="P133">Dziękuję bardzo.</text:p>
      <text:p text:style-name="P134"><text:span text:style-name="T135">Przewodnicząc</text:span><text:span text:style-name="T136">y</text:span><text:span text:style-name="T137">:</text:span></text:p>
      <text:p text:style-name="P138">Otwieram dyskusję.</text:p>
      <text:p text:style-name="P139">Prof. Kubiak.</text:p>
      <text:p text:style-name="P140"><text:span text:style-name="T141">Ob. Hieronim Kubiak</text:span>:</text:p>
      <text:p text:style-name="P142">Chciałbym się odnieść do akapitu trzeciego od końca na stronicy 10, który uzyskał przed chwilą interpreta<text:span text:style-name="T143">cj</text:span>ę, jako uzupełnienie czy też poprawka do wcześniej dyskutowanego d<text:span text:style-name="T144">ok</text:span>um<text:span text:style-name="T145">en</text:span>tu.</text:p>
      <text:p text:style-name="P146">Ponieważ wyrażona tu intencja jest mi ogromnie bliska, chciałbym b<text:span text:style-name="T147">a</text:span>rdzo do niej dodać, chciałbym wobec tego zapytać, czy tożsama jest ta intencja z następującym rozumieniem tego akapitu.</text:p>
      <text:p text:style-name="P148">Zacząłbym go od słowa: wszystkie te elementy składają się na okres przejściowy, w czasie którego współtworzyć będziemy warunki wszechstronn<text:span text:style-name="T149">ej</text:span><text:s/>realizacji zasady suwerenności narodu, umacnia<text:span text:style-name="T150">n</text:span>ia pod<text:span text:style-name="T151">st</text:span>aw niepodległej Polski, bez której nie ma sprawiedliwej Europy.</text:p>
      <text:p text:style-name="P152">Chciałbym zapytać, czy ta intencja jest tożsama z tym, co chcieliście państwo uzupełnić?</text:p>
      <text:p text:style-name="P153"><text:span text:style-name="T154">Przewodnicząc</text:span><text:span text:style-name="T155">y</text:span><text:span text:style-name="T156">:</text:span></text:p>
      <text:p text:style-name="P157">Pro<text:span text:style-name="T158">sz</text:span>ę.</text:p>
      <text:p text:style-name="P159"><text:span text:style-name="T160">Ob. Bronisław Geremek</text:span>:</text:p>
      <text:p text:style-name="P161">Odpowiadam, że przedstawiciele naszych partnerów nie wyrazili zgody na określenie<text:s/><text:span text:style-name="T162">„</text:span>okres przejściowy”<text:s/>i na sformułowanie charakteru tego pojęcia.</text:p>
      <text:p text:style-name="P163"><text:span text:style-name="T164">Przewodnicząc</text:span><text:span text:style-name="T165">y</text:span><text:span text:style-name="T166">:</text:span></text:p>
      <text:p text:style-name="P167"><text:span text:style-name="T168">P</text:span>ro<text:span text:style-name="T169">f.</text:span><text:s/>B<text:span text:style-name="T170">od</text:span>n<text:span text:style-name="T171">ar</text:span>.</text:p>
      <text:p text:style-name="P172"><text:span text:style-name="T173">Ob. A</text:span><text:span text:style-name="T174">rt</text:span><text:span text:style-name="T175">ur Bodnar:</text:span></text:p>
      <text:p text:style-name="P176">Panie profesorze, bardzo pana pr<text:span text:style-name="T177">z</text:span>epras<text:span text:style-name="T178">z</text:span>a<text:span text:style-name="T179">m,</text:span><text:s/>ale w toku naszych<text:s/><text:span text:style-name="T180">dy</text:span>s<text:span text:style-name="T181">kusj</text:span>i<text:s/><text:span text:style-name="T182">me</text:span>r<text:span text:style-name="T183">yt</text:span>or<text:span text:style-name="T184">ycz</text:span>n<text:span text:style-name="T185">yc</text:span>h, propozycji zde<text:span text:style-name="T186">f</text:span>iniowa<text:span text:style-name="T187">n</text:span>i<text:span text:style-name="T188">a</text:span><text:s/>tego pojęcia nie zaproponowali pańscy koledzy, gwoli ścisłości<text:span text:style-name="T189">.</text:span></text:p>
      <text:soft-page-break/>
      <text:p text:style-name="P190"><text:span text:style-name="T191">Pr</text:span><text:span text:style-name="T192">z</text:span><text:span text:style-name="T193">ewodnicząc</text:span><text:span text:style-name="T194">y</text:span><text:span text:style-name="T195">:</text:span></text:p>
      <text:p text:style-name="P196"><text:span text:style-name="T197">W</text:span><text:s/>k<text:span text:style-name="T198">a</text:span>żdym razie sądzę<text:span text:style-name="T199">,</text:span><text:s/><text:span text:style-name="T200">ż</text:span>e użycie terminu<text:s/>„okres przejściowy”<text:span text:style-name="T201"><text:s/></text:span>uważam z<text:span text:style-name="T202">a</text:span><text:s/><text:span text:style-name="T203">fo</text:span>r<text:span text:style-name="T204">mu</text:span>ł<text:span text:style-name="T205">ę</text:span><text:s/><text:span text:style-name="T206">n</text:span>ie<text:span text:style-name="T207">z</text:span>r<text:span text:style-name="T208">ę</text:span>cz<text:span text:style-name="T209">n</text:span>ą.</text:p>
      <text:p text:style-name="P210">Kto z państwa chciałb<text:span text:style-name="T211">y</text:span><text:s/>zabrać głos?</text:p>
      <text:p text:style-name="P212"><text:span text:style-name="T213">Pro</text:span>f<text:span text:style-name="T214">.</text:span><text:s/>Bodnar.</text:p>
      <text:p text:style-name="P215"><text:span text:style-name="T216">Ob. Artur Bodnar</text:span>:</text:p>
      <text:p text:style-name="P217">Znaczy tak, ponieważ nie uzyskaliśmy od<text:span text:style-name="T218">p</text:span>owiedzi od prof. Geremka co do tego, czy prof. Kubiak trafnie odczytał intencje zawarte w tym s<text:span text:style-name="T219">fo</text:span>rmułowaniu, to ja ze swej strony proponowałbym, aby nie przedłużać dyskusji po tym akapicie, o który toczy się spór, dodać następujący akapit<text:span text:style-name="T220">:<text:s/></text:span>„Zdaniem strony koalic<text:span text:style-name="T221">yjn</text:span>o-rządowej podstawy niepodległej Polski zostały założone już w Manifeście PKWN w 1<text:span text:style-name="T222">9</text:span>44 r., a potwierdzone w umowie poczdamski<text:span text:style-name="T223">ej.</text:span><text:s/>Przebudowa w Związku Radzieckim i nowe myślenie w polityce międzynarodow<text:span text:style-name="T224">ej</text:span><text:s/>ZSRR,<text:s/>a także proces KBWE stanowią zasadnicze wsparcie dla zwrotu historycznego dokonującego się w Polsce i na rzecz sprawiedliwej Europy.</text:p>
      <text:p text:style-name="P225"><text:span text:style-name="T226">Przewodnicząc</text:span><text:span text:style-name="T227">y</text:span><text:span text:style-name="T228">:</text:span></text:p>
      <text:p text:style-name="P229">Czy są głosy? Pani prof. Zakrzewska.</text:p>
      <text:p text:style-name="P230"><text:span text:style-name="T231">Ob. Janina Zakrzewska</text:span>:</text:p>
      <text:p text:style-name="P232">Mam takie poprawki. Na str. 6 ostatni akapit, który mówi o dostępie do środków masowego przekazu. Wsz<text:span text:style-name="T233">ys</text:span>cy k<text:span text:style-name="T234">a</text:span>n<text:span text:style-name="T235">dy</text:span>daci<text:span text:style-name="T236"><text:s/></text:span>na posłów i senatorów prowadzą swoją kampanię wyborczą, korzystając z przysługu<text:span text:style-name="T237">ją</text:span>cych im równych praw, wolności słowa, publikacji, zgromadzeń i do<text:span text:style-name="T238">st</text:span>ępu do - tutaj je<text:span text:style-name="T239">st</text:span><text:s/>środków masowego przekazu - proponuję uzupełnić:<text:s/><text:span text:style-name="T240">p</text:span>aństwowych środków<text:s/>masow<text:span text:style-name="T241">eg</text:span>o przekazu, bo to chyba jest z<text:span text:style-name="T242">g</text:span>odnie z naszymi ustaleniami oczywiste i chyba zostało p<text:span text:style-name="T243">o</text:span><text:s/>prostu opuszczone. Strona 6,<text:s/><text:span text:style-name="T244">o</text:span>statni wiersz od dołu.</text:p>
      <text:p text:style-name="P245">Jeżeli chodzi o stronę<text:s/><text:span text:style-name="T246">9</text:span><text:s/>tam, gdzie mowa jest o niezawisłości - czwarty wiersz od do<text:span text:style-name="T247">ł</text:span>u - dotyczy niezawisłoś<text:span text:style-name="T248">ci<text:s/></text:span>sędziowski<text:span text:style-name="T249">ej,</text:span><text:s/>to też jest pewne - po pro<text:span text:style-name="T250">st</text:span>u chcę to dostosować do tekstu przepisu prawnego.</text:p>
      <text:p text:style-name="P251">Niezawisłość sędziowska -<text:s/><text:span text:style-name="T252">st</text:span>rona 9, czwarty wiersz od dołu. Niezawisłość sędziow<text:span text:style-name="T253">sk</text:span>a będzie opierać się na zasadzie - i tutaj zmieniam - zapisanej w<text:s/>Konstytucji nieusuwalności sędziów, poza przypadkami określonymi w ustawie. Bo tak to jest<text:span text:style-name="T254">.</text:span><text:s/>Konstytucja ustala, tak uchwaliliśmy niezawisłość sędziów, a ograniczenia s<text:span text:style-name="T255">ą</text:span><text:s/>odesłane do ustawy. To była druga.</text:p>
      <text:p text:style-name="P256">I trzecia poprawka na tej samej stronie 9, drugi akapit, dotyczący stanu wyjątkowego - też prostuję to zgodnie z naszymi ustaleniami na stole politycznym, na zespole politycznym wspólnym. Prezydent będzie mógł wprowadzić na trzy m<text:span text:style-name="T257">ie</text:span>siące stan wyjątkowy w przypadku zagrożenia bezpieczeństwa państwa lub klęski żywiołowej<text:s/><text:span text:style-name="T258">/</text:span>kropka/. Przedłużenie na trzy następne miesiące mogą uchwalić tylko jeden raz zgodną decyzją Sejm i Senat.<text:s/><text:span text:style-name="T259">W</text:span><text:s/>okresie stanu wyjątkowego - i dalej bez zmian.</text:p>
      <text:p text:style-name="P260">To byłyby te podstawowe uwagi, a reszta to już wobec tego, do spraw redakc<text:span text:style-name="T261">yjn</text:span>ych.</text:p>
      <text:p text:style-name="P262"><text:span text:style-name="T263">M</text:span>oże jeszcze ostatnia na stronie 10 u góry. Dokonywane reformy władz państwowych, może nie<text:s/><text:span text:style-name="T264">st</text:span>anowią ważny krok, ale stanowić będą mogły, bo to - ale to już jest redakcyjna. A tamte trzy uważam za zasadnicze.</text:p>
      <text:p text:style-name="P265"><text:span text:style-name="T266">D</text:span>ziękuję bardzo.</text:p>
      <text:p text:style-name="P267"><text:span text:style-name="T268">Przewodnicząc</text:span><text:span text:style-name="T269">y</text:span><text:span text:style-name="T270">:</text:span></text:p>
      <text:p text:style-name="P271">P<text:span text:style-name="T272">rof.</text:span><text:s/>Bafia.</text:p>
      <text:soft-page-break/>
      <text:p text:style-name="P273"><text:span text:style-name="T274">Ob. Bafia</text:span>:</text:p>
      <text:p text:style-name="P275">Ja bym chciał dwie uwagi zgłosić typu ogólnego, bo rozumiem, że nie powinniśmy tutaj w tej chwili przedstawiać tych propozycji, które mają charakter, no, pewnych rozbieżności z tekstem projektu ustawy o zmianie<text:s/>Konstytucji. Tu jest parę takich s<text:span text:style-name="T276">fo</text:span>rmułowań, które wymagałyby jeszcze poprawienia.</text:p>
      <text:p text:style-name="P277">Natomiast dwie uwagi typu ogólnego. Wydaje mi si<text:span text:style-name="T278">ę</text:span>, ż<text:span text:style-name="T279">e</text:span><text:s/><text:span text:style-name="T280">w<text:s/></text:span>tym na stronie ósmej w szczególności, w tej części Sejm, Senat, Prezydent, Sądy jest jakoś zbyt enigm<text:span text:style-name="T281">at</text:span>ycznie potraktowana problematyka Senatu. Senat jest instytucją, która pow<text:span text:style-name="T282">staj</text:span>e<text:span text:style-name="T283"><text:s/></text:span>po pewnej historii w Polsce, po różnych zdaniach na ten temat, na tle doświadczeń. Wydaje mi się, takie jest przynajmniej moje zdanie jeśli to będzie przekonywujące, byłoby może warto to rozważyć, że tak jak się kreuje w tej chwili Senat, to on będzie bardzo ważnym współczynnikiem na rzecz podnoszenia autorytetu prawa, będzie bardzo istotnym elementem<text:s/><text:span text:style-name="T284">w</text:span><text:s/>przeciwdziałaniu płynności prawa, a więc temu co często jest uważane za naszą chorobę, podniesienie stabilności prawa i dlatego na str. 8 w tym akapicie, że Senat wybrany suwerenną wolą narodu, to jest przedostatni akapit, istotną kontrolę w szczególności w zakresie praw człowieka i praworządności oraz życia. Wydaje mi się, że to jest akapit bez zarzutu, tylko akapit słaby. Można by go chyba rozbudować, między innymi p<text:span text:style-name="T285">o</text:span>dkreślając te elementy, o których pozwoliłem sobie w tej chwili powiedzieć. Tych elementów można byłoby biorąc p<text:span text:style-name="T286">od<text:s/></text:span>uwagę d<text:span text:style-name="T287">ot</text:span>ychczasowe, no, nie zawsze najlepsze doświadczenia ze stanowieniem prawa, można byłoby tutaj jeszcze uzupełnić.</text:p>
      <text:p text:style-name="P288"><text:span text:style-name="T289">I</text:span><text:s/>druga uwaga - w zakresie zbyt enigmatycznego potraktowania, wydaje mi się, dotyczy opozycj<text:span text:style-name="T290">i</text:span>, w szczególności te jej formy, w której ona będzie przybierała postać opozycji parlamentarn<text:span text:style-name="T291">ej,</text:span><text:s/>a więc przez swoje bezpośrednie wpływanie na rządzenie, na<text:s/><text:span text:style-name="T292">fu</text:span>nk<text:span text:style-name="T293">cj</text:span>onowanie Sejmu.</text:p>
      <text:p text:style-name="P294">Opozycja, jak zawsze, jest bardzo istotnym elementem w tworzeniu alternatyw, w rozwiąz<text:span text:style-name="T295">yw</text:span>aniu problemów. Często u nas w<text:s/><text:span text:style-name="T296">fu</text:span>nk<text:span text:style-name="T297">cj</text:span>onowaniu państwa krytykowało się brak tych alternatyw, system centralistyczny był właśnie takim klasycznym niedosytem alternatyw.</text:p>
      <text:p text:style-name="P298">Poza tym, wydaje mi się, że opozycja parlamentarna odegra bardzo istotną rolę w podniesieniu efektywności kontroli nad<text:s/><text:span text:style-name="T299">fu</text:span>nk<text:span text:style-name="T300">cj</text:span>onowaniem organów państwa.</text:p>
      <text:p text:style-name="P301">No można jeszcze wskazywać na szereg dalszych efektów, które przyniesie opozycja parlamentarna w Sejmie. Tutaj w ogóle, właściwie o funkcji opozycji parlamentarn<text:span text:style-name="T302">ej</text:span><text:s/>w tym systemie nie mówimy żadnego, właściwie nie dajemy na ten temat<text:s/>żadnej jakiejś istotniejszej wypowiedzi.</text:p>
      <text:p text:style-name="P303">Więc te dwie uwagi tego typu, które by może, gdyby b<text:span text:style-name="T304">y</text:span>ły potraktowane jako zasadne, może by nieco ten dokument przybliżały w sensie po pierwsze realizmu, a także w sensie odbioru społecznego, bo dwa te tematy jakość prawa, w konsekwencji wydaje mi się na przykład bardzo ważne, że funkcja Senatu<text:span text:style-name="T305"><text:s/></text:span>odegra istotną rolę w sprawach kształtowania się kultury prawnej w Polsce, podniesienia tutaj pewnych poprzeczek w zakresie, no, odbierania prawa, bo będzie dużo dyskusji wokół kształtującego się prawa przez Senat. Wszystko to są czynniki, które oczywiście bez przesady<text:span text:style-name="T306"><text:s/>i</text:span><text:s/>w odpowiedniej pr<text:span text:style-name="T307">o</text:span>porcji, ale może warto byłoby uwzględnić.</text:p>
      <text:p text:style-name="P308"><text:span text:style-name="T309">I</text:span><text:s/>jeszcze raz... nie będę wracał tutaj do niektórych s<text:span text:style-name="T310">fo</text:span>rmułowań<text:span text:style-name="T311">,</text:span><text:s/>ale wydaje mi się,<text:s/><text:span text:style-name="T312">ż</text:span>e trzeba byłoby z tekstem w ręku zmian w<text:s/>Konstytucji jeszcze przeglądnąć w paru miejscach powtarzające s<text:span text:style-name="T313">fo</text:span>rmułowania co<text:s/>do kształtu<text:s/>in<text:span text:style-name="T314">styt</text:span>ucji kon<text:span text:style-name="T315">styt</text:span>uc<text:span text:style-name="T316">yjnej,</text:span><text:s/>czy też powiedzmy jakieś zdania określające, prawda, ten charakter instytucji konst<text:span text:style-name="T317">yt</text:span>uc<text:span text:style-name="T318">yjnej.</text:span></text:p>
      <text:soft-page-break/>
      <text:p text:style-name="P319">Dziękuję.</text:p>
      <text:p text:style-name="P320"><text:span text:style-name="T321">Przewodniczący</text:span>:</text:p>
      <text:p text:style-name="P322">Jest już kilka osób zapisanych, może będę udzielał teraz głosów tak naprzemiennie. Proszę pana redaktora Króla.</text:p>
      <text:p text:style-name="P323"><text:span text:style-name="T324">O</text:span><text:span text:style-name="T325">b</text:span><text:span text:style-name="T326">. Marci</text:span><text:span text:style-name="T327">n</text:span><text:span text:style-name="T328"><text:s/>Król</text:span><text:span text:style-name="T329">:</text:span></text:p>
      <text:p text:style-name="P330">Ja chciałem właściwie nie tyle do dyskus<text:span text:style-name="T331">ji</text:span>, co do informacji czy też autopoprawek komisji redakcyjnej. Po przeczytaniu postanowień końcowych, które pań<text:span text:style-name="T332">st</text:span>wo mają, chcia<text:span text:style-name="T333">ł</text:span>bym tylko powiedzieć upoważnienie - tu rzecz nie tyczy się żadnych decyzji pol<text:span text:style-name="T334">it</text:span>ycznych,<text:s/><text:span text:style-name="T335">a</text:span><text:s/>to jest po prostu źle zredagowane. Myśmy nie zdążyli tego porządnie poprawić.</text:p>
      <text:p text:style-name="P336">Natomiast jedna rzecz, która być może byłaby istotna ze strony uczestniczących w obradach<text:s/>„okrągłego stołu”<text:s/>podejmując decyzję o ich zako<text:span text:style-name="T337">ń</text:span>czeniu. Nie jestem pewien, czy to nie jest<text:s/>redundan<text:span text:style-name="T338">cj</text:span>a, no bo będzie to na zakończenie<text:s/><text:span text:style-name="T339">„</text:span>okrągłego stołu”<text:s/>po prostu nie podejmowanie decyzji o jej zakończeniu brzmi trochę właściwiej, no, ale to też nie ma.</text:p>
      <text:p text:style-name="P340">Natomiast tu są rozmaite drobiazgi, to po prostu ja myślę, że my w komisji uzgodnimy i chciałbym zw<text:span text:style-name="T341">r</text:span>óci<text:span text:style-name="T342">ć</text:span><text:s/>uwagę na niedoskonałą, niedoskonałość konstrukcy<text:span text:style-name="T343">jn</text:span>ą,<text:s/><text:span text:style-name="T344">t</text:span>ego, to trzeba będzie po pro<text:span text:style-name="T345">st</text:span>u poprawić.</text:p>
      <text:p text:style-name="P346"><text:span text:style-name="T347">Przewodniczący</text:span>:</text:p>
      <text:p text:style-name="P348">Zdaje się, że pro<text:span text:style-name="T349">f</text:span>. Geremek prosi o głos.</text:p>
      <text:p text:style-name="P350"><text:span text:style-name="T351">Ob. Bronisław Geremek</text:span>:</text:p>
      <text:p text:style-name="P352">Może kilka<text:s/><text:span text:style-name="T353">uw</text:span>a<text:span text:style-name="T354">g</text:span><text:s/><text:span text:style-name="T355">zg</text:span>łoszę do tekstu.</text:p>
      <text:p text:style-name="P356">Na str. 4<text:s/><text:span text:style-name="T357">-</text:span><text:s/><text:span text:style-name="T358">p</text:span>o wpro<text:span text:style-name="T359">w</text:span>adzeniu przez naszych partnerów tego zdania<text:span text:style-name="T360">,</text:span><text:s/>że strona koalic<text:span text:style-name="T361">yjn</text:span>o-rządowa traktuje to jako istotny<text:span text:style-name="T362"><text:s/></text:span>postęp rozwoju so<text:span text:style-name="T363">cj</text:span>alistyczn<text:span text:style-name="T364">ej</text:span><text:s/>demokracji parlamentarn<text:span text:style-name="T365">ej,<text:s/></text:span>oczywiste jest, że trzeba co najmniej postawić dalej akapit, bo inaczej traci to sens, reszta s<text:span text:style-name="T366">fo</text:span>rmułowania jest sformułowaniem wspólnym.</text:p>
      <text:p text:style-name="P367"><text:span text:style-name="T368">Cz</text:span>y ja jednak nie rozumiem dobrze, czy tu nie należałoby wówczas stwierdzić tak -<text:s/>„strona solidarnościowo-opozyc<text:span text:style-name="T369">yjn</text:span>a stwierdza, że jest to początek drogi do demokracji parlamentarn<text:span text:style-name="T370">ej;</text:span><text:s/>strona koalicy<text:span text:style-name="T371">jn</text:span>o-rządowa traktuje to jako<text:s/><text:span text:style-name="T372">i</text:span>stotny postęp w rozwoju so<text:span text:style-name="T373">cj</text:span>alistycznej demokracji parlamentarn<text:span text:style-name="T374">ej</text:span>”. Wówczas byłaby pewna logiczność.</text:p>
      <text:p text:style-name="P375">W tymże samym akapici<text:span text:style-name="T376">e</text:span>, ostatnie zdanie:<text:s/>„strony uczynią wszystko, aby skład przyszłego parlamentu”<text:s/>- rozumiem, że tutaj być powinno -<text:s/>„następnego parlamentu w pełni wyznaczonego przez wolę wyborców”.</text:p>
      <text:p text:style-name="P377"><text:span text:style-name="T378">Przewodnicząc</text:span><text:span text:style-name="T379">y</text:span><text:span text:style-name="T380">:</text:span></text:p>
      <text:p text:style-name="P381">Czyli chodzi o zastąpienie słowa<text:s/>„następnego”.</text:p>
      <text:p text:style-name="P382"><text:span text:style-name="T383">Ob. Bronisław Geremek:</text:span></text:p>
      <text:p text:style-name="P384">Tak,<text:s/><text:span text:style-name="T385">„</text:span>przyszłego”<text:s/>słowem<text:s/>„na<text:span text:style-name="T386">st</text:span>ępnego”.</text:p>
      <text:p text:style-name="P387"><text:span text:style-name="T388">Przewodnicząc</text:span><text:span text:style-name="T389">y</text:span>:</text:p>
      <text:p text:style-name="P390"><text:span text:style-name="T391">Zamiast,</text:span><text:s/><text:span text:style-name="T392">tak?</text:span></text:p>
      <text:p text:style-name="P393"><text:span text:style-name="T394">Ob. Bronisław Geremek</text:span>:</text:p>
      <text:p text:style-name="P395">Zamiast słowa<text:s/>„przyszłego”<text:s/>dać<text:s/>„następnego”, bo przyszły to jest ten, który wybierzemy.</text:p>
      <text:p text:style-name="P396">/Słusznie/.</text:p>
      <text:p text:style-name="P397">Na stronie szóstej, w drugim akapicie ostatnie zdanie:<text:s/>„część mandatów”<text:s/>- i tutaj jest w nawiasie koalicji<text:s/><text:soft-page-break/>ze znakiem zapytania - nawias jest zbędny i znak zapytania jest z<text:span text:style-name="T398">b</text:span>ę<text:span text:style-name="T399">d</text:span>ny.</text:p>
      <text:p text:style-name="P400">„Część mandatów koalicji zostanie obsadzona z listy krajowej”.</text:p>
      <text:p text:style-name="P401">Natomiast następne zdanie prosiłbym komisję redakcyjną, tylko o przeredagowanie podziału mand<text:span text:style-name="T402">at</text:span>ów między poszczególne okręgi, a także partie. Myślę, że po prostu podzi<text:span text:style-name="T403">ał</text:span>u mandatów<text:span text:style-name="T404"><text:s/></text:span>między poszczególne okręgi, a w ich ramach na mandaty partii, stronnictw,<text:s/><text:span text:style-name="T405">st</text:span>owarzyszeń itd.</text:p>
      <text:p text:style-name="P406">/Przewodniczący - Oczywiś<text:span text:style-name="T407">ci</text:span>e, tak/.</text:p>
      <text:p text:style-name="P408">Na str. 7, prosiłbym o zmianę słowa<text:s/>„gdy strony zobowiązują się do utrzymania swoich programów wyborczych w kampanii wyborczej w granicach kompromisu pol<text:span text:style-name="T409">it</text:span>ycznego”<text:s/>- proponowałbym określenie w granicach<text:s/>„umowy pol<text:span text:style-name="T410">it</text:span>ycznej”.</text:p>
      <text:p text:style-name="P411">/Przewodnicząc<text:span text:style-name="T412">y</text:span>:<text:s/><text:span text:style-name="T413">N</text:span>a str. 7/.</text:p>
      <text:p text:style-name="P414">Na str. 7 pierwszy akapit, pierwsz<text:span text:style-name="T415">e</text:span><text:s/>zdanie. Ja mów<text:span text:style-name="T416">i</text:span>ę tylko o takich sprawach, które mogą być... jakby pewne merytoryczne odniesienia, drobiazgowe.</text:p>
      <text:p text:style-name="P417">Otóż na str.<text:s/><text:span text:style-name="T418">9</text:span><text:s/>wiersz trzeci:<text:s/>„Prezydent będzie miał decydujące uprawnienia w zakresie polityki zagranicznej i obronności”<text:span text:style-name="T419">.</text:span><text:s/>Następnie jest w nawiasie:<text:s/>„bezpieczeństwa państwa”. Proszę o wykreślenie<text:s/>„bezpieczeństwa państwa”. Proszę o wykreślenie całego - obu słów znajdujących się w nawiasie i nie wiem czy to uzasadnić?</text:p>
      <text:p text:style-name="P420"><text:span text:style-name="T421">Przewodnicząc</text:span><text:span text:style-name="T422">y</text:span><text:span text:style-name="T423">:</text:span></text:p>
      <text:p text:style-name="P424">Wołałbym, żeby nie uzasadniać i nie wykreślać.</text:p>
      <text:p text:style-name="P425"><text:span text:style-name="T426">Ob. Bronisław Geremek</text:span>:</text:p>
      <text:p text:style-name="P427">Więc to niestety panie przewodniczący muszę uzasadnić.</text:p>
      <text:p text:style-name="P428">W tej kwe<text:span text:style-name="T429">st</text:span>ii jesteśmy związani pewnym stwierdzeniem tym mianowicie, obie strony są nim związane, że przyzna<text:span text:style-name="T430">je</text:span>my decydujące uprawnienia prezydentowi właśnie w dwóch dziedzinach: w dziedzinie polityki i obronności. I to dotyczy takż<text:span text:style-name="T431">e</text:span><text:span text:style-name="T432"><text:s/></text:span>pewnego wywodu prawnego, który znajduje się<text:s/><text:span text:style-name="T433">w</text:span><text:s/>poprawkach do<text:s/>Konstytucji i który wiąże się z pojęciem prerogatyw, tych dwóch prerogatyw prezydenta.</text:p>
      <text:p text:style-name="P434">Ponieważ ustaliliśmy, że nie zgłaszamy zastrzeżeń do s<text:span text:style-name="T435">fo</text:span>rmułowania prawnego, które się znajduje w<text:s/>Konstytucji, proszę, ażeby intencja przez nas wyrażona i która została ustalona wspólnie przez obie strony w dokumencie, który nie jest literą prawa, ale jest prozą, żeby była powiedziana prosto językiem prawdy o tych dwóch dziedzinach rozmawialiśmy, tych dwóch dziedzin nasze ustalenia dotyczyły i co więcej, myślę,<text:s/><text:span text:style-name="T436">ż</text:span>e nie ma żadnej potrzeby dlatego, że cały wywód dotyczący prawa prezydenta do wprowadzenia stanu wyjątkowego wtedy, kiedy jest właśnie bezpieczeństwo państwa zagrożone, wypełnia ten postulat.</text:p>
      <text:p text:style-name="P437">Proszę zatem o wykreśl<text:span text:style-name="T438">a</text:span>nie znajdującego się tutaj określenia. Koniec tego akapitu o dekretach z m<text:span text:style-name="T439">o</text:span>cą ustawy po prostu wykreślamy, była to wątpliwość komisji redakcyjnej.</text:p>
      <text:p text:style-name="P440">Proszę wreszcie o wykreślenie akapitu na stronie 10, w którym powiadamy, że następnym etapem będzie uchwalenie przez Sejm i Senat nowej konstytucji, bo jest to niepotrzebne powtórzenie już tylko formalne.</text:p>
      <text:p text:style-name="P441">Dziękuję bardzo.</text:p>
      <text:p text:style-name="P442"><text:span text:style-name="T443">Przewodnicząc</text:span><text:span text:style-name="T444">y</text:span>:</text:p>
      <text:p text:style-name="P445">Może ja nie będę reagował na różne, bo mam różne reakcje na różne zgłoszone uwagi w toku tej dyskusji, więc może łącznie. Także prosiłbym następne osoby - pan Zaciura.</text:p>
      <text:soft-page-break/>
      <text:p text:style-name="P446"><text:span text:style-name="T447">Ob. Jan Zaciura</text:span>:</text:p>
      <text:p text:style-name="P448">Ja w zasadzie po oświadczeniu pana pro<text:span text:style-name="T449">f</text:span>. Geremka nie mam uwag, albowiem miałem zaproponować skreślenie tego drugiego zdania na str. 10, bo ono się znajduje na str. 8<text:s/>i faktycznie wyczerpuje uprawnienia Senatu,<text:s/><text:span text:style-name="T450">a</text:span><text:s/>poza tym jeżeli mówi się, że następnym etapem, to szukałem tych pierwszych etapów i w tekście wcześniej nie znalazłem tych etapów i dlatego myślę, że rzeczywiście to zdanie należałoby wykreślić.<text:s/><text:span text:style-name="T451">W</text:span><text:s/>prz<text:span text:style-name="T452">e</text:span>ciwnym bowiem wypadku autopoprawka zawarta wyżej, ona po prostu burzyłaby całą treś<text:span text:style-name="T453">ć</text:span>.</text:p>
      <text:p text:style-name="P454">Natomiast jeżeli już jestem przy głosie, to ja nie zgłaszam mer<text:span text:style-name="T455">yt</text:span>or<text:span text:style-name="T456">yc</text:span>znych uwag do tej autopoprawki na str. 10 w akapicie 1, ale myślę, że jeżeli taksatywnie wyliczamy te różne elementy tego ładu demokr<text:span text:style-name="T457">at</text:span>ycznego, to może by nie używać w<text:s/><text:span text:style-name="T458">st</text:span>osunku do niektórych, jakichś takich wyrazów oceniających i wnosiłbym na przykład, żeby była mowa na przykład może być to brzmienie, że swoboda obiegu informacji, życie stowarzyszeniowe i samorząd ter<text:span text:style-name="T459">yt</text:span>orialny, bez<text:s/><text:span text:style-name="T460">st</text:span>wierdzenia autentyczny, bo wiadomo, jeżeli b<text:span text:style-name="T461">yś</text:span>my się zabrali do tego samorządu, to on powinien być autentyczny.</text:p>
      <text:p text:style-name="P462">Dziękuję.</text:p>
      <text:p text:style-name="P463"><text:span text:style-name="T464">Przewodnicząc</text:span><text:span text:style-name="T465">y</text:span>:</text:p>
      <text:p text:style-name="P466">Proponuję pan skreślenie autentyczny.</text:p>
      <text:p text:style-name="P467"><text:span text:style-name="T468">Ob. Jan Zaciura</text:span>:</text:p>
      <text:p text:style-name="P469">Proponuję skreślenie wyrazu<text:s/>„autentyczny”.</text:p>
      <text:p text:style-name="P470"><text:span text:style-name="T471">Przewodnicząc</text:span><text:span text:style-name="T472">y</text:span>:</text:p>
      <text:p text:style-name="P473">Są sprzeciw<text:span text:style-name="T474">y</text:span><text:s/>w tej sprawie? Nie ma. Dobrze.</text:p>
      <text:p text:style-name="P475">Pro<text:span text:style-name="T476">f</text:span>. Rychlewski.</text:p>
      <text:p text:style-name="P477"><text:span text:style-name="T478">Ob. Jan Rychlewski</text:span>:</text:p>
      <text:p text:style-name="P479">Chciałem rozpocząć od uwagi oczywistej, którą już zgłaszałem, i która niestety z niejasnych dla mnie powodów przez komisję redakcyjną została niezauważona.</text:p>
      <text:p text:style-name="P480">Jest to str. 2, akapit rozpoczyn<text:span text:style-name="T481">aj</text:span>ący się słowami:</text:p>
      <text:p text:style-name="P482">„Po latach kryzysu gospodarczego”...<text:s/><text:span text:style-name="T483">W</text:span><text:s/>drugim zdaniu jest n<text:span text:style-name="T484">ap</text:span>isane:<text:s/>„Realna jest groźba pogłębiania się kryzysu, jednakże istnieje szansa usunięcia tej groźby prz<text:span text:style-name="T485">e</text:span>z radykalną reformę”<text:s/>itd.</text:p>
      <text:p text:style-name="P486">Ja jeszcze raz zwracam uwagę, że to się staje minimalne, że tak powiem nadzieje na zlikwidowanie groźby pogłębiania się kryzysu. To znaczy my zgodni jesteśmy, to znaczy zgadzamy się na trwanie kryzysu. Jedynie czego chcielibyśmy uniknąć, to pogłębiania się tego kryzysu. Jest to zupełnie nieprawidłowy sposób wyrażenia myśli i naprawdę powinien być usunięty.</text:p>
      <text:p text:style-name="P487">Na str. 2...</text:p>
      <text:p text:style-name="P488"><text:span text:style-name="T489">Ob. Bronisław Geremek</text:span>:</text:p>
      <text:p text:style-name="P490">Czy mogę zapytać?</text:p>
      <text:p text:style-name="P491">/Tak/.</text:p>
      <text:p text:style-name="P492">Gdyby to było s<text:span text:style-name="T493">fo</text:span>rmułowanie - szansa wyjścia z kryzysu. Realna jest groźba pogłębienia się ...<text:s/><text:span text:style-name="T494">je</text:span>dnakż<text:span text:style-name="T495">e</text:span><text:s/>istni<text:span text:style-name="T496">eje</text:span><text:s/>szansa wychodzenia z kryzysu prz<text:span text:style-name="T497">e</text:span>z radykalną reformę. Czy to odpowiada?</text:p>
      <text:p text:style-name="P498"><text:span text:style-name="T499">Przewodnicząc</text:span><text:span text:style-name="T500">y</text:span>:</text:p>
      <text:p text:style-name="P501">Albo inacz<text:span text:style-name="T502">ej,</text:span><text:s/>przepraszam bardzo, żeby nie używać dwa razy kryzysu, a gdyby tak brzmiało:<text:s/>„realna jest groźba pogłębiania się kryzysu, jednakże istnieje szansa jego likwidacji przez radykalną”...</text:p>
      <text:soft-page-break/>
      <text:p text:style-name="P503"><text:span text:style-name="T504">Ob. Jan Rychlewski</text:span>:</text:p>
      <text:p text:style-name="P505">Dobrze, zgadzam się jak najbardziej.</text:p>
      <text:p text:style-name="P506"><text:span text:style-name="T507">Ob. Ma</text:span><text:span text:style-name="T508">rcin</text:span><text:span text:style-name="T509"><text:s/>Król</text:span>:</text:p>
      <text:p text:style-name="P510">Jego likwidowania może.</text:p>
      <text:p text:style-name="P511"><text:span text:style-name="T512">Ob. Jan Rychlewski</text:span>:</text:p>
      <text:p text:style-name="P513">Na str. 2 też nieco wyżej jest napisane w środku te<text:span text:style-name="T514">g</text:span>o dużego akapitu, jest napisane:<text:s/>„znajdują się przy<text:span text:style-name="T515">r</text:span>zeczenia i zapowiedzi działania władz i działań społeczeń<text:span text:style-name="T516">st</text:span>wa”.</text:p>
      <text:p text:style-name="P517">No tu ta dychotomia jest władze i społeczeństw<text:span text:style-name="T518">o,</text:span><text:s/>mnie<text:s/><text:span text:style-name="T519">si</text:span>ę<text:span text:style-name="T520"><text:s/></text:span>wydaje<text:span text:style-name="T521">,</text:span><text:s/><text:span text:style-name="T522">ż</text:span>e byłoby znacznie precyzyjniej napis<text:span text:style-name="T523">ać:</text:span><text:s/>„i działań sił społeczn<text:span text:style-name="T524">y</text:span>ch”<text:span text:style-name="T525">.</text:span><text:s/>Ta<text:s/><text:span text:style-name="T526">dyc</text:span>h<text:span text:style-name="T527">o</text:span>tomia nie obejmuje na przykład partii politycznych - niejasne, gdzie one tu si<text:span text:style-name="T528">ę</text:span><text:s/>plasują.</text:p>
      <text:p text:style-name="P529"><text:span text:style-name="T530">/</text:span>To jest, która strona?/</text:p>
      <text:p text:style-name="P531">To j<text:span text:style-name="T532">e</text:span>st druga strona,<text:s/><text:span text:style-name="T533">ś</text:span>rodek pierwszego akapitu.</text:p>
      <text:p text:style-name="P534">Lepiej by było napisać:<text:s/>„działań władz i działań sił społecznych”. Tym bardziej, że jest trudno w ogóle przyrzekać za społeczeństwo cokolwiek, prawdę mówiąc. Mnie się wydaje, że byłoby znacznie lepiej napisać:<text:s/>„sił społecznych”.</text:p>
      <text:p text:style-name="P535">Na str. 4, no nie mam zastrzeżeń, co prawda wyrażam w dalszym ciągu nadzieję, że kiedyś otrzymamy rozwiniętą precyzację tego co strona solidarnościowo-opozyc<text:span text:style-name="T536">yjn</text:span>a rozumie pod systemem nomenkl<text:span text:style-name="T537">at</text:span>ury jako uniwersalnej zasady rządzenia, ale to wobec tego odkładam to na przyszłość.</text:p>
      <text:p text:style-name="P538">Na str.<text:s/><text:span text:style-name="T539">8</text:span><text:s/>znalazło się takie s<text:span text:style-name="T540">fo</text:span>rmułowanie, które jest sprzeczne z tymi dyskusjami, które odbywaliśmy o urzędzie<text:s/>Prezydenta, a ściślej rzecz biorąc o poprawkach do<text:s/>Kon<text:span text:style-name="T541">st</text:span>ytucji. Mianowicie jest to na zakończenie tego dużego akapitu, który rozpoczyna się słowem<text:s/><text:span text:style-name="T542">„</text:span>Sejm”<text:s/>- na str. 8, jest takie s<text:span text:style-name="T543">fo</text:span>rmułowanie: Senat połączony z Sejmem, Zgromadzenie Narodowe dokona wyboru prezydenta<text:s/><text:span text:style-name="T544">I</text:span><text:s/>kadencji większością<text:s/><text:span text:style-name="T545">2</text:span>/3 głosów. J<text:span text:style-name="T546">a</text:span><text:s/>nie wiem skąd się wzięła ta liczba tutaj. Jak panowie dobrze sobie przypomina<text:span text:style-name="T547">ją</text:span><text:s/>dyskusję nad projektem ustawy, nad projektem zmiany<text:s/>Kon<text:span text:style-name="T548">styt</text:span>ucji, to cały czas chodziło tam o bezwzględną większość tylko,<text:s/><text:span text:style-name="T549">a</text:span><text:s/>jedynie, <text:s/>i tego nikt nie kwestion<text:span text:style-name="T550">ow</text:span>ał w naszych dyskusjach, jak pan profesor przypomina zapewne, jedyne co tam wzbudzało wątpliwo<text:span text:style-name="T551">ś</text:span>ci, to<text:s/>jaka powinna być obecność i wówczas tam zostało zgłoszone, że obecność powinna być 2/3<text:span text:style-name="T552">.</text:span><text:s/><text:span text:style-name="T553">I</text:span><text:s/>prawdopodobnie przez jakieś przeoczenia czy jakieś przekłamania, to nagle si<text:span text:style-name="T554">ę</text:span><text:s/>znalazł ten zapis. Ja mogę jedynie przeprosić, że nie zauważyłem go w poprzedniej wersji<text:s/><text:span text:style-name="T555">t</text:span>ego dokumentu, bo on był w poprzedniej wersji. W poprzedniej wersji tego dokumentu, natomiast go nie było w ustawie o zmianie<text:s/>Konstytucji, którą cały czas dyskutowaliśmy.</text:p>
      <text:p text:style-name="P556">To ja już przepraszam, to ja już wobec tego ostatnią jeszcze swoją uwagę zgłoszę, do str. 10 jeśli chodzi o akapit, który zaczyna się słowami:<text:s/>„Zdaniem strony solidarnościowo-opozycyjnej”<text:s/>- to chcę tylko wyrazić taki sąd, że jeśliby ten akapit miał zostać, a wydaje się, że państwo są przywiązani do myśli o pozostawieniu go, to wówczas musi być dodany akapit odpowiednio wyrażający sąd strony koalicyjno-rządowej jak myślę, na te tematy, no choćby i sądzę, że elementy tego stanowiska naszej strony są zawarte w tym co mówił tutaj prof. Bafia.</text:p>
      <text:p text:style-name="P557">Dziękuję bardzo.</text:p>
      <text:p text:style-name="P558"><text:span text:style-name="T559">Przewodnic</text:span><text:span text:style-name="T560">zą</text:span><text:span text:style-name="T561">c</text:span><text:span text:style-name="T562">y</text:span>:</text:p>
      <text:p text:style-name="P563">Dziękuję. Pan prof. Geremek, proszę bardzo.</text:p>
      <text:soft-page-break/>
      <text:p text:style-name="P564"><text:span text:style-name="T565">Ob. Bronisław Geremek</text:span>:</text:p>
      <text:p text:style-name="P566">Tytułem wyjaśnienia, bo wiem, że zdanie iż Senat połączony z Sejmem, Zgromadzenie Narodowe dokona wyboru prezydenta I kadencji większością 2/3 głosów, jest dokładnym powtórzeniem zapisu, który został nam przedstawiony przez stronę koalic<text:span text:style-name="T567">yj</text:span>no-rządową.</text:p>
      <text:p text:style-name="P568"><text:span text:style-name="T569">Przewodniczący</text:span>:</text:p>
      <text:p text:style-name="P570">Prof. Gebethner.</text:p>
      <text:p text:style-name="P571"><text:span text:style-name="T572">Ob. Stanisław Gebethner</text:span>:</text:p>
      <text:p text:style-name="P573">Jest to na pewno nieporozumienie, bo tak jak mówił<text:s/>pro<text:span text:style-name="T574">f</text:span>. Rychlewski,<text:s/><text:span text:style-name="T575">m</text:span>yśmy mówili o quorum na Zgromadzeniu Narodowym. Może moja i wina,<text:s/><text:span text:style-name="T576">ż</text:span>e w poprzedniej redakcji na to nie zwróciłem uwagi ze zmęczenia, natomiast chciałbym odnieść się mer<text:span text:style-name="T577">yt</text:span>orycznie do tego, bo gdyby tak przyjąć, to by<text:span text:style-name="T578">ś</text:span>my<text:span text:style-name="T579"><text:s/></text:span>wprowadzili niesłychanie, właściwie nie do pokonania blokadę, bo co to znaczy 2/3, to wtedy, jeżeli tych 2/3 nie będzie, to prezydenta nie w<text:span text:style-name="T580">yb</text:span>ierzemy. Nikt nie może gwar<text:span text:style-name="T581">a</text:span>ntować dzisiaj, że będzie owe 2/3<text:span text:style-name="T582">.</text:span><text:s/>Przypomnę, że we Włoszech po trzech turach jest bezwzględna większość i prezydenta Leone wybrano po 24 turze głosowania.</text:p>
      <text:p text:style-name="P583">Natomiast projekt zmiany<text:s/>Konst<text:span text:style-name="T584">yt</text:span>ucji przewiduje bezwzględną większość i potem eliminacje kandydatów, którzy uzyskają najmniej głosów, jak było to przed wojną i w 1947 roku. Musi być jakaś procedura wyjścia z takiego impa<text:span text:style-name="T585">s</text:span>u, który może przecież być przy tak wysokiej poprzeczce 2/3.</text:p>
      <text:p text:style-name="P586">Natomiast przy quorum mówiliśmy w tym sensie, no, żeby to Zgromadzenie Narodowe wybierając prezydenta było reprezentatywne, żeby nie przyszła połowa, czy mniej niż połowa, ale tam zresztą połowa była już zaznaczona. Taka jest gene<text:span text:style-name="T587">z</text:span>a tej pomyłki po prostu i ja bym proponował, żeby w redakcji po prostu skreślić te trzy słowa<text:s/><text:span text:style-name="T588">„</text:span>większość 2/3 głosów”<text:s/>i zostawić: Senat połączony z Sejmem w Zgromadzenie Narodowe dokona wyboru prezydenta 1 kadencji. Bo istota polegała na tym, że uzgodniliśmy, że pierwsza kadencja jest przez Zgromadzenie Narodowe, bo wielu<text:s/><text:span text:style-name="T589">z</text:span><text:s/>nas tutaj ma na myśli fakt, że w przyszłości to powinny być wybory powszechne i to ten sen<text:span text:style-name="T590">s</text:span>. A to w tej chwili nie jest tutaj potrzebne i byłoby błędem.</text:p>
      <text:p text:style-name="P591"><text:span text:style-name="T592">Przewodnicząc</text:span><text:span text:style-name="T593">y</text:span><text:span text:style-name="T594">:</text:span></text:p>
      <text:p text:style-name="P595">Czy możemy przyjąć propozycję pana Gebethnera?</text:p>
      <text:p text:style-name="P596"><text:span text:style-name="T597">Ob</text:span><text:span text:style-name="T598">.</text:span><text:span text:style-name="T599"><text:s/>Bronisław Geremek</text:span>:</text:p>
      <text:p text:style-name="P600">Panie przewodniczący, jestem zaskoczony tym, że sprawa tego typu zostaje zgłoszona w ostatnim momencie negocjacji.<text:s/>Tak że tak powiem,<text:s/>językiem mediewisty, egzegeza tekstu wskazuje na to, żeb<text:span text:style-name="T601">y</text:span><text:s/>we wszystkich tekstach, które nam strona koalic<text:span text:style-name="T602">yjn</text:span>o-rządowa przed<text:span text:style-name="T603">st</text:span>aw<text:span text:style-name="T604">iał</text:span>a w tej sprawie jest to sformułowanie. We wszystkich tekstach do<text:span text:style-name="T605">st</text:span>arczonych nam do tej pory znajduje się - tego dokumentu, tak jest - znajduje s<text:span text:style-name="T606">i</text:span>ę to s<text:span text:style-name="T607">fo</text:span>rmułowanie. Więc ustosunkuję się do tego<text:s/><text:span text:style-name="T608">w</text:span><text:s/>późniejszym terminie.</text:p>
      <text:p text:style-name="P609">Dziękuję.</text:p>
      <text:p text:style-name="P610"><text:span text:style-name="T611">Ob. Stanisław Geb</text:span><text:span text:style-name="T612">et</text:span><text:span text:style-name="T613">hner</text:span>:</text:p>
      <text:p text:style-name="P614">No dobrze, ale... jak jest to logiczne z punktu widzenia procedury, bo wchodzimy tutaj w możliwość impasu, z którego się nie wyjdzie. No, jeżeli pojawił się, mógł s<text:span text:style-name="T615">i</text:span>ę pojawić, błąd taki, bo przecież jesteśmy już zmęczeni negocjacjami, to wydaje mi się, że po prostu jest podstawa do tego, żeby przyjąć tą poprawkę. Przecież to nie jest żadna tutaj chęć manipulowania czy wycofania się ze stanowiska.</text:p>
      <text:p text:style-name="P616"><text:span text:style-name="T617">Ob. Bronisław Geremek</text:span>:</text:p>
      <text:soft-page-break/>
      <text:p text:style-name="P618">Proszę rozumieć mnie dobrze, ja kwestię tę<text:s/><text:span text:style-name="T619">w</text:span><text:s/>pełni rozumiem i intencją moją jest doprowadzenie do rozsądnego rozwiązania, ale pozwalam sobie zwrócić uwagę, że w tekście decyzji prawnych, które tutaj były omawiane, mógłbym całą serię nielogiczności wymienić i na którą zgodziliśmy się nie<text:span text:style-name="T620">st</text:span>ety.</text:p>
      <text:p text:style-name="P621">Więc muszę tutaj prosić o wycofanie tego argumentu o nielogiczności, a tylko stwierdzenie, że trzeba tutaj podjąć pewną decyzję. Muszę uzyskać tę decyzję od mojego ze<text:span text:style-name="T622">s</text:span>po<text:span text:style-name="T623">ł</text:span>u.</text:p>
      <text:p text:style-name="P624"><text:span text:style-name="T625">Ob. Jan Rychlewski</text:span>:</text:p>
      <text:p text:style-name="P626">Wycofu<text:span text:style-name="T627">ję</text:span><text:s/>argument o ni<text:span text:style-name="T628">el</text:span>o<text:span text:style-name="T629">gi</text:span>cznoś<text:span text:style-name="T630">ci.</text:span></text:p>
      <text:p text:style-name="P631">...Żebyśmy jednak mieli tekst poprawek do<text:s/>Konst<text:span text:style-name="T632">yt</text:span>uc<text:span text:style-name="T633">ji</text:span><text:s/>w t<text:span text:style-name="T634">e</text:span>j sprawie,<text:s/><text:span text:style-name="T635">n</text:span>o trzeba się odwołać do<text:s/><text:span text:style-name="T636">ź</text:span>ródła<text:span text:style-name="T637">.</text:span></text:p>
      <text:p text:style-name="P638"><text:span text:style-name="T639">Ob. Bronisław Geremek</text:span>:</text:p>
      <text:p text:style-name="P640">Jeśli można? Otóż tutaj między naszymi ustaleniami, a tek<text:span text:style-name="T641">st</text:span>ami prawnymi, które przechodzą przez izbę, istnieją różne różnice.<text:s/><text:span text:style-name="T642">I</text:span>stnieją różnice po prostu i jest tak, że myśmy uważali,<text:s/><text:span text:style-name="T643">że</text:span><text:s/>ustalenia, które są objęte tymi dokumentami noszą charakter decyzji politycznych, a nie prawnych. A zatem gdybyśmy<text:s/><text:span text:style-name="T644">f</text:span>ormalizowali, to byśmy powiedzieli, że pierwotnym tekstem ustalenia powinno by<text:span text:style-name="T645">ć</text:span><text:s/>właśnie to,<text:s/><text:span text:style-name="T646">ale<text:s/></text:span>prosiłbym ażebyśmy nad tą sprawą się nie z<text:span text:style-name="T647">at</text:span>rzymywali, żebyśmy przeszli dale<text:span text:style-name="T648">j</text:span>.</text:p>
      <text:p text:style-name="P649"><text:span text:style-name="T650">Pr</text:span><text:span text:style-name="T651">zew</text:span><text:span text:style-name="T652">o</text:span><text:span text:style-name="T653">dn</text:span><text:span text:style-name="T654">ic</text:span><text:span text:style-name="T655">zą</text:span><text:span text:style-name="T656">c</text:span><text:span text:style-name="T657">y</text:span>:</text:p>
      <text:p text:style-name="P658">Podzielam pogląd, ja tutaj mam zapisane - pan Winczorek, proszę uprzejmie.</text:p>
      <text:p text:style-name="P659"><text:span text:style-name="T660">Ob. Piotr Winczorek</text:span>:</text:p>
      <text:p text:style-name="P661">Ja chciałem, ponieważ już była mowa o prezydencie, do tego nie wracam. Jako uczestnik tego zespołu, który się z<text:span text:style-name="T662">aj</text:span>mował przygotowaniem podstawowych, znaczy wyj<text:span text:style-name="T663">ś</text:span>ciowych elementów do naszej decyzji, muszę powiedzieć, że nie przypominam sobie, że była mowa o 2/3 jako zasadnie wyboru, no<text:s/><text:span text:style-name="T664">a</text:span>le mogłem być w błędzie.</text:p>
      <text:p text:style-name="P665">Nato<text:span text:style-name="T666">mi</text:span>ast chciałbym zwrócić uwagę na jeden, jedną rzecz, która być może również przez przeoczenie albo może czyjąś decyzję, może państwa strony decyzje, się znalazła w tym tekście, a ona w grun<text:span text:style-name="T667">c</text:span>ie niezgodna z ustaleniami poprzednio podj<text:span text:style-name="T668">ęt</text:span>ymi.</text:p>
      <text:p text:style-name="P669">Mianowicie na str.<text:s/><text:span text:style-name="T670">5</text:span><text:s/>mowa jest o zgłaszaniu kandydatów na senatorów. Piąta strona tego nowego powielonego tek<text:span text:style-name="T671">s</text:span>tu.<text:s/></text:p>
      <text:p text:style-name="P672">Do zare<text:span text:style-name="T673">je</text:span>strowania kandydatów na senatorów wystarczy wniosek podpisany pr<text:span text:style-name="T674">z</text:span>ez 3 t<text:span text:style-name="T675">y</text:span>s<text:span text:style-name="T676">.</text:span><text:s/>wyborców<text:s/><text:span text:style-name="T677">z</text:span><text:s/>danego w<text:span text:style-name="T678">oje</text:span>w<text:span text:style-name="T679">ó</text:span>d<text:span text:style-name="T680">zt</text:span>wa<text:span text:style-name="T681">.</text:span></text:p>
      <text:p text:style-name="P682">O ile j<text:span text:style-name="T683">a</text:span><text:s/>pamięta<text:span text:style-name="T684">m,</text:span><text:s/>to te<text:s/><text:span text:style-name="T685">3</text:span><text:s/>t<text:span text:style-name="T686">ys.</text:span><text:s/><text:span text:style-name="T687">m</text:span>iało ratyfikować zgłoszenie przez organizacje, a nie być oddzielnym i wyłącznym wymogiem zgłoszenia.</text:p>
      <text:p text:style-name="P688">Co do posłów ustaliliśmy, że zgłaszają i organizacje oddzielnie i obywatele. N<text:span text:style-name="T689">at</text:span>omiast tu, proszę sobie przypomnieć tą batalię, w której również uczestniczyłem, w<text:span text:style-name="T690">yn</text:span>ego<text:span text:style-name="T691">cj</text:span>ow<text:span text:style-name="T692">al</text:span>iśmy, że to będzie raty<text:span text:style-name="T693">fi</text:span>kowanie zgłoszenia dokonanego przez organizacje, a nie oddzielne zgłoszenia.</text:p>
      <text:p text:style-name="P694"><text:span text:style-name="T695">Ob. Bronisław Geremek</text:span>:</text:p>
      <text:p text:style-name="P696">Tutaj nie ma sprzeczności.</text:p>
      <text:p text:style-name="P697"><text:span text:style-name="T698">/</text:span>Ale jest niedomówienie/.</text:p>
      <text:p text:style-name="P699">Przyjmujemy tutaj tylko tę zasadę, że r<text:span text:style-name="T700">ej</text:span>estrowanie kandydatów na senatorów wystarczy wniosek podpisany przez 3 tys. wyborców. To nie wyklucza tego faktu, że zgłasza organizacja, a<text:span text:style-name="T701">l</text:span>e chodzi o to, że nakłada to na nią obowiązek<text:s/><text:span text:style-name="T702">3</text:span><text:s/>tys. podpisów.</text:p>
      <text:soft-page-break/>
      <text:p text:style-name="P703"><text:span text:style-name="T704">Ob. Piotr Winczorek</text:span>:</text:p>
      <text:p text:style-name="P705">Przepraszam, czy ja mogę? Ja<text:s/><text:span text:style-name="T706">z</text:span>araz skończę, ja niewiele mam tutaj uwag.</text:p>
      <text:p text:style-name="P707">M<text:span text:style-name="T708">a</text:span>m uwagę do tego fragmentu, który tutaj zaproponował pan przewodniczący Geremek na str. 4, gdzie mowa o socjalistycznej demokracji parlamentarnej - strona koalicyjna chciałaby mie<text:span text:style-name="T709">ć</text:span><text:s/>po prostu demokrację parlamentarną<text:span text:style-name="T710">.</text:span></text:p>
      <text:p text:style-name="P711">Ja bym raczej optował za zwykłym określeniem demokracja parlamentarna, bez przymiotników.<text:s/><text:span text:style-name="T712">W</text:span><text:s/>Stronnictwie Demokratycznym tym określeniem się posługujemy, nie uważamy za stosowne<text:span text:style-name="T713"><text:s/></text:span>każdego wydarzenia politycznego instytucji określać mianem so<text:span text:style-name="T714">cj</text:span>ali<text:span text:style-name="T715">st</text:span>yczne, bo to niewiele tłumacz<text:span text:style-name="T716">y</text:span>, zwłaszcza przy kłopotach,<text:s/><text:span text:style-name="T717">z</text:span><text:s/>wyjaśnieniem, co to znaczy socjalistyczne w naszych czasach.</text:p>
      <text:p text:style-name="P718"><text:span text:style-name="T719">I</text:span><text:s/>ogólnie rzecz biorąc byłbym zdania, żeby jak najmniej było takich, powiedziałbym,<text:s/><text:span text:style-name="T720">al</text:span>tern<text:span text:style-name="T721">at</text:span>ywnych sformułowań, z których jedna strona powiada, że to rozumie tak, a druga strona, że to samo rozumie troszkę inaczej.</text:p>
      <text:p text:style-name="P722">I w związku z tym mam także propozycję do str. 10, gdzie się pewna filozofia - hi<text:span text:style-name="T723">st</text:span>oriozo<text:span text:style-name="T724">fia</text:span>, że tak powiem zaczyna zarysowywać w związku z tym, to zaproponowaliście państwo od słowa:<text:s/>„Zdaniem strony solidarnościowej”. Czy nie lepiej byłoby w ogóle ominąć to s<text:span text:style-name="T725">fo</text:span>rmułowanie skreślając w całości i jedno, i drugie, to znaczy to co profesor przed chwilą Bodnar tutaj jako pogląd strony rządowo-koalicyjnej zamieścił, żeby eliminować te, powiedziałbym różnice, które jak gdyby, no, nie popychają sprawy naprzód, bo nie odnoszą się do przyszłości, tylko są jakąś deklaracją widzenia przeszłości.</text:p>
      <text:p text:style-name="P726">I ostatnia sprawa nie dotyczy bezpośrednio tekstu, który tutaj dyskutujemy, ale skoro jestem przy głosie, chciałem chwileczkę nad nią się zatrzymać.</text:p>
      <text:p text:style-name="P727">Dzisiaj się odbyło posiedzenie plenarne Centralnego Komitetu SD, które zaaprobowało na takim stanie rzeczy, w jakim sprawy wyszły z Magdalenki wczoraj, dzisiaj o czwartej rano, punkt widzenia tam ustalony i zobowiązało swoich pos<text:span text:style-name="T728">ł</text:span>ów do popierania tego w Sejmie.</text:p>
      <text:p text:style-name="P729">Jedna kwestia jednakowoż wymaga tutaj podniesieni<text:span text:style-name="T730">a</text:span>, mianowicie odczytam fragmencik krótki tej uchwały.</text:p>
      <text:p text:style-name="P731">Centralny Komitet SD wyraża zaniepok<text:span text:style-name="T732">oje</text:span>nie trudnościami<text:s/>jakie wystąpiły w uzyskaniu wspólnego stanowiska dotyczącego formy indeksacji i warunku<text:span text:style-name="T733">ją</text:span>cemu go uzyskanie consensusu w problematyce gospodarcz<text:span text:style-name="T734">ej</text:span>.</text:p>
      <text:p text:style-name="P735">SD stoi na stanowisku takiego wyrównywania ludziom pracy wzrostu kos<text:span text:style-name="T736">zt</text:span>ów utrzymania, które byłoby spójne z zasadami reformy gospodarczej i urynkowienia gospodarki.</text:p>
      <text:p text:style-name="P737">To tyle, dziękuję. Przepraszam, że wtręt taki nie na temat.</text:p>
      <text:p text:style-name="P738"><text:span text:style-name="T739">Przewodnicząc</text:span><text:span text:style-name="T740">y</text:span>:</text:p>
      <text:p text:style-name="P741">Dziękuję uprzejmie. Pan Gebethner.</text:p>
      <text:p text:style-name="P742"><text:span text:style-name="T743">O</text:span><text:span text:style-name="T744">b. Stanisław Gebethner</text:span>:</text:p>
      <text:p text:style-name="P745">Zabierając głos ad vocem tamtej sprawy i rzeczywiście tu przeglądam ten protokół - nie ma tego fragmentu dyskusji w tych zbieżnościach i rozbieżnościach nie ma.</text:p>
      <text:p text:style-name="P746">Natomiast chciałem zwrócić jeszcze uwagę, nie dlatego, żeby komplikować sprawę, tylko żeby uczulić, że wciąż nie jest doprowadzona do końca sprawa koncepcji zakresu kontrasygnacji prezydencki<text:span text:style-name="T747">ej,</text:span><text:s/>to jest ten fragment 9-tej strony. Za chwilę jeszcze do tej kwestii bezpieczeń<text:span text:style-name="T748">st</text:span>wa państwa. To być może, ale w<text:s/><text:soft-page-break/>tym stanie, w jakim jest faza dyskusji w Sejmie, jest ten projekt pusty w tej kwestii. Więc ja, według mojej wiedzy nie jest doprowadzona do końca.</text:p>
      <text:p text:style-name="P749">I kwestia owych...</text:p>
      <text:p text:style-name="P750"><text:span text:style-name="T751">Ob. Bronisław Geremek</text:span>:</text:p>
      <text:p text:style-name="P752">...bo na tę sprawę bardzo bym rad uzyskać odpowiedź. Sprawa kontrasygnaty została uzgodniona<text:span text:style-name="T753">.</text:span></text:p>
      <text:p text:style-name="P754"><text:span text:style-name="T755">Ob. Stanisław Gebethner</text:span>:</text:p>
      <text:p text:style-name="P756">Znaczy ja nie mam świadomości uzgodnienia, mówię to na podstawie także i stanu prac<text:s/>komisji<text:s/>sejmowych, w których dzisiaj uczestniczyłem przed przyjściem tutaj. Wi<text:span text:style-name="T757">ę</text:span>c mówię to<text:s/>nie<text:s/><text:span text:style-name="T758">w</text:span><text:s/>celu komplikowania jeszcze jednej sprawy<text:span text:style-name="T759">,</text:span><text:s/>tylko do<text:span text:style-name="T760">p</text:span>rowadzenia do końca te<text:span text:style-name="T761">j</text:span><text:s/>kwestii.</text:p>
      <text:p text:style-name="P762"><text:span text:style-name="T763">I</text:span><text:s/>kwestia owego bezpieczeństwa pa<text:span text:style-name="T764">ń</text:span>stwa<text:span text:style-name="T765">.</text:span><text:s/><text:span text:style-name="T766">J</text:span>a chciałbym zwrócić uwagę<text:span text:style-name="T767">,</text:span><text:s/><text:span text:style-name="T768">ż</text:span>e w tym<text:s/>protokole<text:s/>rozbieżności mamy dokładnie tutaj sformułowaną propozycję dotyczącą stanu wyjątkowego, wedle której to propozycji jest teraz tekst rozpatrywany przez<text:s/><text:span text:style-name="T769">S</text:span>ejm i tutaj była zgoda. Propozycja to była strony solidarnościowo-opozyc<text:span text:style-name="T770">yjnej,</text:span><text:s/>że prezydent może wprowadzić na okres trzech miesięcy stan wyjątkowy na części lub terytorium PRL, jeżeli zagrożone zostało wewnętrzne bezpieczeństwo państwa, a potem te przedłużenia przez Sejm i Senat. Dlatego ja uważam, że oczywiście możemy tutaj dyskutować na ile jest to prerogatywa prezydencka. W tym projekcie na te trzy miesiące jest to tak. Tak, bo tu nawet nie ma<text:s/>- można<text:s/>dyskutować, czy to ma być na wniosek rządu. To jest druga kwestia. Ale chciałbym ten aspekt tutaj tej dyskusji podnieść, bo tak według tego znowuż mojego rozumienia uzgodnień, na ten aspekt uprawnień prezydenta była zgoda, skoro była taka tutaj propozycja. To tyle w tych dwóch sprawach.</text:p>
      <text:p text:style-name="P771"><text:span text:style-name="T772">Ob. Jacek Kuroń</text:span>:</text:p>
      <text:p text:style-name="P773">Możemy cofnąć to bezpieczeństwo, jeżeli tak wnioskujesz, możemy wycofać, to nie będzie tego bezpieczeństwa, proszę bardzo.</text:p>
      <text:p text:style-name="P774"><text:span text:style-name="T775">Ob. Stanisław Gebethner</text:span>:</text:p>
      <text:p text:style-name="P776">No nie, ale w każdym razie w<text:span text:style-name="T777"><text:s/></text:span>obecnym tekście tego projektu, tej części uzgodnion<text:span text:style-name="T778">ej</text:span><text:s/>zmiana<text:s/>Konstytucji, jest ona w dalszym ciągu i istnieje.</text:p>
      <text:p text:style-name="P779"><text:span text:style-name="T780">I</text:span><text:s/>podkreślam sprawa tej kontrasygnaty dla mnie nie<text:s/><text:span text:style-name="T781">j</text:span>est<text:span text:style-name="T782"><text:s/></text:span>do końca jasna.</text:p>
      <text:p text:style-name="P783"><text:span text:style-name="T784">Przewodnicząc</text:span><text:span text:style-name="T785">y</text:span>:</text:p>
      <text:p text:style-name="P786"><text:span text:style-name="T787">D</text:span>o sprawy<text:span text:style-name="T788">,</text:span><text:s/>tak<text:span text:style-name="T789">.</text:span><text:s/>Czy pan profesor się zgłasza?</text:p>
      <text:p text:style-name="P790"><text:span text:style-name="T791">/</text:span>Tak, jeśli można/.</text:p>
      <text:p text:style-name="P792">Proszę uprzejmie.</text:p>
      <text:p text:style-name="P793"><text:span text:style-name="T794">Ob. Zdzis</text:span><text:span text:style-name="T795">ł</text:span><text:span text:style-name="T796">aw Jarosz</text:span>:</text:p>
      <text:p text:style-name="P797">Ale ja ad vocem poprzedniego głosu.</text:p>
      <text:p text:style-name="P798"><text:span text:style-name="T799">/</text:span>Proszę bardzo/.</text:p>
      <text:p text:style-name="P800">Przepraszam bardzo, chciałem wrócić na chwilę do tego o czym mówił pan dr Winczorek, to jest strona 5<text:span text:style-name="T801">.</text:span><text:s/>Jednak jest to problem. Otóż na czym on polega? Mianowicie tutaj z gorliwością może godną lepszej okazji, już jak gdyby z góry inaczej rozumiejąc, niż trzeba ustęp przedostatni tej strony piątej, przekazano do Sejmu, komisji sejmowej instrukcję, że w wyborach do Senatu nie zgłaszają kandydatów<text:span text:style-name="T802"><text:s/></text:span>organizacje polityczne i społeczne za podpisem 3 ty<text:span text:style-name="T803">s</text:span>.,<text:s/><text:span text:style-name="T804">l</text:span>ecz tylko wyborcy.<text:s/><text:span text:style-name="T805">W</text:span><text:s/>efekcie już w projekcie w wersji, która w tej chwili istnieje napisane zostało - kandydatów na senatorów zgłaszają wyborcy i<text:s/><text:span text:style-name="T806">k</text:span>r<text:span text:style-name="T807">o</text:span>pk<text:span text:style-name="T808">a</text:span>.</text:p>
      <text:soft-page-break/>
      <text:p text:style-name="P809">No więc widać, że takie sformułowania z naszej umowy powodują nieporozumienia dl<text:span text:style-name="T810">at</text:span>e<text:span text:style-name="T811">g</text:span>o, ponieważ ta sprawa w poprzedniej wersji była jasna, tam było na str. 4 powiedziane tak, w wyborach do Senatu wszyscy kandydaci wysuwani są w jednakowym trybie bez względu na to, czy wysuwa partia, stronnictwo, stowarzyszenie, grupa obywateli, umieszczenie na liście kandydata na senatora wymaga 3 tys. podpisów, to było jasne, ale nie wiem dlaczego te organizacje tu wypadły i w ten sposób naprawę stworzyła się fałszywa instrukcja dla ustawodawcy, który właśnie teraz rozumie to jako tylko 3 tys. podpisów bez prawa organizacji do zebrania tych podpisów i zaprezentowania własnej kandydatury partyjnej.</text:p>
      <text:p text:style-name="P812">Więc prosiłbym jednak, żebyśmy to skorygowali.</text:p>
      <text:p text:style-name="P813"><text:span text:style-name="T814">Przewodnicząc</text:span><text:span text:style-name="T815">y</text:span>:</text:p>
      <text:p text:style-name="P816">Czy państwo się zgadzają?</text:p>
      <text:p text:style-name="P817"><text:span text:style-name="T818">O</text:span><text:span text:style-name="T819">b</text:span><text:span text:style-name="T820">.</text:span><text:span text:style-name="T821"><text:s/>Zdzisław Jarosz</text:span>:</text:p>
      <text:p text:style-name="P822">Jeśli zaś jestem już przy głosie w jednej jeszcze kwestii. Otóż gdy propozycje, które już są w Sejmie, są jakimś kryterium tego co zostało uzgodnione względnie, w każdym razie, przekazane jako wynik uzgodnienia, to chcę powiedzieć dodając argument do kwestii trybu wyboru prezydenta że<text:s/><text:span text:style-name="T823">w</text:span><text:s/>projekcie zmiany<text:s/>Konstytucji nie kwestionowaną od początku zasadą było, iż prezydenta wybiera Zgromadzenie Narodowe większością bezwzględną, to znaczy w pierwszej turze wymaga się 50<text:span text:style-name="T824">%</text:span><text:s/>co najmniej głosów, a raczej ponad 50%,<text:span text:style-name="T825"><text:s/>a</text:span><text:s/>w następnych eliminuje się tych kandydatów z końca listy, którzy mają najmniej głosów, aby uzyskać dwóch kandydatów, z których jeden oczywiście uzyska już wyraźną przewagę.<text:s/><text:span text:style-name="T826">I</text:span><text:s/>wydaje się, że jest to naturalny sposób wyboru powszechnie przyjmowany i do tego trzeba by chyba zmierzać.</text:p>
      <text:p text:style-name="P827">Dziękuję bardzo.</text:p>
      <text:p text:style-name="P828"><text:span text:style-name="T829">Przewodnicząc</text:span><text:span text:style-name="T830">y</text:span>:</text:p>
      <text:p text:style-name="P831">Dziękuję uprzejmie. Prof. Kubiak.</text:p>
      <text:p text:style-name="P832"><text:span text:style-name="T833">Ob. Hieronim Kubiak</text:span>:</text:p>
      <text:p text:style-name="P834">Chciałbym po<text:span text:style-name="T835">w</text:span>rócić do strony 10-tej, do akapitu 3-go na tej stronicy. Ponieważ wydaje mi się, że w akapicie tym zawarte są naprawdę<text:s/><text:span text:style-name="T836">fu</text:span>ndamentalne treści, chciałbym współtworzyć pewien klimat koncyliacyjny dla znalezienia rozwiązania nas wszystkich.</text:p>
      <text:p text:style-name="P837">Otóż jeśli przeszkodą w przyjęciu tej formuły, jaką<text:span text:style-name="T838"><text:s/></text:span>cytowałem, a za chwilę ją powtórzę, byłoby to określenie<text:s/><text:span text:style-name="T839">„</text:span>okres przejściowy”<text:s/>zakładam, że komu<text:span text:style-name="T840">ś</text:span><text:s/>może się kojarzyć<text:s/><text:span text:style-name="T841">„</text:span>okres przejściowy<text:span text:style-name="T842">”</text:span><text:s/><text:span text:style-name="T843">z</text:span><text:s/>najdłuższym okresem<text:s/><text:span text:style-name="T844">w</text:span><text:s/>historii<text:span text:style-name="T845">,</text:span><text:s/>bo przechodzi się z różnych rzeczy do różnych i w języku polskim posiada on szereg nawet już dość<text:s/>anegdotycznych skojarzeń. Wobec tego czy nie można byłoby zamiast ten<text:s/>„okres przejściowy”<text:s/>użyć określenia, które jest chyba trochę bardziej precyzyjne, a oddaje tę samą intencję, a mianowicie w najbliższych latach. Jeśliby użyć takiego określenia, to może ten akapit mógłby brzmie<text:span text:style-name="T846">ć</text:span><text:s/>następująco:<text:s/><text:span text:style-name="T847">C</text:span>zytam go w wersji takiej, w jakiej go proponuję.</text:p>
      <text:p text:style-name="P848">Wszystkie te elementy - od tego słowa by się zaczynał<text:s/>-<text:s/>„wszystkie te elementy w najbliższych latach w<text:span text:style-name="T849">s</text:span>p<text:span text:style-name="T850">ół</text:span>twor<text:span text:style-name="T851">zyć<text:s/></text:span>będą warunki wszechstronnej realizacji zasad suwerenności narodu, umacniania podstaw niepodległej Polski, bez której nie ma sprawiedliw<text:span text:style-name="T852">ej</text:span><text:s/>Europy”. Sądzę, że to oddaje sens tego akapitu i przynajmniej w moim odczuciu językowym i nie tylko językowym, mogłoby być akapitem wspólnym, bez dzielenia na dwie strony w rozumieniu tak zasadniczych spraw, jak suwerenność narodu i niepodległość<text:s/><text:soft-page-break/>państwa.</text:p>
      <text:p text:style-name="P853">Dziękuję.</text:p>
      <text:p text:style-name="P854"><text:span text:style-name="T855">Przewodnicząc</text:span><text:span text:style-name="T856">y</text:span>:</text:p>
      <text:p text:style-name="P857">Czy państwo mogliby się odnieść do tego?</text:p>
      <text:p text:style-name="P858"><text:span text:style-name="T859">Ob. Bronisław Geremek</text:span>:</text:p>
      <text:p text:style-name="P860">Ja rozumiem, jestem pełen szacunku dla wyrażonej przez pana prof. Kubiaka intencji, natomiast nie widzę możliwości pogodzenia optymizmu prof. Kubiaka z umiarkowanym sceptycyzmem i pesymizmem opozycji, która tutaj siedzi<text:span text:style-name="T861">.</text:span><text:s/>Po pro<text:span text:style-name="T862">st</text:span>u tu jest tylko w tym różnica, że mianowi<text:span text:style-name="T863">ci</text:span>e uważam<text:span text:style-name="T864">y</text:span>, że takie są aspiracje, ale że sądzimy, wiele jeszcze musi ulec zmianie i nie sądzimy, że obecne reformy władz państwowych podejmowane w tej chwili przez nas, te wszy<text:span text:style-name="T865">st</text:span>kie, które w<text:s/>poprzednim akapicie są wymienione,<text:s/><text:span text:style-name="T866">s</text:span>ą wy<text:span text:style-name="T867">st</text:span>arcz<text:span text:style-name="T868">ają</text:span>cym warunkiem.<text:s/><text:span text:style-name="T869">I</text:span><text:s/>stąd do tej koncepcji okresu prze<text:span text:style-name="T870">jś</text:span>ciowego prz<text:span text:style-name="T871">yw</text:span>iązu<text:span text:style-name="T872">je</text:span>my pewne znaczenie i uważamy, że tu si<text:span text:style-name="T873">ę</text:span><text:s/>spotykamy. To znaczy, sądzimy, że aspiracje te właśnie, o których pan profesor mówił, do suwerenności i do niepodległości, są wspólne wszystkim stronom tu obecnym.</text:p>
      <text:p text:style-name="P874">Natomiast uważamy, że w tej koncepcji okresu przejściowego myślimy realistycznie. Uważamy, że z jednej strony, ze strony koalicji partii rządzących jest to pe<text:span text:style-name="T875">w</text:span>ne przyrzeczenie i zobowiązanie. Ze strony drugiej, jest to pewna nadzieja.<text:s/><text:span text:style-name="T876">I</text:span><text:s/>takie spotkanie przyrzeczenia i nadziei wyraża ta formuła okresu prz<text:span text:style-name="T877">ej</text:span>ściowego. Ona rozumiem, że w tej chwili nie wzbudza consensusu,<text:s/><text:span text:style-name="T878">d</text:span>latego proponujemy ją na zasadzie zapisu odrębnego. Odrębność zapisu dotyczy jakby całości, a nie rozdzielenia aspiracji i intencji stron tu obecnych.</text:p>
      <text:p text:style-name="P879"><text:span text:style-name="T880">Ob. Hieronim Kubiak</text:span>:</text:p>
      <text:p text:style-name="P881">Czy można ad vocem. Na moje wyczucie językowe, nie spieram się tutaj z innego powodu, poza intencją mer<text:span text:style-name="T882">y</text:span>tor<text:span text:style-name="T883">yc</text:span>zną, s<text:span text:style-name="T884">fo</text:span>rmułowanie<text:s/>„lata najbliższe”<text:s/>i s<text:span text:style-name="T885">fo</text:span>rmułowanie<text:s/><text:span text:style-name="T886">„</text:span>okres przejściowy”<text:s/>zawiera dokładnie tę tamą tre<text:span text:style-name="T887">ś</text:span>ć, jeżeli okres przejściowy oznacza cokolwiek innego niż okres czasu, w którym to ma nastąpić. Okres czasu, który da się to określić w jakiś sposób.</text:p>
      <text:p text:style-name="P888">Przepraszam za upór, ale chcę wyjaśnić intencję po prostu i zrozumienie tej sprawy.</text:p>
      <text:p text:style-name="P889"><text:span text:style-name="T890">Ob. Jan Baszkiewicz</text:span>:</text:p>
      <text:p text:style-name="P891">Przepraszam, ad vocem.</text:p>
      <text:p text:style-name="P892">/Tak, proszę bardzo/.</text:p>
      <text:p text:style-name="P893">Czy pojęcie<text:s/><text:span text:style-name="T894">„</text:span>okres przeobrażeń”<text:s/>byłoby do przyjęcia?</text:p>
      <text:p text:style-name="P895">Ponieważ<text:s/>„przejściowy”<text:s/>ma jednak pejoratywne znaczenie<text:s/><text:span text:style-name="T896">w</text:span><text:span text:style-name="T897"><text:s/></text:span>moim odczuciu językowym.</text:p>
      <text:p text:style-name="P898"><text:span text:style-name="T899">Przewodnicząc</text:span><text:span text:style-name="T900">y</text:span><text:span text:style-name="T901">:</text:span></text:p>
      <text:p text:style-name="P902">Pr<text:span text:style-name="T903">oszę.</text:span></text:p>
      <text:p text:style-name="P904"><text:span text:style-name="T905">Ob</text:span><text:span text:style-name="T906">.</text:span><text:span text:style-name="T907"><text:s/>Bronisław Geremek</text:span>:</text:p>
      <text:p text:style-name="P908">Otóż ja sądzę, że jakby nie pora w tej chwili podejmowania dużych dyskusji i debat zasadniczych. Nie zgadzamy się na zastąpienie tego określenia innym. Dlaczego?<text:s/><text:span text:style-name="T909">I</text:span><text:s/>proszę tu nas zrozumieć, nie doszukiwać się złej woli.</text:p>
      <text:p text:style-name="P910">Jeżeli w chwili obecnej do s<text:span text:style-name="T911">fo</text:span>rmułowania, które uważaliśmy za wspólne, że to co zaczynamy jest drogą do demokracji parlamentarn<text:span text:style-name="T912">ej,</text:span><text:s/>strona ko<text:span text:style-name="T913">al</text:span>ic<text:span text:style-name="T914">yj</text:span>no-<text:span text:style-name="T915">r</text:span>ządowa uważa za konieczne wprowadzenie takiego pojęcia na zasadzie odrębno<text:span text:style-name="T916">ś</text:span>ci i odmienności stanowisk, mówiąc o rozwoju so<text:span text:style-name="T917">cj</text:span>alistyczn<text:span text:style-name="T918">ej<text:s/></text:span>demokracji<text:s/><text:soft-page-break/>parlamentarnej, to traktujemy to w odbiorze, nie jest to problem słowa przymiotnika, który tu jest użyty, ale tej wrażliwości wytworzonej, o której Fedorowicz mówił, że są takie przymiotniki, które likwidują rzeczowniki.<text:s/><text:span text:style-name="T919">I</text:span><text:s/>zatem jeżeli tu jest rozbieżność stanowisk i dotycząca tak zasadniczej sprawy, w której myśleliśmy, że wspólne jest tutaj sposób podejścia, to znaczy, że zakładamy, że rzeczywiście budujemy podstawy systemu parlamentarnego, który będzie funkcjonował tak jak wy i my wiemy, że funkcjonować może. To dlatego uważamy, że na zasadzie odrębności i odmienności stanowisk formułujemy na str. 10 to właśnie, w którym mówimy, że chcemy takiego okresu prz<text:span text:style-name="T920">ej</text:span>ściowego, gdybyśmy go nazwali okresem przeobrażeń, nie ma żadnych przeciwwskazań przeciwko temu określeniu. Ale, że właśnie to jest naszą aspiracją, że jest to mianowicie stworzenie politycznego układu, którego podstawą będzie demokracja.</text:p>
      <text:p text:style-name="P921">Otóż jeżeli jest - powstała ta wła<text:span text:style-name="T922">ś</text:span>nie rozbieżność, zasadnicza, niepokojąca nas, uznaliśmy za konieczne takie określenie naszego stanowiska.<text:s/><text:span text:style-name="T923">I</text:span><text:s/>myślę, że no w tej chwili. trudno byłoby, żebyśmy wracali do naszych debat od początku. Tu już trzeba podejmować decyzje.<text:s/><text:span text:style-name="T924">W</text:span><text:s/>tym wypadku są to decyzje co do słów, ale tymi słowami my i wy będziemy się kontaktowali z opinią publiczną.<text:s/><text:span text:style-name="T925">Z</text:span>a te słowa<text:s/>„my i wy”<text:s/>będziemy rozliczani. Dl<text:span text:style-name="T926">at</text:span>ego właśnie obst<text:span text:style-name="T927">aj</text:span>emy przy tej poprawce.</text:p>
      <text:p text:style-name="P928"><text:span text:style-name="T929">Ob. Hieronim Kubiak</text:span>:</text:p>
      <text:p text:style-name="P930">Wobec tego, jeśli wolno panie przewodnicząc<text:span text:style-name="T931">y,</text:span><text:s/>jeszcze ad vocem proszę o wyjaśnienie następującej niepewności.</text:p>
      <text:p text:style-name="P932">Jeśli ten okres przejściowy jest tak ważny, to czy to oznacza, że swoboda życia stowarzyszeniowego, swoboda obiegu informacji, samorząd ter<text:span text:style-name="T933">yt</text:span>o<text:span text:style-name="T934">ri</text:span>alny, zreformowana nauka i oświata, to są rzeczy ważne tylko w okresie prz<text:span text:style-name="T935">ej</text:span>ściowym, ponieważ to jest bezpośrednie odwołanie się do tych elementów, w tym wła<text:span text:style-name="T936">ś</text:span>nie akapicie.</text:p>
      <text:p text:style-name="P937"><text:span text:style-name="T938">Ob. Bronisław Geremek</text:span>:</text:p>
      <text:p text:style-name="P939">Panie profesorze, bardzo bym prosił o<text:s/>nieotwieranie<text:s/>debaty, a to jest otwarcie. Ale odpowiadam.</text:p>
      <text:p text:style-name="P940">Tak, w chwili obecnej w sprawie samorządu ter<text:span text:style-name="T941">yt</text:span>orialnego uzyskaliśmy wyłącznie słowa i nic poza tym. Liczymy na to, że wyrażona wspólna nasza intencja, bo do tego się ograniczyliśmy, że ona będzie zrealizowana.</text:p>
      <text:p text:style-name="P942"><text:span text:style-name="T943">W</text:span><text:s/>sprawie stowarzyszeń, w których wydawało się, że poszliśmy najdalej, tutaj także ustalenia te, o które występowaliśmy i których się domagaliśmy, nie zostały umieszczone w ustawie o stowarzyszeniach.</text:p>
      <text:p text:style-name="P944"><text:span text:style-name="T945">W</text:span><text:s/>sprawie swobody obiegu informacji, w sprawie do<text:span text:style-name="T946">stę</text:span>p<text:span text:style-name="T947">u<text:s/></text:span>do środków masowego przekazu, to co zostało osiągnięte<text:s/><text:span text:style-name="T948">w</text:span><text:s/>tej chwili<text:span text:style-name="T949">,</text:span><text:s/>to jest przecież wyłącznie, tak to określaliśmy, przełamanie monopolu słowa pisanego.<text:s/><text:span text:style-name="T950">A</text:span><text:s/>zatem i tak mógłbym kontynuować.</text:p>
      <text:p text:style-name="P951">Uznajemy po prostu, że tutaj jeste<text:span text:style-name="T952">ś</text:span>my, to co zapoczątkowujemy, w tej chwili, jest mechanizmem tak ograniczonym, że my nie wiemy do jakiego miejsca, już tak dokładnie mówię, do jakiego miejsca władze dopuszczą rozwój tego mechanizmu. I to je<text:span text:style-name="T953">st</text:span><text:s/>ogr<text:span text:style-name="T954">an</text:span>icz<text:span text:style-name="T955">e</text:span>nie i samoograniczenie z naszej strony, bo przecież nie wy<text:span text:style-name="T956">st</text:span>ępowaliśmy o obalenie tych zapisów, tylko zaakceptowanie.</text:p>
      <text:p text:style-name="P957"><text:span text:style-name="T958">Ob. <text:s text:c="22"/></text:span>:</text:p>
      <text:p text:style-name="P959"><text:span text:style-name="T960">M</text:span>ożna ad vocem jeszcze?</text:p>
      <text:p text:style-name="P961"><text:span text:style-name="T962">Przewodnicząc</text:span><text:span text:style-name="T963">y</text:span>:</text:p>
      <text:p text:style-name="P964">Ad vocem, tak, proszę.</text:p>
      <text:soft-page-break/>
      <text:p text:style-name="P965"><text:span text:style-name="T966">Ob. <text:s text:c="22"/></text:span>:</text:p>
      <text:p text:style-name="P967">Ja sądzę, że z konieczności dyskutując tego rodzaju problemy, jak te dwa miejsca, które pan przewodniczący wymienił, dochodzimy w pewnym momencie do takiej granicy, poza którą jedna ze stron uznaje, że zaczyn<text:span text:style-name="T968">a</text:span><text:s/><text:span text:style-name="T969">t</text:span>racić tożsamość.<text:s/><text:span text:style-name="T970">I</text:span><text:s/>w tym momencie nie trzeba już dążyć do tego,<text:s/><text:span text:style-name="T971">ż</text:span>eby zaci<text:span text:style-name="T972">e</text:span>rać tę tożsamość. To po prostu nie ma sensu. Takie jest moje zd<text:span text:style-name="T973">an</text:span>ie.</text:p>
      <text:p text:style-name="P974"><text:span text:style-name="T975">Przewodnicząc</text:span><text:span text:style-name="T976">y</text:span>:</text:p>
      <text:p text:style-name="P977">Ma głos pan Jachymek.</text:p>
      <text:p text:style-name="P978"><text:span text:style-name="T979">Ob. Jan Jachymek</text:span>:</text:p>
      <text:p text:style-name="P980">Dziękuję. Panie Przewodniczący! Szanowni Państwo! Ja chciałem zgłosić jedną propozycję, która uzupełniałaby o trzy słowa, bąd<text:span text:style-name="T981">ź</text:span><text:s/>ewentualnie dwa słowa akapit ostatni n<text:span text:style-name="T982">a</text:span><text:s/>stronicy drugiej, zaczynający się mianowicie od:<text:s/>„Polityczny<text:s/>kompromis różnych sił, w<text:span text:style-name="T983">ś</text:span>ród których są zarówno takie, które kierują się ideami demokratycznie pojmowanego socjalizmu”<text:s/><text:span text:style-name="T984">-</text:span><text:s/>w tym miejscu dodać po przecinku, ideami ruchu ludowego. To zgłaszam i proszę o życzliwe przyjęcie tego.</text:p>
      <text:p text:style-name="P985"><text:span text:style-name="T986">Przewodnicząc</text:span><text:span text:style-name="T987">y</text:span>:</text:p>
      <text:p text:style-name="P988"><text:span text:style-name="T989">N</text:span>a stronie siódmej?</text:p>
      <text:p text:style-name="P990"><text:span text:style-name="T991">/</text:span>Ob. Jan Jachymek: To jest na stronie drugi<text:span text:style-name="T992">ej,</text:span><text:s/>ostatni akapit/<text:span text:style-name="T993">.</text:span></text:p>
      <text:p text:style-name="P994"><text:span text:style-name="T995">/</text:span>Strona druga, ostatni akapit na dole/.</text:p>
      <text:p text:style-name="P996">Po słowach: demokratycznie pojmowanego socjalizmu, po przecinku, ideami ruchu ludowego.</text:p>
      <text:p text:style-name="P997">Pro<text:span text:style-name="T998">f</text:span>. Gulczy<text:span text:style-name="T999">ń</text:span>ski.</text:p>
      <text:p text:style-name="P1000"><text:span text:style-name="T1001">Ob. Mariusz Gulczyński</text:span>:</text:p>
      <text:p text:style-name="P1002">Ja w zasadzie nie chciałem zabierać głosu w tej dyskusji, ale ja tylko jednej kwestii chciałem bronić w swojej wypowiedzi. Mianowicie na str. 6 pro<text:span text:style-name="T1003">f</text:span>. Geremek kwestionował umieszczenie koalicji, czę<text:span text:style-name="T1004">ś</text:span>ć mandatów koalicji zostanie obsadzona z listy krajowej obejmującej do 10% ogółu.</text:p>
      <text:p text:style-name="P1005">Ja bym kwestionował ten zapis koalicji dlatego, że być może, tak można zakładać, że w tych 10 procentach będą także osoby niezależne, nie tylko nie należące do koalic<text:span text:style-name="T1006">ji<text:s/></text:span>i dlatego ten zapis by ograniczał możliwość ucze<text:span text:style-name="T1007">st</text:span>niczenia osób niezależnych w tej liście.</text:p>
      <text:p text:style-name="P1008">To wszystko.</text:p>
      <text:p text:style-name="P1009"><text:span text:style-name="T1010">Przewo</text:span><text:span text:style-name="T1011">dn</text:span><text:span text:style-name="T1012">i</text:span><text:span text:style-name="T1013">czą</text:span><text:span text:style-name="T1014">c</text:span><text:span text:style-name="T1015">y</text:span><text:span text:style-name="T1016">:</text:span></text:p>
      <text:p text:style-name="P1017">T<text:span text:style-name="T1018">ak</text:span>. P<text:span text:style-name="T1019">roszę.</text:span></text:p>
      <text:p text:style-name="P1020"><text:span text:style-name="T1021">Ob. Bronisław Geremek</text:span>:</text:p>
      <text:p text:style-name="P1022">Przepraszam bardzo, to znaczy rozumiem, że chodzi tutaj o słowo, jakim słowem zostanie to określone. Dlatego, że w rozmowach naszych mówiliśmy o podziale mandatów między koalicję 6<text:span text:style-name="T1023">5</text:span>%<text:s/><text:span text:style-name="T1024">i</text:span><text:s/>pozostałe 3<text:span text:style-name="T1025">5</text:span>.</text:p>
      <text:p text:style-name="P1026"><text:span text:style-name="T1027">/</text:span>Tak/.</text:p>
      <text:p text:style-name="P1028">Jeżeli można innym słowem zastąpić, określić tę samą rzeczywistość, to proszę bardz<text:span text:style-name="T1029">o</text:span>.</text:p>
      <text:p text:style-name="P1030"><text:span text:style-name="T1031">Przewodnicząc</text:span><text:span text:style-name="T1032">y</text:span><text:span text:style-name="T1033">:</text:span></text:p>
      <text:p text:style-name="P1034">Pan jakie słowo proponuje?</text:p>
      <text:p text:style-name="P1035"><text:span text:style-name="T1036">Ob. Mariusz Gulczyński</text:span><text:span text:style-name="T1037">:</text:span></text:p>
      <text:p text:style-name="P1038">Ja proponow<text:span text:style-name="T1039">ał</text:span>em, żeby zrezygnować ze słowa<text:s/>„koalicji”.</text:p>
      <text:p text:style-name="P1040"><text:span text:style-name="T1041">Przewodnicząc</text:span><text:span text:style-name="T1042">y</text:span>:</text:p>
      <text:soft-page-break/>
      <text:p text:style-name="P1043">Rozumiem, ale nie bardzo.</text:p>
      <text:p text:style-name="P1044">Profesor Bafia.</text:p>
      <text:p text:style-name="P1045"><text:span text:style-name="T1046">Ob. Bafia</text:span>:</text:p>
      <text:p text:style-name="P1047">Ja chciałem wrócić jeszcze do strony 9-tej, do tej tak szeroko dyskutowanej kwestii tego akapitu o bezpieczeństwie państwa itd.</text:p>
      <text:p text:style-name="P1048">Teraz może dopiero troszkę tutaj dojrzałem świadomo<text:span text:style-name="T1049">ś</text:span>ciowo<text:span text:style-name="T1050"><text:s/></text:span>i dochodzę do wniosku, że autorzy projektu dokumentu, są bardzo nieżyczliwi wobec prezydenta. Bo<text:s/><text:span text:style-name="T1051">w</text:span><text:s/>tym zapisie będzie prezydent miał też decydujące uprawnienia w zakresie polityki zagraniczn<text:span text:style-name="T1052">ej</text:span>, obronności i w nawiasie, bezpieczeństwa, uznane za jego kon<text:span text:style-name="T1053">styt</text:span>uc<text:span text:style-name="T1054">yjn</text:span>e prerogatywy, to właściwie ten prezydent wychodzi, że on jest albo<text:s/><text:span text:style-name="T1055">M</text:span>inistrem Spraw Zagranicznych, albo żołnierzem, albo policjantem. I moim zdaniem, jest to zapis bardzo niedobry, nieodpowiadający zresztą istotnej funkcji z punktu widzenia konstytuc<text:span text:style-name="T1056">yj</text:span>nych postanowień, dlatego wydaje mi się, że te uwagi tutaj są chyba te, zastrzeżenia są słuszne i że trzeba byłoby sformułować jakoś tak, że prezydent, tak jak to jest w intencjach przede wszystkim, żeby podkreślić starania prezydenta dla tworzenia szacunku wobec Konst<text:span text:style-name="T1057">yt</text:span>ucji, konieczności jej przestrzegania przez organy państwa i obywateli, i drugiego może zdania, które by mówiło, że prezydent będzie miał też uprawnienia w zakresie innych istotnych dla państwa spraw, nie wdając się w wyliczanie, bo tych spraw jest<text:s/><text:span text:style-name="T1058">w</text:span><text:s/>ty<text:span text:style-name="T1059">m</text:span><text:s/>katalogu wiele i wybieranie takich<text:s/><text:span text:style-name="T1060">s</text:span>praw przypadkowych w sumie, jest chyba niekorzy<text:span text:style-name="T1061">st</text:span>ne.</text:p>
      <text:p text:style-name="P1062"><text:span text:style-name="T1063">Przewodniczący</text:span><text:span text:style-name="T1064">:</text:span></text:p>
      <text:p text:style-name="P1065">P<text:span text:style-name="T1066">an</text:span><text:s/>Reiff.</text:p>
      <text:p text:style-name="P1067"><text:span text:style-name="T1068">Ob. Bafia</text:span>:</text:p>
      <text:p text:style-name="P1069"><text:span text:style-name="T1070">A</text:span><text:s/>jeszcze przepraszam, chciałem tylko dodać, że przepraszam bardzo, że następne zdanie o... w sprawie k<text:span text:style-name="T1071">ontra</text:span>s<text:span text:style-name="T1072">y</text:span>gnat<text:span text:style-name="T1073">y</text:span>, że ono mogłoby chyba być tak s<text:span text:style-name="T1074">fo</text:span>rmułowane, że inne akty władcze, czy akty władcze<text:s/>Prezydenta wymagałyby, będą wymagały bądź wniosku, bądź potwierdzenia Prezesa Rady Ministrów. To będzie chyba odpowiadało zapisowi, który jest w<text:s/>Konstytucji - w projekcie zmian w<text:s/>Konstytucji zawarty.</text:p>
      <text:p text:style-name="P1075"><text:span text:style-name="T1076">Przewodnicząc</text:span><text:span text:style-name="T1077">y</text:span><text:span text:style-name="T1078">:</text:span></text:p>
      <text:p text:style-name="P1079">P<text:span text:style-name="T1080">an</text:span><text:s/><text:span text:style-name="T1081">Szyndzielorz.</text:span></text:p>
      <text:p text:style-name="P1082"><text:span text:style-name="T1083">Ob. Karol Sz</text:span><text:span text:style-name="T1084">yn</text:span><text:span text:style-name="T1085">dzielorz</text:span>:</text:p>
      <text:p text:style-name="P1086">Ja mam propozycję, aha, przepraszam,<text:s/><text:span text:style-name="T1087">p</text:span>an Reiff wcześniej. Ja mam tylko jedno zdanie panie Ryszardzie, jeśli można.</text:p>
      <text:p text:style-name="P1088"><text:span text:style-name="T1089">Ob</text:span><text:span text:style-name="T1090">.</text:span><text:span text:style-name="T1091"><text:s/>Ryszard Reiff</text:span><text:span text:style-name="T1092">:</text:span></text:p>
      <text:p text:style-name="P1093">Mianowicie wydaje mi się, że my niesłusznie, że tak powiem uciekamy od podkreślenia pewnych różnic. W i<text:span text:style-name="T1094">s</text:span>tocie rzeczy siła tego dokumentu w odbiorze publicznym będzie mierzona w jakimś stopniu tym, że każda ze stron będzie szukała odbicia własnych wątpliwości czy własnych nadziei właśnie w formie zaznaczonych pewnych odrębności.</text:p>
      <text:p text:style-name="P1095">Ja uważam, że im bardziej ten dokument byśmy utarli w<text:span text:style-name="T1096"><text:s/></text:span>taki sposób, że nie byłoby właściwie żadnej, żadnego elementu rozbieżności w tej części ogólnej, a tylko w częściach szczegółowych, że byśmy zagubili to co stanowi istotę, że tak powiem, siły tego. Bo ja powiedziałbym w ten sposób, że ile rozbieżności, tyle kredytu społecznego.<text:s/><text:span text:style-name="T1097">I</text:span><text:s/>w jakim stopn<text:span text:style-name="T1098">iu</text:span><text:span text:style-name="T1099"><text:s/></text:span>będziemy autentyczni w tych n<text:span text:style-name="T1100">ajt</text:span>rudni<text:span text:style-name="T1101">ej</text:span>szych s<text:span text:style-name="T1102">form</text:span>uł<text:span text:style-name="T1103">owan</text:span>i<text:span text:style-name="T1104">ac</text:span>h,<text:s/><text:soft-page-break/>tyle zaufania i tyle wiarygodności ten dokument będzie mi<text:span text:style-name="T1105">a</text:span>ł<text:span text:style-name="T1106">.</text:span></text:p>
      <text:p text:style-name="P1107">Jest akurat odwrotne podejście proszę panów. Mamy olbrzy<text:span text:style-name="T1108">m</text:span>ią ilość<text:s/><text:span text:style-name="T1109">st</text:span>rukturalnych osiągnięć, które już stanowią pewien wytyczony fundament działania. To już są te pewne zmiany.<text:s/><text:span text:style-name="T1110">I</text:span><text:s/>teraz w tej chwili naginanie tego wszystkiego co w istocie rzeczy krąży w opinii publicznej do tego, aby to w jakim<text:span text:style-name="T1111">ś<text:s/></text:span>sensie zatrzeć za wszelką cenę kontury polityczne tych pewnych różnic, które są, mają akur<text:span text:style-name="T1112">at</text:span><text:s/>odwrotną funkc<text:span text:style-name="T1113">ję</text:span><text:s/>propagandową.</text:p>
      <text:p text:style-name="P1114">Jeśli się wielokrotnie skarżyliśmy na pewne niedostatki propagandy, to one zawsze wynikały nie z tego, żeśmy nie osiągnęli pewnej jedności, tylko żeśmy tą jedność nagięli do jakiejś koniunktury i w rezultacie okazało się to dokumentem całkowicie bezwartoś<text:span text:style-name="T1115">ci</text:span>owym.</text:p>
      <text:p text:style-name="P1116">Także niech nie powstaje pewnego rodzaju czy napięcie, czy smutek w<text:span text:style-name="T1117"><text:s/></text:span>naszych obradach, a że tego rodzaju odrębne zdania się tutaj pojawiły, także w tej części ogólnej i choć to łączy co wszystko to cośmy tu zrobili, no to nie wszystko łączy, bo pewna właśnie ta tożsamość tutaj<text:s/>prz<text:span text:style-name="T1118">ył</text:span>ączam<text:s/>się do zdania prof. Rychlewskieg<text:span text:style-name="T1119">o</text:span>, musi pozostać jako pewnego rodzaju uwiarygodnienie wszystkiego tego co się stało w wyniku tych debat wspólne.</text:p>
      <text:p text:style-name="P1120">Dziękuję.</text:p>
      <text:p text:style-name="P1121"><text:span text:style-name="T1122">Przewodnic</text:span><text:span text:style-name="T1123">z</text:span><text:span text:style-name="T1124">ąc</text:span><text:span text:style-name="T1125">y</text:span><text:span text:style-name="T1126">:</text:span></text:p>
      <text:p text:style-name="P1127">Teraz pan Szyndzielorz.</text:p>
      <text:p text:style-name="P1128"><text:span text:style-name="T1129">Ob. Karol Szyndzielorz</text:span>:</text:p>
      <text:p text:style-name="P1130">Ja oczywiście nie chcę podejmować tutaj deb<text:span text:style-name="T1131">at</text:span>y ogólnej i chciałem tylko zauważyć w związku ze słowami przedmówcy, że jeśli miarą sukcesu<text:s/><text:span text:style-name="T1132">„</text:span>okrągłego stołu<text:span text:style-name="T1133">”</text:span><text:s/>miała być liczba<text:s/>rozbieżności<text:span text:style-name="T1134">,</text:span><text:s/>to mogliśmy tej imprezy<text:s/><text:span text:style-name="T1135">w</text:span><text:s/>ogóle<text:s/><text:span text:style-name="T1136">n</text:span>ie<text:s/><text:span text:style-name="T1137">z</text:span>ac<text:span text:style-name="T1138">zy</text:span>n<text:span text:style-name="T1139">ać.<text:s/></text:span>C<text:span text:style-name="T1140">z</text:span>y pa<text:span text:style-name="T1141">n</text:span><text:s/>Ryszard mnie słyszy?</text:p>
      <text:p text:style-name="P1142"><text:span text:style-name="T1143">/</text:span>Nie<text:span text:style-name="T1144">,</text:span><text:s/>nie słyszę/<text:span text:style-name="T1145">.</text:span></text:p>
      <text:p text:style-name="P1146"><text:span text:style-name="T1147">T</text:span>o czy można na ch<text:span text:style-name="T1148">wi</text:span>lę.</text:p>
      <text:p text:style-name="P1149">Otóż ja uważam, że jeśli miarą sukcesu<text:s/>„okrągłego s<text:span text:style-name="T1150">t</text:span>ołu<text:span text:style-name="T1151">”</text:span><text:span text:style-name="T1152"><text:s/></text:span>zgodnie z poglądami przedmówcy, ma być liczba rozbieżności, to mogliśmy tej imprezy w ogóle nie zaczynać<text:span text:style-name="T1153">,</text:span><text:s/>dlatego, że po prostu każdy stałby i trwałby na swoich stanowiskach, i nie w tym dopatruję się sensu tego eksperymentu<text:s/><text:span text:style-name="T1154">p</text:span>olitycznego, socjalnego, innego, jakim jest<text:s/>„okrągły stół”.</text:p>
      <text:p text:style-name="P1155">Także ja uważam, że jako retoryczny zwrot, to jest bardzo dobrze, że im więcej rozbieżności, tym większej wiarygodności itd. Moglibyśmy to ciągnąć. N<text:span text:style-name="T1156">a</text:span>to<text:span text:style-name="T1157">m</text:span>iast nie widzę tego jako głównego celu tego cośmy tutaj podjęli.</text:p>
      <text:p text:style-name="P1158">Druga uwaga, którą chciałbym zgłosić, że jeśli istotnie ton i treść tej dyskusji, i możliwość manewru jaką dysponujemy miałby być tak jak w ciągu tej godziny, która minęła w t<text:span text:style-name="T1159">e</text:span>j chwili, to opowiadałbym się za tym, żeby dopisać ten akapit, który pro<text:span text:style-name="T1160">f</text:span>. Bodnar proponował i wtedy jest jasno określone miejsce skąd się wywodzimy i dokąd idziemy. Ja uważam, że Poczdam nie jest sprawą mało ważną dla Polski i jej terytorialno-pol<text:span text:style-name="T1161">it</text:span>yczn<text:span text:style-name="T1162">ej</text:span><text:s/>integralności, i również dla sprawiedliwej Europy, tak samo jak nie uważam procesu KBWE za<text:s/><text:span text:style-name="T1163">n</text:span>ie mający znaczenia dla tego przedsięwzięcia w jakim tutaj uczestniczymy.<text:s/><text:span text:style-name="T1164">I</text:span><text:s/>sądzę, że jeśli idzie o wiarygodność sp<text:span text:style-name="T1165">oł</text:span>eczną, czy publiczną tego co my tutaj robimy, to jest to istotne uzupełnienie. Natomiast moja poprawka dotycząca tekstu tutaj przedstawionego dotyczy bardzo prostej<text:s/><text:span text:style-name="T1166">spr</text:span>awy<text:span text:style-name="T1167">,<text:s/></text:span>która znajduje się na końcu stron<text:span text:style-name="T1168">y</text:span><text:s/>pierwszej, nie wiem,<text:s/><text:span text:style-name="T1169">c</text:span>oś<text:span text:style-name="T1170"><text:s/></text:span>tam było jakie<text:span text:style-name="T1171">ś</text:span><text:s/>cięcie, tak mnie się tutaj wydaje.<text:s/><text:soft-page-break/>Ostat<text:span text:style-name="T1172">ni</text:span>e słowa na tej pierwszej stronie b<text:span text:style-name="T1173">r</text:span>z<text:span text:style-name="T1174">m</text:span>ią<text:span text:style-name="T1175">:</text:span><text:s/>„Dzięki rozwojowi sytuacji międz<text:span text:style-name="T1176">yn</text:span>arodow<text:span text:style-name="T1177">ej</text:span>”<text:span text:style-name="T1178">.</text:span><text:s/>Otóż<text:s/><text:span text:style-name="T1179">w</text:span><text:s/>tym sformułowaniu to to<text:s/><text:span text:style-name="T1180">n</text:span>i<text:span text:style-name="T1181">c<text:s/></text:span>nie znaczy.</text:p>
      <text:p text:style-name="P1182">Otóż moja propozycja brzmi:<text:s/>„Dzięki korzystnemu dla Polski rozwojowi sytuacji międzynarodowej”. Dziękuję.</text:p>
      <text:p text:style-name="P1183"><text:span text:style-name="T1184">Przewodnicząc</text:span><text:span text:style-name="T1185">y</text:span>:</text:p>
      <text:p text:style-name="P1186">Pani pro<text:span text:style-name="T1187">f</text:span>. Zakrzewska:</text:p>
      <text:p text:style-name="P1188"><text:span text:style-name="T1189">Ob. Janina Zakrzewska</text:span>:</text:p>
      <text:p text:style-name="P1190">Ja mam sprawę<text:span text:style-name="T1191">,</text:span><text:s/>którą uważam, znaczy która jest istotną i chciałabym, żeby od razu może została potraktowana jako uzupełnienie na stronie 5-tej również łączące się z naszymi poprzednimi wspólnymi uzgodnieniami.</text:p>
      <text:p text:style-name="P1192">Otóż jak państwo pamiętają wtedy, kiedy dyskutowaliśmy sprawę ordynacji wyborczej, zostało... ona została jednomyślnie tutaj przez nas zaakceptowana, jeden z artykułów konkretnie 47 mówił o sposobie zgłaszania kandydatów i ostatnie zdanie tego artykułu brzmiało:<text:s/>„<text:span text:style-name="T1193">N</text:span>a życzenie kandyd<text:span text:style-name="T1194">at</text:span>a można podać symbole werbalne lub nazwy określające jego polityczne orientacje”.<text:s/><text:span text:style-name="T1195">I</text:span><text:s/>to s<text:span text:style-name="T1196">fo</text:span>rmułowanie było dość długo dyskutowane w grupie roboczej, jeszcze p<text:span text:style-name="T1197">ot</text:span>em rozmawialiśmy o tym z panem Cypryniakiem i to zostało tak zapisane.</text:p>
      <text:p text:style-name="P1198">Zostaliśmy poin<text:span text:style-name="T1199">fo</text:span>rmowani, że<text:s/><text:span text:style-name="T1200">w</text:span><text:s/>komisji sejmowej to zdanie zostało z ordynacji wyborczej skreślone, natomiast powiedziano, że zostanie ono w instrukcji wyborczej, czy Rady Państwa, czy w jaki<text:span text:style-name="T1201">mś</text:span><text:s/>innym akcie doprowadzone do świadomości<text:s/>komisji<text:s/>wyborczych.</text:p>
      <text:p text:style-name="P1202"><text:span text:style-name="T1203">W</text:span><text:s/>związku z tym nasza strona zgłasza konkretny wnios<text:span text:style-name="T1204">ek</text:span>, ażeby na str.<text:s/><text:span text:style-name="T1205">5</text:span><text:s/><text:span text:style-name="T1206">w</text:span><text:s/>akapicie, który zaczyna się:<text:s/>„Prawo z<text:span text:style-name="T1207">gł</text:span>aszania kandydatów na posłów”, to jest trzeci aka<text:span text:style-name="T1208">p</text:span>it od dołu,<text:s/><text:span text:style-name="T1209">Pra</text:span>w<text:span text:style-name="T1210">o</text:span><text:s/>zgłaszania kandydatów na posłów pr<text:span text:style-name="T1211">z</text:span>ysługuje nie tylko itd. i potem do tych or<text:span text:style-name="T1212">g</text:span>anizacji obywatelom w liczbie co najmniej 3 tys. I tutaj dodać:<text:s/><text:span text:style-name="T1213">N</text:span>a życzenie kandydata można podać symbole werbalne<text:s/><text:span text:style-name="T1214">l</text:span>ub nazwy określające jego polityczną orientację.</text:p>
      <text:p text:style-name="P1215"><text:span text:style-name="T1216">Przewodnicząc</text:span><text:span text:style-name="T1217">y</text:span><text:span text:style-name="T1218">:</text:span></text:p>
      <text:p text:style-name="P1219">Proponowałbym, aby nie pozostawiać tego na późni<text:span text:style-name="T1220">ej</text:span>. Umówiliśmy się, powinno być.</text:p>
      <text:p text:style-name="P1221">/Tak, doskonale/.</text:p>
      <text:p text:style-name="P1222">Dasz nam kartkę z tym dobrze.</text:p>
      <text:p text:style-name="P1223"><text:span text:style-name="T1224">/</text:span>Tak/.</text:p>
      <text:p text:style-name="P1225">I jeszcze dr Grzybowski.</text:p>
      <text:p text:style-name="P1226"><text:span text:style-name="T1227">Ob. Leszek Grzybowski</text:span>:</text:p>
      <text:p text:style-name="P1228">Ja chciałbym zaproponować uzupełnienie zapisu dotyczącego prezydenta jednym kr<text:span text:style-name="T1229">ót</text:span>kim zdaniem, w którym będzie mowa o długości trwania kadencji prezydenta. T<text:span text:style-name="T1230">o</text:span><text:s/>zdanie mogłoby się pojawić na stronie 8-ej, po tym dużym akapicie, który ko<text:span text:style-name="T1231">ń</text:span>czy się tą sprawą tak kontrowers<text:span text:style-name="T1232">yj</text:span>ną 2/3 i zdanie mogłoby brzmieć tak: Kadencja prezydenta będzie trwała 6 lat. Myślę, że dla czytelnika tego dokumentu jest to istotna sprawa.</text:p>
      <text:p text:style-name="P1233">Dziękuję bardzo.</text:p>
      <text:p text:style-name="P1234"><text:span text:style-name="T1235">Przewodnicząc</text:span><text:span text:style-name="T1236">y</text:span><text:span text:style-name="T1237">:</text:span></text:p>
      <text:p text:style-name="P1238">Czy ktoś jeszcze? Proszę bardzo.</text:p>
      <text:soft-page-break/>
      <text:p text:style-name="P1239"><text:span text:style-name="T1240">Ob. Bronisław Geremek</text:span>:</text:p>
      <text:p text:style-name="P1241">...tu poprawkę do strony 10-tej w dodanym akapicie określającym zdanie strony solidarnościowo-opozycy<text:span text:style-name="T1242">jnej,<text:s/></text:span>zami<text:span text:style-name="T1243">a</text:span>st ost<text:span text:style-name="T1244">at</text:span>nia część zdania formę miałaby przybrać: uformowany zostanie kszta<text:span text:style-name="T1245">łt</text:span><text:s/>niepodległej Polski, bez której nie ma sprawiedliw<text:span text:style-name="T1246">ej</text:span><text:s/>Europy. Całe zdanie zatem br<text:span text:style-name="T1247">z</text:span>mi<text:span text:style-name="T1248">ał</text:span>oby: Zdaniem strony solidarnościowo-opozycyjnej wszystkie te elementy składają się na okres przejściowy, w czasie którego powstaną warunki do pełnej realizacji zasady suw<text:span text:style-name="T1249">er</text:span>ennoś<text:span text:style-name="T1250">ci<text:s/></text:span>narodu, uformowany zo<text:span text:style-name="T1251">s</text:span>tanie ks<text:span text:style-name="T1252">zt</text:span>ałt niepodległej Polski, bez której nie ma sprawiedliw<text:span text:style-name="T1253">ej</text:span><text:s/>Europy.</text:p>
      <text:p text:style-name="P1254">Dziękuję bardzo.</text:p>
      <text:p text:style-name="P1255"><text:span text:style-name="T1256">Przewodnicząc</text:span><text:span text:style-name="T1257">y</text:span><text:span text:style-name="T1258">:</text:span></text:p>
      <text:p text:style-name="P1259">Zdaje się, że nie ma w tej chwili uwag. Miałbym pro<text:span text:style-name="T1260">p</text:span>ozycję następującą, ab<text:span text:style-name="T1261">yś</text:span>my przeszli stronę po stronie i sprawdzili miejsca, w których się zgadzamy, w których się nie zgadzamy i co robimy ze zgodą i niezgodą.</text:p>
      <text:p text:style-name="P1262">Jeszcze<text:s/><text:span text:style-name="T1263">w</text:span><text:s/>trakcie tego także będę zgłaszał jeszcze inne uwagi, które nie były dotychczas zgłoszone.</text:p>
      <text:p text:style-name="P1264">Chciałbym tylko zaproponować dwie zasady po<text:span text:style-name="T1265">st</text:span>ępowania w trakcie tych ostatecznych uzgodnień. Pierwsza zasada będzie radykalnie odmienna od tej, którą zaproponował pan Reiff. Myślę, że sensem tego co piszemy je<text:span text:style-name="T1266">s</text:span>t odpowiedź na pytanie, co łączy Polaków. Moglibyśmy również napisać rozprawę pod tytułem: Co dzieli Polaków. Ale ponieważ celem tego dokumentu jest akurat to przeciwne, dlatego<text:s/>proponowałbym, żebyśmy zmierzali do opisu tego, no, jak to powiedzieć, n<text:span text:style-name="T1267">aj</text:span>mniejszego wspólnego mianownika, który łączy. W pewnych sprawach nam się to nie powiedzie, jak już pokazuje na<text:span text:style-name="T1268">s</text:span>ze doświadczenie, pogódźmy się z tym i zaznaczmy pewne odrębności, ale proponowałbym, żeby nie czynić z tego w tym dokum<text:span text:style-name="T1269">en</text:span>cie zasady.</text:p>
      <text:p text:style-name="P1270">Druga propozycja co do sposobu myślenia o tym. Przez dwa miesiące intensywnie debatowaliśmy różne kwestie. Proponowałbym, żebyśmy utrzymali się możliwie jak najbliżej tego cośmy już uzgodnili.<text:s/><text:span text:style-name="T1271">I</text:span><text:s/>w tym przypadku je<text:span text:style-name="T1272">ś</text:span>li nasze kontrowersje pojawią się, będą miały za przyczynę pojawienie się jakichś nowych elementów, jakichś nowych potrzeb, t<text:span text:style-name="T1273">o</text:span><text:span text:style-name="T1274"><text:s/></text:span>prop<text:span text:style-name="T1275">on</text:span>ow<text:span text:style-name="T1276">ał</text:span>bym, żebyśmy<text:s/><text:span text:style-name="T1277">z</text:span><text:s/>nich<text:s/><text:span text:style-name="T1278">z</text:span>re<text:span text:style-name="T1279">zyg</text:span>no<text:span text:style-name="T1280">w</text:span>a<text:span text:style-name="T1281">l</text:span>i<text:span text:style-name="T1282">.</text:span><text:s/>Jest za p<text:span text:style-name="T1283">óź</text:span>no na nowości, na otwieranie dyskusji nad rozmaitymi rzeczam<text:span text:style-name="T1284">i<text:s/></text:span>w tym momencie dnia, w tym momencie miesiąca, w tym momencie etapu prac nad<text:s/>„okrągłym stołem”.</text:p>
      <text:p text:style-name="P1285">Być może, że uwagi, które będziemy<text:s/><text:span text:style-name="T1286">z</text:span>a chwilę robić, że<text:s/><text:span text:style-name="T1287">w</text:span><text:s/>jakimś momencie sam będę się odchylał od tych zasad, które przedstawiłem, wtedy mnie złapiecie za rękę i powiecie, że to nie tak, no i będę musiał się pewne wycofać.</text:p>
      <text:p text:style-name="P1288">Na pierwszej stronie - proszę bardzo, pan Czajkowski jeszcze.</text:p>
      <text:p text:style-name="P1289"><text:span text:style-name="T1290">Ob. Zbigniew Czajkowski</text:span>:</text:p>
      <text:p text:style-name="P1291">Od razu do samego tytułu. Chciałbym, żeby ten t<text:span text:style-name="T1292">yt</text:span>uł był uzgodniony<text:span text:style-name="T1293">,</text:span><text:s/>bo mówimy o umowie społeczne<text:span text:style-name="T1294">j</text:span>, czy o umowie politycznej. Mówię dlatego, że tytuł jest<text:s/>„Umowa społeczna<text:span text:style-name="T1295">”</text:span>, natomiast na stronicy siódmej pan p<text:span text:style-name="T1296">rof</text:span>. Geremek wprowadził poprawkę, w czwartym wierszu od góry mówiąc o tym, w granicach umowy politycznej.</text:p>
      <text:p text:style-name="P1297"><text:span text:style-name="T1298">Przewodnicząc</text:span><text:span text:style-name="T1299">y</text:span>:</text:p>
      <text:p text:style-name="P1300">Panie prezesie już wyjaśniamy. Ta pierwsza strona je<text:span text:style-name="T1301">s</text:span>t wstępem do całej umowy składającej się z trzech części. Na stronie drugiej dochodzimy do umowy w sprawie reform politycznych. Nawet<text:s/><text:soft-page-break/>proponowałbym by w przepisywaniu zaczęło się to od nowej strony, żeby tutaj nie szło to w sposób ciągły.</text:p>
      <text:p text:style-name="P1302"><text:span text:style-name="T1303">Ob. Bronisław Geremek</text:span>:</text:p>
      <text:p text:style-name="P1304">Chciałbym zgłosić jeszcze zastrzeżenie, że strona moja nie wypowiada się jeszcze w sprawie ogólnego tytułu dokumentu.</text:p>
      <text:p text:style-name="P1305"><text:span text:style-name="T1306">Przewodnicząc</text:span><text:span text:style-name="T1307">y</text:span>:</text:p>
      <text:p text:style-name="P1308">A to może by się w<text:span text:style-name="T1309">yp</text:span>owiedziała.</text:p>
      <text:p text:style-name="P1310"><text:span text:style-name="T1311">Ob. Bronisław Geremek</text:span>:</text:p>
      <text:p text:style-name="P1312">No nie jesteśmy<text:s/><text:span text:style-name="T1313">-</text:span><text:s/>dl<text:span text:style-name="T1314">at</text:span>ego<text:s/><text:span text:style-name="T1315">po</text:span>d<text:span text:style-name="T1316">k</text:span>r<text:span text:style-name="T1317">eśl</text:span>ałe<text:span text:style-name="T1318">m,</text:span><text:s/>ż<text:span text:style-name="T1319">e</text:span><text:s/><text:span text:style-name="T1320">tu</text:span><text:s/>pierwsza część wspólna dotyczy wszystkich ze<text:span text:style-name="T1321">s</text:span>połów i w<text:span text:style-name="T1322">y</text:span>m<text:span text:style-name="T1323">a</text:span>ga<text:s/><text:span text:style-name="T1324">z</text:span>a<text:span text:style-name="T1325">t</text:span>em decyzji pr<text:span text:style-name="T1326">z</text:span>e<text:span text:style-name="T1327">w</text:span>odni<text:span text:style-name="T1328">cz</text:span>ą<text:span text:style-name="T1329">cyc</text:span>h<text:span text:style-name="T1330">,</text:span><text:s/><text:span text:style-name="T1331">m</text:span>oic<text:span text:style-name="T1332">h</text:span><text:s/>kolegów<text:s/><text:span text:style-name="T1333">ws</text:span>p<text:span text:style-name="T1334">ół</text:span>p<text:span text:style-name="T1335">r</text:span>z<text:span text:style-name="T1336">ewo</text:span>dni<text:span text:style-name="T1337">c</text:span>z<text:span text:style-name="T1338">ąc</text:span>y<text:span text:style-name="T1339">c</text:span>h zespołów, b<text:span text:style-name="T1340">o</text:span><text:s/>to jest nazwa całego d<text:span text:style-name="T1341">o</text:span>kum<text:span text:style-name="T1342">e</text:span>n<text:span text:style-name="T1343">t</text:span>u.</text:p>
      <text:p text:style-name="P1344"><text:span text:style-name="T1345">Przewodnicząc</text:span><text:span text:style-name="T1346">y</text:span>:</text:p>
      <text:p text:style-name="P1347">To może umówmy się,<text:s/><text:span text:style-name="T1348">ż</text:span>e pierwszą<text:s/><text:span text:style-name="T1349">st</text:span>ronę i wszystkie u<text:span text:style-name="T1350">wag</text:span>i, i ewentualne uwagi, które mogą być odłożymy do... <text:s/>pojedziemy sobie do<text:s/><text:span text:style-name="T1351">M</text:span>agd<text:span text:style-name="T1352">al</text:span>enki i uzgodnimy.</text:p>
      <text:p text:style-name="P1353"><text:span text:style-name="T1354">O</text:span><text:span text:style-name="T1355">b. Bronisław Geremek</text:span><text:span text:style-name="T1356">:</text:span></text:p>
      <text:p text:style-name="P1357">Ale zgoda na poprawkę,<text:s/><text:span text:style-name="T1358">p</text:span>an red. Szyndzielorz zgłosił<text:span text:style-name="T1359">,</text:span><text:s/>jest zgoda. Dzięki korzystnemu dla Polski rozwojowi sytuacji międz<text:span text:style-name="T1360">yn</text:span>arodow<text:span text:style-name="T1361">ej.</text:span></text:p>
      <text:p text:style-name="P1362"><text:span text:style-name="T1363">Przewo</text:span><text:span text:style-name="T1364">dn</text:span><text:span text:style-name="T1365">icząc</text:span><text:span text:style-name="T1366">y</text:span><text:span text:style-name="T1367">:</text:span></text:p>
      <text:p text:style-name="P1368">Zapisałeś to, tak, i przekażesz nam. Wskazuje to na doskonałe morale tej grupy.</text:p>
      <text:p text:style-name="P1369">Otóż tutaj chciałbym zaproponowa<text:span text:style-name="T1370">ć</text:span><text:s/>jedną też ma<text:span text:style-name="T1371">lu</text:span>tką poprawkę st<text:span text:style-name="T1372">yl</text:span>ist<text:span text:style-name="T1373">yc</text:span>zną, je<text:span text:style-name="T1374">ś</text:span>li już o tym mówimy, w środku drugiego akapitu, aspiracje interesów i słów: a jednocześnie we wzajemnym<text:s/><text:span text:style-name="T1375">p</text:span>oszanowaniu. Za jednocześnie.</text:p>
      <text:p text:style-name="P1376"><text:span text:style-name="T1377">/N</text:span>a której stronie/.</text:p>
      <text:p text:style-name="P1378">Na pierwszej stronie.</text:p>
      <text:p text:style-name="P1379">Dobrze, przechodzimy na drugą stronę. Ja rozumiem, zgodziliśmy się na to, żeby przyjąć poprawkę prof. Rychlew<text:span text:style-name="T1380">s</text:span>ki<text:span text:style-name="T1381">e</text:span>go jednakże istnieje szansa jego likwidowania.<text:s/><text:span text:style-name="T1382">P</text:span>an red. Kr<text:span text:style-name="T1383">ó</text:span>l zapisuje, my zapisujemy w porządku.</text:p>
      <text:p text:style-name="P1384">Jest propozycja także na tej stronie wpisania: ideami ruchu ludowego. S<text:span text:style-name="T1385">ą</text:span><text:s/>zastrzeżenia? Nie ma. Wpisujemy.</text:p>
      <text:p text:style-name="P1386">Aha, mogą się zdarzyć ze względu na moją nieobecność<text:s/><text:span text:style-name="T1387">p</text:span>r<text:span text:style-name="T1388">z</text:span>ez<text:span text:style-name="T1389"><text:s/></text:span>chwilę, że niektórych poprawek na swoich<text:s/><text:span text:style-name="T1390">st</text:span>ronach nie mam i prosiłbym, żeby mnie państwo także<text:s/><text:span text:style-name="T1391">z</text:span>wracali uwagę. Właśnie redaktor Szyndzielorz.</text:p>
      <text:p text:style-name="P1392"><text:span text:style-name="T1393">Ob. Karol Szyndzielorz</text:span>:</text:p>
      <text:p text:style-name="P1394">To jest 8 wiersz od góry, mianowicie: Zapowiedzi działań władz i działali sił społecznych, zamiast działań<text:s/><text:span text:style-name="T1395">społeczeństwa.</text:span></text:p>
      <text:p text:style-name="P1396"><text:span text:style-name="T1397">Przewodnicząc</text:span><text:span text:style-name="T1398">y</text:span><text:span text:style-name="T1399">:</text:span></text:p>
      <text:p text:style-name="P1400">Aha, dobrze.<text:s/><text:span text:style-name="T1401">I</text:span><text:s/>działań sił społecznyc<text:span text:style-name="T1402">h</text:span>.</text:p>
      <text:p text:style-name="P1403">Czy pan Czajkowski?<text:s/><text:span text:style-name="T1404">N</text:span>ie, pan Królewski.</text:p>
      <text:p text:style-name="P1405">Mówimy o której stronie.</text:p>
      <text:p text:style-name="P1406"><text:span text:style-name="T1407">Ob.</text:span><text:span text:style-name="T1408"><text:s/>Bo</text:span><text:span text:style-name="T1409">g</text:span><text:span text:style-name="T1410">dan Królewsk</text:span><text:span text:style-name="T1411">i</text:span>:</text:p>
      <text:soft-page-break/>
      <text:p text:style-name="P1412">Przepraszam, uzgodniliśmy jak rozumiałem poprawkę już w tym pierwszym punkcie w sprawie reform gospodarczych, czwarty wiersz: Szansa likwidowania przez radykalną reformę.</text:p>
      <text:p text:style-name="P1413"><text:span text:style-name="T1414">Przewodnicząc</text:span><text:span text:style-name="T1415">y</text:span>:</text:p>
      <text:p text:style-name="P1416">Tak, uzgodniliśmy. Zapisaliśmy. Pro<text:span text:style-name="T1417">f</text:span>. Geremek.</text:p>
      <text:p text:style-name="P1418"><text:span text:style-name="T1419">Ob. Bronisław Geremek</text:span>:</text:p>
      <text:p text:style-name="P1420">Chcę powiedzieć, że w sprawie poprawki dodającej ide<text:span text:style-name="T1421">ę<text:s/></text:span>ruchu ludowego, widzę trudności i myślę, że nie warto ch<text:span text:style-name="T1422">yb</text:span>a komplikować ze względu na to, że staraliśmy się tutaj unikać jakby określeń partyjnych, a mówić o takich różnicach inspiracji, o różnych skrzydłach tych inspiracji.</text:p>
      <text:p text:style-name="P1423">Jeżeli tutaj powiemy po tej stronie, no to natychmiast nasi partnerzy z<text:s/>„Solidarności Rolników Indywidualn<text:span text:style-name="T1424">yc</text:span>h”<text:s/>powiedzą, że oni też przecież wyrastają z ideałów ruchu ludowego. Nie spierajmy się.</text:p>
      <text:p text:style-name="P1425"><text:span text:style-name="T1426">Przewodnicząc</text:span><text:span text:style-name="T1427">y</text:span><text:span text:style-name="T1428">:</text:span></text:p>
      <text:p text:style-name="P1429">To akurat nie było przedmi<text:span text:style-name="T1430">ot</text:span>em sporu.</text:p>
      <text:p text:style-name="P1431"><text:span text:style-name="T1432">Ob. Bronisław Geremek</text:span>:</text:p>
      <text:p text:style-name="P1433"><text:span text:style-name="T1434">N</text:span>o byłoby to po pewnym czasie.</text:p>
      <text:p text:style-name="P1435"><text:span text:style-name="T1436">Przewodnicząc</text:span><text:span text:style-name="T1437">y</text:span>:</text:p>
      <text:p text:style-name="P1438">Ale to nie jest zapisane, kto się z ideałów r<text:span text:style-name="T1439">u</text:span>chu ludowego. Słucham?</text:p>
      <text:p text:style-name="P1440"><text:span text:style-name="T1441">/</text:span>Prof. Geremek: w tym zdaniu s<text:span text:style-name="T1442">ą</text:span><text:s/>dwie strony/.</text:p>
      <text:p text:style-name="P1443"><text:span text:style-name="T1444">/</text:span>Może nie kompliku<text:span text:style-name="T1445">jm</text:span>y/.</text:p>
      <text:p text:style-name="P1446"><text:span text:style-name="T1447">Ob. Jacek Kuroń</text:span><text:span text:style-name="T1448">:</text:span></text:p>
      <text:p text:style-name="P1449">A może te ludowe to tu jest tak: ... pojmowanego so<text:span text:style-name="T1450">cj</text:span>alizmu, jak i takie, które czerpią inspiracje z chrześcijań<text:span text:style-name="T1451">st</text:span>wa, dorobku ideologicznego<text:s/><text:span text:style-name="T1452">„</text:span>Solidarności<text:span text:style-name="T1453">”</text:span><text:span text:style-name="T1454">,</text:span><text:s/>ruchu ludowego i z innych źródeł i tradycji.</text:p>
      <text:p text:style-name="P1455"><text:span text:style-name="T1456">Przewodnicząc</text:span><text:span text:style-name="T1457">y</text:span><text:span text:style-name="T1458">:</text:span></text:p>
      <text:p text:style-name="P1459">Ja nie zrozumiałem, czy jest jakaś poprawka. Mianowicie jaka.</text:p>
      <text:p text:style-name="P1460"><text:span text:style-name="T1461">Ob. Karol Szyndzielorz</text:span>:</text:p>
      <text:p text:style-name="P1462">Żeby po słowie<text:s/>„Solidarności”<text:s/>dodać ... ruchu ludowego i z innych tradycji.</text:p>
      <text:p text:style-name="P1463"><text:span text:style-name="T1464">Przewodnicząc</text:span><text:span text:style-name="T1465">y</text:span>:</text:p>
      <text:p text:style-name="P1466">Tak. Pop<text:span text:style-name="T1467">r</text:span>aw<text:span text:style-name="T1468">k</text:span>a.<text:s/><text:span text:style-name="T1469">C</text:span>zy prof. Geremek wyraża zgodę na to? Zgoda, czy nie ma zgody. Sekundkę, zobaczymy co powie prof. Geremek i będzie pan replikował.</text:p>
      <text:p text:style-name="P1470">Nic słychać co mówi prof. Geremek, posłuchamy co powie pan doc. Jachymek.</text:p>
      <text:p text:style-name="P1471"><text:span text:style-name="T1472">Ob. Jan Jachymek</text:span>:</text:p>
      <text:p text:style-name="P1473">...zgłaszałem tą propoz<text:span text:style-name="T1474">y</text:span>cję, to chcę mianowicie dod<text:span text:style-name="T1475">a</text:span>ć w tym miejscu to, nasz ruch ma blisko wiekową tradycję, to jest raz. Blisko<text:s/><text:span text:style-name="T1476">st</text:span>o l<text:span text:style-name="T1477">at</text:span><text:s/>działania zorganizowanego, to j<text:span text:style-name="T1478">es</text:span>t sprawa pierwsza.</text:p>
      <text:p text:style-name="P1479">Druga rzecz, no jak pluralizm,<text:s/><text:span text:style-name="T1480">t</text:span>o pluralizm, bądźcie<text:s/>państwo tolerancyjni i wyrozumiali. Jeśli ja miałbym odczytywać, bądź przed<text:span text:style-name="T1481">st</text:span>awiciele Stronnictwa Ludowego<text:span text:style-name="T1482">,</text:span><text:s/>że w<text:span text:style-name="T1483">ś</text:span>ród tekstów, kt<text:span text:style-name="T1484">ó</text:span>r<text:span text:style-name="T1485">y</text:span><text:s/>zawiera 10 stronic s<text:span text:style-name="T1486">ł</text:span>ó<text:span text:style-name="T1487">w</text:span><text:s/>targujemy<text:s/><text:span text:style-name="T1488">s</text:span>i<text:span text:style-name="T1489">ę</text:span><text:s/>o dw<text:span text:style-name="T1490">a<text:s/></text:span>czy tr<text:span text:style-name="T1491">zy</text:span>, no wi<text:span text:style-name="T1492">ę</text:span>c właśnie, bo to jest problem, wpisujemy czy nie wpisujemy. Wpisujemy, tak, to wobec tego moja mowa jest bezprzedmiotowa, to jeśli tak. Aha, jest spór o miejsce Lak, no to nie ma sprawy.</text:p>
      <text:p text:style-name="P1493"><text:span text:style-name="T1494">Ob. <text:s text:c="22"/></text:span>:</text:p>
      <text:p text:style-name="P1495">Proszę państw<text:span text:style-name="T1496">a</text:span>, jeśli ja zgłaszałem propozycję, to zgłaszałem ją konkretną i mówiłem, po jakich<text:s/><text:soft-page-break/>słowach proponuję wpisanie tych trzech słów. Także, no, jeszcze raz przypomnę.</text:p>
      <text:p text:style-name="P1497">Mianowicie po słowach - to jest ostatni akapit na dole, na drugiej stronie, mianowicie po słowach: demo<text:span text:style-name="T1498">k</text:span>r<text:span text:style-name="T1499">at</text:span>ycznie<text:span text:style-name="T1500"><text:s/></text:span>pojmowanego so<text:span text:style-name="T1501">c</text:span>jalizmu - zaproponowałem - ideami ruchu ludowego itd. A więc to nie była propozycja przypadkowa.</text:p>
      <text:p text:style-name="P1502"><text:span text:style-name="T1503">Przewodnicz</text:span><text:span text:style-name="T1504">ą</text:span><text:span text:style-name="T1505">c</text:span><text:span text:style-name="T1506">y</text:span>:</text:p>
      <text:p text:style-name="P1507">A zmiana miejsca będzie nadawała większą uniwersalność tej propozycji.</text:p>
      <text:p text:style-name="P1508">Przepraszam bardzo, chciałem wysłuchać opinii pro<text:span text:style-name="T1509">f</text:span>. Rychlewskieg<text:span text:style-name="T1510">o</text:span>.</text:p>
      <text:p text:style-name="P1511"><text:span text:style-name="T1512">Ob. Jan Rychlewski</text:span>:</text:p>
      <text:p text:style-name="P1513">Nie, ja nie mam żadnej sprecyzowan<text:span text:style-name="T1514">ej</text:span><text:s/>opinii, tylko ponieważ tu<text:s/>po pro<text:span text:style-name="T1515">st</text:span>u<text:s/>zostało podzielone to na dwie strony, no taka jest prawda...</text:p>
      <text:p text:style-name="P1516"><text:span text:style-name="T1517">Przewodnicząc</text:span><text:span text:style-name="T1518">y</text:span><text:span text:style-name="T1519">:</text:span></text:p>
      <text:p text:style-name="P1520">Ja myślę, że pomysł b<text:span text:style-name="T1521">ył</text:span><text:s/>taki, żeby nie dzielić n<text:span text:style-name="T1522">a</text:span><text:s/>dwie<text:span text:style-name="T1523"><text:s/></text:span>strony,<text:s/><text:span text:style-name="T1524">ty</text:span>lko zrobić więcej stron.</text:p>
      <text:p text:style-name="P1525"><text:span text:style-name="T1526">Ob.</text:span><text:span text:style-name="T1527"><text:s/>Ja</text:span><text:span text:style-name="T1528">n</text:span><text:span text:style-name="T1529"><text:s/>R</text:span><text:span text:style-name="T1530">y</text:span><text:span text:style-name="T1531">ch</text:span><text:span text:style-name="T1532">lew</text:span><text:span text:style-name="T1533">sk</text:span><text:span text:style-name="T1534">i</text:span><text:span text:style-name="T1535">:</text:span></text:p>
      <text:p text:style-name="P1536">No to wówczas trzeba zlikwidować<text:s/><text:span text:style-name="T1537">s</text:span>łowa<text:s/>„jak<text:s/><text:span text:style-name="T1538">i</text:span><text:s/>taki<text:span text:style-name="T1539">e</text:span>”<text:span text:style-name="T1540">.</text:span></text:p>
      <text:p text:style-name="P1541"><text:span text:style-name="T1542">Przewodnicząc</text:span><text:span text:style-name="T1543">y</text:span>:</text:p>
      <text:p text:style-name="P1544">Ja bym proponował, żebyśmy<text:s/><text:span text:style-name="T1545">s</text:span>ię pogodzili, że tutaj mamy tak<text:span text:style-name="T1546">ą</text:span><text:s/>większą swobodę st<text:span text:style-name="T1547">yl</text:span>istyczną. Bo<text:s/><text:span text:style-name="T1548">n</text:span>a przykład z innych źródeł i tradyc<text:span text:style-name="T1549">ji</text:span><text:s/>ideowych, to ono nie przesądza, że te inne tradycje ideowe, to są takie, które są solidarnościowo<text:span text:style-name="T1550"><text:s/></text:span>podobne. Nie, nie przesądza, prawda, godzimy się co do tego.</text:p>
      <text:p text:style-name="P1551">Strona trzecia<text:span text:style-name="T1552">.</text:span><text:s/>Czy były po<text:span text:style-name="T1553">p</text:span>rawki do strony trzeciej. Na swojej ka<text:span text:style-name="T1554">rt</text:span>ce nie widzę.</text:p>
      <text:p text:style-name="P1555"><text:span text:style-name="T1556">N</text:span>a trzeciej, a chciałbym zgłosić.<text:s/><text:span text:style-name="T1557">W</text:span><text:s/>ostatnim akapicie, w czwartym wierszu... w piątym wierszu od dołu, zamiast dotyczący władz centralnych, władz najwyższych państwa.</text:p>
      <text:p text:style-name="P1558">/Ob. Geremek: Zgoda,<text:s/><text:span text:style-name="T1559">3</text:span>a<text:span text:style-name="T1560">/.</text:span></text:p>
      <text:p text:style-name="P1561">Proszę państwa, teraz kwestia strony czwart<text:span text:style-name="T1562">ej.</text:span><text:span text:style-name="T1563"><text:s/></text:span>Mamy tu następujące kwestie. Pogodziliśmy się skład następne<text:span text:style-name="T1564">j<text:s/></text:span>pa<text:span text:style-name="T1565">rl</text:span>amentu, pogodziliśmy się co do nowego akapitu.</text:p>
      <text:p text:style-name="P1566"><text:span text:style-name="T1567">N</text:span>atomiast wprowadzenie zdania: Strona koalic<text:span text:style-name="T1568">yj</text:span>no-rządowa traktuje to jako istotny postęp w rozwoju so<text:span text:style-name="T1569">cj</text:span>ali<text:span text:style-name="T1570">st</text:span>yczn<text:span text:style-name="T1571">ej<text:s/></text:span>demokracji parlamentarnej, jak i w ogóle te pierwsz<text:span text:style-name="T1572">e</text:span><text:s/>dwa zdania, dosy<text:span text:style-name="T1573">ć</text:span><text:s/>razem brzmiące niezręcznie, otworzyły nam pewien problem, mianowicie strona solidarnościowa poczuła, że jej symboliki werbalnej jest tu za mało i w związku z tym pojawił się zapis na stronie 10, który muszę przyznać<text:s/><text:span text:style-name="T1574">u</text:span>w<text:span text:style-name="T1575">a</text:span>żamy za nadzwyczaj konfliktowy. Że w nim są, ta jak to<text:s/><text:span text:style-name="T1576">s</text:span>ię mó<text:span text:style-name="T1577">w</text:span>i, znaczenie konotacyjne słów, które tu zostało użyte są kon<text:span text:style-name="T1578">fl</text:span>ikt<text:span text:style-name="T1579">ot</text:span>wórcz<text:span text:style-name="T1580">e</text:span>.</text:p>
      <text:p text:style-name="P1581">Także myślę, że rzecz nie tylko w tym, aby dokument t<text:span text:style-name="T1582">en<text:s/></text:span>zawierał pewną manifestację tożsamości, ażeby przed<text:span text:style-name="T1583">st</text:span>a<text:span text:style-name="T1584">wi</text:span>ał<text:s/>własną tożsamość w taki s<text:span text:style-name="T1585">p</text:span>os<text:span text:style-name="T1586">ó</text:span>b<text:span text:style-name="T1587">,</text:span><text:s/>aby nie była to tożsamość, kt<text:span text:style-name="T1588">ór</text:span>a wzbudza napięcia ucze<text:span text:style-name="T1589">st</text:span>ników tego porozumienia.</text:p>
      <text:p text:style-name="P1590">Tym się kierując, rozważałbym d<text:span text:style-name="T1591">w</text:span>a warianty podejścia do tych spraw. Albo taki, że poddanym redakcji oba ujęcia tak, żeby one nie wywierały tego rodzaju reakcji u uczestników, albo taki, który by zakładał skreślenie obu. Obu to obu.</text:p>
      <text:p text:style-name="P1592"><text:span text:style-name="T1593">Ob. <text:s text:c="22"/></text:span>:</text:p>
      <text:p text:style-name="P1594">Korzystając z tej chwili ciszy, chcę tylko o<text:span text:style-name="T1595">dp</text:span>owiedzieć panu profesorowi, że to strona koalic<text:span text:style-name="T1596">yj</text:span>no-rządowa wniosła pojęcie odrębności tutaj, a nasza była w istocie rzeczy tylk<text:span text:style-name="T1597">o<text:s/></text:span>już elementem pokwitowania<text:s/><text:soft-page-break/>tego.</text:p>
      <text:p text:style-name="P1598"><text:span text:style-name="T1599">/</text:span>Wiem/.</text:p>
      <text:p text:style-name="P1600">Także ja nie jestem zwolennikiem mnożenia tego.</text:p>
      <text:p text:style-name="P1601"><text:span text:style-name="T1602">/</text:span>Tak/.</text:p>
      <text:p text:style-name="P1603"><text:span text:style-name="T1604">Przewodnicząc</text:span><text:span text:style-name="T1605">y</text:span><text:span text:style-name="T1606">:</text:span></text:p>
      <text:p text:style-name="P1607">Proponu<text:span text:style-name="T1608">ję</text:span><text:s/>skreślenie obu. Zgoda?</text:p>
      <text:p text:style-name="P1609"><text:span text:style-name="T1610">Ob. Bronisław Geremek</text:span>:</text:p>
      <text:p text:style-name="P1611">Skoro jest późna pora, muszę powiedzieć, że pan<text:s/><text:span text:style-name="T1612">p</text:span>ro<text:span text:style-name="T1613">f</text:span>. Reykowski ma dar niezwykły oddział<text:span text:style-name="T1614">yw</text:span>ania agresywności w łagodną formę. Więc nie chciałbym teraz właśnie tak kwitować analogicznie lub też nie, odpowiadam z<text:span text:style-name="T1615">at</text:span>em tak, prz<text:span text:style-name="T1616">yj</text:span>mujemy propozy<text:span text:style-name="T1617">cj</text:span>ę.</text:p>
      <text:p text:style-name="P1618"><text:span text:style-name="T1619">Przewodnicząc</text:span><text:span text:style-name="T1620">y</text:span>:</text:p>
      <text:p text:style-name="P1621">Muszę przyznać, że nie zauważyłem agresywności.</text:p>
      <text:p text:style-name="P1622"><text:span text:style-name="T1623">Ob. Bronisław Geremek</text:span>:</text:p>
      <text:p text:style-name="P1624">To że my jeste<text:span text:style-name="T1625">ś</text:span>my urażeni niedoborem naszej symboliki werbalnej, to proszę zrozumieć także i tu proszę mi na chwil<text:span text:style-name="T1626">ę<text:s/></text:span>tylko pozwolić opuścić ten ton zmęczenia i powiedzieć, że ja należę do tych, którzy oczekują, że słowo<text:s/><text:span text:style-name="T1627">„</text:span><text:span text:style-name="T1628">s</text:span>ocjalizm”<text:s/>i<text:s/>„socjalistyczne”<text:s/>odzyskają swój blask. Ale że póki to się nie stało, to<text:s/><text:span text:style-name="T1629">wy</text:span><text:s/>nas stawiacie w s<text:span text:style-name="T1630">yt</text:span>uacji,<text:s/><text:span text:style-name="T1631">w</text:span><text:s/><text:span text:style-name="T1632">k</text:span>tóre<text:span text:style-name="T1633">j</text:span><text:s/><text:span text:style-name="T1634">nie m</text:span>ożemy zaakceptować takiego<text:s/><text:span text:style-name="T1635">sfo</text:span>r<text:span text:style-name="T1636">mułowa</text:span>nia<text:span text:style-name="T1637">.</text:span></text:p>
      <text:p text:style-name="P1638"><text:span text:style-name="T1639">Przew</text:span><text:span text:style-name="T1640">odnic</text:span><text:span text:style-name="T1641">zą</text:span><text:span text:style-name="T1642">c</text:span><text:span text:style-name="T1643">y</text:span>:</text:p>
      <text:p text:style-name="P1644">Reagując na to co było powi<text:span text:style-name="T1645">e</text:span>dziane, chciałbym powiedzieć, że odczuwam, iż słowo<text:s/><text:span text:style-name="T1646">„</text:span>socjalizm”<text:s/>zostało zepsute przez stalinizm.<text:s/><text:span text:style-name="T1647">I</text:span><text:s/>wierzę<text:s/><text:span text:style-name="T1648">w</text:span><text:s/>to, że zostanie ono naprawione.</text:p>
      <text:p text:style-name="P1649"><text:span text:style-name="T1650">Ob. <text:s text:c="22"/></text:span>:</text:p>
      <text:p text:style-name="P1651">Ja bym proponował, żeby redaktor Król teraz powiedział jak to będzie brzm<text:span text:style-name="T1652">i</text:span>ał<text:span text:style-name="T1653">o</text:span>,<text:s/><text:span text:style-name="T1654">p</text:span>o tych skreśleniach.</text:p>
      <text:p text:style-name="P1655"><text:span text:style-name="T1656">Ob. Marcin Król</text:span>:</text:p>
      <text:p text:style-name="P1657">Po prostu jest to początek drogi do demokracji parlamentarn<text:span text:style-name="T1658">ej,</text:span><text:s/>zadaniem parlamentu wybranego itd. A na stronie dziesiątej wypada ten akapit i już.</text:p>
      <text:p text:style-name="P1659"><text:span text:style-name="T1660">Ob. <text:s text:c="22"/></text:span>:</text:p>
      <text:p text:style-name="P1661">Na stronie 10-t<text:span text:style-name="T1662">ej</text:span>, akapit: Zdaniem strony solidarnościowo-opozycy<text:span text:style-name="T1663">jn</text:span>ej - ten akapit wypada.</text:p>
      <text:p text:style-name="P1664"><text:span text:style-name="T1665">Przewo</text:span><text:span text:style-name="T1666">dn</text:span><text:span text:style-name="T1667">icząc</text:span><text:span text:style-name="T1668">y</text:span>:</text:p>
      <text:p text:style-name="P1669">Tak jest, na stronie czwart<text:span text:style-name="T1670">ej.</text:span><text:s/>Następnego - mamy to<text:s/><text:span text:style-name="T1671">w</text:span>pr<text:span text:style-name="T1672">o</text:span>wadzone. Wprawdzie jest to zdanie, które nie było przez nas formułowane, ale chciałbym poddać pod rozwagę do akapitu czwartego, ostatniego na stronie 4 taką uwagę. Tu jest napi<text:span text:style-name="T1673">s</text:span>ane tak:<text:s/>„Strona solidarnościowo-opozyc<text:span text:style-name="T1674">yjn</text:span>a przedstawiła pogląd, że likwidacja systemu nomenkl<text:span text:style-name="T1675">at</text:span>ury, jako uniwersalnej zasady rządzenia, jest warunkiem reform gospodarczych i ustr<text:span text:style-name="T1676">oj</text:span>owych”.</text:p>
      <text:p text:style-name="P1677">Czy nie sądzicie państwo, że dałoby się tu dopisać: powodzenia reform gospodarcz<text:span text:style-name="T1678">yc</text:span>h i ustrojowych. Ż<text:span text:style-name="T1679">e</text:span><text:s/>byłoby to lepszym oddaniem sprawy,<text:s/><text:span text:style-name="T1680">nat</text:span>ury rzeczy.</text:p>
      <text:p text:style-name="P1681"><text:span text:style-name="T1682">/</text:span>Dobrze<text:span text:style-name="T1683">/</text:span>.</text:p>
      <text:p text:style-name="P1684"><text:span text:style-name="T1685">Ob. <text:s text:c="22"/></text:span>:</text:p>
      <text:p text:style-name="P1686">...ustrojowych i politycznych, ponieważ<text:span text:style-name="T1687"><text:s/></text:span>ustr<text:span text:style-name="T1688">oj</text:span>owy obejmuje równie<text:span text:style-name="T1689">ż</text:span><text:s/>i gospodarcze, więc to..<text:span text:style-name="T1690">.</text:span></text:p>
      <text:p text:style-name="P1691"><text:span text:style-name="T1692">Przewodnicząc</text:span><text:span text:style-name="T1693">y</text:span><text:span text:style-name="T1694">:</text:span></text:p>
      <text:soft-page-break/>
      <text:p text:style-name="P1695"><text:span text:style-name="T1696">M</text:span>oże być politycznych?</text:p>
      <text:p text:style-name="P1697"><text:span text:style-name="T1698">/</text:span>Może<text:span text:style-name="T1699">/.</text:span></text:p>
      <text:p text:style-name="P1700">To nap<text:span text:style-name="T1701">i</text:span>szmy.</text:p>
      <text:p text:style-name="P1702"><text:span text:style-name="T1703">/</text:span>Ale wpierw pol<text:span text:style-name="T1704">it</text:span>ycznych, a potem gospodarczych/.</text:p>
      <text:p text:style-name="P1705"><text:span text:style-name="T1706">Ob</text:span><text:span text:style-name="T1707">.</text:span><text:span text:style-name="T1708"><text:s/>Bronisław Geremek</text:span>:</text:p>
      <text:p text:style-name="P1709">Przepraszam, korzystam z uprawnień przewodniczącego.</text:p>
      <text:p text:style-name="P1710">Proszę o zachowanie tej kolejności.</text:p>
      <text:p text:style-name="P1711"><text:span text:style-name="T1712">Przewodnicząc</text:span><text:span text:style-name="T1713">y</text:span>:</text:p>
      <text:p text:style-name="P1714">Więc z prawdziwą prz<text:span text:style-name="T1715">yj</text:span>emnością zachowamy tę kolejność. W związku ze zna<text:span text:style-name="T1716">n</text:span>ą charakter<text:span text:style-name="T1717">ys</text:span>t<text:span text:style-name="T1718">yc</text:span>zną dla naszej strony przewagą polityki nad gospodarką.</text:p>
      <text:p text:style-name="P1719">Strona piąta. Czy są poprawki do strony piątej?</text:p>
      <text:p text:style-name="P1720"><text:span text:style-name="T1721">Ob. <text:s text:c="22"/></text:span>:</text:p>
      <text:p text:style-name="P1722">Jeszcze jest jednozdaniowa poprawka.</text:p>
      <text:p text:style-name="P1723"><text:span text:style-name="T1724">P</text:span><text:span text:style-name="T1725">rze</text:span><text:span text:style-name="T1726">wo</text:span><text:span text:style-name="T1727">dn</text:span><text:span text:style-name="T1728">ic</text:span><text:span text:style-name="T1729">zą</text:span><text:span text:style-name="T1730">c</text:span><text:span text:style-name="T1731">y</text:span>:</text:p>
      <text:p text:style-name="P1732">Tak, tak, to jest w którym miejscu?</text:p>
      <text:p text:style-name="P1733"><text:span text:style-name="T1734">/</text:span>Po cyfrze 3 ty<text:span text:style-name="T1735">s</text:span>. ł<text:span text:style-name="T1736">at</text:span>wo znaleźć/<text:span text:style-name="T1737">.</text:span></text:p>
      <text:p text:style-name="P1738">Dobrze, wstawka.</text:p>
      <text:p text:style-name="P1739"><text:span text:style-name="T1740">Ob. Janina Zakrzewska</text:span>:</text:p>
      <text:p text:style-name="P1741">Na życzenie kandyd<text:span text:style-name="T1742">at</text:span>a można podać symbole werbalne lub nazwę określające jego polityczne orientacje.</text:p>
      <text:p text:style-name="P1743">To jest trzeci akap<text:span text:style-name="T1744">it</text:span><text:s/>od dołu.</text:p>
      <text:p text:style-name="P1745"><text:span text:style-name="T1746">Przewodnicząc</text:span><text:span text:style-name="T1747">y:</text:span></text:p>
      <text:p text:style-name="P1748">Strona sześć. Co jest na piątej jeszcze?</text:p>
      <text:p text:style-name="P1749"><text:span text:style-name="T1750">Ob. <text:s text:c="22"/></text:span>:</text:p>
      <text:p text:style-name="P1751">Proponuję poprawkę na piątej stronie, w przedo<text:span text:style-name="T1752">st</text:span>atnim akapicie. Poprawnie powinno brzmieć: nie w Warszawie, tylko stołecznym i katowickim.</text:p>
      <text:p text:style-name="P1753"><text:span text:style-name="T1754">Ob. <text:s text:c="22"/></text:span>:</text:p>
      <text:p text:style-name="P1755">W województwie stołecznym i w województwie katowickim.</text:p>
      <text:p text:style-name="P1756">Ni<text:span text:style-name="T1757">e</text:span><text:s/><text:span text:style-name="T1758">ma</text:span><text:s/>drugiej stolic<text:span text:style-name="T1759">y,</text:span><text:s/>w stołecznym i katowickim<text:s/><text:span text:style-name="T1760">-</text:span><text:s/>wystarczy.</text:p>
      <text:p text:style-name="P1761"><text:span text:style-name="T1762">Przewodnicząc</text:span><text:span text:style-name="T1763">y</text:span>:</text:p>
      <text:p text:style-name="P1764">Dobrze. Czy do piątej strony?</text:p>
      <text:p text:style-name="P1765">/<text:span text:style-name="T1766">N</text:span>ie ma/.</text:p>
      <text:p text:style-name="P1767"><text:span text:style-name="T1768">Nie</text:span><text:s/>ma.</text:p>
      <text:p text:style-name="P1769"><text:span text:style-name="T1770">Ob. <text:s text:c="22"/></text:span>:</text:p>
      <text:p text:style-name="P1771">Ja mam jedną uwagę, że w wyborach do Sen<text:span text:style-name="T1772">at</text:span>u wszyscy kandydaci wysuwani są<text:s/><text:span text:style-name="T1773">w</text:span><text:s/>jednakowym trybie, bez względu na to, czy wysuwa partia, stronnictwa,<text:s/><text:span text:style-name="T1774">st</text:span>owarzyszenie i grupa obywateli.</text:p>
      <text:p text:style-name="P1775"><text:span text:style-name="T1776">Ob. <text:s text:c="22"/></text:span>:</text:p>
      <text:p text:style-name="P1777">Czy można jeszcze w tej sprawie?</text:p>
      <text:p text:style-name="P1778">/Przewodniczący -<text:s/><text:span text:style-name="T1779">w<text:s/></text:span>sprawie tego zdania<text:span text:style-name="T1780">?</text:span>/.</text:p>
      <text:soft-page-break/>
      <text:p text:style-name="P1781">W sprawie tego akapitu.</text:p>
      <text:p text:style-name="P1782"><text:span text:style-name="T1783">Przewodnicząc</text:span><text:span text:style-name="T1784">y</text:span>:</text:p>
      <text:p text:style-name="P1785">Przepraszam bardzo, w tej chwili prof. Bodnar mówi<text:span text:style-name="T1786">ł<text:s/></text:span>o zdaniu, które zginęło. Znalazło się już, tak, w którym miejscu ono się miało znaleźć. W którym miejscu? Głos ma prof. Bo<text:span text:style-name="T1787">dn</text:span>ar.</text:p>
      <text:p text:style-name="P1788"><text:span text:style-name="T1789">Ob. Artur Bodnar</text:span>:</text:p>
      <text:p text:style-name="P1790">Ono było, tylko przy przepis<text:span text:style-name="T1791">yw</text:span>aniu nie wiem, czy na zlecenie czyje, czy strony<text:s/><text:span text:style-name="T1792">m</text:span>oje<text:span text:style-name="T1793">j</text:span>, czy<text:s/><text:span text:style-name="T1794">st</text:span>rony koalicyjno-rządowej zostało zgubione z jakichś względów. W pierwotnych wszystkich tekstach było.</text:p>
      <text:p text:style-name="P1795"><text:span text:style-name="T1796">/</text:span>Proszę przeczytać/.</text:p>
      <text:p text:style-name="P1797">Było tak w d<text:span text:style-name="T1798">otyc</text:span>hczasowym wariancie. Znosi się wszelkie pozawyborcze procedury. Mamy takie - prawda.</text:p>
      <text:p text:style-name="P1799"><text:span text:style-name="T1800">/</text:span>Tak/.</text:p>
      <text:p text:style-name="P1801">Eliminacje kandyd<text:span text:style-name="T1802">at</text:span>ó<text:span text:style-name="T1803">w</text:span>; do wpisania na li<text:span text:style-name="T1804">st</text:span>ę wyborczą do Sejmu wystarczy wniosek podpisany. Do wpisania na listę wybor<text:span text:style-name="T1805">c</text:span>z<text:span text:style-name="T1806">ą<text:s/></text:span>do Senatu wystarczy wniosek podpisany przez<text:s/><text:span text:style-name="T1807">3</text:span><text:s/>t<text:span text:style-name="T1808">ys.</text:span><text:s/>wyborców zamieszkałych w danym okręgu.</text:p>
      <text:p text:style-name="P1809"><text:span text:style-name="T1810">Przewodnicząc</text:span><text:span text:style-name="T1811">y</text:span><text:span text:style-name="T1812">:</text:span></text:p>
      <text:p text:style-name="P1813">Rozumiem, że pan red. Król to przeredagowy<text:span text:style-name="T1814">w</text:span>a<text:span text:style-name="T1815">ł</text:span><text:s/>w trakcie.<text:s/>To jest ta strona przepis<text:span text:style-name="T1816">yw</text:span>ana i sugeruje p<text:span text:style-name="T1817">a</text:span>n prof<text:span text:style-name="T1818">.</text:span><text:s/>Bod<text:span text:style-name="T1819">n</text:span>ar,<text:s/><text:span text:style-name="T1820">że</text:span><text:s/>ule<text:span text:style-name="T1821">g</text:span>ły tutaj za<text:span text:style-name="T1822">g</text:span>ubieniu<text:span text:style-name="T1823">.</text:span></text:p>
      <text:p text:style-name="P1824">Ma głos p<text:span text:style-name="T1825">an</text:span><text:s/>Błuszkows<text:span text:style-name="T1826">k</text:span>i<text:span text:style-name="T1827">.</text:span></text:p>
      <text:p text:style-name="P1828"><text:span text:style-name="T1829">O</text:span><text:span text:style-name="T1830">b</text:span><text:span text:style-name="T1831">.</text:span><text:span text:style-name="T1832"><text:s/>J</text:span><text:span text:style-name="T1833">a</text:span><text:span text:style-name="T1834">n Błus</text:span><text:span text:style-name="T1835">z</text:span><text:span text:style-name="T1836">kows</text:span><text:span text:style-name="T1837">k</text:span><text:span text:style-name="T1838">i</text:span>:</text:p>
      <text:p text:style-name="P1839">Chciałem wyjaśnić pro<text:span text:style-name="T1840">f.</text:span><text:s/>Bo<text:span text:style-name="T1841">dn</text:span>a<text:span text:style-name="T1842">r</text:span>owi, że wspólnie<text:s/><text:span text:style-name="T1843">z</text:span><text:s/>red<text:span text:style-name="T1844">.<text:s/></text:span>Króle<text:span text:style-name="T1845">m</text:span><text:s/>przeredagowaliśmy ca<text:span text:style-name="T1846">ł</text:span>ą pi<text:span text:style-name="T1847">ą</text:span>tą stronę, albowiem mieszały się dwa systemy zgłaszania kandydatów do Sejmu i Senatu.<text:s/><text:span text:style-name="T1848">W</text:span><text:s/>tej chwili na początek podane<text:s/><text:span text:style-name="T1849">s</text:span>ą uniwersalne wspólne za<text:span text:style-name="T1850">s</text:span>ady<text:span text:style-name="T1851">,<text:s/></text:span>a kolejne akap<text:span text:style-name="T1852">it</text:span>y mówią o posłach i kandyd<text:span text:style-name="T1853">at</text:span>ach na posłów i na senatorów.<text:s/><text:span text:style-name="T1854">W</text:span><text:s/>związku z tym nic nie zosta<text:span text:style-name="T1855">n</text:span>o opuszczone.</text:p>
      <text:p text:style-name="P1856">Natomiast wracam do swojej myśli.<text:s/><text:span text:style-name="T1857">P</text:span>an Winczorek zgłosił wniosek sam i w tej chwili proponu<text:span text:style-name="T1858">ję</text:span>, aby jeśli<text:s/><text:span text:style-name="T1859">w</text:span>r<text:span text:style-name="T1860">aca</text:span><text:s/>do wniosku, zredagował<text:s/><text:span text:style-name="T1861">w</text:span><text:s/>sprawie organizacji,<text:s/><text:span text:style-name="T1862">mówię o przedostatnim</text:span><text:s/>akapicie. Zgłasza pan, czy nie?</text:p>
      <text:p text:style-name="P1863"><text:span text:style-name="T1864">/</text:span>Zgłaszam<text:span text:style-name="T1865">/.</text:span></text:p>
      <text:p text:style-name="P1866">To proszę zredagować.</text:p>
      <text:p text:style-name="P1867"><text:span text:style-name="T1868">Ob.<text:s/></text:span><text:span text:style-name="T1869">P</text:span><text:span text:style-name="T1870">iotr Winczorek</text:span>:</text:p>
      <text:p text:style-name="P1871"><text:span text:style-name="T1872">/</text:span><text:span text:style-name="T1873">N</text:span>iewłączony mikrofon/<text:span text:style-name="T1874">.</text:span></text:p>
      <text:p text:style-name="P1875"><text:span text:style-name="T1876">Ob. Jan Błuszkowski</text:span>:</text:p>
      <text:p text:style-name="P1877">To proszę poda<text:span text:style-name="T1878">ć</text:span><text:s/>redakcję.</text:p>
      <text:p text:style-name="P1879"><text:span text:style-name="T1880">Przewodniczący</text:span>:</text:p>
      <text:p text:style-name="P1881">Pr<text:span text:style-name="T1882">oszę</text:span>.</text:p>
      <text:p text:style-name="P1883"><text:span text:style-name="T1884">Ob. <text:s text:c="22"/></text:span>:</text:p>
      <text:p text:style-name="P1885">Przepraszam bardzo. Otóż ja bym<text:s/><text:span text:style-name="T1886">p</text:span>r<text:span text:style-name="T1887">o</text:span>p<text:span text:style-name="T1888">o</text:span>nował, żeby w 3 akapicie doda<text:span text:style-name="T1889">ć</text:span><text:s/>na początku prawo zgłoszenia kandydatów na posłów i senatorów<text:tab/><text:s/>przysługuje<text:s/><text:span text:style-name="T1890">t</text:span>ak jak jest,<text:s/>organizacjom i<text:s/><text:span text:style-name="T1891">3</text:span><text:s/>tys. podpisów, a następnie drugi akapit obecny drugi akapit, by się zaczynał tak: Do rejestrowania kandydatów na senatorów, zar<text:span text:style-name="T1892">ej</text:span>e<text:span text:style-name="T1893">st</text:span>rowania kandydatów na senatorów, także zgłaszanych przez organizacje polityczne<text:s/><text:soft-page-break/>wymagane jest poparcie wniosku przez 3 tys. wyborców z<text:s/><text:span text:style-name="T1894">dan</text:span>eg<text:span text:style-name="T1895">o<text:s/></text:span>województwa.<text:s/><text:span text:style-name="T1896">W</text:span><text:s/>ten sposób byłoby i jedno, i drugie,<text:s/><text:span text:style-name="T1897">t</text:span>o<text:s/><text:span text:style-name="T1898">zn</text:span>a<text:span text:style-name="T1899">c</text:span>z<text:span text:style-name="T1900">y</text:span><text:s/>mielibyśmy - organizacje polityczne miałyby to prawo plu<text:span text:style-name="T1901">s<text:s/></text:span>3<text:s/><text:span text:style-name="T1902">tys</text:span>. po<text:span text:style-name="T1903">dp</text:span>i<text:span text:style-name="T1904">s</text:span>ów<text:span text:style-name="T1905">,</text:span><text:s/>tyle że organizacje przy Sej<text:span text:style-name="T1906">m</text:span>ie<text:span text:style-name="T1907">,</text:span><text:s/>przy S<text:span text:style-name="T1908">enac</text:span>i<text:span text:style-name="T1909">e</text:span><text:s/>prawda, musiał<text:span text:style-name="T1910">y</text:span>by potwierdzać<text:s/><text:span text:style-name="T1911">t</text:span>o podpisami 3 ty<text:span text:style-name="T1912">s.<text:s/></text:span>wyborcó<text:span text:style-name="T1913">w.</text:span></text:p>
      <text:p text:style-name="P1914"><text:span text:style-name="T1915">Przew</text:span><text:span text:style-name="T1916">od</text:span><text:span text:style-name="T1917">ni</text:span><text:span text:style-name="T1918">c</text:span><text:span text:style-name="T1919">zą</text:span><text:span text:style-name="T1920">cy</text:span><text:span text:style-name="T1921">:</text:span></text:p>
      <text:p text:style-name="P1922">C<text:span text:style-name="T1923">zy</text:span><text:s/>je<text:span text:style-name="T1924">s</text:span>t<text:s/><text:span text:style-name="T1925">t</text:span>ak<text:span text:style-name="T1926">a</text:span><text:s/>re<text:span text:style-name="T1927">g</text:span>u<text:span text:style-name="T1928">ł</text:span>a?</text:p>
      <text:p text:style-name="P1929"><text:span text:style-name="T1930">Ob. <text:s text:c="22"/></text:span>:</text:p>
      <text:p text:style-name="P1931">Przepraszam<text:span text:style-name="T1932">,</text:span><text:s/><text:span text:style-name="T1933">t</text:span>o je<text:span text:style-name="T1934">st</text:span><text:s/>wsz<text:span text:style-name="T1935">y</text:span>stko troszeczkę oparte na pewnych nieporozumie<text:span text:style-name="T1936">n</text:span>iach. Otóż po prostu w<text:span text:style-name="T1937">y</text:span>s<text:span text:style-name="T1938">t</text:span>arczy w tym drugim akapicie - do zar<text:span text:style-name="T1939">ej</text:span>e<text:span text:style-name="T1940">st</text:span>rowania<text:s/>kandydatów wystarczy<text:s/>wniosek podpisany przez 3 tys. wyborców z danego województwa. Wnioski takie zgłaszać mog<text:span text:style-name="T1941">ą</text:span><text:s/>także - znaczy tu trzeba po prostu napisać, że ten... ale to zaczyna niesłychanie ko<text:span text:style-name="T1942">mp</text:span>likować. Ja nie bardzo rozumiem tą argumenta<text:span text:style-name="T1943">cj</text:span>ę, co za tym stoi. Dlatego, że przecież nikt nie przeczy, ż<text:span text:style-name="T1944">e</text:span><text:s/>na przykład Komitet Obywatelski będzie zgłaszał posłów i będzie uzyskiwał 3 tys. osób na te 3<text:span text:style-name="T1945">5%</text:span><text:s/>mandatów.<text:s/><text:span text:style-name="T1946">N</text:span>ikt tego nie zabiera żadnej organizacji tego prawa, więc potwierdzenie prawa, które się i tak ma, jest wydaje mi się zbędnie prawne, bo to nie ma żadnego...</text:p>
      <text:p text:style-name="P1947"><text:span text:style-name="T1948">Ob. Jacek Kuroń</text:span>:</text:p>
      <text:p text:style-name="P1949">Czy można?</text:p>
      <text:p text:style-name="P1950"><text:span text:style-name="T1951">Przewodnicząc</text:span><text:span text:style-name="T1952">y</text:span>:</text:p>
      <text:p text:style-name="P1953">P<text:span text:style-name="T1954">an</text:span><text:s/>K<text:span text:style-name="T1955">uroń.</text:span></text:p>
      <text:p text:style-name="P1956"><text:span text:style-name="T1957">Ob. Jacek Kuroń</text:span>:</text:p>
      <text:p text:style-name="P1958">Pierwotnie w tekście, który ja pisałem, było tutaj tak. Do zare<text:span text:style-name="T1959">je</text:span>strowania kandydatów na senatorów wystarczy wniosek podpisany przez 3 tys. wyborców z danego w<text:span text:style-name="T1960">ojew</text:span>ód<text:span text:style-name="T1961">zt</text:span>wa, bez względu na to, czy zgłasza partia, stronnictwo, stow<text:span text:style-name="T1962">a</text:span>rzyszenie, czy grupa obyw<text:span text:style-name="T1963">at</text:span>eli.</text:p>
      <text:p text:style-name="P1964"><text:span text:style-name="T1965">Przewodnicząc</text:span><text:span text:style-name="T1966">y</text:span>:</text:p>
      <text:p text:style-name="P1967">Prosimy jeszcze raz o powtórzenie, dobrze?</text:p>
      <text:p text:style-name="P1968"><text:span text:style-name="T1969">Ob</text:span><text:span text:style-name="T1970">.</text:span><text:span text:style-name="T1971"><text:s/>Jacek Kuroń</text:span>:</text:p>
      <text:p text:style-name="P1972">Be<text:span text:style-name="T1973">z</text:span><text:s/>względu na to, czy zgłasza partia, stronnictwo<text:span text:style-name="T1974">,</text:span><text:s/>stow<text:span text:style-name="T1975">a</text:span>rzyszenie<text:s/><text:span text:style-name="T1976">cz</text:span>y grupa obyw<text:span text:style-name="T1977">at</text:span>eli<text:span text:style-name="T1978">.</text:span></text:p>
      <text:p text:style-name="P1979"><text:span text:style-name="T1980">Przewodnicząc</text:span><text:span text:style-name="T1981">y</text:span><text:span text:style-name="T1982">:</text:span></text:p>
      <text:p text:style-name="P1983">Czy to jest naprawdę tak?</text:p>
      <text:p text:style-name="P1984"><text:span text:style-name="T1985">Ob. <text:s text:c="22"/></text:span>:</text:p>
      <text:p text:style-name="P1986">Nie, to jest źle. To nie może być... wy<text:span text:style-name="T1987">st</text:span>arczy, tylko m<text:span text:style-name="T1988">us</text:span>i być... niezbędny jest wniosek<text:span text:style-name="T1989">.</text:span></text:p>
      <text:p text:style-name="P1990"><text:span text:style-name="T1991">Ob. Jacek Kuroń</text:span>:</text:p>
      <text:p text:style-name="P1992">Niezbędny. Ale to jest tak, taki jest przepis po pr<text:span text:style-name="T1993">os</text:span>tu.</text:p>
      <text:p text:style-name="P1994"><text:span text:style-name="T1995">Przewodnicząc</text:span><text:span text:style-name="T1996">y</text:span>:</text:p>
      <text:p text:style-name="P1997">To znaczy partie nie mają samodzielnego prawa.</text:p>
      <text:p text:style-name="P1998"><text:span text:style-name="T1999">Ob. Jacek Kuroń</text:span>:</text:p>
      <text:p text:style-name="P2000">Tylko jeśli zbiorą 3 tys. podpisów.</text:p>
      <text:p text:style-name="P2001"><text:span text:style-name="T2002">Przewodnicząc</text:span><text:span text:style-name="T2003">y</text:span>:</text:p>
      <text:p text:style-name="P2004">Ale samodzielnego prawa nie mają, tak. Ja już zapomniałem, co już ustaliliśmy.</text:p>
      <text:p text:style-name="P2005"><text:span text:style-name="T2006">Ob. <text:s text:c="22"/></text:span>:</text:p>
      <text:soft-page-break/>
      <text:p text:style-name="P2007">Jest poprawka, przepraszam do zarejestrowania kandyd<text:span text:style-name="T2008">at</text:span>ów na senatorów, niezbędny jest wniosek podpisany przez 3 tys. wyborców z danego województwa, bez względu na to, czy zgłasza go partia,<text:s/><text:span text:style-name="T2009">st</text:span>ronnictwo, czy grupa obywateli.</text:p>
      <text:p text:style-name="P2010"><text:span text:style-name="T2011">/</text:span>Ob. Jacek Kuroń: T<text:span text:style-name="T2012">ak</text:span>/<text:span text:style-name="T2013">.</text:span></text:p>
      <text:p text:style-name="P2014"><text:span text:style-name="T2015">Ob. <text:s text:c="22"/></text:span>:</text:p>
      <text:p text:style-name="P2016">Zamia<text:span text:style-name="T2017">st</text:span><text:s/>wystarczy, niezbędny jest, bo to w tym kontekście inaczej może być odczytane.</text:p>
      <text:p text:style-name="P2018">/Ob. Jacek Kuroń: Tak, tak m<text:span text:style-name="T2019">u</text:span>si być oczywiście/.</text:p>
      <text:p text:style-name="P2020"><text:span text:style-name="T2021">Ob. <text:s text:c="22"/></text:span>:</text:p>
      <text:p text:style-name="P2022">...podpisany przez 3 tys. obyw<text:span text:style-name="T2023">at</text:span>eli bez względu n<text:span text:style-name="T2024">a<text:s/></text:span>to, czy zgłasza go partia, stronnictwo, zgłasza ich parti<text:span text:style-name="T2025">a</text:span>.</text:p>
      <text:p text:style-name="P2026"><text:span text:style-name="T2027">Przewodnicząc</text:span><text:span text:style-name="T2028">y</text:span><text:span text:style-name="T2029">:</text:span></text:p>
      <text:p text:style-name="P2030">Myślę<text:span text:style-name="T2031">,</text:span><text:s/>że tego rod<text:span text:style-name="T2032">z</text:span>aju detale jeszcze j<text:span text:style-name="T2033">a</text:span>kby się trafiły to i tak przed podpisaniem przecz<text:span text:style-name="T2034">yt</text:span>amy tekst.</text:p>
      <text:p text:style-name="P2035"><text:span text:style-name="T2036">Ob. <text:s text:c="22"/></text:span>:</text:p>
      <text:p text:style-name="P2037">Przepraszam, to może jeszcze dla jasności odczytam. Do zar<text:span text:style-name="T2038">ej</text:span>e<text:span text:style-name="T2039">st</text:span>rowania kandydata na senatora niezbędny je<text:span text:style-name="T2040">s</text:span>t wniosek - musi być wobec tego w liczbie po<text:span text:style-name="T2041">je</text:span>dynczej, bo inaczej to będzie ni<text:span text:style-name="T2042">e</text:span><text:s/>tak - wniosek podpisany przez 3 ty<text:span text:style-name="T2043">s.<text:s/></text:span>wyborców z d<text:span text:style-name="T2044">an</text:span>ego województwa, bez względu na to, czy zgła<text:span text:style-name="T2045">s</text:span>z<text:span text:style-name="T2046">a<text:s/></text:span>g<text:span text:style-name="T2047">o</text:span><text:s/>partia, stronnictwo, czy grupa obywateli. T<text:span text:style-name="T2048">er</text:span>a<text:span text:style-name="T2049">z</text:span><text:s/><text:span text:style-name="T2050">j</text:span>e<text:span text:style-name="T2051">s</text:span>t klarown<text:span text:style-name="T2052">e.</text:span></text:p>
      <text:p text:style-name="P2053"><text:span text:style-name="T2054">Przewodnicząc</text:span><text:span text:style-name="T2055">y</text:span>:</text:p>
      <text:p text:style-name="P2056">Dobrze, strona szósta.<text:s/><text:span text:style-name="T2057">N</text:span>a stronie 6 jest zdanie, które wydaje się być redundantne, tak na pierwszy rzut oka przynajmniej, bo mowa o podziale mand<text:span text:style-name="T2058">at</text:span>ów - drugi akapit, początek, drugie zdanie. Umowa o podziale mandatów ma charakter jednorazowy i dotyczy tylko wyborów do Se<text:span text:style-name="T2059">jmu</text:span><text:s/><text:span text:style-name="T2060">X</text:span><text:s/>kadenc<text:span text:style-name="T2061">ji</text:span>.</text:p>
      <text:p text:style-name="P2062">Wydaje się, że można napisać: Umowa o podziale mandatów poselskich dotyczy tylko wyborów do Sejmu X kadencji.</text:p>
      <text:p text:style-name="P2063"><text:span text:style-name="T2064">/</text:span>Zgoda/.</text:p>
      <text:p text:style-name="P2065">Może być, nie ma zastrzeżeń.</text:p>
      <text:p text:style-name="P2066">W drugim akapicie, teraz środkowy akapit szóstej strony. Podziału mandatów między poszczególne okręgi, a w ich ramach na mandaty, partii<text:span text:style-name="T2067">,</text:span><text:s/>stronnictw, stowarzyszeń, czy uważacie panowie...</text:p>
      <text:p text:style-name="P2068"><text:span text:style-name="T2069">Ob. <text:s text:c="22"/></text:span>:</text:p>
      <text:p text:style-name="P2070">Przepraszam, usuwamy tylko nawiasy i znaki zapytania<text:span text:style-name="T2071">,<text:s/></text:span>przy koalicji.</text:p>
      <text:p text:style-name="P2072"><text:span text:style-name="T2073">Przewodnicząc</text:span><text:span text:style-name="T2074">y</text:span>:</text:p>
      <text:p text:style-name="P2075">Usuwamy nawiasy i znak zapytania przy koalicji.</text:p>
      <text:p text:style-name="P2076"><text:span text:style-name="T2077">Ob. <text:s text:c="22"/></text:span>:</text:p>
      <text:p text:style-name="P2078">A tamto zgodnie z sugestią pa<text:span text:style-name="T2079">n</text:span>a profesora<text:span text:style-name="T2080">.</text:span></text:p>
      <text:p text:style-name="P2081"><text:span text:style-name="T2082">Przewodnicząc</text:span><text:span text:style-name="T2083">y</text:span><text:span text:style-name="T2084">:</text:span></text:p>
      <text:p text:style-name="P2085">Na ko<text:span text:style-name="T2086">ń</text:span>cu<text:s/><text:span text:style-name="T2087">st</text:span>ro<text:span text:style-name="T2088">n</text:span>y<text:s/><text:span text:style-name="T2089">-</text:span><text:s/>dostępu do państwowych środków masowego przekazu - rozumiem, że do prywatnych nie będziemy mieli dostępu.</text:p>
      <text:p text:style-name="P2090"><text:span text:style-name="T2091">Ob. <text:s text:c="22"/></text:span>:</text:p>
      <text:p text:style-name="P2092">Należałoby użyć słowa zgodnie z nomenklaturą ministra Urbana - rządowych środków. Jak on mówi, że telewizja nie jest państwowa.</text:p>
      <text:soft-page-break/>
      <text:p text:style-name="P2093"><text:span text:style-name="T2094">Przewodniczący</text:span><text:span text:style-name="T2095">:</text:span></text:p>
      <text:p text:style-name="P2096">Skończyliśmy stronę 6. Są jeszcze inne? Nie ma.</text:p>
      <text:p text:style-name="P2097"><text:span text:style-name="T2098">Ob. <text:s text:c="22"/></text:span>:</text:p>
      <text:p text:style-name="P2099">Winno się znaleźć coś więcej na temat środków masowego przekazu.</text:p>
      <text:p text:style-name="P2100"><text:span text:style-name="T2101">/</text:span>To jest osobna sprawa/.</text:p>
      <text:p text:style-name="P2102"><text:span text:style-name="T2103">Przewodnicząc</text:span><text:span text:style-name="T2104">y</text:span>:</text:p>
      <text:p text:style-name="P2105">Rozumiem, że pan się troszczy, ale tu żeśmy dopisali, zredagowali, w tej chwili jesteśmy już w trakcie uzgadniania. Ponieważ naprawdę twórczość takiego zespołu jak nasz jest nieograniczona, moglibyśmy jeszcze dużo mieć pomysłów i to bardzo cennych.</text:p>
      <text:p text:style-name="P2106">Chciałbym zaproponować na str. 7 w pierwszym zdaniu, pierwszego akapitu kampanii w granicach, zamiast kompromisu politycznego - umowy polityczn<text:span text:style-name="T2107">ej.</text:span></text:p>
      <text:p text:style-name="P2108"><text:span text:style-name="T2109">Ob. Karol Szyndzielorz</text:span>:</text:p>
      <text:p text:style-name="P2110">/Niewłączony mikrofon/.</text:p>
      <text:p text:style-name="P2111"><text:span text:style-name="T2112">Przewodnicząc</text:span><text:span text:style-name="T2113">y</text:span>:</text:p>
      <text:p text:style-name="P2114">Proszę bardzo, czy na str. 7 są inne jeszcze sprawy, bo jak nie będzie poprawek to wielkimi krokami zbliżamy się do prawdziwie kontrowersy<text:span text:style-name="T2115">jn</text:span>ych tematów. Proszę bardzo, pan Lamentowicz nas ratuje.</text:p>
      <text:p text:style-name="P2116"><text:span text:style-name="T2117">Ob. Wojciech Lamentowicz</text:span>:</text:p>
      <text:p text:style-name="P2118">Ja mam króciutką uwagę. Mianowicie w akapicie, gdzie się mówi o wyborach w drugiej turze, mamy...</text:p>
      <text:p text:style-name="P2119">/To jest który akapit?/.</text:p>
      <text:p text:style-name="P2120">To jest drugi akapit od góry, wiersz ostatni, raczej zdanie ostatnie. W drugim terminie wybór następuje większością głosów. I tu by trzeba napisać<text:s/>„względną większością głosów”, bo to jest uczciwa informacja o co chodzi.<text:s/>Zwykłą większością.<text:span text:style-name="T2121"><text:s/></text:span>Zwykła to znaczy<text:span text:style-name="T2122"><text:s/></text:span>50% i jeden.<text:s/><text:span text:style-name="T2123">A</text:span><text:s/>względna oznacza więcej niż.</text:p>
      <text:p text:style-name="P2124"><text:span text:style-name="T2125">Przewodniczący</text:span>:</text:p>
      <text:p text:style-name="P2126">Zapytamy prawników, dobrze. Czy prawnicy uważają za konieczne dopisanie. Ten hałas oznacza, że nie dopisujemy, tak. Dobra. Dziękuję.</text:p>
      <text:p text:style-name="P2127">Siódma strona, proszę.</text:p>
      <text:p text:style-name="P2128"><text:span text:style-name="T2129">Ob. <text:s text:c="22"/></text:span>:</text:p>
      <text:p text:style-name="P2130">..<text:span text:style-name="T2131">.</text:span>gdzie posunęliśmy się naprzód o krok zmieniając kompromis na umowę. Być może posuniemy się jeszcze o krok i wpiszemy umowy społecznej, a nie politycznej, ponieważ przepraszam was bardzo, ponieważ tu chodzi o programy wyborcze i treści programów wyborczych, a w tych treściach programów wyborczych z całą pewnością będą występowały problemy ochrony środowiska, pracy, gospodarki itd.</text:p>
      <text:p text:style-name="P2132"><text:span text:style-name="T2133">Przewodnicząc</text:span><text:span text:style-name="T2134">y</text:span>:</text:p>
      <text:p text:style-name="P2135">Generalnie biorąc umowa polityczna, to jest pierwsza część naszej umowy.</text:p>
      <text:p text:style-name="P2136"><text:span text:style-name="T2137">Ob. <text:s text:c="22"/></text:span>:</text:p>
      <text:p text:style-name="P2138">...albo skreślić przymiotnik polityczny.</text:p>
      <text:p text:style-name="P2139"><text:span text:style-name="T2140">Przewodnicząc</text:span><text:span text:style-name="T2141">y</text:span>:</text:p>
      <text:p text:style-name="P2142">Umowy uzgodnionej przy<text:s/>„okrągłym stole”<text:s/>- skreślamy.</text:p>
      <text:p text:style-name="P2143">Na stronie siódmej nie ma już więcej poprawek. Proszę.</text:p>
      <text:p text:style-name="P2144"><text:span text:style-name="T2145">Ob. <text:s text:c="22"/></text:span>:</text:p>
      <text:soft-page-break/>
      <text:p text:style-name="P2146">Umowy zawartej może.</text:p>
      <text:p text:style-name="P2147"><text:span text:style-name="T2148">Ob. <text:s text:c="22"/></text:span>:</text:p>
      <text:p text:style-name="P2149">Drobna ona, bo drobna, ale jednak dla porządku. Otóż drugi akapit od końca, prosiłbym, żeby przyjąć słowo<text:s/>„wysunięte przez stronę solidarnościowo-opozyc<text:span text:style-name="T2150">yjn</text:span>ą”, a nie delegowane, dlatego, że po prostu ordynacja nie przewiduje delegowania kandydatów do członków do<text:s/>komisji.</text:p>
      <text:p text:style-name="P2151"><text:span text:style-name="T2152">Przewodnicząc</text:span><text:span text:style-name="T2153">y</text:span>:</text:p>
      <text:p text:style-name="P2154">Zgoda, tak.</text:p>
      <text:p text:style-name="P2155"><text:span text:style-name="T2156">Ob. Bronisław Geremek</text:span>:</text:p>
      <text:p text:style-name="P2157">Jak to brzmi wówczas? Osoby wysunięte przez...</text:p>
      <text:p text:style-name="P2158"><text:span text:style-name="T2159">Ob. <text:s text:c="22"/></text:span>:</text:p>
      <text:p text:style-name="P2160">Osoby wysunięte przez stronę solidarnościowo-opozycy<text:span text:style-name="T2161">jn</text:span>ą, ponieważ dla porządku nie ma w ordynacji delegowania do komisji, tylko jest powoływanie na podstawie wysuniętych kandydatów.</text:p>
      <text:p text:style-name="P2162"><text:span text:style-name="T2163">Ob. Janina Zakrzewska</text:span>:</text:p>
      <text:p text:style-name="P2164"><text:span text:style-name="T2165">A</text:span><text:s/>może zgłoszone,<text:s/>po prostu.</text:p>
      <text:p text:style-name="P2166"><text:span text:style-name="T2167">Ob. <text:s text:c="22"/></text:span>:</text:p>
      <text:p text:style-name="P2168">Osoby zgłoszone.</text:p>
      <text:p text:style-name="P2169"><text:span text:style-name="T2170">Przewodnicząc</text:span><text:span text:style-name="T2171">y</text:span>:</text:p>
      <text:p text:style-name="P2172">Zgłoszone. Strona ósma.</text:p>
      <text:p text:style-name="P2173"><text:span text:style-name="T2174">Ob. Bronisław Geremek</text:span>:</text:p>
      <text:p text:style-name="P2175">Przepraszam bardzo pan Bogdan<text:s/><text:span text:style-name="T2176">L</text:span>is ma rację, że w tym przypadku, zgłoszenie w tym kontekście zmienia charakter dlatego, że tam..<text:span text:style-name="T2177">.</text:span><text:s/>przedstawiciele zgłoszeni. A tu mówimy, że przysługuje prawo zgłoszenia, ale nie przysługuje prawo<text:span text:style-name="T2178">.</text:span>..</text:p>
      <text:p text:style-name="P2179"><text:span text:style-name="T2180">Przewodnicząc</text:span><text:span text:style-name="T2181">y</text:span>:</text:p>
      <text:p text:style-name="P2182">...delegowania, w przypadku tym słowo delegowania... To nieporozumienie. Tak,<text:s/><text:span text:style-name="T2183">t</text:span>o co innego.</text:p>
      <text:p text:style-name="P2184">Strona ósma. Tu była poprawka prof. Rychlewskiego.<text:s/>Proszę o powtó<text:span text:style-name="T2185">r</text:span>zenie<text:s/><text:span text:style-name="T2186">j</text:span>e<text:span text:style-name="T2187">j.</text:span></text:p>
      <text:p text:style-name="P2188"><text:span text:style-name="T2189">Ob. Jan Rychlewski</text:span>:</text:p>
      <text:p text:style-name="P2190">...głosów, która kończy ten wielki akapit.</text:p>
      <text:p text:style-name="P2191">Otóż ja przypomnę, że dyskutując ustawę o zmianie<text:s/>Konstytucji myśm<text:span text:style-name="T2192">y</text:span><text:s/>przy<text:span text:style-name="T2193">ję</text:span>li takie sformułowanie w a<text:span text:style-name="T2194">rt</text:span>. 28 c/ pkt 4. Prezydent wybierany jest bezwzględną większością głosów w obecności co najmniej połowy członków Zgromadzenia.</text:p>
      <text:p text:style-name="P2195">Ten tekst był dyskusyjny najpierw, poniewa<text:span text:style-name="T2196">ż</text:span><text:s/>str<text:span text:style-name="T2197">on</text:span>a wasza proponowała zmienić co najmniej 2/3 członków Zgromadzenia, ale później się z tego wycofano, przy obecności, ale później się z tego wycofano, skutek został taki, jaki odczytałem na początku. Taki był stan uzgodnień w ramach naszej komisji i<text:s/><text:span text:style-name="T2198">p</text:span>rzypomnę, że do siedmiu rozbieżności, które mieliśmy wokół tych dokumentów, taka rozbieżnoś<text:span text:style-name="T2199">ć</text:span><text:s/>nie była zaliczana<text:span text:style-name="T2200">.</text:span></text:p>
      <text:p text:style-name="P2201"><text:span text:style-name="T2202">Pr</text:span><text:span text:style-name="T2203">ze</text:span><text:span text:style-name="T2204">wodnicząc</text:span><text:span text:style-name="T2205">y</text:span>:</text:p>
      <text:p text:style-name="P2206">Nie, to ja myślę, że to jest po prostu nieporozumienie. Miało b<text:span text:style-name="T2207">y</text:span>ć to zwykłą większością głosów, przy obecności 2/3 posłów i senatorów. Bezwzględną większością, przepraszam.</text:p>
      <text:p text:style-name="P2208"><text:span text:style-name="T2209">Ob. Bronisław Geremek</text:span>:</text:p>
      <text:soft-page-break/>
      <text:p text:style-name="P2210">Jeśli można, to chcę żebyśmy mieli świadomość w jakiej jesteśmy tutaj sytuacji. To nie było w rozbieżnościach dlatego, że nigdy myśmy takiej rozbieżności nie zgłosili.</text:p>
      <text:p text:style-name="P2211">Strona koalicy<text:span text:style-name="T2212">jn</text:span>o-rządowa w dokumentach swoich zawarła to sformułowanie o większości 2/3 głosów. Myśmy nigdy, wszystkie dokumenty, które otrzymaliśmy od strony koalicyjnej wszystkie te dokumenty zawierały to s<text:span text:style-name="T2213">fo</text:span>rmułowanie.</text:p>
      <text:p text:style-name="P2214"><text:span text:style-name="T2215">Przewodnicząc</text:span><text:span text:style-name="T2216">y</text:span>:</text:p>
      <text:p text:style-name="P2217">Że co, że bezwzględną, że większością 2/3 głosów.</text:p>
      <text:p text:style-name="P2218"><text:span text:style-name="T2219">/</text:span>Tak jest/.</text:p>
      <text:p text:style-name="P2220">Czy ktoś z państwa ma jakiś dokument.</text:p>
      <text:p text:style-name="P2221"><text:span text:style-name="T2222">Ob. Bronisław Geremek</text:span>:</text:p>
      <text:p text:style-name="P2223">Oczywiście. Wszystkie poprzednie redakcje dokumentu politycznego, których mamy cztery. We wsz<text:span text:style-name="T2224">yst</text:span>k<text:span text:style-name="T2225">i</text:span>ch jest ten element.</text:p>
      <text:p text:style-name="P2226"><text:span text:style-name="T2227">Ob. <text:s text:c="22"/></text:span>:</text:p>
      <text:p text:style-name="P2228">Niestety tow. Reykowski, to dokładnie odpowiada prawdzie, co mówi przewodniczący Geremek, bowiem w tych dokumentach tak to było napisane przez jakiś błąd. Należy w<text:span text:style-name="T2229">yk</text:span>r<text:span text:style-name="T2230">y</text:span>ć sprawcę tego błędu i przykładni<text:span text:style-name="T2231">e</text:span><text:s/>ukarać, tak mnie się wydaje.</text:p>
      <text:p text:style-name="P2232"><text:span text:style-name="T2233">Przewodnicząc</text:span><text:span text:style-name="T2234">y</text:span>:</text:p>
      <text:p text:style-name="P2235">Rozumiem, że rzeczywiście jest tu jakieś nieporozumienie.</text:p>
      <text:p text:style-name="P2236">Pan Błuszkow<text:span text:style-name="T2237">sk</text:span>i.</text:p>
      <text:p text:style-name="P2238"><text:span text:style-name="T2239">Ob. Jan Błuszkowski</text:span>:</text:p>
      <text:p text:style-name="P2240">Panie profesorze, przecież wszyscy wiemy, że zespół redakcyjny pisał tekst jako zespół i nie było żadnego projektu żadnej ze stron. Przecież taka była procedura i proszę redaktorów aby się wypowiedzieli w tej sprawie.</text:p>
      <text:p text:style-name="P2241"><text:span text:style-name="T2242">Ob. Bronisław Geremek</text:span>:</text:p>
      <text:p text:style-name="P2243">Tak, ale mnie chodzi po prostu o to, myśmy nigdy takiego s<text:span text:style-name="T2244">fo</text:span>rmułowania nie zgłaszali.</text:p>
      <text:p text:style-name="P2245"><text:span text:style-name="T2246">Przewodnicząc</text:span><text:span text:style-name="T2247">y</text:span>:</text:p>
      <text:p text:style-name="P2248">Zdawało mi się, że pan redaktor Król chce coś powiedzieć.</text:p>
      <text:p text:style-name="P2249"><text:span text:style-name="T2250">Ob. Marcin Król</text:span>:</text:p>
      <text:p text:style-name="P2251">Szczerze mówiąc, ja muszę uczciwie się przyznać, ja po prostu dziś pierwszy raz to zauważyłem. Po prostu tak było napisane, że żadna ze stron nie wnosiła sprzeciwu, tośmy nad tym szli dalej.</text:p>
      <text:p text:style-name="P2252"><text:span text:style-name="T2253">Przewodnicząc</text:span><text:span text:style-name="T2254">y</text:span>:</text:p>
      <text:p text:style-name="P2255">Pan Bogdan<text:s/><text:span text:style-name="T2256">L</text:span>is zdaje się chce zabrać głos.</text:p>
      <text:p text:style-name="P2257"><text:span text:style-name="T2258">Ob</text:span><text:span text:style-name="T2259">.</text:span><text:span text:style-name="T2260"><text:s/>Bo</text:span><text:span text:style-name="T2261">g</text:span><text:span text:style-name="T2262">dan Lis</text:span>:</text:p>
      <text:p text:style-name="P2263"><text:span text:style-name="T2264">Przewodnicząc</text:span><text:span text:style-name="T2265">y</text:span><text:span text:style-name="T2266">:</text:span></text:p>
      <text:p text:style-name="P2267">Zaraz proszę państwa, nie za dużo naraz. Widziałem zgłoszenia następujących osób: pana Lisa, pana Kozłowskiego, pana Szyndzielorza. Pan Lis rezygnuje. Pan Kozłowski.</text:p>
      <text:p text:style-name="P2268"><text:span text:style-name="T2269">Ob. Krzysztof Kozłowski</text:span>:</text:p>
      <text:p text:style-name="P2270">Chciałem tylko zaprotestować uprzejmie przeciwko słowu<text:s/>„błąd<text:span text:style-name="T2271">”</text:span>. Proszę państwa, to nie jest kwestia błędu redakcyjnego, to jest kwestia doś<text:span text:style-name="T2272">ć</text:span><text:s/>polityczna doś<text:span text:style-name="T2273">ć</text:span><text:s/>istotna.</text:p>
      <text:soft-page-break/>
      <text:p text:style-name="P2274">/Bardzo/.</text:p>
      <text:p text:style-name="P2275">Ostatecznie nie jest obojętne, czy do wyboru prezydenta potrzebna jest opozycja, czy nie jest potrzebna opozycja. Bez względu na to jak to weszło do tego tekstu i kto jest odpowiedzialny za to s<text:span text:style-name="T2276">fo</text:span>rmułowanie w tej czy w innej redakcji, no musimy sobie po męsku postawić sprawę, czy do wyboru prezydenta jest potrzebna opozycja, czy możemy się bez niej obyć. I w tym sensie jest to problem polityczny, a nie tylko kwestia błędu redakc<text:span text:style-name="T2277">yjn</text:span>ego.</text:p>
      <text:p text:style-name="P2278"><text:span text:style-name="T2279">Pr</text:span><text:span text:style-name="T2280">ze</text:span><text:span text:style-name="T2281">wodnicząc</text:span><text:span text:style-name="T2282">y</text:span>:</text:p>
      <text:p text:style-name="P2283">Panu Szyndzielorzowi udzielam głosu.</text:p>
      <text:p text:style-name="P2284"><text:span text:style-name="T2285">Ob. Karol Szyndzielorz</text:span>:</text:p>
      <text:p text:style-name="P2286">Dżentelmeni podobno nie dyskutują o faktach, więc podstawą tej dyskusji, która dotyczyła Urzędu Prezydenta, był ten dokument skierowany przez Przewodniczącego Rady Państwa do Sejmu. Tu w tej propozycji, której tekst tutaj mam przed sobą...</text:p>
      <text:p text:style-name="P2287"><text:span text:style-name="T2288">Ob. Bronisław Geremek</text:span>:</text:p>
      <text:p text:style-name="P2289">No dajmy spokój. Jest nieprawdą to co pan redaktor mówi w tej chwili. Myśmy prowadzili dyskusję nie mając<text:s/>dokumentu skierowanego do Rady Państwa<text:span text:style-name="T2290">.</text:span><text:s/>Zgłaszaliśmy w tej sprawie zastrzeżenia. Proszę więc teraz nam nie stosować tych argumentów.</text:p>
      <text:p text:style-name="P2291"><text:span text:style-name="T2292">Ob. Karol Szyndzielorz</text:span>:</text:p>
      <text:p text:style-name="P2293">Ten dokument nosi datę 15 marca 1989 r. i od tej chwili noszę go w swojej walizeczce.</text:p>
      <text:p text:style-name="P2294">/Myśmy go nie otrzymali/.</text:p>
      <text:p text:style-name="P2295">Ale nie jest on dokumentem tajnym, ani niedostępnym.</text:p>
      <text:p text:style-name="P2296"><text:span text:style-name="T2297">Przewodnicząc</text:span><text:span text:style-name="T2298">y</text:span>:</text:p>
      <text:p text:style-name="P2299">Za chwileczkę. Czy państwo konstatujecie, że<text:span text:style-name="T2300">ś</text:span>cie nie mieli w ręku tego projektu, czy on nie był wam złożony projekt nowelizacji<text:s/>Konstytucji?</text:p>
      <text:p text:style-name="P2301"><text:span text:style-name="T2302">Ob. Bronisław Geremek</text:span>:</text:p>
      <text:p text:style-name="P2303">Konstatuję raz jeszcze, ponieważ w tej sprawie zgłaszałem zastrzeżenie formalne, które mogę powtórzyć, że prowadziliśmy dyskusję w zespole reform politycznych bez znajomości tekstu zgłoszonego, że następnie przekazaliśmy tę dyskusję, ten okres długiej przerwy, którą mieliśmy między posiedzeniami, przekazaliśmy tę dyskusję do zespołu roboczego i że nie otrzymaliśmy, wtedy, kiedy dyskusja była prowadzona i kiedy wymienialiśmy argumenty, nie dysponowaliśmy tekstem. Tekst<text:s/><text:span text:style-name="T2304">z</text:span>ostał skierowany wyłącznie do Sejmu z pominięciem całkowitym<text:s/>„okrągłego stołu”, a przynajmniej jeżeli jest zasada consensusu, przy naruszeniu zasady równouprawnienia przy<text:s/>„okrągłym stole”.</text:p>
      <text:p text:style-name="P2305"><text:span text:style-name="T2306">Przewodnicząc</text:span><text:span text:style-name="T2307">y</text:span>:</text:p>
      <text:p text:style-name="P2308">Dobrze, czy po tym wydarzeniu taki tekst nie został wam też złożony.</text:p>
      <text:p text:style-name="P2309"><text:span text:style-name="T2310">Ob. Bronisław Geremek</text:span>:</text:p>
      <text:p text:style-name="P2311">Został mi złożony, przekazany został mi jeden tekst, którym dysponuję także w tej chwili. Protest składałem nie za nieznajomość tego tekstu, tylko za nieznajomość tego tekstu<text:s/><text:span text:style-name="T2312">w</text:span><text:s/>momencie, gdy mieliśmy podejmować debatę i decyzję jego dotyczące. Ale to już czyniłem i nie chcę iść dalej.</text:p>
      <text:p text:style-name="P2313"><text:span text:style-name="T2314">Przewodniczący</text:span><text:span text:style-name="T2315">:</text:span></text:p>
      <text:p text:style-name="P2316">Dobrze. Rozumiem, że sprawa ta dotyczy pewnego epizodu, w którym nastąpiło niedopatrzenie w<text:s/><text:soft-page-break/>przekazywaniu owego dokumentu, który po złożeniu tego protestu został nadrobiony.</text:p>
      <text:p text:style-name="P2317">Rozumiem także, że zgodnie z tymże dokumentem tak jak go mam przed sobą na str. 4 jest stwierdzenie, w § 28 c/ prezydent wybierany jest bezwzględną większością głosów wobec co najmniej połowy członków Zgromadzenia. Tak to odczytuję. I nie przypominam sobie żadnego przypadku, w który: to stwierdzenie było w naszych następnych dyskusjach przedmiotem rozbieżności.</text:p>
      <text:p text:style-name="P2318">Proszę bardzo, pan Baumgart.</text:p>
      <text:p text:style-name="P2319"><text:span text:style-name="T2320">Ob. Piotr Baumgart</text:span>:</text:p>
      <text:p text:style-name="P2321">Jeśli można w tej kwestii to tak, rzeczywiście jeżeli pomyłka, to pomyłka, ale proszę państwa wydaje mi się, że tutaj wybierać głowę państwa z takimi prerogatywami przy połowie Zgromadzenia zwykłą większością głosów, bezwzględną większością głosów to jest naprawdę chyba zbyt poważna sprawa. Dlatego strona solidarnościowa nie podejmowała tematu ponieważ te 2/3 dawało tą odpowiedzialność jakby, prawda. Podnosiło tą rangę. A w tej chwili to ja nie bardzo widzę.</text:p>
      <text:p text:style-name="P2322"><text:span text:style-name="T2323">Pr</text:span><text:span text:style-name="T2324">ze</text:span><text:span text:style-name="T2325">wodnic</text:span><text:span text:style-name="T2326">zą</text:span><text:span text:style-name="T2327">c</text:span><text:span text:style-name="T2328">y</text:span><text:span text:style-name="T2329">:</text:span></text:p>
      <text:p text:style-name="P2330">Chciałbym jeszcze poprosić państwa, z jakiego dokumentu gdzie wziął się ten zapis tutaj, gdzie jest ten dokument, w którym się ten zapis wziął.</text:p>
      <text:p text:style-name="P2331">Proszę bardzo.</text:p>
      <text:p text:style-name="P2332"><text:span text:style-name="T2333">Ob. <text:s text:c="22"/></text:span>:</text:p>
      <text:p text:style-name="P2334">Tego dokumentu nie ma<text:span text:style-name="T2335">,</text:span><text:s/>ale jeżeli zobaczymy jak pojawia<text:span text:style-name="T2336">ł</text:span>y się różne wersje, różnych zapisów, które w dokumentach kolejnych, to ja muszę powiedzieć, że ja tu wymienię co najmniej pię<text:span text:style-name="T2337">ć</text:span><text:s/>czy sześć bardzo ważnych spraw, które też pojawiały się w różnych dokumentach bez żadnego uzgodnienia z naszej strony i jak mam w tej chwili ten projekt w ręku, który się dzisiaj pojawił, datowany 4 kwiecień, to tam jest również bardzo dużo rzeczy, które się pojawiły poza świadomością przynajmniej grupy roboczej, która nad tymi dokumentami pracowała.</text:p>
      <text:p text:style-name="P2338">Także niestet<text:span text:style-name="T2339">y</text:span><text:s/>to nie jest żaden argument, który by tutaj był przekonywu<text:span text:style-name="T2340">ją</text:span>cy.</text:p>
      <text:p text:style-name="P2341"><text:span text:style-name="T2342">Przewodnicząc</text:span><text:span text:style-name="T2343">y</text:span>:</text:p>
      <text:p text:style-name="P2344">Otóż w takiej sytuacji, w której pojawiają się nowe elementy, a sądzę, że tak mogło się zdarzyć z obu stron i funkcją naszego wspólnego zebrania jest przekonanie się, czy te zapisy nie modyfikują w istotny sposób czegoś, co uprzednio już zaszło.</text:p>
      <text:p text:style-name="P2345">Otóż wprowadzenie w ten nieokreślony sposób tego zapisu niezgodnie z dokumentem, który od dłuższego czasu już stanowi dokument wśród nas obowiązujący uważam za bezpodstawny. Bez względu na to kto<text:s/><text:span text:style-name="T2346">g</text:span>o dokonał, tak.</text:p>
      <text:p text:style-name="P2347">Profesor Bafia.</text:p>
      <text:p text:style-name="P2348"><text:span text:style-name="T2349">Ob. Bafia</text:span>:</text:p>
      <text:p text:style-name="P2350">Do strony ósm<text:span text:style-name="T2351">ej</text:span>.</text:p>
      <text:p text:style-name="P2352"><text:span text:style-name="T2353">Przewodnicząc</text:span><text:span text:style-name="T2354">y</text:span>:</text:p>
      <text:p text:style-name="P2355">Ale jeszcze nie skończ<text:span text:style-name="T2356">yl</text:span>iśmy ten punkt. Czy do tego punktu pan profesor mówi?</text:p>
      <text:p text:style-name="P2357">/Nie/.</text:p>
      <text:p text:style-name="P2358">Dobrze, to jak skończymy ten punkt<text:span text:style-name="T2359">.</text:span></text:p>
      <text:p text:style-name="P2360">W tym stanie rzeczy uważam za konieczne nadanie temu zdaniu takiej formuły, w jakiej ona była w<text:s/><text:soft-page-break/>niekwestionowany dotąd sposób zawarta w projekcie ustawy.</text:p>
      <text:p text:style-name="P2361">Proszę bardzo, pan Kozłowski.</text:p>
      <text:p text:style-name="P2362"><text:span text:style-name="T2363">Ob</text:span><text:span text:style-name="T2364">.</text:span><text:span text:style-name="T2365"><text:s/>Krzysztof Kozłowski</text:span>:</text:p>
      <text:p text:style-name="P2366">Jednak bym się upierał przy politycznym aspekcie tego zagadnienia, ponieważ przy obecnej wersji kandydata na prezydenta może zgłosić 1/4 posłów i senatorów, a wybrać go może również prawie że 1/4 plus przy<text:s/><text:span text:style-name="T2367">5</text:span>0 plus jeden procentach obecnych i prz<text:span text:style-name="T2368">y</text:span><text:s/>zwykłej większości, połowa i bezwzględna większość. Otóż to zmienia sytuację prawda. I usunięcie tych 2/3 jest zmianą dość istotną.</text:p>
      <text:p text:style-name="P2369">/Przy obecności 2/<text:span text:style-name="T2370">3</text:span><text:s/>to jest 1/3/.</text:p>
      <text:p text:style-name="P2371">Ale przepraszam bardzo, gdzie jest tam obecność 2/3 tutaj zapisana. Nie ma tego. Panowie proponujcie skreślenie.</text:p>
      <text:p text:style-name="P2372"><text:span text:style-name="T2373">Przewodnicząc</text:span><text:span text:style-name="T2374">y</text:span>:</text:p>
      <text:p text:style-name="P2375">Proponujemy taką formułę. Senat połączony z Sejmem - Zgromadzenie Narodowe dokona wyboru Prezydenta I kadencji bezwzględną większością głosów przy obecności 2/3 posłów i senatorów. Kadencja prezydenta trwa 6 lat, będzie trwała 6 lat.</text:p>
      <text:p text:style-name="P2376"><text:span text:style-name="T2377">Ob. Bronisław Geremek</text:span>:</text:p>
      <text:p text:style-name="P2378">Dobrze, ale czy to znaczy, że 2/3 wycofujecie też obecności 2/3 wycofujecie? W obecności co najmniej 2/3.</text:p>
      <text:p text:style-name="P2379"><text:span text:style-name="T2380">Ob. <text:s text:c="22"/></text:span>:</text:p>
      <text:p text:style-name="P2381">To jest zupełnie nowa propozycja w tej chwili. Bezwzględna większość i połowa. Połowa obecności.</text:p>
      <text:p text:style-name="P2382"><text:span text:style-name="T2383">Przewodnicząc</text:span><text:span text:style-name="T2384">y:</text:span><text:span text:style-name="T2385"><text:s/>Broni</text:span><text:span text:style-name="T2386">sław</text:span><text:span text:style-name="T2387"><text:s/>Gerem</text:span><text:span text:style-name="T2388">ek</text:span><text:span text:style-name="T2389">:</text:span></text:p>
      <text:p text:style-name="P2390">Dobrze, ja bym prosił może,<text:s/>żeby nie prowadzić tej dyskusji. Proszę zrozumieć, że ten dokument, który się nazywał umowa polityczna, w kilku kolejnych wersjach jak zawiera to s<text:span text:style-name="T2391">form</text:span>ułow<text:span text:style-name="T2392">a</text:span>nie, ten dokument został przekazany w związku z tym wszystkim moim kolegom. I ja powiedziałem, zdawało mi się dostatecznie jasno i wyraźnie, że w tej sprawie uczyni wszystko, ażeby znaleźć rozwiązanie właściwie, tylko że to wymaga trochę czasu i proszę pozostawić tę sprawę obu współprzewodniczącym, rozumiem, że jest tutaj propozycja, ażeby sformułowanie zostało zamienione na zdanie Senat połączony z Sejmem - Zgromadzenie Narodowe, dokona wyboru Prezydenta I kadencji bezwzględną większością, przy obecności co n<text:span text:style-name="T2393">aj</text:span>mniej 2/3 posłów i se<text:span text:style-name="T2394">nat</text:span>orów i zawiadomić mam moich kolegów, że tutaj nastąpiła pomyłka, że mianowicie obecność 2/3 została przeniesiona na większość 2/3<text:span text:style-name="T2395">.</text:span></text:p>
      <text:p text:style-name="P2396">/Tak/.</text:p>
      <text:p text:style-name="P2397">To uczynię.</text:p>
      <text:p text:style-name="P2398"><text:span text:style-name="T2399">Przewodnicz</text:span><text:span text:style-name="T2400">ą</text:span><text:span text:style-name="T2401">c</text:span><text:span text:style-name="T2402">y</text:span>:</text:p>
      <text:p text:style-name="P2403">Pan Jarosz.</text:p>
      <text:p text:style-name="P2404"><text:span text:style-name="T2405">Ob. Zdzisław Jarosz</text:span>:</text:p>
      <text:p text:style-name="P2406">.<text:span text:style-name="T2407">.</text:span>.może s<text:span text:style-name="T2408">fo</text:span>rmułowali zakończenie tego zdania w obecności co najmniej 2/3 członków Zgromadzenia, bo wyrażenie senatorów i posłów, będzie tutaj interpretowane mylnie czy osobno, czy razem. Lepiej żeby to było 2/3<text:span text:style-name="T2409">.</text:span></text:p>
      <text:p text:style-name="P2410"><text:span text:style-name="T2411">Przewodnicząc</text:span><text:span text:style-name="T2412">y</text:span>:</text:p>
      <text:p text:style-name="P2413">Do strony ósmej, prof. Bafia.</text:p>
      <text:soft-page-break/>
      <text:p text:style-name="P2414"><text:span text:style-name="T2415">Ob. Bafia</text:span>:</text:p>
      <text:p text:style-name="P2416">Do ostatniego akapitu ... Tu jest blokowanie. Zablokowanie prac w Sejmie. Chyba to nieadekwatne do tego dokumentu i przewlekłość kryzysu.<text:s/><text:span text:style-name="T2417">W</text:span><text:s/>Konstytucji raczej jest taka sytuacja, że przewlekłość prac w Sejmie nad budżetem, czy nad powoływaniem także rządu. Proponowałbym może to napisać tak: Decyzji w przypadku przewlekania prac w Sejmie i Senacie lub kryzysu rządowego.</text:p>
      <text:p text:style-name="P2418"><text:span text:style-name="T2419">Ob. <text:s text:c="22"/></text:span>:</text:p>
      <text:p text:style-name="P2420">Może być kryzysu rz<text:span text:style-name="T2421">ą</text:span>dowego... bo kryzys rządowy może być jednodniowy, że tak powiem i wtedy nie ma jeszcze powodu do rozwiązywaniu Sejmu. To słowo przewlekłego jest tut<text:span text:style-name="T2422">aj...</text:span></text:p>
      <text:p text:style-name="P2423"><text:span text:style-name="T2424">O</text:span><text:span text:style-name="T2425">b. Bafia</text:span>:</text:p>
      <text:p text:style-name="P2426">Ale zablokowanie. Ale to nie jest słowo do takiego dokumentu przecież.</text:p>
      <text:p text:style-name="P2427"><text:span text:style-name="T2428">Ob. <text:s text:c="22"/></text:span>:</text:p>
      <text:p text:style-name="P2429">Dlaczego, zablokowanie prac w Sejmie brzmi, nie jest to może arcydzieło...</text:p>
      <text:p text:style-name="P2430"><text:span text:style-name="T2431">Przewodnicząc</text:span><text:span text:style-name="T2432">y</text:span>:</text:p>
      <text:p text:style-name="P2433">Może jest jakieś inne słowo. Rze<text:span text:style-name="T2434">c</text:span>zywiście uniemożliwienie, jakieś inne słowo.</text:p>
      <text:p text:style-name="P2435"><text:span text:style-name="T2436">Ob. <text:s text:c="22"/></text:span>:</text:p>
      <text:p text:style-name="P2437">Jeśli propozycja krytyczna, nie ma konstruktywnej, jedzie<text:span text:style-name="T2438">my</text:span><text:s/>dalej.</text:p>
      <text:p text:style-name="P2439"><text:span text:style-name="T2440">Ob. Bafia</text:span>:</text:p>
      <text:p text:style-name="P2441">Konstruktywna była tylko nie odrzucona.</text:p>
      <text:p text:style-name="P2442"><text:span text:style-name="T2443">Przewodnicząc</text:span><text:span text:style-name="T2444">y</text:span>:</text:p>
      <text:p text:style-name="P2445">A jaka jest formuła, jaka propozycja.</text:p>
      <text:p text:style-name="P2446"><text:span text:style-name="T2447">Ob. Bafia</text:span>:</text:p>
      <text:p text:style-name="P2448">Konstruktywna jest taka, żeby słowo zablokowanie zastąpić przewlekaniem prac w Sejmie.</text:p>
      <text:p text:style-name="P2449">/Nie może być przewlekaniem prac w Sejmie/.</text:p>
      <text:p text:style-name="P2450">Jak to nie może, jak piszemy, że trzy miesiące może trwać i wtedy rozwiązuje się Sejm.</text:p>
      <text:p text:style-name="P2451"><text:span text:style-name="T2452">Ob</text:span><text:span text:style-name="T2453">.</text:span><text:span text:style-name="T2454"><text:s/>Janina Zakrzewska</text:span>:</text:p>
      <text:p text:style-name="P2455">Przewlekanie to nie wiadomo, czy jest dzień czy dwa.</text:p>
      <text:p text:style-name="P2456"><text:span text:style-name="T2457">Przewodnicząc</text:span><text:span text:style-name="T2458">y</text:span>:</text:p>
      <text:p text:style-name="P2459">Przepraszam, pan Król coś chciałby powiedzieć.</text:p>
      <text:p text:style-name="P2460"><text:span text:style-name="T2461">Ob. Marcin Król</text:span>:</text:p>
      <text:p text:style-name="P2462">Nie, nie. Po prostu słowo zablokowanie nie jest piękne, ale ponieważ nie mamy lepszego to musi by<text:span text:style-name="T2463">ć</text:span><text:s/>to.</text:p>
      <text:p text:style-name="P2464"><text:span text:style-name="T2465">Przewodnicząc</text:span><text:span text:style-name="T2466">y</text:span>:</text:p>
      <text:p text:style-name="P2467">Znaczy musimy pamiętać, że to nie jest akt prawny, tylko dokument polityczny wyrażający pewną ogólny zamiar, który zamieniony jest na bardziej precyzyjne formuły aktu prawnego. W związku z tym nie wiem, czy pan prof. Bafia nie zgodziłby się, aby ten rodzaj pewnej nie wiem, luźności w tym przypadku języka był...</text:p>
      <text:p text:style-name="P2468"><text:span text:style-name="T2469">Ob. Bafia</text:span>:</text:p>
      <text:p text:style-name="P2470">Ja wszystkie uwagi cofam w tej chwili.</text:p>
      <text:p text:style-name="P2471"><text:span text:style-name="T2472">Przewodnicząc</text:span><text:span text:style-name="T2473">y</text:span>:</text:p>
      <text:soft-page-break/>
      <text:p text:style-name="P2474">Bo tam mamy z kolei w tym - w<text:s/>Konstytucji sprecyzowany okres 3 miesięcy, niemożność powołania sądu itd.</text:p>
      <text:p text:style-name="P2475">Proszę państwa, strona ósma dale<text:span text:style-name="T2476">j.</text:span><text:s/>Proszę.</text:p>
      <text:p text:style-name="P2477"><text:span text:style-name="T2478">Ob. <text:s text:c="22"/></text:span>:</text:p>
      <text:p text:style-name="P2479">Ja jeszcze proponowałem, żeby ten akapit Senat został jakoś rozbudowany troszkę.</text:p>
      <text:p text:style-name="P2480">/Nie!/.</text:p>
      <text:p text:style-name="P2481">Jeżeli nie, no to nie.</text:p>
      <text:p text:style-name="P2482"><text:span text:style-name="T2483">Przewodnicząc</text:span><text:span text:style-name="T2484">y</text:span>:</text:p>
      <text:p text:style-name="P2485">Jest sprzeciw panie pro<text:span text:style-name="T2486">fe</text:span>sorze od zblokowanej.<text:span text:style-name="T2487">.</text:span>.</text:p>
      <text:p text:style-name="P2488">Teraz na stronie ósmej, nie spieszcie się państwo, stoimy przed podstawowym dokumentem wieńczącym naszą pracę dwóch miesięcy. Nie możemy go zepsuć, żeby nie wyrazić się dobitniej.<text:s/></text:p>
      <text:p text:style-name="P2489">Proszę państwa, otóż tutaj jest użyte słowo<text:s/>„równoprawnie”. Co oznacza słowo - przepraszam, strona ósma, akapit środkowy - Senat będzie także równoprawnie z Sejmem uczestniczył w nowelizowaniu i uchwalaniu<text:s/>Konstytucji.<text:s/>Słowo<text:s/>„równoprawnie”<text:s/>nie jest doś<text:span text:style-name="T2490">ć</text:span><text:s/>jasne i sądzę, że powinniśmy się przybliży<text:span text:style-name="T2491">ć</text:span><text:s/>do formuły zawartej w ustawie.</text:p>
      <text:p text:style-name="P2492">/Senat wspólnie z Se<text:span text:style-name="T2493">jm</text:span>em/.</text:p>
      <text:p text:style-name="P2494"><text:span text:style-name="T2495">Ob. <text:s text:c="22"/></text:span>:</text:p>
      <text:p text:style-name="P2496">Przepraszam, w ustawie jest powiedziane tak, że po prostu 2/<text:span text:style-name="T2497">3</text:span><text:s/>Se<text:span text:style-name="T2498">jm</text:span>u i 2/3 Senatu są niezbędne do uchwalenie nowej konstytucji, a nie wspólnie w sensie Zgromadzenia Narodowego, tylko obu izb oddzielnie.</text:p>
      <text:p text:style-name="P2499"><text:span text:style-name="T2500">Ob. <text:s text:c="22"/></text:span>:</text:p>
      <text:p text:style-name="P2501">Ja bym to uzupełnił, przepraszam, jeżeli można. Chciałbym zwrócić uwagę, że w ogóle w tym projekcie datowanym 4<text:span text:style-name="T2502">.</text:span>04. nie ma nic na temat zmiany<text:s/>Konstytucji, otóż to.</text:p>
      <text:p text:style-name="P2503"><text:span text:style-name="T2504">Przewodnicząc</text:span><text:span text:style-name="T2505">y</text:span>:</text:p>
      <text:p text:style-name="P2506">Z góry wiem, pan Andrzej Gdula umówił się z dwoma lub trzeba osobami co do tego, że będą jeszcze dzisiaj, przejrzą to i zobaczą, czy się nam coś tam nie przygodziło niewłaściwego. Ale zdaje się, oczywiście taką umowę polityczną zawieraliśmy, że Sejm i Senat większością 2/3 głosów...</text:p>
      <text:p text:style-name="P2507"><text:span text:style-name="T2508">Ob. <text:s text:c="22"/></text:span>:</text:p>
      <text:p text:style-name="P2509">Na ostatnim posiedzeniu sprawy tego dokumentu, ponieważ wszyscy cytują tutaj pana Gdulę, to ja też przypomnę, że zgłosił uwagę, żeby skreślić właśnie z tego dokumentu zdanie mówiące o tym, jak Sejm i Senat będzie zmieniał konstytucję.</text:p>
      <text:p text:style-name="P2510"><text:span text:style-name="T2511">Ob. Janina Zakrzewska</text:span>:</text:p>
      <text:p text:style-name="P2512">Jeśli można, to ja bym powiedziała.</text:p>
      <text:p text:style-name="P2513">/Tak, proszę pani docent/.</text:p>
      <text:p text:style-name="P2514">Senat b<text:span text:style-name="T2515">ę</text:span>dzie wraz z Sejmem uczestniczył w nowelizowaniu, w uchwalaniu Konstytucji.</text:p>
      <text:p text:style-name="P2516"><text:span text:style-name="T2517">Ob. <text:s text:c="22"/></text:span>:</text:p>
      <text:p text:style-name="P2518">Bardzo dobrze. Ja mówiłem wspólnie, to było niedobrze.</text:p>
      <text:p text:style-name="P2519"><text:span text:style-name="T2520">Przewodnicz</text:span><text:span text:style-name="T2521">ą</text:span><text:span text:style-name="T2522">c</text:span><text:span text:style-name="T2523">y</text:span>:</text:p>
      <text:p text:style-name="P2524">Strona ósma. Senat będzie wraz z Sejmem uczestniczył w nowelizowaniu i uchwalaniu Konstytucji.</text:p>
      <text:soft-page-break/>
      <text:p text:style-name="P2525">Chciałbym zwrócić się teraz do strony, do naszych partnerów z prośbą o rozpatrzenie pewnej modyfikacji naszego dotychczasowego ustalenia. Mianowicie chodzi mi o Prezesa Najwyższej Izby Kontroli, aby zamiast zgody Senatu, była tutaj opinia Senatu i jednocześnie zasada zmian<text:span text:style-name="T2526">y</text:span><text:s/>regulaminu funkcjonowania Ustawy o Najwyższej Iz<text:span text:style-name="T2527">b</text:span>ie Kontroli. Tak, aby uprawniała Senat do korzystania z Izby.</text:p>
      <text:p text:style-name="P2528"><text:span text:style-name="T2529">Ob. Bronisław Geremek</text:span>:</text:p>
      <text:p text:style-name="P2530">Możemy naprawdę rozpoczynać dyskusję...</text:p>
      <text:p text:style-name="P2531"><text:span text:style-name="T2532">Przewodnicząc</text:span><text:span text:style-name="T2533">y</text:span><text:span text:style-name="T2534">:</text:span></text:p>
      <text:p text:style-name="P2535">Nie zaproponowałem rozpoczęcie dyskusji tylko się w uprzejmym tonie zwróciłem o rozpatrzenie tej, tego wniosku.</text:p>
      <text:p text:style-name="P2536"><text:span text:style-name="T2537">Ob. Bronisław Geremek</text:span>:</text:p>
      <text:p text:style-name="P2538">Panie przewodniczący, więc odpowiadam, że z zadowoleniem przyjęliśmy do wiadomości twierdzenie, że Prezes Najwyższej Izby Kontroli, tak jak Rzecznik Praw Obywatelskich będzie powoływany przez Sejm za zgodą Senatu.</text:p>
      <text:p text:style-name="P2539"><text:span text:style-name="T2540">Pr</text:span><text:span text:style-name="T2541">ze</text:span><text:span text:style-name="T2542">wodnicząc</text:span><text:span text:style-name="T2543">y</text:span>:</text:p>
      <text:p text:style-name="P2544">Pan Królewski.</text:p>
      <text:p text:style-name="P2545"><text:span text:style-name="T2546">Ob. Bogdan Królewski</text:span>:</text:p>
      <text:p text:style-name="P2547">...jak pamiętam, poprzednie spotkanie, ta dyskusja była prowadzona i po wymianie poglądów przyjęliśmy ustalenie,<text:s/>że będzie zgoda Senatu na Rzecznika Praw Obywatelskich, natomiast opinia co do prezesa NIK z tym jednak, że będzie poprawka do po prostu dokumentu o Najwyższej Izbie Kontroli. Także chciałbym to tylko poin<text:span text:style-name="T2548">fo</text:span>rmować.</text:p>
      <text:p text:style-name="P2549"><text:span text:style-name="T2550">Przewodnicząc</text:span><text:span text:style-name="T2551">y</text:span>:</text:p>
      <text:p text:style-name="P2552">Pani prof. Zakrzewska.</text:p>
      <text:p text:style-name="P2553"><text:span text:style-name="T2554">Ob. Janina Zakrzewska</text:span>:</text:p>
      <text:p text:style-name="P2555">Chciałabym dopowiedzieć, że sprawy wniesienia poprawki do ustawy o NIK nie musimy pisać w umowie społecznej, bo jest rzeczą oczywistą, że z takiego s<text:span text:style-name="T2556">fo</text:span>rmułowania wynika konieczność zmiany ustawy o Najwyższej Izbie Kontroli. Więc myślę, żeby zostawić to tak jak jest.</text:p>
      <text:p text:style-name="P2557"><text:span text:style-name="T2558">Przewodnicząc</text:span><text:span text:style-name="T2559">y</text:span>:</text:p>
      <text:p text:style-name="P2560">Trudno. Wycofujemy się z tego i trudno, co będzie to będzie.</text:p>
      <text:p text:style-name="P2561">Strona dziewiąta<text:span text:style-name="T2562">.</text:span><text:s/>Chciałbym w sprawie strony dziewiątej. Po pierwsze zgłosić, iż uważam za... iż dokument ten powinien mieć podobną treść jak ustalenia nasze<text:s/><text:span text:style-name="T2563">w</text:span><text:s/>aktach prawnych. Dlatego prosiłbym o niekwestionowanie formuły<text:s/>„bezpieczeństwo państwa”.</text:p>
      <text:p text:style-name="P2564"><text:span text:style-name="T2565">Ob. Bronisław Geremek</text:span>:</text:p>
      <text:p text:style-name="P2566">Chciałbym zapytać panie przewodniczący, skąd ta formuła się znalazła w dokumencie, k<text:span text:style-name="T2567">tó</text:span>ry został nam przedstawiony?</text:p>
      <text:p text:style-name="P2568"><text:span text:style-name="T2569">Przewodnicząc</text:span><text:span text:style-name="T2570">y</text:span>:</text:p>
      <text:p text:style-name="P2571">Została, wynika ona z naszych rozmów, które rozpoczęliśmy kilka dni temu i przedstawiliśmy to sformułowanie.</text:p>
      <text:p text:style-name="P2572"><text:span text:style-name="T2573">Ob. Bronisław Geremek</text:span>:</text:p>
      <text:p text:style-name="P2574">Panie przewodniczący, proszę o przerwę do dnia jutrzejszego dla rozpatrzenia tej sprawy.</text:p>
      <text:soft-page-break/>
      <text:p text:style-name="P2575">Ja myślałem naprawdę, że przecież w tej sprawie prowadziliśmy dyskusję i debatę, i to co proponowałem tutaj, było propozycją wyjścia z tej sytuacji. Więc muszę oświadczyć, w tej sprawie, że jeżeli istnieje taka niezbędna konieczność, wówczas potrzebne są zespołowi, który tu jest przy stole obecny, konsultacje.</text:p>
      <text:p text:style-name="P2576"><text:span text:style-name="T2577">Pr</text:span><text:span text:style-name="T2578">ze</text:span><text:span text:style-name="T2579">wodn</text:span><text:span text:style-name="T2580">ic</text:span><text:span text:style-name="T2581">zący</text:span>:</text:p>
      <text:p text:style-name="P2582">Dobrze, odłóżmy tą sprawę do jutra i rozpatrzmy dalsze tutaj. Jakie były dalsze zgłoszone na stronie dziewiątej?</text:p>
      <text:p text:style-name="P2583"><text:span text:style-name="T2584">Ob. Janina Zakrzewska</text:span>:</text:p>
      <text:p text:style-name="P2585">Skreślenie to co jest w nawiasie, potwierdzenia, znak zapytania i dekretu z mocą ustawy, i potem dalsze.</text:p>
      <text:p text:style-name="P2586"><text:span text:style-name="T2587">Przewodnicząc</text:span><text:span text:style-name="T2588">y</text:span>:</text:p>
      <text:p text:style-name="P2589">Co się tyczy aktów władczych, proponowałbym, żeby<text:s/>- proponujemy, aby miało to taką formułę: Inne ustawowo określone akty władze będą wymagały kontrasygnaty potwierdzenia Prezesa Rady Ministrów.</text:p>
      <text:p text:style-name="P2590"><text:span text:style-name="T2591">Ob. <text:s text:c="22"/></text:span>:</text:p>
      <text:p text:style-name="P2592">Przepraszam, to jest sformułowanie, które absolutnie powiem brutalnie, likwiduję republikański charakter państwa. Przecież to jest wprowadzenie systemu<text:s/><text:span text:style-name="T2593">je</text:span>dynowład<text:span text:style-name="T2594">zt</text:span>wa, jeżeli się określi dopiero ustawowo w jakich przypadkach nieodpowiedzialny parlamentarnie prezydent odpowiada przed - za jego akty rząd ponosi odpowiedzialność, to jest zupełnie wypaczenie całego systemu republikańskiego. Ja chciałem przypomnieć, że w 1935 r.<text:s/>Konstytucja, którą określamy jako<text:s/>Konstytucję autokratyczną, wprowadzała w pięciu przypadkach akty bez kontrasygnaty rządu.</text:p>
      <text:p text:style-name="P2595">/Jakie to były przypadki, czy można wiedzieć?/.</text:p>
      <text:p text:style-name="P2596">To była organizacja wojska, sprawy administracji, organizacji administrac<text:span text:style-name="T2597">ji</text:span>. Ale w<text:s/>każdym razie, trzy z nich dotyczyły organizacji armii. I dwa, wykonywania właśnie takich uprawnień nazwijmy to osobistych.</text:p>
      <text:p text:style-name="P2598">Z tych trzech skonsumowane są w określeniu obronność kraju. Te trzy są skonsumowane w określeniu obronność kraju. I to nie stawiajmy sobie naprawdę za wzór dochodzenia do demokracji za wzoru<text:s/>Konstytucji kwietniowej.</text:p>
      <text:p text:style-name="P2599"><text:span text:style-name="T2600">Przewodnicząc</text:span><text:span text:style-name="T2601">y</text:span>:</text:p>
      <text:p text:style-name="P2602">Proszę bardzo, pan prof. Jarosz.</text:p>
      <text:p text:style-name="P2603"><text:span text:style-name="T2604">Ob. Zdzisław Jarosz</text:span>:</text:p>
      <text:p text:style-name="P2605">Proszę państwa, ja z obawą zabieram głos w tej chwili, bo mamy godzinę, którą mamy, a jest to zagadnienie niezwykle złożone i które by wymagało właściwie całej konferencji naukow<text:span text:style-name="T2606">ej.</text:span><text:s/>W każdym razie najkrócej jak potrafię powiem, że jednak to co się proponuje z naszej strony, nie oznacza likwidacji systemu republikańskiego, lecz odwrotnie, to co się proponuje w tym zapisie, jest to po prostu przyjęcie tak zwanego systemu parlamentarnego, w którym prezydent lub inna głowa państwa na przykład królowa angielska panuje, ale nie rządzi, czyli jest całkowicie ubezwłasnowolniona wymogiem właśnie działania bądź na wniosek rządu, bądź za zgodą rządu, za co rząd ponosi odpowiedzialność, prezydent za nic nie ponosi odpowiedzialności, tylko że też nie ma nic do powiedzenia. To jest system w RFN. Właśnie królowa brytyjska i inne podobne systemy, tymczasem myśmy nie takiego prezydenta przewidywali.</text:p>
      <text:p text:style-name="P2607">Od razu powiem, że osobiście nie odpowiada mi koncepcja prezentowana przez bratnie nasze<text:s/><text:soft-page-break/>Stronnictwo Demokratyczne, które chciało mocnego prezydenta. No, aleśmy się na taką koncepcję zgodzili. Jeżeli tak, to nie możemy z niego istotne słowo<text:span text:style-name="T2608">,</text:span><text:s/>władcze określił funkcje.</text:p>
      <text:p text:style-name="P2609"><text:span text:style-name="T2610">Przewodniczący</text:span>:</text:p>
      <text:p text:style-name="P2611">Proszę państwa, jakie<text:s/><text:span text:style-name="T2612">s</text:span>ą jeszcze poprawki do strony dziewiątej?</text:p>
      <text:p text:style-name="P2613"><text:span text:style-name="T2614">Ob. <text:s text:c="22"/></text:span>:</text:p>
      <text:p text:style-name="P2615">Jeden raz to przedłużenie na następne miesiące mogą uchwalić tylko jeden raz. To jest zgodne z<text:s/>Konstytucją, tylko po prostu opuszczone było. Chodzi, że tylko raz na trzy miesiące, a nie na - w sumie na pół roku. Tak było w formule,<text:s/>którąś my<text:s/>negocjowali.</text:p>
      <text:p text:style-name="P2616"><text:span text:style-name="T2617">Przewodnicząc</text:span><text:span text:style-name="T2618">y</text:span>:</text:p>
      <text:p text:style-name="P2619">Tu dochodzą mnie sze<text:span text:style-name="T2620">p</text:span>ty, że dotyczy to nie<text:s/>konstytucji, tylko<text:s/>protokołu<text:s/>rozbieżności. A mnie się zdawało, że akurat w tej sprawie była pełna zbieżność. Znaczy został jakiś taki dokument opracowany, który żeśmy uchwalili łącznie.<text:s/>Czy ktoś ma ten dokument może? Chyba to jest protokół rzeczywiście. W tej sprawie nie było protok<text:span text:style-name="T2621">o</text:span>łu rozbieżności.<text:s/>W tej sprawie zostało to uzgodnione<text:span text:style-name="T2622">.</text:span></text:p>
      <text:p text:style-name="P2623">Proszę bardzo.</text:p>
      <text:p text:style-name="P2624"><text:span text:style-name="T2625">Ob. <text:s text:c="22"/></text:span>:</text:p>
      <text:p text:style-name="P2626">...były sprawy uzgodnione, art. 83 ust. 3 otrzymał brzmienie i zdanie to brzmi:<text:s/>„Przedłużenie stanu wyjątkowego może nastąpić tylko raz na kolejne trzy miesiące, za zgodą Sejmu i Senatu”. To są sprawy uzgodnione w zespole politycznym...</text:p>
      <text:p text:style-name="P2627">/Z jaką datą, przepraszam/.</text:p>
      <text:p text:style-name="P2628">Nie mam daty.</text:p>
      <text:p text:style-name="P2629"><text:span text:style-name="T2630">Przewodnicząc</text:span><text:span text:style-name="T2631">y</text:span>:</text:p>
      <text:p text:style-name="P2632">Proszę państwa, ponieważ mamy tu na tych ostatnich dwóch stronach, wygląda na to, że jesteśmy blisko finału, ale jednak niezupełnie. Mam taką propozycję, żebyśmy sobie zrobili z 10 minut przerwy. Przed przerwą proszę bardzo.</text:p>
      <text:p text:style-name="P2633"><text:span text:style-name="T2634">Ob</text:span><text:span text:style-name="T2635">.</text:span><text:span text:style-name="T2636"><text:s/>Janina Zakrzewska</text:span>:</text:p>
      <text:p text:style-name="P2637">Bo ja rozumiałam, że ta moja poprzednia propozycja była przyjęta. Ja proponowałabym, może nie róbmy jeszcze przerwy, tylko to było bezsporne i do sprawdzenia.</text:p>
      <text:p text:style-name="P2638">I w ostatnim zdaniu proponowałam:<text:s/>„Niezawisłość sędziowska będzie opierać się na zasadzie zapisanej w<text:s/>Konstytucji nieusuwalności sędziów - więc to jest przyjęte, tak.</text:p>
      <text:p text:style-name="P2639">/Tak/.</text:p>
      <text:p text:style-name="P2640">Poza przypadkami określonymi w ustawie.</text:p>
      <text:p text:style-name="P2641"><text:span text:style-name="T2642">Ob. <text:s text:c="22"/></text:span>:</text:p>
      <text:p text:style-name="P2643">Na zapisanej w<text:s/>Konstytucji zasadzie nieusuwalności sędziów<text:span text:style-name="T2644"><text:s/></text:span>poza przypadkami określonymi w ustawie.</text:p>
      <text:p text:style-name="P2645"><text:span text:style-name="T2646">Ob. Janina Zakrzewska</text:span>:</text:p>
      <text:p text:style-name="P2647">Może byśmy skończyli jednak, bo przepraszam, bo jest jeszcze bardzo jedna ważna sprawa zmian wprowadzonych w ordynacji wyborcz<text:span text:style-name="T2648">ej,</text:span><text:s/>też poza naszymi ustaleniami. Ja nie chcę, żeby potem było tak, że wszyscy się rozejdą, zostaną tylko te cztery osoby do robienia zmian w<text:s/>Konstytucji, natomiast, no tu w ordynacji wyborczej, po wszystkich naszych ustaleniach wprowadzono bardzo istotne zmiany.</text:p>
      <text:soft-page-break/>
      <text:p text:style-name="P2649">/Kto wprowadził?/.</text:p>
      <text:p text:style-name="P2650">No Rada Państwa jak rozumiem. Symbole zostały uwzględnione w umowie, ja nie jestem osobą, która by wracała do rzeczy uzgodnionych, mówię o podziale mandatów, sygnalizuję to tylko.</text:p>
      <text:p text:style-name="P2651">/I co tam jest?/.</text:p>
      <text:p text:style-name="P2652">Ale nie wiem, czy może skończmy to.</text:p>
      <text:p text:style-name="P2653"><text:span text:style-name="T2654">Przewodnicząc</text:span><text:span text:style-name="T2655">y</text:span>:</text:p>
      <text:p text:style-name="P2656"><text:span text:style-name="T2657">Wł</text:span>a<text:span text:style-name="T2658">śnie</text:span><text:s/>skończmy to. Ja proponuję może jeszcze, żeby już niedługo posiedzenie<text:span text:style-name="T2659">,</text:span><text:s/>ale zrobić przerwę w dzisiejszym posiedzeniu 10 minut.</text:p>
      <text:p text:style-name="P2660"/>
      <text:p text:style-name="P2661">/<text:span text:style-name="T2662">Przerwa</text:span>/.</text:p>
      <text:p text:style-name="P2663"/>
      <text:p text:style-name="P2664">/Po przerwie/.</text:p>
      <text:p text:style-name="P2665"/>
      <text:p text:style-name="P2666">/Po przerwie<text:s/><text:span text:style-name="T2667">przewodniczy ob. Janusz Reykowski</text:span><text:span text:style-name="T2668">/</text:span>.</text:p>
      <text:p text:style-name="P2669"><text:span text:style-name="T2670">Przewodnicząc</text:span><text:span text:style-name="T2671">y</text:span>:</text:p>
      <text:p text:style-name="P2672">Kontynuujemy rozmowy. Mamy na str. 9 jest taka propozycja poprawki - zdania: Prezydent będzie miał - aż do słowa<text:s/>„prerogatywy”. Proponujemy skreślić to zdanie.</text:p>
      <text:p text:style-name="P2673">/Akceptujemy propozyc<text:span text:style-name="T2674">ję</text:span>/.</text:p>
      <text:p text:style-name="P2675">Dobrze, kolejna sprawa. Drugie zdanie. Tu chciałbym prosić pana doktora, nie ma pana doktora w krytycznym momencie. Propozycja może byłaby taka: Inne istotne akty władcze będą wymagały kontrasygnaty.</text:p>
      <text:p text:style-name="P2676">/Bez inne/.</text:p>
      <text:p text:style-name="P2677">Bez inne. Istotne akty władcze...</text:p>
      <text:p text:style-name="P2678">Proszę, pani Zakrzewska.</text:p>
      <text:p text:style-name="P2679"><text:span text:style-name="T2680">Ob. Janina Zakrzewska</text:span>:</text:p>
      <text:p text:style-name="P2681">Mogą być - rozumiem tą zmianę w ten sposób: Akty władcze<text:s/>Prezydenta będą wymagały kontrasygnaty.</text:p>
      <text:p text:style-name="P2682"><text:span text:style-name="T2683">Przewodnicząc</text:span><text:span text:style-name="T2684">y</text:span>:</text:p>
      <text:p text:style-name="P2685">Taka jest propozycja: Akty władcze o istotnym znaczeniu będą wymagały kontrasygnaty.</text:p>
      <text:p text:style-name="P2686">/Co to znaczy o istotnym znaczeniu?/.</text:p>
      <text:p text:style-name="P2687">Bo myślę, że będzie wymagało to pewnej regulacji.<text:s/>No, właśnie potrzebuję tu pana Ciemniewskiego, bo miał jakiś mądry pomysł i znikł. To poczekajmy na pana Ciemniewskiego.</text:p>
      <text:p text:style-name="P2688"><text:span text:style-name="T2689">Ob. <text:s text:c="22"/></text:span>:</text:p>
      <text:p text:style-name="P2690">/Niesłyszalny/.</text:p>
      <text:p text:style-name="P2691"><text:span text:style-name="T2692">Przewodnicząc</text:span><text:span text:style-name="T2693">y</text:span>:</text:p>
      <text:p text:style-name="P2694">Dobrze, powtarzam. Zaczynam drugie zdanie od góry zaczynające się od słowa: Prezydent będzie miał - do końca zdania, czyli do słowa<text:s/>„prerogatywy”<text:s/>ulega skreśleniu. Całkiem skreśleniu. Dekrety z mocą ustawy - zdanie, jest. Został pan sprowadzony w odpowiednim momencie.</text:p>
      <text:p text:style-name="P2695">Prosimy o propozycję s<text:span text:style-name="T2696">fo</text:span>rmułowania zdania trzeciego na 9-tej stronie w pierwszym akapicie. Proszę nie buntować pana Ciemniewskiego na boku.</text:p>
      <text:soft-page-break/>
      <text:p text:style-name="P2697"><text:span text:style-name="T2698">Ob</text:span><text:span text:style-name="T2699">.</text:span><text:span text:style-name="T2700"><text:s/>Jerzy Ciemniewski</text:span>:</text:p>
      <text:p text:style-name="P2701">Czy naprawdę akty władcze to jest coś, jest to pojęcie w prawie administrac<text:span text:style-name="T2702">yj</text:span>nym znane o określonej treści. Chodzi tutaj o te akty, w którym imperium państwowe jest realizowane. No to jest dla każdego chyba prawnika rzecz bardzo jasna i to nie grozi jakimś bardzo szerokim zakreśleniem tego uprawnienia.</text:p>
      <text:p text:style-name="P2703"><text:span text:style-name="T2704">Ob. Bronisław Geremek</text:span>:</text:p>
      <text:p text:style-name="P2705">Otóż ja mam także takie pewne głosy oporu wobec tej bardzo prawniczej formuły. Dlatego moja propozycja jest kompromisowa, mianowicie, żeby powiedzieć, tylko nie wiem czy moja strona mnie nie potępi, wypowiedzieć akty o istotnym znaczeniu, w nawiasie: akty władcze, będą wymagały kontrasygnaty.</text:p>
      <text:p text:style-name="P2706">/Zgoda/.</text:p>
      <text:p text:style-name="P2707"><text:span text:style-name="T2708">Ob. <text:s text:c="22"/></text:span>:</text:p>
      <text:p text:style-name="P2709">To byłaby dobra propozycja, dlatego że ona pozwalałby rozróżniać rozwiązania prawne.</text:p>
      <text:p text:style-name="P2710"><text:span text:style-name="T2711">Przewodnicz</text:span><text:span text:style-name="T2712">ą</text:span><text:span text:style-name="T2713">c</text:span><text:span text:style-name="T2714">y</text:span>:</text:p>
      <text:p text:style-name="P2715">Czyli taką, jak proponuje pro<text:span text:style-name="T2716">f</text:span>. Geremek.</text:p>
      <text:p text:style-name="P2717"><text:span text:style-name="T2718">Ob. <text:s text:c="22"/></text:span>:</text:p>
      <text:p text:style-name="P2719">Zostanę przy swoim, to znaczy nie chciałbym nie kwestionując politycznego znaczenia użytej formuły, nie chciałbym, żeby ta formuła została przeniesiona do tekstu<text:s/>Konstytucji. To jeżeli się w ten sposób porozumiemy, że<text:s/>istotne<text:span text:style-name="T2720">,</text:span><text:s/>słowo<text:s/><text:span text:style-name="T2721">„</text:span>istotne”<text:s/>nie ma trafić do<text:s/>Konstytucji, to ja nie mam nic przeciwko temu. Natomiast bym się wzbraniał,<text:s/><text:span text:style-name="T2722">j</text:span>eżeli to by miało oznaczać, przeniesienie formuły z tego dokumentu do tekstu konst<text:span text:style-name="T2723">yt</text:span>ucy<text:span text:style-name="T2724">jn</text:span>ego.</text:p>
      <text:p text:style-name="P2725"><text:span text:style-name="T2726">Przewodnicząc</text:span><text:span text:style-name="T2727">y</text:span>:</text:p>
      <text:p text:style-name="P2728">Akt o istotnym znaczeniu.</text:p>
      <text:p text:style-name="P2729"><text:span text:style-name="T2730">Ob. <text:s text:c="22"/></text:span>:</text:p>
      <text:p text:style-name="P2731">Przepraszam bardzo, jeżeli przez akty o istotnym znaczeniu rozumiemy wszystkie akty władcze<text:s/>Prezydenta, jak chcemy to wyjaśnić w nawiasie, no to przecież nie zmieniamy nic, pogarszamy tylko sytuację o tyle, że wykreśliliśmy poprzednie zdanie, które rezerwowało przynajmniej pewną sferę swobody.</text:p>
      <text:p text:style-name="P2732">Więc jeżeli to ma iść w jakimś kierunku, prawda, lepszym, niż dotychczas, to przepraszam, ale idziemy w kierunku gorszym.</text:p>
      <text:p text:style-name="P2733"><text:span text:style-name="T2734">Ob. <text:s text:c="22"/></text:span>:</text:p>
      <text:p text:style-name="P2735">Przepraszam, dzisiaj kolejny raz mam zaszczyt nie zgadzać się z prof.<text:s/>Jaroszem. Mianowicie przecież nam chodzi o to, jak rozumiem wszystkim, jeżeli jasno rozumiem intencję, żeby podkreślić to istotne znaczenie, żeby nie było tak, dla czytelnika tego, a nie dla prawników, którzy będą uchwalali poprawki do konstytucji, żeby było wiadome, że nie każdy drobiazg, to fakt o istotnym znaczeniu. A w nawiasie dajemy akty władcze dla uściślenia prawnego i chyba naprawdę możemy tę formułę zaakceptować. Natomiast przypominam, to co powiedział kol. Ciemniewski, że taka formuła jak: istotne znaczenie, nie może się znaleźć w konstytucji, bo tego nikt nie wie co<text:s/><text:span text:style-name="T2736">t</text:span>o znaczy, znaczenie mu<text:span text:style-name="T2737">s</text:span>i być wtedy precyzyjnie powiedziane oczywiście. Jeżeli jest na to zgoda, to już nie kontynuujmy tej debaty.</text:p>
      <text:p text:style-name="P2738"><text:span text:style-name="T2739">Przewodnicząc</text:span><text:span text:style-name="T2740">y</text:span>:</text:p>
      <text:p text:style-name="P2741">Jakiegoś najlepszego rozwiązania byśmy tu nie znaleźli. Więc jaka jest propozy<text:span text:style-name="T2742">cj</text:span>a? Skreślamy dekret<text:span text:style-name="T2743">y</text:span><text:s/>z mocą ustawy.</text:p>
      <text:soft-page-break/>
      <text:p text:style-name="P2744"><text:span text:style-name="T2745">Ob. Bronisław Geremek</text:span>:</text:p>
      <text:p text:style-name="P2746">Akty<text:s/>Prezydenta o istotnym znaczeniu, w nawiasie: akty władcze itd.</text:p>
      <text:p text:style-name="P2747"><text:span text:style-name="T2748">Ob. <text:s text:c="22"/></text:span>:</text:p>
      <text:p text:style-name="P2749">Akty<text:s/>Prezydenta o istotnym znaczeniu, w nawiasie: akty władcze będą wymagały kontrasygnaty, w nawiasie: potwierdzenia Prezesa Rady Ministrów. To potwierdzenie jest po to, że większość ludzi w Polsce po prostu nie wie co to znaczy słowo<text:s/>„kontrasygnata”.</text:p>
      <text:p text:style-name="P2750"><text:span text:style-name="T2751">Przewodnicząc</text:span><text:span text:style-name="T2752">y</text:span>:</text:p>
      <text:p text:style-name="P2753">Lepiej zostawmy, bo kontrasygnata wyraźniej mówi co to znaczy. Dobrze, może tak być, że jedno jest...</text:p>
      <text:p text:style-name="P2754">Do strony dziewiątej inne poprawki?</text:p>
      <text:p text:style-name="P2755"><text:span text:style-name="T2756">Ob. <text:s text:c="22"/></text:span>:</text:p>
      <text:p text:style-name="P2757">Tylko te drobne, przedłużenie na trzy miesiące mogą uchwalić tylko jeden raz, tośmy już ustalili i w zakończeniu zapisane w<text:s/>Konstytucji na zasadzie nieusuwalności sędziów, w zasadzie nieusuwalności sędziów, poza przypadkami określonymi w ustawie. Na to jest zgoda.</text:p>
      <text:p text:style-name="P2758"><text:span text:style-name="T2759">Przewodnicząc</text:span><text:span text:style-name="T2760">y</text:span>:</text:p>
      <text:p text:style-name="P2761">Dobrze. Jeszcze jedno pytanie. W akapicie przedostatnim, prezydent, czy konieczne, czy potrzebne są słowa<text:s/>„wieloletniego planu”.</text:p>
      <text:p text:style-name="P2762"><text:span text:style-name="T2763">Ob. <text:s text:c="22"/></text:span>:</text:p>
      <text:p text:style-name="P2764">Tak, bo nie ma<text:s/><text:span text:style-name="T2765">je</text:span>dnorocznego.</text:p>
      <text:p text:style-name="P2766"><text:span text:style-name="T2767">Przewodnicząc</text:span><text:span text:style-name="T2768">y</text:span>:</text:p>
      <text:p text:style-name="P2769">Dobrze. Na<text:s/><text:span text:style-name="T2770">s</text:span><text:span text:style-name="T2771">t</text:span>r. 10 skreślamy słowo<text:s/>„autentyczny”. Skreślamy zdanie następne, skreślamy następny akapit. I są jeszcze na 10 stronie? Proszę.</text:p>
      <text:p text:style-name="P2772"><text:span text:style-name="T2773">Ob. Karol Szyndzielorz</text:span>:</text:p>
      <text:p text:style-name="P2774">Tam było zgłaszane jeśli dobrze pamiętam przez panią prof. Zakrzewską do pierwszego zdania na str. 10: Dokonywane reformy władz państwowych stanowić będą mogły wa<text:span text:style-name="T2775">ż</text:span>ny problem.</text:p>
      <text:p text:style-name="P2776"><text:span text:style-name="T2777">Przewodnicząc</text:span><text:span text:style-name="T2778">y</text:span>:</text:p>
      <text:p text:style-name="P2779">A może zostawimy<text:s/>„stanowią”.</text:p>
      <text:p text:style-name="P2780"><text:span text:style-name="T2781">Ob. Janina Zakrzewska</text:span>:</text:p>
      <text:p text:style-name="P2782">Ja bym się upierała.<text:s/><text:span text:style-name="T2783">B</text:span>o jednak będą mogły, a co będzie...</text:p>
      <text:p text:style-name="P2784">/Jest to zapowiedź pewnych działań, to wszystko o czym piszemy/.</text:p>
      <text:p text:style-name="P2785">Stanowić będą, tak.</text:p>
      <text:p text:style-name="P2786">Będą mogły stanowić, bo to nie wiemy przecież jak będą mogły stanowić, będzie zależało od tego współdziałania itd. Ja bym podtrzymywała to.</text:p>
      <text:p text:style-name="P2787"><text:span text:style-name="T2788">Przewodnicząc</text:span><text:span text:style-name="T2789">y</text:span>:</text:p>
      <text:p text:style-name="P2790">To coś niedobrze. Ale wydaje się, że reformy stanowią ważny krok, a co się z tym dalej stanie, to tego nie wiadomo. Proponowałbym, żeby wycofać z tego. Prosiłbym panią prof. Zakrzewską o chwilę uwagi, bo proponuję odstąpić od jej wniosku.</text:p>
      <text:p text:style-name="P2791"><text:span text:style-name="T2792">Ob. Janina Zakrzewska</text:span>:</text:p>
      <text:p text:style-name="P2793">Nie, jeżeli jestem przegłosowana, to tylko proszę, żeby to było w<text:s/>protokole, że ja byłam przeciw.</text:p>
      <text:p text:style-name="P2794">/W<text:s/>protokole<text:s/>jest/.</text:p>
      <text:soft-page-break/>
      <text:p text:style-name="P2795">Dlatego, że uważam, że mam rac<text:span text:style-name="T2796">ję</text:span>. Powinniśmy się wystrzegać takich sformułowań, za które nie może przyjąć żadna strona odpowiedzialności. Możemy dążyć do tego, żeby tak było.</text:p>
      <text:p text:style-name="P2797">Tutaj ja zgadzam s<text:span text:style-name="T2798">i</text:span>ę z panem red. Szyndzielorzem, że tak powinno być.</text:p>
      <text:p text:style-name="P2799"><text:span text:style-name="T2800">Przewodnicząc</text:span><text:span text:style-name="T2801">y</text:span>:</text:p>
      <text:p text:style-name="P2802">Ale tu jest mowa<text:span text:style-name="T2803">,</text:span><text:s/>że stanowią krok na drodze do...</text:p>
      <text:p text:style-name="P2804">/Ob. Zakrzewska - Ale one jeszcze nie stanowią/.</text:p>
      <text:p text:style-name="P2805"><text:span text:style-name="T2806">Ob. <text:s text:c="22"/></text:span>:</text:p>
      <text:p text:style-name="P2807">Ale gdyby powiedzieć<text:s/><text:span text:style-name="T2808">„</text:span>powinny stanowić”.</text:p>
      <text:p text:style-name="P2809">/Ob. Zakrzewska - powinny stanowić, o coś takiego, bo one nie stanowią/.</text:p>
      <text:p text:style-name="P2810">To ma też inny sens. Dlatego proponuję: stanowić będą mogły.</text:p>
      <text:p text:style-name="P2811"><text:span text:style-name="T2812">Ob. <text:s text:c="22"/></text:span>:</text:p>
      <text:p text:style-name="P2813">Naprawdę, proponuję wpisać panią<text:s/>prof<text:span text:style-name="T2814">.</text:span><text:s/>Zakrzewską do protokołu rozbieżności.</text:p>
      <text:p text:style-name="P2815"><text:span text:style-name="T2816">Przewodnicząc</text:span><text:span text:style-name="T2817">y</text:span>:</text:p>
      <text:p text:style-name="P2818">No ktoś tu musi rządzić ostatecznie, jak red. Król.</text:p>
      <text:p text:style-name="P2819">I na 10 str. nie ma.</text:p>
      <text:p text:style-name="P2820">Do 11-tej strony - Postanowienia końcow<text:span text:style-name="T2821">e.</text:span></text:p>
      <text:p text:style-name="P2822"><text:span text:style-name="T2823">Ob. <text:s text:c="22"/></text:span>:</text:p>
      <text:p text:style-name="P2824">Ja może przeczytam, bośmy w przerwie ustalili, szereg zmian stylistycznych. Więc proponowałbym je przeczytać do postanowień końcowych, który były za długie i tam nieładnie napisane. Więc ja będę czytał całość. To jest krótkie i od razu uwzględnię te poprawki.</text:p>
      <text:p text:style-name="P2825">Uczestnicy obrad<text:s/>„okrągłego stołu”<text:s/>wyraża<text:span text:style-name="T2826">ją</text:span><text:s/>wolę solidarnego działania na rzecz wprowadzenia w życie postanowień zawieranej umowy i kierują ją do właściwych organów państwowych, do właściwych organów państwa.</text:p>
      <text:p text:style-name="P2827">Strony zobowiązują się także do respektowania ustale<text:span text:style-name="T2828">ń<text:s/></text:span>przyjętych<text:s/><text:span text:style-name="T2829">w</text:span><text:s/>toku obrad zespołów i podzespołów zawartych w<text:s/>przyjętych dokumentach.<text:s/><text:span text:style-name="T2830">O</text:span><text:s/>załącznikach jest mowa, nie potrzeba<text:span text:style-name="T2831"><text:s/></text:span>tam..<text:span text:style-name="T2832">.</text:span><text:s/>o załącznikach jest mowa.<text:s/><text:span text:style-name="T2833">W</text:span><text:s/>przyjętych dokumentach, kropka.</text:p>
      <text:p text:style-name="P2834">Następne dwa akapity bez zmiany.</text:p>
      <text:p text:style-name="P2835">Następny akapit. Strony uczestniczące w obradach<text:s/>„okrągłego stołu”<text:s/>postanawiają powołać komisję porozumiewawczą, w której skład wejdą<text:s/><text:span text:style-name="T2836">-</text:span><text:s/>i dalej bez zmian. Bez tego: podejmuj<text:span text:style-name="T2837">ę<text:s/></text:span>decyzję o jej zakończeniu, co jest troszkę absurdalne.</text:p>
      <text:p text:style-name="P2838">Stron<text:span text:style-name="T2839">y</text:span><text:s/>uczestniczące w obradach<text:s/><text:span text:style-name="T2840">„</text:span>okrągłego stołu”<text:s/>postanawiają powołać komisje porozumiewawcze.</text:p>
      <text:p text:style-name="P2841">Do zadań komisji porozumiewawczych należeć będzie: pierwszy punkt bez zmian.</text:p>
      <text:p text:style-name="P2842">Drugi - proponujemy taką redakcję...</text:p>
      <text:p text:style-name="P2843">Do zadań komisji porozumiewawczej należeć będzie: pierwszy punkt: ocena realizacji ustaleń<text:s/><text:span text:style-name="T2844">„</text:span>okrągłego stołu”<text:span text:style-name="T2845"><text:s/></text:span>- bez zmiany.</text:p>
      <text:p text:style-name="P2846">Pkt 2 - Podejmowanie spraw, które uzna za istotne i wspólne poszukiwanie rozwiązań.</text:p>
      <text:p text:style-name="P2847">Pkt 3<text:span text:style-name="T2848">.</text:span><text:s/>Poszukiwanie rozwiązań. Pełnienie funkcji mediacyjnej zostaje.</text:p>
      <text:p text:style-name="P2849">I teraz następne:<text:s/><text:span text:style-name="T2850">W</text:span><text:s/>ramach komisji porozumiewawcz<text:span text:style-name="T2851">ej<text:s/></text:span>zostanie powołany<text:s/>Zespół do spraw<text:s/>Gospodarki, - i tu przecinek usunięte zdanie jak było, a zdanie inne: a w miarę potrzeb także inne zespoły.</text:p>
      <text:soft-page-break/>
      <text:p text:style-name="P2852">/Przewodniczący: Jeszcze raz pro<text:span text:style-name="T2853">si</text:span>łbym/.</text:p>
      <text:p text:style-name="P2854"><text:span text:style-name="T2855">W</text:span><text:s/>ramach komisji porozumiewawczej zostanie powołany<text:s/>Zespół do spraw<text:s/>Gospodarki, a w miarę potrzeb także i inne zespoły.</text:p>
      <text:p text:style-name="P2856"><text:span text:style-name="T2857">/</text:span><text:span text:style-name="T2858">Ob. <text:s text:c="22"/></text:span>: Ale spójnik wypada i polityki społecznej/.</text:p>
      <text:p text:style-name="P2859">Wypad<text:span text:style-name="T2860">a</text:span>.</text:p>
      <text:p text:style-name="P2861">I tu ostatnia zmiana czysto stylistyczna, przeniesienie<text:span text:style-name="T2862">.<text:s/></text:span>Komisja porozumiewawcza dla wypełniania swoich funkcji będzie miała dostęp itd. a nie, aby wypełniać swoje funkcje - bo to bardzo brzydko jest<text:span text:style-name="T2863">.</text:span><text:s/>Komisja porozumiewawcza dla wypełniania swoich funkcji będzie miała dostęp<text:s/><text:span text:style-name="T2864">-</text:span><text:s/>i dalej bez zmian.</text:p>
      <text:p text:style-name="P2865">To są wszystkie propozycje.</text:p>
      <text:p text:style-name="P2866"><text:span text:style-name="T2867">Przewodnicząc</text:span><text:span text:style-name="T2868">y</text:span>:</text:p>
      <text:p text:style-name="P2869">Wygląda na to, proszę państwa, że doszliśmy do końca tego dokumentu.</text:p>
      <text:p text:style-name="P2870">/Wyjaśnienie pewne można?/.</text:p>
      <text:p text:style-name="P2871">Chciałbym nie udzielić nikomu głosu, gdyby to się dało,<text:s/><text:span text:style-name="T2872">a</text:span>le udzielę panu Błuszkowskiemu.</text:p>
      <text:p text:style-name="P2873"><text:span text:style-name="T2874">Ob. Jan Błuszkowski</text:span>:</text:p>
      <text:p text:style-name="P2875">...uzupełnia<text:span text:style-name="T2876">ją</text:span>ce. Otóż chciałem państwa poin<text:span text:style-name="T2877">fo</text:span>rmować, że postanowienia końcowe nie idą po naszej części politycznej tylko dopiero po umowie w sprawie pluralizmu związkowego, reform gospodarczych i polityki społecznej, i w tym się kończy cała umowa...<text:s/><text:span text:style-name="T2878">N</text:span>ie idzie bezpośrednio po naszym tekście, informacja dla wszystkich.</text:p>
      <text:p text:style-name="P2879">Dziękuję bardzo.</text:p>
      <text:p text:style-name="P2880"><text:span text:style-name="T2881">Przewodnicząc</text:span><text:span text:style-name="T2882">y</text:span>:</text:p>
      <text:p text:style-name="P2883">Dziękuję. Aha, to świetnie. Potrzebna nam będzie ostatnia strona na podpisy, żebyś coś tam było napisane. Pan Baumgart.</text:p>
      <text:p text:style-name="P2884"><text:span text:style-name="T2885">Ob. Piotr Baumgart</text:span>:</text:p>
      <text:p text:style-name="P2886">...do załatwienia sprawy tego naszego porozumienia, to ja mam takie tutaj... zobligowany decyzją Tymczasowej Krajowej Rady Rolników<text:s/>„Solidarność”<text:s/>z dnia wczorajszego. Chciałbym przeczytać takie króciutkie oświadczenie, jeśli państwo pozwolą.</text:p>
      <text:p text:style-name="P2887">/Przewodniczący: Nie mamy wyjścia/.</text:p>
      <text:p text:style-name="P2888">Sytuacja wsi polskiej staje się dramatyczna. Aktualne warunki ekonomiczne zagrażają podstawom produkc<text:span text:style-name="T2889">ji</text:span><text:s/>rolnej i egzystencji rodzin chłopskich.</text:p>
      <text:p text:style-name="P2890">Cały kraj ogarnia fala uzasadnionych protestów przywiedzionych do ostateczności rolników. Zagraża nam najpoważniejsze w okresie powojennym załamanie produkcji rolniczej i drastyczne pogorszenie zaopatrzenia ludności w żywność.</text:p>
      <text:p text:style-name="P2891">Uznani<text:span text:style-name="T2892">e</text:span><text:s/><text:span text:style-name="T2893">k</text:span>onieczności priorytetowego potraktowania rolnictwa, leży w interesie całego społeczeństwa.</text:p>
      <text:p text:style-name="P2894">Domagamy się włączenia uzgodnień zawartych w przy stoliku rolniczym w tekst ostatecznych porozumieli<text:s/>„okrągłego stołu”<text:s/>i dostosowania rozwiązań ekonomicznych do potrzeb rolnictwa i gospodarki żywnościowej.</text:p>
      <text:p text:style-name="P2895">Oświadczamy, że<text:s/>niezrealizowanie<text:s/>powyższego grozi nieobliczalnymi następstwami ekonomicznymi i społecznymi oraz obarcza odpowiedzialnością wszy<text:span text:style-name="T2896">s</text:span>tkich sygnatariuszy porozumień odbieranych powszechnie jako ostatnia szansa bezkonfliktowego rozwiązania obecnego kryzysu.</text:p>
      <text:soft-page-break/>
      <text:p text:style-name="P2897">W podpisie: Przewodniczący Tymczasowej Krajowej Rady Rolników<text:s/>„Solidarność”<text:s/>Józef Ślisz.</text:p>
      <text:p text:style-name="P2898">Tyle oświadczenia oficjalnego, to miałem obowiązek odczytać, natomiast wyjaśnienie do tego, mianowicie, że dzisiaj tutaj w tym budynku doszliśmy do pewnego porozumienia z wicepremierem Olesiakiem. Także jak gdyby spór został przeniesiony do 1<text:span text:style-name="T2899">5</text:span>-<text:span text:style-name="T2900">t</text:span>ego miesiąca. To znaczy nie tyle spór, ile sprawa.</text:p>
      <text:p text:style-name="P2901">Dziękuję bardzo.</text:p>
      <text:p text:style-name="P2902"><text:span text:style-name="T2903">Pr</text:span><text:span text:style-name="T2904">ze</text:span><text:span text:style-name="T2905">w</text:span><text:span text:style-name="T2906">od</text:span><text:span text:style-name="T2907">ni</text:span><text:span text:style-name="T2908">cz</text:span><text:span text:style-name="T2909">ąc</text:span><text:span text:style-name="T2910">y</text:span><text:span text:style-name="T2911">:</text:span></text:p>
      <text:p text:style-name="P2912">Dalsze kroki w tej sprawie.</text:p>
      <text:p text:style-name="P2913">/Tak jest./</text:p>
      <text:p text:style-name="P2914">Nie wiem, czy nie było to uzurpacją, że ja cały dzi<text:span text:style-name="T2915">siej</text:span>s<text:span text:style-name="T2916">z</text:span>e popołudnie<text:s/><text:span text:style-name="T2917">p</text:span>r<text:span text:style-name="T2918">o</text:span>wadziłem to posiedzenie, więc przepraszam za tą, oświadczam, że mimowolną uzurpację.</text:p>
      <text:p text:style-name="P2919">Jestem skłonny myśleć, że to - że zbliżamy się do zakończenia prac naszego zespołu politycznego. Proponuję, ab<text:span text:style-name="T2920">yś</text:span>my się umówili jutro w godzinach południowych dla powiedzmy w okolicach godzin 12-tej tutaj, dla podpisania dokumentu, który powinien by<text:span text:style-name="T2921">ć</text:span><text:s/>do tego czasu napisany na czysto. Zdaje się, podpowiadają mi, że to dla państwa jest godzina niemożliwa. To zapytuję, jaka godzina byłaby właściwa, żebyśmy mogli podpisać ten dokument.</text:p>
      <text:p text:style-name="P2922"><text:span text:style-name="T2923">Ob. Bronisław Geremek</text:span>:</text:p>
      <text:p text:style-name="P2924">Czy godzina 14-ta nie byłaby zbyt późna. Trochę zależy od tego, jakie... co nas potem czeka, może nic.</text:p>
      <text:p text:style-name="P2925"><text:span text:style-name="T2926">Przewodnicząc</text:span><text:span text:style-name="T2927">y</text:span>:</text:p>
      <text:p text:style-name="P2928">Rozumiem, że ta rzecz będzie mieć charakter ceremonialny i że wobec tego możemy<text:span text:style-name="T2929">,</text:span><text:s/>jeszcze dzisiaj, ponieważ spotkamy się za chwilę na górze, do ustalenia tego co ma nas czekać jutro, to b<text:span text:style-name="T2930">yś</text:span>my z tym skoordynowali termin, godzinę podpisania.<text:span text:style-name="T2931"><text:s/></text:span>Dobrze?</text:p>
      <text:p text:style-name="P2932">Inne dokumenty podpisywali przewodniczący.</text:p>
      <text:p text:style-name="P2933">/A może podpiszemy in blanco/.<text:s/></text:p>
      <text:p text:style-name="P2934">To jeden z lepszych pomysłów.</text:p>
      <text:p text:style-name="P2935"><text:span text:style-name="T2936">Ob. Bronisław Geremek</text:span>:</text:p>
      <text:p text:style-name="P2937">Proponujemy zatem jak pozostałe dwa zespoły, o godzinie 13-<text:span text:style-name="T2938">tej</text:span>.</text:p>
      <text:p text:style-name="P2939"><text:span text:style-name="T2940">Przewodnicząc</text:span><text:span text:style-name="T2941">y</text:span>:</text:p>
      <text:p text:style-name="P2942">To jest właśnie godzina, na którą już jestem umówiony. Gdyby miała być, to musiałaby być godzina 14.15<text:span text:style-name="T2943">.</text:span></text:p>
      <text:p text:style-name="P2944"><text:span text:style-name="T2945">Ob. Bronisław Geremek</text:span>:</text:p>
      <text:p text:style-name="P2946">Więc najwcześniejsza pora, jaka jest możliwa, po godzinie 13-tej.</text:p>
      <text:p text:style-name="P2947"><text:span text:style-name="T2948">P</text:span><text:span text:style-name="T2949">rzewodnicząc</text:span><text:span text:style-name="T2950">y</text:span><text:span text:style-name="T2951">:</text:span></text:p>
      <text:p text:style-name="P2952"><text:span text:style-name="T2953">1</text:span>4.1<text:span text:style-name="T2954">5</text:span><text:s/>dobrze. 14.15. Wszyscy uczestnicy są mile widziani. Na zakończenie za chwileczkę oddam głos panu prof. Geremkowi. Chciałbym podziękować wszystkim państwu za ten okres współpracy i nawiązać do jednego fragmentu wstępnego wystąpienia pro<text:span text:style-name="T2955">f.</text:span><text:s/>Geremk<text:span text:style-name="T2956">a.</text:span></text:p>
      <text:p text:style-name="P2957">Wspomniał on o sytuacji kryzysowej, jaka... z jaką zetknęliśmy się wczor<text:span text:style-name="T2958">aj.</text:span><text:s/>Muszę powiedzieć, że była to sytuacja, która dotknęła emocjonalnie nie tylko wszystkich tam obecnych. Ale sądzę, że mamy świadomość, iż przeciwników tego porozumienia, które właśnie zawieramy, jest w Polsce bardzo wielu i<text:s/><text:soft-page-break/>świadomych, i nieświadomych. I takich, którzy się z nim nie zgadzają i chcieliby go zepsuć, i takich, którzy uważają, że to jest niezgodne z ich interesem, i takich, których żywiołowy konserwatyzm czy sytuacja życiowa skłania do tego, aby bronić tego co było i sta<text:span text:style-name="T2959">ć</text:span><text:s/><text:span text:style-name="T2960">n</text:span>a straży przeszłości.</text:p>
      <text:p text:style-name="P2961">Musimy być przygotowani na to, że takie kryzysy, takie lub inne mogą nas jeszcze czekać.</text:p>
      <text:p text:style-name="P2962">Wielkim optymizmem napawa fakt, że co się tyczy wczorajszego kryzysu, potrafiliśmy wczoraj znaleźć dla niego wspólne konstruktywne rozwiązanie. Myślę, że wszyscy liczymy na to, że i w przyszłości uda nam si<text:span text:style-name="T2963">ę</text:span><text:s/>przechodzić przez nieuchronne problemy, jakie z realizac<text:span text:style-name="T2964">j</text:span>ą tej umowy będą się wiązały.</text:p>
      <text:p text:style-name="P2965">Wyrażam państwu wszystkim jeszcze raz bardzo serdeczne podziękowania i mam poczucie, żeśmy pracowali w klimacie partnerstwa, walczyliśmy o, w pewnym zakresie, wspólne sprawy, mimo wielu różnic. Mam nadzieję, że w przyszłości uda nam się ten duch partnerstwa w różnorodności zachować.</text:p>
      <text:p text:style-name="P2966"><text:span text:style-name="T2967">Ob. Bronisław Geremek</text:span>:</text:p>
      <text:p text:style-name="P2968">I bardzo ja przyłączyć si<text:span text:style-name="T2969">ę</text:span><text:s/>pragnę do tych słów prof. Reykowskiego. Tak się składa, że ja już słowa pożegnalne wypowiadałem w poniedziałek, dzisiaj prof. Reykowski. Zatem uznajmy, że jutro się będziemy witali i potem szli dal<text:span text:style-name="T2970">ej</text:span>.</text:p>
      <text:p text:style-name="P2971"><text:span text:style-name="T2972">Przewodnicząc</text:span><text:span text:style-name="T2973">y</text:span>:</text:p>
      <text:p text:style-name="P2974">Zamykamy posiedzenie. Dziękuję.</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Microsoft Sans Serif" svg:font-family="Microsoft Sans Serif" style:font-family-generic="swiss" style:font-pitch="variable" svg:panose-1="2 11 6 4 2 2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line-height="100%" fo:background-color="transparent" style:tab-stop-distance="0.4916in"/>
      <style:text-properties style:font-name="Microsoft Sans Serif" style:font-name-asian="Microsoft Sans Serif" style:font-name-complex="Microsoft Sans Seri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pl" fo:country="PL" style:language-asian="pl" style:country-asian="PL" style:language-complex="pl" style:country-complex="PL" style:text-combine="none" fo:hyphenate="true"/>
    </style:default-style>
    <style:style style:name="Nagłówek1" style:display-name="Nagłówek 1" style:family="paragraph" style:parent-style-name="Normalny" style:next-style-name="Normalny" style:default-outline-level="1">
      <style:paragraph-properties fo:keep-with-next="always" fo:keep-together="always" fo:margin-top="0.1666in"/>
      <style:text-properties style:font-name="Calibri Light" style:font-name-asian="Times New Roman" style:font-name-complex="Times New Roman" fo:color="#2F5496" fo:font-size="16pt" style:font-size-asian="16pt" style:font-size-complex="16pt" fo:hyphenate="false"/>
    </style:style>
    <style:style style:name="Nagłówek2" style:display-name="Nagłówek 2" style:family="paragraph" style:parent-style-name="Normalny" style:next-style-name="Normalny" style:default-outline-level="2">
      <style:paragraph-properties fo:keep-with-next="always" fo:keep-together="always" fo:margin-top="0.0277in"/>
      <style:text-properties style:font-name="Calibri Light" style:font-name-asian="Times New Roman" style:font-name-complex="Times New Roman" fo:color="#2F5496" fo:font-size="13pt" style:font-size-asian="13pt" style:font-size-complex="13pt" fo:hyphenate="false"/>
    </style:style>
    <style:style style:name="Nagłówek3" style:display-name="Nagłówek 3" style:family="paragraph" style:parent-style-name="Normalny" style:next-style-name="Normalny" style:default-outline-level="3">
      <style:paragraph-properties fo:keep-with-next="always" fo:keep-together="always" fo:margin-top="0.0277in"/>
      <style:text-properties style:font-name="Calibri Light" style:font-name-asian="Times New Roman" style:font-name-complex="Times New Roman" fo:color="#1F3763" fo:hyphenate="false"/>
    </style:style>
    <style:style style:name="Normalny" style:display-name="Normalny" style:family="paragraph">
      <style:text-properties fo:color="#000000" fo:hyphenate="false"/>
    </style:style>
    <style:style style:name="Domyślnaczcionkaakapitu" style:display-name="Domyślna czcionka akapitu" style:family="text"/>
    <style:style style:name="Nagłówek1Znak" style:display-name="Nagłówek 1 Znak" style:family="text" style:parent-style-name="Domyślnaczcionkaakapitu">
      <style:text-properties style:font-name="Calibri Light" style:font-name-asian="Times New Roman" style:font-name-complex="Times New Roman" fo:color="#2F5496" fo:font-size="16pt" style:font-size-asian="16pt" style:font-size-complex="16pt"/>
    </style:style>
    <style:style style:name="Nagłówek2Znak" style:display-name="Nagłówek 2 Znak" style:family="text" style:parent-style-name="Domyślnaczcionkaakapitu">
      <style:text-properties style:font-name="Calibri Light" style:font-name-asian="Times New Roman" style:font-name-complex="Times New Roman" fo:color="#2F5496" fo:font-size="13pt" style:font-size-asian="13pt" style:font-size-complex="13pt"/>
    </style:style>
    <style:style style:name="Nagłówek3Znak" style:display-name="Nagłówek 3 Znak" style:family="text" style:parent-style-name="Domyślnaczcionkaakapitu">
      <style:text-properties style:font-name="Calibri Light" style:font-name-asian="Times New Roman" style:font-name-complex="Times New Roman" fo:color="#1F3763"/>
    </style:style>
    <style:style style:name="Lista" style:display-name="Lista" style:family="paragraph" style:parent-style-name="Normalny">
      <style:paragraph-properties style:contextual-spacing="true" fo:margin-left="0.1965in" fo:text-indent="-0.1965in">
        <style:tab-stops/>
      </style:paragraph-properties>
      <style:text-properties fo:hyphenate="false"/>
    </style:style>
    <style:style style:name="Lista2" style:display-name="Lista 2" style:family="paragraph" style:parent-style-name="Normalny">
      <style:paragraph-properties style:contextual-spacing="true" fo:margin-left="0.393in" fo:text-indent="-0.1965in">
        <style:tab-stops/>
      </style:paragraph-properties>
      <style:text-properties fo:hyphenate="false"/>
    </style:style>
    <style:style style:name="Tekstpodstawowy" style:display-name="Tekst podstawowy" style:family="paragraph" style:parent-style-name="Normalny">
      <style:paragraph-properties fo:margin-bottom="0.0833in"/>
      <style:text-properties fo:hyphenate="false"/>
    </style:style>
    <style:style style:name="TekstpodstawowyZnak" style:display-name="Tekst podstawowy Znak" style:family="text" style:parent-style-name="Domyślnaczcionkaakapitu">
      <style:text-properties fo:color="#000000"/>
    </style:style>
    <style:style style:name="Tekstpodstawowywcięty" style:display-name="Tekst podstawowy wcięty" style:family="paragraph" style:parent-style-name="Normalny">
      <style:paragraph-properties fo:margin-bottom="0.0833in" fo:margin-left="0.1965in">
        <style:tab-stops/>
      </style:paragraph-properties>
      <style:text-properties fo:hyphenate="false"/>
    </style:style>
    <style:style style:name="TekstpodstawowywciętyZnak" style:display-name="Tekst podstawowy wcięty Znak" style:family="text" style:parent-style-name="Domyślnaczcionkaakapitu">
      <style:text-properties fo:color="#000000"/>
    </style:style>
    <style:style style:name="Wcięcienormalne" style:display-name="Wcięcie normalne" style:family="paragraph" style:parent-style-name="Normalny">
      <style:paragraph-properties fo:margin-left="0.4916in">
        <style:tab-stops/>
      </style:paragraph-properties>
      <style:text-properties fo:hyphenate="false"/>
    </style:style>
    <style:style style:name="Tekstpodstawowyzwcięciem" style:display-name="Tekst podstawowy z wcięciem" style:family="paragraph" style:parent-style-name="Tekstpodstawowy">
      <style:paragraph-properties fo:margin-bottom="0in" fo:text-indent="0.25in"/>
      <style:text-properties fo:hyphenate="false"/>
    </style:style>
    <style:style style:name="TekstpodstawowyzwcięciemZnak" style:display-name="Tekst podstawowy z wcięciem Znak" style:family="text" style:parent-style-name="TekstpodstawowyZnak">
      <style:text-properties fo:color="#000000"/>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701in" fo:page-height="11.6944in" style:print-orientation="portrait" fo:margin-top="0.25in" fo:margin-left="0.25in" fo:margin-bottom="0.25in" fo:margin-right="0.2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Cyrwus Artur (STUD)</dc:creator>
    <meta:creation-date>2023-07-03T11:17:00Z</meta:creation-date>
    <dc:date>2023-07-03T11:17:00Z</dc:date>
    <meta:template xlink:href="Normal.dotm" xlink:type="simple"/>
    <meta:editing-cycles>2</meta:editing-cycles>
    <meta:editing-duration>PT240S</meta:editing-duration>
    <meta:document-statistic meta:page-count="47" meta:paragraph-count="234" meta:word-count="16816" meta:character-count="117481" meta:row-count="840" meta:non-whitespace-character-count="100899"/>
  </office:meta>
</office:document-meta>
</file>